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225cm" style:use-optimal-column-width="true"/>
    </style:style>
    <style:style style:name="co3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/>
      <table:table table:name="data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1" table:number-columns-repeated="16368" table:default-cell-style-name="ce1"/>
        <table:table-row table:style-name="ro1">
          <table:table-cell office:value-type="string" table:style-name="ce1">
            <text:p>boltzman</text:p>
          </table:table-cell>
          <table:table-cell office:value-type="float" office:value="1.3806488E-23" table:style-name="ce2">
            <text:p>1.38E-23</text:p>
          </table:table-cell>
          <table:table-cell table:style-name="ce1"/>
          <table:table-cell office:value-type="string" table:style-name="ce1">
            <text:p>electron volt</text:p>
          </table:table-cell>
          <table:table-cell office:value-type="float" office:value="1.6021765699999999E-19" table:style-name="ce2">
            <text:p>1.60E-19</text:p>
          </table:table-cell>
          <table:table-cell table:style-name="ce1"/>
          <table:table-cell office:value-type="string" table:style-name="ce1">
            <text:p>(2 heavy x 1 light)^1/3 = hole mass</text:p>
          </table:table-cell>
          <table:table-cell table:number-columns-repeated="6" table:style-name="ce1"/>
          <table:table-cell office:value-type="string" table:style-name="ce1">
            <text:p>electron</text:p>
          </table:table-cell>
          <table:table-cell office:value-type="string" table:style-name="ce1">
            <text:p>heavy hole</text:p>
          </table:table-cell>
          <table:table-cell office:value-type="string" table:style-name="ce1">
            <text:p>light hole</text:p>
          </table:table-cell>
          <table:table-cell office:value-type="string" table:style-name="ce1">
            <text:p>band gap (eV)</text:p>
          </table:table-cell>
          <table:table-cell table:number-columns-repeated="16367"/>
        </table:table-row>
        <table:table-row table:style-name="ro1">
          <table:table-cell table:style-name="ce1"/>
          <table:table-cell table:number-columns-repeated="7" table:style-name="ce3"/>
          <table:table-cell table:style-name="ce1"/>
          <table:table-cell table:number-columns-repeated="2" table:style-name="ce3"/>
          <table:table-cell table:style-name="ce1"/>
          <table:table-cell office:value-type="string" table:style-name="ce1">
            <text:p>GaAs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0.45" table:style-name="ce1">
            <text:p>0.45</text:p>
          </table:table-cell>
          <table:table-cell office:value-type="float" office:value="8.2000000000000003E-2" table:style-name="ce1">
            <text:p>0.082</text:p>
          </table:table-cell>
          <table:table-cell office:value-type="float" office:value="1.52" table:style-name="ce1">
            <text:p>1.5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Temp</text:p>
          </table:table-cell>
          <table:table-cell office:value-type="string" table:style-name="ce1">
            <text:p>GaAs</text:p>
          </table:table-cell>
          <table:table-cell office:value-type="string" table:style-name="ce1">
            <text:p>GaAs mid</text:p>
          </table:table-cell>
          <table:table-cell office:value-type="string" table:style-name="ce1">
            <text:p>GaSb</text:p>
          </table:table-cell>
          <table:table-cell office:value-type="string" table:style-name="ce1">
            <text:p>GaSb mid</text:p>
          </table:table-cell>
          <table:table-cell office:value-type="string" table:style-name="ce1">
            <text:p>InP</text:p>
          </table:table-cell>
          <table:table-cell office:value-type="string" table:style-name="ce1">
            <text:p>InP mid</text:p>
          </table:table-cell>
          <table:table-cell office:value-type="string" table:style-name="ce1">
            <text:p>InAs</text:p>
          </table:table-cell>
          <table:table-cell office:value-type="string" table:style-name="ce1">
            <text:p>InAs mid</text:p>
          </table:table-cell>
          <table:table-cell office:value-type="string" table:style-name="ce1">
            <text:p>InSb</text:p>
          </table:table-cell>
          <table:table-cell office:value-type="string" table:style-name="ce1">
            <text:p>InSb mid</text:p>
          </table:table-cell>
          <table:table-cell table:style-name="ce1"/>
          <table:table-cell office:value-type="string" table:style-name="ce1">
            <text:p>GaSb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0.3" table:style-name="ce1">
            <text:p>0.3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0.81" table:style-name="ce1">
            <text:p>0.81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76" table:formula="msoxl:=(0.5*1.52*1.60217657E-19+0.75*1.3806488E-23*A4*LN((2*0.45*0.082)^(1/3)/0.067))/1.60217657E-19" table:style-name="ce1">
            <text:p>0.7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499999999999997" table:formula="msoxl:=(0.5*0.81*1.60217657E-19+0.75*1.3806488E-23*A4*LN((2*0.3*0.052)^(1/3)/0.041))/1.60217657E-19" table:style-name="ce1">
            <text:p>0.40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0999999999999985" table:formula="msoxl:=(0.5*1.42*1.60217657E-19+0.75*1.3806488E-23*A4*LN((2*0.65*0.12)^(1/3)/0.079))/1.60217657E-19" table:style-name="ce1">
            <text:p>0.7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" table:formula="msoxl:=(0.5*0.42*1.60217657E-19+0.75*1.3806488E-23*A4*LN((2*0.41*0.025)^(1/3)/0.023))/1.60217657E-19" table:style-name="ce1">
            <text:p>0.2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1999999999999998" table:formula="msoxl:=(0.5*0.24*1.60217657E-19+0.75*1.3806488E-23*A4*LN((2*0.4*0.016)^(1/3)/0.014))/1.60217657E-19" table:style-name="ce1">
            <text:p>0.12</text:p>
          </table:table-cell>
          <table:table-cell office:value-type="float" office:value="0.12" table:formula="msoxl:=0.5*0.24" table:style-name="ce1">
            <text:p>0.12</text:p>
          </table:table-cell>
          <table:table-cell table:style-name="ce1"/>
          <table:table-cell office:value-type="string" table:style-name="ce1">
            <text:p>InP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0.65" table:style-name="ce1">
            <text:p>0.65</text:p>
          </table:table-cell>
          <table:table-cell office:value-type="float" office:value="0.12" table:style-name="ce1">
            <text:p>0.12</text:p>
          </table:table-cell>
          <table:table-cell office:value-type="float" office:value="1.42" table:style-name="ce1">
            <text:p>1.42</text:p>
          </table:table-cell>
          <table:table-cell table:number-columns-repeated="1636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76011854845665372" table:formula="msoxl:=(0.5*1.52*1.60217657E-19+0.75*1.3806488E-23*A5*LN((2*0.45*0.082)^(1/3)/0.067))/1.60217657E-19" table:style-name="ce1">
            <text:p>0.76011854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513174204536206" table:formula="msoxl:=(0.5*0.81*1.60217657E-19+0.75*1.3806488E-23*A5*LN((2*0.3*0.052)^(1/3)/0.041))/1.60217657E-19" table:style-name="ce1">
            <text:p>0.40513174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012402545162834" table:formula="msoxl:=(0.5*1.42*1.60217657E-19+0.75*1.3806488E-23*A5*LN((2*0.65*0.12)^(1/3)/0.079))/1.60217657E-19" table:style-name="ce1">
            <text:p>0.71012402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01600551599612" table:formula="msoxl:=(0.5*0.42*1.60217657E-19+0.75*1.3806488E-23*A5*LN((2*0.41*0.025)^(1/3)/0.023))/1.60217657E-19" table:style-name="ce1">
            <text:p>0.21016005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01819934004426" table:formula="msoxl:=(0.5*0.24*1.60217657E-19+0.75*1.3806488E-23*A5*LN((2*0.4*0.016)^(1/3)/0.014))/1.60217657E-19" table:style-name="ce1">
            <text:p>0.120181993</text:p>
          </table:table-cell>
          <table:table-cell office:value-type="float" office:value="0.12" table:formula="msoxl:=0.5*0.24" table:style-name="ce1">
            <text:p>0.12</text:p>
          </table:table-cell>
          <table:table-cell table:style-name="ce1"/>
          <table:table-cell office:value-type="string" table:style-name="ce1">
            <text:p>InAs</text:p>
          </table:table-cell>
          <table:table-cell office:value-type="float" office:value="2.3E-2" table:style-name="ce1">
            <text:p>0.023</text:p>
          </table:table-cell>
          <table:table-cell office:value-type="float" office:value="0.41" table:style-name="ce1">
            <text:p>0.4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0.42" table:style-name="ce1">
            <text:p>0.42</text:p>
          </table:table-cell>
          <table:table-cell table:number-columns-repeated="1636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76023709691330754" table:formula="msoxl:=(0.5*1.52*1.60217657E-19+0.75*1.3806488E-23*A6*LN((2*0.45*0.082)^(1/3)/0.067))/1.60217657E-19" table:style-name="ce1">
            <text:p>0.76023709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52634840907241" table:formula="msoxl:=(0.5*0.81*1.60217657E-19+0.75*1.3806488E-23*A6*LN((2*0.3*0.052)^(1/3)/0.041))/1.60217657E-19" table:style-name="ce1">
            <text:p>0.40526348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024805090325682" table:formula="msoxl:=(0.5*1.42*1.60217657E-19+0.75*1.3806488E-23*A6*LN((2*0.65*0.12)^(1/3)/0.079))/1.60217657E-19" table:style-name="ce1">
            <text:p>0.71024805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032011031992237" table:formula="msoxl:=(0.5*0.42*1.60217657E-19+0.75*1.3806488E-23*A6*LN((2*0.41*0.025)^(1/3)/0.023))/1.60217657E-19" table:style-name="ce1">
            <text:p>0.2103201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036398680088521" table:formula="msoxl:=(0.5*0.24*1.60217657E-19+0.75*1.3806488E-23*A6*LN((2*0.4*0.016)^(1/3)/0.014))/1.60217657E-19" table:style-name="ce1">
            <text:p>0.120363987</text:p>
          </table:table-cell>
          <table:table-cell office:value-type="float" office:value="0.12" table:formula="msoxl:=0.5*0.24" table:style-name="ce1">
            <text:p>0.12</text:p>
          </table:table-cell>
          <table:table-cell table:style-name="ce1"/>
          <table:table-cell office:value-type="string" table:style-name="ce1">
            <text:p>InSb</text:p>
          </table:table-cell>
          <table:table-cell office:value-type="float" office:value="1.4E-2" table:style-name="ce1">
            <text:p>0.014</text:p>
          </table:table-cell>
          <table:table-cell office:value-type="float" office:value="0.4" table:style-name="ce1">
            <text:p>0.4</text:p>
          </table:table-cell>
          <table:table-cell office:value-type="float" office:value="1.6E-2" table:style-name="ce1">
            <text:p>0.016</text:p>
          </table:table-cell>
          <table:table-cell office:value-type="float" office:value="0.24" table:style-name="ce1">
            <text:p>0.24</text:p>
          </table:table-cell>
          <table:table-cell table:number-columns-repeated="1636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76035564536996114" table:formula="msoxl:=(0.5*1.52*1.60217657E-19+0.75*1.3806488E-23*A7*LN((2*0.45*0.082)^(1/3)/0.067))/1.60217657E-19" table:style-name="ce1">
            <text:p>0.76035564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53952261360862" table:formula="msoxl:=(0.5*0.81*1.60217657E-19+0.75*1.3806488E-23*A7*LN((2*0.3*0.052)^(1/3)/0.041))/1.60217657E-19" table:style-name="ce1">
            <text:p>0.40539522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03720763548852" table:formula="msoxl:=(0.5*1.42*1.60217657E-19+0.75*1.3806488E-23*A7*LN((2*0.65*0.12)^(1/3)/0.079))/1.60217657E-19" table:style-name="ce1">
            <text:p>0.71037207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048016547988357" table:formula="msoxl:=(0.5*0.42*1.60217657E-19+0.75*1.3806488E-23*A7*LN((2*0.41*0.025)^(1/3)/0.023))/1.60217657E-19" table:style-name="ce1">
            <text:p>0.21048016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054598020132783" table:formula="msoxl:=(0.5*0.24*1.60217657E-19+0.75*1.3806488E-23*A7*LN((2*0.4*0.016)^(1/3)/0.014))/1.60217657E-19" table:style-name="ce1">
            <text:p>0.1205459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76047419382661485" table:formula="msoxl:=(0.5*1.52*1.60217657E-19+0.75*1.3806488E-23*A8*LN((2*0.45*0.082)^(1/3)/0.067))/1.60217657E-19" table:style-name="ce1">
            <text:p>0.76047419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552696818144829" table:formula="msoxl:=(0.5*0.81*1.60217657E-19+0.75*1.3806488E-23*A8*LN((2*0.3*0.052)^(1/3)/0.041))/1.60217657E-19" table:style-name="ce1">
            <text:p>0.40552696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049610180651357" table:formula="msoxl:=(0.5*1.42*1.60217657E-19+0.75*1.3806488E-23*A8*LN((2*0.65*0.12)^(1/3)/0.079))/1.60217657E-19" table:style-name="ce1">
            <text:p>0.71049610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064022063984481" table:formula="msoxl:=(0.5*0.42*1.60217657E-19+0.75*1.3806488E-23*A8*LN((2*0.41*0.025)^(1/3)/0.023))/1.60217657E-19" table:style-name="ce1">
            <text:p>0.21064022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072797360177046" table:formula="msoxl:=(0.5*0.24*1.60217657E-19+0.75*1.3806488E-23*A8*LN((2*0.4*0.016)^(1/3)/0.014))/1.60217657E-19" table:style-name="ce1">
            <text:p>0.12072797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76059274228326867" table:formula="msoxl:=(0.5*1.52*1.60217657E-19+0.75*1.3806488E-23*A9*LN((2*0.45*0.082)^(1/3)/0.067))/1.60217657E-19" table:style-name="ce1">
            <text:p>0.76059274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565871022681038" table:formula="msoxl:=(0.5*0.81*1.60217657E-19+0.75*1.3806488E-23*A9*LN((2*0.3*0.052)^(1/3)/0.041))/1.60217657E-19" table:style-name="ce1">
            <text:p>0.4056587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062012725814194" table:formula="msoxl:=(0.5*1.42*1.60217657E-19+0.75*1.3806488E-23*A9*LN((2*0.65*0.12)^(1/3)/0.079))/1.60217657E-19" table:style-name="ce1">
            <text:p>0.71062012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080027579980598" table:formula="msoxl:=(0.5*0.42*1.60217657E-19+0.75*1.3806488E-23*A9*LN((2*0.41*0.025)^(1/3)/0.023))/1.60217657E-19" table:style-name="ce1">
            <text:p>0.21080027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090996700221306" table:formula="msoxl:=(0.5*0.24*1.60217657E-19+0.75*1.3806488E-23*A9*LN((2*0.4*0.016)^(1/3)/0.014))/1.60217657E-19" table:style-name="ce1">
            <text:p>0.12090996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76071129073992227" table:formula="msoxl:=(0.5*1.52*1.60217657E-19+0.75*1.3806488E-23*A10*LN((2*0.45*0.082)^(1/3)/0.067))/1.60217657E-19" table:style-name="ce1">
            <text:p>0.76071129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579045227217242" table:formula="msoxl:=(0.5*0.81*1.60217657E-19+0.75*1.3806488E-23*A10*LN((2*0.3*0.052)^(1/3)/0.041))/1.60217657E-19" table:style-name="ce1">
            <text:p>0.40579045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074415270977043" table:formula="msoxl:=(0.5*1.42*1.60217657E-19+0.75*1.3806488E-23*A10*LN((2*0.65*0.12)^(1/3)/0.079))/1.60217657E-19" table:style-name="ce1">
            <text:p>0.71074415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096033095976718" table:formula="msoxl:=(0.5*0.42*1.60217657E-19+0.75*1.3806488E-23*A10*LN((2*0.41*0.025)^(1/3)/0.023))/1.60217657E-19" table:style-name="ce1">
            <text:p>0.21096033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109196040265567" table:formula="msoxl:=(0.5*0.24*1.60217657E-19+0.75*1.3806488E-23*A10*LN((2*0.4*0.016)^(1/3)/0.014))/1.60217657E-19" table:style-name="ce1">
            <text:p>0.1210919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76082983919657599" table:formula="msoxl:=(0.5*1.52*1.60217657E-19+0.75*1.3806488E-23*A11*LN((2*0.45*0.082)^(1/3)/0.067))/1.60217657E-19" table:style-name="ce1">
            <text:p>0.76082983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592219431753451" table:formula="msoxl:=(0.5*0.81*1.60217657E-19+0.75*1.3806488E-23*A11*LN((2*0.3*0.052)^(1/3)/0.041))/1.60217657E-19" table:style-name="ce1">
            <text:p>0.40592219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08681781613988" table:formula="msoxl:=(0.5*1.42*1.60217657E-19+0.75*1.3806488E-23*A11*LN((2*0.65*0.12)^(1/3)/0.079))/1.60217657E-19" table:style-name="ce1">
            <text:p>0.71086817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112038611972839" table:formula="msoxl:=(0.5*0.42*1.60217657E-19+0.75*1.3806488E-23*A11*LN((2*0.41*0.025)^(1/3)/0.023))/1.60217657E-19" table:style-name="ce1">
            <text:p>0.21112038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127395380309829" table:formula="msoxl:=(0.5*0.24*1.60217657E-19+0.75*1.3806488E-23*A11*LN((2*0.4*0.016)^(1/3)/0.014))/1.60217657E-19" table:style-name="ce1">
            <text:p>0.12127395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76094838765322981" table:formula="msoxl:=(0.5*1.52*1.60217657E-19+0.75*1.3806488E-23*A12*LN((2*0.45*0.082)^(1/3)/0.067))/1.60217657E-19" table:style-name="ce1">
            <text:p>0.76094838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605393636289655" table:formula="msoxl:=(0.5*0.81*1.60217657E-19+0.75*1.3806488E-23*A12*LN((2*0.3*0.052)^(1/3)/0.041))/1.60217657E-19" table:style-name="ce1">
            <text:p>0.40605393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099220361302728" table:formula="msoxl:=(0.5*1.42*1.60217657E-19+0.75*1.3806488E-23*A12*LN((2*0.65*0.12)^(1/3)/0.079))/1.60217657E-19" table:style-name="ce1">
            <text:p>0.71099220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128044127968956" table:formula="msoxl:=(0.5*0.42*1.60217657E-19+0.75*1.3806488E-23*A12*LN((2*0.41*0.025)^(1/3)/0.023))/1.60217657E-19" table:style-name="ce1">
            <text:p>0.21128044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14559472035409" table:formula="msoxl:=(0.5*0.24*1.60217657E-19+0.75*1.3806488E-23*A12*LN((2*0.4*0.016)^(1/3)/0.014))/1.60217657E-19" table:style-name="ce1">
            <text:p>0.12145594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76106693610988341" table:formula="msoxl:=(0.5*1.52*1.60217657E-19+0.75*1.3806488E-23*A13*LN((2*0.45*0.082)^(1/3)/0.067))/1.60217657E-19" table:style-name="ce1">
            <text:p>0.76106693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618567840825864" table:formula="msoxl:=(0.5*0.81*1.60217657E-19+0.75*1.3806488E-23*A13*LN((2*0.3*0.052)^(1/3)/0.041))/1.60217657E-19" table:style-name="ce1">
            <text:p>0.40618567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111622906465577" table:formula="msoxl:=(0.5*1.42*1.60217657E-19+0.75*1.3806488E-23*A13*LN((2*0.65*0.12)^(1/3)/0.079))/1.60217657E-19" table:style-name="ce1">
            <text:p>0.71111622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144049643965079" table:formula="msoxl:=(0.5*0.42*1.60217657E-19+0.75*1.3806488E-23*A13*LN((2*0.41*0.025)^(1/3)/0.023))/1.60217657E-19" table:style-name="ce1">
            <text:p>0.21144049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16379406039835" table:formula="msoxl:=(0.5*0.24*1.60217657E-19+0.75*1.3806488E-23*A13*LN((2*0.4*0.016)^(1/3)/0.014))/1.60217657E-19" table:style-name="ce1">
            <text:p>0.12163794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76118548456653712" table:formula="msoxl:=(0.5*1.52*1.60217657E-19+0.75*1.3806488E-23*A14*LN((2*0.45*0.082)^(1/3)/0.067))/1.60217657E-19" table:style-name="ce1">
            <text:p>0.76118548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631742045362068" table:formula="msoxl:=(0.5*0.81*1.60217657E-19+0.75*1.3806488E-23*A14*LN((2*0.3*0.052)^(1/3)/0.041))/1.60217657E-19" table:style-name="ce1">
            <text:p>0.4063174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124025451628414" table:formula="msoxl:=(0.5*1.42*1.60217657E-19+0.75*1.3806488E-23*A14*LN((2*0.65*0.12)^(1/3)/0.079))/1.60217657E-19" table:style-name="ce1">
            <text:p>0.71124025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1600551599612" table:formula="msoxl:=(0.5*0.42*1.60217657E-19+0.75*1.3806488E-23*A14*LN((2*0.41*0.025)^(1/3)/0.023))/1.60217657E-19" table:style-name="ce1">
            <text:p>0.21160055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181993400442613" table:formula="msoxl:=(0.5*0.24*1.60217657E-19+0.75*1.3806488E-23*A14*LN((2*0.4*0.016)^(1/3)/0.014))/1.60217657E-19" table:style-name="ce1">
            <text:p>0.12181993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76130403302319094" table:formula="msoxl:=(0.5*1.52*1.60217657E-19+0.75*1.3806488E-23*A15*LN((2*0.45*0.082)^(1/3)/0.067))/1.60217657E-19" table:style-name="ce1">
            <text:p>0.76130403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644916249898272" table:formula="msoxl:=(0.5*0.81*1.60217657E-19+0.75*1.3806488E-23*A15*LN((2*0.3*0.052)^(1/3)/0.041))/1.60217657E-19" table:style-name="ce1">
            <text:p>0.40644916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136427996791252" table:formula="msoxl:=(0.5*1.42*1.60217657E-19+0.75*1.3806488E-23*A15*LN((2*0.65*0.12)^(1/3)/0.079))/1.60217657E-19" table:style-name="ce1">
            <text:p>0.7113642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176060675957317" table:formula="msoxl:=(0.5*0.42*1.60217657E-19+0.75*1.3806488E-23*A15*LN((2*0.41*0.025)^(1/3)/0.023))/1.60217657E-19" table:style-name="ce1">
            <text:p>0.21176060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200192740486875" table:formula="msoxl:=(0.5*0.24*1.60217657E-19+0.75*1.3806488E-23*A15*LN((2*0.4*0.016)^(1/3)/0.014))/1.60217657E-19" table:style-name="ce1">
            <text:p>0.12200192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76142258147984454" table:formula="msoxl:=(0.5*1.52*1.60217657E-19+0.75*1.3806488E-23*A16*LN((2*0.45*0.082)^(1/3)/0.067))/1.60217657E-19" table:style-name="ce1">
            <text:p>0.76142258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658090454434487" table:formula="msoxl:=(0.5*0.81*1.60217657E-19+0.75*1.3806488E-23*A16*LN((2*0.3*0.052)^(1/3)/0.041))/1.60217657E-19" table:style-name="ce1">
            <text:p>0.40658090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148830541954089" table:formula="msoxl:=(0.5*1.42*1.60217657E-19+0.75*1.3806488E-23*A16*LN((2*0.65*0.12)^(1/3)/0.079))/1.60217657E-19" table:style-name="ce1">
            <text:p>0.71148830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192066191953438" table:formula="msoxl:=(0.5*0.42*1.60217657E-19+0.75*1.3806488E-23*A16*LN((2*0.41*0.025)^(1/3)/0.023))/1.60217657E-19" table:style-name="ce1">
            <text:p>0.21192066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218392080531136" table:formula="msoxl:=(0.5*0.24*1.60217657E-19+0.75*1.3806488E-23*A16*LN((2*0.4*0.016)^(1/3)/0.014))/1.60217657E-19" table:style-name="ce1">
            <text:p>0.12218392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76154112993649825" table:formula="msoxl:=(0.5*1.52*1.60217657E-19+0.75*1.3806488E-23*A17*LN((2*0.45*0.082)^(1/3)/0.067))/1.60217657E-19" table:style-name="ce1">
            <text:p>0.7615411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671264658970696" table:formula="msoxl:=(0.5*0.81*1.60217657E-19+0.75*1.3806488E-23*A17*LN((2*0.3*0.052)^(1/3)/0.041))/1.60217657E-19" table:style-name="ce1">
            <text:p>0.40671264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161233087116937" table:formula="msoxl:=(0.5*1.42*1.60217657E-19+0.75*1.3806488E-23*A17*LN((2*0.65*0.12)^(1/3)/0.079))/1.60217657E-19" table:style-name="ce1">
            <text:p>0.71161233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208071707949561" table:formula="msoxl:=(0.5*0.42*1.60217657E-19+0.75*1.3806488E-23*A17*LN((2*0.41*0.025)^(1/3)/0.023))/1.60217657E-19" table:style-name="ce1">
            <text:p>0.21208071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236591420575398" table:formula="msoxl:=(0.5*0.24*1.60217657E-19+0.75*1.3806488E-23*A17*LN((2*0.4*0.016)^(1/3)/0.014))/1.60217657E-19" table:style-name="ce1">
            <text:p>0.12236591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76165967839315207" table:formula="msoxl:=(0.5*1.52*1.60217657E-19+0.75*1.3806488E-23*A18*LN((2*0.45*0.082)^(1/3)/0.067))/1.60217657E-19" table:style-name="ce1">
            <text:p>0.76165967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6844388635069" table:formula="msoxl:=(0.5*0.81*1.60217657E-19+0.75*1.3806488E-23*A18*LN((2*0.3*0.052)^(1/3)/0.041))/1.60217657E-19" table:style-name="ce1">
            <text:p>0.40684438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173635632279786" table:formula="msoxl:=(0.5*1.42*1.60217657E-19+0.75*1.3806488E-23*A18*LN((2*0.65*0.12)^(1/3)/0.079))/1.60217657E-19" table:style-name="ce1">
            <text:p>0.71173635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224077223945678" table:formula="msoxl:=(0.5*0.42*1.60217657E-19+0.75*1.3806488E-23*A18*LN((2*0.41*0.025)^(1/3)/0.023))/1.60217657E-19" table:style-name="ce1">
            <text:p>0.21224077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254790760619658" table:formula="msoxl:=(0.5*0.24*1.60217657E-19+0.75*1.3806488E-23*A18*LN((2*0.4*0.016)^(1/3)/0.014))/1.60217657E-19" table:style-name="ce1">
            <text:p>0.12254790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76177822684980567" table:formula="msoxl:=(0.5*1.52*1.60217657E-19+0.75*1.3806488E-23*A19*LN((2*0.45*0.082)^(1/3)/0.067))/1.60217657E-19" table:style-name="ce1">
            <text:p>0.76177822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697613068043104" table:formula="msoxl:=(0.5*0.81*1.60217657E-19+0.75*1.3806488E-23*A19*LN((2*0.3*0.052)^(1/3)/0.041))/1.60217657E-19" table:style-name="ce1">
            <text:p>0.40697613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186038177442623" table:formula="msoxl:=(0.5*1.42*1.60217657E-19+0.75*1.3806488E-23*A19*LN((2*0.65*0.12)^(1/3)/0.079))/1.60217657E-19" table:style-name="ce1">
            <text:p>0.71186038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240082739941799" table:formula="msoxl:=(0.5*0.42*1.60217657E-19+0.75*1.3806488E-23*A19*LN((2*0.41*0.025)^(1/3)/0.023))/1.60217657E-19" table:style-name="ce1">
            <text:p>0.21240082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272990100663919" table:formula="msoxl:=(0.5*0.24*1.60217657E-19+0.75*1.3806488E-23*A19*LN((2*0.4*0.016)^(1/3)/0.014))/1.60217657E-19" table:style-name="ce1">
            <text:p>0.12272990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76189677530645938" table:formula="msoxl:=(0.5*1.52*1.60217657E-19+0.75*1.3806488E-23*A20*LN((2*0.45*0.082)^(1/3)/0.067))/1.60217657E-19" table:style-name="ce1">
            <text:p>0.76189677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710787272579313" table:formula="msoxl:=(0.5*0.81*1.60217657E-19+0.75*1.3806488E-23*A20*LN((2*0.3*0.052)^(1/3)/0.041))/1.60217657E-19" table:style-name="ce1">
            <text:p>0.40710787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198440722605472" table:formula="msoxl:=(0.5*1.42*1.60217657E-19+0.75*1.3806488E-23*A20*LN((2*0.65*0.12)^(1/3)/0.079))/1.60217657E-19" table:style-name="ce1">
            <text:p>0.71198440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256088255937919" table:formula="msoxl:=(0.5*0.42*1.60217657E-19+0.75*1.3806488E-23*A20*LN((2*0.41*0.025)^(1/3)/0.023))/1.60217657E-19" table:style-name="ce1">
            <text:p>0.21256088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291189440708181" table:formula="msoxl:=(0.5*0.24*1.60217657E-19+0.75*1.3806488E-23*A20*LN((2*0.4*0.016)^(1/3)/0.014))/1.60217657E-19" table:style-name="ce1">
            <text:p>0.12291189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76201532376311321" table:formula="msoxl:=(0.5*1.52*1.60217657E-19+0.75*1.3806488E-23*A21*LN((2*0.45*0.082)^(1/3)/0.067))/1.60217657E-19" table:style-name="ce1">
            <text:p>0.76201532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723961477115517" table:formula="msoxl:=(0.5*0.81*1.60217657E-19+0.75*1.3806488E-23*A21*LN((2*0.3*0.052)^(1/3)/0.041))/1.60217657E-19" table:style-name="ce1">
            <text:p>0.40723961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210843267768309" table:formula="msoxl:=(0.5*1.42*1.60217657E-19+0.75*1.3806488E-23*A21*LN((2*0.65*0.12)^(1/3)/0.079))/1.60217657E-19" table:style-name="ce1">
            <text:p>0.71210843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272093771934036" table:formula="msoxl:=(0.5*0.42*1.60217657E-19+0.75*1.3806488E-23*A21*LN((2*0.41*0.025)^(1/3)/0.023))/1.60217657E-19" table:style-name="ce1">
            <text:p>0.21272093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309388780752444" table:formula="msoxl:=(0.5*0.24*1.60217657E-19+0.75*1.3806488E-23*A21*LN((2*0.4*0.016)^(1/3)/0.014))/1.60217657E-19" table:style-name="ce1">
            <text:p>0.12309388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76213387221976681" table:formula="msoxl:=(0.5*1.52*1.60217657E-19+0.75*1.3806488E-23*A22*LN((2*0.45*0.082)^(1/3)/0.067))/1.60217657E-19" table:style-name="ce1">
            <text:p>0.76213387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737135681651726" table:formula="msoxl:=(0.5*0.81*1.60217657E-19+0.75*1.3806488E-23*A22*LN((2*0.3*0.052)^(1/3)/0.041))/1.60217657E-19" table:style-name="ce1">
            <text:p>0.40737135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223245812931146" table:formula="msoxl:=(0.5*1.42*1.60217657E-19+0.75*1.3806488E-23*A22*LN((2*0.65*0.12)^(1/3)/0.079))/1.60217657E-19" table:style-name="ce1">
            <text:p>0.71223245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288099287930159" table:formula="msoxl:=(0.5*0.42*1.60217657E-19+0.75*1.3806488E-23*A22*LN((2*0.41*0.025)^(1/3)/0.023))/1.60217657E-19" table:style-name="ce1">
            <text:p>0.21288099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327588120796705" table:formula="msoxl:=(0.5*0.24*1.60217657E-19+0.75*1.3806488E-23*A22*LN((2*0.4*0.016)^(1/3)/0.014))/1.60217657E-19" table:style-name="ce1">
            <text:p>0.12327588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76225242067642052" table:formula="msoxl:=(0.5*1.52*1.60217657E-19+0.75*1.3806488E-23*A23*LN((2*0.45*0.082)^(1/3)/0.067))/1.60217657E-19" table:style-name="ce1">
            <text:p>0.76225242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75030988618793" table:formula="msoxl:=(0.5*0.81*1.60217657E-19+0.75*1.3806488E-23*A23*LN((2*0.3*0.052)^(1/3)/0.041))/1.60217657E-19" table:style-name="ce1">
            <text:p>0.40750309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235648358093995" table:formula="msoxl:=(0.5*1.42*1.60217657E-19+0.75*1.3806488E-23*A23*LN((2*0.65*0.12)^(1/3)/0.079))/1.60217657E-19" table:style-name="ce1">
            <text:p>0.71235648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30410480392628" table:formula="msoxl:=(0.5*0.42*1.60217657E-19+0.75*1.3806488E-23*A23*LN((2*0.41*0.025)^(1/3)/0.023))/1.60217657E-19" table:style-name="ce1">
            <text:p>0.21304104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345787460840965" table:formula="msoxl:=(0.5*0.24*1.60217657E-19+0.75*1.3806488E-23*A23*LN((2*0.4*0.016)^(1/3)/0.014))/1.60217657E-19" table:style-name="ce1">
            <text:p>0.12345787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76237096913307434" table:formula="msoxl:=(0.5*1.52*1.60217657E-19+0.75*1.3806488E-23*A24*LN((2*0.45*0.082)^(1/3)/0.067))/1.60217657E-19" table:style-name="ce1">
            <text:p>0.76237096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763484090724145" table:formula="msoxl:=(0.5*0.81*1.60217657E-19+0.75*1.3806488E-23*A24*LN((2*0.3*0.052)^(1/3)/0.041))/1.60217657E-19" table:style-name="ce1">
            <text:p>0.40763484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248050903256843" table:formula="msoxl:=(0.5*1.42*1.60217657E-19+0.75*1.3806488E-23*A24*LN((2*0.65*0.12)^(1/3)/0.079))/1.60217657E-19" table:style-name="ce1">
            <text:p>0.71248050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320110319922397" table:formula="msoxl:=(0.5*0.42*1.60217657E-19+0.75*1.3806488E-23*A24*LN((2*0.41*0.025)^(1/3)/0.023))/1.60217657E-19" table:style-name="ce1">
            <text:p>0.21320110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363986800885227" table:formula="msoxl:=(0.5*0.24*1.60217657E-19+0.75*1.3806488E-23*A24*LN((2*0.4*0.016)^(1/3)/0.014))/1.60217657E-19" table:style-name="ce1">
            <text:p>0.12363986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76248951758972805" table:formula="msoxl:=(0.5*1.52*1.60217657E-19+0.75*1.3806488E-23*A25*LN((2*0.45*0.082)^(1/3)/0.067))/1.60217657E-19" table:style-name="ce1">
            <text:p>0.76248951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776658295260348" table:formula="msoxl:=(0.5*0.81*1.60217657E-19+0.75*1.3806488E-23*A25*LN((2*0.3*0.052)^(1/3)/0.041))/1.60217657E-19" table:style-name="ce1">
            <text:p>0.40776658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260453448419681" table:formula="msoxl:=(0.5*1.42*1.60217657E-19+0.75*1.3806488E-23*A25*LN((2*0.65*0.12)^(1/3)/0.079))/1.60217657E-19" table:style-name="ce1">
            <text:p>0.71260453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336115835918518" table:formula="msoxl:=(0.5*0.42*1.60217657E-19+0.75*1.3806488E-23*A25*LN((2*0.41*0.025)^(1/3)/0.023))/1.60217657E-19" table:style-name="ce1">
            <text:p>0.21336115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382186140929488" table:formula="msoxl:=(0.5*0.24*1.60217657E-19+0.75*1.3806488E-23*A25*LN((2*0.4*0.016)^(1/3)/0.014))/1.60217657E-19" table:style-name="ce1">
            <text:p>0.12382186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76260806604638176" table:formula="msoxl:=(0.5*1.52*1.60217657E-19+0.75*1.3806488E-23*A26*LN((2*0.45*0.082)^(1/3)/0.067))/1.60217657E-19" table:style-name="ce1">
            <text:p>0.76260806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789832499796558" table:formula="msoxl:=(0.5*0.81*1.60217657E-19+0.75*1.3806488E-23*A26*LN((2*0.3*0.052)^(1/3)/0.041))/1.60217657E-19" table:style-name="ce1">
            <text:p>0.40789832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272855993582518" table:formula="msoxl:=(0.5*1.42*1.60217657E-19+0.75*1.3806488E-23*A26*LN((2*0.65*0.12)^(1/3)/0.079))/1.60217657E-19" table:style-name="ce1">
            <text:p>0.7127285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352121351914641" table:formula="msoxl:=(0.5*0.42*1.60217657E-19+0.75*1.3806488E-23*A26*LN((2*0.41*0.025)^(1/3)/0.023))/1.60217657E-19" table:style-name="ce1">
            <text:p>0.21352121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40038548097375" table:formula="msoxl:=(0.5*0.24*1.60217657E-19+0.75*1.3806488E-23*A26*LN((2*0.4*0.016)^(1/3)/0.014))/1.60217657E-19" table:style-name="ce1">
            <text:p>0.12400385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76272661450303547" table:formula="msoxl:=(0.5*1.52*1.60217657E-19+0.75*1.3806488E-23*A27*LN((2*0.45*0.082)^(1/3)/0.067))/1.60217657E-19" table:style-name="ce1">
            <text:p>0.76272661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803006704332762" table:formula="msoxl:=(0.5*0.81*1.60217657E-19+0.75*1.3806488E-23*A27*LN((2*0.3*0.052)^(1/3)/0.041))/1.60217657E-19" table:style-name="ce1">
            <text:p>0.40803006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285258538745366" table:formula="msoxl:=(0.5*1.42*1.60217657E-19+0.75*1.3806488E-23*A27*LN((2*0.65*0.12)^(1/3)/0.079))/1.60217657E-19" table:style-name="ce1">
            <text:p>0.71285258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368126867910758" table:formula="msoxl:=(0.5*0.42*1.60217657E-19+0.75*1.3806488E-23*A27*LN((2*0.41*0.025)^(1/3)/0.023))/1.60217657E-19" table:style-name="ce1">
            <text:p>0.21368126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418584821018012" table:formula="msoxl:=(0.5*0.24*1.60217657E-19+0.75*1.3806488E-23*A27*LN((2*0.4*0.016)^(1/3)/0.014))/1.60217657E-19" table:style-name="ce1">
            <text:p>0.12418584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76284516295968918" table:formula="msoxl:=(0.5*1.52*1.60217657E-19+0.75*1.3806488E-23*A28*LN((2*0.45*0.082)^(1/3)/0.067))/1.60217657E-19" table:style-name="ce1">
            <text:p>0.76284516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816180908868965" table:formula="msoxl:=(0.5*0.81*1.60217657E-19+0.75*1.3806488E-23*A28*LN((2*0.3*0.052)^(1/3)/0.041))/1.60217657E-19" table:style-name="ce1">
            <text:p>0.40816180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297661083908204" table:formula="msoxl:=(0.5*1.42*1.60217657E-19+0.75*1.3806488E-23*A28*LN((2*0.65*0.12)^(1/3)/0.079))/1.60217657E-19" table:style-name="ce1">
            <text:p>0.71297661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384132383906879" table:formula="msoxl:=(0.5*0.42*1.60217657E-19+0.75*1.3806488E-23*A28*LN((2*0.41*0.025)^(1/3)/0.023))/1.60217657E-19" table:style-name="ce1">
            <text:p>0.21384132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436784161062273" table:formula="msoxl:=(0.5*0.24*1.60217657E-19+0.75*1.3806488E-23*A28*LN((2*0.4*0.016)^(1/3)/0.014))/1.60217657E-19" table:style-name="ce1">
            <text:p>0.12436784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762963711416343" table:formula="msoxl:=(0.5*1.52*1.60217657E-19+0.75*1.3806488E-23*A29*LN((2*0.45*0.082)^(1/3)/0.067))/1.60217657E-19" table:style-name="ce1">
            <text:p>0.76296371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829355113405175" table:formula="msoxl:=(0.5*0.81*1.60217657E-19+0.75*1.3806488E-23*A29*LN((2*0.3*0.052)^(1/3)/0.041))/1.60217657E-19" table:style-name="ce1">
            <text:p>0.40829355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310063629071041" table:formula="msoxl:=(0.5*1.42*1.60217657E-19+0.75*1.3806488E-23*A29*LN((2*0.65*0.12)^(1/3)/0.079))/1.60217657E-19" table:style-name="ce1">
            <text:p>0.71310063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400137899902999" table:formula="msoxl:=(0.5*0.42*1.60217657E-19+0.75*1.3806488E-23*A29*LN((2*0.41*0.025)^(1/3)/0.023))/1.60217657E-19" table:style-name="ce1">
            <text:p>0.21400137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454983501106534" table:formula="msoxl:=(0.5*0.24*1.60217657E-19+0.75*1.3806488E-23*A29*LN((2*0.4*0.016)^(1/3)/0.014))/1.60217657E-19" table:style-name="ce1">
            <text:p>0.12454983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7630822598729966" table:formula="msoxl:=(0.5*1.52*1.60217657E-19+0.75*1.3806488E-23*A30*LN((2*0.45*0.082)^(1/3)/0.067))/1.60217657E-19" table:style-name="ce1">
            <text:p>0.7630822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842529317941378" table:formula="msoxl:=(0.5*0.81*1.60217657E-19+0.75*1.3806488E-23*A30*LN((2*0.3*0.052)^(1/3)/0.041))/1.60217657E-19" table:style-name="ce1">
            <text:p>0.40842529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322466174233889" table:formula="msoxl:=(0.5*1.42*1.60217657E-19+0.75*1.3806488E-23*A30*LN((2*0.65*0.12)^(1/3)/0.079))/1.60217657E-19" table:style-name="ce1">
            <text:p>0.71322466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416143415899117" table:formula="msoxl:=(0.5*0.42*1.60217657E-19+0.75*1.3806488E-23*A30*LN((2*0.41*0.025)^(1/3)/0.023))/1.60217657E-19" table:style-name="ce1">
            <text:p>0.21416143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473182841150796" table:formula="msoxl:=(0.5*0.24*1.60217657E-19+0.75*1.3806488E-23*A30*LN((2*0.4*0.016)^(1/3)/0.014))/1.60217657E-19" table:style-name="ce1">
            <text:p>0.12473182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76320080832965032" table:formula="msoxl:=(0.5*1.52*1.60217657E-19+0.75*1.3806488E-23*A31*LN((2*0.45*0.082)^(1/3)/0.067))/1.60217657E-19" table:style-name="ce1">
            <text:p>0.76320080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855703522477593" table:formula="msoxl:=(0.5*0.81*1.60217657E-19+0.75*1.3806488E-23*A31*LN((2*0.3*0.052)^(1/3)/0.041))/1.60217657E-19" table:style-name="ce1">
            <text:p>0.40855703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334868719396738" table:formula="msoxl:=(0.5*1.42*1.60217657E-19+0.75*1.3806488E-23*A31*LN((2*0.65*0.12)^(1/3)/0.079))/1.60217657E-19" table:style-name="ce1">
            <text:p>0.71334868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43214893189524" table:formula="msoxl:=(0.5*0.42*1.60217657E-19+0.75*1.3806488E-23*A31*LN((2*0.41*0.025)^(1/3)/0.023))/1.60217657E-19" table:style-name="ce1">
            <text:p>0.21432148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491382181195057" table:formula="msoxl:=(0.5*0.24*1.60217657E-19+0.75*1.3806488E-23*A31*LN((2*0.4*0.016)^(1/3)/0.014))/1.60217657E-19" table:style-name="ce1">
            <text:p>0.12491382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76331935678630414" table:formula="msoxl:=(0.5*1.52*1.60217657E-19+0.75*1.3806488E-23*A32*LN((2*0.45*0.082)^(1/3)/0.067))/1.60217657E-19" table:style-name="ce1">
            <text:p>0.76331935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868877727013797" table:formula="msoxl:=(0.5*0.81*1.60217657E-19+0.75*1.3806488E-23*A32*LN((2*0.3*0.052)^(1/3)/0.041))/1.60217657E-19" table:style-name="ce1">
            <text:p>0.40868877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347271264559575" table:formula="msoxl:=(0.5*1.42*1.60217657E-19+0.75*1.3806488E-23*A32*LN((2*0.65*0.12)^(1/3)/0.079))/1.60217657E-19" table:style-name="ce1">
            <text:p>0.71347271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44815444789136" table:formula="msoxl:=(0.5*0.42*1.60217657E-19+0.75*1.3806488E-23*A32*LN((2*0.41*0.025)^(1/3)/0.023))/1.60217657E-19" table:style-name="ce1">
            <text:p>0.21448154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509581521239319" table:formula="msoxl:=(0.5*0.24*1.60217657E-19+0.75*1.3806488E-23*A32*LN((2*0.4*0.016)^(1/3)/0.014))/1.60217657E-19" table:style-name="ce1">
            <text:p>0.12509581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.76343790524295774" table:formula="msoxl:=(0.5*1.52*1.60217657E-19+0.75*1.3806488E-23*A33*LN((2*0.45*0.082)^(1/3)/0.067))/1.60217657E-19" table:style-name="ce1">
            <text:p>0.76343790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882051931550006" table:formula="msoxl:=(0.5*0.81*1.60217657E-19+0.75*1.3806488E-23*A33*LN((2*0.3*0.052)^(1/3)/0.041))/1.60217657E-19" table:style-name="ce1">
            <text:p>0.40882051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359673809722413" table:formula="msoxl:=(0.5*1.42*1.60217657E-19+0.75*1.3806488E-23*A33*LN((2*0.65*0.12)^(1/3)/0.079))/1.60217657E-19" table:style-name="ce1">
            <text:p>0.71359673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464159963887477" table:formula="msoxl:=(0.5*0.42*1.60217657E-19+0.75*1.3806488E-23*A33*LN((2*0.41*0.025)^(1/3)/0.023))/1.60217657E-19" table:style-name="ce1">
            <text:p>0.214641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52778086128358" table:formula="msoxl:=(0.5*0.24*1.60217657E-19+0.75*1.3806488E-23*A33*LN((2*0.4*0.016)^(1/3)/0.014))/1.60217657E-19" table:style-name="ce1">
            <text:p>0.12527780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76355645369961145" table:formula="msoxl:=(0.5*1.52*1.60217657E-19+0.75*1.3806488E-23*A34*LN((2*0.45*0.082)^(1/3)/0.067))/1.60217657E-19" table:style-name="ce1">
            <text:p>0.76355645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89522613608621" table:formula="msoxl:=(0.5*0.81*1.60217657E-19+0.75*1.3806488E-23*A34*LN((2*0.3*0.052)^(1/3)/0.041))/1.60217657E-19" table:style-name="ce1">
            <text:p>0.40895226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372076354885261" table:formula="msoxl:=(0.5*1.42*1.60217657E-19+0.75*1.3806488E-23*A34*LN((2*0.65*0.12)^(1/3)/0.079))/1.60217657E-19" table:style-name="ce1">
            <text:p>0.71372076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480165479883598" table:formula="msoxl:=(0.5*0.42*1.60217657E-19+0.75*1.3806488E-23*A34*LN((2*0.41*0.025)^(1/3)/0.023))/1.60217657E-19" table:style-name="ce1">
            <text:p>0.21480165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545980201327842" table:formula="msoxl:=(0.5*0.24*1.60217657E-19+0.75*1.3806488E-23*A34*LN((2*0.4*0.016)^(1/3)/0.014))/1.60217657E-19" table:style-name="ce1">
            <text:p>0.12545980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.76367500215626527" table:formula="msoxl:=(0.5*1.52*1.60217657E-19+0.75*1.3806488E-23*A35*LN((2*0.45*0.082)^(1/3)/0.067))/1.60217657E-19" table:style-name="ce1">
            <text:p>0.76367500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908400340622419" table:formula="msoxl:=(0.5*0.81*1.60217657E-19+0.75*1.3806488E-23*A35*LN((2*0.3*0.052)^(1/3)/0.041))/1.60217657E-19" table:style-name="ce1">
            <text:p>0.40908400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384478900048098" table:formula="msoxl:=(0.5*1.42*1.60217657E-19+0.75*1.3806488E-23*A35*LN((2*0.65*0.12)^(1/3)/0.079))/1.60217657E-19" table:style-name="ce1">
            <text:p>0.71384478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496170995879721" table:formula="msoxl:=(0.5*0.42*1.60217657E-19+0.75*1.3806488E-23*A35*LN((2*0.41*0.025)^(1/3)/0.023))/1.60217657E-19" table:style-name="ce1">
            <text:p>0.2149617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564179541372103" table:formula="msoxl:=(0.5*0.24*1.60217657E-19+0.75*1.3806488E-23*A35*LN((2*0.4*0.016)^(1/3)/0.014))/1.60217657E-19" table:style-name="ce1">
            <text:p>0.12564179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.76379355061291887" table:formula="msoxl:=(0.5*1.52*1.60217657E-19+0.75*1.3806488E-23*A36*LN((2*0.45*0.082)^(1/3)/0.067))/1.60217657E-19" table:style-name="ce1">
            <text:p>0.76379355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921574545158623" table:formula="msoxl:=(0.5*0.81*1.60217657E-19+0.75*1.3806488E-23*A36*LN((2*0.3*0.052)^(1/3)/0.041))/1.60217657E-19" table:style-name="ce1">
            <text:p>0.40921574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396881445210936" table:formula="msoxl:=(0.5*1.42*1.60217657E-19+0.75*1.3806488E-23*A36*LN((2*0.65*0.12)^(1/3)/0.079))/1.60217657E-19" table:style-name="ce1">
            <text:p>0.71396881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512176511875838" table:formula="msoxl:=(0.5*0.42*1.60217657E-19+0.75*1.3806488E-23*A36*LN((2*0.41*0.025)^(1/3)/0.023))/1.60217657E-19" table:style-name="ce1">
            <text:p>0.21512176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582378881416365" table:formula="msoxl:=(0.5*0.24*1.60217657E-19+0.75*1.3806488E-23*A36*LN((2*0.4*0.016)^(1/3)/0.014))/1.60217657E-19" table:style-name="ce1">
            <text:p>0.12582378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0.76391209906957258" table:formula="msoxl:=(0.5*1.52*1.60217657E-19+0.75*1.3806488E-23*A37*LN((2*0.45*0.082)^(1/3)/0.067))/1.60217657E-19" table:style-name="ce1">
            <text:p>0.76391209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934748749694827" table:formula="msoxl:=(0.5*0.81*1.60217657E-19+0.75*1.3806488E-23*A37*LN((2*0.3*0.052)^(1/3)/0.041))/1.60217657E-19" table:style-name="ce1">
            <text:p>0.40934748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409283990373795" table:formula="msoxl:=(0.5*1.42*1.60217657E-19+0.75*1.3806488E-23*A37*LN((2*0.65*0.12)^(1/3)/0.079))/1.60217657E-19" table:style-name="ce1">
            <text:p>0.7140928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528182027871959" table:formula="msoxl:=(0.5*0.42*1.60217657E-19+0.75*1.3806488E-23*A37*LN((2*0.41*0.025)^(1/3)/0.023))/1.60217657E-19" table:style-name="ce1">
            <text:p>0.2152818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600578221460626" table:formula="msoxl:=(0.5*0.24*1.60217657E-19+0.75*1.3806488E-23*A37*LN((2*0.4*0.016)^(1/3)/0.014))/1.60217657E-19" table:style-name="ce1">
            <text:p>0.12600578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0.7640306475262264" table:formula="msoxl:=(0.5*1.52*1.60217657E-19+0.75*1.3806488E-23*A38*LN((2*0.45*0.082)^(1/3)/0.067))/1.60217657E-19" table:style-name="ce1">
            <text:p>0.76403064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947922954231036" table:formula="msoxl:=(0.5*0.81*1.60217657E-19+0.75*1.3806488E-23*A38*LN((2*0.3*0.052)^(1/3)/0.041))/1.60217657E-19" table:style-name="ce1">
            <text:p>0.4094792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421686535536633" table:formula="msoxl:=(0.5*1.42*1.60217657E-19+0.75*1.3806488E-23*A38*LN((2*0.65*0.12)^(1/3)/0.079))/1.60217657E-19" table:style-name="ce1">
            <text:p>0.71421686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544187543868082" table:formula="msoxl:=(0.5*0.42*1.60217657E-19+0.75*1.3806488E-23*A38*LN((2*0.41*0.025)^(1/3)/0.023))/1.60217657E-19" table:style-name="ce1">
            <text:p>0.21544187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618777561504887" table:formula="msoxl:=(0.5*0.24*1.60217657E-19+0.75*1.3806488E-23*A38*LN((2*0.4*0.016)^(1/3)/0.014))/1.60217657E-19" table:style-name="ce1">
            <text:p>0.12618777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76414919598288" table:formula="msoxl:=(0.5*1.52*1.60217657E-19+0.75*1.3806488E-23*A39*LN((2*0.45*0.082)^(1/3)/0.067))/1.60217657E-19" table:style-name="ce1">
            <text:p>0.76414919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961097158767251" table:formula="msoxl:=(0.5*0.81*1.60217657E-19+0.75*1.3806488E-23*A39*LN((2*0.3*0.052)^(1/3)/0.041))/1.60217657E-19" table:style-name="ce1">
            <text:p>0.40961097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43408908069947" table:formula="msoxl:=(0.5*1.42*1.60217657E-19+0.75*1.3806488E-23*A39*LN((2*0.65*0.12)^(1/3)/0.079))/1.60217657E-19" table:style-name="ce1">
            <text:p>0.71434089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560193059864199" table:formula="msoxl:=(0.5*0.42*1.60217657E-19+0.75*1.3806488E-23*A39*LN((2*0.41*0.025)^(1/3)/0.023))/1.60217657E-19" table:style-name="ce1">
            <text:p>0.21560193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636976901549146" table:formula="msoxl:=(0.5*0.24*1.60217657E-19+0.75*1.3806488E-23*A39*LN((2*0.4*0.016)^(1/3)/0.014))/1.60217657E-19" table:style-name="ce1">
            <text:p>0.12636976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0.76426774443953371" table:formula="msoxl:=(0.5*1.52*1.60217657E-19+0.75*1.3806488E-23*A40*LN((2*0.45*0.082)^(1/3)/0.067))/1.60217657E-19" table:style-name="ce1">
            <text:p>0.76426774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974271363303455" table:formula="msoxl:=(0.5*0.81*1.60217657E-19+0.75*1.3806488E-23*A40*LN((2*0.3*0.052)^(1/3)/0.041))/1.60217657E-19" table:style-name="ce1">
            <text:p>0.40974271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446491625862307" table:formula="msoxl:=(0.5*1.42*1.60217657E-19+0.75*1.3806488E-23*A40*LN((2*0.65*0.12)^(1/3)/0.079))/1.60217657E-19" table:style-name="ce1">
            <text:p>0.71446491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57619857586032" table:formula="msoxl:=(0.5*0.42*1.60217657E-19+0.75*1.3806488E-23*A40*LN((2*0.41*0.025)^(1/3)/0.023))/1.60217657E-19" table:style-name="ce1">
            <text:p>0.21576198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65517624159341" table:formula="msoxl:=(0.5*0.24*1.60217657E-19+0.75*1.3806488E-23*A40*LN((2*0.4*0.016)^(1/3)/0.014))/1.60217657E-19" table:style-name="ce1">
            <text:p>0.12655176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0.76438629289618754" table:formula="msoxl:=(0.5*1.52*1.60217657E-19+0.75*1.3806488E-23*A41*LN((2*0.45*0.082)^(1/3)/0.067))/1.60217657E-19" table:style-name="ce1">
            <text:p>0.76438629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0987445567839659" table:formula="msoxl:=(0.5*0.81*1.60217657E-19+0.75*1.3806488E-23*A41*LN((2*0.3*0.052)^(1/3)/0.041))/1.60217657E-19" table:style-name="ce1">
            <text:p>0.40987445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458894171025156" table:formula="msoxl:=(0.5*1.42*1.60217657E-19+0.75*1.3806488E-23*A41*LN((2*0.65*0.12)^(1/3)/0.079))/1.60217657E-19" table:style-name="ce1">
            <text:p>0.71458894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59220409185644" table:formula="msoxl:=(0.5*0.42*1.60217657E-19+0.75*1.3806488E-23*A41*LN((2*0.41*0.025)^(1/3)/0.023))/1.60217657E-19" table:style-name="ce1">
            <text:p>0.21592204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673375581637672" table:formula="msoxl:=(0.5*0.24*1.60217657E-19+0.75*1.3806488E-23*A41*LN((2*0.4*0.016)^(1/3)/0.014))/1.60217657E-19" table:style-name="ce1">
            <text:p>0.12673375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0.76450484135284114" table:formula="msoxl:=(0.5*1.52*1.60217657E-19+0.75*1.3806488E-23*A42*LN((2*0.45*0.082)^(1/3)/0.067))/1.60217657E-19" table:style-name="ce1">
            <text:p>0.76450484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000619772375868" table:formula="msoxl:=(0.5*0.81*1.60217657E-19+0.75*1.3806488E-23*A42*LN((2*0.3*0.052)^(1/3)/0.041))/1.60217657E-19" table:style-name="ce1">
            <text:p>0.41000619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471296716187993" table:formula="msoxl:=(0.5*1.42*1.60217657E-19+0.75*1.3806488E-23*A42*LN((2*0.65*0.12)^(1/3)/0.079))/1.60217657E-19" table:style-name="ce1">
            <text:p>0.71471296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608209607852558" table:formula="msoxl:=(0.5*0.42*1.60217657E-19+0.75*1.3806488E-23*A42*LN((2*0.41*0.025)^(1/3)/0.023))/1.60217657E-19" table:style-name="ce1">
            <text:p>0.21608209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691574921681933" table:formula="msoxl:=(0.5*0.24*1.60217657E-19+0.75*1.3806488E-23*A42*LN((2*0.4*0.016)^(1/3)/0.014))/1.60217657E-19" table:style-name="ce1">
            <text:p>0.12691574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0.76462338980949485" table:formula="msoxl:=(0.5*1.52*1.60217657E-19+0.75*1.3806488E-23*A43*LN((2*0.45*0.082)^(1/3)/0.067))/1.60217657E-19" table:style-name="ce1">
            <text:p>0.7646233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013793976912072" table:formula="msoxl:=(0.5*0.81*1.60217657E-19+0.75*1.3806488E-23*A43*LN((2*0.3*0.052)^(1/3)/0.041))/1.60217657E-19" table:style-name="ce1">
            <text:p>0.4101379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48369926135083" table:formula="msoxl:=(0.5*1.42*1.60217657E-19+0.75*1.3806488E-23*A43*LN((2*0.65*0.12)^(1/3)/0.079))/1.60217657E-19" table:style-name="ce1">
            <text:p>0.71483699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624215123848681" table:formula="msoxl:=(0.5*0.42*1.60217657E-19+0.75*1.3806488E-23*A43*LN((2*0.41*0.025)^(1/3)/0.023))/1.60217657E-19" table:style-name="ce1">
            <text:p>0.21624215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709774261726195" table:formula="msoxl:=(0.5*0.24*1.60217657E-19+0.75*1.3806488E-23*A43*LN((2*0.4*0.016)^(1/3)/0.014))/1.60217657E-19" table:style-name="ce1">
            <text:p>0.12709774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76474193826614867" table:formula="msoxl:=(0.5*1.52*1.60217657E-19+0.75*1.3806488E-23*A44*LN((2*0.45*0.082)^(1/3)/0.067))/1.60217657E-19" table:style-name="ce1">
            <text:p>0.76474193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026968181448281" table:formula="msoxl:=(0.5*0.81*1.60217657E-19+0.75*1.3806488E-23*A44*LN((2*0.3*0.052)^(1/3)/0.041))/1.60217657E-19" table:style-name="ce1">
            <text:p>0.41026968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49610180651369" table:formula="msoxl:=(0.5*1.42*1.60217657E-19+0.75*1.3806488E-23*A44*LN((2*0.65*0.12)^(1/3)/0.079))/1.60217657E-19" table:style-name="ce1">
            <text:p>0.71496101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640220639844801" table:formula="msoxl:=(0.5*0.42*1.60217657E-19+0.75*1.3806488E-23*A44*LN((2*0.41*0.025)^(1/3)/0.023))/1.60217657E-19" table:style-name="ce1">
            <text:p>0.21640220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727973601770454" table:formula="msoxl:=(0.5*0.24*1.60217657E-19+0.75*1.3806488E-23*A44*LN((2*0.4*0.016)^(1/3)/0.014))/1.60217657E-19" table:style-name="ce1">
            <text:p>0.12727973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0.76486048672280227" table:formula="msoxl:=(0.5*1.52*1.60217657E-19+0.75*1.3806488E-23*A45*LN((2*0.45*0.082)^(1/3)/0.067))/1.60217657E-19" table:style-name="ce1">
            <text:p>0.76486048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040142385984485" table:formula="msoxl:=(0.5*0.81*1.60217657E-19+0.75*1.3806488E-23*A45*LN((2*0.3*0.052)^(1/3)/0.041))/1.60217657E-19" table:style-name="ce1">
            <text:p>0.41040142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508504351676527" table:formula="msoxl:=(0.5*1.42*1.60217657E-19+0.75*1.3806488E-23*A45*LN((2*0.65*0.12)^(1/3)/0.079))/1.60217657E-19" table:style-name="ce1">
            <text:p>0.71508504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656226155840919" table:formula="msoxl:=(0.5*0.42*1.60217657E-19+0.75*1.3806488E-23*A45*LN((2*0.41*0.025)^(1/3)/0.023))/1.60217657E-19" table:style-name="ce1">
            <text:p>0.21656226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746172941814715" table:formula="msoxl:=(0.5*0.24*1.60217657E-19+0.75*1.3806488E-23*A45*LN((2*0.4*0.016)^(1/3)/0.014))/1.60217657E-19" table:style-name="ce1">
            <text:p>0.12746172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0.76497903517945598" table:formula="msoxl:=(0.5*1.52*1.60217657E-19+0.75*1.3806488E-23*A46*LN((2*0.45*0.082)^(1/3)/0.067))/1.60217657E-19" table:style-name="ce1">
            <text:p>0.76497903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0533165905207" table:formula="msoxl:=(0.5*0.81*1.60217657E-19+0.75*1.3806488E-23*A46*LN((2*0.3*0.052)^(1/3)/0.041))/1.60217657E-19" table:style-name="ce1">
            <text:p>0.41053316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520906896839365" table:formula="msoxl:=(0.5*1.42*1.60217657E-19+0.75*1.3806488E-23*A46*LN((2*0.65*0.12)^(1/3)/0.079))/1.60217657E-19" table:style-name="ce1">
            <text:p>0.71520906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672231671837039" table:formula="msoxl:=(0.5*0.42*1.60217657E-19+0.75*1.3806488E-23*A46*LN((2*0.41*0.025)^(1/3)/0.023))/1.60217657E-19" table:style-name="ce1">
            <text:p>0.21672231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764372281858979" table:formula="msoxl:=(0.5*0.24*1.60217657E-19+0.75*1.3806488E-23*A46*LN((2*0.4*0.016)^(1/3)/0.014))/1.60217657E-19" table:style-name="ce1">
            <text:p>0.12764372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0.7650975836361098" table:formula="msoxl:=(0.5*1.52*1.60217657E-19+0.75*1.3806488E-23*A47*LN((2*0.45*0.082)^(1/3)/0.067))/1.60217657E-19" table:style-name="ce1">
            <text:p>0.76509758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066490795056904" table:formula="msoxl:=(0.5*0.81*1.60217657E-19+0.75*1.3806488E-23*A47*LN((2*0.3*0.052)^(1/3)/0.041))/1.60217657E-19" table:style-name="ce1">
            <text:p>0.41066490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533309442002202" table:formula="msoxl:=(0.5*1.42*1.60217657E-19+0.75*1.3806488E-23*A47*LN((2*0.65*0.12)^(1/3)/0.079))/1.60217657E-19" table:style-name="ce1">
            <text:p>0.71533309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688237187833162" table:formula="msoxl:=(0.5*0.42*1.60217657E-19+0.75*1.3806488E-23*A47*LN((2*0.41*0.025)^(1/3)/0.023))/1.60217657E-19" table:style-name="ce1">
            <text:p>0.21688237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782571621903241" table:formula="msoxl:=(0.5*0.24*1.60217657E-19+0.75*1.3806488E-23*A47*LN((2*0.4*0.016)^(1/3)/0.014))/1.60217657E-19" table:style-name="ce1">
            <text:p>0.12782571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0.7652161320927634" table:formula="msoxl:=(0.5*1.52*1.60217657E-19+0.75*1.3806488E-23*A48*LN((2*0.45*0.082)^(1/3)/0.067))/1.60217657E-19" table:style-name="ce1">
            <text:p>0.76521613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079664999593113" table:formula="msoxl:=(0.5*0.81*1.60217657E-19+0.75*1.3806488E-23*A48*LN((2*0.3*0.052)^(1/3)/0.041))/1.60217657E-19" table:style-name="ce1">
            <text:p>0.4107966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54571198716505" table:formula="msoxl:=(0.5*1.42*1.60217657E-19+0.75*1.3806488E-23*A48*LN((2*0.65*0.12)^(1/3)/0.079))/1.60217657E-19" table:style-name="ce1">
            <text:p>0.7154571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70424270382928" table:formula="msoxl:=(0.5*0.42*1.60217657E-19+0.75*1.3806488E-23*A48*LN((2*0.41*0.025)^(1/3)/0.023))/1.60217657E-19" table:style-name="ce1">
            <text:p>0.21704242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800770961947502" table:formula="msoxl:=(0.5*0.24*1.60217657E-19+0.75*1.3806488E-23*A48*LN((2*0.4*0.016)^(1/3)/0.014))/1.60217657E-19" table:style-name="ce1">
            <text:p>0.1280077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76533468054941711" table:formula="msoxl:=(0.5*1.52*1.60217657E-19+0.75*1.3806488E-23*A49*LN((2*0.45*0.082)^(1/3)/0.067))/1.60217657E-19" table:style-name="ce1">
            <text:p>0.76533468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092839204129317" table:formula="msoxl:=(0.5*0.81*1.60217657E-19+0.75*1.3806488E-23*A49*LN((2*0.3*0.052)^(1/3)/0.041))/1.60217657E-19" table:style-name="ce1">
            <text:p>0.41092839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558114532327888" table:formula="msoxl:=(0.5*1.42*1.60217657E-19+0.75*1.3806488E-23*A49*LN((2*0.65*0.12)^(1/3)/0.079))/1.60217657E-19" table:style-name="ce1">
            <text:p>0.71558114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7202482198254" table:formula="msoxl:=(0.5*0.42*1.60217657E-19+0.75*1.3806488E-23*A49*LN((2*0.41*0.025)^(1/3)/0.023))/1.60217657E-19" table:style-name="ce1">
            <text:p>0.21720248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818970301991761" table:formula="msoxl:=(0.5*0.24*1.60217657E-19+0.75*1.3806488E-23*A49*LN((2*0.4*0.016)^(1/3)/0.014))/1.60217657E-19" table:style-name="ce1">
            <text:p>0.12818970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0.76545322900607093" table:formula="msoxl:=(0.5*1.52*1.60217657E-19+0.75*1.3806488E-23*A50*LN((2*0.45*0.082)^(1/3)/0.067))/1.60217657E-19" table:style-name="ce1">
            <text:p>0.76545322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106013408665526" table:formula="msoxl:=(0.5*0.81*1.60217657E-19+0.75*1.3806488E-23*A50*LN((2*0.3*0.052)^(1/3)/0.041))/1.60217657E-19" table:style-name="ce1">
            <text:p>0.41106013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570517077490725" table:formula="msoxl:=(0.5*1.42*1.60217657E-19+0.75*1.3806488E-23*A50*LN((2*0.65*0.12)^(1/3)/0.079))/1.60217657E-19" table:style-name="ce1">
            <text:p>0.71570517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73625373582152" table:formula="msoxl:=(0.5*0.42*1.60217657E-19+0.75*1.3806488E-23*A50*LN((2*0.41*0.025)^(1/3)/0.023))/1.60217657E-19" table:style-name="ce1">
            <text:p>0.21736253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837169642036023" table:formula="msoxl:=(0.5*0.24*1.60217657E-19+0.75*1.3806488E-23*A50*LN((2*0.4*0.016)^(1/3)/0.014))/1.60217657E-19" table:style-name="ce1">
            <text:p>0.12837169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0.76557177746272453" table:formula="msoxl:=(0.5*1.52*1.60217657E-19+0.75*1.3806488E-23*A51*LN((2*0.45*0.082)^(1/3)/0.067))/1.60217657E-19" table:style-name="ce1">
            <text:p>0.76557177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11918761320173" table:formula="msoxl:=(0.5*0.81*1.60217657E-19+0.75*1.3806488E-23*A51*LN((2*0.3*0.052)^(1/3)/0.041))/1.60217657E-19" table:style-name="ce1">
            <text:p>0.41119187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582919622653585" table:formula="msoxl:=(0.5*1.42*1.60217657E-19+0.75*1.3806488E-23*A51*LN((2*0.65*0.12)^(1/3)/0.079))/1.60217657E-19" table:style-name="ce1">
            <text:p>0.71582919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752259251817638" table:formula="msoxl:=(0.5*0.42*1.60217657E-19+0.75*1.3806488E-23*A51*LN((2*0.41*0.025)^(1/3)/0.023))/1.60217657E-19" table:style-name="ce1">
            <text:p>0.21752259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855368982080284" table:formula="msoxl:=(0.5*0.24*1.60217657E-19+0.75*1.3806488E-23*A51*LN((2*0.4*0.016)^(1/3)/0.014))/1.60217657E-19" table:style-name="ce1">
            <text:p>0.1285536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0.76569032591937825" table:formula="msoxl:=(0.5*1.52*1.60217657E-19+0.75*1.3806488E-23*A52*LN((2*0.45*0.082)^(1/3)/0.067))/1.60217657E-19" table:style-name="ce1">
            <text:p>0.76569032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132361817737934" table:formula="msoxl:=(0.5*0.81*1.60217657E-19+0.75*1.3806488E-23*A52*LN((2*0.3*0.052)^(1/3)/0.041))/1.60217657E-19" table:style-name="ce1">
            <text:p>0.41132361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595322167816422" table:formula="msoxl:=(0.5*1.42*1.60217657E-19+0.75*1.3806488E-23*A52*LN((2*0.65*0.12)^(1/3)/0.079))/1.60217657E-19" table:style-name="ce1">
            <text:p>0.71595322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768264767813761" table:formula="msoxl:=(0.5*0.42*1.60217657E-19+0.75*1.3806488E-23*A52*LN((2*0.41*0.025)^(1/3)/0.023))/1.60217657E-19" table:style-name="ce1">
            <text:p>0.21768264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873568322124548" table:formula="msoxl:=(0.5*0.24*1.60217657E-19+0.75*1.3806488E-23*A52*LN((2*0.4*0.016)^(1/3)/0.014))/1.60217657E-19" table:style-name="ce1">
            <text:p>0.12873568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0.76580887437603207" table:formula="msoxl:=(0.5*1.52*1.60217657E-19+0.75*1.3806488E-23*A53*LN((2*0.45*0.082)^(1/3)/0.067))/1.60217657E-19" table:style-name="ce1">
            <text:p>0.76580887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145536022274143" table:formula="msoxl:=(0.5*0.81*1.60217657E-19+0.75*1.3806488E-23*A53*LN((2*0.3*0.052)^(1/3)/0.041))/1.60217657E-19" table:style-name="ce1">
            <text:p>0.4114553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607724712979259" table:formula="msoxl:=(0.5*1.42*1.60217657E-19+0.75*1.3806488E-23*A53*LN((2*0.65*0.12)^(1/3)/0.079))/1.60217657E-19" table:style-name="ce1">
            <text:p>0.71607724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784270283809881" table:formula="msoxl:=(0.5*0.42*1.60217657E-19+0.75*1.3806488E-23*A53*LN((2*0.41*0.025)^(1/3)/0.023))/1.60217657E-19" table:style-name="ce1">
            <text:p>0.21784270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89176766216881" table:formula="msoxl:=(0.5*0.24*1.60217657E-19+0.75*1.3806488E-23*A53*LN((2*0.4*0.016)^(1/3)/0.014))/1.60217657E-19" table:style-name="ce1">
            <text:p>0.12891767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76592742283268578" table:formula="msoxl:=(0.5*1.52*1.60217657E-19+0.75*1.3806488E-23*A54*LN((2*0.45*0.082)^(1/3)/0.067))/1.60217657E-19" table:style-name="ce1">
            <text:p>0.76592742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158710226810358" table:formula="msoxl:=(0.5*0.81*1.60217657E-19+0.75*1.3806488E-23*A54*LN((2*0.3*0.052)^(1/3)/0.041))/1.60217657E-19" table:style-name="ce1">
            <text:p>0.41158710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620127258142108" table:formula="msoxl:=(0.5*1.42*1.60217657E-19+0.75*1.3806488E-23*A54*LN((2*0.65*0.12)^(1/3)/0.079))/1.60217657E-19" table:style-name="ce1">
            <text:p>0.71620127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800275799805999" table:formula="msoxl:=(0.5*0.42*1.60217657E-19+0.75*1.3806488E-23*A54*LN((2*0.41*0.025)^(1/3)/0.023))/1.60217657E-19" table:style-name="ce1">
            <text:p>0.21800275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909967002213069" table:formula="msoxl:=(0.5*0.24*1.60217657E-19+0.75*1.3806488E-23*A54*LN((2*0.4*0.016)^(1/3)/0.014))/1.60217657E-19" table:style-name="ce1">
            <text:p>0.1290996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0.76604597128933938" table:formula="msoxl:=(0.5*1.52*1.60217657E-19+0.75*1.3806488E-23*A55*LN((2*0.45*0.082)^(1/3)/0.067))/1.60217657E-19" table:style-name="ce1">
            <text:p>0.76604597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171884431346562" table:formula="msoxl:=(0.5*0.81*1.60217657E-19+0.75*1.3806488E-23*A55*LN((2*0.3*0.052)^(1/3)/0.041))/1.60217657E-19" table:style-name="ce1">
            <text:p>0.41171884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632529803304945" table:formula="msoxl:=(0.5*1.42*1.60217657E-19+0.75*1.3806488E-23*A55*LN((2*0.65*0.12)^(1/3)/0.079))/1.60217657E-19" table:style-name="ce1">
            <text:p>0.71632529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816281315802119" table:formula="msoxl:=(0.5*0.42*1.60217657E-19+0.75*1.3806488E-23*A55*LN((2*0.41*0.025)^(1/3)/0.023))/1.60217657E-19" table:style-name="ce1">
            <text:p>0.21816281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92816634225733" table:formula="msoxl:=(0.5*0.24*1.60217657E-19+0.75*1.3806488E-23*A55*LN((2*0.4*0.016)^(1/3)/0.014))/1.60217657E-19" table:style-name="ce1">
            <text:p>0.12928166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0.7661645197459932" table:formula="msoxl:=(0.5*1.52*1.60217657E-19+0.75*1.3806488E-23*A56*LN((2*0.45*0.082)^(1/3)/0.067))/1.60217657E-19" table:style-name="ce1">
            <text:p>0.7661645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185058635882765" table:formula="msoxl:=(0.5*0.81*1.60217657E-19+0.75*1.3806488E-23*A56*LN((2*0.3*0.052)^(1/3)/0.041))/1.60217657E-19" table:style-name="ce1">
            <text:p>0.41185058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644932348467782" table:formula="msoxl:=(0.5*1.42*1.60217657E-19+0.75*1.3806488E-23*A56*LN((2*0.65*0.12)^(1/3)/0.079))/1.60217657E-19" table:style-name="ce1">
            <text:p>0.71644932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832286831798242" table:formula="msoxl:=(0.5*0.42*1.60217657E-19+0.75*1.3806488E-23*A56*LN((2*0.41*0.025)^(1/3)/0.023))/1.60217657E-19" table:style-name="ce1">
            <text:p>0.21832286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946365682301592" table:formula="msoxl:=(0.5*0.24*1.60217657E-19+0.75*1.3806488E-23*A56*LN((2*0.4*0.016)^(1/3)/0.014))/1.60217657E-19" table:style-name="ce1">
            <text:p>0.12946365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0.76628306820264691" table:formula="msoxl:=(0.5*1.52*1.60217657E-19+0.75*1.3806488E-23*A57*LN((2*0.45*0.082)^(1/3)/0.067))/1.60217657E-19" table:style-name="ce1">
            <text:p>0.76628306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198232840418975" table:formula="msoxl:=(0.5*0.81*1.60217657E-19+0.75*1.3806488E-23*A57*LN((2*0.3*0.052)^(1/3)/0.041))/1.60217657E-19" table:style-name="ce1">
            <text:p>0.41198232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65733489363062" table:formula="msoxl:=(0.5*1.42*1.60217657E-19+0.75*1.3806488E-23*A57*LN((2*0.65*0.12)^(1/3)/0.079))/1.60217657E-19" table:style-name="ce1">
            <text:p>0.71657334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84829234779436" table:formula="msoxl:=(0.5*0.42*1.60217657E-19+0.75*1.3806488E-23*A57*LN((2*0.41*0.025)^(1/3)/0.023))/1.60217657E-19" table:style-name="ce1">
            <text:p>0.21848292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964565022345853" table:formula="msoxl:=(0.5*0.24*1.60217657E-19+0.75*1.3806488E-23*A57*LN((2*0.4*0.016)^(1/3)/0.014))/1.60217657E-19" table:style-name="ce1">
            <text:p>0.1296456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0.76640161665930051" table:formula="msoxl:=(0.5*1.52*1.60217657E-19+0.75*1.3806488E-23*A58*LN((2*0.45*0.082)^(1/3)/0.067))/1.60217657E-19" table:style-name="ce1">
            <text:p>0.76640161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211407044955178" table:formula="msoxl:=(0.5*0.81*1.60217657E-19+0.75*1.3806488E-23*A58*LN((2*0.3*0.052)^(1/3)/0.041))/1.60217657E-19" table:style-name="ce1">
            <text:p>0.4121140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669737438793479" table:formula="msoxl:=(0.5*1.42*1.60217657E-19+0.75*1.3806488E-23*A58*LN((2*0.65*0.12)^(1/3)/0.079))/1.60217657E-19" table:style-name="ce1">
            <text:p>0.71669737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86429786379048" table:formula="msoxl:=(0.5*0.42*1.60217657E-19+0.75*1.3806488E-23*A58*LN((2*0.41*0.025)^(1/3)/0.023))/1.60217657E-19" table:style-name="ce1">
            <text:p>0.21864297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2982764362390115" table:formula="msoxl:=(0.5*0.24*1.60217657E-19+0.75*1.3806488E-23*A58*LN((2*0.4*0.016)^(1/3)/0.014))/1.60217657E-19" table:style-name="ce1">
            <text:p>0.12982764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76652016511595433" table:formula="msoxl:=(0.5*1.52*1.60217657E-19+0.75*1.3806488E-23*A59*LN((2*0.45*0.082)^(1/3)/0.067))/1.60217657E-19" table:style-name="ce1">
            <text:p>0.76652016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224581249491388" table:formula="msoxl:=(0.5*0.81*1.60217657E-19+0.75*1.3806488E-23*A59*LN((2*0.3*0.052)^(1/3)/0.041))/1.60217657E-19" table:style-name="ce1">
            <text:p>0.41224581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682139983956317" table:formula="msoxl:=(0.5*1.42*1.60217657E-19+0.75*1.3806488E-23*A59*LN((2*0.65*0.12)^(1/3)/0.079))/1.60217657E-19" table:style-name="ce1">
            <text:p>0.716821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8803033797866" table:formula="msoxl:=(0.5*0.42*1.60217657E-19+0.75*1.3806488E-23*A59*LN((2*0.41*0.025)^(1/3)/0.023))/1.60217657E-19" table:style-name="ce1">
            <text:p>0.21880303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000963702434376" table:formula="msoxl:=(0.5*0.24*1.60217657E-19+0.75*1.3806488E-23*A59*LN((2*0.4*0.016)^(1/3)/0.014))/1.60217657E-19" table:style-name="ce1">
            <text:p>0.13000963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.76663871357260804" table:formula="msoxl:=(0.5*1.52*1.60217657E-19+0.75*1.3806488E-23*A60*LN((2*0.45*0.082)^(1/3)/0.067))/1.60217657E-19" table:style-name="ce1">
            <text:p>0.76663871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237755454027591" table:formula="msoxl:=(0.5*0.81*1.60217657E-19+0.75*1.3806488E-23*A60*LN((2*0.3*0.052)^(1/3)/0.041))/1.60217657E-19" table:style-name="ce1">
            <text:p>0.41237755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694542529119154" table:formula="msoxl:=(0.5*1.42*1.60217657E-19+0.75*1.3806488E-23*A60*LN((2*0.65*0.12)^(1/3)/0.079))/1.60217657E-19" table:style-name="ce1">
            <text:p>0.71694542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896308895782718" table:formula="msoxl:=(0.5*0.42*1.60217657E-19+0.75*1.3806488E-23*A60*LN((2*0.41*0.025)^(1/3)/0.023))/1.60217657E-19" table:style-name="ce1">
            <text:p>0.21896308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019163042478638" table:formula="msoxl:=(0.5*0.24*1.60217657E-19+0.75*1.3806488E-23*A60*LN((2*0.4*0.016)^(1/3)/0.014))/1.60217657E-19" table:style-name="ce1">
            <text:p>0.1301916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0.76675726202926164" table:formula="msoxl:=(0.5*1.52*1.60217657E-19+0.75*1.3806488E-23*A61*LN((2*0.45*0.082)^(1/3)/0.067))/1.60217657E-19" table:style-name="ce1">
            <text:p>0.76675726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250929658563795" table:formula="msoxl:=(0.5*0.81*1.60217657E-19+0.75*1.3806488E-23*A61*LN((2*0.3*0.052)^(1/3)/0.041))/1.60217657E-19" table:style-name="ce1">
            <text:p>0.41250929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706945074282002" table:formula="msoxl:=(0.5*1.42*1.60217657E-19+0.75*1.3806488E-23*A61*LN((2*0.65*0.12)^(1/3)/0.079))/1.60217657E-19" table:style-name="ce1">
            <text:p>0.71706945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912314411778841" table:formula="msoxl:=(0.5*0.42*1.60217657E-19+0.75*1.3806488E-23*A61*LN((2*0.41*0.025)^(1/3)/0.023))/1.60217657E-19" table:style-name="ce1">
            <text:p>0.21912314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037362382522899" table:formula="msoxl:=(0.5*0.24*1.60217657E-19+0.75*1.3806488E-23*A61*LN((2*0.4*0.016)^(1/3)/0.014))/1.60217657E-19" table:style-name="ce1">
            <text:p>0.13037362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0.76687581048591547" table:formula="msoxl:=(0.5*1.52*1.60217657E-19+0.75*1.3806488E-23*A62*LN((2*0.45*0.082)^(1/3)/0.067))/1.60217657E-19" table:style-name="ce1">
            <text:p>0.7668758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26410386310001" table:formula="msoxl:=(0.5*0.81*1.60217657E-19+0.75*1.3806488E-23*A62*LN((2*0.3*0.052)^(1/3)/0.041))/1.60217657E-19" table:style-name="ce1">
            <text:p>0.41264103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71934761944484" table:formula="msoxl:=(0.5*1.42*1.60217657E-19+0.75*1.3806488E-23*A62*LN((2*0.65*0.12)^(1/3)/0.079))/1.60217657E-19" table:style-name="ce1">
            <text:p>0.71719347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928319927774961" table:formula="msoxl:=(0.5*0.42*1.60217657E-19+0.75*1.3806488E-23*A62*LN((2*0.41*0.025)^(1/3)/0.023))/1.60217657E-19" table:style-name="ce1">
            <text:p>0.21928319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055561722567161" table:formula="msoxl:=(0.5*0.24*1.60217657E-19+0.75*1.3806488E-23*A62*LN((2*0.4*0.016)^(1/3)/0.014))/1.60217657E-19" table:style-name="ce1">
            <text:p>0.13055561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0.76699435894256918" table:formula="msoxl:=(0.5*1.52*1.60217657E-19+0.75*1.3806488E-23*A63*LN((2*0.45*0.082)^(1/3)/0.067))/1.60217657E-19" table:style-name="ce1">
            <text:p>0.76699435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277278067636219" table:formula="msoxl:=(0.5*0.81*1.60217657E-19+0.75*1.3806488E-23*A63*LN((2*0.3*0.052)^(1/3)/0.041))/1.60217657E-19" table:style-name="ce1">
            <text:p>0.41277278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731750164607677" table:formula="msoxl:=(0.5*1.42*1.60217657E-19+0.75*1.3806488E-23*A63*LN((2*0.65*0.12)^(1/3)/0.079))/1.60217657E-19" table:style-name="ce1">
            <text:p>0.71731750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944325443771079" table:formula="msoxl:=(0.5*0.42*1.60217657E-19+0.75*1.3806488E-23*A63*LN((2*0.41*0.025)^(1/3)/0.023))/1.60217657E-19" table:style-name="ce1">
            <text:p>0.21944325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073761062611422" table:formula="msoxl:=(0.5*0.24*1.60217657E-19+0.75*1.3806488E-23*A63*LN((2*0.4*0.016)^(1/3)/0.014))/1.60217657E-19" table:style-name="ce1">
            <text:p>0.13073761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76711290739922278" table:formula="msoxl:=(0.5*1.52*1.60217657E-19+0.75*1.3806488E-23*A64*LN((2*0.45*0.082)^(1/3)/0.067))/1.60217657E-19" table:style-name="ce1">
            <text:p>0.76711290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290452272172423" table:formula="msoxl:=(0.5*0.81*1.60217657E-19+0.75*1.3806488E-23*A64*LN((2*0.3*0.052)^(1/3)/0.041))/1.60217657E-19" table:style-name="ce1">
            <text:p>0.41290452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744152709770515" table:formula="msoxl:=(0.5*1.42*1.60217657E-19+0.75*1.3806488E-23*A64*LN((2*0.65*0.12)^(1/3)/0.079))/1.60217657E-19" table:style-name="ce1">
            <text:p>0.71744152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960330959767199" table:formula="msoxl:=(0.5*0.42*1.60217657E-19+0.75*1.3806488E-23*A64*LN((2*0.41*0.025)^(1/3)/0.023))/1.60217657E-19" table:style-name="ce1">
            <text:p>0.2196033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091960402655684" table:formula="msoxl:=(0.5*0.24*1.60217657E-19+0.75*1.3806488E-23*A64*LN((2*0.4*0.016)^(1/3)/0.014))/1.60217657E-19" table:style-name="ce1">
            <text:p>0.13091960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.7672314558558766" table:formula="msoxl:=(0.5*1.52*1.60217657E-19+0.75*1.3806488E-23*A65*LN((2*0.45*0.082)^(1/3)/0.067))/1.60217657E-19" table:style-name="ce1">
            <text:p>0.76723145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303626476708627" table:formula="msoxl:=(0.5*0.81*1.60217657E-19+0.75*1.3806488E-23*A65*LN((2*0.3*0.052)^(1/3)/0.041))/1.60217657E-19" table:style-name="ce1">
            <text:p>0.41303626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756555254933374" table:formula="msoxl:=(0.5*1.42*1.60217657E-19+0.75*1.3806488E-23*A65*LN((2*0.65*0.12)^(1/3)/0.079))/1.60217657E-19" table:style-name="ce1">
            <text:p>0.71756555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976336475763322" table:formula="msoxl:=(0.5*0.42*1.60217657E-19+0.75*1.3806488E-23*A65*LN((2*0.41*0.025)^(1/3)/0.023))/1.60217657E-19" table:style-name="ce1">
            <text:p>0.21976336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110159742699945" table:formula="msoxl:=(0.5*0.24*1.60217657E-19+0.75*1.3806488E-23*A65*LN((2*0.4*0.016)^(1/3)/0.014))/1.60217657E-19" table:style-name="ce1">
            <text:p>0.13110159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0.76735000431253031" table:formula="msoxl:=(0.5*1.52*1.60217657E-19+0.75*1.3806488E-23*A66*LN((2*0.45*0.082)^(1/3)/0.067))/1.60217657E-19" table:style-name="ce1">
            <text:p>0.76735000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316800681244836" table:formula="msoxl:=(0.5*0.81*1.60217657E-19+0.75*1.3806488E-23*A66*LN((2*0.3*0.052)^(1/3)/0.041))/1.60217657E-19" table:style-name="ce1">
            <text:p>0.41316800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768957800096211" table:formula="msoxl:=(0.5*1.42*1.60217657E-19+0.75*1.3806488E-23*A66*LN((2*0.65*0.12)^(1/3)/0.079))/1.60217657E-19" table:style-name="ce1">
            <text:p>0.71768957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199234199175944" table:formula="msoxl:=(0.5*0.42*1.60217657E-19+0.75*1.3806488E-23*A66*LN((2*0.41*0.025)^(1/3)/0.023))/1.60217657E-19" table:style-name="ce1">
            <text:p>0.2199234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128359082744206" table:formula="msoxl:=(0.5*0.24*1.60217657E-19+0.75*1.3806488E-23*A66*LN((2*0.4*0.016)^(1/3)/0.014))/1.60217657E-19" table:style-name="ce1">
            <text:p>0.13128359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0.76746855276918391" table:formula="msoxl:=(0.5*1.52*1.60217657E-19+0.75*1.3806488E-23*A67*LN((2*0.45*0.082)^(1/3)/0.067))/1.60217657E-19" table:style-name="ce1">
            <text:p>0.76746855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32997488578104" table:formula="msoxl:=(0.5*0.81*1.60217657E-19+0.75*1.3806488E-23*A67*LN((2*0.3*0.052)^(1/3)/0.041))/1.60217657E-19" table:style-name="ce1">
            <text:p>0.41329974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781360345259049" table:formula="msoxl:=(0.5*1.42*1.60217657E-19+0.75*1.3806488E-23*A67*LN((2*0.65*0.12)^(1/3)/0.079))/1.60217657E-19" table:style-name="ce1">
            <text:p>0.71781360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00834750775556" table:formula="msoxl:=(0.5*0.42*1.60217657E-19+0.75*1.3806488E-23*A67*LN((2*0.41*0.025)^(1/3)/0.023))/1.60217657E-19" table:style-name="ce1">
            <text:p>0.22008347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146558422788468" table:formula="msoxl:=(0.5*0.24*1.60217657E-19+0.75*1.3806488E-23*A67*LN((2*0.4*0.016)^(1/3)/0.014))/1.60217657E-19" table:style-name="ce1">
            <text:p>0.13146558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0.76758710122583773" table:formula="msoxl:=(0.5*1.52*1.60217657E-19+0.75*1.3806488E-23*A68*LN((2*0.45*0.082)^(1/3)/0.067))/1.60217657E-19" table:style-name="ce1">
            <text:p>0.76758710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343149090317249" table:formula="msoxl:=(0.5*0.81*1.60217657E-19+0.75*1.3806488E-23*A68*LN((2*0.3*0.052)^(1/3)/0.041))/1.60217657E-19" table:style-name="ce1">
            <text:p>0.41343149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793762890421897" table:formula="msoxl:=(0.5*1.42*1.60217657E-19+0.75*1.3806488E-23*A68*LN((2*0.65*0.12)^(1/3)/0.079))/1.60217657E-19" table:style-name="ce1">
            <text:p>0.71793762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02435302375168" table:formula="msoxl:=(0.5*0.42*1.60217657E-19+0.75*1.3806488E-23*A68*LN((2*0.41*0.025)^(1/3)/0.023))/1.60217657E-19" table:style-name="ce1">
            <text:p>0.2202435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164757762832729" table:formula="msoxl:=(0.5*0.24*1.60217657E-19+0.75*1.3806488E-23*A68*LN((2*0.4*0.016)^(1/3)/0.014))/1.60217657E-19" table:style-name="ce1">
            <text:p>0.13164757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76770564968249144" table:formula="msoxl:=(0.5*1.52*1.60217657E-19+0.75*1.3806488E-23*A69*LN((2*0.45*0.082)^(1/3)/0.067))/1.60217657E-19" table:style-name="ce1">
            <text:p>0.7677056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356323294853459" table:formula="msoxl:=(0.5*0.81*1.60217657E-19+0.75*1.3806488E-23*A69*LN((2*0.3*0.052)^(1/3)/0.041))/1.60217657E-19" table:style-name="ce1">
            <text:p>0.41356323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806165435584735" table:formula="msoxl:=(0.5*1.42*1.60217657E-19+0.75*1.3806488E-23*A69*LN((2*0.65*0.12)^(1/3)/0.079))/1.60217657E-19" table:style-name="ce1">
            <text:p>0.71806165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040358539747798" table:formula="msoxl:=(0.5*0.42*1.60217657E-19+0.75*1.3806488E-23*A69*LN((2*0.41*0.025)^(1/3)/0.023))/1.60217657E-19" table:style-name="ce1">
            <text:p>0.22040358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182957102876991" table:formula="msoxl:=(0.5*0.24*1.60217657E-19+0.75*1.3806488E-23*A69*LN((2*0.4*0.016)^(1/3)/0.014))/1.60217657E-19" table:style-name="ce1">
            <text:p>0.13182957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.76782419813914504" table:formula="msoxl:=(0.5*1.52*1.60217657E-19+0.75*1.3806488E-23*A70*LN((2*0.45*0.082)^(1/3)/0.067))/1.60217657E-19" table:style-name="ce1">
            <text:p>0.76782419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369497499389668" table:formula="msoxl:=(0.5*0.81*1.60217657E-19+0.75*1.3806488E-23*A70*LN((2*0.3*0.052)^(1/3)/0.041))/1.60217657E-19" table:style-name="ce1">
            <text:p>0.41369497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818567980747572" table:formula="msoxl:=(0.5*1.42*1.60217657E-19+0.75*1.3806488E-23*A70*LN((2*0.65*0.12)^(1/3)/0.079))/1.60217657E-19" table:style-name="ce1">
            <text:p>0.7181856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056364055743921" table:formula="msoxl:=(0.5*0.42*1.60217657E-19+0.75*1.3806488E-23*A70*LN((2*0.41*0.025)^(1/3)/0.023))/1.60217657E-19" table:style-name="ce1">
            <text:p>0.22056364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201156442921252" table:formula="msoxl:=(0.5*0.24*1.60217657E-19+0.75*1.3806488E-23*A70*LN((2*0.4*0.016)^(1/3)/0.014))/1.60217657E-19" table:style-name="ce1">
            <text:p>0.13201156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0.76794274659579886" table:formula="msoxl:=(0.5*1.52*1.60217657E-19+0.75*1.3806488E-23*A71*LN((2*0.45*0.082)^(1/3)/0.067))/1.60217657E-19" table:style-name="ce1">
            <text:p>0.76794274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382671703925872" table:formula="msoxl:=(0.5*0.81*1.60217657E-19+0.75*1.3806488E-23*A71*LN((2*0.3*0.052)^(1/3)/0.041))/1.60217657E-19" table:style-name="ce1">
            <text:p>0.41382671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830970525910409" table:formula="msoxl:=(0.5*1.42*1.60217657E-19+0.75*1.3806488E-23*A71*LN((2*0.65*0.12)^(1/3)/0.079))/1.60217657E-19" table:style-name="ce1">
            <text:p>0.71830970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072369571740041" table:formula="msoxl:=(0.5*0.42*1.60217657E-19+0.75*1.3806488E-23*A71*LN((2*0.41*0.025)^(1/3)/0.023))/1.60217657E-19" table:style-name="ce1">
            <text:p>0.22072369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219355782965514" table:formula="msoxl:=(0.5*0.24*1.60217657E-19+0.75*1.3806488E-23*A71*LN((2*0.4*0.016)^(1/3)/0.014))/1.60217657E-19" table:style-name="ce1">
            <text:p>0.13219355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0.76806129505245258" table:formula="msoxl:=(0.5*1.52*1.60217657E-19+0.75*1.3806488E-23*A72*LN((2*0.45*0.082)^(1/3)/0.067))/1.60217657E-19" table:style-name="ce1">
            <text:p>0.76806129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395845908462081" table:formula="msoxl:=(0.5*0.81*1.60217657E-19+0.75*1.3806488E-23*A72*LN((2*0.3*0.052)^(1/3)/0.041))/1.60217657E-19" table:style-name="ce1">
            <text:p>0.41395845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843373071073269" table:formula="msoxl:=(0.5*1.42*1.60217657E-19+0.75*1.3806488E-23*A72*LN((2*0.65*0.12)^(1/3)/0.079))/1.60217657E-19" table:style-name="ce1">
            <text:p>0.71843373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088375087736159" table:formula="msoxl:=(0.5*0.42*1.60217657E-19+0.75*1.3806488E-23*A72*LN((2*0.41*0.025)^(1/3)/0.023))/1.60217657E-19" table:style-name="ce1">
            <text:p>0.22088375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237555123009775" table:formula="msoxl:=(0.5*0.24*1.60217657E-19+0.75*1.3806488E-23*A72*LN((2*0.4*0.016)^(1/3)/0.014))/1.60217657E-19" table:style-name="ce1">
            <text:p>0.13237555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0.7681798435091064" table:formula="msoxl:=(0.5*1.52*1.60217657E-19+0.75*1.3806488E-23*A73*LN((2*0.45*0.082)^(1/3)/0.067))/1.60217657E-19" table:style-name="ce1">
            <text:p>0.76817984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409020112998285" table:formula="msoxl:=(0.5*0.81*1.60217657E-19+0.75*1.3806488E-23*A73*LN((2*0.3*0.052)^(1/3)/0.041))/1.60217657E-19" table:style-name="ce1">
            <text:p>0.41409020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855775616236106" table:formula="msoxl:=(0.5*1.42*1.60217657E-19+0.75*1.3806488E-23*A73*LN((2*0.65*0.12)^(1/3)/0.079))/1.60217657E-19" table:style-name="ce1">
            <text:p>0.71855775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104380603732279" table:formula="msoxl:=(0.5*0.42*1.60217657E-19+0.75*1.3806488E-23*A73*LN((2*0.41*0.025)^(1/3)/0.023))/1.60217657E-19" table:style-name="ce1">
            <text:p>0.22104380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255754463054037" table:formula="msoxl:=(0.5*0.24*1.60217657E-19+0.75*1.3806488E-23*A73*LN((2*0.4*0.016)^(1/3)/0.014))/1.60217657E-19" table:style-name="ce1">
            <text:p>0.13255754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76829839196576" table:formula="msoxl:=(0.5*1.52*1.60217657E-19+0.75*1.3806488E-23*A74*LN((2*0.45*0.082)^(1/3)/0.067))/1.60217657E-19" table:style-name="ce1">
            <text:p>0.76829839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422194317534494" table:formula="msoxl:=(0.5*0.81*1.60217657E-19+0.75*1.3806488E-23*A74*LN((2*0.3*0.052)^(1/3)/0.041))/1.60217657E-19" table:style-name="ce1">
            <text:p>0.41422194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868178161398943" table:formula="msoxl:=(0.5*1.42*1.60217657E-19+0.75*1.3806488E-23*A74*LN((2*0.65*0.12)^(1/3)/0.079))/1.60217657E-19" table:style-name="ce1">
            <text:p>0.71868178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120386119728402" table:formula="msoxl:=(0.5*0.42*1.60217657E-19+0.75*1.3806488E-23*A74*LN((2*0.41*0.025)^(1/3)/0.023))/1.60217657E-19" table:style-name="ce1">
            <text:p>0.22120386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273953803098298" table:formula="msoxl:=(0.5*0.24*1.60217657E-19+0.75*1.3806488E-23*A74*LN((2*0.4*0.016)^(1/3)/0.014))/1.60217657E-19" table:style-name="ce1">
            <text:p>0.13273953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0.76841694042241371" table:formula="msoxl:=(0.5*1.52*1.60217657E-19+0.75*1.3806488E-23*A75*LN((2*0.45*0.082)^(1/3)/0.067))/1.60217657E-19" table:style-name="ce1">
            <text:p>0.7684169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435368522070698" table:formula="msoxl:=(0.5*0.81*1.60217657E-19+0.75*1.3806488E-23*A75*LN((2*0.3*0.052)^(1/3)/0.041))/1.60217657E-19" table:style-name="ce1">
            <text:p>0.41435368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880580706561792" table:formula="msoxl:=(0.5*1.42*1.60217657E-19+0.75*1.3806488E-23*A75*LN((2*0.65*0.12)^(1/3)/0.079))/1.60217657E-19" table:style-name="ce1">
            <text:p>0.71880580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13639163572452" table:formula="msoxl:=(0.5*0.42*1.60217657E-19+0.75*1.3806488E-23*A75*LN((2*0.41*0.025)^(1/3)/0.023))/1.60217657E-19" table:style-name="ce1">
            <text:p>0.22136391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29215314314256" table:formula="msoxl:=(0.5*0.24*1.60217657E-19+0.75*1.3806488E-23*A75*LN((2*0.4*0.016)^(1/3)/0.014))/1.60217657E-19" table:style-name="ce1">
            <text:p>0.13292153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0.76853548887906753" table:formula="msoxl:=(0.5*1.52*1.60217657E-19+0.75*1.3806488E-23*A76*LN((2*0.45*0.082)^(1/3)/0.067))/1.60217657E-19" table:style-name="ce1">
            <text:p>0.76853548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448542726606902" table:formula="msoxl:=(0.5*0.81*1.60217657E-19+0.75*1.3806488E-23*A76*LN((2*0.3*0.052)^(1/3)/0.041))/1.60217657E-19" table:style-name="ce1">
            <text:p>0.41448542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892983251724629" table:formula="msoxl:=(0.5*1.42*1.60217657E-19+0.75*1.3806488E-23*A76*LN((2*0.65*0.12)^(1/3)/0.079))/1.60217657E-19" table:style-name="ce1">
            <text:p>0.71892983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15239715172064" table:formula="msoxl:=(0.5*0.42*1.60217657E-19+0.75*1.3806488E-23*A76*LN((2*0.41*0.025)^(1/3)/0.023))/1.60217657E-19" table:style-name="ce1">
            <text:p>0.22152397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310352483186819" table:formula="msoxl:=(0.5*0.24*1.60217657E-19+0.75*1.3806488E-23*A76*LN((2*0.4*0.016)^(1/3)/0.014))/1.60217657E-19" table:style-name="ce1">
            <text:p>0.13310352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0.76865403733572113" table:formula="msoxl:=(0.5*1.52*1.60217657E-19+0.75*1.3806488E-23*A77*LN((2*0.45*0.082)^(1/3)/0.067))/1.60217657E-19" table:style-name="ce1">
            <text:p>0.76865403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461716931143117" table:formula="msoxl:=(0.5*0.81*1.60217657E-19+0.75*1.3806488E-23*A77*LN((2*0.3*0.052)^(1/3)/0.041))/1.60217657E-19" table:style-name="ce1">
            <text:p>0.41461716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905385796887467" table:formula="msoxl:=(0.5*1.42*1.60217657E-19+0.75*1.3806488E-23*A77*LN((2*0.65*0.12)^(1/3)/0.079))/1.60217657E-19" table:style-name="ce1">
            <text:p>0.71905385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168402667716763" table:formula="msoxl:=(0.5*0.42*1.60217657E-19+0.75*1.3806488E-23*A77*LN((2*0.41*0.025)^(1/3)/0.023))/1.60217657E-19" table:style-name="ce1">
            <text:p>0.22168402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32855182323108" table:formula="msoxl:=(0.5*0.24*1.60217657E-19+0.75*1.3806488E-23*A77*LN((2*0.4*0.016)^(1/3)/0.014))/1.60217657E-19" table:style-name="ce1">
            <text:p>0.13328551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0.76877258579237484" table:formula="msoxl:=(0.5*1.52*1.60217657E-19+0.75*1.3806488E-23*A78*LN((2*0.45*0.082)^(1/3)/0.067))/1.60217657E-19" table:style-name="ce1">
            <text:p>0.76877258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474891135679326" table:formula="msoxl:=(0.5*0.81*1.60217657E-19+0.75*1.3806488E-23*A78*LN((2*0.3*0.052)^(1/3)/0.041))/1.60217657E-19" table:style-name="ce1">
            <text:p>0.41474891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917788342050326" table:formula="msoxl:=(0.5*1.42*1.60217657E-19+0.75*1.3806488E-23*A78*LN((2*0.65*0.12)^(1/3)/0.079))/1.60217657E-19" table:style-name="ce1">
            <text:p>0.71917788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184408183712881" table:formula="msoxl:=(0.5*0.42*1.60217657E-19+0.75*1.3806488E-23*A78*LN((2*0.41*0.025)^(1/3)/0.023))/1.60217657E-19" table:style-name="ce1">
            <text:p>0.22184408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346751163275344" table:formula="msoxl:=(0.5*0.24*1.60217657E-19+0.75*1.3806488E-23*A78*LN((2*0.4*0.016)^(1/3)/0.014))/1.60217657E-19" table:style-name="ce1">
            <text:p>0.13346751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76889113424902866" table:formula="msoxl:=(0.5*1.52*1.60217657E-19+0.75*1.3806488E-23*A79*LN((2*0.45*0.082)^(1/3)/0.067))/1.60217657E-19" table:style-name="ce1">
            <text:p>0.76889113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48806534021553" table:formula="msoxl:=(0.5*0.81*1.60217657E-19+0.75*1.3806488E-23*A79*LN((2*0.3*0.052)^(1/3)/0.041))/1.60217657E-19" table:style-name="ce1">
            <text:p>0.41488065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930190887213163" table:formula="msoxl:=(0.5*1.42*1.60217657E-19+0.75*1.3806488E-23*A79*LN((2*0.65*0.12)^(1/3)/0.079))/1.60217657E-19" table:style-name="ce1">
            <text:p>0.71930190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200413699709001" table:formula="msoxl:=(0.5*0.42*1.60217657E-19+0.75*1.3806488E-23*A79*LN((2*0.41*0.025)^(1/3)/0.023))/1.60217657E-19" table:style-name="ce1">
            <text:p>0.22200413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364950503319606" table:formula="msoxl:=(0.5*0.24*1.60217657E-19+0.75*1.3806488E-23*A79*LN((2*0.4*0.016)^(1/3)/0.014))/1.60217657E-19" table:style-name="ce1">
            <text:p>0.13364950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0.76900968270568226" table:formula="msoxl:=(0.5*1.52*1.60217657E-19+0.75*1.3806488E-23*A80*LN((2*0.45*0.082)^(1/3)/0.067))/1.60217657E-19" table:style-name="ce1">
            <text:p>0.76900968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501239544751733" table:formula="msoxl:=(0.5*0.81*1.60217657E-19+0.75*1.3806488E-23*A80*LN((2*0.3*0.052)^(1/3)/0.041))/1.60217657E-19" table:style-name="ce1">
            <text:p>0.41501239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942593432376001" table:formula="msoxl:=(0.5*1.42*1.60217657E-19+0.75*1.3806488E-23*A80*LN((2*0.65*0.12)^(1/3)/0.079))/1.60217657E-19" table:style-name="ce1">
            <text:p>0.71942593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216419215705122" table:formula="msoxl:=(0.5*0.42*1.60217657E-19+0.75*1.3806488E-23*A80*LN((2*0.41*0.025)^(1/3)/0.023))/1.60217657E-19" table:style-name="ce1">
            <text:p>0.22216419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383149843363867" table:formula="msoxl:=(0.5*0.24*1.60217657E-19+0.75*1.3806488E-23*A80*LN((2*0.4*0.016)^(1/3)/0.014))/1.60217657E-19" table:style-name="ce1">
            <text:p>0.13383149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0.76912823116233597" table:formula="msoxl:=(0.5*1.52*1.60217657E-19+0.75*1.3806488E-23*A81*LN((2*0.45*0.082)^(1/3)/0.067))/1.60217657E-19" table:style-name="ce1">
            <text:p>0.76912823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514413749287943" table:formula="msoxl:=(0.5*0.81*1.60217657E-19+0.75*1.3806488E-23*A81*LN((2*0.3*0.052)^(1/3)/0.041))/1.60217657E-19" table:style-name="ce1">
            <text:p>0.41514413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954995977538838" table:formula="msoxl:=(0.5*1.42*1.60217657E-19+0.75*1.3806488E-23*A81*LN((2*0.65*0.12)^(1/3)/0.079))/1.60217657E-19" table:style-name="ce1">
            <text:p>0.7195499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232424731701239" table:formula="msoxl:=(0.5*0.42*1.60217657E-19+0.75*1.3806488E-23*A81*LN((2*0.41*0.025)^(1/3)/0.023))/1.60217657E-19" table:style-name="ce1">
            <text:p>0.22232424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401349183408126" table:formula="msoxl:=(0.5*0.24*1.60217657E-19+0.75*1.3806488E-23*A81*LN((2*0.4*0.016)^(1/3)/0.014))/1.60217657E-19" table:style-name="ce1">
            <text:p>0.13401349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0.7692467796189898" table:formula="msoxl:=(0.5*1.52*1.60217657E-19+0.75*1.3806488E-23*A82*LN((2*0.45*0.082)^(1/3)/0.067))/1.60217657E-19" table:style-name="ce1">
            <text:p>0.7692467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527587953824147" table:formula="msoxl:=(0.5*0.81*1.60217657E-19+0.75*1.3806488E-23*A82*LN((2*0.3*0.052)^(1/3)/0.041))/1.60217657E-19" table:style-name="ce1">
            <text:p>0.4152758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967398522701687" table:formula="msoxl:=(0.5*1.42*1.60217657E-19+0.75*1.3806488E-23*A82*LN((2*0.65*0.12)^(1/3)/0.079))/1.60217657E-19" table:style-name="ce1">
            <text:p>0.71967398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248430247697362" table:formula="msoxl:=(0.5*0.42*1.60217657E-19+0.75*1.3806488E-23*A82*LN((2*0.41*0.025)^(1/3)/0.023))/1.60217657E-19" table:style-name="ce1">
            <text:p>0.22248430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419548523452388" table:formula="msoxl:=(0.5*0.24*1.60217657E-19+0.75*1.3806488E-23*A82*LN((2*0.4*0.016)^(1/3)/0.014))/1.60217657E-19" table:style-name="ce1">
            <text:p>0.13419548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0.76936532807564351" table:formula="msoxl:=(0.5*1.52*1.60217657E-19+0.75*1.3806488E-23*A83*LN((2*0.45*0.082)^(1/3)/0.067))/1.60217657E-19" table:style-name="ce1">
            <text:p>0.76936532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540762158360356" table:formula="msoxl:=(0.5*0.81*1.60217657E-19+0.75*1.3806488E-23*A83*LN((2*0.3*0.052)^(1/3)/0.041))/1.60217657E-19" table:style-name="ce1">
            <text:p>0.41540762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979801067864524" table:formula="msoxl:=(0.5*1.42*1.60217657E-19+0.75*1.3806488E-23*A83*LN((2*0.65*0.12)^(1/3)/0.079))/1.60217657E-19" table:style-name="ce1">
            <text:p>0.71979801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264435763693483" table:formula="msoxl:=(0.5*0.42*1.60217657E-19+0.75*1.3806488E-23*A83*LN((2*0.41*0.025)^(1/3)/0.023))/1.60217657E-19" table:style-name="ce1">
            <text:p>0.22264435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437747863496649" table:formula="msoxl:=(0.5*0.24*1.60217657E-19+0.75*1.3806488E-23*A83*LN((2*0.4*0.016)^(1/3)/0.014))/1.60217657E-19" table:style-name="ce1">
            <text:p>0.13437747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76948387653229711" table:formula="msoxl:=(0.5*1.52*1.60217657E-19+0.75*1.3806488E-23*A84*LN((2*0.45*0.082)^(1/3)/0.067))/1.60217657E-19" table:style-name="ce1">
            <text:p>0.76948387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55393636289656" table:formula="msoxl:=(0.5*0.81*1.60217657E-19+0.75*1.3806488E-23*A84*LN((2*0.3*0.052)^(1/3)/0.041))/1.60217657E-19" table:style-name="ce1">
            <text:p>0.41553936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1992203613027361" table:formula="msoxl:=(0.5*1.42*1.60217657E-19+0.75*1.3806488E-23*A84*LN((2*0.65*0.12)^(1/3)/0.079))/1.60217657E-19" table:style-name="ce1">
            <text:p>0.71992203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2804412796896" table:formula="msoxl:=(0.5*0.42*1.60217657E-19+0.75*1.3806488E-23*A84*LN((2*0.41*0.025)^(1/3)/0.023))/1.60217657E-19" table:style-name="ce1">
            <text:p>0.22280441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455947203540911" table:formula="msoxl:=(0.5*0.24*1.60217657E-19+0.75*1.3806488E-23*A84*LN((2*0.4*0.016)^(1/3)/0.014))/1.60217657E-19" table:style-name="ce1">
            <text:p>0.13455947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0.76960242498895093" table:formula="msoxl:=(0.5*1.52*1.60217657E-19+0.75*1.3806488E-23*A85*LN((2*0.45*0.082)^(1/3)/0.067))/1.60217657E-19" table:style-name="ce1">
            <text:p>0.76960242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567110567432775" table:formula="msoxl:=(0.5*0.81*1.60217657E-19+0.75*1.3806488E-23*A85*LN((2*0.3*0.052)^(1/3)/0.041))/1.60217657E-19" table:style-name="ce1">
            <text:p>0.41567110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004606158190221" table:formula="msoxl:=(0.5*1.42*1.60217657E-19+0.75*1.3806488E-23*A85*LN((2*0.65*0.12)^(1/3)/0.079))/1.60217657E-19" table:style-name="ce1">
            <text:p>0.72004606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29644679568572" table:formula="msoxl:=(0.5*0.42*1.60217657E-19+0.75*1.3806488E-23*A85*LN((2*0.41*0.025)^(1/3)/0.023))/1.60217657E-19" table:style-name="ce1">
            <text:p>0.22296446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474146543585175" table:formula="msoxl:=(0.5*0.24*1.60217657E-19+0.75*1.3806488E-23*A85*LN((2*0.4*0.016)^(1/3)/0.014))/1.60217657E-19" table:style-name="ce1">
            <text:p>0.13474146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0.76972097344560464" table:formula="msoxl:=(0.5*1.52*1.60217657E-19+0.75*1.3806488E-23*A86*LN((2*0.45*0.082)^(1/3)/0.067))/1.60217657E-19" table:style-name="ce1">
            <text:p>0.76972097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580284771968978" table:formula="msoxl:=(0.5*0.81*1.60217657E-19+0.75*1.3806488E-23*A86*LN((2*0.3*0.052)^(1/3)/0.041))/1.60217657E-19" table:style-name="ce1">
            <text:p>0.41580284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017008703353058" table:formula="msoxl:=(0.5*1.42*1.60217657E-19+0.75*1.3806488E-23*A86*LN((2*0.65*0.12)^(1/3)/0.079))/1.60217657E-19" table:style-name="ce1">
            <text:p>0.72017008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312452311681844" table:formula="msoxl:=(0.5*0.42*1.60217657E-19+0.75*1.3806488E-23*A86*LN((2*0.41*0.025)^(1/3)/0.023))/1.60217657E-19" table:style-name="ce1">
            <text:p>0.22312452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492345883629434" table:formula="msoxl:=(0.5*0.24*1.60217657E-19+0.75*1.3806488E-23*A86*LN((2*0.4*0.016)^(1/3)/0.014))/1.60217657E-19" table:style-name="ce1">
            <text:p>0.13492345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0.76983952190225824" table:formula="msoxl:=(0.5*1.52*1.60217657E-19+0.75*1.3806488E-23*A87*LN((2*0.45*0.082)^(1/3)/0.067))/1.60217657E-19" table:style-name="ce1">
            <text:p>0.76983952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593458976505188" table:formula="msoxl:=(0.5*0.81*1.60217657E-19+0.75*1.3806488E-23*A87*LN((2*0.3*0.052)^(1/3)/0.041))/1.60217657E-19" table:style-name="ce1">
            <text:p>0.4159345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029411248515895" table:formula="msoxl:=(0.5*1.42*1.60217657E-19+0.75*1.3806488E-23*A87*LN((2*0.65*0.12)^(1/3)/0.079))/1.60217657E-19" table:style-name="ce1">
            <text:p>0.72029411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328457827677961" table:formula="msoxl:=(0.5*0.42*1.60217657E-19+0.75*1.3806488E-23*A87*LN((2*0.41*0.025)^(1/3)/0.023))/1.60217657E-19" table:style-name="ce1">
            <text:p>0.22328457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510545223673695" table:formula="msoxl:=(0.5*0.24*1.60217657E-19+0.75*1.3806488E-23*A87*LN((2*0.4*0.016)^(1/3)/0.014))/1.60217657E-19" table:style-name="ce1">
            <text:p>0.13510545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0.76995807035891206" table:formula="msoxl:=(0.5*1.52*1.60217657E-19+0.75*1.3806488E-23*A88*LN((2*0.45*0.082)^(1/3)/0.067))/1.60217657E-19" table:style-name="ce1">
            <text:p>0.7699580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606633181041391" table:formula="msoxl:=(0.5*0.81*1.60217657E-19+0.75*1.3806488E-23*A88*LN((2*0.3*0.052)^(1/3)/0.041))/1.60217657E-19" table:style-name="ce1">
            <text:p>0.41606633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041813793678733" table:formula="msoxl:=(0.5*1.42*1.60217657E-19+0.75*1.3806488E-23*A88*LN((2*0.65*0.12)^(1/3)/0.079))/1.60217657E-19" table:style-name="ce1">
            <text:p>0.72041813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344463343674081" table:formula="msoxl:=(0.5*0.42*1.60217657E-19+0.75*1.3806488E-23*A88*LN((2*0.41*0.025)^(1/3)/0.023))/1.60217657E-19" table:style-name="ce1">
            <text:p>0.22344463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528744563717957" table:formula="msoxl:=(0.5*0.24*1.60217657E-19+0.75*1.3806488E-23*A88*LN((2*0.4*0.016)^(1/3)/0.014))/1.60217657E-19" table:style-name="ce1">
            <text:p>0.13528744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0.77007661881556577" table:formula="msoxl:=(0.5*1.52*1.60217657E-19+0.75*1.3806488E-23*A89*LN((2*0.45*0.082)^(1/3)/0.067))/1.60217657E-19" table:style-name="ce1">
            <text:p>0.77007661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619807385577595" table:formula="msoxl:=(0.5*0.81*1.60217657E-19+0.75*1.3806488E-23*A89*LN((2*0.3*0.052)^(1/3)/0.041))/1.60217657E-19" table:style-name="ce1">
            <text:p>0.41619807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054216338841581" table:formula="msoxl:=(0.5*1.42*1.60217657E-19+0.75*1.3806488E-23*A89*LN((2*0.65*0.12)^(1/3)/0.079))/1.60217657E-19" table:style-name="ce1">
            <text:p>0.72054216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360468859670202" table:formula="msoxl:=(0.5*0.42*1.60217657E-19+0.75*1.3806488E-23*A89*LN((2*0.41*0.025)^(1/3)/0.023))/1.60217657E-19" table:style-name="ce1">
            <text:p>0.22360468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546943903762218" table:formula="msoxl:=(0.5*0.24*1.60217657E-19+0.75*1.3806488E-23*A89*LN((2*0.4*0.016)^(1/3)/0.014))/1.60217657E-19" table:style-name="ce1">
            <text:p>0.13546943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0.77019516727221937" table:formula="msoxl:=(0.5*1.52*1.60217657E-19+0.75*1.3806488E-23*A90*LN((2*0.45*0.082)^(1/3)/0.067))/1.60217657E-19" table:style-name="ce1">
            <text:p>0.77019516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632981590113805" table:formula="msoxl:=(0.5*0.81*1.60217657E-19+0.75*1.3806488E-23*A90*LN((2*0.3*0.052)^(1/3)/0.041))/1.60217657E-19" table:style-name="ce1">
            <text:p>0.41632981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066618884004419" table:formula="msoxl:=(0.5*1.42*1.60217657E-19+0.75*1.3806488E-23*A90*LN((2*0.65*0.12)^(1/3)/0.079))/1.60217657E-19" table:style-name="ce1">
            <text:p>0.72066618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376474375666319" table:formula="msoxl:=(0.5*0.42*1.60217657E-19+0.75*1.3806488E-23*A90*LN((2*0.41*0.025)^(1/3)/0.023))/1.60217657E-19" table:style-name="ce1">
            <text:p>0.22376474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565143243806482" table:formula="msoxl:=(0.5*0.24*1.60217657E-19+0.75*1.3806488E-23*A90*LN((2*0.4*0.016)^(1/3)/0.014))/1.60217657E-19" table:style-name="ce1">
            <text:p>0.13565143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0.77031371572887319" table:formula="msoxl:=(0.5*1.52*1.60217657E-19+0.75*1.3806488E-23*A91*LN((2*0.45*0.082)^(1/3)/0.067))/1.60217657E-19" table:style-name="ce1">
            <text:p>0.77031371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646155794650008" table:formula="msoxl:=(0.5*0.81*1.60217657E-19+0.75*1.3806488E-23*A91*LN((2*0.3*0.052)^(1/3)/0.041))/1.60217657E-19" table:style-name="ce1">
            <text:p>0.41646155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079021429167256" table:formula="msoxl:=(0.5*1.42*1.60217657E-19+0.75*1.3806488E-23*A91*LN((2*0.65*0.12)^(1/3)/0.079))/1.60217657E-19" table:style-name="ce1">
            <text:p>0.72079021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392479891662442" table:formula="msoxl:=(0.5*0.42*1.60217657E-19+0.75*1.3806488E-23*A91*LN((2*0.41*0.025)^(1/3)/0.023))/1.60217657E-19" table:style-name="ce1">
            <text:p>0.22392479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583342583850741" table:formula="msoxl:=(0.5*0.24*1.60217657E-19+0.75*1.3806488E-23*A91*LN((2*0.4*0.016)^(1/3)/0.014))/1.60217657E-19" table:style-name="ce1">
            <text:p>0.13583342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0.7704322641855269" table:formula="msoxl:=(0.5*1.52*1.60217657E-19+0.75*1.3806488E-23*A92*LN((2*0.45*0.082)^(1/3)/0.067))/1.60217657E-19" table:style-name="ce1">
            <text:p>0.77043226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659329999186223" table:formula="msoxl:=(0.5*0.81*1.60217657E-19+0.75*1.3806488E-23*A92*LN((2*0.3*0.052)^(1/3)/0.041))/1.60217657E-19" table:style-name="ce1">
            <text:p>0.416593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091423974330116" table:formula="msoxl:=(0.5*1.42*1.60217657E-19+0.75*1.3806488E-23*A92*LN((2*0.65*0.12)^(1/3)/0.079))/1.60217657E-19" table:style-name="ce1">
            <text:p>0.7209142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408485407658563" table:formula="msoxl:=(0.5*0.42*1.60217657E-19+0.75*1.3806488E-23*A92*LN((2*0.41*0.025)^(1/3)/0.023))/1.60217657E-19" table:style-name="ce1">
            <text:p>0.22408485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601541923895002" table:formula="msoxl:=(0.5*0.24*1.60217657E-19+0.75*1.3806488E-23*A92*LN((2*0.4*0.016)^(1/3)/0.014))/1.60217657E-19" table:style-name="ce1">
            <text:p>0.13601541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0.7705508126421805" table:formula="msoxl:=(0.5*1.52*1.60217657E-19+0.75*1.3806488E-23*A93*LN((2*0.45*0.082)^(1/3)/0.067))/1.60217657E-19" table:style-name="ce1">
            <text:p>0.77055081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672504203722427" table:formula="msoxl:=(0.5*0.81*1.60217657E-19+0.75*1.3806488E-23*A93*LN((2*0.3*0.052)^(1/3)/0.041))/1.60217657E-19" table:style-name="ce1">
            <text:p>0.41672504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103826519492953" table:formula="msoxl:=(0.5*1.42*1.60217657E-19+0.75*1.3806488E-23*A93*LN((2*0.65*0.12)^(1/3)/0.079))/1.60217657E-19" table:style-name="ce1">
            <text:p>0.72103826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42449092365468" table:formula="msoxl:=(0.5*0.42*1.60217657E-19+0.75*1.3806488E-23*A93*LN((2*0.41*0.025)^(1/3)/0.023))/1.60217657E-19" table:style-name="ce1">
            <text:p>0.22424490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619741263939264" table:formula="msoxl:=(0.5*0.24*1.60217657E-19+0.75*1.3806488E-23*A93*LN((2*0.4*0.016)^(1/3)/0.014))/1.60217657E-19" table:style-name="ce1">
            <text:p>0.13619741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.77066936109883433" table:formula="msoxl:=(0.5*1.52*1.60217657E-19+0.75*1.3806488E-23*A94*LN((2*0.45*0.082)^(1/3)/0.067))/1.60217657E-19" table:style-name="ce1">
            <text:p>0.77066936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685678408258636" table:formula="msoxl:=(0.5*0.81*1.60217657E-19+0.75*1.3806488E-23*A94*LN((2*0.3*0.052)^(1/3)/0.041))/1.60217657E-19" table:style-name="ce1">
            <text:p>0.41685678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11622906465579" table:formula="msoxl:=(0.5*1.42*1.60217657E-19+0.75*1.3806488E-23*A94*LN((2*0.65*0.12)^(1/3)/0.079))/1.60217657E-19" table:style-name="ce1">
            <text:p>0.72116229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440496439650801" table:formula="msoxl:=(0.5*0.42*1.60217657E-19+0.75*1.3806488E-23*A94*LN((2*0.41*0.025)^(1/3)/0.023))/1.60217657E-19" table:style-name="ce1">
            <text:p>0.22440496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637940603983525" table:formula="msoxl:=(0.5*0.24*1.60217657E-19+0.75*1.3806488E-23*A94*LN((2*0.4*0.016)^(1/3)/0.014))/1.60217657E-19" table:style-name="ce1">
            <text:p>0.13637940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0.77078790955548804" table:formula="msoxl:=(0.5*1.52*1.60217657E-19+0.75*1.3806488E-23*A95*LN((2*0.45*0.082)^(1/3)/0.067))/1.60217657E-19" table:style-name="ce1">
            <text:p>0.7707879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69885261279484" table:formula="msoxl:=(0.5*0.81*1.60217657E-19+0.75*1.3806488E-23*A95*LN((2*0.3*0.052)^(1/3)/0.041))/1.60217657E-19" table:style-name="ce1">
            <text:p>0.41698852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128631609818628" table:formula="msoxl:=(0.5*1.42*1.60217657E-19+0.75*1.3806488E-23*A95*LN((2*0.65*0.12)^(1/3)/0.079))/1.60217657E-19" table:style-name="ce1">
            <text:p>0.72128631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456501955646924" table:formula="msoxl:=(0.5*0.42*1.60217657E-19+0.75*1.3806488E-23*A95*LN((2*0.41*0.025)^(1/3)/0.023))/1.60217657E-19" table:style-name="ce1">
            <text:p>0.2245650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656139944027787" table:formula="msoxl:=(0.5*0.24*1.60217657E-19+0.75*1.3806488E-23*A95*LN((2*0.4*0.016)^(1/3)/0.014))/1.60217657E-19" table:style-name="ce1">
            <text:p>0.13656139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0.77090645801214164" table:formula="msoxl:=(0.5*1.52*1.60217657E-19+0.75*1.3806488E-23*A96*LN((2*0.45*0.082)^(1/3)/0.067))/1.60217657E-19" table:style-name="ce1">
            <text:p>0.77090645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712026817331049" table:formula="msoxl:=(0.5*0.81*1.60217657E-19+0.75*1.3806488E-23*A96*LN((2*0.3*0.052)^(1/3)/0.041))/1.60217657E-19" table:style-name="ce1">
            <text:p>0.41712026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141034154981476" table:formula="msoxl:=(0.5*1.42*1.60217657E-19+0.75*1.3806488E-23*A96*LN((2*0.65*0.12)^(1/3)/0.079))/1.60217657E-19" table:style-name="ce1">
            <text:p>0.72141034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472507471643041" table:formula="msoxl:=(0.5*0.42*1.60217657E-19+0.75*1.3806488E-23*A96*LN((2*0.41*0.025)^(1/3)/0.023))/1.60217657E-19" table:style-name="ce1">
            <text:p>0.22472507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674339284072048" table:formula="msoxl:=(0.5*0.24*1.60217657E-19+0.75*1.3806488E-23*A96*LN((2*0.4*0.016)^(1/3)/0.014))/1.60217657E-19" table:style-name="ce1">
            <text:p>0.13674339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0.77102500646879546" table:formula="msoxl:=(0.5*1.52*1.60217657E-19+0.75*1.3806488E-23*A97*LN((2*0.45*0.082)^(1/3)/0.067))/1.60217657E-19" table:style-name="ce1">
            <text:p>0.77102500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725201021867253" table:formula="msoxl:=(0.5*0.81*1.60217657E-19+0.75*1.3806488E-23*A97*LN((2*0.3*0.052)^(1/3)/0.041))/1.60217657E-19" table:style-name="ce1">
            <text:p>0.4172520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153436700144313" table:formula="msoxl:=(0.5*1.42*1.60217657E-19+0.75*1.3806488E-23*A97*LN((2*0.65*0.12)^(1/3)/0.079))/1.60217657E-19" table:style-name="ce1">
            <text:p>0.72153436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488512987639162" table:formula="msoxl:=(0.5*0.42*1.60217657E-19+0.75*1.3806488E-23*A97*LN((2*0.41*0.025)^(1/3)/0.023))/1.60217657E-19" table:style-name="ce1">
            <text:p>0.2248851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69253862411631" table:formula="msoxl:=(0.5*0.24*1.60217657E-19+0.75*1.3806488E-23*A97*LN((2*0.4*0.016)^(1/3)/0.014))/1.60217657E-19" table:style-name="ce1">
            <text:p>0.13692538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0.77114355492544917" table:formula="msoxl:=(0.5*1.52*1.60217657E-19+0.75*1.3806488E-23*A98*LN((2*0.45*0.082)^(1/3)/0.067))/1.60217657E-19" table:style-name="ce1">
            <text:p>0.77114355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738375226403457" table:formula="msoxl:=(0.5*0.81*1.60217657E-19+0.75*1.3806488E-23*A98*LN((2*0.3*0.052)^(1/3)/0.041))/1.60217657E-19" table:style-name="ce1">
            <text:p>0.41738375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165839245307151" table:formula="msoxl:=(0.5*1.42*1.60217657E-19+0.75*1.3806488E-23*A98*LN((2*0.65*0.12)^(1/3)/0.079))/1.60217657E-19" table:style-name="ce1">
            <text:p>0.72165839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504518503635282" table:formula="msoxl:=(0.5*0.42*1.60217657E-19+0.75*1.3806488E-23*A98*LN((2*0.41*0.025)^(1/3)/0.023))/1.60217657E-19" table:style-name="ce1">
            <text:p>0.22504518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710737964160571" table:formula="msoxl:=(0.5*0.24*1.60217657E-19+0.75*1.3806488E-23*A98*LN((2*0.4*0.016)^(1/3)/0.014))/1.60217657E-19" table:style-name="ce1">
            <text:p>0.1371073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0.77126210338210277" table:formula="msoxl:=(0.5*1.52*1.60217657E-19+0.75*1.3806488E-23*A99*LN((2*0.45*0.082)^(1/3)/0.067))/1.60217657E-19" table:style-name="ce1">
            <text:p>0.77126210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751549430939666" table:formula="msoxl:=(0.5*0.81*1.60217657E-19+0.75*1.3806488E-23*A99*LN((2*0.3*0.052)^(1/3)/0.041))/1.60217657E-19" table:style-name="ce1">
            <text:p>0.41751549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17824179047001" table:formula="msoxl:=(0.5*1.42*1.60217657E-19+0.75*1.3806488E-23*A99*LN((2*0.65*0.12)^(1/3)/0.079))/1.60217657E-19" table:style-name="ce1">
            <text:p>0.72178241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520524019631399" table:formula="msoxl:=(0.5*0.42*1.60217657E-19+0.75*1.3806488E-23*A99*LN((2*0.41*0.025)^(1/3)/0.023))/1.60217657E-19" table:style-name="ce1">
            <text:p>0.2252052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728937304204833" table:formula="msoxl:=(0.5*0.24*1.60217657E-19+0.75*1.3806488E-23*A99*LN((2*0.4*0.016)^(1/3)/0.014))/1.60217657E-19" table:style-name="ce1">
            <text:p>0.13728937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0.77138065183875659" table:formula="msoxl:=(0.5*1.52*1.60217657E-19+0.75*1.3806488E-23*A100*LN((2*0.45*0.082)^(1/3)/0.067))/1.60217657E-19" table:style-name="ce1">
            <text:p>0.77138065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764723635475881" table:formula="msoxl:=(0.5*0.81*1.60217657E-19+0.75*1.3806488E-23*A100*LN((2*0.3*0.052)^(1/3)/0.041))/1.60217657E-19" table:style-name="ce1">
            <text:p>0.41764723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190644335632848" table:formula="msoxl:=(0.5*1.42*1.60217657E-19+0.75*1.3806488E-23*A100*LN((2*0.65*0.12)^(1/3)/0.079))/1.60217657E-19" table:style-name="ce1">
            <text:p>0.72190644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536529535627522" table:formula="msoxl:=(0.5*0.42*1.60217657E-19+0.75*1.3806488E-23*A100*LN((2*0.41*0.025)^(1/3)/0.023))/1.60217657E-19" table:style-name="ce1">
            <text:p>0.22536529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747136644249094" table:formula="msoxl:=(0.5*0.24*1.60217657E-19+0.75*1.3806488E-23*A100*LN((2*0.4*0.016)^(1/3)/0.014))/1.60217657E-19" table:style-name="ce1">
            <text:p>0.13747136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0.7714992002954103" table:formula="msoxl:=(0.5*1.52*1.60217657E-19+0.75*1.3806488E-23*A101*LN((2*0.45*0.082)^(1/3)/0.067))/1.60217657E-19" table:style-name="ce1">
            <text:p>0.771499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777897840012085" table:formula="msoxl:=(0.5*0.81*1.60217657E-19+0.75*1.3806488E-23*A101*LN((2*0.3*0.052)^(1/3)/0.041))/1.60217657E-19" table:style-name="ce1">
            <text:p>0.41777897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203046880795685" table:formula="msoxl:=(0.5*1.42*1.60217657E-19+0.75*1.3806488E-23*A101*LN((2*0.65*0.12)^(1/3)/0.079))/1.60217657E-19" table:style-name="ce1">
            <text:p>0.72203046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552535051623643" table:formula="msoxl:=(0.5*0.42*1.60217657E-19+0.75*1.3806488E-23*A101*LN((2*0.41*0.025)^(1/3)/0.023))/1.60217657E-19" table:style-name="ce1">
            <text:p>0.22552535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765335984293356" table:formula="msoxl:=(0.5*0.24*1.60217657E-19+0.75*1.3806488E-23*A101*LN((2*0.4*0.016)^(1/3)/0.014))/1.60217657E-19" table:style-name="ce1">
            <text:p>0.1376533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0.7716177487520639" table:formula="msoxl:=(0.5*1.52*1.60217657E-19+0.75*1.3806488E-23*A102*LN((2*0.45*0.082)^(1/3)/0.067))/1.60217657E-19" table:style-name="ce1">
            <text:p>0.77161774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791072044548289" table:formula="msoxl:=(0.5*0.81*1.60217657E-19+0.75*1.3806488E-23*A102*LN((2*0.3*0.052)^(1/3)/0.041))/1.60217657E-19" table:style-name="ce1">
            <text:p>0.4179107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215449425958522" table:formula="msoxl:=(0.5*1.42*1.60217657E-19+0.75*1.3806488E-23*A102*LN((2*0.65*0.12)^(1/3)/0.079))/1.60217657E-19" table:style-name="ce1">
            <text:p>0.72215449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56854056761976" table:formula="msoxl:=(0.5*0.42*1.60217657E-19+0.75*1.3806488E-23*A102*LN((2*0.41*0.025)^(1/3)/0.023))/1.60217657E-19" table:style-name="ce1">
            <text:p>0.22568540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783535324337617" table:formula="msoxl:=(0.5*0.24*1.60217657E-19+0.75*1.3806488E-23*A102*LN((2*0.4*0.016)^(1/3)/0.014))/1.60217657E-19" table:style-name="ce1">
            <text:p>0.13783535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0.77173629720871773" table:formula="msoxl:=(0.5*1.52*1.60217657E-19+0.75*1.3806488E-23*A103*LN((2*0.45*0.082)^(1/3)/0.067))/1.60217657E-19" table:style-name="ce1">
            <text:p>0.77173629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804246249084498" table:formula="msoxl:=(0.5*0.81*1.60217657E-19+0.75*1.3806488E-23*A103*LN((2*0.3*0.052)^(1/3)/0.041))/1.60217657E-19" table:style-name="ce1">
            <text:p>0.41804246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227851971121371" table:formula="msoxl:=(0.5*1.42*1.60217657E-19+0.75*1.3806488E-23*A103*LN((2*0.65*0.12)^(1/3)/0.079))/1.60217657E-19" table:style-name="ce1">
            <text:p>0.7222785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584546083615881" table:formula="msoxl:=(0.5*0.42*1.60217657E-19+0.75*1.3806488E-23*A103*LN((2*0.41*0.025)^(1/3)/0.023))/1.60217657E-19" table:style-name="ce1">
            <text:p>0.22584546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801734664381876" table:formula="msoxl:=(0.5*0.24*1.60217657E-19+0.75*1.3806488E-23*A103*LN((2*0.4*0.016)^(1/3)/0.014))/1.60217657E-19" table:style-name="ce1">
            <text:p>0.13801734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77185484566537144" table:formula="msoxl:=(0.5*1.52*1.60217657E-19+0.75*1.3806488E-23*A104*LN((2*0.45*0.082)^(1/3)/0.067))/1.60217657E-19" table:style-name="ce1">
            <text:p>0.77185484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817420453620702" table:formula="msoxl:=(0.5*0.81*1.60217657E-19+0.75*1.3806488E-23*A104*LN((2*0.3*0.052)^(1/3)/0.041))/1.60217657E-19" table:style-name="ce1">
            <text:p>0.41817420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240254516284208" table:formula="msoxl:=(0.5*1.42*1.60217657E-19+0.75*1.3806488E-23*A104*LN((2*0.65*0.12)^(1/3)/0.079))/1.60217657E-19" table:style-name="ce1">
            <text:p>0.72240254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600551599612004" table:formula="msoxl:=(0.5*0.42*1.60217657E-19+0.75*1.3806488E-23*A104*LN((2*0.41*0.025)^(1/3)/0.023))/1.60217657E-19" table:style-name="ce1">
            <text:p>0.22600551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81993400442614" table:formula="msoxl:=(0.5*0.24*1.60217657E-19+0.75*1.3806488E-23*A104*LN((2*0.4*0.016)^(1/3)/0.014))/1.60217657E-19" table:style-name="ce1">
            <text:p>0.1381993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0.77197339412202515" table:formula="msoxl:=(0.5*1.52*1.60217657E-19+0.75*1.3806488E-23*A105*LN((2*0.45*0.082)^(1/3)/0.067))/1.60217657E-19" table:style-name="ce1">
            <text:p>0.77197339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830594658156911" table:formula="msoxl:=(0.5*0.81*1.60217657E-19+0.75*1.3806488E-23*A105*LN((2*0.3*0.052)^(1/3)/0.041))/1.60217657E-19" table:style-name="ce1">
            <text:p>0.41830594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252657061447045" table:formula="msoxl:=(0.5*1.42*1.60217657E-19+0.75*1.3806488E-23*A105*LN((2*0.65*0.12)^(1/3)/0.079))/1.60217657E-19" table:style-name="ce1">
            <text:p>0.72252657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616557115608121" table:formula="msoxl:=(0.5*0.42*1.60217657E-19+0.75*1.3806488E-23*A105*LN((2*0.41*0.025)^(1/3)/0.023))/1.60217657E-19" table:style-name="ce1">
            <text:p>0.22616557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838133344470402" table:formula="msoxl:=(0.5*0.24*1.60217657E-19+0.75*1.3806488E-23*A105*LN((2*0.4*0.016)^(1/3)/0.014))/1.60217657E-19" table:style-name="ce1">
            <text:p>0.13838133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0.77209194257867886" table:formula="msoxl:=(0.5*1.52*1.60217657E-19+0.75*1.3806488E-23*A106*LN((2*0.45*0.082)^(1/3)/0.067))/1.60217657E-19" table:style-name="ce1">
            <text:p>0.77209194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843768862693115" table:formula="msoxl:=(0.5*0.81*1.60217657E-19+0.75*1.3806488E-23*A106*LN((2*0.3*0.052)^(1/3)/0.041))/1.60217657E-19" table:style-name="ce1">
            <text:p>0.41843768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265059606609905" table:formula="msoxl:=(0.5*1.42*1.60217657E-19+0.75*1.3806488E-23*A106*LN((2*0.65*0.12)^(1/3)/0.079))/1.60217657E-19" table:style-name="ce1">
            <text:p>0.72265059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632562631604242" table:formula="msoxl:=(0.5*0.42*1.60217657E-19+0.75*1.3806488E-23*A106*LN((2*0.41*0.025)^(1/3)/0.023))/1.60217657E-19" table:style-name="ce1">
            <text:p>0.22632562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856332684514663" table:formula="msoxl:=(0.5*0.24*1.60217657E-19+0.75*1.3806488E-23*A106*LN((2*0.4*0.016)^(1/3)/0.014))/1.60217657E-19" table:style-name="ce1">
            <text:p>0.13856332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0.77221049103533257" table:formula="msoxl:=(0.5*1.52*1.60217657E-19+0.75*1.3806488E-23*A107*LN((2*0.45*0.082)^(1/3)/0.067))/1.60217657E-19" table:style-name="ce1">
            <text:p>0.77221049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856943067229324" table:formula="msoxl:=(0.5*0.81*1.60217657E-19+0.75*1.3806488E-23*A107*LN((2*0.3*0.052)^(1/3)/0.041))/1.60217657E-19" table:style-name="ce1">
            <text:p>0.41856943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277462151772742" table:formula="msoxl:=(0.5*1.42*1.60217657E-19+0.75*1.3806488E-23*A107*LN((2*0.65*0.12)^(1/3)/0.079))/1.60217657E-19" table:style-name="ce1">
            <text:p>0.72277462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648568147600362" table:formula="msoxl:=(0.5*0.42*1.60217657E-19+0.75*1.3806488E-23*A107*LN((2*0.41*0.025)^(1/3)/0.023))/1.60217657E-19" table:style-name="ce1">
            <text:p>0.22648568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874532024558925" table:formula="msoxl:=(0.5*0.24*1.60217657E-19+0.75*1.3806488E-23*A107*LN((2*0.4*0.016)^(1/3)/0.014))/1.60217657E-19" table:style-name="ce1">
            <text:p>0.1387453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0.77232903949198628" table:formula="msoxl:=(0.5*1.52*1.60217657E-19+0.75*1.3806488E-23*A108*LN((2*0.45*0.082)^(1/3)/0.067))/1.60217657E-19" table:style-name="ce1">
            <text:p>0.77232903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870117271765533" table:formula="msoxl:=(0.5*0.81*1.60217657E-19+0.75*1.3806488E-23*A108*LN((2*0.3*0.052)^(1/3)/0.041))/1.60217657E-19" table:style-name="ce1">
            <text:p>0.41870117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28986469693558" table:formula="msoxl:=(0.5*1.42*1.60217657E-19+0.75*1.3806488E-23*A108*LN((2*0.65*0.12)^(1/3)/0.079))/1.60217657E-19" table:style-name="ce1">
            <text:p>0.72289864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66457366359648" table:formula="msoxl:=(0.5*0.42*1.60217657E-19+0.75*1.3806488E-23*A108*LN((2*0.41*0.025)^(1/3)/0.023))/1.60217657E-19" table:style-name="ce1">
            <text:p>0.22664573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892731364603184" table:formula="msoxl:=(0.5*0.24*1.60217657E-19+0.75*1.3806488E-23*A108*LN((2*0.4*0.016)^(1/3)/0.014))/1.60217657E-19" table:style-name="ce1">
            <text:p>0.13892731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0.77244758794863999" table:formula="msoxl:=(0.5*1.52*1.60217657E-19+0.75*1.3806488E-23*A109*LN((2*0.45*0.082)^(1/3)/0.067))/1.60217657E-19" table:style-name="ce1">
            <text:p>0.77244758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883291476301743" table:formula="msoxl:=(0.5*0.81*1.60217657E-19+0.75*1.3806488E-23*A109*LN((2*0.3*0.052)^(1/3)/0.041))/1.60217657E-19" table:style-name="ce1">
            <text:p>0.41883291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302267242098428" table:formula="msoxl:=(0.5*1.42*1.60217657E-19+0.75*1.3806488E-23*A109*LN((2*0.65*0.12)^(1/3)/0.079))/1.60217657E-19" table:style-name="ce1">
            <text:p>0.72302267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680579179592603" table:formula="msoxl:=(0.5*0.42*1.60217657E-19+0.75*1.3806488E-23*A109*LN((2*0.41*0.025)^(1/3)/0.023))/1.60217657E-19" table:style-name="ce1">
            <text:p>0.22680579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910930704647448" table:formula="msoxl:=(0.5*0.24*1.60217657E-19+0.75*1.3806488E-23*A109*LN((2*0.4*0.016)^(1/3)/0.014))/1.60217657E-19" table:style-name="ce1">
            <text:p>0.13910930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0.7725661364052937" table:formula="msoxl:=(0.5*1.52*1.60217657E-19+0.75*1.3806488E-23*A110*LN((2*0.45*0.082)^(1/3)/0.067))/1.60217657E-19" table:style-name="ce1">
            <text:p>0.77256613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896465680837947" table:formula="msoxl:=(0.5*0.81*1.60217657E-19+0.75*1.3806488E-23*A110*LN((2*0.3*0.052)^(1/3)/0.041))/1.60217657E-19" table:style-name="ce1">
            <text:p>0.41896465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314669787261265" table:formula="msoxl:=(0.5*1.42*1.60217657E-19+0.75*1.3806488E-23*A110*LN((2*0.65*0.12)^(1/3)/0.079))/1.60217657E-19" table:style-name="ce1">
            <text:p>0.72314669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696584695588723" table:formula="msoxl:=(0.5*0.42*1.60217657E-19+0.75*1.3806488E-23*A110*LN((2*0.41*0.025)^(1/3)/0.023))/1.60217657E-19" table:style-name="ce1">
            <text:p>0.22696584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929130044691709" table:formula="msoxl:=(0.5*0.24*1.60217657E-19+0.75*1.3806488E-23*A110*LN((2*0.4*0.016)^(1/3)/0.014))/1.60217657E-19" table:style-name="ce1">
            <text:p>0.139291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0.77268468486194741" table:formula="msoxl:=(0.5*1.52*1.60217657E-19+0.75*1.3806488E-23*A111*LN((2*0.45*0.082)^(1/3)/0.067))/1.60217657E-19" table:style-name="ce1">
            <text:p>0.77268468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909639885374156" table:formula="msoxl:=(0.5*0.81*1.60217657E-19+0.75*1.3806488E-23*A111*LN((2*0.3*0.052)^(1/3)/0.041))/1.60217657E-19" table:style-name="ce1">
            <text:p>0.41909639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327072332424103" table:formula="msoxl:=(0.5*1.42*1.60217657E-19+0.75*1.3806488E-23*A111*LN((2*0.65*0.12)^(1/3)/0.079))/1.60217657E-19" table:style-name="ce1">
            <text:p>0.72327072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71259021158484" table:formula="msoxl:=(0.5*0.42*1.60217657E-19+0.75*1.3806488E-23*A111*LN((2*0.41*0.025)^(1/3)/0.023))/1.60217657E-19" table:style-name="ce1">
            <text:p>0.22712590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947329384735971" table:formula="msoxl:=(0.5*0.24*1.60217657E-19+0.75*1.3806488E-23*A111*LN((2*0.4*0.016)^(1/3)/0.014))/1.60217657E-19" table:style-name="ce1">
            <text:p>0.13947329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0.77280323331860123" table:formula="msoxl:=(0.5*1.52*1.60217657E-19+0.75*1.3806488E-23*A112*LN((2*0.45*0.082)^(1/3)/0.067))/1.60217657E-19" table:style-name="ce1">
            <text:p>0.77280323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92281408991036" table:formula="msoxl:=(0.5*0.81*1.60217657E-19+0.75*1.3806488E-23*A112*LN((2*0.3*0.052)^(1/3)/0.041))/1.60217657E-19" table:style-name="ce1">
            <text:p>0.41922814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33947487758694" table:formula="msoxl:=(0.5*1.42*1.60217657E-19+0.75*1.3806488E-23*A112*LN((2*0.65*0.12)^(1/3)/0.079))/1.60217657E-19" table:style-name="ce1">
            <text:p>0.72339474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728595727580964" table:formula="msoxl:=(0.5*0.42*1.60217657E-19+0.75*1.3806488E-23*A112*LN((2*0.41*0.025)^(1/3)/0.023))/1.60217657E-19" table:style-name="ce1">
            <text:p>0.22728595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965528724780232" table:formula="msoxl:=(0.5*0.24*1.60217657E-19+0.75*1.3806488E-23*A112*LN((2*0.4*0.016)^(1/3)/0.014))/1.60217657E-19" table:style-name="ce1">
            <text:p>0.13965528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77292178177525483" table:formula="msoxl:=(0.5*1.52*1.60217657E-19+0.75*1.3806488E-23*A113*LN((2*0.45*0.082)^(1/3)/0.067))/1.60217657E-19" table:style-name="ce1">
            <text:p>0.77292178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935988294446563" table:formula="msoxl:=(0.5*0.81*1.60217657E-19+0.75*1.3806488E-23*A113*LN((2*0.3*0.052)^(1/3)/0.041))/1.60217657E-19" table:style-name="ce1">
            <text:p>0.41935988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3518774227498" table:formula="msoxl:=(0.5*1.42*1.60217657E-19+0.75*1.3806488E-23*A113*LN((2*0.65*0.12)^(1/3)/0.079))/1.60217657E-19" table:style-name="ce1">
            <text:p>0.72351877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744601243577084" table:formula="msoxl:=(0.5*0.42*1.60217657E-19+0.75*1.3806488E-23*A113*LN((2*0.41*0.025)^(1/3)/0.023))/1.60217657E-19" table:style-name="ce1">
            <text:p>0.22744601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3983728064824491" table:formula="msoxl:=(0.5*0.24*1.60217657E-19+0.75*1.3806488E-23*A113*LN((2*0.4*0.016)^(1/3)/0.014))/1.60217657E-19" table:style-name="ce1">
            <text:p>0.13983728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0.77304033023190866" table:formula="msoxl:=(0.5*1.52*1.60217657E-19+0.75*1.3806488E-23*A114*LN((2*0.45*0.082)^(1/3)/0.067))/1.60217657E-19" table:style-name="ce1">
            <text:p>0.7730403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949162498982773" table:formula="msoxl:=(0.5*0.81*1.60217657E-19+0.75*1.3806488E-23*A114*LN((2*0.3*0.052)^(1/3)/0.041))/1.60217657E-19" table:style-name="ce1">
            <text:p>0.41949162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364279967912637" table:formula="msoxl:=(0.5*1.42*1.60217657E-19+0.75*1.3806488E-23*A114*LN((2*0.65*0.12)^(1/3)/0.079))/1.60217657E-19" table:style-name="ce1">
            <text:p>0.723642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760606759573201" table:formula="msoxl:=(0.5*0.42*1.60217657E-19+0.75*1.3806488E-23*A114*LN((2*0.41*0.025)^(1/3)/0.023))/1.60217657E-19" table:style-name="ce1">
            <text:p>0.22760606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001927404868753" table:formula="msoxl:=(0.5*0.24*1.60217657E-19+0.75*1.3806488E-23*A114*LN((2*0.4*0.016)^(1/3)/0.014))/1.60217657E-19" table:style-name="ce1">
            <text:p>0.14001927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0.77315887868856237" table:formula="msoxl:=(0.5*1.52*1.60217657E-19+0.75*1.3806488E-23*A115*LN((2*0.45*0.082)^(1/3)/0.067))/1.60217657E-19" table:style-name="ce1">
            <text:p>0.77315887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962336703518988" table:formula="msoxl:=(0.5*0.81*1.60217657E-19+0.75*1.3806488E-23*A115*LN((2*0.3*0.052)^(1/3)/0.041))/1.60217657E-19" table:style-name="ce1">
            <text:p>0.41962336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376682513075474" table:formula="msoxl:=(0.5*1.42*1.60217657E-19+0.75*1.3806488E-23*A115*LN((2*0.65*0.12)^(1/3)/0.079))/1.60217657E-19" table:style-name="ce1">
            <text:p>0.72376682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776612275569322" table:formula="msoxl:=(0.5*0.42*1.60217657E-19+0.75*1.3806488E-23*A115*LN((2*0.41*0.025)^(1/3)/0.023))/1.60217657E-19" table:style-name="ce1">
            <text:p>0.22776612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020126744913014" table:formula="msoxl:=(0.5*0.24*1.60217657E-19+0.75*1.3806488E-23*A115*LN((2*0.4*0.016)^(1/3)/0.014))/1.60217657E-19" table:style-name="ce1">
            <text:p>0.14020126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.77327742714521597" table:formula="msoxl:=(0.5*1.52*1.60217657E-19+0.75*1.3806488E-23*A116*LN((2*0.45*0.082)^(1/3)/0.067))/1.60217657E-19" table:style-name="ce1">
            <text:p>0.77327742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975510908055191" table:formula="msoxl:=(0.5*0.81*1.60217657E-19+0.75*1.3806488E-23*A116*LN((2*0.3*0.052)^(1/3)/0.041))/1.60217657E-19" table:style-name="ce1">
            <text:p>0.41975510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389085058238323" table:formula="msoxl:=(0.5*1.42*1.60217657E-19+0.75*1.3806488E-23*A116*LN((2*0.65*0.12)^(1/3)/0.079))/1.60217657E-19" table:style-name="ce1">
            <text:p>0.72389085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792617791565445" table:formula="msoxl:=(0.5*0.42*1.60217657E-19+0.75*1.3806488E-23*A116*LN((2*0.41*0.025)^(1/3)/0.023))/1.60217657E-19" table:style-name="ce1">
            <text:p>0.22792617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038326084957278" table:formula="msoxl:=(0.5*0.24*1.60217657E-19+0.75*1.3806488E-23*A116*LN((2*0.4*0.016)^(1/3)/0.014))/1.60217657E-19" table:style-name="ce1">
            <text:p>0.14038326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.77339597560186979" table:formula="msoxl:=(0.5*1.52*1.60217657E-19+0.75*1.3806488E-23*A117*LN((2*0.45*0.082)^(1/3)/0.067))/1.60217657E-19" table:style-name="ce1">
            <text:p>0.77339597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1988685112591395" table:formula="msoxl:=(0.5*0.81*1.60217657E-19+0.75*1.3806488E-23*A117*LN((2*0.3*0.052)^(1/3)/0.041))/1.60217657E-19" table:style-name="ce1">
            <text:p>0.41988685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40148760340116" table:formula="msoxl:=(0.5*1.42*1.60217657E-19+0.75*1.3806488E-23*A117*LN((2*0.65*0.12)^(1/3)/0.079))/1.60217657E-19" table:style-name="ce1">
            <text:p>0.72401487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808623307561562" table:formula="msoxl:=(0.5*0.42*1.60217657E-19+0.75*1.3806488E-23*A117*LN((2*0.41*0.025)^(1/3)/0.023))/1.60217657E-19" table:style-name="ce1">
            <text:p>0.22808623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05652542500154" table:formula="msoxl:=(0.5*0.24*1.60217657E-19+0.75*1.3806488E-23*A117*LN((2*0.4*0.016)^(1/3)/0.014))/1.60217657E-19" table:style-name="ce1">
            <text:p>0.14056525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.7735145240585235" table:formula="msoxl:=(0.5*1.52*1.60217657E-19+0.75*1.3806488E-23*A118*LN((2*0.45*0.082)^(1/3)/0.067))/1.60217657E-19" table:style-name="ce1">
            <text:p>0.77351452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001859317127604" table:formula="msoxl:=(0.5*0.81*1.60217657E-19+0.75*1.3806488E-23*A118*LN((2*0.3*0.052)^(1/3)/0.041))/1.60217657E-19" table:style-name="ce1">
            <text:p>0.42001859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413890148563997" table:formula="msoxl:=(0.5*1.42*1.60217657E-19+0.75*1.3806488E-23*A118*LN((2*0.65*0.12)^(1/3)/0.079))/1.60217657E-19" table:style-name="ce1">
            <text:p>0.72413890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824628823557683" table:formula="msoxl:=(0.5*0.42*1.60217657E-19+0.75*1.3806488E-23*A118*LN((2*0.41*0.025)^(1/3)/0.023))/1.60217657E-19" table:style-name="ce1">
            <text:p>0.22824628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074724765045799" table:formula="msoxl:=(0.5*0.24*1.60217657E-19+0.75*1.3806488E-23*A118*LN((2*0.4*0.016)^(1/3)/0.014))/1.60217657E-19" table:style-name="ce1">
            <text:p>0.14074724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7736330725151771" table:formula="msoxl:=(0.5*1.52*1.60217657E-19+0.75*1.3806488E-23*A119*LN((2*0.45*0.082)^(1/3)/0.067))/1.60217657E-19" table:style-name="ce1">
            <text:p>0.77363307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015033521663808" table:formula="msoxl:=(0.5*0.81*1.60217657E-19+0.75*1.3806488E-23*A119*LN((2*0.3*0.052)^(1/3)/0.041))/1.60217657E-19" table:style-name="ce1">
            <text:p>0.42015033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426292693726835" table:formula="msoxl:=(0.5*1.42*1.60217657E-19+0.75*1.3806488E-23*A119*LN((2*0.65*0.12)^(1/3)/0.079))/1.60217657E-19" table:style-name="ce1">
            <text:p>0.72426292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840634339553803" table:formula="msoxl:=(0.5*0.42*1.60217657E-19+0.75*1.3806488E-23*A119*LN((2*0.41*0.025)^(1/3)/0.023))/1.60217657E-19" table:style-name="ce1">
            <text:p>0.22840634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09292410509006" table:formula="msoxl:=(0.5*0.24*1.60217657E-19+0.75*1.3806488E-23*A119*LN((2*0.4*0.016)^(1/3)/0.014))/1.60217657E-19" table:style-name="ce1">
            <text:p>0.14092924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.77375162097183092" table:formula="msoxl:=(0.5*1.52*1.60217657E-19+0.75*1.3806488E-23*A120*LN((2*0.45*0.082)^(1/3)/0.067))/1.60217657E-19" table:style-name="ce1">
            <text:p>0.77375162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028207726200018" table:formula="msoxl:=(0.5*0.81*1.60217657E-19+0.75*1.3806488E-23*A120*LN((2*0.3*0.052)^(1/3)/0.041))/1.60217657E-19" table:style-name="ce1">
            <text:p>0.42028207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438695238889694" table:formula="msoxl:=(0.5*1.42*1.60217657E-19+0.75*1.3806488E-23*A120*LN((2*0.65*0.12)^(1/3)/0.079))/1.60217657E-19" table:style-name="ce1">
            <text:p>0.72438695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856639855549921" table:formula="msoxl:=(0.5*0.42*1.60217657E-19+0.75*1.3806488E-23*A120*LN((2*0.41*0.025)^(1/3)/0.023))/1.60217657E-19" table:style-name="ce1">
            <text:p>0.22856639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111123445134321" table:formula="msoxl:=(0.5*0.24*1.60217657E-19+0.75*1.3806488E-23*A120*LN((2*0.4*0.016)^(1/3)/0.014))/1.60217657E-19" table:style-name="ce1">
            <text:p>0.14111123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.77387016942848463" table:formula="msoxl:=(0.5*1.52*1.60217657E-19+0.75*1.3806488E-23*A121*LN((2*0.45*0.082)^(1/3)/0.067))/1.60217657E-19" table:style-name="ce1">
            <text:p>0.77387016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041381930736221" table:formula="msoxl:=(0.5*0.81*1.60217657E-19+0.75*1.3806488E-23*A121*LN((2*0.3*0.052)^(1/3)/0.041))/1.60217657E-19" table:style-name="ce1">
            <text:p>0.42041381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451097784052532" table:formula="msoxl:=(0.5*1.42*1.60217657E-19+0.75*1.3806488E-23*A121*LN((2*0.65*0.12)^(1/3)/0.079))/1.60217657E-19" table:style-name="ce1">
            <text:p>0.72451097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872645371546044" table:formula="msoxl:=(0.5*0.42*1.60217657E-19+0.75*1.3806488E-23*A121*LN((2*0.41*0.025)^(1/3)/0.023))/1.60217657E-19" table:style-name="ce1">
            <text:p>0.22872645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129322785178586" table:formula="msoxl:=(0.5*0.24*1.60217657E-19+0.75*1.3806488E-23*A121*LN((2*0.4*0.016)^(1/3)/0.014))/1.60217657E-19" table:style-name="ce1">
            <text:p>0.14129322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77398871788513823" table:formula="msoxl:=(0.5*1.52*1.60217657E-19+0.75*1.3806488E-23*A122*LN((2*0.45*0.082)^(1/3)/0.067))/1.60217657E-19" table:style-name="ce1">
            <text:p>0.77398871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054556135272425" table:formula="msoxl:=(0.5*0.81*1.60217657E-19+0.75*1.3806488E-23*A122*LN((2*0.3*0.052)^(1/3)/0.041))/1.60217657E-19" table:style-name="ce1">
            <text:p>0.42054556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463500329215369" table:formula="msoxl:=(0.5*1.42*1.60217657E-19+0.75*1.3806488E-23*A122*LN((2*0.65*0.12)^(1/3)/0.079))/1.60217657E-19" table:style-name="ce1">
            <text:p>0.72463500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888650887542164" table:formula="msoxl:=(0.5*0.42*1.60217657E-19+0.75*1.3806488E-23*A122*LN((2*0.41*0.025)^(1/3)/0.023))/1.60217657E-19" table:style-name="ce1">
            <text:p>0.22888650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147522125222844" table:formula="msoxl:=(0.5*0.24*1.60217657E-19+0.75*1.3806488E-23*A122*LN((2*0.4*0.016)^(1/3)/0.014))/1.60217657E-19" table:style-name="ce1">
            <text:p>0.14147522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0.77410726634179206" table:formula="msoxl:=(0.5*1.52*1.60217657E-19+0.75*1.3806488E-23*A123*LN((2*0.45*0.082)^(1/3)/0.067))/1.60217657E-19" table:style-name="ce1">
            <text:p>0.77410726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06773033980864" table:formula="msoxl:=(0.5*0.81*1.60217657E-19+0.75*1.3806488E-23*A123*LN((2*0.3*0.052)^(1/3)/0.041))/1.60217657E-19" table:style-name="ce1">
            <text:p>0.42067730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475902874378217" table:formula="msoxl:=(0.5*1.42*1.60217657E-19+0.75*1.3806488E-23*A123*LN((2*0.65*0.12)^(1/3)/0.079))/1.60217657E-19" table:style-name="ce1">
            <text:p>0.72475902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904656403538282" table:formula="msoxl:=(0.5*0.42*1.60217657E-19+0.75*1.3806488E-23*A123*LN((2*0.41*0.025)^(1/3)/0.023))/1.60217657E-19" table:style-name="ce1">
            <text:p>0.22904656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165721465267106" table:formula="msoxl:=(0.5*0.24*1.60217657E-19+0.75*1.3806488E-23*A123*LN((2*0.4*0.016)^(1/3)/0.014))/1.60217657E-19" table:style-name="ce1">
            <text:p>0.14165721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.77422581479844577" table:formula="msoxl:=(0.5*1.52*1.60217657E-19+0.75*1.3806488E-23*A124*LN((2*0.45*0.082)^(1/3)/0.067))/1.60217657E-19" table:style-name="ce1">
            <text:p>0.77422581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080904544344849" table:formula="msoxl:=(0.5*0.81*1.60217657E-19+0.75*1.3806488E-23*A124*LN((2*0.3*0.052)^(1/3)/0.041))/1.60217657E-19" table:style-name="ce1">
            <text:p>0.42080904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488305419541055" table:formula="msoxl:=(0.5*1.42*1.60217657E-19+0.75*1.3806488E-23*A124*LN((2*0.65*0.12)^(1/3)/0.079))/1.60217657E-19" table:style-name="ce1">
            <text:p>0.72488305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920661919534402" table:formula="msoxl:=(0.5*0.42*1.60217657E-19+0.75*1.3806488E-23*A124*LN((2*0.41*0.025)^(1/3)/0.023))/1.60217657E-19" table:style-name="ce1">
            <text:p>0.22920661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183920805311367" table:formula="msoxl:=(0.5*0.24*1.60217657E-19+0.75*1.3806488E-23*A124*LN((2*0.4*0.016)^(1/3)/0.014))/1.60217657E-19" table:style-name="ce1">
            <text:p>0.14183920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0.77434436325509937" table:formula="msoxl:=(0.5*1.52*1.60217657E-19+0.75*1.3806488E-23*A125*LN((2*0.45*0.082)^(1/3)/0.067))/1.60217657E-19" table:style-name="ce1">
            <text:p>0.77434436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094078748881053" table:formula="msoxl:=(0.5*0.81*1.60217657E-19+0.75*1.3806488E-23*A125*LN((2*0.3*0.052)^(1/3)/0.041))/1.60217657E-19" table:style-name="ce1">
            <text:p>0.42094078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500707964703892" table:formula="msoxl:=(0.5*1.42*1.60217657E-19+0.75*1.3806488E-23*A125*LN((2*0.65*0.12)^(1/3)/0.079))/1.60217657E-19" table:style-name="ce1">
            <text:p>0.7250070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936667435530525" table:formula="msoxl:=(0.5*0.42*1.60217657E-19+0.75*1.3806488E-23*A125*LN((2*0.41*0.025)^(1/3)/0.023))/1.60217657E-19" table:style-name="ce1">
            <text:p>0.22936667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202120145355629" table:formula="msoxl:=(0.5*0.24*1.60217657E-19+0.75*1.3806488E-23*A125*LN((2*0.4*0.016)^(1/3)/0.014))/1.60217657E-19" table:style-name="ce1">
            <text:p>0.14202120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0.77446291171175319" table:formula="msoxl:=(0.5*1.52*1.60217657E-19+0.75*1.3806488E-23*A126*LN((2*0.45*0.082)^(1/3)/0.067))/1.60217657E-19" table:style-name="ce1">
            <text:p>0.77446291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107252953417257" table:formula="msoxl:=(0.5*0.81*1.60217657E-19+0.75*1.3806488E-23*A126*LN((2*0.3*0.052)^(1/3)/0.041))/1.60217657E-19" table:style-name="ce1">
            <text:p>0.4210725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513110509866741" table:formula="msoxl:=(0.5*1.42*1.60217657E-19+0.75*1.3806488E-23*A126*LN((2*0.65*0.12)^(1/3)/0.079))/1.60217657E-19" table:style-name="ce1">
            <text:p>0.72513110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952672951526643" table:formula="msoxl:=(0.5*0.42*1.60217657E-19+0.75*1.3806488E-23*A126*LN((2*0.41*0.025)^(1/3)/0.023))/1.60217657E-19" table:style-name="ce1">
            <text:p>0.2295267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22031948539989" table:formula="msoxl:=(0.5*0.24*1.60217657E-19+0.75*1.3806488E-23*A126*LN((2*0.4*0.016)^(1/3)/0.014))/1.60217657E-19" table:style-name="ce1">
            <text:p>0.14220319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.7745814601684069" table:formula="msoxl:=(0.5*1.52*1.60217657E-19+0.75*1.3806488E-23*A127*LN((2*0.45*0.082)^(1/3)/0.067))/1.60217657E-19" table:style-name="ce1">
            <text:p>0.7745814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120427157953466" table:formula="msoxl:=(0.5*0.81*1.60217657E-19+0.75*1.3806488E-23*A127*LN((2*0.3*0.052)^(1/3)/0.041))/1.60217657E-19" table:style-name="ce1">
            <text:p>0.42120427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525513055029589" table:formula="msoxl:=(0.5*1.42*1.60217657E-19+0.75*1.3806488E-23*A127*LN((2*0.65*0.12)^(1/3)/0.079))/1.60217657E-19" table:style-name="ce1">
            <text:p>0.72525513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968678467522763" table:formula="msoxl:=(0.5*0.42*1.60217657E-19+0.75*1.3806488E-23*A127*LN((2*0.41*0.025)^(1/3)/0.023))/1.60217657E-19" table:style-name="ce1">
            <text:p>0.22968678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238518825444152" table:formula="msoxl:=(0.5*0.24*1.60217657E-19+0.75*1.3806488E-23*A127*LN((2*0.4*0.016)^(1/3)/0.014))/1.60217657E-19" table:style-name="ce1">
            <text:p>0.14238518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0.7747000086250605" table:formula="msoxl:=(0.5*1.52*1.60217657E-19+0.75*1.3806488E-23*A128*LN((2*0.45*0.082)^(1/3)/0.067))/1.60217657E-19" table:style-name="ce1">
            <text:p>0.77470000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13360136248967" table:formula="msoxl:=(0.5*0.81*1.60217657E-19+0.75*1.3806488E-23*A128*LN((2*0.3*0.052)^(1/3)/0.041))/1.60217657E-19" table:style-name="ce1">
            <text:p>0.42133601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537915600192426" table:formula="msoxl:=(0.5*1.42*1.60217657E-19+0.75*1.3806488E-23*A128*LN((2*0.65*0.12)^(1/3)/0.079))/1.60217657E-19" table:style-name="ce1">
            <text:p>0.72537915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2984683983518883" table:formula="msoxl:=(0.5*0.42*1.60217657E-19+0.75*1.3806488E-23*A128*LN((2*0.41*0.025)^(1/3)/0.023))/1.60217657E-19" table:style-name="ce1">
            <text:p>0.2298468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256718165488413" table:formula="msoxl:=(0.5*0.24*1.60217657E-19+0.75*1.3806488E-23*A128*LN((2*0.4*0.016)^(1/3)/0.014))/1.60217657E-19" table:style-name="ce1">
            <text:p>0.14256718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0.77481855708171432" table:formula="msoxl:=(0.5*1.52*1.60217657E-19+0.75*1.3806488E-23*A129*LN((2*0.45*0.082)^(1/3)/0.067))/1.60217657E-19" table:style-name="ce1">
            <text:p>0.77481855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146775567025879" table:formula="msoxl:=(0.5*0.81*1.60217657E-19+0.75*1.3806488E-23*A129*LN((2*0.3*0.052)^(1/3)/0.041))/1.60217657E-19" table:style-name="ce1">
            <text:p>0.42146775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550318145355264" table:formula="msoxl:=(0.5*1.42*1.60217657E-19+0.75*1.3806488E-23*A129*LN((2*0.65*0.12)^(1/3)/0.079))/1.60217657E-19" table:style-name="ce1">
            <text:p>0.72550318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000689499515001" table:formula="msoxl:=(0.5*0.42*1.60217657E-19+0.75*1.3806488E-23*A129*LN((2*0.41*0.025)^(1/3)/0.023))/1.60217657E-19" table:style-name="ce1">
            <text:p>0.23000689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274917505532675" table:formula="msoxl:=(0.5*0.24*1.60217657E-19+0.75*1.3806488E-23*A129*LN((2*0.4*0.016)^(1/3)/0.014))/1.60217657E-19" table:style-name="ce1">
            <text:p>0.14274917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.77493710553836803" table:formula="msoxl:=(0.5*1.52*1.60217657E-19+0.75*1.3806488E-23*A130*LN((2*0.45*0.082)^(1/3)/0.067))/1.60217657E-19" table:style-name="ce1">
            <text:p>0.77493710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159949771562089" table:formula="msoxl:=(0.5*0.81*1.60217657E-19+0.75*1.3806488E-23*A130*LN((2*0.3*0.052)^(1/3)/0.041))/1.60217657E-19" table:style-name="ce1">
            <text:p>0.42159949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562720690518112" table:formula="msoxl:=(0.5*1.42*1.60217657E-19+0.75*1.3806488E-23*A130*LN((2*0.65*0.12)^(1/3)/0.079))/1.60217657E-19" table:style-name="ce1">
            <text:p>0.72562720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016695015511124" table:formula="msoxl:=(0.5*0.42*1.60217657E-19+0.75*1.3806488E-23*A130*LN((2*0.41*0.025)^(1/3)/0.023))/1.60217657E-19" table:style-name="ce1">
            <text:p>0.2301669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293116845576936" table:formula="msoxl:=(0.5*0.24*1.60217657E-19+0.75*1.3806488E-23*A130*LN((2*0.4*0.016)^(1/3)/0.014))/1.60217657E-19" table:style-name="ce1">
            <text:p>0.14293116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0.77505565399502163" table:formula="msoxl:=(0.5*1.52*1.60217657E-19+0.75*1.3806488E-23*A131*LN((2*0.45*0.082)^(1/3)/0.067))/1.60217657E-19" table:style-name="ce1">
            <text:p>0.77505565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173123976098298" table:formula="msoxl:=(0.5*0.81*1.60217657E-19+0.75*1.3806488E-23*A131*LN((2*0.3*0.052)^(1/3)/0.041))/1.60217657E-19" table:style-name="ce1">
            <text:p>0.4217312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575123235680949" table:formula="msoxl:=(0.5*1.42*1.60217657E-19+0.75*1.3806488E-23*A131*LN((2*0.65*0.12)^(1/3)/0.079))/1.60217657E-19" table:style-name="ce1">
            <text:p>0.72575123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032700531507244" table:formula="msoxl:=(0.5*0.42*1.60217657E-19+0.75*1.3806488E-23*A131*LN((2*0.41*0.025)^(1/3)/0.023))/1.60217657E-19" table:style-name="ce1">
            <text:p>0.23032700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311316185621198" table:formula="msoxl:=(0.5*0.24*1.60217657E-19+0.75*1.3806488E-23*A131*LN((2*0.4*0.016)^(1/3)/0.014))/1.60217657E-19" table:style-name="ce1">
            <text:p>0.14311316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0.77517420245167545" table:formula="msoxl:=(0.5*1.52*1.60217657E-19+0.75*1.3806488E-23*A132*LN((2*0.45*0.082)^(1/3)/0.067))/1.60217657E-19" table:style-name="ce1">
            <text:p>0.77517420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186298180634502" table:formula="msoxl:=(0.5*0.81*1.60217657E-19+0.75*1.3806488E-23*A132*LN((2*0.3*0.052)^(1/3)/0.041))/1.60217657E-19" table:style-name="ce1">
            <text:p>0.42186298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587525780843798" table:formula="msoxl:=(0.5*1.42*1.60217657E-19+0.75*1.3806488E-23*A132*LN((2*0.65*0.12)^(1/3)/0.079))/1.60217657E-19" table:style-name="ce1">
            <text:p>0.72587525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048706047503362" table:formula="msoxl:=(0.5*0.42*1.60217657E-19+0.75*1.3806488E-23*A132*LN((2*0.41*0.025)^(1/3)/0.023))/1.60217657E-19" table:style-name="ce1">
            <text:p>0.2304870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329515525665459" table:formula="msoxl:=(0.5*0.24*1.60217657E-19+0.75*1.3806488E-23*A132*LN((2*0.4*0.016)^(1/3)/0.014))/1.60217657E-19" table:style-name="ce1">
            <text:p>0.14329515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77529275090832916" table:formula="msoxl:=(0.5*1.52*1.60217657E-19+0.75*1.3806488E-23*A133*LN((2*0.45*0.082)^(1/3)/0.067))/1.60217657E-19" table:style-name="ce1">
            <text:p>0.77529275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199472385170711" table:formula="msoxl:=(0.5*0.81*1.60217657E-19+0.75*1.3806488E-23*A133*LN((2*0.3*0.052)^(1/3)/0.041))/1.60217657E-19" table:style-name="ce1">
            <text:p>0.42199472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599928326006635" table:formula="msoxl:=(0.5*1.42*1.60217657E-19+0.75*1.3806488E-23*A133*LN((2*0.65*0.12)^(1/3)/0.079))/1.60217657E-19" table:style-name="ce1">
            <text:p>0.72599928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064711563499482" table:formula="msoxl:=(0.5*0.42*1.60217657E-19+0.75*1.3806488E-23*A133*LN((2*0.41*0.025)^(1/3)/0.023))/1.60217657E-19" table:style-name="ce1">
            <text:p>0.23064711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347714865709721" table:formula="msoxl:=(0.5*0.24*1.60217657E-19+0.75*1.3806488E-23*A133*LN((2*0.4*0.016)^(1/3)/0.014))/1.60217657E-19" table:style-name="ce1">
            <text:p>0.14347714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0.77541129936498288" table:formula="msoxl:=(0.5*1.52*1.60217657E-19+0.75*1.3806488E-23*A134*LN((2*0.45*0.082)^(1/3)/0.067))/1.60217657E-19" table:style-name="ce1">
            <text:p>0.77541129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212646589706915" table:formula="msoxl:=(0.5*0.81*1.60217657E-19+0.75*1.3806488E-23*A134*LN((2*0.3*0.052)^(1/3)/0.041))/1.60217657E-19" table:style-name="ce1">
            <text:p>0.42212646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612330871169484" table:formula="msoxl:=(0.5*1.42*1.60217657E-19+0.75*1.3806488E-23*A134*LN((2*0.65*0.12)^(1/3)/0.079))/1.60217657E-19" table:style-name="ce1">
            <text:p>0.72612330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080717079495605" table:formula="msoxl:=(0.5*0.42*1.60217657E-19+0.75*1.3806488E-23*A134*LN((2*0.41*0.025)^(1/3)/0.023))/1.60217657E-19" table:style-name="ce1">
            <text:p>0.23080717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365914205753982" table:formula="msoxl:=(0.5*0.24*1.60217657E-19+0.75*1.3806488E-23*A134*LN((2*0.4*0.016)^(1/3)/0.014))/1.60217657E-19" table:style-name="ce1">
            <text:p>0.14365914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.77552984782163659" table:formula="msoxl:=(0.5*1.52*1.60217657E-19+0.75*1.3806488E-23*A135*LN((2*0.45*0.082)^(1/3)/0.067))/1.60217657E-19" table:style-name="ce1">
            <text:p>0.77552984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225820794243119" table:formula="msoxl:=(0.5*0.81*1.60217657E-19+0.75*1.3806488E-23*A135*LN((2*0.3*0.052)^(1/3)/0.041))/1.60217657E-19" table:style-name="ce1">
            <text:p>0.42225820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624733416332321" table:formula="msoxl:=(0.5*1.42*1.60217657E-19+0.75*1.3806488E-23*A135*LN((2*0.65*0.12)^(1/3)/0.079))/1.60217657E-19" table:style-name="ce1">
            <text:p>0.72624733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096722595491723" table:formula="msoxl:=(0.5*0.42*1.60217657E-19+0.75*1.3806488E-23*A135*LN((2*0.41*0.025)^(1/3)/0.023))/1.60217657E-19" table:style-name="ce1">
            <text:p>0.23096722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384113545798244" table:formula="msoxl:=(0.5*0.24*1.60217657E-19+0.75*1.3806488E-23*A135*LN((2*0.4*0.016)^(1/3)/0.014))/1.60217657E-19" table:style-name="ce1">
            <text:p>0.14384113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.7756483962782903" table:formula="msoxl:=(0.5*1.52*1.60217657E-19+0.75*1.3806488E-23*A136*LN((2*0.45*0.082)^(1/3)/0.067))/1.60217657E-19" table:style-name="ce1">
            <text:p>0.77564839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238994998779328" table:formula="msoxl:=(0.5*0.81*1.60217657E-19+0.75*1.3806488E-23*A136*LN((2*0.3*0.052)^(1/3)/0.041))/1.60217657E-19" table:style-name="ce1">
            <text:p>0.4223899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637135961495158" table:formula="msoxl:=(0.5*1.42*1.60217657E-19+0.75*1.3806488E-23*A136*LN((2*0.65*0.12)^(1/3)/0.079))/1.60217657E-19" table:style-name="ce1">
            <text:p>0.7263713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112728111487843" table:formula="msoxl:=(0.5*0.42*1.60217657E-19+0.75*1.3806488E-23*A136*LN((2*0.41*0.025)^(1/3)/0.023))/1.60217657E-19" table:style-name="ce1">
            <text:p>0.23112728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402312885842505" table:formula="msoxl:=(0.5*0.24*1.60217657E-19+0.75*1.3806488E-23*A136*LN((2*0.4*0.016)^(1/3)/0.014))/1.60217657E-19" table:style-name="ce1">
            <text:p>0.14402312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0.77576694473494401" table:formula="msoxl:=(0.5*1.52*1.60217657E-19+0.75*1.3806488E-23*A137*LN((2*0.45*0.082)^(1/3)/0.067))/1.60217657E-19" table:style-name="ce1">
            <text:p>0.77576694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252169203315532" table:formula="msoxl:=(0.5*0.81*1.60217657E-19+0.75*1.3806488E-23*A137*LN((2*0.3*0.052)^(1/3)/0.041))/1.60217657E-19" table:style-name="ce1">
            <text:p>0.42252169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649538506658007" table:formula="msoxl:=(0.5*1.42*1.60217657E-19+0.75*1.3806488E-23*A137*LN((2*0.65*0.12)^(1/3)/0.079))/1.60217657E-19" table:style-name="ce1">
            <text:p>0.72649538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128733627483963" table:formula="msoxl:=(0.5*0.42*1.60217657E-19+0.75*1.3806488E-23*A137*LN((2*0.41*0.025)^(1/3)/0.023))/1.60217657E-19" table:style-name="ce1">
            <text:p>0.23128733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420512225886767" table:formula="msoxl:=(0.5*0.24*1.60217657E-19+0.75*1.3806488E-23*A137*LN((2*0.4*0.016)^(1/3)/0.014))/1.60217657E-19" table:style-name="ce1">
            <text:p>0.14420512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.77588549319159772" table:formula="msoxl:=(0.5*1.52*1.60217657E-19+0.75*1.3806488E-23*A138*LN((2*0.45*0.082)^(1/3)/0.067))/1.60217657E-19" table:style-name="ce1">
            <text:p>0.77588549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265343407851746" table:formula="msoxl:=(0.5*0.81*1.60217657E-19+0.75*1.3806488E-23*A138*LN((2*0.3*0.052)^(1/3)/0.041))/1.60217657E-19" table:style-name="ce1">
            <text:p>0.42265343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661941051820855" table:formula="msoxl:=(0.5*1.42*1.60217657E-19+0.75*1.3806488E-23*A138*LN((2*0.65*0.12)^(1/3)/0.079))/1.60217657E-19" table:style-name="ce1">
            <text:p>0.72661941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144739143480081" table:formula="msoxl:=(0.5*0.42*1.60217657E-19+0.75*1.3806488E-23*A138*LN((2*0.41*0.025)^(1/3)/0.023))/1.60217657E-19" table:style-name="ce1">
            <text:p>0.23144739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438711565931028" table:formula="msoxl:=(0.5*0.24*1.60217657E-19+0.75*1.3806488E-23*A138*LN((2*0.4*0.016)^(1/3)/0.014))/1.60217657E-19" table:style-name="ce1">
            <text:p>0.14438711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0.77600404164825143" table:formula="msoxl:=(0.5*1.52*1.60217657E-19+0.75*1.3806488E-23*A139*LN((2*0.45*0.082)^(1/3)/0.067))/1.60217657E-19" table:style-name="ce1">
            <text:p>0.77600404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27851761238795" table:formula="msoxl:=(0.5*0.81*1.60217657E-19+0.75*1.3806488E-23*A139*LN((2*0.3*0.052)^(1/3)/0.041))/1.60217657E-19" table:style-name="ce1">
            <text:p>0.42278517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674343596983693" table:formula="msoxl:=(0.5*1.42*1.60217657E-19+0.75*1.3806488E-23*A139*LN((2*0.65*0.12)^(1/3)/0.079))/1.60217657E-19" table:style-name="ce1">
            <text:p>0.72674343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160744659476204" table:formula="msoxl:=(0.5*0.42*1.60217657E-19+0.75*1.3806488E-23*A139*LN((2*0.41*0.025)^(1/3)/0.023))/1.60217657E-19" table:style-name="ce1">
            <text:p>0.23160744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45691090597529" table:formula="msoxl:=(0.5*0.24*1.60217657E-19+0.75*1.3806488E-23*A139*LN((2*0.4*0.016)^(1/3)/0.014))/1.60217657E-19" table:style-name="ce1">
            <text:p>0.14456910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0.77612259010490514" table:formula="msoxl:=(0.5*1.52*1.60217657E-19+0.75*1.3806488E-23*A140*LN((2*0.45*0.082)^(1/3)/0.067))/1.60217657E-19" table:style-name="ce1">
            <text:p>0.7761225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29169181692416" table:formula="msoxl:=(0.5*0.81*1.60217657E-19+0.75*1.3806488E-23*A140*LN((2*0.3*0.052)^(1/3)/0.041))/1.60217657E-19" table:style-name="ce1">
            <text:p>0.42291691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686746142146541" table:formula="msoxl:=(0.5*1.42*1.60217657E-19+0.75*1.3806488E-23*A140*LN((2*0.65*0.12)^(1/3)/0.079))/1.60217657E-19" table:style-name="ce1">
            <text:p>0.72686746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176750175472324" table:formula="msoxl:=(0.5*0.42*1.60217657E-19+0.75*1.3806488E-23*A140*LN((2*0.41*0.025)^(1/3)/0.023))/1.60217657E-19" table:style-name="ce1">
            <text:p>0.23176750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475110246019551" table:formula="msoxl:=(0.5*0.24*1.60217657E-19+0.75*1.3806488E-23*A140*LN((2*0.4*0.016)^(1/3)/0.014))/1.60217657E-19" table:style-name="ce1">
            <text:p>0.14475110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0.77624113856155896" table:formula="msoxl:=(0.5*1.52*1.60217657E-19+0.75*1.3806488E-23*A141*LN((2*0.45*0.082)^(1/3)/0.067))/1.60217657E-19" table:style-name="ce1">
            <text:p>0.77624113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304866021460363" table:formula="msoxl:=(0.5*0.81*1.60217657E-19+0.75*1.3806488E-23*A141*LN((2*0.3*0.052)^(1/3)/0.041))/1.60217657E-19" table:style-name="ce1">
            <text:p>0.4230486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699148687309378" table:formula="msoxl:=(0.5*1.42*1.60217657E-19+0.75*1.3806488E-23*A141*LN((2*0.65*0.12)^(1/3)/0.079))/1.60217657E-19" table:style-name="ce1">
            <text:p>0.72699148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192755691468442" table:formula="msoxl:=(0.5*0.42*1.60217657E-19+0.75*1.3806488E-23*A141*LN((2*0.41*0.025)^(1/3)/0.023))/1.60217657E-19" table:style-name="ce1">
            <text:p>0.23192755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49330958606381" table:formula="msoxl:=(0.5*0.24*1.60217657E-19+0.75*1.3806488E-23*A141*LN((2*0.4*0.016)^(1/3)/0.014))/1.60217657E-19" table:style-name="ce1">
            <text:p>0.14493309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0.77635968701821256" table:formula="msoxl:=(0.5*1.52*1.60217657E-19+0.75*1.3806488E-23*A142*LN((2*0.45*0.082)^(1/3)/0.067))/1.60217657E-19" table:style-name="ce1">
            <text:p>0.77635968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318040225996573" table:formula="msoxl:=(0.5*0.81*1.60217657E-19+0.75*1.3806488E-23*A142*LN((2*0.3*0.052)^(1/3)/0.041))/1.60217657E-19" table:style-name="ce1">
            <text:p>0.42318040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711551232472216" table:formula="msoxl:=(0.5*1.42*1.60217657E-19+0.75*1.3806488E-23*A142*LN((2*0.65*0.12)^(1/3)/0.079))/1.60217657E-19" table:style-name="ce1">
            <text:p>0.72711551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208761207464562" table:formula="msoxl:=(0.5*0.42*1.60217657E-19+0.75*1.3806488E-23*A142*LN((2*0.41*0.025)^(1/3)/0.023))/1.60217657E-19" table:style-name="ce1">
            <text:p>0.23208761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511508926108074" table:formula="msoxl:=(0.5*0.24*1.60217657E-19+0.75*1.3806488E-23*A142*LN((2*0.4*0.016)^(1/3)/0.014))/1.60217657E-19" table:style-name="ce1">
            <text:p>0.14511508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0.77647823547486627" table:formula="msoxl:=(0.5*1.52*1.60217657E-19+0.75*1.3806488E-23*A143*LN((2*0.45*0.082)^(1/3)/0.067))/1.60217657E-19" table:style-name="ce1">
            <text:p>0.77647823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331214430532776" table:formula="msoxl:=(0.5*0.81*1.60217657E-19+0.75*1.3806488E-23*A143*LN((2*0.3*0.052)^(1/3)/0.041))/1.60217657E-19" table:style-name="ce1">
            <text:p>0.42331214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723953777635053" table:formula="msoxl:=(0.5*1.42*1.60217657E-19+0.75*1.3806488E-23*A143*LN((2*0.65*0.12)^(1/3)/0.079))/1.60217657E-19" table:style-name="ce1">
            <text:p>0.72723953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224766723460685" table:formula="msoxl:=(0.5*0.42*1.60217657E-19+0.75*1.3806488E-23*A143*LN((2*0.41*0.025)^(1/3)/0.023))/1.60217657E-19" table:style-name="ce1">
            <text:p>0.23224766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529708266152336" table:formula="msoxl:=(0.5*0.24*1.60217657E-19+0.75*1.3806488E-23*A143*LN((2*0.4*0.016)^(1/3)/0.014))/1.60217657E-19" table:style-name="ce1">
            <text:p>0.14529708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.7765967839315201" table:formula="msoxl:=(0.5*1.52*1.60217657E-19+0.75*1.3806488E-23*A144*LN((2*0.45*0.082)^(1/3)/0.067))/1.60217657E-19" table:style-name="ce1">
            <text:p>0.77659678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344388635068986" table:formula="msoxl:=(0.5*0.81*1.60217657E-19+0.75*1.3806488E-23*A144*LN((2*0.3*0.052)^(1/3)/0.041))/1.60217657E-19" table:style-name="ce1">
            <text:p>0.42344388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736356322797902" table:formula="msoxl:=(0.5*1.42*1.60217657E-19+0.75*1.3806488E-23*A144*LN((2*0.65*0.12)^(1/3)/0.079))/1.60217657E-19" table:style-name="ce1">
            <text:p>0.72736356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240772239456803" table:formula="msoxl:=(0.5*0.42*1.60217657E-19+0.75*1.3806488E-23*A144*LN((2*0.41*0.025)^(1/3)/0.023))/1.60217657E-19" table:style-name="ce1">
            <text:p>0.23240772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547907606196597" table:formula="msoxl:=(0.5*0.24*1.60217657E-19+0.75*1.3806488E-23*A144*LN((2*0.4*0.016)^(1/3)/0.014))/1.60217657E-19" table:style-name="ce1">
            <text:p>0.14547907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0.7767153323881737" table:formula="msoxl:=(0.5*1.52*1.60217657E-19+0.75*1.3806488E-23*A145*LN((2*0.45*0.082)^(1/3)/0.067))/1.60217657E-19" table:style-name="ce1">
            <text:p>0.77671533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357562839605195" table:formula="msoxl:=(0.5*0.81*1.60217657E-19+0.75*1.3806488E-23*A145*LN((2*0.3*0.052)^(1/3)/0.041))/1.60217657E-19" table:style-name="ce1">
            <text:p>0.42357562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74875886796075" table:formula="msoxl:=(0.5*1.42*1.60217657E-19+0.75*1.3806488E-23*A145*LN((2*0.65*0.12)^(1/3)/0.079))/1.60217657E-19" table:style-name="ce1">
            <text:p>0.72748758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256777755452923" table:formula="msoxl:=(0.5*0.42*1.60217657E-19+0.75*1.3806488E-23*A145*LN((2*0.41*0.025)^(1/3)/0.023))/1.60217657E-19" table:style-name="ce1">
            <text:p>0.23256777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566106946240859" table:formula="msoxl:=(0.5*0.24*1.60217657E-19+0.75*1.3806488E-23*A145*LN((2*0.4*0.016)^(1/3)/0.014))/1.60217657E-19" table:style-name="ce1">
            <text:p>0.14566106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0.77683388084482741" table:formula="msoxl:=(0.5*1.52*1.60217657E-19+0.75*1.3806488E-23*A146*LN((2*0.45*0.082)^(1/3)/0.067))/1.60217657E-19" table:style-name="ce1">
            <text:p>0.77683388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370737044141404" table:formula="msoxl:=(0.5*0.81*1.60217657E-19+0.75*1.3806488E-23*A146*LN((2*0.3*0.052)^(1/3)/0.041))/1.60217657E-19" table:style-name="ce1">
            <text:p>0.4237073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761161413123587" table:formula="msoxl:=(0.5*1.42*1.60217657E-19+0.75*1.3806488E-23*A146*LN((2*0.65*0.12)^(1/3)/0.079))/1.60217657E-19" table:style-name="ce1">
            <text:p>0.72761161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272783271449043" table:formula="msoxl:=(0.5*0.42*1.60217657E-19+0.75*1.3806488E-23*A146*LN((2*0.41*0.025)^(1/3)/0.023))/1.60217657E-19" table:style-name="ce1">
            <text:p>0.23272783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584306286285117" table:formula="msoxl:=(0.5*0.24*1.60217657E-19+0.75*1.3806488E-23*A146*LN((2*0.4*0.016)^(1/3)/0.014))/1.60217657E-19" table:style-name="ce1">
            <text:p>0.14584306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0.77695242930148123" table:formula="msoxl:=(0.5*1.52*1.60217657E-19+0.75*1.3806488E-23*A147*LN((2*0.45*0.082)^(1/3)/0.067))/1.60217657E-19" table:style-name="ce1">
            <text:p>0.77695242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383911248677608" table:formula="msoxl:=(0.5*0.81*1.60217657E-19+0.75*1.3806488E-23*A147*LN((2*0.3*0.052)^(1/3)/0.041))/1.60217657E-19" table:style-name="ce1">
            <text:p>0.42383911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773563958286436" table:formula="msoxl:=(0.5*1.42*1.60217657E-19+0.75*1.3806488E-23*A147*LN((2*0.65*0.12)^(1/3)/0.079))/1.60217657E-19" table:style-name="ce1">
            <text:p>0.7277356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288788787445161" table:formula="msoxl:=(0.5*0.42*1.60217657E-19+0.75*1.3806488E-23*A147*LN((2*0.41*0.025)^(1/3)/0.023))/1.60217657E-19" table:style-name="ce1">
            <text:p>0.23288788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602505626329382" table:formula="msoxl:=(0.5*0.24*1.60217657E-19+0.75*1.3806488E-23*A147*LN((2*0.4*0.016)^(1/3)/0.014))/1.60217657E-19" table:style-name="ce1">
            <text:p>0.14602505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0.77707097775813483" table:formula="msoxl:=(0.5*1.52*1.60217657E-19+0.75*1.3806488E-23*A148*LN((2*0.45*0.082)^(1/3)/0.067))/1.60217657E-19" table:style-name="ce1">
            <text:p>0.77707097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397085453213817" table:formula="msoxl:=(0.5*0.81*1.60217657E-19+0.75*1.3806488E-23*A148*LN((2*0.3*0.052)^(1/3)/0.041))/1.60217657E-19" table:style-name="ce1">
            <text:p>0.42397085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785966503449273" table:formula="msoxl:=(0.5*1.42*1.60217657E-19+0.75*1.3806488E-23*A148*LN((2*0.65*0.12)^(1/3)/0.079))/1.60217657E-19" table:style-name="ce1">
            <text:p>0.72785966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304794303441284" table:formula="msoxl:=(0.5*0.42*1.60217657E-19+0.75*1.3806488E-23*A148*LN((2*0.41*0.025)^(1/3)/0.023))/1.60217657E-19" table:style-name="ce1">
            <text:p>0.23304794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620704966373643" table:formula="msoxl:=(0.5*0.24*1.60217657E-19+0.75*1.3806488E-23*A148*LN((2*0.4*0.016)^(1/3)/0.014))/1.60217657E-19" table:style-name="ce1">
            <text:p>0.1462070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0.77718952621478854" table:formula="msoxl:=(0.5*1.52*1.60217657E-19+0.75*1.3806488E-23*A149*LN((2*0.45*0.082)^(1/3)/0.067))/1.60217657E-19" table:style-name="ce1">
            <text:p>0.77718952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410259657750021" table:formula="msoxl:=(0.5*0.81*1.60217657E-19+0.75*1.3806488E-23*A149*LN((2*0.3*0.052)^(1/3)/0.041))/1.60217657E-19" table:style-name="ce1">
            <text:p>0.42410259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79836904861211" table:formula="msoxl:=(0.5*1.42*1.60217657E-19+0.75*1.3806488E-23*A149*LN((2*0.65*0.12)^(1/3)/0.079))/1.60217657E-19" table:style-name="ce1">
            <text:p>0.7279836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320799819437404" table:formula="msoxl:=(0.5*0.42*1.60217657E-19+0.75*1.3806488E-23*A149*LN((2*0.41*0.025)^(1/3)/0.023))/1.60217657E-19" table:style-name="ce1">
            <text:p>0.23320799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638904306417905" table:formula="msoxl:=(0.5*0.24*1.60217657E-19+0.75*1.3806488E-23*A149*LN((2*0.4*0.016)^(1/3)/0.014))/1.60217657E-19" table:style-name="ce1">
            <text:p>0.14638904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.77730807467144236" table:formula="msoxl:=(0.5*1.52*1.60217657E-19+0.75*1.3806488E-23*A150*LN((2*0.45*0.082)^(1/3)/0.067))/1.60217657E-19" table:style-name="ce1">
            <text:p>0.77730807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423433862286225" table:formula="msoxl:=(0.5*0.81*1.60217657E-19+0.75*1.3806488E-23*A150*LN((2*0.3*0.052)^(1/3)/0.041))/1.60217657E-19" table:style-name="ce1">
            <text:p>0.42423433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810771593774948" table:formula="msoxl:=(0.5*1.42*1.60217657E-19+0.75*1.3806488E-23*A150*LN((2*0.65*0.12)^(1/3)/0.079))/1.60217657E-19" table:style-name="ce1">
            <text:p>0.72810771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336805335433522" table:formula="msoxl:=(0.5*0.42*1.60217657E-19+0.75*1.3806488E-23*A150*LN((2*0.41*0.025)^(1/3)/0.023))/1.60217657E-19" table:style-name="ce1">
            <text:p>0.23336805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657103646462166" table:formula="msoxl:=(0.5*0.24*1.60217657E-19+0.75*1.3806488E-23*A150*LN((2*0.4*0.016)^(1/3)/0.014))/1.60217657E-19" table:style-name="ce1">
            <text:p>0.14657103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0.77742662312809596" table:formula="msoxl:=(0.5*1.52*1.60217657E-19+0.75*1.3806488E-23*A151*LN((2*0.45*0.082)^(1/3)/0.067))/1.60217657E-19" table:style-name="ce1">
            <text:p>0.77742662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436608066822434" table:formula="msoxl:=(0.5*0.81*1.60217657E-19+0.75*1.3806488E-23*A151*LN((2*0.3*0.052)^(1/3)/0.041))/1.60217657E-19" table:style-name="ce1">
            <text:p>0.42436608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823174138937807" table:formula="msoxl:=(0.5*1.42*1.60217657E-19+0.75*1.3806488E-23*A151*LN((2*0.65*0.12)^(1/3)/0.079))/1.60217657E-19" table:style-name="ce1">
            <text:p>0.72823174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352810851429645" table:formula="msoxl:=(0.5*0.42*1.60217657E-19+0.75*1.3806488E-23*A151*LN((2*0.41*0.025)^(1/3)/0.023))/1.60217657E-19" table:style-name="ce1">
            <text:p>0.23352810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675302986506425" table:formula="msoxl:=(0.5*0.24*1.60217657E-19+0.75*1.3806488E-23*A151*LN((2*0.4*0.016)^(1/3)/0.014))/1.60217657E-19" table:style-name="ce1">
            <text:p>0.1467530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0.77754517158474967" table:formula="msoxl:=(0.5*1.52*1.60217657E-19+0.75*1.3806488E-23*A152*LN((2*0.45*0.082)^(1/3)/0.067))/1.60217657E-19" table:style-name="ce1">
            <text:p>0.77754517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449782271358638" table:formula="msoxl:=(0.5*0.81*1.60217657E-19+0.75*1.3806488E-23*A152*LN((2*0.3*0.052)^(1/3)/0.041))/1.60217657E-19" table:style-name="ce1">
            <text:p>0.42449782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835576684100645" table:formula="msoxl:=(0.5*1.42*1.60217657E-19+0.75*1.3806488E-23*A152*LN((2*0.65*0.12)^(1/3)/0.079))/1.60217657E-19" table:style-name="ce1">
            <text:p>0.72835576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368816367425765" table:formula="msoxl:=(0.5*0.42*1.60217657E-19+0.75*1.3806488E-23*A152*LN((2*0.41*0.025)^(1/3)/0.023))/1.60217657E-19" table:style-name="ce1">
            <text:p>0.23368816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693502326550686" table:formula="msoxl:=(0.5*0.24*1.60217657E-19+0.75*1.3806488E-23*A152*LN((2*0.4*0.016)^(1/3)/0.014))/1.60217657E-19" table:style-name="ce1">
            <text:p>0.14693502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0.77766372004140349" table:formula="msoxl:=(0.5*1.52*1.60217657E-19+0.75*1.3806488E-23*A153*LN((2*0.45*0.082)^(1/3)/0.067))/1.60217657E-19" table:style-name="ce1">
            <text:p>0.7776637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462956475894853" table:formula="msoxl:=(0.5*0.81*1.60217657E-19+0.75*1.3806488E-23*A153*LN((2*0.3*0.052)^(1/3)/0.041))/1.60217657E-19" table:style-name="ce1">
            <text:p>0.42462956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847979229263482" table:formula="msoxl:=(0.5*1.42*1.60217657E-19+0.75*1.3806488E-23*A153*LN((2*0.65*0.12)^(1/3)/0.079))/1.60217657E-19" table:style-name="ce1">
            <text:p>0.72847979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384821883421883" table:formula="msoxl:=(0.5*0.42*1.60217657E-19+0.75*1.3806488E-23*A153*LN((2*0.41*0.025)^(1/3)/0.023))/1.60217657E-19" table:style-name="ce1">
            <text:p>0.23384821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711701666594948" table:formula="msoxl:=(0.5*0.24*1.60217657E-19+0.75*1.3806488E-23*A153*LN((2*0.4*0.016)^(1/3)/0.014))/1.60217657E-19" table:style-name="ce1">
            <text:p>0.14711701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77778226849805709" table:formula="msoxl:=(0.5*1.52*1.60217657E-19+0.75*1.3806488E-23*A154*LN((2*0.45*0.082)^(1/3)/0.067))/1.60217657E-19" table:style-name="ce1">
            <text:p>0.77778226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476130680431057" table:formula="msoxl:=(0.5*0.81*1.60217657E-19+0.75*1.3806488E-23*A154*LN((2*0.3*0.052)^(1/3)/0.041))/1.60217657E-19" table:style-name="ce1">
            <text:p>0.42476130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86038177442633" table:formula="msoxl:=(0.5*1.42*1.60217657E-19+0.75*1.3806488E-23*A154*LN((2*0.65*0.12)^(1/3)/0.079))/1.60217657E-19" table:style-name="ce1">
            <text:p>0.72860381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400827399418003" table:formula="msoxl:=(0.5*0.42*1.60217657E-19+0.75*1.3806488E-23*A154*LN((2*0.41*0.025)^(1/3)/0.023))/1.60217657E-19" table:style-name="ce1">
            <text:p>0.23400827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729901006639212" table:formula="msoxl:=(0.5*0.24*1.60217657E-19+0.75*1.3806488E-23*A154*LN((2*0.4*0.016)^(1/3)/0.014))/1.60217657E-19" table:style-name="ce1">
            <text:p>0.1472990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0.77790081695471081" table:formula="msoxl:=(0.5*1.52*1.60217657E-19+0.75*1.3806488E-23*A155*LN((2*0.45*0.082)^(1/3)/0.067))/1.60217657E-19" table:style-name="ce1">
            <text:p>0.77790081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489304884967266" table:formula="msoxl:=(0.5*0.81*1.60217657E-19+0.75*1.3806488E-23*A155*LN((2*0.3*0.052)^(1/3)/0.041))/1.60217657E-19" table:style-name="ce1">
            <text:p>0.42489304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872784319589168" table:formula="msoxl:=(0.5*1.42*1.60217657E-19+0.75*1.3806488E-23*A155*LN((2*0.65*0.12)^(1/3)/0.079))/1.60217657E-19" table:style-name="ce1">
            <text:p>0.72872784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416832915414126" table:formula="msoxl:=(0.5*0.42*1.60217657E-19+0.75*1.3806488E-23*A155*LN((2*0.41*0.025)^(1/3)/0.023))/1.60217657E-19" table:style-name="ce1">
            <text:p>0.23416832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748100346683474" table:formula="msoxl:=(0.5*0.24*1.60217657E-19+0.75*1.3806488E-23*A155*LN((2*0.4*0.016)^(1/3)/0.014))/1.60217657E-19" table:style-name="ce1">
            <text:p>0.14748100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.77801936541136463" table:formula="msoxl:=(0.5*1.52*1.60217657E-19+0.75*1.3806488E-23*A156*LN((2*0.45*0.082)^(1/3)/0.067))/1.60217657E-19" table:style-name="ce1">
            <text:p>0.77801936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50247908950347" table:formula="msoxl:=(0.5*0.81*1.60217657E-19+0.75*1.3806488E-23*A156*LN((2*0.3*0.052)^(1/3)/0.041))/1.60217657E-19" table:style-name="ce1">
            <text:p>0.42502479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885186864752005" table:formula="msoxl:=(0.5*1.42*1.60217657E-19+0.75*1.3806488E-23*A156*LN((2*0.65*0.12)^(1/3)/0.079))/1.60217657E-19" table:style-name="ce1">
            <text:p>0.72885186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432838431410244" table:formula="msoxl:=(0.5*0.42*1.60217657E-19+0.75*1.3806488E-23*A156*LN((2*0.41*0.025)^(1/3)/0.023))/1.60217657E-19" table:style-name="ce1">
            <text:p>0.23432838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766299686727732" table:formula="msoxl:=(0.5*0.24*1.60217657E-19+0.75*1.3806488E-23*A156*LN((2*0.4*0.016)^(1/3)/0.014))/1.60217657E-19" table:style-name="ce1">
            <text:p>0.14766299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.77813791386801823" table:formula="msoxl:=(0.5*1.52*1.60217657E-19+0.75*1.3806488E-23*A157*LN((2*0.45*0.082)^(1/3)/0.067))/1.60217657E-19" table:style-name="ce1">
            <text:p>0.77813791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515653294039679" table:formula="msoxl:=(0.5*0.81*1.60217657E-19+0.75*1.3806488E-23*A157*LN((2*0.3*0.052)^(1/3)/0.041))/1.60217657E-19" table:style-name="ce1">
            <text:p>0.42515653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897589409914842" table:formula="msoxl:=(0.5*1.42*1.60217657E-19+0.75*1.3806488E-23*A157*LN((2*0.65*0.12)^(1/3)/0.079))/1.60217657E-19" table:style-name="ce1">
            <text:p>0.72897589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448843947406364" table:formula="msoxl:=(0.5*0.42*1.60217657E-19+0.75*1.3806488E-23*A157*LN((2*0.41*0.025)^(1/3)/0.023))/1.60217657E-19" table:style-name="ce1">
            <text:p>0.23448843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784499026771994" table:formula="msoxl:=(0.5*0.24*1.60217657E-19+0.75*1.3806488E-23*A157*LN((2*0.4*0.016)^(1/3)/0.014))/1.60217657E-19" table:style-name="ce1">
            <text:p>0.1478449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.77825646232467194" table:formula="msoxl:=(0.5*1.52*1.60217657E-19+0.75*1.3806488E-23*A158*LN((2*0.45*0.082)^(1/3)/0.067))/1.60217657E-19" table:style-name="ce1">
            <text:p>0.77825646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528827498575883" table:formula="msoxl:=(0.5*0.81*1.60217657E-19+0.75*1.3806488E-23*A158*LN((2*0.3*0.052)^(1/3)/0.041))/1.60217657E-19" table:style-name="ce1">
            <text:p>0.42528827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909991955077702" table:formula="msoxl:=(0.5*1.42*1.60217657E-19+0.75*1.3806488E-23*A158*LN((2*0.65*0.12)^(1/3)/0.079))/1.60217657E-19" table:style-name="ce1">
            <text:p>0.7290999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464849463402482" table:formula="msoxl:=(0.5*0.42*1.60217657E-19+0.75*1.3806488E-23*A158*LN((2*0.41*0.025)^(1/3)/0.023))/1.60217657E-19" table:style-name="ce1">
            <text:p>0.23464849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802698366816255" table:formula="msoxl:=(0.5*0.24*1.60217657E-19+0.75*1.3806488E-23*A158*LN((2*0.4*0.016)^(1/3)/0.014))/1.60217657E-19" table:style-name="ce1">
            <text:p>0.14802698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.77837501078132576" table:formula="msoxl:=(0.5*1.52*1.60217657E-19+0.75*1.3806488E-23*A159*LN((2*0.45*0.082)^(1/3)/0.067))/1.60217657E-19" table:style-name="ce1">
            <text:p>0.77837501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542001703112087" table:formula="msoxl:=(0.5*0.81*1.60217657E-19+0.75*1.3806488E-23*A159*LN((2*0.3*0.052)^(1/3)/0.041))/1.60217657E-19" table:style-name="ce1">
            <text:p>0.42542001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922394500240539" table:formula="msoxl:=(0.5*1.42*1.60217657E-19+0.75*1.3806488E-23*A159*LN((2*0.65*0.12)^(1/3)/0.079))/1.60217657E-19" table:style-name="ce1">
            <text:p>0.72922394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480854979398602" table:formula="msoxl:=(0.5*0.42*1.60217657E-19+0.75*1.3806488E-23*A159*LN((2*0.41*0.025)^(1/3)/0.023))/1.60217657E-19" table:style-name="ce1">
            <text:p>0.2348085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820897706860517" table:formula="msoxl:=(0.5*0.24*1.60217657E-19+0.75*1.3806488E-23*A159*LN((2*0.4*0.016)^(1/3)/0.014))/1.60217657E-19" table:style-name="ce1">
            <text:p>0.14820897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0.77849355923797936" table:formula="msoxl:=(0.5*1.52*1.60217657E-19+0.75*1.3806488E-23*A160*LN((2*0.45*0.082)^(1/3)/0.067))/1.60217657E-19" table:style-name="ce1">
            <text:p>0.77849355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555175907648296" table:formula="msoxl:=(0.5*0.81*1.60217657E-19+0.75*1.3806488E-23*A160*LN((2*0.3*0.052)^(1/3)/0.041))/1.60217657E-19" table:style-name="ce1">
            <text:p>0.42555175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934797045403377" table:formula="msoxl:=(0.5*1.42*1.60217657E-19+0.75*1.3806488E-23*A160*LN((2*0.65*0.12)^(1/3)/0.079))/1.60217657E-19" table:style-name="ce1">
            <text:p>0.7293479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496860495394725" table:formula="msoxl:=(0.5*0.42*1.60217657E-19+0.75*1.3806488E-23*A160*LN((2*0.41*0.025)^(1/3)/0.023))/1.60217657E-19" table:style-name="ce1">
            <text:p>0.23496860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839097046904778" table:formula="msoxl:=(0.5*0.24*1.60217657E-19+0.75*1.3806488E-23*A160*LN((2*0.4*0.016)^(1/3)/0.014))/1.60217657E-19" table:style-name="ce1">
            <text:p>0.1483909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0.77861210769463318" table:formula="msoxl:=(0.5*1.52*1.60217657E-19+0.75*1.3806488E-23*A161*LN((2*0.45*0.082)^(1/3)/0.067))/1.60217657E-19" table:style-name="ce1">
            <text:p>0.77861210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568350112184511" table:formula="msoxl:=(0.5*0.81*1.60217657E-19+0.75*1.3806488E-23*A161*LN((2*0.3*0.052)^(1/3)/0.041))/1.60217657E-19" table:style-name="ce1">
            <text:p>0.42568350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947199590566225" table:formula="msoxl:=(0.5*1.42*1.60217657E-19+0.75*1.3806488E-23*A161*LN((2*0.65*0.12)^(1/3)/0.079))/1.60217657E-19" table:style-name="ce1">
            <text:p>0.72947199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512866011390846" table:formula="msoxl:=(0.5*0.42*1.60217657E-19+0.75*1.3806488E-23*A161*LN((2*0.41*0.025)^(1/3)/0.023))/1.60217657E-19" table:style-name="ce1">
            <text:p>0.2351286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85729638694904" table:formula="msoxl:=(0.5*0.24*1.60217657E-19+0.75*1.3806488E-23*A161*LN((2*0.4*0.016)^(1/3)/0.014))/1.60217657E-19" table:style-name="ce1">
            <text:p>0.14857296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0.77873065615128689" table:formula="msoxl:=(0.5*1.52*1.60217657E-19+0.75*1.3806488E-23*A162*LN((2*0.45*0.082)^(1/3)/0.067))/1.60217657E-19" table:style-name="ce1">
            <text:p>0.77873065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581524316720715" table:formula="msoxl:=(0.5*0.81*1.60217657E-19+0.75*1.3806488E-23*A162*LN((2*0.3*0.052)^(1/3)/0.041))/1.60217657E-19" table:style-name="ce1">
            <text:p>0.42581524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959602135729062" table:formula="msoxl:=(0.5*1.42*1.60217657E-19+0.75*1.3806488E-23*A162*LN((2*0.65*0.12)^(1/3)/0.079))/1.60217657E-19" table:style-name="ce1">
            <text:p>0.72959602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528871527386963" table:formula="msoxl:=(0.5*0.42*1.60217657E-19+0.75*1.3806488E-23*A162*LN((2*0.41*0.025)^(1/3)/0.023))/1.60217657E-19" table:style-name="ce1">
            <text:p>0.23528871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875495726993301" table:formula="msoxl:=(0.5*0.24*1.60217657E-19+0.75*1.3806488E-23*A162*LN((2*0.4*0.016)^(1/3)/0.014))/1.60217657E-19" table:style-name="ce1">
            <text:p>0.14875495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.7788492046079406" table:formula="msoxl:=(0.5*1.52*1.60217657E-19+0.75*1.3806488E-23*A163*LN((2*0.45*0.082)^(1/3)/0.067))/1.60217657E-19" table:style-name="ce1">
            <text:p>0.77884920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594698521256918" table:formula="msoxl:=(0.5*0.81*1.60217657E-19+0.75*1.3806488E-23*A163*LN((2*0.3*0.052)^(1/3)/0.041))/1.60217657E-19" table:style-name="ce1">
            <text:p>0.42594698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9720046808919" table:formula="msoxl:=(0.5*1.42*1.60217657E-19+0.75*1.3806488E-23*A163*LN((2*0.65*0.12)^(1/3)/0.079))/1.60217657E-19" table:style-name="ce1">
            <text:p>0.72972004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544877043383083" table:formula="msoxl:=(0.5*0.42*1.60217657E-19+0.75*1.3806488E-23*A163*LN((2*0.41*0.025)^(1/3)/0.023))/1.60217657E-19" table:style-name="ce1">
            <text:p>0.2354487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893695067037563" table:formula="msoxl:=(0.5*0.24*1.60217657E-19+0.75*1.3806488E-23*A163*LN((2*0.4*0.016)^(1/3)/0.014))/1.60217657E-19" table:style-name="ce1">
            <text:p>0.14893695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77896775306459431" table:formula="msoxl:=(0.5*1.52*1.60217657E-19+0.75*1.3806488E-23*A164*LN((2*0.45*0.082)^(1/3)/0.067))/1.60217657E-19" table:style-name="ce1">
            <text:p>0.77896775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607872725793128" table:formula="msoxl:=(0.5*0.81*1.60217657E-19+0.75*1.3806488E-23*A164*LN((2*0.3*0.052)^(1/3)/0.041))/1.60217657E-19" table:style-name="ce1">
            <text:p>0.42607872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984407226054737" table:formula="msoxl:=(0.5*1.42*1.60217657E-19+0.75*1.3806488E-23*A164*LN((2*0.65*0.12)^(1/3)/0.079))/1.60217657E-19" table:style-name="ce1">
            <text:p>0.72984407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560882559379201" table:formula="msoxl:=(0.5*0.42*1.60217657E-19+0.75*1.3806488E-23*A164*LN((2*0.41*0.025)^(1/3)/0.023))/1.60217657E-19" table:style-name="ce1">
            <text:p>0.23560882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911894407081824" table:formula="msoxl:=(0.5*0.24*1.60217657E-19+0.75*1.3806488E-23*A164*LN((2*0.4*0.016)^(1/3)/0.014))/1.60217657E-19" table:style-name="ce1">
            <text:p>0.14911894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0.77908630152124803" table:formula="msoxl:=(0.5*1.52*1.60217657E-19+0.75*1.3806488E-23*A165*LN((2*0.45*0.082)^(1/3)/0.067))/1.60217657E-19" table:style-name="ce1">
            <text:p>0.77908630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621046930329332" table:formula="msoxl:=(0.5*0.81*1.60217657E-19+0.75*1.3806488E-23*A165*LN((2*0.3*0.052)^(1/3)/0.041))/1.60217657E-19" table:style-name="ce1">
            <text:p>0.42621046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2996809771217597" table:formula="msoxl:=(0.5*1.42*1.60217657E-19+0.75*1.3806488E-23*A165*LN((2*0.65*0.12)^(1/3)/0.079))/1.60217657E-19" table:style-name="ce1">
            <text:p>0.72996809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576888075375324" table:formula="msoxl:=(0.5*0.42*1.60217657E-19+0.75*1.3806488E-23*A165*LN((2*0.41*0.025)^(1/3)/0.023))/1.60217657E-19" table:style-name="ce1">
            <text:p>0.23576888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930093747126086" table:formula="msoxl:=(0.5*0.24*1.60217657E-19+0.75*1.3806488E-23*A165*LN((2*0.4*0.016)^(1/3)/0.014))/1.60217657E-19" table:style-name="ce1">
            <text:p>0.14930093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.77920484997790174" table:formula="msoxl:=(0.5*1.52*1.60217657E-19+0.75*1.3806488E-23*A166*LN((2*0.45*0.082)^(1/3)/0.067))/1.60217657E-19" table:style-name="ce1">
            <text:p>0.7792048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634221134865541" table:formula="msoxl:=(0.5*0.81*1.60217657E-19+0.75*1.3806488E-23*A166*LN((2*0.3*0.052)^(1/3)/0.041))/1.60217657E-19" table:style-name="ce1">
            <text:p>0.42634221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009212316380434" table:formula="msoxl:=(0.5*1.42*1.60217657E-19+0.75*1.3806488E-23*A166*LN((2*0.65*0.12)^(1/3)/0.079))/1.60217657E-19" table:style-name="ce1">
            <text:p>0.73009212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592893591371444" table:formula="msoxl:=(0.5*0.42*1.60217657E-19+0.75*1.3806488E-23*A166*LN((2*0.41*0.025)^(1/3)/0.023))/1.60217657E-19" table:style-name="ce1">
            <text:p>0.23592893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948293087170347" table:formula="msoxl:=(0.5*0.24*1.60217657E-19+0.75*1.3806488E-23*A166*LN((2*0.4*0.016)^(1/3)/0.014))/1.60217657E-19" table:style-name="ce1">
            <text:p>0.14948293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0.77932339843455545" table:formula="msoxl:=(0.5*1.52*1.60217657E-19+0.75*1.3806488E-23*A167*LN((2*0.45*0.082)^(1/3)/0.067))/1.60217657E-19" table:style-name="ce1">
            <text:p>0.77932339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647395339401745" table:formula="msoxl:=(0.5*0.81*1.60217657E-19+0.75*1.3806488E-23*A167*LN((2*0.3*0.052)^(1/3)/0.041))/1.60217657E-19" table:style-name="ce1">
            <text:p>0.42647395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021614861543271" table:formula="msoxl:=(0.5*1.42*1.60217657E-19+0.75*1.3806488E-23*A167*LN((2*0.65*0.12)^(1/3)/0.079))/1.60217657E-19" table:style-name="ce1">
            <text:p>0.73021614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608899107367565" table:formula="msoxl:=(0.5*0.42*1.60217657E-19+0.75*1.3806488E-23*A167*LN((2*0.41*0.025)^(1/3)/0.023))/1.60217657E-19" table:style-name="ce1">
            <text:p>0.23608899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966492427214609" table:formula="msoxl:=(0.5*0.24*1.60217657E-19+0.75*1.3806488E-23*A167*LN((2*0.4*0.016)^(1/3)/0.014))/1.60217657E-19" table:style-name="ce1">
            <text:p>0.14966492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.77944194689120916" table:formula="msoxl:=(0.5*1.52*1.60217657E-19+0.75*1.3806488E-23*A168*LN((2*0.45*0.082)^(1/3)/0.067))/1.60217657E-19" table:style-name="ce1">
            <text:p>0.77944194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66056954393796" table:formula="msoxl:=(0.5*0.81*1.60217657E-19+0.75*1.3806488E-23*A168*LN((2*0.3*0.052)^(1/3)/0.041))/1.60217657E-19" table:style-name="ce1">
            <text:p>0.42660569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03401740670612" table:formula="msoxl:=(0.5*1.42*1.60217657E-19+0.75*1.3806488E-23*A168*LN((2*0.65*0.12)^(1/3)/0.079))/1.60217657E-19" table:style-name="ce1">
            <text:p>0.73034017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624904623363682" table:formula="msoxl:=(0.5*0.42*1.60217657E-19+0.75*1.3806488E-23*A168*LN((2*0.41*0.025)^(1/3)/0.023))/1.60217657E-19" table:style-name="ce1">
            <text:p>0.23624904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498469176725887" table:formula="msoxl:=(0.5*0.24*1.60217657E-19+0.75*1.3806488E-23*A168*LN((2*0.4*0.016)^(1/3)/0.014))/1.60217657E-19" table:style-name="ce1">
            <text:p>0.14984691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.77956049534786287" table:formula="msoxl:=(0.5*1.52*1.60217657E-19+0.75*1.3806488E-23*A169*LN((2*0.45*0.082)^(1/3)/0.067))/1.60217657E-19" table:style-name="ce1">
            <text:p>0.77956049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673743748474163" table:formula="msoxl:=(0.5*0.81*1.60217657E-19+0.75*1.3806488E-23*A169*LN((2*0.3*0.052)^(1/3)/0.041))/1.60217657E-19" table:style-name="ce1">
            <text:p>0.42673743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046419951868957" table:formula="msoxl:=(0.5*1.42*1.60217657E-19+0.75*1.3806488E-23*A169*LN((2*0.65*0.12)^(1/3)/0.079))/1.60217657E-19" table:style-name="ce1">
            <text:p>0.730464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640910139359805" table:formula="msoxl:=(0.5*0.42*1.60217657E-19+0.75*1.3806488E-23*A169*LN((2*0.41*0.025)^(1/3)/0.023))/1.60217657E-19" table:style-name="ce1">
            <text:p>0.23640910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002891107303132" table:formula="msoxl:=(0.5*0.24*1.60217657E-19+0.75*1.3806488E-23*A169*LN((2*0.4*0.016)^(1/3)/0.014))/1.60217657E-19" table:style-name="ce1">
            <text:p>0.15002891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0.77967904380451669" table:formula="msoxl:=(0.5*1.52*1.60217657E-19+0.75*1.3806488E-23*A170*LN((2*0.45*0.082)^(1/3)/0.067))/1.60217657E-19" table:style-name="ce1">
            <text:p>0.77967904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686917953010373" table:formula="msoxl:=(0.5*0.81*1.60217657E-19+0.75*1.3806488E-23*A170*LN((2*0.3*0.052)^(1/3)/0.041))/1.60217657E-19" table:style-name="ce1">
            <text:p>0.4268691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058822497031795" table:formula="msoxl:=(0.5*1.42*1.60217657E-19+0.75*1.3806488E-23*A170*LN((2*0.65*0.12)^(1/3)/0.079))/1.60217657E-19" table:style-name="ce1">
            <text:p>0.73058822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656915655355926" table:formula="msoxl:=(0.5*0.42*1.60217657E-19+0.75*1.3806488E-23*A170*LN((2*0.41*0.025)^(1/3)/0.023))/1.60217657E-19" table:style-name="ce1">
            <text:p>0.23656915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021090447347393" table:formula="msoxl:=(0.5*0.24*1.60217657E-19+0.75*1.3806488E-23*A170*LN((2*0.4*0.016)^(1/3)/0.014))/1.60217657E-19" table:style-name="ce1">
            <text:p>0.15021090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0.77979759226117029" table:formula="msoxl:=(0.5*1.52*1.60217657E-19+0.75*1.3806488E-23*A171*LN((2*0.45*0.082)^(1/3)/0.067))/1.60217657E-19" table:style-name="ce1">
            <text:p>0.77979759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700092157546576" table:formula="msoxl:=(0.5*0.81*1.60217657E-19+0.75*1.3806488E-23*A171*LN((2*0.3*0.052)^(1/3)/0.041))/1.60217657E-19" table:style-name="ce1">
            <text:p>0.42700092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071225042194654" table:formula="msoxl:=(0.5*1.42*1.60217657E-19+0.75*1.3806488E-23*A171*LN((2*0.65*0.12)^(1/3)/0.079))/1.60217657E-19" table:style-name="ce1">
            <text:p>0.7307122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672921171352043" table:formula="msoxl:=(0.5*0.42*1.60217657E-19+0.75*1.3806488E-23*A171*LN((2*0.41*0.025)^(1/3)/0.023))/1.60217657E-19" table:style-name="ce1">
            <text:p>0.23672921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039289787391655" table:formula="msoxl:=(0.5*0.24*1.60217657E-19+0.75*1.3806488E-23*A171*LN((2*0.4*0.016)^(1/3)/0.014))/1.60217657E-19" table:style-name="ce1">
            <text:p>0.15039289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0.779916140717824" table:formula="msoxl:=(0.5*1.52*1.60217657E-19+0.75*1.3806488E-23*A172*LN((2*0.45*0.082)^(1/3)/0.067))/1.60217657E-19" table:style-name="ce1">
            <text:p>0.77991614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713266362082786" table:formula="msoxl:=(0.5*0.81*1.60217657E-19+0.75*1.3806488E-23*A172*LN((2*0.3*0.052)^(1/3)/0.041))/1.60217657E-19" table:style-name="ce1">
            <text:p>0.42713266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083627587357491" table:formula="msoxl:=(0.5*1.42*1.60217657E-19+0.75*1.3806488E-23*A172*LN((2*0.65*0.12)^(1/3)/0.079))/1.60217657E-19" table:style-name="ce1">
            <text:p>0.73083627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688926687348164" table:formula="msoxl:=(0.5*0.42*1.60217657E-19+0.75*1.3806488E-23*A172*LN((2*0.41*0.025)^(1/3)/0.023))/1.60217657E-19" table:style-name="ce1">
            <text:p>0.23688926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057489127435916" table:formula="msoxl:=(0.5*0.24*1.60217657E-19+0.75*1.3806488E-23*A172*LN((2*0.4*0.016)^(1/3)/0.014))/1.60217657E-19" table:style-name="ce1">
            <text:p>0.15057489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.78003468917447782" table:formula="msoxl:=(0.5*1.52*1.60217657E-19+0.75*1.3806488E-23*A173*LN((2*0.45*0.082)^(1/3)/0.067))/1.60217657E-19" table:style-name="ce1">
            <text:p>0.78003468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726440566618989" table:formula="msoxl:=(0.5*0.81*1.60217657E-19+0.75*1.3806488E-23*A173*LN((2*0.3*0.052)^(1/3)/0.041))/1.60217657E-19" table:style-name="ce1">
            <text:p>0.42726440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096030132520329" table:formula="msoxl:=(0.5*1.42*1.60217657E-19+0.75*1.3806488E-23*A173*LN((2*0.65*0.12)^(1/3)/0.079))/1.60217657E-19" table:style-name="ce1">
            <text:p>0.73096030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704932203344287" table:formula="msoxl:=(0.5*0.42*1.60217657E-19+0.75*1.3806488E-23*A173*LN((2*0.41*0.025)^(1/3)/0.023))/1.60217657E-19" table:style-name="ce1">
            <text:p>0.23704932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075688467480178" table:formula="msoxl:=(0.5*0.24*1.60217657E-19+0.75*1.3806488E-23*A173*LN((2*0.4*0.016)^(1/3)/0.014))/1.60217657E-19" table:style-name="ce1">
            <text:p>0.15075688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0.78015323763113142" table:formula="msoxl:=(0.5*1.52*1.60217657E-19+0.75*1.3806488E-23*A174*LN((2*0.45*0.082)^(1/3)/0.067))/1.60217657E-19" table:style-name="ce1">
            <text:p>0.78015323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739614771155193" table:formula="msoxl:=(0.5*0.81*1.60217657E-19+0.75*1.3806488E-23*A174*LN((2*0.3*0.052)^(1/3)/0.041))/1.60217657E-19" table:style-name="ce1">
            <text:p>0.42739614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108432677683166" table:formula="msoxl:=(0.5*1.42*1.60217657E-19+0.75*1.3806488E-23*A174*LN((2*0.65*0.12)^(1/3)/0.079))/1.60217657E-19" table:style-name="ce1">
            <text:p>0.73108432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720937719340404" table:formula="msoxl:=(0.5*0.42*1.60217657E-19+0.75*1.3806488E-23*A174*LN((2*0.41*0.025)^(1/3)/0.023))/1.60217657E-19" table:style-name="ce1">
            <text:p>0.23720937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093887807524439" table:formula="msoxl:=(0.5*0.24*1.60217657E-19+0.75*1.3806488E-23*A174*LN((2*0.4*0.016)^(1/3)/0.014))/1.60217657E-19" table:style-name="ce1">
            <text:p>0.15093887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.78027178608778514" table:formula="msoxl:=(0.5*1.52*1.60217657E-19+0.75*1.3806488E-23*A175*LN((2*0.45*0.082)^(1/3)/0.067))/1.60217657E-19" table:style-name="ce1">
            <text:p>0.78027178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752788975691403" table:formula="msoxl:=(0.5*0.81*1.60217657E-19+0.75*1.3806488E-23*A175*LN((2*0.3*0.052)^(1/3)/0.041))/1.60217657E-19" table:style-name="ce1">
            <text:p>0.4275278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120835222846015" table:formula="msoxl:=(0.5*1.42*1.60217657E-19+0.75*1.3806488E-23*A175*LN((2*0.65*0.12)^(1/3)/0.079))/1.60217657E-19" table:style-name="ce1">
            <text:p>0.73120835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736943235336525" table:formula="msoxl:=(0.5*0.42*1.60217657E-19+0.75*1.3806488E-23*A175*LN((2*0.41*0.025)^(1/3)/0.023))/1.60217657E-19" table:style-name="ce1">
            <text:p>0.23736943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112087147568701" table:formula="msoxl:=(0.5*0.24*1.60217657E-19+0.75*1.3806488E-23*A175*LN((2*0.4*0.016)^(1/3)/0.014))/1.60217657E-19" table:style-name="ce1">
            <text:p>0.15112087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0.78039033454443896" table:formula="msoxl:=(0.5*1.52*1.60217657E-19+0.75*1.3806488E-23*A176*LN((2*0.45*0.082)^(1/3)/0.067))/1.60217657E-19" table:style-name="ce1">
            <text:p>0.78039033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765963180227617" table:formula="msoxl:=(0.5*0.81*1.60217657E-19+0.75*1.3806488E-23*A176*LN((2*0.3*0.052)^(1/3)/0.041))/1.60217657E-19" table:style-name="ce1">
            <text:p>0.42765963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133237768008852" table:formula="msoxl:=(0.5*1.42*1.60217657E-19+0.75*1.3806488E-23*A176*LN((2*0.65*0.12)^(1/3)/0.079))/1.60217657E-19" table:style-name="ce1">
            <text:p>0.73133237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752948751332642" table:formula="msoxl:=(0.5*0.42*1.60217657E-19+0.75*1.3806488E-23*A176*LN((2*0.41*0.025)^(1/3)/0.023))/1.60217657E-19" table:style-name="ce1">
            <text:p>0.23752948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130286487612962" table:formula="msoxl:=(0.5*0.24*1.60217657E-19+0.75*1.3806488E-23*A176*LN((2*0.4*0.016)^(1/3)/0.014))/1.60217657E-19" table:style-name="ce1">
            <text:p>0.15130286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0.78050888300109256" table:formula="msoxl:=(0.5*1.52*1.60217657E-19+0.75*1.3806488E-23*A177*LN((2*0.45*0.082)^(1/3)/0.067))/1.60217657E-19" table:style-name="ce1">
            <text:p>0.78050888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779137384763821" table:formula="msoxl:=(0.5*0.81*1.60217657E-19+0.75*1.3806488E-23*A177*LN((2*0.3*0.052)^(1/3)/0.041))/1.60217657E-19" table:style-name="ce1">
            <text:p>0.42779137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145640313171689" table:formula="msoxl:=(0.5*1.42*1.60217657E-19+0.75*1.3806488E-23*A177*LN((2*0.65*0.12)^(1/3)/0.079))/1.60217657E-19" table:style-name="ce1">
            <text:p>0.73145640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768954267328762" table:formula="msoxl:=(0.5*0.42*1.60217657E-19+0.75*1.3806488E-23*A177*LN((2*0.41*0.025)^(1/3)/0.023))/1.60217657E-19" table:style-name="ce1">
            <text:p>0.23768954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148485827657224" table:formula="msoxl:=(0.5*0.24*1.60217657E-19+0.75*1.3806488E-23*A177*LN((2*0.4*0.016)^(1/3)/0.014))/1.60217657E-19" table:style-name="ce1">
            <text:p>0.15148485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0.78062743145774627" table:formula="msoxl:=(0.5*1.52*1.60217657E-19+0.75*1.3806488E-23*A178*LN((2*0.45*0.082)^(1/3)/0.067))/1.60217657E-19" table:style-name="ce1">
            <text:p>0.78062743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792311589300025" table:formula="msoxl:=(0.5*0.81*1.60217657E-19+0.75*1.3806488E-23*A178*LN((2*0.3*0.052)^(1/3)/0.041))/1.60217657E-19" table:style-name="ce1">
            <text:p>0.42792311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158042858334549" table:formula="msoxl:=(0.5*1.42*1.60217657E-19+0.75*1.3806488E-23*A178*LN((2*0.65*0.12)^(1/3)/0.079))/1.60217657E-19" table:style-name="ce1">
            <text:p>0.73158042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784959783324885" table:formula="msoxl:=(0.5*0.42*1.60217657E-19+0.75*1.3806488E-23*A178*LN((2*0.41*0.025)^(1/3)/0.023))/1.60217657E-19" table:style-name="ce1">
            <text:p>0.23784959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166685167701482" table:formula="msoxl:=(0.5*0.24*1.60217657E-19+0.75*1.3806488E-23*A178*LN((2*0.4*0.016)^(1/3)/0.014))/1.60217657E-19" table:style-name="ce1">
            <text:p>0.15166685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0.78074597991440009" table:formula="msoxl:=(0.5*1.52*1.60217657E-19+0.75*1.3806488E-23*A179*LN((2*0.45*0.082)^(1/3)/0.067))/1.60217657E-19" table:style-name="ce1">
            <text:p>0.7807459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805485793836234" table:formula="msoxl:=(0.5*0.81*1.60217657E-19+0.75*1.3806488E-23*A179*LN((2*0.3*0.052)^(1/3)/0.041))/1.60217657E-19" table:style-name="ce1">
            <text:p>0.42805485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170445403497386" table:formula="msoxl:=(0.5*1.42*1.60217657E-19+0.75*1.3806488E-23*A179*LN((2*0.65*0.12)^(1/3)/0.079))/1.60217657E-19" table:style-name="ce1">
            <text:p>0.73170445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800965299321006" table:formula="msoxl:=(0.5*0.42*1.60217657E-19+0.75*1.3806488E-23*A179*LN((2*0.41*0.025)^(1/3)/0.023))/1.60217657E-19" table:style-name="ce1">
            <text:p>0.23800965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184884507745744" table:formula="msoxl:=(0.5*0.24*1.60217657E-19+0.75*1.3806488E-23*A179*LN((2*0.4*0.016)^(1/3)/0.014))/1.60217657E-19" table:style-name="ce1">
            <text:p>0.15184884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0.78086452837105369" table:formula="msoxl:=(0.5*1.52*1.60217657E-19+0.75*1.3806488E-23*A180*LN((2*0.45*0.082)^(1/3)/0.067))/1.60217657E-19" table:style-name="ce1">
            <text:p>0.78086452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818659998372438" table:formula="msoxl:=(0.5*0.81*1.60217657E-19+0.75*1.3806488E-23*A180*LN((2*0.3*0.052)^(1/3)/0.041))/1.60217657E-19" table:style-name="ce1">
            <text:p>0.428186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182847948660223" table:formula="msoxl:=(0.5*1.42*1.60217657E-19+0.75*1.3806488E-23*A180*LN((2*0.65*0.12)^(1/3)/0.079))/1.60217657E-19" table:style-name="ce1">
            <text:p>0.73182847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816970815317123" table:formula="msoxl:=(0.5*0.42*1.60217657E-19+0.75*1.3806488E-23*A180*LN((2*0.41*0.025)^(1/3)/0.023))/1.60217657E-19" table:style-name="ce1">
            <text:p>0.23816970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203083847790008" table:formula="msoxl:=(0.5*0.24*1.60217657E-19+0.75*1.3806488E-23*A180*LN((2*0.4*0.016)^(1/3)/0.014))/1.60217657E-19" table:style-name="ce1">
            <text:p>0.15203083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0.7809830768277074" table:formula="msoxl:=(0.5*1.52*1.60217657E-19+0.75*1.3806488E-23*A181*LN((2*0.45*0.082)^(1/3)/0.067))/1.60217657E-19" table:style-name="ce1">
            <text:p>0.78098307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831834202908647" table:formula="msoxl:=(0.5*0.81*1.60217657E-19+0.75*1.3806488E-23*A181*LN((2*0.3*0.052)^(1/3)/0.041))/1.60217657E-19" table:style-name="ce1">
            <text:p>0.42831834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195250493823061" table:formula="msoxl:=(0.5*1.42*1.60217657E-19+0.75*1.3806488E-23*A181*LN((2*0.65*0.12)^(1/3)/0.079))/1.60217657E-19" table:style-name="ce1">
            <text:p>0.73195250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832976331313244" table:formula="msoxl:=(0.5*0.42*1.60217657E-19+0.75*1.3806488E-23*A181*LN((2*0.41*0.025)^(1/3)/0.023))/1.60217657E-19" table:style-name="ce1">
            <text:p>0.23832976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22128318783427" table:formula="msoxl:=(0.5*0.24*1.60217657E-19+0.75*1.3806488E-23*A181*LN((2*0.4*0.016)^(1/3)/0.014))/1.60217657E-19" table:style-name="ce1">
            <text:p>0.15221283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0.78110162528436122" table:formula="msoxl:=(0.5*1.52*1.60217657E-19+0.75*1.3806488E-23*A182*LN((2*0.45*0.082)^(1/3)/0.067))/1.60217657E-19" table:style-name="ce1">
            <text:p>0.78110162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845008407444851" table:formula="msoxl:=(0.5*0.81*1.60217657E-19+0.75*1.3806488E-23*A182*LN((2*0.3*0.052)^(1/3)/0.041))/1.60217657E-19" table:style-name="ce1">
            <text:p>0.42845008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207653038985909" table:formula="msoxl:=(0.5*1.42*1.60217657E-19+0.75*1.3806488E-23*A182*LN((2*0.65*0.12)^(1/3)/0.079))/1.60217657E-19" table:style-name="ce1">
            <text:p>0.7320765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848981847309361" table:formula="msoxl:=(0.5*0.42*1.60217657E-19+0.75*1.3806488E-23*A182*LN((2*0.41*0.025)^(1/3)/0.023))/1.60217657E-19" table:style-name="ce1">
            <text:p>0.23848981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239482527878531" table:formula="msoxl:=(0.5*0.24*1.60217657E-19+0.75*1.3806488E-23*A182*LN((2*0.4*0.016)^(1/3)/0.014))/1.60217657E-19" table:style-name="ce1">
            <text:p>0.15239482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0.78122017374101482" table:formula="msoxl:=(0.5*1.52*1.60217657E-19+0.75*1.3806488E-23*A183*LN((2*0.45*0.082)^(1/3)/0.067))/1.60217657E-19" table:style-name="ce1">
            <text:p>0.78122017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858182611981055" table:formula="msoxl:=(0.5*0.81*1.60217657E-19+0.75*1.3806488E-23*A183*LN((2*0.3*0.052)^(1/3)/0.041))/1.60217657E-19" table:style-name="ce1">
            <text:p>0.42858182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220055584148747" table:formula="msoxl:=(0.5*1.42*1.60217657E-19+0.75*1.3806488E-23*A183*LN((2*0.65*0.12)^(1/3)/0.079))/1.60217657E-19" table:style-name="ce1">
            <text:p>0.73220055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864987363305484" table:formula="msoxl:=(0.5*0.42*1.60217657E-19+0.75*1.3806488E-23*A183*LN((2*0.41*0.025)^(1/3)/0.023))/1.60217657E-19" table:style-name="ce1">
            <text:p>0.23864987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25768186792279" table:formula="msoxl:=(0.5*0.24*1.60217657E-19+0.75*1.3806488E-23*A183*LN((2*0.4*0.016)^(1/3)/0.014))/1.60217657E-19" table:style-name="ce1">
            <text:p>0.15257681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0.78133872219766853" table:formula="msoxl:=(0.5*1.52*1.60217657E-19+0.75*1.3806488E-23*A184*LN((2*0.45*0.082)^(1/3)/0.067))/1.60217657E-19" table:style-name="ce1">
            <text:p>0.78133872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87135681651727" table:formula="msoxl:=(0.5*0.81*1.60217657E-19+0.75*1.3806488E-23*A184*LN((2*0.3*0.052)^(1/3)/0.041))/1.60217657E-19" table:style-name="ce1">
            <text:p>0.42871356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232458129311584" table:formula="msoxl:=(0.5*1.42*1.60217657E-19+0.75*1.3806488E-23*A184*LN((2*0.65*0.12)^(1/3)/0.079))/1.60217657E-19" table:style-name="ce1">
            <text:p>0.73232458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880992879301605" table:formula="msoxl:=(0.5*0.42*1.60217657E-19+0.75*1.3806488E-23*A184*LN((2*0.41*0.025)^(1/3)/0.023))/1.60217657E-19" table:style-name="ce1">
            <text:p>0.23880992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275881207967051" table:formula="msoxl:=(0.5*0.24*1.60217657E-19+0.75*1.3806488E-23*A184*LN((2*0.4*0.016)^(1/3)/0.014))/1.60217657E-19" table:style-name="ce1">
            <text:p>0.15275881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0.78145727065432236" table:formula="msoxl:=(0.5*1.52*1.60217657E-19+0.75*1.3806488E-23*A185*LN((2*0.45*0.082)^(1/3)/0.067))/1.60217657E-19" table:style-name="ce1">
            <text:p>0.78145727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884531021053479" table:formula="msoxl:=(0.5*0.81*1.60217657E-19+0.75*1.3806488E-23*A185*LN((2*0.3*0.052)^(1/3)/0.041))/1.60217657E-19" table:style-name="ce1">
            <text:p>0.4288453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244860674474443" table:formula="msoxl:=(0.5*1.42*1.60217657E-19+0.75*1.3806488E-23*A185*LN((2*0.65*0.12)^(1/3)/0.079))/1.60217657E-19" table:style-name="ce1">
            <text:p>0.73244860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896998395297728" table:formula="msoxl:=(0.5*0.42*1.60217657E-19+0.75*1.3806488E-23*A185*LN((2*0.41*0.025)^(1/3)/0.023))/1.60217657E-19" table:style-name="ce1">
            <text:p>0.23896998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294080548011316" table:formula="msoxl:=(0.5*0.24*1.60217657E-19+0.75*1.3806488E-23*A185*LN((2*0.4*0.016)^(1/3)/0.014))/1.60217657E-19" table:style-name="ce1">
            <text:p>0.15294080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0.78157581911097596" table:formula="msoxl:=(0.5*1.52*1.60217657E-19+0.75*1.3806488E-23*A186*LN((2*0.45*0.082)^(1/3)/0.067))/1.60217657E-19" table:style-name="ce1">
            <text:p>0.78157581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897705225589683" table:formula="msoxl:=(0.5*0.81*1.60217657E-19+0.75*1.3806488E-23*A186*LN((2*0.3*0.052)^(1/3)/0.041))/1.60217657E-19" table:style-name="ce1">
            <text:p>0.42897705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257263219637281" table:formula="msoxl:=(0.5*1.42*1.60217657E-19+0.75*1.3806488E-23*A186*LN((2*0.65*0.12)^(1/3)/0.079))/1.60217657E-19" table:style-name="ce1">
            <text:p>0.73257263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913003911293845" table:formula="msoxl:=(0.5*0.42*1.60217657E-19+0.75*1.3806488E-23*A186*LN((2*0.41*0.025)^(1/3)/0.023))/1.60217657E-19" table:style-name="ce1">
            <text:p>0.23913003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312279888055574" table:formula="msoxl:=(0.5*0.24*1.60217657E-19+0.75*1.3806488E-23*A186*LN((2*0.4*0.016)^(1/3)/0.014))/1.60217657E-19" table:style-name="ce1">
            <text:p>0.15312279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0.78169436756762967" table:formula="msoxl:=(0.5*1.52*1.60217657E-19+0.75*1.3806488E-23*A187*LN((2*0.45*0.082)^(1/3)/0.067))/1.60217657E-19" table:style-name="ce1">
            <text:p>0.78169436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910879430125887" table:formula="msoxl:=(0.5*0.81*1.60217657E-19+0.75*1.3806488E-23*A187*LN((2*0.3*0.052)^(1/3)/0.041))/1.60217657E-19" table:style-name="ce1">
            <text:p>0.42910879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269665764800118" table:formula="msoxl:=(0.5*1.42*1.60217657E-19+0.75*1.3806488E-23*A187*LN((2*0.65*0.12)^(1/3)/0.079))/1.60217657E-19" table:style-name="ce1">
            <text:p>0.73269665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929009427289966" table:formula="msoxl:=(0.5*0.42*1.60217657E-19+0.75*1.3806488E-23*A187*LN((2*0.41*0.025)^(1/3)/0.023))/1.60217657E-19" table:style-name="ce1">
            <text:p>0.23929009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330479228099839" table:formula="msoxl:=(0.5*0.24*1.60217657E-19+0.75*1.3806488E-23*A187*LN((2*0.4*0.016)^(1/3)/0.014))/1.60217657E-19" table:style-name="ce1">
            <text:p>0.15330479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0.78181291602428349" table:formula="msoxl:=(0.5*1.52*1.60217657E-19+0.75*1.3806488E-23*A188*LN((2*0.45*0.082)^(1/3)/0.067))/1.60217657E-19" table:style-name="ce1">
            <text:p>0.78181291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924053634662096" table:formula="msoxl:=(0.5*0.81*1.60217657E-19+0.75*1.3806488E-23*A188*LN((2*0.3*0.052)^(1/3)/0.041))/1.60217657E-19" table:style-name="ce1">
            <text:p>0.42924053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282068309962956" table:formula="msoxl:=(0.5*1.42*1.60217657E-19+0.75*1.3806488E-23*A188*LN((2*0.65*0.12)^(1/3)/0.079))/1.60217657E-19" table:style-name="ce1">
            <text:p>0.73282068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945014943286083" table:formula="msoxl:=(0.5*0.42*1.60217657E-19+0.75*1.3806488E-23*A188*LN((2*0.41*0.025)^(1/3)/0.023))/1.60217657E-19" table:style-name="ce1">
            <text:p>0.23945014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348678568144097" table:formula="msoxl:=(0.5*0.24*1.60217657E-19+0.75*1.3806488E-23*A188*LN((2*0.4*0.016)^(1/3)/0.014))/1.60217657E-19" table:style-name="ce1">
            <text:p>0.15348678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0.78193146448093709" table:formula="msoxl:=(0.5*1.52*1.60217657E-19+0.75*1.3806488E-23*A189*LN((2*0.45*0.082)^(1/3)/0.067))/1.60217657E-19" table:style-name="ce1">
            <text:p>0.78193146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9372278391983" table:formula="msoxl:=(0.5*0.81*1.60217657E-19+0.75*1.3806488E-23*A189*LN((2*0.3*0.052)^(1/3)/0.041))/1.60217657E-19" table:style-name="ce1">
            <text:p>0.42937227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294470855125804" table:formula="msoxl:=(0.5*1.42*1.60217657E-19+0.75*1.3806488E-23*A189*LN((2*0.65*0.12)^(1/3)/0.079))/1.60217657E-19" table:style-name="ce1">
            <text:p>0.73294470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961020459282203" table:formula="msoxl:=(0.5*0.42*1.60217657E-19+0.75*1.3806488E-23*A189*LN((2*0.41*0.025)^(1/3)/0.023))/1.60217657E-19" table:style-name="ce1">
            <text:p>0.23961020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366877908188359" table:formula="msoxl:=(0.5*0.24*1.60217657E-19+0.75*1.3806488E-23*A189*LN((2*0.4*0.016)^(1/3)/0.014))/1.60217657E-19" table:style-name="ce1">
            <text:p>0.15366877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0.7820500129375908" table:formula="msoxl:=(0.5*1.52*1.60217657E-19+0.75*1.3806488E-23*A190*LN((2*0.45*0.082)^(1/3)/0.067))/1.60217657E-19" table:style-name="ce1">
            <text:p>0.78205001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950402043734509" table:formula="msoxl:=(0.5*0.81*1.60217657E-19+0.75*1.3806488E-23*A190*LN((2*0.3*0.052)^(1/3)/0.041))/1.60217657E-19" table:style-name="ce1">
            <text:p>0.4295040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306873400288641" table:formula="msoxl:=(0.5*1.42*1.60217657E-19+0.75*1.3806488E-23*A190*LN((2*0.65*0.12)^(1/3)/0.079))/1.60217657E-19" table:style-name="ce1">
            <text:p>0.73306873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977025975278327" table:formula="msoxl:=(0.5*0.42*1.60217657E-19+0.75*1.3806488E-23*A190*LN((2*0.41*0.025)^(1/3)/0.023))/1.60217657E-19" table:style-name="ce1">
            <text:p>0.2397702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38507724823262" table:formula="msoxl:=(0.5*0.24*1.60217657E-19+0.75*1.3806488E-23*A190*LN((2*0.4*0.016)^(1/3)/0.014))/1.60217657E-19" table:style-name="ce1">
            <text:p>0.15385077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0.78216856139424462" table:formula="msoxl:=(0.5*1.52*1.60217657E-19+0.75*1.3806488E-23*A191*LN((2*0.45*0.082)^(1/3)/0.067))/1.60217657E-19" table:style-name="ce1">
            <text:p>0.78216856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963576248270718" table:formula="msoxl:=(0.5*0.81*1.60217657E-19+0.75*1.3806488E-23*A191*LN((2*0.3*0.052)^(1/3)/0.041))/1.60217657E-19" table:style-name="ce1">
            <text:p>0.42963576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319275945451479" table:formula="msoxl:=(0.5*1.42*1.60217657E-19+0.75*1.3806488E-23*A191*LN((2*0.65*0.12)^(1/3)/0.079))/1.60217657E-19" table:style-name="ce1">
            <text:p>0.73319275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3993031491274447" table:formula="msoxl:=(0.5*0.42*1.60217657E-19+0.75*1.3806488E-23*A191*LN((2*0.41*0.025)^(1/3)/0.023))/1.60217657E-19" table:style-name="ce1">
            <text:p>0.23993031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403276588276882" table:formula="msoxl:=(0.5*0.24*1.60217657E-19+0.75*1.3806488E-23*A191*LN((2*0.4*0.016)^(1/3)/0.014))/1.60217657E-19" table:style-name="ce1">
            <text:p>0.15403276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0.78228710985089833" table:formula="msoxl:=(0.5*1.52*1.60217657E-19+0.75*1.3806488E-23*A192*LN((2*0.45*0.082)^(1/3)/0.067))/1.60217657E-19" table:style-name="ce1">
            <text:p>0.7822871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976750452806928" table:formula="msoxl:=(0.5*0.81*1.60217657E-19+0.75*1.3806488E-23*A192*LN((2*0.3*0.052)^(1/3)/0.041))/1.60217657E-19" table:style-name="ce1">
            <text:p>0.42976750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331678490614338" table:formula="msoxl:=(0.5*1.42*1.60217657E-19+0.75*1.3806488E-23*A192*LN((2*0.65*0.12)^(1/3)/0.079))/1.60217657E-19" table:style-name="ce1">
            <text:p>0.73331678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009037007270564" table:formula="msoxl:=(0.5*0.42*1.60217657E-19+0.75*1.3806488E-23*A192*LN((2*0.41*0.025)^(1/3)/0.023))/1.60217657E-19" table:style-name="ce1">
            <text:p>0.2400903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421475928321146" table:formula="msoxl:=(0.5*0.24*1.60217657E-19+0.75*1.3806488E-23*A192*LN((2*0.4*0.016)^(1/3)/0.014))/1.60217657E-19" table:style-name="ce1">
            <text:p>0.15421475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0.78240565830755193" table:formula="msoxl:=(0.5*1.52*1.60217657E-19+0.75*1.3806488E-23*A193*LN((2*0.45*0.082)^(1/3)/0.067))/1.60217657E-19" table:style-name="ce1">
            <text:p>0.78240565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2989924657343132" table:formula="msoxl:=(0.5*0.81*1.60217657E-19+0.75*1.3806488E-23*A193*LN((2*0.3*0.052)^(1/3)/0.041))/1.60217657E-19" table:style-name="ce1">
            <text:p>0.42989924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344081035777176" table:formula="msoxl:=(0.5*1.42*1.60217657E-19+0.75*1.3806488E-23*A193*LN((2*0.65*0.12)^(1/3)/0.079))/1.60217657E-19" table:style-name="ce1">
            <text:p>0.7334408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025042523266685" table:formula="msoxl:=(0.5*0.42*1.60217657E-19+0.75*1.3806488E-23*A193*LN((2*0.41*0.025)^(1/3)/0.023))/1.60217657E-19" table:style-name="ce1">
            <text:p>0.24025042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439675268365405" table:formula="msoxl:=(0.5*0.24*1.60217657E-19+0.75*1.3806488E-23*A193*LN((2*0.4*0.016)^(1/3)/0.014))/1.60217657E-19" table:style-name="ce1">
            <text:p>0.15439675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0.78252420676420575" table:formula="msoxl:=(0.5*1.52*1.60217657E-19+0.75*1.3806488E-23*A194*LN((2*0.45*0.082)^(1/3)/0.067))/1.60217657E-19" table:style-name="ce1">
            <text:p>0.78252420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003098861879341" table:formula="msoxl:=(0.5*0.81*1.60217657E-19+0.75*1.3806488E-23*A194*LN((2*0.3*0.052)^(1/3)/0.041))/1.60217657E-19" table:style-name="ce1">
            <text:p>0.43003098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356483580940013" table:formula="msoxl:=(0.5*1.42*1.60217657E-19+0.75*1.3806488E-23*A194*LN((2*0.65*0.12)^(1/3)/0.079))/1.60217657E-19" table:style-name="ce1">
            <text:p>0.73356483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041048039262802" table:formula="msoxl:=(0.5*0.42*1.60217657E-19+0.75*1.3806488E-23*A194*LN((2*0.41*0.025)^(1/3)/0.023))/1.60217657E-19" table:style-name="ce1">
            <text:p>0.2404104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457874608409666" table:formula="msoxl:=(0.5*0.24*1.60217657E-19+0.75*1.3806488E-23*A194*LN((2*0.4*0.016)^(1/3)/0.014))/1.60217657E-19" table:style-name="ce1">
            <text:p>0.15457874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.78264275522085947" table:formula="msoxl:=(0.5*1.52*1.60217657E-19+0.75*1.3806488E-23*A195*LN((2*0.45*0.082)^(1/3)/0.067))/1.60217657E-19" table:style-name="ce1">
            <text:p>0.78264275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016273066415545" table:formula="msoxl:=(0.5*0.81*1.60217657E-19+0.75*1.3806488E-23*A195*LN((2*0.3*0.052)^(1/3)/0.041))/1.60217657E-19" table:style-name="ce1">
            <text:p>0.43016273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36888612610285" table:formula="msoxl:=(0.5*1.42*1.60217657E-19+0.75*1.3806488E-23*A195*LN((2*0.65*0.12)^(1/3)/0.079))/1.60217657E-19" table:style-name="ce1">
            <text:p>0.73368886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057053555258925" table:formula="msoxl:=(0.5*0.42*1.60217657E-19+0.75*1.3806488E-23*A195*LN((2*0.41*0.025)^(1/3)/0.023))/1.60217657E-19" table:style-name="ce1">
            <text:p>0.24057053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476073948453928" table:formula="msoxl:=(0.5*0.24*1.60217657E-19+0.75*1.3806488E-23*A195*LN((2*0.4*0.016)^(1/3)/0.014))/1.60217657E-19" table:style-name="ce1">
            <text:p>0.15476073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78276130367751307" table:formula="msoxl:=(0.5*1.52*1.60217657E-19+0.75*1.3806488E-23*A196*LN((2*0.45*0.082)^(1/3)/0.067))/1.60217657E-19" table:style-name="ce1">
            <text:p>0.78276130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029447270951748" table:formula="msoxl:=(0.5*0.81*1.60217657E-19+0.75*1.3806488E-23*A196*LN((2*0.3*0.052)^(1/3)/0.041))/1.60217657E-19" table:style-name="ce1">
            <text:p>0.43029447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381288671265699" table:formula="msoxl:=(0.5*1.42*1.60217657E-19+0.75*1.3806488E-23*A196*LN((2*0.65*0.12)^(1/3)/0.079))/1.60217657E-19" table:style-name="ce1">
            <text:p>0.73381288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073059071255046" table:formula="msoxl:=(0.5*0.42*1.60217657E-19+0.75*1.3806488E-23*A196*LN((2*0.41*0.025)^(1/3)/0.023))/1.60217657E-19" table:style-name="ce1">
            <text:p>0.24073059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494273288498189" table:formula="msoxl:=(0.5*0.24*1.60217657E-19+0.75*1.3806488E-23*A196*LN((2*0.4*0.016)^(1/3)/0.014))/1.60217657E-19" table:style-name="ce1">
            <text:p>0.15494273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0.78287985213416689" table:formula="msoxl:=(0.5*1.52*1.60217657E-19+0.75*1.3806488E-23*A197*LN((2*0.45*0.082)^(1/3)/0.067))/1.60217657E-19" table:style-name="ce1">
            <text:p>0.78287985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042621475487958" table:formula="msoxl:=(0.5*0.81*1.60217657E-19+0.75*1.3806488E-23*A197*LN((2*0.3*0.052)^(1/3)/0.041))/1.60217657E-19" table:style-name="ce1">
            <text:p>0.43042621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393691216428536" table:formula="msoxl:=(0.5*1.42*1.60217657E-19+0.75*1.3806488E-23*A197*LN((2*0.65*0.12)^(1/3)/0.079))/1.60217657E-19" table:style-name="ce1">
            <text:p>0.73393691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089064587251163" table:formula="msoxl:=(0.5*0.42*1.60217657E-19+0.75*1.3806488E-23*A197*LN((2*0.41*0.025)^(1/3)/0.023))/1.60217657E-19" table:style-name="ce1">
            <text:p>0.24089064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512472628542451" table:formula="msoxl:=(0.5*0.24*1.60217657E-19+0.75*1.3806488E-23*A197*LN((2*0.4*0.016)^(1/3)/0.014))/1.60217657E-19" table:style-name="ce1">
            <text:p>0.15512472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7829984005908206" table:formula="msoxl:=(0.5*1.52*1.60217657E-19+0.75*1.3806488E-23*A198*LN((2*0.45*0.082)^(1/3)/0.067))/1.60217657E-19" table:style-name="ce1">
            <text:p>0.78299840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055795680024161" table:formula="msoxl:=(0.5*0.81*1.60217657E-19+0.75*1.3806488E-23*A198*LN((2*0.3*0.052)^(1/3)/0.041))/1.60217657E-19" table:style-name="ce1">
            <text:p>0.43055795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406093761591373" table:formula="msoxl:=(0.5*1.42*1.60217657E-19+0.75*1.3806488E-23*A198*LN((2*0.65*0.12)^(1/3)/0.079))/1.60217657E-19" table:style-name="ce1">
            <text:p>0.73406093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105070103247284" table:formula="msoxl:=(0.5*0.42*1.60217657E-19+0.75*1.3806488E-23*A198*LN((2*0.41*0.025)^(1/3)/0.023))/1.60217657E-19" table:style-name="ce1">
            <text:p>0.24105070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530671968586712" table:formula="msoxl:=(0.5*0.24*1.60217657E-19+0.75*1.3806488E-23*A198*LN((2*0.4*0.016)^(1/3)/0.014))/1.60217657E-19" table:style-name="ce1">
            <text:p>0.1553067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0.7831169490474742" table:formula="msoxl:=(0.5*1.52*1.60217657E-19+0.75*1.3806488E-23*A199*LN((2*0.45*0.082)^(1/3)/0.067))/1.60217657E-19" table:style-name="ce1">
            <text:p>0.78311694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068969884560376" table:formula="msoxl:=(0.5*0.81*1.60217657E-19+0.75*1.3806488E-23*A199*LN((2*0.3*0.052)^(1/3)/0.041))/1.60217657E-19" table:style-name="ce1">
            <text:p>0.43068969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418496306754233" table:formula="msoxl:=(0.5*1.42*1.60217657E-19+0.75*1.3806488E-23*A199*LN((2*0.65*0.12)^(1/3)/0.079))/1.60217657E-19" table:style-name="ce1">
            <text:p>0.73418496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121075619243407" table:formula="msoxl:=(0.5*0.42*1.60217657E-19+0.75*1.3806488E-23*A199*LN((2*0.41*0.025)^(1/3)/0.023))/1.60217657E-19" table:style-name="ce1">
            <text:p>0.24121075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548871308630974" table:formula="msoxl:=(0.5*0.24*1.60217657E-19+0.75*1.3806488E-23*A199*LN((2*0.4*0.016)^(1/3)/0.014))/1.60217657E-19" table:style-name="ce1">
            <text:p>0.15548871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.78323549750412802" table:formula="msoxl:=(0.5*1.52*1.60217657E-19+0.75*1.3806488E-23*A200*LN((2*0.45*0.082)^(1/3)/0.067))/1.60217657E-19" table:style-name="ce1">
            <text:p>0.78323549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08214408909658" table:formula="msoxl:=(0.5*0.81*1.60217657E-19+0.75*1.3806488E-23*A200*LN((2*0.3*0.052)^(1/3)/0.041))/1.60217657E-19" table:style-name="ce1">
            <text:p>0.43082144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43089885191707" table:formula="msoxl:=(0.5*1.42*1.60217657E-19+0.75*1.3806488E-23*A200*LN((2*0.65*0.12)^(1/3)/0.079))/1.60217657E-19" table:style-name="ce1">
            <text:p>0.73430898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137081135239524" table:formula="msoxl:=(0.5*0.42*1.60217657E-19+0.75*1.3806488E-23*A200*LN((2*0.41*0.025)^(1/3)/0.023))/1.60217657E-19" table:style-name="ce1">
            <text:p>0.24137081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567070648675235" table:formula="msoxl:=(0.5*0.24*1.60217657E-19+0.75*1.3806488E-23*A200*LN((2*0.4*0.016)^(1/3)/0.014))/1.60217657E-19" table:style-name="ce1">
            <text:p>0.15567070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0.78335404596078173" table:formula="msoxl:=(0.5*1.52*1.60217657E-19+0.75*1.3806488E-23*A201*LN((2*0.45*0.082)^(1/3)/0.067))/1.60217657E-19" table:style-name="ce1">
            <text:p>0.78335404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095318293632789" table:formula="msoxl:=(0.5*0.81*1.60217657E-19+0.75*1.3806488E-23*A201*LN((2*0.3*0.052)^(1/3)/0.041))/1.60217657E-19" table:style-name="ce1">
            <text:p>0.43095318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443301397079908" table:formula="msoxl:=(0.5*1.42*1.60217657E-19+0.75*1.3806488E-23*A201*LN((2*0.65*0.12)^(1/3)/0.079))/1.60217657E-19" table:style-name="ce1">
            <text:p>0.73443301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153086651235645" table:formula="msoxl:=(0.5*0.42*1.60217657E-19+0.75*1.3806488E-23*A201*LN((2*0.41*0.025)^(1/3)/0.023))/1.60217657E-19" table:style-name="ce1">
            <text:p>0.24153086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585269988719497" table:formula="msoxl:=(0.5*0.24*1.60217657E-19+0.75*1.3806488E-23*A201*LN((2*0.4*0.016)^(1/3)/0.014))/1.60217657E-19" table:style-name="ce1">
            <text:p>0.155852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.78347259441743555" table:formula="msoxl:=(0.5*1.52*1.60217657E-19+0.75*1.3806488E-23*A202*LN((2*0.45*0.082)^(1/3)/0.067))/1.60217657E-19" table:style-name="ce1">
            <text:p>0.78347259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108492498168993" table:formula="msoxl:=(0.5*0.81*1.60217657E-19+0.75*1.3806488E-23*A202*LN((2*0.3*0.052)^(1/3)/0.041))/1.60217657E-19" table:style-name="ce1">
            <text:p>0.43108492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455703942242756" table:formula="msoxl:=(0.5*1.42*1.60217657E-19+0.75*1.3806488E-23*A202*LN((2*0.65*0.12)^(1/3)/0.079))/1.60217657E-19" table:style-name="ce1">
            <text:p>0.73455703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169092167231765" table:formula="msoxl:=(0.5*0.42*1.60217657E-19+0.75*1.3806488E-23*A202*LN((2*0.41*0.025)^(1/3)/0.023))/1.60217657E-19" table:style-name="ce1">
            <text:p>0.24169092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603469328763758" table:formula="msoxl:=(0.5*0.24*1.60217657E-19+0.75*1.3806488E-23*A202*LN((2*0.4*0.016)^(1/3)/0.014))/1.60217657E-19" table:style-name="ce1">
            <text:p>0.15603469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0.78359114287408915" table:formula="msoxl:=(0.5*1.52*1.60217657E-19+0.75*1.3806488E-23*A203*LN((2*0.45*0.082)^(1/3)/0.067))/1.60217657E-19" table:style-name="ce1">
            <text:p>0.78359114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121666702705203" table:formula="msoxl:=(0.5*0.81*1.60217657E-19+0.75*1.3806488E-23*A203*LN((2*0.3*0.052)^(1/3)/0.041))/1.60217657E-19" table:style-name="ce1">
            <text:p>0.43121666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468106487405593" table:formula="msoxl:=(0.5*1.42*1.60217657E-19+0.75*1.3806488E-23*A203*LN((2*0.65*0.12)^(1/3)/0.079))/1.60217657E-19" table:style-name="ce1">
            <text:p>0.73468106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185097683227888" table:formula="msoxl:=(0.5*0.42*1.60217657E-19+0.75*1.3806488E-23*A203*LN((2*0.41*0.025)^(1/3)/0.023))/1.60217657E-19" table:style-name="ce1">
            <text:p>0.24185097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62166866880802" table:formula="msoxl:=(0.5*0.24*1.60217657E-19+0.75*1.3806488E-23*A203*LN((2*0.4*0.016)^(1/3)/0.014))/1.60217657E-19" table:style-name="ce1">
            <text:p>0.15621668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0.78370969133074286" table:formula="msoxl:=(0.5*1.52*1.60217657E-19+0.75*1.3806488E-23*A204*LN((2*0.45*0.082)^(1/3)/0.067))/1.60217657E-19" table:style-name="ce1">
            <text:p>0.78370969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134840907241406" table:formula="msoxl:=(0.5*0.81*1.60217657E-19+0.75*1.3806488E-23*A204*LN((2*0.3*0.052)^(1/3)/0.041))/1.60217657E-19" table:style-name="ce1">
            <text:p>0.43134840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480509032568431" table:formula="msoxl:=(0.5*1.42*1.60217657E-19+0.75*1.3806488E-23*A204*LN((2*0.65*0.12)^(1/3)/0.079))/1.60217657E-19" table:style-name="ce1">
            <text:p>0.7348050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201103199224006" table:formula="msoxl:=(0.5*0.42*1.60217657E-19+0.75*1.3806488E-23*A204*LN((2*0.41*0.025)^(1/3)/0.023))/1.60217657E-19" table:style-name="ce1">
            <text:p>0.24201103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639868008852281" table:formula="msoxl:=(0.5*0.24*1.60217657E-19+0.75*1.3806488E-23*A204*LN((2*0.4*0.016)^(1/3)/0.014))/1.60217657E-19" table:style-name="ce1">
            <text:p>0.1563986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78382823978739669" table:formula="msoxl:=(0.5*1.52*1.60217657E-19+0.75*1.3806488E-23*A205*LN((2*0.45*0.082)^(1/3)/0.067))/1.60217657E-19" table:style-name="ce1">
            <text:p>0.7838282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148015111777616" table:formula="msoxl:=(0.5*0.81*1.60217657E-19+0.75*1.3806488E-23*A205*LN((2*0.3*0.052)^(1/3)/0.041))/1.60217657E-19" table:style-name="ce1">
            <text:p>0.43148015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492911577731268" table:formula="msoxl:=(0.5*1.42*1.60217657E-19+0.75*1.3806488E-23*A205*LN((2*0.65*0.12)^(1/3)/0.079))/1.60217657E-19" table:style-name="ce1">
            <text:p>0.73492911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217108715220126" table:formula="msoxl:=(0.5*0.42*1.60217657E-19+0.75*1.3806488E-23*A205*LN((2*0.41*0.025)^(1/3)/0.023))/1.60217657E-19" table:style-name="ce1">
            <text:p>0.24217108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65806734889654" table:formula="msoxl:=(0.5*0.24*1.60217657E-19+0.75*1.3806488E-23*A205*LN((2*0.4*0.016)^(1/3)/0.014))/1.60217657E-19" table:style-name="ce1">
            <text:p>0.15658067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0.78394678824405029" table:formula="msoxl:=(0.5*1.52*1.60217657E-19+0.75*1.3806488E-23*A206*LN((2*0.45*0.082)^(1/3)/0.067))/1.60217657E-19" table:style-name="ce1">
            <text:p>0.78394678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161189316313819" table:formula="msoxl:=(0.5*0.81*1.60217657E-19+0.75*1.3806488E-23*A206*LN((2*0.3*0.052)^(1/3)/0.041))/1.60217657E-19" table:style-name="ce1">
            <text:p>0.43161189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505314122894128" table:formula="msoxl:=(0.5*1.42*1.60217657E-19+0.75*1.3806488E-23*A206*LN((2*0.65*0.12)^(1/3)/0.079))/1.60217657E-19" table:style-name="ce1">
            <text:p>0.73505314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233114231216243" table:formula="msoxl:=(0.5*0.42*1.60217657E-19+0.75*1.3806488E-23*A206*LN((2*0.41*0.025)^(1/3)/0.023))/1.60217657E-19" table:style-name="ce1">
            <text:p>0.24233114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676266688940804" table:formula="msoxl:=(0.5*0.24*1.60217657E-19+0.75*1.3806488E-23*A206*LN((2*0.4*0.016)^(1/3)/0.014))/1.60217657E-19" table:style-name="ce1">
            <text:p>0.15676266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0.784065336700704" table:formula="msoxl:=(0.5*1.52*1.60217657E-19+0.75*1.3806488E-23*A207*LN((2*0.45*0.082)^(1/3)/0.067))/1.60217657E-19" table:style-name="ce1">
            <text:p>0.78406533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174363520850034" table:formula="msoxl:=(0.5*0.81*1.60217657E-19+0.75*1.3806488E-23*A207*LN((2*0.3*0.052)^(1/3)/0.041))/1.60217657E-19" table:style-name="ce1">
            <text:p>0.43174363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517716668056965" table:formula="msoxl:=(0.5*1.42*1.60217657E-19+0.75*1.3806488E-23*A207*LN((2*0.65*0.12)^(1/3)/0.079))/1.60217657E-19" table:style-name="ce1">
            <text:p>0.73517716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249119747212364" table:formula="msoxl:=(0.5*0.42*1.60217657E-19+0.75*1.3806488E-23*A207*LN((2*0.41*0.025)^(1/3)/0.023))/1.60217657E-19" table:style-name="ce1">
            <text:p>0.24249119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694466028985066" table:formula="msoxl:=(0.5*0.24*1.60217657E-19+0.75*1.3806488E-23*A207*LN((2*0.4*0.016)^(1/3)/0.014))/1.60217657E-19" table:style-name="ce1">
            <text:p>0.1569446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0.78418388515735782" table:formula="msoxl:=(0.5*1.52*1.60217657E-19+0.75*1.3806488E-23*A208*LN((2*0.45*0.082)^(1/3)/0.067))/1.60217657E-19" table:style-name="ce1">
            <text:p>0.78418388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187537725386238" table:formula="msoxl:=(0.5*0.81*1.60217657E-19+0.75*1.3806488E-23*A208*LN((2*0.3*0.052)^(1/3)/0.041))/1.60217657E-19" table:style-name="ce1">
            <text:p>0.43187537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530119213219802" table:formula="msoxl:=(0.5*1.42*1.60217657E-19+0.75*1.3806488E-23*A208*LN((2*0.65*0.12)^(1/3)/0.079))/1.60217657E-19" table:style-name="ce1">
            <text:p>0.73530119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265125263208487" table:formula="msoxl:=(0.5*0.42*1.60217657E-19+0.75*1.3806488E-23*A208*LN((2*0.41*0.025)^(1/3)/0.023))/1.60217657E-19" table:style-name="ce1">
            <text:p>0.24265125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712665369029327" table:formula="msoxl:=(0.5*0.24*1.60217657E-19+0.75*1.3806488E-23*A208*LN((2*0.4*0.016)^(1/3)/0.014))/1.60217657E-19" table:style-name="ce1">
            <text:p>0.15712665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0.78430243361401142" table:formula="msoxl:=(0.5*1.52*1.60217657E-19+0.75*1.3806488E-23*A209*LN((2*0.45*0.082)^(1/3)/0.067))/1.60217657E-19" table:style-name="ce1">
            <text:p>0.78430243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200711929922447" table:formula="msoxl:=(0.5*0.81*1.60217657E-19+0.75*1.3806488E-23*A209*LN((2*0.3*0.052)^(1/3)/0.041))/1.60217657E-19" table:style-name="ce1">
            <text:p>0.43200711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542521758382651" table:formula="msoxl:=(0.5*1.42*1.60217657E-19+0.75*1.3806488E-23*A209*LN((2*0.65*0.12)^(1/3)/0.079))/1.60217657E-19" table:style-name="ce1">
            <text:p>0.73542521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281130779204604" table:formula="msoxl:=(0.5*0.42*1.60217657E-19+0.75*1.3806488E-23*A209*LN((2*0.41*0.025)^(1/3)/0.023))/1.60217657E-19" table:style-name="ce1">
            <text:p>0.24281130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730864709073589" table:formula="msoxl:=(0.5*0.24*1.60217657E-19+0.75*1.3806488E-23*A209*LN((2*0.4*0.016)^(1/3)/0.014))/1.60217657E-19" table:style-name="ce1">
            <text:p>0.15730864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0.78442098207066513" table:formula="msoxl:=(0.5*1.52*1.60217657E-19+0.75*1.3806488E-23*A210*LN((2*0.45*0.082)^(1/3)/0.067))/1.60217657E-19" table:style-name="ce1">
            <text:p>0.78442098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213886134458651" table:formula="msoxl:=(0.5*0.81*1.60217657E-19+0.75*1.3806488E-23*A210*LN((2*0.3*0.052)^(1/3)/0.041))/1.60217657E-19" table:style-name="ce1">
            <text:p>0.43213886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554924303545488" table:formula="msoxl:=(0.5*1.42*1.60217657E-19+0.75*1.3806488E-23*A210*LN((2*0.65*0.12)^(1/3)/0.079))/1.60217657E-19" table:style-name="ce1">
            <text:p>0.73554924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297136295200725" table:formula="msoxl:=(0.5*0.42*1.60217657E-19+0.75*1.3806488E-23*A210*LN((2*0.41*0.025)^(1/3)/0.023))/1.60217657E-19" table:style-name="ce1">
            <text:p>0.24297136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749064049117847" table:formula="msoxl:=(0.5*0.24*1.60217657E-19+0.75*1.3806488E-23*A210*LN((2*0.4*0.016)^(1/3)/0.014))/1.60217657E-19" table:style-name="ce1">
            <text:p>0.1574906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0.78453953052731895" table:formula="msoxl:=(0.5*1.52*1.60217657E-19+0.75*1.3806488E-23*A211*LN((2*0.45*0.082)^(1/3)/0.067))/1.60217657E-19" table:style-name="ce1">
            <text:p>0.78453953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227060338994855" table:formula="msoxl:=(0.5*0.81*1.60217657E-19+0.75*1.3806488E-23*A211*LN((2*0.3*0.052)^(1/3)/0.041))/1.60217657E-19" table:style-name="ce1">
            <text:p>0.43227060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567326848708325" table:formula="msoxl:=(0.5*1.42*1.60217657E-19+0.75*1.3806488E-23*A211*LN((2*0.65*0.12)^(1/3)/0.079))/1.60217657E-19" table:style-name="ce1">
            <text:p>0.73567326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313141811196845" table:formula="msoxl:=(0.5*0.42*1.60217657E-19+0.75*1.3806488E-23*A211*LN((2*0.41*0.025)^(1/3)/0.023))/1.60217657E-19" table:style-name="ce1">
            <text:p>0.24313141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767263389162112" table:formula="msoxl:=(0.5*0.24*1.60217657E-19+0.75*1.3806488E-23*A211*LN((2*0.4*0.016)^(1/3)/0.014))/1.60217657E-19" table:style-name="ce1">
            <text:p>0.15767263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0.78465807898397255" table:formula="msoxl:=(0.5*1.52*1.60217657E-19+0.75*1.3806488E-23*A212*LN((2*0.45*0.082)^(1/3)/0.067))/1.60217657E-19" table:style-name="ce1">
            <text:p>0.78465807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240234543531064" table:formula="msoxl:=(0.5*0.81*1.60217657E-19+0.75*1.3806488E-23*A212*LN((2*0.3*0.052)^(1/3)/0.041))/1.60217657E-19" table:style-name="ce1">
            <text:p>0.43240234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579729393871163" table:formula="msoxl:=(0.5*1.42*1.60217657E-19+0.75*1.3806488E-23*A212*LN((2*0.65*0.12)^(1/3)/0.079))/1.60217657E-19" table:style-name="ce1">
            <text:p>0.73579729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329147327192963" table:formula="msoxl:=(0.5*0.42*1.60217657E-19+0.75*1.3806488E-23*A212*LN((2*0.41*0.025)^(1/3)/0.023))/1.60217657E-19" table:style-name="ce1">
            <text:p>0.24329147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785462729206373" table:formula="msoxl:=(0.5*0.24*1.60217657E-19+0.75*1.3806488E-23*A212*LN((2*0.4*0.016)^(1/3)/0.014))/1.60217657E-19" table:style-name="ce1">
            <text:p>0.15785462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0.78477662744062626" table:formula="msoxl:=(0.5*1.52*1.60217657E-19+0.75*1.3806488E-23*A213*LN((2*0.45*0.082)^(1/3)/0.067))/1.60217657E-19" table:style-name="ce1">
            <text:p>0.78477662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253408748067268" table:formula="msoxl:=(0.5*0.81*1.60217657E-19+0.75*1.3806488E-23*A213*LN((2*0.3*0.052)^(1/3)/0.041))/1.60217657E-19" table:style-name="ce1">
            <text:p>0.43253408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592131939034022" table:formula="msoxl:=(0.5*1.42*1.60217657E-19+0.75*1.3806488E-23*A213*LN((2*0.65*0.12)^(1/3)/0.079))/1.60217657E-19" table:style-name="ce1">
            <text:p>0.73592131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345152843189086" table:formula="msoxl:=(0.5*0.42*1.60217657E-19+0.75*1.3806488E-23*A213*LN((2*0.41*0.025)^(1/3)/0.023))/1.60217657E-19" table:style-name="ce1">
            <text:p>0.24345152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803662069250635" table:formula="msoxl:=(0.5*0.24*1.60217657E-19+0.75*1.3806488E-23*A213*LN((2*0.4*0.016)^(1/3)/0.014))/1.60217657E-19" table:style-name="ce1">
            <text:p>0.15803662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0.78489517589728008" table:formula="msoxl:=(0.5*1.52*1.60217657E-19+0.75*1.3806488E-23*A214*LN((2*0.45*0.082)^(1/3)/0.067))/1.60217657E-19" table:style-name="ce1">
            <text:p>0.78489517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266582952603483" table:formula="msoxl:=(0.5*0.81*1.60217657E-19+0.75*1.3806488E-23*A214*LN((2*0.3*0.052)^(1/3)/0.041))/1.60217657E-19" table:style-name="ce1">
            <text:p>0.4326658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60453448419686" table:formula="msoxl:=(0.5*1.42*1.60217657E-19+0.75*1.3806488E-23*A214*LN((2*0.65*0.12)^(1/3)/0.079))/1.60217657E-19" table:style-name="ce1">
            <text:p>0.73604534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361158359185206" table:formula="msoxl:=(0.5*0.42*1.60217657E-19+0.75*1.3806488E-23*A214*LN((2*0.41*0.025)^(1/3)/0.023))/1.60217657E-19" table:style-name="ce1">
            <text:p>0.24361158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821861409294896" table:formula="msoxl:=(0.5*0.24*1.60217657E-19+0.75*1.3806488E-23*A214*LN((2*0.4*0.016)^(1/3)/0.014))/1.60217657E-19" table:style-name="ce1">
            <text:p>0.15821861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0.78501372435393368" table:formula="msoxl:=(0.5*1.52*1.60217657E-19+0.75*1.3806488E-23*A215*LN((2*0.45*0.082)^(1/3)/0.067))/1.60217657E-19" table:style-name="ce1">
            <text:p>0.78501372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279757157139687" table:formula="msoxl:=(0.5*0.81*1.60217657E-19+0.75*1.3806488E-23*A215*LN((2*0.3*0.052)^(1/3)/0.041))/1.60217657E-19" table:style-name="ce1">
            <text:p>0.43279757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616937029359697" table:formula="msoxl:=(0.5*1.42*1.60217657E-19+0.75*1.3806488E-23*A215*LN((2*0.65*0.12)^(1/3)/0.079))/1.60217657E-19" table:style-name="ce1">
            <text:p>0.7361693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377163875181326" table:formula="msoxl:=(0.5*0.42*1.60217657E-19+0.75*1.3806488E-23*A215*LN((2*0.41*0.025)^(1/3)/0.023))/1.60217657E-19" table:style-name="ce1">
            <text:p>0.24377163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840060749339155" table:formula="msoxl:=(0.5*0.24*1.60217657E-19+0.75*1.3806488E-23*A215*LN((2*0.4*0.016)^(1/3)/0.014))/1.60217657E-19" table:style-name="ce1">
            <text:p>0.15840060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0.78513227281058739" table:formula="msoxl:=(0.5*1.52*1.60217657E-19+0.75*1.3806488E-23*A216*LN((2*0.45*0.082)^(1/3)/0.067))/1.60217657E-19" table:style-name="ce1">
            <text:p>0.78513227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292931361675896" table:formula="msoxl:=(0.5*0.81*1.60217657E-19+0.75*1.3806488E-23*A216*LN((2*0.3*0.052)^(1/3)/0.041))/1.60217657E-19" table:style-name="ce1">
            <text:p>0.43292931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629339574522545" table:formula="msoxl:=(0.5*1.42*1.60217657E-19+0.75*1.3806488E-23*A216*LN((2*0.65*0.12)^(1/3)/0.079))/1.60217657E-19" table:style-name="ce1">
            <text:p>0.73629339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393169391177444" table:formula="msoxl:=(0.5*0.42*1.60217657E-19+0.75*1.3806488E-23*A216*LN((2*0.41*0.025)^(1/3)/0.023))/1.60217657E-19" table:style-name="ce1">
            <text:p>0.24393169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858260089383419" table:formula="msoxl:=(0.5*0.24*1.60217657E-19+0.75*1.3806488E-23*A216*LN((2*0.4*0.016)^(1/3)/0.014))/1.60217657E-19" table:style-name="ce1">
            <text:p>0.15858260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0.78525082126724122" table:formula="msoxl:=(0.5*1.52*1.60217657E-19+0.75*1.3806488E-23*A217*LN((2*0.45*0.082)^(1/3)/0.067))/1.60217657E-19" table:style-name="ce1">
            <text:p>0.78525082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3061055662121" table:formula="msoxl:=(0.5*0.81*1.60217657E-19+0.75*1.3806488E-23*A217*LN((2*0.3*0.052)^(1/3)/0.041))/1.60217657E-19" table:style-name="ce1">
            <text:p>0.43306105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641742119685383" table:formula="msoxl:=(0.5*1.42*1.60217657E-19+0.75*1.3806488E-23*A217*LN((2*0.65*0.12)^(1/3)/0.079))/1.60217657E-19" table:style-name="ce1">
            <text:p>0.73641742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409174907173567" table:formula="msoxl:=(0.5*0.42*1.60217657E-19+0.75*1.3806488E-23*A217*LN((2*0.41*0.025)^(1/3)/0.023))/1.60217657E-19" table:style-name="ce1">
            <text:p>0.24409174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876459429427678" table:formula="msoxl:=(0.5*0.24*1.60217657E-19+0.75*1.3806488E-23*A217*LN((2*0.4*0.016)^(1/3)/0.014))/1.60217657E-19" table:style-name="ce1">
            <text:p>0.15876459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0.78536936972389482" table:formula="msoxl:=(0.5*1.52*1.60217657E-19+0.75*1.3806488E-23*A218*LN((2*0.45*0.082)^(1/3)/0.067))/1.60217657E-19" table:style-name="ce1">
            <text:p>0.7853693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319279770748309" table:formula="msoxl:=(0.5*0.81*1.60217657E-19+0.75*1.3806488E-23*A218*LN((2*0.3*0.052)^(1/3)/0.041))/1.60217657E-19" table:style-name="ce1">
            <text:p>0.43319279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65414466484822" table:formula="msoxl:=(0.5*1.42*1.60217657E-19+0.75*1.3806488E-23*A218*LN((2*0.65*0.12)^(1/3)/0.079))/1.60217657E-19" table:style-name="ce1">
            <text:p>0.73654144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425180423169685" table:formula="msoxl:=(0.5*0.42*1.60217657E-19+0.75*1.3806488E-23*A218*LN((2*0.41*0.025)^(1/3)/0.023))/1.60217657E-19" table:style-name="ce1">
            <text:p>0.24425180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894658769471942" table:formula="msoxl:=(0.5*0.24*1.60217657E-19+0.75*1.3806488E-23*A218*LN((2*0.4*0.016)^(1/3)/0.014))/1.60217657E-19" table:style-name="ce1">
            <text:p>0.15894658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0.78548791818054853" table:formula="msoxl:=(0.5*1.52*1.60217657E-19+0.75*1.3806488E-23*A219*LN((2*0.45*0.082)^(1/3)/0.067))/1.60217657E-19" table:style-name="ce1">
            <text:p>0.78548791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332453975284513" table:formula="msoxl:=(0.5*0.81*1.60217657E-19+0.75*1.3806488E-23*A219*LN((2*0.3*0.052)^(1/3)/0.041))/1.60217657E-19" table:style-name="ce1">
            <text:p>0.4333245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666547210011057" table:formula="msoxl:=(0.5*1.42*1.60217657E-19+0.75*1.3806488E-23*A219*LN((2*0.65*0.12)^(1/3)/0.079))/1.60217657E-19" table:style-name="ce1">
            <text:p>0.73666547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441185939165805" table:formula="msoxl:=(0.5*0.42*1.60217657E-19+0.75*1.3806488E-23*A219*LN((2*0.41*0.025)^(1/3)/0.023))/1.60217657E-19" table:style-name="ce1">
            <text:p>0.24441185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912858109516204" table:formula="msoxl:=(0.5*0.24*1.60217657E-19+0.75*1.3806488E-23*A219*LN((2*0.4*0.016)^(1/3)/0.014))/1.60217657E-19" table:style-name="ce1">
            <text:p>0.15912858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0.78560646663720235" table:formula="msoxl:=(0.5*1.52*1.60217657E-19+0.75*1.3806488E-23*A220*LN((2*0.45*0.082)^(1/3)/0.067))/1.60217657E-19" table:style-name="ce1">
            <text:p>0.78560646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345628179820717" table:formula="msoxl:=(0.5*0.81*1.60217657E-19+0.75*1.3806488E-23*A220*LN((2*0.3*0.052)^(1/3)/0.041))/1.60217657E-19" table:style-name="ce1">
            <text:p>0.43345628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678949755173917" table:formula="msoxl:=(0.5*1.42*1.60217657E-19+0.75*1.3806488E-23*A220*LN((2*0.65*0.12)^(1/3)/0.079))/1.60217657E-19" table:style-name="ce1">
            <text:p>0.73678949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457191455161925" table:formula="msoxl:=(0.5*0.42*1.60217657E-19+0.75*1.3806488E-23*A220*LN((2*0.41*0.025)^(1/3)/0.023))/1.60217657E-19" table:style-name="ce1">
            <text:p>0.24457191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931057449560462" table:formula="msoxl:=(0.5*0.24*1.60217657E-19+0.75*1.3806488E-23*A220*LN((2*0.4*0.016)^(1/3)/0.014))/1.60217657E-19" table:style-name="ce1">
            <text:p>0.15931057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0.78572501509385606" table:formula="msoxl:=(0.5*1.52*1.60217657E-19+0.75*1.3806488E-23*A221*LN((2*0.45*0.082)^(1/3)/0.067))/1.60217657E-19" table:style-name="ce1">
            <text:p>0.78572501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358802384356926" table:formula="msoxl:=(0.5*0.81*1.60217657E-19+0.75*1.3806488E-23*A221*LN((2*0.3*0.052)^(1/3)/0.041))/1.60217657E-19" table:style-name="ce1">
            <text:p>0.43358802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691352300336754" table:formula="msoxl:=(0.5*1.42*1.60217657E-19+0.75*1.3806488E-23*A221*LN((2*0.65*0.12)^(1/3)/0.079))/1.60217657E-19" table:style-name="ce1">
            <text:p>0.73691352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473196971158048" table:formula="msoxl:=(0.5*0.42*1.60217657E-19+0.75*1.3806488E-23*A221*LN((2*0.41*0.025)^(1/3)/0.023))/1.60217657E-19" table:style-name="ce1">
            <text:p>0.2447319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949256789604724" table:formula="msoxl:=(0.5*0.24*1.60217657E-19+0.75*1.3806488E-23*A221*LN((2*0.4*0.016)^(1/3)/0.014))/1.60217657E-19" table:style-name="ce1">
            <text:p>0.15949256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0.78584356355050966" table:formula="msoxl:=(0.5*1.52*1.60217657E-19+0.75*1.3806488E-23*A222*LN((2*0.45*0.082)^(1/3)/0.067))/1.60217657E-19" table:style-name="ce1">
            <text:p>0.78584356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371976588893141" table:formula="msoxl:=(0.5*0.81*1.60217657E-19+0.75*1.3806488E-23*A222*LN((2*0.3*0.052)^(1/3)/0.041))/1.60217657E-19" table:style-name="ce1">
            <text:p>0.43371976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703754845499592" table:formula="msoxl:=(0.5*1.42*1.60217657E-19+0.75*1.3806488E-23*A222*LN((2*0.65*0.12)^(1/3)/0.079))/1.60217657E-19" table:style-name="ce1">
            <text:p>0.73703754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489202487154166" table:formula="msoxl:=(0.5*0.42*1.60217657E-19+0.75*1.3806488E-23*A222*LN((2*0.41*0.025)^(1/3)/0.023))/1.60217657E-19" table:style-name="ce1">
            <text:p>0.24489202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967456129648985" table:formula="msoxl:=(0.5*0.24*1.60217657E-19+0.75*1.3806488E-23*A222*LN((2*0.4*0.016)^(1/3)/0.014))/1.60217657E-19" table:style-name="ce1">
            <text:p>0.15967456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0.78596211200716348" table:formula="msoxl:=(0.5*1.52*1.60217657E-19+0.75*1.3806488E-23*A223*LN((2*0.45*0.082)^(1/3)/0.067))/1.60217657E-19" table:style-name="ce1">
            <text:p>0.78596211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385150793429345" table:formula="msoxl:=(0.5*0.81*1.60217657E-19+0.75*1.3806488E-23*A223*LN((2*0.3*0.052)^(1/3)/0.041))/1.60217657E-19" table:style-name="ce1">
            <text:p>0.43385150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71615739066244" table:formula="msoxl:=(0.5*1.42*1.60217657E-19+0.75*1.3806488E-23*A223*LN((2*0.65*0.12)^(1/3)/0.079))/1.60217657E-19" table:style-name="ce1">
            <text:p>0.73716157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505208003150286" table:formula="msoxl:=(0.5*0.42*1.60217657E-19+0.75*1.3806488E-23*A223*LN((2*0.41*0.025)^(1/3)/0.023))/1.60217657E-19" table:style-name="ce1">
            <text:p>0.2450520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598565546969325" table:formula="msoxl:=(0.5*0.24*1.60217657E-19+0.75*1.3806488E-23*A223*LN((2*0.4*0.016)^(1/3)/0.014))/1.60217657E-19" table:style-name="ce1">
            <text:p>0.15985655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0.78608066046381719" table:formula="msoxl:=(0.5*1.52*1.60217657E-19+0.75*1.3806488E-23*A224*LN((2*0.45*0.082)^(1/3)/0.067))/1.60217657E-19" table:style-name="ce1">
            <text:p>0.7860806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398324997965548" table:formula="msoxl:=(0.5*0.81*1.60217657E-19+0.75*1.3806488E-23*A224*LN((2*0.3*0.052)^(1/3)/0.041))/1.60217657E-19" table:style-name="ce1">
            <text:p>0.4339832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728559935825277" table:formula="msoxl:=(0.5*1.42*1.60217657E-19+0.75*1.3806488E-23*A224*LN((2*0.65*0.12)^(1/3)/0.079))/1.60217657E-19" table:style-name="ce1">
            <text:p>0.73728559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521213519146404" table:formula="msoxl:=(0.5*0.42*1.60217657E-19+0.75*1.3806488E-23*A224*LN((2*0.41*0.025)^(1/3)/0.023))/1.60217657E-19" table:style-name="ce1">
            <text:p>0.24521213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003854809737508" table:formula="msoxl:=(0.5*0.24*1.60217657E-19+0.75*1.3806488E-23*A224*LN((2*0.4*0.016)^(1/3)/0.014))/1.60217657E-19" table:style-name="ce1">
            <text:p>0.16003854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0.78619920892047079" table:formula="msoxl:=(0.5*1.52*1.60217657E-19+0.75*1.3806488E-23*A225*LN((2*0.45*0.082)^(1/3)/0.067))/1.60217657E-19" table:style-name="ce1">
            <text:p>0.78619920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411499202501758" table:formula="msoxl:=(0.5*0.81*1.60217657E-19+0.75*1.3806488E-23*A225*LN((2*0.3*0.052)^(1/3)/0.041))/1.60217657E-19" table:style-name="ce1">
            <text:p>0.43411499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740962480988115" table:formula="msoxl:=(0.5*1.42*1.60217657E-19+0.75*1.3806488E-23*A225*LN((2*0.65*0.12)^(1/3)/0.079))/1.60217657E-19" table:style-name="ce1">
            <text:p>0.73740962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537219035142527" table:formula="msoxl:=(0.5*0.42*1.60217657E-19+0.75*1.3806488E-23*A225*LN((2*0.41*0.025)^(1/3)/0.023))/1.60217657E-19" table:style-name="ce1">
            <text:p>0.2453721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02205414978177" table:formula="msoxl:=(0.5*0.24*1.60217657E-19+0.75*1.3806488E-23*A225*LN((2*0.4*0.016)^(1/3)/0.014))/1.60217657E-19" table:style-name="ce1">
            <text:p>0.16022054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0.78631775737712462" table:formula="msoxl:=(0.5*1.52*1.60217657E-19+0.75*1.3806488E-23*A226*LN((2*0.45*0.082)^(1/3)/0.067))/1.60217657E-19" table:style-name="ce1">
            <text:p>0.78631775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424673407037961" table:formula="msoxl:=(0.5*0.81*1.60217657E-19+0.75*1.3806488E-23*A226*LN((2*0.3*0.052)^(1/3)/0.041))/1.60217657E-19" table:style-name="ce1">
            <text:p>0.43424673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753365026150974" table:formula="msoxl:=(0.5*1.42*1.60217657E-19+0.75*1.3806488E-23*A226*LN((2*0.65*0.12)^(1/3)/0.079))/1.60217657E-19" table:style-name="ce1">
            <text:p>0.7375336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553224551138647" table:formula="msoxl:=(0.5*0.42*1.60217657E-19+0.75*1.3806488E-23*A226*LN((2*0.41*0.025)^(1/3)/0.023))/1.60217657E-19" table:style-name="ce1">
            <text:p>0.24553224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040253489826031" table:formula="msoxl:=(0.5*0.24*1.60217657E-19+0.75*1.3806488E-23*A226*LN((2*0.4*0.016)^(1/3)/0.014))/1.60217657E-19" table:style-name="ce1">
            <text:p>0.16040253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0.78643630583377833" table:formula="msoxl:=(0.5*1.52*1.60217657E-19+0.75*1.3806488E-23*A227*LN((2*0.45*0.082)^(1/3)/0.067))/1.60217657E-19" table:style-name="ce1">
            <text:p>0.78643630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437847611574171" table:formula="msoxl:=(0.5*0.81*1.60217657E-19+0.75*1.3806488E-23*A227*LN((2*0.3*0.052)^(1/3)/0.041))/1.60217657E-19" table:style-name="ce1">
            <text:p>0.43437847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765767571313812" table:formula="msoxl:=(0.5*1.42*1.60217657E-19+0.75*1.3806488E-23*A227*LN((2*0.65*0.12)^(1/3)/0.079))/1.60217657E-19" table:style-name="ce1">
            <text:p>0.73765767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569230067134767" table:formula="msoxl:=(0.5*0.42*1.60217657E-19+0.75*1.3806488E-23*A227*LN((2*0.41*0.025)^(1/3)/0.023))/1.60217657E-19" table:style-name="ce1">
            <text:p>0.24569230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058452829870293" table:formula="msoxl:=(0.5*0.24*1.60217657E-19+0.75*1.3806488E-23*A227*LN((2*0.4*0.016)^(1/3)/0.014))/1.60217657E-19" table:style-name="ce1">
            <text:p>0.16058452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0.78655485429043193" table:formula="msoxl:=(0.5*1.52*1.60217657E-19+0.75*1.3806488E-23*A228*LN((2*0.45*0.082)^(1/3)/0.067))/1.60217657E-19" table:style-name="ce1">
            <text:p>0.78655485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451021816110375" table:formula="msoxl:=(0.5*0.81*1.60217657E-19+0.75*1.3806488E-23*A228*LN((2*0.3*0.052)^(1/3)/0.041))/1.60217657E-19" table:style-name="ce1">
            <text:p>0.43451021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778170116476649" table:formula="msoxl:=(0.5*1.42*1.60217657E-19+0.75*1.3806488E-23*A228*LN((2*0.65*0.12)^(1/3)/0.079))/1.60217657E-19" table:style-name="ce1">
            <text:p>0.73778170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585235583130885" table:formula="msoxl:=(0.5*0.42*1.60217657E-19+0.75*1.3806488E-23*A228*LN((2*0.41*0.025)^(1/3)/0.023))/1.60217657E-19" table:style-name="ce1">
            <text:p>0.24585235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076652169914554" table:formula="msoxl:=(0.5*0.24*1.60217657E-19+0.75*1.3806488E-23*A228*LN((2*0.4*0.016)^(1/3)/0.014))/1.60217657E-19" table:style-name="ce1">
            <text:p>0.16076652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0.78667340274708575" table:formula="msoxl:=(0.5*1.52*1.60217657E-19+0.75*1.3806488E-23*A229*LN((2*0.45*0.082)^(1/3)/0.067))/1.60217657E-19" table:style-name="ce1">
            <text:p>0.78667340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464196020646578" table:formula="msoxl:=(0.5*0.81*1.60217657E-19+0.75*1.3806488E-23*A229*LN((2*0.3*0.052)^(1/3)/0.041))/1.60217657E-19" table:style-name="ce1">
            <text:p>0.4346419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790572661639486" table:formula="msoxl:=(0.5*1.42*1.60217657E-19+0.75*1.3806488E-23*A229*LN((2*0.65*0.12)^(1/3)/0.079))/1.60217657E-19" table:style-name="ce1">
            <text:p>0.73790572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601241099127008" table:formula="msoxl:=(0.5*0.42*1.60217657E-19+0.75*1.3806488E-23*A229*LN((2*0.41*0.025)^(1/3)/0.023))/1.60217657E-19" table:style-name="ce1">
            <text:p>0.24601241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094851509958816" table:formula="msoxl:=(0.5*0.24*1.60217657E-19+0.75*1.3806488E-23*A229*LN((2*0.4*0.016)^(1/3)/0.014))/1.60217657E-19" table:style-name="ce1">
            <text:p>0.16094851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0.78679195120373946" table:formula="msoxl:=(0.5*1.52*1.60217657E-19+0.75*1.3806488E-23*A230*LN((2*0.45*0.082)^(1/3)/0.067))/1.60217657E-19" table:style-name="ce1">
            <text:p>0.78679195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477370225182793" table:formula="msoxl:=(0.5*0.81*1.60217657E-19+0.75*1.3806488E-23*A230*LN((2*0.3*0.052)^(1/3)/0.041))/1.60217657E-19" table:style-name="ce1">
            <text:p>0.43477370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802975206802335" table:formula="msoxl:=(0.5*1.42*1.60217657E-19+0.75*1.3806488E-23*A230*LN((2*0.65*0.12)^(1/3)/0.079))/1.60217657E-19" table:style-name="ce1">
            <text:p>0.73802975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617246615123126" table:formula="msoxl:=(0.5*0.42*1.60217657E-19+0.75*1.3806488E-23*A230*LN((2*0.41*0.025)^(1/3)/0.023))/1.60217657E-19" table:style-name="ce1">
            <text:p>0.24617246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113050850003077" table:formula="msoxl:=(0.5*0.24*1.60217657E-19+0.75*1.3806488E-23*A230*LN((2*0.4*0.016)^(1/3)/0.014))/1.60217657E-19" table:style-name="ce1">
            <text:p>0.16113050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0.78691049966039306" table:formula="msoxl:=(0.5*1.52*1.60217657E-19+0.75*1.3806488E-23*A231*LN((2*0.45*0.082)^(1/3)/0.067))/1.60217657E-19" table:style-name="ce1">
            <text:p>0.786910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490544429719002" table:formula="msoxl:=(0.5*0.81*1.60217657E-19+0.75*1.3806488E-23*A231*LN((2*0.3*0.052)^(1/3)/0.041))/1.60217657E-19" table:style-name="ce1">
            <text:p>0.43490544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815377751965172" table:formula="msoxl:=(0.5*1.42*1.60217657E-19+0.75*1.3806488E-23*A231*LN((2*0.65*0.12)^(1/3)/0.079))/1.60217657E-19" table:style-name="ce1">
            <text:p>0.73815377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633252131119246" table:formula="msoxl:=(0.5*0.42*1.60217657E-19+0.75*1.3806488E-23*A231*LN((2*0.41*0.025)^(1/3)/0.023))/1.60217657E-19" table:style-name="ce1">
            <text:p>0.24633252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131250190047339" table:formula="msoxl:=(0.5*0.24*1.60217657E-19+0.75*1.3806488E-23*A231*LN((2*0.4*0.016)^(1/3)/0.014))/1.60217657E-19" table:style-name="ce1">
            <text:p>0.16131250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0.78702904811704688" table:formula="msoxl:=(0.5*1.52*1.60217657E-19+0.75*1.3806488E-23*A232*LN((2*0.45*0.082)^(1/3)/0.067))/1.60217657E-19" table:style-name="ce1">
            <text:p>0.78702904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503718634255206" table:formula="msoxl:=(0.5*0.81*1.60217657E-19+0.75*1.3806488E-23*A232*LN((2*0.3*0.052)^(1/3)/0.041))/1.60217657E-19" table:style-name="ce1">
            <text:p>0.43503718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827780297128009" table:formula="msoxl:=(0.5*1.42*1.60217657E-19+0.75*1.3806488E-23*A232*LN((2*0.65*0.12)^(1/3)/0.079))/1.60217657E-19" table:style-name="ce1">
            <text:p>0.73827780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649257647115366" table:formula="msoxl:=(0.5*0.42*1.60217657E-19+0.75*1.3806488E-23*A232*LN((2*0.41*0.025)^(1/3)/0.023))/1.60217657E-19" table:style-name="ce1">
            <text:p>0.24649257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1494495300916" table:formula="msoxl:=(0.5*0.24*1.60217657E-19+0.75*1.3806488E-23*A232*LN((2*0.4*0.016)^(1/3)/0.014))/1.60217657E-19" table:style-name="ce1">
            <text:p>0.16149449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0.78714759657370059" table:formula="msoxl:=(0.5*1.52*1.60217657E-19+0.75*1.3806488E-23*A233*LN((2*0.45*0.082)^(1/3)/0.067))/1.60217657E-19" table:style-name="ce1">
            <text:p>0.78714759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51689283879141" table:formula="msoxl:=(0.5*0.81*1.60217657E-19+0.75*1.3806488E-23*A233*LN((2*0.3*0.052)^(1/3)/0.041))/1.60217657E-19" table:style-name="ce1">
            <text:p>0.43516892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840182842290869" table:formula="msoxl:=(0.5*1.42*1.60217657E-19+0.75*1.3806488E-23*A233*LN((2*0.65*0.12)^(1/3)/0.079))/1.60217657E-19" table:style-name="ce1">
            <text:p>0.73840182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665263163111489" table:formula="msoxl:=(0.5*0.42*1.60217657E-19+0.75*1.3806488E-23*A233*LN((2*0.41*0.025)^(1/3)/0.023))/1.60217657E-19" table:style-name="ce1">
            <text:p>0.24665263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167648870135862" table:formula="msoxl:=(0.5*0.24*1.60217657E-19+0.75*1.3806488E-23*A233*LN((2*0.4*0.016)^(1/3)/0.014))/1.60217657E-19" table:style-name="ce1">
            <text:p>0.16167648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0.78726614503035419" table:formula="msoxl:=(0.5*1.52*1.60217657E-19+0.75*1.3806488E-23*A234*LN((2*0.45*0.082)^(1/3)/0.067))/1.60217657E-19" table:style-name="ce1">
            <text:p>0.78726614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530067043327619" table:formula="msoxl:=(0.5*0.81*1.60217657E-19+0.75*1.3806488E-23*A234*LN((2*0.3*0.052)^(1/3)/0.041))/1.60217657E-19" table:style-name="ce1">
            <text:p>0.4353006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852585387453706" table:formula="msoxl:=(0.5*1.42*1.60217657E-19+0.75*1.3806488E-23*A234*LN((2*0.65*0.12)^(1/3)/0.079))/1.60217657E-19" table:style-name="ce1">
            <text:p>0.73852585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681268679107607" table:formula="msoxl:=(0.5*0.42*1.60217657E-19+0.75*1.3806488E-23*A234*LN((2*0.41*0.025)^(1/3)/0.023))/1.60217657E-19" table:style-name="ce1">
            <text:p>0.24681268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185848210180123" table:formula="msoxl:=(0.5*0.24*1.60217657E-19+0.75*1.3806488E-23*A234*LN((2*0.4*0.016)^(1/3)/0.014))/1.60217657E-19" table:style-name="ce1">
            <text:p>0.16185848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0.78738469348700801" table:formula="msoxl:=(0.5*1.52*1.60217657E-19+0.75*1.3806488E-23*A235*LN((2*0.45*0.082)^(1/3)/0.067))/1.60217657E-19" table:style-name="ce1">
            <text:p>0.78738469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543241247863823" table:formula="msoxl:=(0.5*0.81*1.60217657E-19+0.75*1.3806488E-23*A235*LN((2*0.3*0.052)^(1/3)/0.041))/1.60217657E-19" table:style-name="ce1">
            <text:p>0.43543241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864987932616544" table:formula="msoxl:=(0.5*1.42*1.60217657E-19+0.75*1.3806488E-23*A235*LN((2*0.65*0.12)^(1/3)/0.079))/1.60217657E-19" table:style-name="ce1">
            <text:p>0.73864987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697274195103727" table:formula="msoxl:=(0.5*0.42*1.60217657E-19+0.75*1.3806488E-23*A235*LN((2*0.41*0.025)^(1/3)/0.023))/1.60217657E-19" table:style-name="ce1">
            <text:p>0.24697274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204047550224385" table:formula="msoxl:=(0.5*0.24*1.60217657E-19+0.75*1.3806488E-23*A235*LN((2*0.4*0.016)^(1/3)/0.014))/1.60217657E-19" table:style-name="ce1">
            <text:p>0.16204047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0.78750324194366172" table:formula="msoxl:=(0.5*1.52*1.60217657E-19+0.75*1.3806488E-23*A236*LN((2*0.45*0.082)^(1/3)/0.067))/1.60217657E-19" table:style-name="ce1">
            <text:p>0.78750324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556415452400032" table:formula="msoxl:=(0.5*0.81*1.60217657E-19+0.75*1.3806488E-23*A236*LN((2*0.3*0.052)^(1/3)/0.041))/1.60217657E-19" table:style-name="ce1">
            <text:p>0.43556415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877390477779381" table:formula="msoxl:=(0.5*1.42*1.60217657E-19+0.75*1.3806488E-23*A236*LN((2*0.65*0.12)^(1/3)/0.079))/1.60217657E-19" table:style-name="ce1">
            <text:p>0.73877390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713279711099845" table:formula="msoxl:=(0.5*0.42*1.60217657E-19+0.75*1.3806488E-23*A236*LN((2*0.41*0.025)^(1/3)/0.023))/1.60217657E-19" table:style-name="ce1">
            <text:p>0.24713279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222246890268646" table:formula="msoxl:=(0.5*0.24*1.60217657E-19+0.75*1.3806488E-23*A236*LN((2*0.4*0.016)^(1/3)/0.014))/1.60217657E-19" table:style-name="ce1">
            <text:p>0.16222246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0.78762179040031532" table:formula="msoxl:=(0.5*1.52*1.60217657E-19+0.75*1.3806488E-23*A237*LN((2*0.45*0.082)^(1/3)/0.067))/1.60217657E-19" table:style-name="ce1">
            <text:p>0.7876217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569589656936242" table:formula="msoxl:=(0.5*0.81*1.60217657E-19+0.75*1.3806488E-23*A237*LN((2*0.3*0.052)^(1/3)/0.041))/1.60217657E-19" table:style-name="ce1">
            <text:p>0.43569589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88979302294223" table:formula="msoxl:=(0.5*1.42*1.60217657E-19+0.75*1.3806488E-23*A237*LN((2*0.65*0.12)^(1/3)/0.079))/1.60217657E-19" table:style-name="ce1">
            <text:p>0.7388979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729285227095965" table:formula="msoxl:=(0.5*0.42*1.60217657E-19+0.75*1.3806488E-23*A237*LN((2*0.41*0.025)^(1/3)/0.023))/1.60217657E-19" table:style-name="ce1">
            <text:p>0.24729285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240446230312908" table:formula="msoxl:=(0.5*0.24*1.60217657E-19+0.75*1.3806488E-23*A237*LN((2*0.4*0.016)^(1/3)/0.014))/1.60217657E-19" table:style-name="ce1">
            <text:p>0.16240446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0.78774033885696915" table:formula="msoxl:=(0.5*1.52*1.60217657E-19+0.75*1.3806488E-23*A238*LN((2*0.45*0.082)^(1/3)/0.067))/1.60217657E-19" table:style-name="ce1">
            <text:p>0.78774033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582763861472451" table:formula="msoxl:=(0.5*0.81*1.60217657E-19+0.75*1.3806488E-23*A238*LN((2*0.3*0.052)^(1/3)/0.041))/1.60217657E-19" table:style-name="ce1">
            <text:p>0.43582763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902195568105067" table:formula="msoxl:=(0.5*1.42*1.60217657E-19+0.75*1.3806488E-23*A238*LN((2*0.65*0.12)^(1/3)/0.079))/1.60217657E-19" table:style-name="ce1">
            <text:p>0.73902195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745290743092088" table:formula="msoxl:=(0.5*0.42*1.60217657E-19+0.75*1.3806488E-23*A238*LN((2*0.41*0.025)^(1/3)/0.023))/1.60217657E-19" table:style-name="ce1">
            <text:p>0.24745290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258645570357169" table:formula="msoxl:=(0.5*0.24*1.60217657E-19+0.75*1.3806488E-23*A238*LN((2*0.4*0.016)^(1/3)/0.014))/1.60217657E-19" table:style-name="ce1">
            <text:p>0.16258645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0.78785888731362286" table:formula="msoxl:=(0.5*1.52*1.60217657E-19+0.75*1.3806488E-23*A239*LN((2*0.45*0.082)^(1/3)/0.067))/1.60217657E-19" table:style-name="ce1">
            <text:p>0.78785888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595938066008655" table:formula="msoxl:=(0.5*0.81*1.60217657E-19+0.75*1.3806488E-23*A239*LN((2*0.3*0.052)^(1/3)/0.041))/1.60217657E-19" table:style-name="ce1">
            <text:p>0.43595938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914598113267904" table:formula="msoxl:=(0.5*1.42*1.60217657E-19+0.75*1.3806488E-23*A239*LN((2*0.65*0.12)^(1/3)/0.079))/1.60217657E-19" table:style-name="ce1">
            <text:p>0.73914598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761296259088206" table:formula="msoxl:=(0.5*0.42*1.60217657E-19+0.75*1.3806488E-23*A239*LN((2*0.41*0.025)^(1/3)/0.023))/1.60217657E-19" table:style-name="ce1">
            <text:p>0.24761296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276844910401431" table:formula="msoxl:=(0.5*0.24*1.60217657E-19+0.75*1.3806488E-23*A239*LN((2*0.4*0.016)^(1/3)/0.014))/1.60217657E-19" table:style-name="ce1">
            <text:p>0.16276844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0.78797743577027646" table:formula="msoxl:=(0.5*1.52*1.60217657E-19+0.75*1.3806488E-23*A240*LN((2*0.45*0.082)^(1/3)/0.067))/1.60217657E-19" table:style-name="ce1">
            <text:p>0.78797743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609112270544864" table:formula="msoxl:=(0.5*0.81*1.60217657E-19+0.75*1.3806488E-23*A240*LN((2*0.3*0.052)^(1/3)/0.041))/1.60217657E-19" table:style-name="ce1">
            <text:p>0.43609112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927000658430764" table:formula="msoxl:=(0.5*1.42*1.60217657E-19+0.75*1.3806488E-23*A240*LN((2*0.65*0.12)^(1/3)/0.079))/1.60217657E-19" table:style-name="ce1">
            <text:p>0.73927000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777301775084326" table:formula="msoxl:=(0.5*0.42*1.60217657E-19+0.75*1.3806488E-23*A240*LN((2*0.41*0.025)^(1/3)/0.023))/1.60217657E-19" table:style-name="ce1">
            <text:p>0.24777301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295044250445692" table:formula="msoxl:=(0.5*0.24*1.60217657E-19+0.75*1.3806488E-23*A240*LN((2*0.4*0.016)^(1/3)/0.014))/1.60217657E-19" table:style-name="ce1">
            <text:p>0.16295044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0.78809598422693028" table:formula="msoxl:=(0.5*1.52*1.60217657E-19+0.75*1.3806488E-23*A241*LN((2*0.45*0.082)^(1/3)/0.067))/1.60217657E-19" table:style-name="ce1">
            <text:p>0.78809598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622286475081068" table:formula="msoxl:=(0.5*0.81*1.60217657E-19+0.75*1.3806488E-23*A241*LN((2*0.3*0.052)^(1/3)/0.041))/1.60217657E-19" table:style-name="ce1">
            <text:p>0.43622286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939403203593601" table:formula="msoxl:=(0.5*1.42*1.60217657E-19+0.75*1.3806488E-23*A241*LN((2*0.65*0.12)^(1/3)/0.079))/1.60217657E-19" table:style-name="ce1">
            <text:p>0.73939403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793307291080446" table:formula="msoxl:=(0.5*0.42*1.60217657E-19+0.75*1.3806488E-23*A241*LN((2*0.41*0.025)^(1/3)/0.023))/1.60217657E-19" table:style-name="ce1">
            <text:p>0.24793307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313243590489954" table:formula="msoxl:=(0.5*0.24*1.60217657E-19+0.75*1.3806488E-23*A241*LN((2*0.4*0.016)^(1/3)/0.014))/1.60217657E-19" table:style-name="ce1">
            <text:p>0.16313243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0.78821453268358399" table:formula="msoxl:=(0.5*1.52*1.60217657E-19+0.75*1.3806488E-23*A242*LN((2*0.45*0.082)^(1/3)/0.067))/1.60217657E-19" table:style-name="ce1">
            <text:p>0.78821453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635460679617277" table:formula="msoxl:=(0.5*0.81*1.60217657E-19+0.75*1.3806488E-23*A242*LN((2*0.3*0.052)^(1/3)/0.041))/1.60217657E-19" table:style-name="ce1">
            <text:p>0.43635460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951805748756438" table:formula="msoxl:=(0.5*1.42*1.60217657E-19+0.75*1.3806488E-23*A242*LN((2*0.65*0.12)^(1/3)/0.079))/1.60217657E-19" table:style-name="ce1">
            <text:p>0.73951805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809312807076564" table:formula="msoxl:=(0.5*0.42*1.60217657E-19+0.75*1.3806488E-23*A242*LN((2*0.41*0.025)^(1/3)/0.023))/1.60217657E-19" table:style-name="ce1">
            <text:p>0.24809312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331442930534215" table:formula="msoxl:=(0.5*0.24*1.60217657E-19+0.75*1.3806488E-23*A242*LN((2*0.4*0.016)^(1/3)/0.014))/1.60217657E-19" table:style-name="ce1">
            <text:p>0.16331442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0.78833308114023759" table:formula="msoxl:=(0.5*1.52*1.60217657E-19+0.75*1.3806488E-23*A243*LN((2*0.45*0.082)^(1/3)/0.067))/1.60217657E-19" table:style-name="ce1">
            <text:p>0.78833308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648634884153481" table:formula="msoxl:=(0.5*0.81*1.60217657E-19+0.75*1.3806488E-23*A243*LN((2*0.3*0.052)^(1/3)/0.041))/1.60217657E-19" table:style-name="ce1">
            <text:p>0.43648634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964208293919276" table:formula="msoxl:=(0.5*1.42*1.60217657E-19+0.75*1.3806488E-23*A243*LN((2*0.65*0.12)^(1/3)/0.079))/1.60217657E-19" table:style-name="ce1">
            <text:p>0.73964208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825318323072687" table:formula="msoxl:=(0.5*0.42*1.60217657E-19+0.75*1.3806488E-23*A243*LN((2*0.41*0.025)^(1/3)/0.023))/1.60217657E-19" table:style-name="ce1">
            <text:p>0.24825318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349642270578474" table:formula="msoxl:=(0.5*0.24*1.60217657E-19+0.75*1.3806488E-23*A243*LN((2*0.4*0.016)^(1/3)/0.014))/1.60217657E-19" table:style-name="ce1">
            <text:p>0.16349642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0.78845162959689141" table:formula="msoxl:=(0.5*1.52*1.60217657E-19+0.75*1.3806488E-23*A244*LN((2*0.45*0.082)^(1/3)/0.067))/1.60217657E-19" table:style-name="ce1">
            <text:p>0.7884516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661809088689696" table:formula="msoxl:=(0.5*0.81*1.60217657E-19+0.75*1.3806488E-23*A244*LN((2*0.3*0.052)^(1/3)/0.041))/1.60217657E-19" table:style-name="ce1">
            <text:p>0.43661809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976610839082124" table:formula="msoxl:=(0.5*1.42*1.60217657E-19+0.75*1.3806488E-23*A244*LN((2*0.65*0.12)^(1/3)/0.079))/1.60217657E-19" table:style-name="ce1">
            <text:p>0.73976610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841323839068807" table:formula="msoxl:=(0.5*0.42*1.60217657E-19+0.75*1.3806488E-23*A244*LN((2*0.41*0.025)^(1/3)/0.023))/1.60217657E-19" table:style-name="ce1">
            <text:p>0.24841323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367841610622738" table:formula="msoxl:=(0.5*0.24*1.60217657E-19+0.75*1.3806488E-23*A244*LN((2*0.4*0.016)^(1/3)/0.014))/1.60217657E-19" table:style-name="ce1">
            <text:p>0.16367841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0.78857017805354512" table:formula="msoxl:=(0.5*1.52*1.60217657E-19+0.75*1.3806488E-23*A245*LN((2*0.45*0.082)^(1/3)/0.067))/1.60217657E-19" table:style-name="ce1">
            <text:p>0.78857017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6749832932259" table:formula="msoxl:=(0.5*0.81*1.60217657E-19+0.75*1.3806488E-23*A245*LN((2*0.3*0.052)^(1/3)/0.041))/1.60217657E-19" table:style-name="ce1">
            <text:p>0.43674983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3989013384244962" table:formula="msoxl:=(0.5*1.42*1.60217657E-19+0.75*1.3806488E-23*A245*LN((2*0.65*0.12)^(1/3)/0.079))/1.60217657E-19" table:style-name="ce1">
            <text:p>0.73989013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857329355064928" table:formula="msoxl:=(0.5*0.42*1.60217657E-19+0.75*1.3806488E-23*A245*LN((2*0.41*0.025)^(1/3)/0.023))/1.60217657E-19" table:style-name="ce1">
            <text:p>0.24857329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386040950667" table:formula="msoxl:=(0.5*0.24*1.60217657E-19+0.75*1.3806488E-23*A245*LN((2*0.4*0.016)^(1/3)/0.014))/1.60217657E-19" table:style-name="ce1">
            <text:p>0.1638604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0.78868872651019895" table:formula="msoxl:=(0.5*1.52*1.60217657E-19+0.75*1.3806488E-23*A246*LN((2*0.45*0.082)^(1/3)/0.067))/1.60217657E-19" table:style-name="ce1">
            <text:p>0.78868872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688157497762109" table:formula="msoxl:=(0.5*0.81*1.60217657E-19+0.75*1.3806488E-23*A246*LN((2*0.3*0.052)^(1/3)/0.041))/1.60217657E-19" table:style-name="ce1">
            <text:p>0.43688157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00141592940781" table:formula="msoxl:=(0.5*1.42*1.60217657E-19+0.75*1.3806488E-23*A246*LN((2*0.65*0.12)^(1/3)/0.079))/1.60217657E-19" table:style-name="ce1">
            <text:p>0.74001415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873334871061045" table:formula="msoxl:=(0.5*0.42*1.60217657E-19+0.75*1.3806488E-23*A246*LN((2*0.41*0.025)^(1/3)/0.023))/1.60217657E-19" table:style-name="ce1">
            <text:p>0.24873334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404240290711261" table:formula="msoxl:=(0.5*0.24*1.60217657E-19+0.75*1.3806488E-23*A246*LN((2*0.4*0.016)^(1/3)/0.014))/1.60217657E-19" table:style-name="ce1">
            <text:p>0.16404240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0.78880727496685255" table:formula="msoxl:=(0.5*1.52*1.60217657E-19+0.75*1.3806488E-23*A247*LN((2*0.45*0.082)^(1/3)/0.067))/1.60217657E-19" table:style-name="ce1">
            <text:p>0.78880727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701331702298313" table:formula="msoxl:=(0.5*0.81*1.60217657E-19+0.75*1.3806488E-23*A247*LN((2*0.3*0.052)^(1/3)/0.041))/1.60217657E-19" table:style-name="ce1">
            <text:p>0.43701331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013818474570658" table:formula="msoxl:=(0.5*1.42*1.60217657E-19+0.75*1.3806488E-23*A247*LN((2*0.65*0.12)^(1/3)/0.079))/1.60217657E-19" table:style-name="ce1">
            <text:p>0.74013818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889340387057168" table:formula="msoxl:=(0.5*0.42*1.60217657E-19+0.75*1.3806488E-23*A247*LN((2*0.41*0.025)^(1/3)/0.023))/1.60217657E-19" table:style-name="ce1">
            <text:p>0.24889340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422439630755523" table:formula="msoxl:=(0.5*0.24*1.60217657E-19+0.75*1.3806488E-23*A247*LN((2*0.4*0.016)^(1/3)/0.014))/1.60217657E-19" table:style-name="ce1">
            <text:p>0.16422439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0.78892582342350626" table:formula="msoxl:=(0.5*1.52*1.60217657E-19+0.75*1.3806488E-23*A248*LN((2*0.45*0.082)^(1/3)/0.067))/1.60217657E-19" table:style-name="ce1">
            <text:p>0.78892582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714505906834517" table:formula="msoxl:=(0.5*0.81*1.60217657E-19+0.75*1.3806488E-23*A248*LN((2*0.3*0.052)^(1/3)/0.041))/1.60217657E-19" table:style-name="ce1">
            <text:p>0.43714505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026221019733496" table:formula="msoxl:=(0.5*1.42*1.60217657E-19+0.75*1.3806488E-23*A248*LN((2*0.65*0.12)^(1/3)/0.079))/1.60217657E-19" table:style-name="ce1">
            <text:p>0.7402622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905345903053286" table:formula="msoxl:=(0.5*0.42*1.60217657E-19+0.75*1.3806488E-23*A248*LN((2*0.41*0.025)^(1/3)/0.023))/1.60217657E-19" table:style-name="ce1">
            <text:p>0.24905345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440638970799781" table:formula="msoxl:=(0.5*0.24*1.60217657E-19+0.75*1.3806488E-23*A248*LN((2*0.4*0.016)^(1/3)/0.014))/1.60217657E-19" table:style-name="ce1">
            <text:p>0.1644063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0.78904437188016008" table:formula="msoxl:=(0.5*1.52*1.60217657E-19+0.75*1.3806488E-23*A249*LN((2*0.45*0.082)^(1/3)/0.067))/1.60217657E-19" table:style-name="ce1">
            <text:p>0.78904437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727680111370726" table:formula="msoxl:=(0.5*0.81*1.60217657E-19+0.75*1.3806488E-23*A249*LN((2*0.3*0.052)^(1/3)/0.041))/1.60217657E-19" table:style-name="ce1">
            <text:p>0.43727680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038623564896333" table:formula="msoxl:=(0.5*1.42*1.60217657E-19+0.75*1.3806488E-23*A249*LN((2*0.65*0.12)^(1/3)/0.079))/1.60217657E-19" table:style-name="ce1">
            <text:p>0.74038623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921351419049406" table:formula="msoxl:=(0.5*0.42*1.60217657E-19+0.75*1.3806488E-23*A249*LN((2*0.41*0.025)^(1/3)/0.023))/1.60217657E-19" table:style-name="ce1">
            <text:p>0.24921351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458838310844046" table:formula="msoxl:=(0.5*0.24*1.60217657E-19+0.75*1.3806488E-23*A249*LN((2*0.4*0.016)^(1/3)/0.014))/1.60217657E-19" table:style-name="ce1">
            <text:p>0.16458838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0.78916292033681379" table:formula="msoxl:=(0.5*1.52*1.60217657E-19+0.75*1.3806488E-23*A250*LN((2*0.45*0.082)^(1/3)/0.067))/1.60217657E-19" table:style-name="ce1">
            <text:p>0.7891629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74085431590693" table:formula="msoxl:=(0.5*0.81*1.60217657E-19+0.75*1.3806488E-23*A250*LN((2*0.3*0.052)^(1/3)/0.041))/1.60217657E-19" table:style-name="ce1">
            <text:p>0.43740854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05102611005917" table:formula="msoxl:=(0.5*1.42*1.60217657E-19+0.75*1.3806488E-23*A250*LN((2*0.65*0.12)^(1/3)/0.079))/1.60217657E-19" table:style-name="ce1">
            <text:p>0.74051026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937356935045527" table:formula="msoxl:=(0.5*0.42*1.60217657E-19+0.75*1.3806488E-23*A250*LN((2*0.41*0.025)^(1/3)/0.023))/1.60217657E-19" table:style-name="ce1">
            <text:p>0.24937356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477037650888304" table:formula="msoxl:=(0.5*0.24*1.60217657E-19+0.75*1.3806488E-23*A250*LN((2*0.4*0.016)^(1/3)/0.014))/1.60217657E-19" table:style-name="ce1">
            <text:p>0.16477037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0.78928146879346739" table:formula="msoxl:=(0.5*1.52*1.60217657E-19+0.75*1.3806488E-23*A251*LN((2*0.45*0.082)^(1/3)/0.067))/1.60217657E-19" table:style-name="ce1">
            <text:p>0.78928146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754028520443139" table:formula="msoxl:=(0.5*0.81*1.60217657E-19+0.75*1.3806488E-23*A251*LN((2*0.3*0.052)^(1/3)/0.041))/1.60217657E-19" table:style-name="ce1">
            <text:p>0.43754028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063428655222019" table:formula="msoxl:=(0.5*1.42*1.60217657E-19+0.75*1.3806488E-23*A251*LN((2*0.65*0.12)^(1/3)/0.079))/1.60217657E-19" table:style-name="ce1">
            <text:p>0.74063428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953362451041644" table:formula="msoxl:=(0.5*0.42*1.60217657E-19+0.75*1.3806488E-23*A251*LN((2*0.41*0.025)^(1/3)/0.023))/1.60217657E-19" table:style-name="ce1">
            <text:p>0.24953362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495236990932569" table:formula="msoxl:=(0.5*0.24*1.60217657E-19+0.75*1.3806488E-23*A251*LN((2*0.4*0.016)^(1/3)/0.014))/1.60217657E-19" table:style-name="ce1">
            <text:p>0.1649523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0.78940001725012121" table:formula="msoxl:=(0.5*1.52*1.60217657E-19+0.75*1.3806488E-23*A252*LN((2*0.45*0.082)^(1/3)/0.067))/1.60217657E-19" table:style-name="ce1">
            <text:p>0.78940001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767202724979348" table:formula="msoxl:=(0.5*0.81*1.60217657E-19+0.75*1.3806488E-23*A252*LN((2*0.3*0.052)^(1/3)/0.041))/1.60217657E-19" table:style-name="ce1">
            <text:p>0.43767202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075831200384867" table:formula="msoxl:=(0.5*1.42*1.60217657E-19+0.75*1.3806488E-23*A252*LN((2*0.65*0.12)^(1/3)/0.079))/1.60217657E-19" table:style-name="ce1">
            <text:p>0.74075831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969367967037767" table:formula="msoxl:=(0.5*0.42*1.60217657E-19+0.75*1.3806488E-23*A252*LN((2*0.41*0.025)^(1/3)/0.023))/1.60217657E-19" table:style-name="ce1">
            <text:p>0.2496936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51343633097683" table:formula="msoxl:=(0.5*0.24*1.60217657E-19+0.75*1.3806488E-23*A252*LN((2*0.4*0.016)^(1/3)/0.014))/1.60217657E-19" table:style-name="ce1">
            <text:p>0.16513436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0.78951856570677492" table:formula="msoxl:=(0.5*1.52*1.60217657E-19+0.75*1.3806488E-23*A253*LN((2*0.45*0.082)^(1/3)/0.067))/1.60217657E-19" table:style-name="ce1">
            <text:p>0.78951856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780376929515558" table:formula="msoxl:=(0.5*0.81*1.60217657E-19+0.75*1.3806488E-23*A253*LN((2*0.3*0.052)^(1/3)/0.041))/1.60217657E-19" table:style-name="ce1">
            <text:p>0.43780376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088233745547705" table:formula="msoxl:=(0.5*1.42*1.60217657E-19+0.75*1.3806488E-23*A253*LN((2*0.65*0.12)^(1/3)/0.079))/1.60217657E-19" table:style-name="ce1">
            <text:p>0.74088233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4985373483033887" table:formula="msoxl:=(0.5*0.42*1.60217657E-19+0.75*1.3806488E-23*A253*LN((2*0.41*0.025)^(1/3)/0.023))/1.60217657E-19" table:style-name="ce1">
            <text:p>0.24985373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531635671021089" table:formula="msoxl:=(0.5*0.24*1.60217657E-19+0.75*1.3806488E-23*A253*LN((2*0.4*0.016)^(1/3)/0.014))/1.60217657E-19" table:style-name="ce1">
            <text:p>0.16531635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78963711416342852" table:formula="msoxl:=(0.5*1.52*1.60217657E-19+0.75*1.3806488E-23*A254*LN((2*0.45*0.082)^(1/3)/0.067))/1.60217657E-19" table:style-name="ce1">
            <text:p>0.78963711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793551134051761" table:formula="msoxl:=(0.5*0.81*1.60217657E-19+0.75*1.3806488E-23*A254*LN((2*0.3*0.052)^(1/3)/0.041))/1.60217657E-19" table:style-name="ce1">
            <text:p>0.43793551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100636290710553" table:formula="msoxl:=(0.5*1.42*1.60217657E-19+0.75*1.3806488E-23*A254*LN((2*0.65*0.12)^(1/3)/0.079))/1.60217657E-19" table:style-name="ce1">
            <text:p>0.74100636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001378999030005" table:formula="msoxl:=(0.5*0.42*1.60217657E-19+0.75*1.3806488E-23*A254*LN((2*0.41*0.025)^(1/3)/0.023))/1.60217657E-19" table:style-name="ce1">
            <text:p>0.2500137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549835011065353" table:formula="msoxl:=(0.5*0.24*1.60217657E-19+0.75*1.3806488E-23*A254*LN((2*0.4*0.016)^(1/3)/0.014))/1.60217657E-19" table:style-name="ce1">
            <text:p>0.1654983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0.78975566262008234" table:formula="msoxl:=(0.5*1.52*1.60217657E-19+0.75*1.3806488E-23*A255*LN((2*0.45*0.082)^(1/3)/0.067))/1.60217657E-19" table:style-name="ce1">
            <text:p>0.78975566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806725338587971" table:formula="msoxl:=(0.5*0.81*1.60217657E-19+0.75*1.3806488E-23*A255*LN((2*0.3*0.052)^(1/3)/0.041))/1.60217657E-19" table:style-name="ce1">
            <text:p>0.43806725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11303883587339" table:formula="msoxl:=(0.5*1.42*1.60217657E-19+0.75*1.3806488E-23*A255*LN((2*0.65*0.12)^(1/3)/0.079))/1.60217657E-19" table:style-name="ce1">
            <text:p>0.74113038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017384515026125" table:formula="msoxl:=(0.5*0.42*1.60217657E-19+0.75*1.3806488E-23*A255*LN((2*0.41*0.025)^(1/3)/0.023))/1.60217657E-19" table:style-name="ce1">
            <text:p>0.25017384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568034351109612" table:formula="msoxl:=(0.5*0.24*1.60217657E-19+0.75*1.3806488E-23*A255*LN((2*0.4*0.016)^(1/3)/0.014))/1.60217657E-19" table:style-name="ce1">
            <text:p>0.16568034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0.78987421107673605" table:formula="msoxl:=(0.5*1.52*1.60217657E-19+0.75*1.3806488E-23*A256*LN((2*0.45*0.082)^(1/3)/0.067))/1.60217657E-19" table:style-name="ce1">
            <text:p>0.78987421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819899543124174" table:formula="msoxl:=(0.5*0.81*1.60217657E-19+0.75*1.3806488E-23*A256*LN((2*0.3*0.052)^(1/3)/0.041))/1.60217657E-19" table:style-name="ce1">
            <text:p>0.43819899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125441381036228" table:formula="msoxl:=(0.5*1.42*1.60217657E-19+0.75*1.3806488E-23*A256*LN((2*0.65*0.12)^(1/3)/0.079))/1.60217657E-19" table:style-name="ce1">
            <text:p>0.74125441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033390031022246" table:formula="msoxl:=(0.5*0.42*1.60217657E-19+0.75*1.3806488E-23*A256*LN((2*0.41*0.025)^(1/3)/0.023))/1.60217657E-19" table:style-name="ce1">
            <text:p>0.250333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586233691153876" table:formula="msoxl:=(0.5*0.24*1.60217657E-19+0.75*1.3806488E-23*A256*LN((2*0.4*0.016)^(1/3)/0.014))/1.60217657E-19" table:style-name="ce1">
            <text:p>0.16586233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0.78999275953338965" table:formula="msoxl:=(0.5*1.52*1.60217657E-19+0.75*1.3806488E-23*A257*LN((2*0.45*0.082)^(1/3)/0.067))/1.60217657E-19" table:style-name="ce1">
            <text:p>0.7899927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833073747660378" table:formula="msoxl:=(0.5*0.81*1.60217657E-19+0.75*1.3806488E-23*A257*LN((2*0.3*0.052)^(1/3)/0.041))/1.60217657E-19" table:style-name="ce1">
            <text:p>0.43833073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137843926199076" table:formula="msoxl:=(0.5*1.42*1.60217657E-19+0.75*1.3806488E-23*A257*LN((2*0.65*0.12)^(1/3)/0.079))/1.60217657E-19" table:style-name="ce1">
            <text:p>0.74137843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049395547018372" table:formula="msoxl:=(0.5*0.42*1.60217657E-19+0.75*1.3806488E-23*A257*LN((2*0.41*0.025)^(1/3)/0.023))/1.60217657E-19" table:style-name="ce1">
            <text:p>0.25049395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604433031198138" table:formula="msoxl:=(0.5*0.24*1.60217657E-19+0.75*1.3806488E-23*A257*LN((2*0.4*0.016)^(1/3)/0.014))/1.60217657E-19" table:style-name="ce1">
            <text:p>0.1660443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0.79011130799004348" table:formula="msoxl:=(0.5*1.52*1.60217657E-19+0.75*1.3806488E-23*A258*LN((2*0.45*0.082)^(1/3)/0.067))/1.60217657E-19" table:style-name="ce1">
            <text:p>0.79011130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846247952196588" table:formula="msoxl:=(0.5*0.81*1.60217657E-19+0.75*1.3806488E-23*A258*LN((2*0.3*0.052)^(1/3)/0.041))/1.60217657E-19" table:style-name="ce1">
            <text:p>0.4384624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150246471361914" table:formula="msoxl:=(0.5*1.42*1.60217657E-19+0.75*1.3806488E-23*A258*LN((2*0.65*0.12)^(1/3)/0.079))/1.60217657E-19" table:style-name="ce1">
            <text:p>0.74150246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065401063014486" table:formula="msoxl:=(0.5*0.42*1.60217657E-19+0.75*1.3806488E-23*A258*LN((2*0.41*0.025)^(1/3)/0.023))/1.60217657E-19" table:style-name="ce1">
            <text:p>0.25065401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622632371242396" table:formula="msoxl:=(0.5*0.24*1.60217657E-19+0.75*1.3806488E-23*A258*LN((2*0.4*0.016)^(1/3)/0.014))/1.60217657E-19" table:style-name="ce1">
            <text:p>0.16622632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.79022985644669719" table:formula="msoxl:=(0.5*1.52*1.60217657E-19+0.75*1.3806488E-23*A259*LN((2*0.45*0.082)^(1/3)/0.067))/1.60217657E-19" table:style-name="ce1">
            <text:p>0.79022985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859422156732791" table:formula="msoxl:=(0.5*0.81*1.60217657E-19+0.75*1.3806488E-23*A259*LN((2*0.3*0.052)^(1/3)/0.041))/1.60217657E-19" table:style-name="ce1">
            <text:p>0.43859422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162649016524762" table:formula="msoxl:=(0.5*1.42*1.60217657E-19+0.75*1.3806488E-23*A259*LN((2*0.65*0.12)^(1/3)/0.079))/1.60217657E-19" table:style-name="ce1">
            <text:p>0.7416264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081406579010607" table:formula="msoxl:=(0.5*0.42*1.60217657E-19+0.75*1.3806488E-23*A259*LN((2*0.41*0.025)^(1/3)/0.023))/1.60217657E-19" table:style-name="ce1">
            <text:p>0.25081406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640831711286658" table:formula="msoxl:=(0.5*0.24*1.60217657E-19+0.75*1.3806488E-23*A259*LN((2*0.4*0.016)^(1/3)/0.014))/1.60217657E-19" table:style-name="ce1">
            <text:p>0.16640831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0.79034840490335079" table:formula="msoxl:=(0.5*1.52*1.60217657E-19+0.75*1.3806488E-23*A260*LN((2*0.45*0.082)^(1/3)/0.067))/1.60217657E-19" table:style-name="ce1">
            <text:p>0.79034840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872596361269006" table:formula="msoxl:=(0.5*0.81*1.60217657E-19+0.75*1.3806488E-23*A260*LN((2*0.3*0.052)^(1/3)/0.041))/1.60217657E-19" table:style-name="ce1">
            <text:p>0.43872596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175051561687599" table:formula="msoxl:=(0.5*1.42*1.60217657E-19+0.75*1.3806488E-23*A260*LN((2*0.65*0.12)^(1/3)/0.079))/1.60217657E-19" table:style-name="ce1">
            <text:p>0.74175051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097412095006727" table:formula="msoxl:=(0.5*0.42*1.60217657E-19+0.75*1.3806488E-23*A260*LN((2*0.41*0.025)^(1/3)/0.023))/1.60217657E-19" table:style-name="ce1">
            <text:p>0.25097412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659031051330919" table:formula="msoxl:=(0.5*0.24*1.60217657E-19+0.75*1.3806488E-23*A260*LN((2*0.4*0.016)^(1/3)/0.014))/1.60217657E-19" table:style-name="ce1">
            <text:p>0.16659031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0.79046695336000461" table:formula="msoxl:=(0.5*1.52*1.60217657E-19+0.75*1.3806488E-23*A261*LN((2*0.45*0.082)^(1/3)/0.067))/1.60217657E-19" table:style-name="ce1">
            <text:p>0.79046695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88577056580521" table:formula="msoxl:=(0.5*0.81*1.60217657E-19+0.75*1.3806488E-23*A261*LN((2*0.3*0.052)^(1/3)/0.041))/1.60217657E-19" table:style-name="ce1">
            <text:p>0.43885770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187454106850448" table:formula="msoxl:=(0.5*1.42*1.60217657E-19+0.75*1.3806488E-23*A261*LN((2*0.65*0.12)^(1/3)/0.079))/1.60217657E-19" table:style-name="ce1">
            <text:p>0.74187454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113417611002847" table:formula="msoxl:=(0.5*0.42*1.60217657E-19+0.75*1.3806488E-23*A261*LN((2*0.41*0.025)^(1/3)/0.023))/1.60217657E-19" table:style-name="ce1">
            <text:p>0.25113417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677230391375183" table:formula="msoxl:=(0.5*0.24*1.60217657E-19+0.75*1.3806488E-23*A261*LN((2*0.4*0.016)^(1/3)/0.014))/1.60217657E-19" table:style-name="ce1">
            <text:p>0.16677230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0.79058550181665832" table:formula="msoxl:=(0.5*1.52*1.60217657E-19+0.75*1.3806488E-23*A262*LN((2*0.45*0.082)^(1/3)/0.067))/1.60217657E-19" table:style-name="ce1">
            <text:p>0.79058550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898944770341419" table:formula="msoxl:=(0.5*0.81*1.60217657E-19+0.75*1.3806488E-23*A262*LN((2*0.3*0.052)^(1/3)/0.041))/1.60217657E-19" table:style-name="ce1">
            <text:p>0.43898944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199856652013285" table:formula="msoxl:=(0.5*1.42*1.60217657E-19+0.75*1.3806488E-23*A262*LN((2*0.65*0.12)^(1/3)/0.079))/1.60217657E-19" table:style-name="ce1">
            <text:p>0.74199856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129423126998968" table:formula="msoxl:=(0.5*0.42*1.60217657E-19+0.75*1.3806488E-23*A262*LN((2*0.41*0.025)^(1/3)/0.023))/1.60217657E-19" table:style-name="ce1">
            <text:p>0.25129423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695429731419442" table:formula="msoxl:=(0.5*0.24*1.60217657E-19+0.75*1.3806488E-23*A262*LN((2*0.4*0.016)^(1/3)/0.014))/1.60217657E-19" table:style-name="ce1">
            <text:p>0.16695429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0.79070405027331192" table:formula="msoxl:=(0.5*1.52*1.60217657E-19+0.75*1.3806488E-23*A263*LN((2*0.45*0.082)^(1/3)/0.067))/1.60217657E-19" table:style-name="ce1">
            <text:p>0.7907040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912118974877623" table:formula="msoxl:=(0.5*0.81*1.60217657E-19+0.75*1.3806488E-23*A263*LN((2*0.3*0.052)^(1/3)/0.041))/1.60217657E-19" table:style-name="ce1">
            <text:p>0.4391211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212259197176123" table:formula="msoxl:=(0.5*1.42*1.60217657E-19+0.75*1.3806488E-23*A263*LN((2*0.65*0.12)^(1/3)/0.079))/1.60217657E-19" table:style-name="ce1">
            <text:p>0.74212259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145428642995088" table:formula="msoxl:=(0.5*0.42*1.60217657E-19+0.75*1.3806488E-23*A263*LN((2*0.41*0.025)^(1/3)/0.023))/1.60217657E-19" table:style-name="ce1">
            <text:p>0.25145428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713629071463704" table:formula="msoxl:=(0.5*0.24*1.60217657E-19+0.75*1.3806488E-23*A263*LN((2*0.4*0.016)^(1/3)/0.014))/1.60217657E-19" table:style-name="ce1">
            <text:p>0.16713629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0.79082259872996574" table:formula="msoxl:=(0.5*1.52*1.60217657E-19+0.75*1.3806488E-23*A264*LN((2*0.45*0.082)^(1/3)/0.067))/1.60217657E-19" table:style-name="ce1">
            <text:p>0.79082259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925293179413832" table:formula="msoxl:=(0.5*0.81*1.60217657E-19+0.75*1.3806488E-23*A264*LN((2*0.3*0.052)^(1/3)/0.041))/1.60217657E-19" table:style-name="ce1">
            <text:p>0.43925293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224661742338971" table:formula="msoxl:=(0.5*1.42*1.60217657E-19+0.75*1.3806488E-23*A264*LN((2*0.65*0.12)^(1/3)/0.079))/1.60217657E-19" table:style-name="ce1">
            <text:p>0.74224661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161434158991208" table:formula="msoxl:=(0.5*0.42*1.60217657E-19+0.75*1.3806488E-23*A264*LN((2*0.41*0.025)^(1/3)/0.023))/1.60217657E-19" table:style-name="ce1">
            <text:p>0.25161434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731828411507965" table:formula="msoxl:=(0.5*0.24*1.60217657E-19+0.75*1.3806488E-23*A264*LN((2*0.4*0.016)^(1/3)/0.014))/1.60217657E-19" table:style-name="ce1">
            <text:p>0.16731828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0.79094114718661945" table:formula="msoxl:=(0.5*1.52*1.60217657E-19+0.75*1.3806488E-23*A265*LN((2*0.45*0.082)^(1/3)/0.067))/1.60217657E-19" table:style-name="ce1">
            <text:p>0.79094114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938467383950036" table:formula="msoxl:=(0.5*0.81*1.60217657E-19+0.75*1.3806488E-23*A265*LN((2*0.3*0.052)^(1/3)/0.041))/1.60217657E-19" table:style-name="ce1">
            <text:p>0.43938467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237064287501819" table:formula="msoxl:=(0.5*1.42*1.60217657E-19+0.75*1.3806488E-23*A265*LN((2*0.65*0.12)^(1/3)/0.079))/1.60217657E-19" table:style-name="ce1">
            <text:p>0.74237064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177439674987329" table:formula="msoxl:=(0.5*0.42*1.60217657E-19+0.75*1.3806488E-23*A265*LN((2*0.41*0.025)^(1/3)/0.023))/1.60217657E-19" table:style-name="ce1">
            <text:p>0.25177439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750027751552227" table:formula="msoxl:=(0.5*0.24*1.60217657E-19+0.75*1.3806488E-23*A265*LN((2*0.4*0.016)^(1/3)/0.014))/1.60217657E-19" table:style-name="ce1">
            <text:p>0.16750027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0.79105969564327305" table:formula="msoxl:=(0.5*1.52*1.60217657E-19+0.75*1.3806488E-23*A266*LN((2*0.45*0.082)^(1/3)/0.067))/1.60217657E-19" table:style-name="ce1">
            <text:p>0.79105969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951641588486245" table:formula="msoxl:=(0.5*0.81*1.60217657E-19+0.75*1.3806488E-23*A266*LN((2*0.3*0.052)^(1/3)/0.041))/1.60217657E-19" table:style-name="ce1">
            <text:p>0.43951641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249466832664657" table:formula="msoxl:=(0.5*1.42*1.60217657E-19+0.75*1.3806488E-23*A266*LN((2*0.65*0.12)^(1/3)/0.079))/1.60217657E-19" table:style-name="ce1">
            <text:p>0.74249466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193445190983443" table:formula="msoxl:=(0.5*0.42*1.60217657E-19+0.75*1.3806488E-23*A266*LN((2*0.41*0.025)^(1/3)/0.023))/1.60217657E-19" table:style-name="ce1">
            <text:p>0.25193445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768227091596488" table:formula="msoxl:=(0.5*0.24*1.60217657E-19+0.75*1.3806488E-23*A266*LN((2*0.4*0.016)^(1/3)/0.014))/1.60217657E-19" table:style-name="ce1">
            <text:p>0.16768227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0.79117824409992688" table:formula="msoxl:=(0.5*1.52*1.60217657E-19+0.75*1.3806488E-23*A267*LN((2*0.45*0.082)^(1/3)/0.067))/1.60217657E-19" table:style-name="ce1">
            <text:p>0.79117824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964815793022455" table:formula="msoxl:=(0.5*0.81*1.60217657E-19+0.75*1.3806488E-23*A267*LN((2*0.3*0.052)^(1/3)/0.041))/1.60217657E-19" table:style-name="ce1">
            <text:p>0.43964815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261869377827494" table:formula="msoxl:=(0.5*1.42*1.60217657E-19+0.75*1.3806488E-23*A267*LN((2*0.65*0.12)^(1/3)/0.079))/1.60217657E-19" table:style-name="ce1">
            <text:p>0.74261869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209450706979569" table:formula="msoxl:=(0.5*0.42*1.60217657E-19+0.75*1.3806488E-23*A267*LN((2*0.41*0.025)^(1/3)/0.023))/1.60217657E-19" table:style-name="ce1">
            <text:p>0.25209450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78642643164075" table:formula="msoxl:=(0.5*0.24*1.60217657E-19+0.75*1.3806488E-23*A267*LN((2*0.4*0.016)^(1/3)/0.014))/1.60217657E-19" table:style-name="ce1">
            <text:p>0.16786426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0.79129679255658059" table:formula="msoxl:=(0.5*1.52*1.60217657E-19+0.75*1.3806488E-23*A268*LN((2*0.45*0.082)^(1/3)/0.067))/1.60217657E-19" table:style-name="ce1">
            <text:p>0.79129679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977989997558664" table:formula="msoxl:=(0.5*0.81*1.60217657E-19+0.75*1.3806488E-23*A268*LN((2*0.3*0.052)^(1/3)/0.041))/1.60217657E-19" table:style-name="ce1">
            <text:p>0.439779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274271922990343" table:formula="msoxl:=(0.5*1.42*1.60217657E-19+0.75*1.3806488E-23*A268*LN((2*0.65*0.12)^(1/3)/0.079))/1.60217657E-19" table:style-name="ce1">
            <text:p>0.74274271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22545622297569" table:formula="msoxl:=(0.5*0.42*1.60217657E-19+0.75*1.3806488E-23*A268*LN((2*0.41*0.025)^(1/3)/0.023))/1.60217657E-19" table:style-name="ce1">
            <text:p>0.25225456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804625771685011" table:formula="msoxl:=(0.5*0.24*1.60217657E-19+0.75*1.3806488E-23*A268*LN((2*0.4*0.016)^(1/3)/0.014))/1.60217657E-19" table:style-name="ce1">
            <text:p>0.16804625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0.79141534101323419" table:formula="msoxl:=(0.5*1.52*1.60217657E-19+0.75*1.3806488E-23*A269*LN((2*0.45*0.082)^(1/3)/0.067))/1.60217657E-19" table:style-name="ce1">
            <text:p>0.79141534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3991164202094868" table:formula="msoxl:=(0.5*0.81*1.60217657E-19+0.75*1.3806488E-23*A269*LN((2*0.3*0.052)^(1/3)/0.041))/1.60217657E-19" table:style-name="ce1">
            <text:p>0.43991164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28667446815318" table:formula="msoxl:=(0.5*1.42*1.60217657E-19+0.75*1.3806488E-23*A269*LN((2*0.65*0.12)^(1/3)/0.079))/1.60217657E-19" table:style-name="ce1">
            <text:p>0.74286674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24146173897181" table:formula="msoxl:=(0.5*0.42*1.60217657E-19+0.75*1.3806488E-23*A269*LN((2*0.41*0.025)^(1/3)/0.023))/1.60217657E-19" table:style-name="ce1">
            <text:p>0.25241461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822825111729273" table:formula="msoxl:=(0.5*0.24*1.60217657E-19+0.75*1.3806488E-23*A269*LN((2*0.4*0.016)^(1/3)/0.014))/1.60217657E-19" table:style-name="ce1">
            <text:p>0.16822825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0.79153388946988801" table:formula="msoxl:=(0.5*1.52*1.60217657E-19+0.75*1.3806488E-23*A270*LN((2*0.45*0.082)^(1/3)/0.067))/1.60217657E-19" table:style-name="ce1">
            <text:p>0.79153388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004338406631077" table:formula="msoxl:=(0.5*0.81*1.60217657E-19+0.75*1.3806488E-23*A270*LN((2*0.3*0.052)^(1/3)/0.041))/1.60217657E-19" table:style-name="ce1">
            <text:p>0.44004338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299077013316017" table:formula="msoxl:=(0.5*1.42*1.60217657E-19+0.75*1.3806488E-23*A270*LN((2*0.65*0.12)^(1/3)/0.079))/1.60217657E-19" table:style-name="ce1">
            <text:p>0.7429907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257467254967925" table:formula="msoxl:=(0.5*0.42*1.60217657E-19+0.75*1.3806488E-23*A270*LN((2*0.41*0.025)^(1/3)/0.023))/1.60217657E-19" table:style-name="ce1">
            <text:p>0.25257467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841024451773534" table:formula="msoxl:=(0.5*0.24*1.60217657E-19+0.75*1.3806488E-23*A270*LN((2*0.4*0.016)^(1/3)/0.014))/1.60217657E-19" table:style-name="ce1">
            <text:p>0.16841024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0.79165243792654172" table:formula="msoxl:=(0.5*1.52*1.60217657E-19+0.75*1.3806488E-23*A271*LN((2*0.45*0.082)^(1/3)/0.067))/1.60217657E-19" table:style-name="ce1">
            <text:p>0.79165243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017512611167281" table:formula="msoxl:=(0.5*0.81*1.60217657E-19+0.75*1.3806488E-23*A271*LN((2*0.3*0.052)^(1/3)/0.041))/1.60217657E-19" table:style-name="ce1">
            <text:p>0.44017512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311479558478877" table:formula="msoxl:=(0.5*1.42*1.60217657E-19+0.75*1.3806488E-23*A271*LN((2*0.65*0.12)^(1/3)/0.079))/1.60217657E-19" table:style-name="ce1">
            <text:p>0.74311479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273472770964051" table:formula="msoxl:=(0.5*0.42*1.60217657E-19+0.75*1.3806488E-23*A271*LN((2*0.41*0.025)^(1/3)/0.023))/1.60217657E-19" table:style-name="ce1">
            <text:p>0.25273472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859223791817796" table:formula="msoxl:=(0.5*0.24*1.60217657E-19+0.75*1.3806488E-23*A271*LN((2*0.4*0.016)^(1/3)/0.014))/1.60217657E-19" table:style-name="ce1">
            <text:p>0.16859223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0.79177098638319532" table:formula="msoxl:=(0.5*1.52*1.60217657E-19+0.75*1.3806488E-23*A272*LN((2*0.45*0.082)^(1/3)/0.067))/1.60217657E-19" table:style-name="ce1">
            <text:p>0.79177098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030686815703485" table:formula="msoxl:=(0.5*0.81*1.60217657E-19+0.75*1.3806488E-23*A272*LN((2*0.3*0.052)^(1/3)/0.041))/1.60217657E-19" table:style-name="ce1">
            <text:p>0.44030686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323882103641714" table:formula="msoxl:=(0.5*1.42*1.60217657E-19+0.75*1.3806488E-23*A272*LN((2*0.65*0.12)^(1/3)/0.079))/1.60217657E-19" table:style-name="ce1">
            <text:p>0.74323882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289478286960165" table:formula="msoxl:=(0.5*0.42*1.60217657E-19+0.75*1.3806488E-23*A272*LN((2*0.41*0.025)^(1/3)/0.023))/1.60217657E-19" table:style-name="ce1">
            <text:p>0.25289478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877423131862057" table:formula="msoxl:=(0.5*0.24*1.60217657E-19+0.75*1.3806488E-23*A272*LN((2*0.4*0.016)^(1/3)/0.014))/1.60217657E-19" table:style-name="ce1">
            <text:p>0.16877423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0.79188953483984914" table:formula="msoxl:=(0.5*1.52*1.60217657E-19+0.75*1.3806488E-23*A273*LN((2*0.45*0.082)^(1/3)/0.067))/1.60217657E-19" table:style-name="ce1">
            <text:p>0.79188953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043861020239694" table:formula="msoxl:=(0.5*0.81*1.60217657E-19+0.75*1.3806488E-23*A273*LN((2*0.3*0.052)^(1/3)/0.041))/1.60217657E-19" table:style-name="ce1">
            <text:p>0.4404386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336284648804551" table:formula="msoxl:=(0.5*1.42*1.60217657E-19+0.75*1.3806488E-23*A273*LN((2*0.65*0.12)^(1/3)/0.079))/1.60217657E-19" table:style-name="ce1">
            <text:p>0.74336284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305483802956286" table:formula="msoxl:=(0.5*0.42*1.60217657E-19+0.75*1.3806488E-23*A273*LN((2*0.41*0.025)^(1/3)/0.023))/1.60217657E-19" table:style-name="ce1">
            <text:p>0.25305483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895622471906319" table:formula="msoxl:=(0.5*0.24*1.60217657E-19+0.75*1.3806488E-23*A273*LN((2*0.4*0.016)^(1/3)/0.014))/1.60217657E-19" table:style-name="ce1">
            <text:p>0.16895622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0.79200808329650285" table:formula="msoxl:=(0.5*1.52*1.60217657E-19+0.75*1.3806488E-23*A274*LN((2*0.45*0.082)^(1/3)/0.067))/1.60217657E-19" table:style-name="ce1">
            <text:p>0.79200808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057035224775898" table:formula="msoxl:=(0.5*0.81*1.60217657E-19+0.75*1.3806488E-23*A274*LN((2*0.3*0.052)^(1/3)/0.041))/1.60217657E-19" table:style-name="ce1">
            <text:p>0.44057035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348687193967389" table:formula="msoxl:=(0.5*1.42*1.60217657E-19+0.75*1.3806488E-23*A274*LN((2*0.65*0.12)^(1/3)/0.079))/1.60217657E-19" table:style-name="ce1">
            <text:p>0.74348687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321489318952406" table:formula="msoxl:=(0.5*0.42*1.60217657E-19+0.75*1.3806488E-23*A274*LN((2*0.41*0.025)^(1/3)/0.023))/1.60217657E-19" table:style-name="ce1">
            <text:p>0.25321489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91382181195058" table:formula="msoxl:=(0.5*0.24*1.60217657E-19+0.75*1.3806488E-23*A274*LN((2*0.4*0.016)^(1/3)/0.014))/1.60217657E-19" table:style-name="ce1">
            <text:p>0.16913821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0.79212663175315656" table:formula="msoxl:=(0.5*1.52*1.60217657E-19+0.75*1.3806488E-23*A275*LN((2*0.45*0.082)^(1/3)/0.067))/1.60217657E-19" table:style-name="ce1">
            <text:p>0.79212663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070209429312113" table:formula="msoxl:=(0.5*0.81*1.60217657E-19+0.75*1.3806488E-23*A275*LN((2*0.3*0.052)^(1/3)/0.041))/1.60217657E-19" table:style-name="ce1">
            <text:p>0.44070209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361089739130237" table:formula="msoxl:=(0.5*1.42*1.60217657E-19+0.75*1.3806488E-23*A275*LN((2*0.65*0.12)^(1/3)/0.079))/1.60217657E-19" table:style-name="ce1">
            <text:p>0.74361089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337494834948532" table:formula="msoxl:=(0.5*0.42*1.60217657E-19+0.75*1.3806488E-23*A275*LN((2*0.41*0.025)^(1/3)/0.023))/1.60217657E-19" table:style-name="ce1">
            <text:p>0.25337494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932021151994842" table:formula="msoxl:=(0.5*0.24*1.60217657E-19+0.75*1.3806488E-23*A275*LN((2*0.4*0.016)^(1/3)/0.014))/1.60217657E-19" table:style-name="ce1">
            <text:p>0.16932021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0.79224518020981027" table:formula="msoxl:=(0.5*1.52*1.60217657E-19+0.75*1.3806488E-23*A276*LN((2*0.45*0.082)^(1/3)/0.067))/1.60217657E-19" table:style-name="ce1">
            <text:p>0.7922451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083383633848316" table:formula="msoxl:=(0.5*0.81*1.60217657E-19+0.75*1.3806488E-23*A276*LN((2*0.3*0.052)^(1/3)/0.041))/1.60217657E-19" table:style-name="ce1">
            <text:p>0.44083383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373492284293075" table:formula="msoxl:=(0.5*1.42*1.60217657E-19+0.75*1.3806488E-23*A276*LN((2*0.65*0.12)^(1/3)/0.079))/1.60217657E-19" table:style-name="ce1">
            <text:p>0.74373492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353500350944647" table:formula="msoxl:=(0.5*0.42*1.60217657E-19+0.75*1.3806488E-23*A276*LN((2*0.41*0.025)^(1/3)/0.023))/1.60217657E-19" table:style-name="ce1">
            <text:p>0.25353500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9502204920391" table:formula="msoxl:=(0.5*0.24*1.60217657E-19+0.75*1.3806488E-23*A276*LN((2*0.4*0.016)^(1/3)/0.014))/1.60217657E-19" table:style-name="ce1">
            <text:p>0.16950220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0.79236372866646398" table:formula="msoxl:=(0.5*1.52*1.60217657E-19+0.75*1.3806488E-23*A277*LN((2*0.45*0.082)^(1/3)/0.067))/1.60217657E-19" table:style-name="ce1">
            <text:p>0.79236372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096557838384526" table:formula="msoxl:=(0.5*0.81*1.60217657E-19+0.75*1.3806488E-23*A277*LN((2*0.3*0.052)^(1/3)/0.041))/1.60217657E-19" table:style-name="ce1">
            <text:p>0.44096557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385894829455912" table:formula="msoxl:=(0.5*1.42*1.60217657E-19+0.75*1.3806488E-23*A277*LN((2*0.65*0.12)^(1/3)/0.079))/1.60217657E-19" table:style-name="ce1">
            <text:p>0.74385894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369505866940767" table:formula="msoxl:=(0.5*0.42*1.60217657E-19+0.75*1.3806488E-23*A277*LN((2*0.41*0.025)^(1/3)/0.023))/1.60217657E-19" table:style-name="ce1">
            <text:p>0.25369505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968419832083365" table:formula="msoxl:=(0.5*0.24*1.60217657E-19+0.75*1.3806488E-23*A277*LN((2*0.4*0.016)^(1/3)/0.014))/1.60217657E-19" table:style-name="ce1">
            <text:p>0.16968419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0.7924822771231177" table:formula="msoxl:=(0.5*1.52*1.60217657E-19+0.75*1.3806488E-23*A278*LN((2*0.45*0.082)^(1/3)/0.067))/1.60217657E-19" table:style-name="ce1">
            <text:p>0.79248227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10973204292073" table:formula="msoxl:=(0.5*0.81*1.60217657E-19+0.75*1.3806488E-23*A278*LN((2*0.3*0.052)^(1/3)/0.041))/1.60217657E-19" table:style-name="ce1">
            <text:p>0.4410973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398297374618771" table:formula="msoxl:=(0.5*1.42*1.60217657E-19+0.75*1.3806488E-23*A278*LN((2*0.65*0.12)^(1/3)/0.079))/1.60217657E-19" table:style-name="ce1">
            <text:p>0.74398297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385511382936887" table:formula="msoxl:=(0.5*0.42*1.60217657E-19+0.75*1.3806488E-23*A278*LN((2*0.41*0.025)^(1/3)/0.023))/1.60217657E-19" table:style-name="ce1">
            <text:p>0.25385511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6986619172127623" table:formula="msoxl:=(0.5*0.24*1.60217657E-19+0.75*1.3806488E-23*A278*LN((2*0.4*0.016)^(1/3)/0.014))/1.60217657E-19" table:style-name="ce1">
            <text:p>0.16986619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0.79260082557977152" table:formula="msoxl:=(0.5*1.52*1.60217657E-19+0.75*1.3806488E-23*A279*LN((2*0.45*0.082)^(1/3)/0.067))/1.60217657E-19" table:style-name="ce1">
            <text:p>0.79260082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122906247456939" table:formula="msoxl:=(0.5*0.81*1.60217657E-19+0.75*1.3806488E-23*A279*LN((2*0.3*0.052)^(1/3)/0.041))/1.60217657E-19" table:style-name="ce1">
            <text:p>0.44122906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410699919781609" table:formula="msoxl:=(0.5*1.42*1.60217657E-19+0.75*1.3806488E-23*A279*LN((2*0.65*0.12)^(1/3)/0.079))/1.60217657E-19" table:style-name="ce1">
            <text:p>0.74410699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401516898933008" table:formula="msoxl:=(0.5*0.42*1.60217657E-19+0.75*1.3806488E-23*A279*LN((2*0.41*0.025)^(1/3)/0.023))/1.60217657E-19" table:style-name="ce1">
            <text:p>0.25401516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004818512171888" table:formula="msoxl:=(0.5*0.24*1.60217657E-19+0.75*1.3806488E-23*A279*LN((2*0.4*0.016)^(1/3)/0.014))/1.60217657E-19" table:style-name="ce1">
            <text:p>0.17004818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0.79271937403642512" table:formula="msoxl:=(0.5*1.52*1.60217657E-19+0.75*1.3806488E-23*A280*LN((2*0.45*0.082)^(1/3)/0.067))/1.60217657E-19" table:style-name="ce1">
            <text:p>0.79271937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136080451993143" table:formula="msoxl:=(0.5*0.81*1.60217657E-19+0.75*1.3806488E-23*A280*LN((2*0.3*0.052)^(1/3)/0.041))/1.60217657E-19" table:style-name="ce1">
            <text:p>0.44136080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423102464944446" table:formula="msoxl:=(0.5*1.42*1.60217657E-19+0.75*1.3806488E-23*A280*LN((2*0.65*0.12)^(1/3)/0.079))/1.60217657E-19" table:style-name="ce1">
            <text:p>0.74423102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417522414929128" table:formula="msoxl:=(0.5*0.42*1.60217657E-19+0.75*1.3806488E-23*A280*LN((2*0.41*0.025)^(1/3)/0.023))/1.60217657E-19" table:style-name="ce1">
            <text:p>0.25417522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023017852216149" table:formula="msoxl:=(0.5*0.24*1.60217657E-19+0.75*1.3806488E-23*A280*LN((2*0.4*0.016)^(1/3)/0.014))/1.60217657E-19" table:style-name="ce1">
            <text:p>0.17023017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0.79283792249307883" table:formula="msoxl:=(0.5*1.52*1.60217657E-19+0.75*1.3806488E-23*A281*LN((2*0.45*0.082)^(1/3)/0.067))/1.60217657E-19" table:style-name="ce1">
            <text:p>0.79283792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149254656529346" table:formula="msoxl:=(0.5*0.81*1.60217657E-19+0.75*1.3806488E-23*A281*LN((2*0.3*0.052)^(1/3)/0.041))/1.60217657E-19" table:style-name="ce1">
            <text:p>0.44149254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435505010107295" table:formula="msoxl:=(0.5*1.42*1.60217657E-19+0.75*1.3806488E-23*A281*LN((2*0.65*0.12)^(1/3)/0.079))/1.60217657E-19" table:style-name="ce1">
            <text:p>0.7443550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433527930925248" table:formula="msoxl:=(0.5*0.42*1.60217657E-19+0.75*1.3806488E-23*A281*LN((2*0.41*0.025)^(1/3)/0.023))/1.60217657E-19" table:style-name="ce1">
            <text:p>0.25433527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041217192260408" table:formula="msoxl:=(0.5*0.24*1.60217657E-19+0.75*1.3806488E-23*A281*LN((2*0.4*0.016)^(1/3)/0.014))/1.60217657E-19" table:style-name="ce1">
            <text:p>0.17041217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0.79295647094973265" table:formula="msoxl:=(0.5*1.52*1.60217657E-19+0.75*1.3806488E-23*A282*LN((2*0.45*0.082)^(1/3)/0.067))/1.60217657E-19" table:style-name="ce1">
            <text:p>0.79295647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162428861065556" table:formula="msoxl:=(0.5*0.81*1.60217657E-19+0.75*1.3806488E-23*A282*LN((2*0.3*0.052)^(1/3)/0.041))/1.60217657E-19" table:style-name="ce1">
            <text:p>0.44162428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447907555270132" table:formula="msoxl:=(0.5*1.42*1.60217657E-19+0.75*1.3806488E-23*A282*LN((2*0.65*0.12)^(1/3)/0.079))/1.60217657E-19" table:style-name="ce1">
            <text:p>0.74447907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449533446921369" table:formula="msoxl:=(0.5*0.42*1.60217657E-19+0.75*1.3806488E-23*A282*LN((2*0.41*0.025)^(1/3)/0.023))/1.60217657E-19" table:style-name="ce1">
            <text:p>0.25449533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059416532304672" table:formula="msoxl:=(0.5*0.24*1.60217657E-19+0.75*1.3806488E-23*A282*LN((2*0.4*0.016)^(1/3)/0.014))/1.60217657E-19" table:style-name="ce1">
            <text:p>0.17059416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0.79307501940638625" table:formula="msoxl:=(0.5*1.52*1.60217657E-19+0.75*1.3806488E-23*A283*LN((2*0.45*0.082)^(1/3)/0.067))/1.60217657E-19" table:style-name="ce1">
            <text:p>0.79307501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175603065601771" table:formula="msoxl:=(0.5*0.81*1.60217657E-19+0.75*1.3806488E-23*A283*LN((2*0.3*0.052)^(1/3)/0.041))/1.60217657E-19" table:style-name="ce1">
            <text:p>0.44175603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460310100432969" table:formula="msoxl:=(0.5*1.42*1.60217657E-19+0.75*1.3806488E-23*A283*LN((2*0.65*0.12)^(1/3)/0.079))/1.60217657E-19" table:style-name="ce1">
            <text:p>0.74460310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465538962917489" table:formula="msoxl:=(0.5*0.42*1.60217657E-19+0.75*1.3806488E-23*A283*LN((2*0.41*0.025)^(1/3)/0.023))/1.60217657E-19" table:style-name="ce1">
            <text:p>0.2546553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077615872348931" table:formula="msoxl:=(0.5*0.24*1.60217657E-19+0.75*1.3806488E-23*A283*LN((2*0.4*0.016)^(1/3)/0.014))/1.60217657E-19" table:style-name="ce1">
            <text:p>0.17077615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0.79319356786303996" table:formula="msoxl:=(0.5*1.52*1.60217657E-19+0.75*1.3806488E-23*A284*LN((2*0.45*0.082)^(1/3)/0.067))/1.60217657E-19" table:style-name="ce1">
            <text:p>0.79319356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188777270137974" table:formula="msoxl:=(0.5*0.81*1.60217657E-19+0.75*1.3806488E-23*A284*LN((2*0.3*0.052)^(1/3)/0.041))/1.60217657E-19" table:style-name="ce1">
            <text:p>0.44188777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472712645595807" table:formula="msoxl:=(0.5*1.42*1.60217657E-19+0.75*1.3806488E-23*A284*LN((2*0.65*0.12)^(1/3)/0.079))/1.60217657E-19" table:style-name="ce1">
            <text:p>0.74472712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481544478913609" table:formula="msoxl:=(0.5*0.42*1.60217657E-19+0.75*1.3806488E-23*A284*LN((2*0.41*0.025)^(1/3)/0.023))/1.60217657E-19" table:style-name="ce1">
            <text:p>0.25481544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095815212393195" table:formula="msoxl:=(0.5*0.24*1.60217657E-19+0.75*1.3806488E-23*A284*LN((2*0.4*0.016)^(1/3)/0.014))/1.60217657E-19" table:style-name="ce1">
            <text:p>0.17095815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0.79331211631969378" table:formula="msoxl:=(0.5*1.52*1.60217657E-19+0.75*1.3806488E-23*A285*LN((2*0.45*0.082)^(1/3)/0.067))/1.60217657E-19" table:style-name="ce1">
            <text:p>0.79331211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201951474674178" table:formula="msoxl:=(0.5*0.81*1.60217657E-19+0.75*1.3806488E-23*A285*LN((2*0.3*0.052)^(1/3)/0.041))/1.60217657E-19" table:style-name="ce1">
            <text:p>0.44201951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485115190758666" table:formula="msoxl:=(0.5*1.42*1.60217657E-19+0.75*1.3806488E-23*A285*LN((2*0.65*0.12)^(1/3)/0.079))/1.60217657E-19" table:style-name="ce1">
            <text:p>0.74485115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49754999490973" table:formula="msoxl:=(0.5*0.42*1.60217657E-19+0.75*1.3806488E-23*A285*LN((2*0.41*0.025)^(1/3)/0.023))/1.60217657E-19" table:style-name="ce1">
            <text:p>0.254975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114014552437457" table:formula="msoxl:=(0.5*0.24*1.60217657E-19+0.75*1.3806488E-23*A285*LN((2*0.4*0.016)^(1/3)/0.014))/1.60217657E-19" table:style-name="ce1">
            <text:p>0.17114014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0.79343066477634738" table:formula="msoxl:=(0.5*1.52*1.60217657E-19+0.75*1.3806488E-23*A286*LN((2*0.45*0.082)^(1/3)/0.067))/1.60217657E-19" table:style-name="ce1">
            <text:p>0.79343066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215125679210387" table:formula="msoxl:=(0.5*0.81*1.60217657E-19+0.75*1.3806488E-23*A286*LN((2*0.3*0.052)^(1/3)/0.041))/1.60217657E-19" table:style-name="ce1">
            <text:p>0.44215125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497517735921504" table:formula="msoxl:=(0.5*1.42*1.60217657E-19+0.75*1.3806488E-23*A286*LN((2*0.65*0.12)^(1/3)/0.079))/1.60217657E-19" table:style-name="ce1">
            <text:p>0.74497517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51355551090585" table:formula="msoxl:=(0.5*0.42*1.60217657E-19+0.75*1.3806488E-23*A286*LN((2*0.41*0.025)^(1/3)/0.023))/1.60217657E-19" table:style-name="ce1">
            <text:p>0.25513555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132213892481715" table:formula="msoxl:=(0.5*0.24*1.60217657E-19+0.75*1.3806488E-23*A286*LN((2*0.4*0.016)^(1/3)/0.014))/1.60217657E-19" table:style-name="ce1">
            <text:p>0.17132213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0.79354921323300109" table:formula="msoxl:=(0.5*1.52*1.60217657E-19+0.75*1.3806488E-23*A287*LN((2*0.45*0.082)^(1/3)/0.067))/1.60217657E-19" table:style-name="ce1">
            <text:p>0.79354921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228299883746591" table:formula="msoxl:=(0.5*0.81*1.60217657E-19+0.75*1.3806488E-23*A287*LN((2*0.3*0.052)^(1/3)/0.041))/1.60217657E-19" table:style-name="ce1">
            <text:p>0.44228299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509920281084341" table:formula="msoxl:=(0.5*1.42*1.60217657E-19+0.75*1.3806488E-23*A287*LN((2*0.65*0.12)^(1/3)/0.079))/1.60217657E-19" table:style-name="ce1">
            <text:p>0.74509920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52956102690197" table:formula="msoxl:=(0.5*0.42*1.60217657E-19+0.75*1.3806488E-23*A287*LN((2*0.41*0.025)^(1/3)/0.023))/1.60217657E-19" table:style-name="ce1">
            <text:p>0.2552956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150413232525979" table:formula="msoxl:=(0.5*0.24*1.60217657E-19+0.75*1.3806488E-23*A287*LN((2*0.4*0.016)^(1/3)/0.014))/1.60217657E-19" table:style-name="ce1">
            <text:p>0.17150413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0.79366776168965492" table:formula="msoxl:=(0.5*1.52*1.60217657E-19+0.75*1.3806488E-23*A288*LN((2*0.45*0.082)^(1/3)/0.067))/1.60217657E-19" table:style-name="ce1">
            <text:p>0.79366776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241474088282801" table:formula="msoxl:=(0.5*0.81*1.60217657E-19+0.75*1.3806488E-23*A288*LN((2*0.3*0.052)^(1/3)/0.041))/1.60217657E-19" table:style-name="ce1">
            <text:p>0.44241474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522322826247189" table:formula="msoxl:=(0.5*1.42*1.60217657E-19+0.75*1.3806488E-23*A288*LN((2*0.65*0.12)^(1/3)/0.079))/1.60217657E-19" table:style-name="ce1">
            <text:p>0.74522322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54556654289809" table:formula="msoxl:=(0.5*0.42*1.60217657E-19+0.75*1.3806488E-23*A288*LN((2*0.41*0.025)^(1/3)/0.023))/1.60217657E-19" table:style-name="ce1">
            <text:p>0.25545566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168612572570238" table:formula="msoxl:=(0.5*0.24*1.60217657E-19+0.75*1.3806488E-23*A288*LN((2*0.4*0.016)^(1/3)/0.014))/1.60217657E-19" table:style-name="ce1">
            <text:p>0.17168612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0.79378631014630852" table:formula="msoxl:=(0.5*1.52*1.60217657E-19+0.75*1.3806488E-23*A289*LN((2*0.45*0.082)^(1/3)/0.067))/1.60217657E-19" table:style-name="ce1">
            <text:p>0.7937863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254648292819004" table:formula="msoxl:=(0.5*0.81*1.60217657E-19+0.75*1.3806488E-23*A289*LN((2*0.3*0.052)^(1/3)/0.041))/1.60217657E-19" table:style-name="ce1">
            <text:p>0.44254648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534725371410027" table:formula="msoxl:=(0.5*1.42*1.60217657E-19+0.75*1.3806488E-23*A289*LN((2*0.65*0.12)^(1/3)/0.079))/1.60217657E-19" table:style-name="ce1">
            <text:p>0.74534725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561572058894211" table:formula="msoxl:=(0.5*0.42*1.60217657E-19+0.75*1.3806488E-23*A289*LN((2*0.41*0.025)^(1/3)/0.023))/1.60217657E-19" table:style-name="ce1">
            <text:p>0.25561572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186811912614502" table:formula="msoxl:=(0.5*0.24*1.60217657E-19+0.75*1.3806488E-23*A289*LN((2*0.4*0.016)^(1/3)/0.014))/1.60217657E-19" table:style-name="ce1">
            <text:p>0.17186811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0.79390485860296234" table:formula="msoxl:=(0.5*1.52*1.60217657E-19+0.75*1.3806488E-23*A290*LN((2*0.45*0.082)^(1/3)/0.067))/1.60217657E-19" table:style-name="ce1">
            <text:p>0.79390485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267822497355219" table:formula="msoxl:=(0.5*0.81*1.60217657E-19+0.75*1.3806488E-23*A290*LN((2*0.3*0.052)^(1/3)/0.041))/1.60217657E-19" table:style-name="ce1">
            <text:p>0.44267822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547127916572864" table:formula="msoxl:=(0.5*1.42*1.60217657E-19+0.75*1.3806488E-23*A290*LN((2*0.65*0.12)^(1/3)/0.079))/1.60217657E-19" table:style-name="ce1">
            <text:p>0.74547127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577577574890326" table:formula="msoxl:=(0.5*0.42*1.60217657E-19+0.75*1.3806488E-23*A290*LN((2*0.41*0.025)^(1/3)/0.023))/1.60217657E-19" table:style-name="ce1">
            <text:p>0.25577577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205011252658764" table:formula="msoxl:=(0.5*0.24*1.60217657E-19+0.75*1.3806488E-23*A290*LN((2*0.4*0.016)^(1/3)/0.014))/1.60217657E-19" table:style-name="ce1">
            <text:p>0.17205011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0.79402340705961605" table:formula="msoxl:=(0.5*1.52*1.60217657E-19+0.75*1.3806488E-23*A291*LN((2*0.45*0.082)^(1/3)/0.067))/1.60217657E-19" table:style-name="ce1">
            <text:p>0.79402340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280996701891423" table:formula="msoxl:=(0.5*0.81*1.60217657E-19+0.75*1.3806488E-23*A291*LN((2*0.3*0.052)^(1/3)/0.041))/1.60217657E-19" table:style-name="ce1">
            <text:p>0.44280996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559530461735701" table:formula="msoxl:=(0.5*1.42*1.60217657E-19+0.75*1.3806488E-23*A291*LN((2*0.65*0.12)^(1/3)/0.079))/1.60217657E-19" table:style-name="ce1">
            <text:p>0.74559530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593583090886446" table:formula="msoxl:=(0.5*0.42*1.60217657E-19+0.75*1.3806488E-23*A291*LN((2*0.41*0.025)^(1/3)/0.023))/1.60217657E-19" table:style-name="ce1">
            <text:p>0.25593583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223210592703023" table:formula="msoxl:=(0.5*0.24*1.60217657E-19+0.75*1.3806488E-23*A291*LN((2*0.4*0.016)^(1/3)/0.014))/1.60217657E-19" table:style-name="ce1">
            <text:p>0.17223210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0.79414195551626965" table:formula="msoxl:=(0.5*1.52*1.60217657E-19+0.75*1.3806488E-23*A292*LN((2*0.45*0.082)^(1/3)/0.067))/1.60217657E-19" table:style-name="ce1">
            <text:p>0.79414195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294170906427632" table:formula="msoxl:=(0.5*0.81*1.60217657E-19+0.75*1.3806488E-23*A292*LN((2*0.3*0.052)^(1/3)/0.041))/1.60217657E-19" table:style-name="ce1">
            <text:p>0.44294170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571933006898561" table:formula="msoxl:=(0.5*1.42*1.60217657E-19+0.75*1.3806488E-23*A292*LN((2*0.65*0.12)^(1/3)/0.079))/1.60217657E-19" table:style-name="ce1">
            <text:p>0.7457193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609588606882572" table:formula="msoxl:=(0.5*0.42*1.60217657E-19+0.75*1.3806488E-23*A292*LN((2*0.41*0.025)^(1/3)/0.023))/1.60217657E-19" table:style-name="ce1">
            <text:p>0.25609588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241409932747287" table:formula="msoxl:=(0.5*0.24*1.60217657E-19+0.75*1.3806488E-23*A292*LN((2*0.4*0.016)^(1/3)/0.014))/1.60217657E-19" table:style-name="ce1">
            <text:p>0.17241409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0.79426050397292347" table:formula="msoxl:=(0.5*1.52*1.60217657E-19+0.75*1.3806488E-23*A293*LN((2*0.45*0.082)^(1/3)/0.067))/1.60217657E-19" table:style-name="ce1">
            <text:p>0.79426050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307345110963836" table:formula="msoxl:=(0.5*0.81*1.60217657E-19+0.75*1.3806488E-23*A293*LN((2*0.3*0.052)^(1/3)/0.041))/1.60217657E-19" table:style-name="ce1">
            <text:p>0.44307345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584335552061398" table:formula="msoxl:=(0.5*1.42*1.60217657E-19+0.75*1.3806488E-23*A293*LN((2*0.65*0.12)^(1/3)/0.079))/1.60217657E-19" table:style-name="ce1">
            <text:p>0.74584335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625594122878687" table:formula="msoxl:=(0.5*0.42*1.60217657E-19+0.75*1.3806488E-23*A293*LN((2*0.41*0.025)^(1/3)/0.023))/1.60217657E-19" table:style-name="ce1">
            <text:p>0.25625594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259609272791546" table:formula="msoxl:=(0.5*0.24*1.60217657E-19+0.75*1.3806488E-23*A293*LN((2*0.4*0.016)^(1/3)/0.014))/1.60217657E-19" table:style-name="ce1">
            <text:p>0.17259609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0.79437905242957718" table:formula="msoxl:=(0.5*1.52*1.60217657E-19+0.75*1.3806488E-23*A294*LN((2*0.45*0.082)^(1/3)/0.067))/1.60217657E-19" table:style-name="ce1">
            <text:p>0.79437905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32051931550004" table:formula="msoxl:=(0.5*0.81*1.60217657E-19+0.75*1.3806488E-23*A294*LN((2*0.3*0.052)^(1/3)/0.041))/1.60217657E-19" table:style-name="ce1">
            <text:p>0.44320519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596738097224236" table:formula="msoxl:=(0.5*1.42*1.60217657E-19+0.75*1.3806488E-23*A294*LN((2*0.65*0.12)^(1/3)/0.079))/1.60217657E-19" table:style-name="ce1">
            <text:p>0.74596738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641599638874807" table:formula="msoxl:=(0.5*0.42*1.60217657E-19+0.75*1.3806488E-23*A294*LN((2*0.41*0.025)^(1/3)/0.023))/1.60217657E-19" table:style-name="ce1">
            <text:p>0.25641599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27780861283581" table:formula="msoxl:=(0.5*0.24*1.60217657E-19+0.75*1.3806488E-23*A294*LN((2*0.4*0.016)^(1/3)/0.014))/1.60217657E-19" table:style-name="ce1">
            <text:p>0.17277808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0.79449760088623078" table:formula="msoxl:=(0.5*1.52*1.60217657E-19+0.75*1.3806488E-23*A295*LN((2*0.45*0.082)^(1/3)/0.067))/1.60217657E-19" table:style-name="ce1">
            <text:p>0.79449760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333693520036249" table:formula="msoxl:=(0.5*0.81*1.60217657E-19+0.75*1.3806488E-23*A295*LN((2*0.3*0.052)^(1/3)/0.041))/1.60217657E-19" table:style-name="ce1">
            <text:p>0.44333693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609140642387084" table:formula="msoxl:=(0.5*1.42*1.60217657E-19+0.75*1.3806488E-23*A295*LN((2*0.65*0.12)^(1/3)/0.079))/1.60217657E-19" table:style-name="ce1">
            <text:p>0.74609140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657605154870927" table:formula="msoxl:=(0.5*0.42*1.60217657E-19+0.75*1.3806488E-23*A295*LN((2*0.41*0.025)^(1/3)/0.023))/1.60217657E-19" table:style-name="ce1">
            <text:p>0.25657605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296007952880069" table:formula="msoxl:=(0.5*0.24*1.60217657E-19+0.75*1.3806488E-23*A295*LN((2*0.4*0.016)^(1/3)/0.014))/1.60217657E-19" table:style-name="ce1">
            <text:p>0.1729600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0.7946161493428846" table:formula="msoxl:=(0.5*1.52*1.60217657E-19+0.75*1.3806488E-23*A296*LN((2*0.45*0.082)^(1/3)/0.067))/1.60217657E-19" table:style-name="ce1">
            <text:p>0.79461614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346867724572453" table:formula="msoxl:=(0.5*0.81*1.60217657E-19+0.75*1.3806488E-23*A296*LN((2*0.3*0.052)^(1/3)/0.041))/1.60217657E-19" table:style-name="ce1">
            <text:p>0.44346867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621543187549921" table:formula="msoxl:=(0.5*1.42*1.60217657E-19+0.75*1.3806488E-23*A296*LN((2*0.65*0.12)^(1/3)/0.079))/1.60217657E-19" table:style-name="ce1">
            <text:p>0.74621543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673610670867048" table:formula="msoxl:=(0.5*0.42*1.60217657E-19+0.75*1.3806488E-23*A296*LN((2*0.41*0.025)^(1/3)/0.023))/1.60217657E-19" table:style-name="ce1">
            <text:p>0.25673610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31420729292433" table:formula="msoxl:=(0.5*0.24*1.60217657E-19+0.75*1.3806488E-23*A296*LN((2*0.4*0.016)^(1/3)/0.014))/1.60217657E-19" table:style-name="ce1">
            <text:p>0.17314207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0.79473469779953831" table:formula="msoxl:=(0.5*1.52*1.60217657E-19+0.75*1.3806488E-23*A297*LN((2*0.45*0.082)^(1/3)/0.067))/1.60217657E-19" table:style-name="ce1">
            <text:p>0.79473469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360041929108662" table:formula="msoxl:=(0.5*0.81*1.60217657E-19+0.75*1.3806488E-23*A297*LN((2*0.3*0.052)^(1/3)/0.041))/1.60217657E-19" table:style-name="ce1">
            <text:p>0.44360041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633945732712759" table:formula="msoxl:=(0.5*1.42*1.60217657E-19+0.75*1.3806488E-23*A297*LN((2*0.65*0.12)^(1/3)/0.079))/1.60217657E-19" table:style-name="ce1">
            <text:p>0.74633945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689616186863168" table:formula="msoxl:=(0.5*0.42*1.60217657E-19+0.75*1.3806488E-23*A297*LN((2*0.41*0.025)^(1/3)/0.023))/1.60217657E-19" table:style-name="ce1">
            <text:p>0.25689616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332406632968589" table:formula="msoxl:=(0.5*0.24*1.60217657E-19+0.75*1.3806488E-23*A297*LN((2*0.4*0.016)^(1/3)/0.014))/1.60217657E-19" table:style-name="ce1">
            <text:p>0.17332406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0.79485324625619191" table:formula="msoxl:=(0.5*1.52*1.60217657E-19+0.75*1.3806488E-23*A298*LN((2*0.45*0.082)^(1/3)/0.067))/1.60217657E-19" table:style-name="ce1">
            <text:p>0.79485324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373216133644872" table:formula="msoxl:=(0.5*0.81*1.60217657E-19+0.75*1.3806488E-23*A298*LN((2*0.3*0.052)^(1/3)/0.041))/1.60217657E-19" table:style-name="ce1">
            <text:p>0.44373216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646348277875596" table:formula="msoxl:=(0.5*1.42*1.60217657E-19+0.75*1.3806488E-23*A298*LN((2*0.65*0.12)^(1/3)/0.079))/1.60217657E-19" table:style-name="ce1">
            <text:p>0.74646348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705621702859288" table:formula="msoxl:=(0.5*0.42*1.60217657E-19+0.75*1.3806488E-23*A298*LN((2*0.41*0.025)^(1/3)/0.023))/1.60217657E-19" table:style-name="ce1">
            <text:p>0.25705621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350605973012853" table:formula="msoxl:=(0.5*0.24*1.60217657E-19+0.75*1.3806488E-23*A298*LN((2*0.4*0.016)^(1/3)/0.014))/1.60217657E-19" table:style-name="ce1">
            <text:p>0.1735060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0.79497179471284574" table:formula="msoxl:=(0.5*1.52*1.60217657E-19+0.75*1.3806488E-23*A299*LN((2*0.45*0.082)^(1/3)/0.067))/1.60217657E-19" table:style-name="ce1">
            <text:p>0.79497179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386390338181081" table:formula="msoxl:=(0.5*0.81*1.60217657E-19+0.75*1.3806488E-23*A299*LN((2*0.3*0.052)^(1/3)/0.041))/1.60217657E-19" table:style-name="ce1">
            <text:p>0.44386390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658750823038456" table:formula="msoxl:=(0.5*1.42*1.60217657E-19+0.75*1.3806488E-23*A299*LN((2*0.65*0.12)^(1/3)/0.079))/1.60217657E-19" table:style-name="ce1">
            <text:p>0.74658750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721627218855408" table:formula="msoxl:=(0.5*0.42*1.60217657E-19+0.75*1.3806488E-23*A299*LN((2*0.41*0.025)^(1/3)/0.023))/1.60217657E-19" table:style-name="ce1">
            <text:p>0.25721627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368805313057117" table:formula="msoxl:=(0.5*0.24*1.60217657E-19+0.75*1.3806488E-23*A299*LN((2*0.4*0.016)^(1/3)/0.014))/1.60217657E-19" table:style-name="ce1">
            <text:p>0.17368805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0.79509034316949945" table:formula="msoxl:=(0.5*1.52*1.60217657E-19+0.75*1.3806488E-23*A300*LN((2*0.45*0.082)^(1/3)/0.067))/1.60217657E-19" table:style-name="ce1">
            <text:p>0.79509034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399564542717285" table:formula="msoxl:=(0.5*0.81*1.60217657E-19+0.75*1.3806488E-23*A300*LN((2*0.3*0.052)^(1/3)/0.041))/1.60217657E-19" table:style-name="ce1">
            <text:p>0.44399564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671153368201293" table:formula="msoxl:=(0.5*1.42*1.60217657E-19+0.75*1.3806488E-23*A300*LN((2*0.65*0.12)^(1/3)/0.079))/1.60217657E-19" table:style-name="ce1">
            <text:p>0.74671153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737632734851529" table:formula="msoxl:=(0.5*0.42*1.60217657E-19+0.75*1.3806488E-23*A300*LN((2*0.41*0.025)^(1/3)/0.023))/1.60217657E-19" table:style-name="ce1">
            <text:p>0.25737632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387004653101376" table:formula="msoxl:=(0.5*0.24*1.60217657E-19+0.75*1.3806488E-23*A300*LN((2*0.4*0.016)^(1/3)/0.014))/1.60217657E-19" table:style-name="ce1">
            <text:p>0.17387004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0.79520889162615305" table:formula="msoxl:=(0.5*1.52*1.60217657E-19+0.75*1.3806488E-23*A301*LN((2*0.45*0.082)^(1/3)/0.067))/1.60217657E-19" table:style-name="ce1">
            <text:p>0.79520889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412738747253494" table:formula="msoxl:=(0.5*0.81*1.60217657E-19+0.75*1.3806488E-23*A301*LN((2*0.3*0.052)^(1/3)/0.041))/1.60217657E-19" table:style-name="ce1">
            <text:p>0.44412738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68355591336413" table:formula="msoxl:=(0.5*1.42*1.60217657E-19+0.75*1.3806488E-23*A301*LN((2*0.65*0.12)^(1/3)/0.079))/1.60217657E-19" table:style-name="ce1">
            <text:p>0.74683555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753638250847649" table:formula="msoxl:=(0.5*0.42*1.60217657E-19+0.75*1.3806488E-23*A301*LN((2*0.41*0.025)^(1/3)/0.023))/1.60217657E-19" table:style-name="ce1">
            <text:p>0.25753638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405203993145638" table:formula="msoxl:=(0.5*0.24*1.60217657E-19+0.75*1.3806488E-23*A301*LN((2*0.4*0.016)^(1/3)/0.014))/1.60217657E-19" table:style-name="ce1">
            <text:p>0.1740520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0.79532744008280687" table:formula="msoxl:=(0.5*1.52*1.60217657E-19+0.75*1.3806488E-23*A302*LN((2*0.45*0.082)^(1/3)/0.067))/1.60217657E-19" table:style-name="ce1">
            <text:p>0.7953274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425912951789698" table:formula="msoxl:=(0.5*0.81*1.60217657E-19+0.75*1.3806488E-23*A302*LN((2*0.3*0.052)^(1/3)/0.041))/1.60217657E-19" table:style-name="ce1">
            <text:p>0.4442591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695958458526979" table:formula="msoxl:=(0.5*1.42*1.60217657E-19+0.75*1.3806488E-23*A302*LN((2*0.65*0.12)^(1/3)/0.079))/1.60217657E-19" table:style-name="ce1">
            <text:p>0.74695958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769643766843769" table:formula="msoxl:=(0.5*0.42*1.60217657E-19+0.75*1.3806488E-23*A302*LN((2*0.41*0.025)^(1/3)/0.023))/1.60217657E-19" table:style-name="ce1">
            <text:p>0.25769643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423403333189896" table:formula="msoxl:=(0.5*0.24*1.60217657E-19+0.75*1.3806488E-23*A302*LN((2*0.4*0.016)^(1/3)/0.014))/1.60217657E-19" table:style-name="ce1">
            <text:p>0.17423403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0.79544598853946058" table:formula="msoxl:=(0.5*1.52*1.60217657E-19+0.75*1.3806488E-23*A303*LN((2*0.45*0.082)^(1/3)/0.067))/1.60217657E-19" table:style-name="ce1">
            <text:p>0.79544598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439087156325907" table:formula="msoxl:=(0.5*0.81*1.60217657E-19+0.75*1.3806488E-23*A303*LN((2*0.3*0.052)^(1/3)/0.041))/1.60217657E-19" table:style-name="ce1">
            <text:p>0.44439087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708361003689816" table:formula="msoxl:=(0.5*1.42*1.60217657E-19+0.75*1.3806488E-23*A303*LN((2*0.65*0.12)^(1/3)/0.079))/1.60217657E-19" table:style-name="ce1">
            <text:p>0.7470836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78564928283989" table:formula="msoxl:=(0.5*0.42*1.60217657E-19+0.75*1.3806488E-23*A303*LN((2*0.41*0.025)^(1/3)/0.023))/1.60217657E-19" table:style-name="ce1">
            <text:p>0.25785649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441602673234161" table:formula="msoxl:=(0.5*0.24*1.60217657E-19+0.75*1.3806488E-23*A303*LN((2*0.4*0.016)^(1/3)/0.014))/1.60217657E-19" table:style-name="ce1">
            <text:p>0.17441602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0.79556453699611429" table:formula="msoxl:=(0.5*1.52*1.60217657E-19+0.75*1.3806488E-23*A304*LN((2*0.45*0.082)^(1/3)/0.067))/1.60217657E-19" table:style-name="ce1">
            <text:p>0.79556453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452261360862111" table:formula="msoxl:=(0.5*0.81*1.60217657E-19+0.75*1.3806488E-23*A304*LN((2*0.3*0.052)^(1/3)/0.041))/1.60217657E-19" table:style-name="ce1">
            <text:p>0.44452261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720763548852653" table:formula="msoxl:=(0.5*1.42*1.60217657E-19+0.75*1.3806488E-23*A304*LN((2*0.65*0.12)^(1/3)/0.079))/1.60217657E-19" table:style-name="ce1">
            <text:p>0.74720763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80165479883601" table:formula="msoxl:=(0.5*0.42*1.60217657E-19+0.75*1.3806488E-23*A304*LN((2*0.41*0.025)^(1/3)/0.023))/1.60217657E-19" table:style-name="ce1">
            <text:p>0.25801654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459802013278425" table:formula="msoxl:=(0.5*0.24*1.60217657E-19+0.75*1.3806488E-23*A304*LN((2*0.4*0.016)^(1/3)/0.014))/1.60217657E-19" table:style-name="ce1">
            <text:p>0.1745980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0.795683085452768" table:formula="msoxl:=(0.5*1.52*1.60217657E-19+0.75*1.3806488E-23*A305*LN((2*0.45*0.082)^(1/3)/0.067))/1.60217657E-19" table:style-name="ce1">
            <text:p>0.79568308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465435565398315" table:formula="msoxl:=(0.5*0.81*1.60217657E-19+0.75*1.3806488E-23*A305*LN((2*0.3*0.052)^(1/3)/0.041))/1.60217657E-19" table:style-name="ce1">
            <text:p>0.44465435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733166094015491" table:formula="msoxl:=(0.5*1.42*1.60217657E-19+0.75*1.3806488E-23*A305*LN((2*0.65*0.12)^(1/3)/0.079))/1.60217657E-19" table:style-name="ce1">
            <text:p>0.74733166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817660314832125" table:formula="msoxl:=(0.5*0.42*1.60217657E-19+0.75*1.3806488E-23*A305*LN((2*0.41*0.025)^(1/3)/0.023))/1.60217657E-19" table:style-name="ce1">
            <text:p>0.25817660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478001353322684" table:formula="msoxl:=(0.5*0.24*1.60217657E-19+0.75*1.3806488E-23*A305*LN((2*0.4*0.016)^(1/3)/0.014))/1.60217657E-19" table:style-name="ce1">
            <text:p>0.17478001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0.79580163390942171" table:formula="msoxl:=(0.5*1.52*1.60217657E-19+0.75*1.3806488E-23*A306*LN((2*0.45*0.082)^(1/3)/0.067))/1.60217657E-19" table:style-name="ce1">
            <text:p>0.79580163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47860976993453" table:formula="msoxl:=(0.5*0.81*1.60217657E-19+0.75*1.3806488E-23*A306*LN((2*0.3*0.052)^(1/3)/0.041))/1.60217657E-19" table:style-name="ce1">
            <text:p>0.44478609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74556863917835" table:formula="msoxl:=(0.5*1.42*1.60217657E-19+0.75*1.3806488E-23*A306*LN((2*0.65*0.12)^(1/3)/0.079))/1.60217657E-19" table:style-name="ce1">
            <text:p>0.74745568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833665830828251" table:formula="msoxl:=(0.5*0.42*1.60217657E-19+0.75*1.3806488E-23*A306*LN((2*0.41*0.025)^(1/3)/0.023))/1.60217657E-19" table:style-name="ce1">
            <text:p>0.25833665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496200693366945" table:formula="msoxl:=(0.5*0.24*1.60217657E-19+0.75*1.3806488E-23*A306*LN((2*0.4*0.016)^(1/3)/0.014))/1.60217657E-19" table:style-name="ce1">
            <text:p>0.17496200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0.79592018236607542" table:formula="msoxl:=(0.5*1.52*1.60217657E-19+0.75*1.3806488E-23*A307*LN((2*0.45*0.082)^(1/3)/0.067))/1.60217657E-19" table:style-name="ce1">
            <text:p>0.79592018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491783974470739" table:formula="msoxl:=(0.5*0.81*1.60217657E-19+0.75*1.3806488E-23*A307*LN((2*0.3*0.052)^(1/3)/0.041))/1.60217657E-19" table:style-name="ce1">
            <text:p>0.4449178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757971184341188" table:formula="msoxl:=(0.5*1.42*1.60217657E-19+0.75*1.3806488E-23*A307*LN((2*0.65*0.12)^(1/3)/0.079))/1.60217657E-19" table:style-name="ce1">
            <text:p>0.74757971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849671346824371" table:formula="msoxl:=(0.5*0.42*1.60217657E-19+0.75*1.3806488E-23*A307*LN((2*0.41*0.025)^(1/3)/0.023))/1.60217657E-19" table:style-name="ce1">
            <text:p>0.25849671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514400033411204" table:formula="msoxl:=(0.5*0.24*1.60217657E-19+0.75*1.3806488E-23*A307*LN((2*0.4*0.016)^(1/3)/0.014))/1.60217657E-19" table:style-name="ce1">
            <text:p>0.17514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0.79603873082272925" table:formula="msoxl:=(0.5*1.52*1.60217657E-19+0.75*1.3806488E-23*A308*LN((2*0.45*0.082)^(1/3)/0.067))/1.60217657E-19" table:style-name="ce1">
            <text:p>0.79603873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504958179006943" table:formula="msoxl:=(0.5*0.81*1.60217657E-19+0.75*1.3806488E-23*A308*LN((2*0.3*0.052)^(1/3)/0.041))/1.60217657E-19" table:style-name="ce1">
            <text:p>0.44504958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770373729504025" table:formula="msoxl:=(0.5*1.42*1.60217657E-19+0.75*1.3806488E-23*A308*LN((2*0.65*0.12)^(1/3)/0.079))/1.60217657E-19" table:style-name="ce1">
            <text:p>0.74770373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865676862820486" table:formula="msoxl:=(0.5*0.42*1.60217657E-19+0.75*1.3806488E-23*A308*LN((2*0.41*0.025)^(1/3)/0.023))/1.60217657E-19" table:style-name="ce1">
            <text:p>0.25865676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532599373455468" table:formula="msoxl:=(0.5*0.24*1.60217657E-19+0.75*1.3806488E-23*A308*LN((2*0.4*0.016)^(1/3)/0.014))/1.60217657E-19" table:style-name="ce1">
            <text:p>0.17532599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0.79615727927938285" table:formula="msoxl:=(0.5*1.52*1.60217657E-19+0.75*1.3806488E-23*A309*LN((2*0.45*0.082)^(1/3)/0.067))/1.60217657E-19" table:style-name="ce1">
            <text:p>0.79615727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518132383543146" table:formula="msoxl:=(0.5*0.81*1.60217657E-19+0.75*1.3806488E-23*A309*LN((2*0.3*0.052)^(1/3)/0.041))/1.60217657E-19" table:style-name="ce1">
            <text:p>0.44518132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782776274666873" table:formula="msoxl:=(0.5*1.42*1.60217657E-19+0.75*1.3806488E-23*A309*LN((2*0.65*0.12)^(1/3)/0.079))/1.60217657E-19" table:style-name="ce1">
            <text:p>0.74782776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881682378816606" table:formula="msoxl:=(0.5*0.42*1.60217657E-19+0.75*1.3806488E-23*A309*LN((2*0.41*0.025)^(1/3)/0.023))/1.60217657E-19" table:style-name="ce1">
            <text:p>0.25881682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550798713499732" table:formula="msoxl:=(0.5*0.24*1.60217657E-19+0.75*1.3806488E-23*A309*LN((2*0.4*0.016)^(1/3)/0.014))/1.60217657E-19" table:style-name="ce1">
            <text:p>0.17550798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0.79627582773603656" table:formula="msoxl:=(0.5*1.52*1.60217657E-19+0.75*1.3806488E-23*A310*LN((2*0.45*0.082)^(1/3)/0.067))/1.60217657E-19" table:style-name="ce1">
            <text:p>0.79627582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531306588079356" table:formula="msoxl:=(0.5*0.81*1.60217657E-19+0.75*1.3806488E-23*A310*LN((2*0.3*0.052)^(1/3)/0.041))/1.60217657E-19" table:style-name="ce1">
            <text:p>0.44531306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795178819829711" table:formula="msoxl:=(0.5*1.42*1.60217657E-19+0.75*1.3806488E-23*A310*LN((2*0.65*0.12)^(1/3)/0.079))/1.60217657E-19" table:style-name="ce1">
            <text:p>0.74795178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897687894812732" table:formula="msoxl:=(0.5*0.42*1.60217657E-19+0.75*1.3806488E-23*A310*LN((2*0.41*0.025)^(1/3)/0.023))/1.60217657E-19" table:style-name="ce1">
            <text:p>0.25897687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568998053543991" table:formula="msoxl:=(0.5*0.24*1.60217657E-19+0.75*1.3806488E-23*A310*LN((2*0.4*0.016)^(1/3)/0.014))/1.60217657E-19" table:style-name="ce1">
            <text:p>0.17568998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0.79639437619269038" table:formula="msoxl:=(0.5*1.52*1.60217657E-19+0.75*1.3806488E-23*A311*LN((2*0.45*0.082)^(1/3)/0.067))/1.60217657E-19" table:style-name="ce1">
            <text:p>0.79639437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544480792615559" table:formula="msoxl:=(0.5*0.81*1.60217657E-19+0.75*1.3806488E-23*A311*LN((2*0.3*0.052)^(1/3)/0.041))/1.60217657E-19" table:style-name="ce1">
            <text:p>0.44544480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807581364992548" table:formula="msoxl:=(0.5*1.42*1.60217657E-19+0.75*1.3806488E-23*A311*LN((2*0.65*0.12)^(1/3)/0.079))/1.60217657E-19" table:style-name="ce1">
            <text:p>0.74807581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913693410808852" table:formula="msoxl:=(0.5*0.42*1.60217657E-19+0.75*1.3806488E-23*A311*LN((2*0.41*0.025)^(1/3)/0.023))/1.60217657E-19" table:style-name="ce1">
            <text:p>0.25913693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587197393588253" table:formula="msoxl:=(0.5*0.24*1.60217657E-19+0.75*1.3806488E-23*A311*LN((2*0.4*0.016)^(1/3)/0.014))/1.60217657E-19" table:style-name="ce1">
            <text:p>0.17587197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0.79651292464934398" table:formula="msoxl:=(0.5*1.52*1.60217657E-19+0.75*1.3806488E-23*A312*LN((2*0.45*0.082)^(1/3)/0.067))/1.60217657E-19" table:style-name="ce1">
            <text:p>0.79651292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557654997151769" table:formula="msoxl:=(0.5*0.81*1.60217657E-19+0.75*1.3806488E-23*A312*LN((2*0.3*0.052)^(1/3)/0.041))/1.60217657E-19" table:style-name="ce1">
            <text:p>0.4455765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819983910155385" table:formula="msoxl:=(0.5*1.42*1.60217657E-19+0.75*1.3806488E-23*A312*LN((2*0.65*0.12)^(1/3)/0.079))/1.60217657E-19" table:style-name="ce1">
            <text:p>0.74819983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929698926804967" table:formula="msoxl:=(0.5*0.42*1.60217657E-19+0.75*1.3806488E-23*A312*LN((2*0.41*0.025)^(1/3)/0.023))/1.60217657E-19" table:style-name="ce1">
            <text:p>0.25929698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605396733632511" table:formula="msoxl:=(0.5*0.24*1.60217657E-19+0.75*1.3806488E-23*A312*LN((2*0.4*0.016)^(1/3)/0.014))/1.60217657E-19" table:style-name="ce1">
            <text:p>0.17605396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0.79663147310599769" table:formula="msoxl:=(0.5*1.52*1.60217657E-19+0.75*1.3806488E-23*A313*LN((2*0.45*0.082)^(1/3)/0.067))/1.60217657E-19" table:style-name="ce1">
            <text:p>0.79663147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570829201687978" table:formula="msoxl:=(0.5*0.81*1.60217657E-19+0.75*1.3806488E-23*A313*LN((2*0.3*0.052)^(1/3)/0.041))/1.60217657E-19" table:style-name="ce1">
            <text:p>0.44570829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832386455318245" table:formula="msoxl:=(0.5*1.42*1.60217657E-19+0.75*1.3806488E-23*A313*LN((2*0.65*0.12)^(1/3)/0.079))/1.60217657E-19" table:style-name="ce1">
            <text:p>0.74832386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945704442801087" table:formula="msoxl:=(0.5*0.42*1.60217657E-19+0.75*1.3806488E-23*A313*LN((2*0.41*0.025)^(1/3)/0.023))/1.60217657E-19" table:style-name="ce1">
            <text:p>0.25945704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623596073676775" table:formula="msoxl:=(0.5*0.24*1.60217657E-19+0.75*1.3806488E-23*A313*LN((2*0.4*0.016)^(1/3)/0.014))/1.60217657E-19" table:style-name="ce1">
            <text:p>0.17623596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0.79675002156265151" table:formula="msoxl:=(0.5*1.52*1.60217657E-19+0.75*1.3806488E-23*A314*LN((2*0.45*0.082)^(1/3)/0.067))/1.60217657E-19" table:style-name="ce1">
            <text:p>0.79675002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584003406224187" table:formula="msoxl:=(0.5*0.81*1.60217657E-19+0.75*1.3806488E-23*A314*LN((2*0.3*0.052)^(1/3)/0.041))/1.60217657E-19" table:style-name="ce1">
            <text:p>0.44584003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844789000481082" table:formula="msoxl:=(0.5*1.42*1.60217657E-19+0.75*1.3806488E-23*A314*LN((2*0.65*0.12)^(1/3)/0.079))/1.60217657E-19" table:style-name="ce1">
            <text:p>0.7484478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961709958797208" table:formula="msoxl:=(0.5*0.42*1.60217657E-19+0.75*1.3806488E-23*A314*LN((2*0.41*0.025)^(1/3)/0.023))/1.60217657E-19" table:style-name="ce1">
            <text:p>0.259617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641795413721034" table:formula="msoxl:=(0.5*0.24*1.60217657E-19+0.75*1.3806488E-23*A314*LN((2*0.4*0.016)^(1/3)/0.014))/1.60217657E-19" table:style-name="ce1">
            <text:p>0.17641795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0.79686857001930511" table:formula="msoxl:=(0.5*1.52*1.60217657E-19+0.75*1.3806488E-23*A315*LN((2*0.45*0.082)^(1/3)/0.067))/1.60217657E-19" table:style-name="ce1">
            <text:p>0.7968685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597177610760391" table:formula="msoxl:=(0.5*0.81*1.60217657E-19+0.75*1.3806488E-23*A315*LN((2*0.3*0.052)^(1/3)/0.041))/1.60217657E-19" table:style-name="ce1">
            <text:p>0.44597177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85719154564392" table:formula="msoxl:=(0.5*1.42*1.60217657E-19+0.75*1.3806488E-23*A315*LN((2*0.65*0.12)^(1/3)/0.079))/1.60217657E-19" table:style-name="ce1">
            <text:p>0.74857191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977715474793328" table:formula="msoxl:=(0.5*0.42*1.60217657E-19+0.75*1.3806488E-23*A315*LN((2*0.41*0.025)^(1/3)/0.023))/1.60217657E-19" table:style-name="ce1">
            <text:p>0.25977715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659994753765298" table:formula="msoxl:=(0.5*0.24*1.60217657E-19+0.75*1.3806488E-23*A315*LN((2*0.4*0.016)^(1/3)/0.014))/1.60217657E-19" table:style-name="ce1">
            <text:p>0.17659994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0.79698711847595882" table:formula="msoxl:=(0.5*1.52*1.60217657E-19+0.75*1.3806488E-23*A316*LN((2*0.45*0.082)^(1/3)/0.067))/1.60217657E-19" table:style-name="ce1">
            <text:p>0.79698711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610351815296601" table:formula="msoxl:=(0.5*0.81*1.60217657E-19+0.75*1.3806488E-23*A316*LN((2*0.3*0.052)^(1/3)/0.041))/1.60217657E-19" table:style-name="ce1">
            <text:p>0.44610351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869594090806768" table:formula="msoxl:=(0.5*1.42*1.60217657E-19+0.75*1.3806488E-23*A316*LN((2*0.65*0.12)^(1/3)/0.079))/1.60217657E-19" table:style-name="ce1">
            <text:p>0.74869594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5993720990789448" table:formula="msoxl:=(0.5*0.42*1.60217657E-19+0.75*1.3806488E-23*A316*LN((2*0.41*0.025)^(1/3)/0.023))/1.60217657E-19" table:style-name="ce1">
            <text:p>0.2599372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678194093809557" table:formula="msoxl:=(0.5*0.24*1.60217657E-19+0.75*1.3806488E-23*A316*LN((2*0.4*0.016)^(1/3)/0.014))/1.60217657E-19" table:style-name="ce1">
            <text:p>0.17678194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0.79710566693261264" table:formula="msoxl:=(0.5*1.52*1.60217657E-19+0.75*1.3806488E-23*A317*LN((2*0.45*0.082)^(1/3)/0.067))/1.60217657E-19" table:style-name="ce1">
            <text:p>0.79710566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623526019832804" table:formula="msoxl:=(0.5*0.81*1.60217657E-19+0.75*1.3806488E-23*A317*LN((2*0.3*0.052)^(1/3)/0.041))/1.60217657E-19" table:style-name="ce1">
            <text:p>0.4462352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881996635969605" table:formula="msoxl:=(0.5*1.42*1.60217657E-19+0.75*1.3806488E-23*A317*LN((2*0.65*0.12)^(1/3)/0.079))/1.60217657E-19" table:style-name="ce1">
            <text:p>0.74881996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009726506785574" table:formula="msoxl:=(0.5*0.42*1.60217657E-19+0.75*1.3806488E-23*A317*LN((2*0.41*0.025)^(1/3)/0.023))/1.60217657E-19" table:style-name="ce1">
            <text:p>0.26009726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696393433853819" table:formula="msoxl:=(0.5*0.24*1.60217657E-19+0.75*1.3806488E-23*A317*LN((2*0.4*0.016)^(1/3)/0.014))/1.60217657E-19" table:style-name="ce1">
            <text:p>0.17696393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0.79722421538926624" table:formula="msoxl:=(0.5*1.52*1.60217657E-19+0.75*1.3806488E-23*A318*LN((2*0.45*0.082)^(1/3)/0.067))/1.60217657E-19" table:style-name="ce1">
            <text:p>0.79722421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636700224369008" table:formula="msoxl:=(0.5*0.81*1.60217657E-19+0.75*1.3806488E-23*A318*LN((2*0.3*0.052)^(1/3)/0.041))/1.60217657E-19" table:style-name="ce1">
            <text:p>0.44636700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894399181132443" table:formula="msoxl:=(0.5*1.42*1.60217657E-19+0.75*1.3806488E-23*A318*LN((2*0.65*0.12)^(1/3)/0.079))/1.60217657E-19" table:style-name="ce1">
            <text:p>0.74894399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025732022781689" table:formula="msoxl:=(0.5*0.42*1.60217657E-19+0.75*1.3806488E-23*A318*LN((2*0.41*0.025)^(1/3)/0.023))/1.60217657E-19" table:style-name="ce1">
            <text:p>0.2602573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714592773898083" table:formula="msoxl:=(0.5*0.24*1.60217657E-19+0.75*1.3806488E-23*A318*LN((2*0.4*0.016)^(1/3)/0.014))/1.60217657E-19" table:style-name="ce1">
            <text:p>0.17714592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0.79734276384591996" table:formula="msoxl:=(0.5*1.52*1.60217657E-19+0.75*1.3806488E-23*A319*LN((2*0.45*0.082)^(1/3)/0.067))/1.60217657E-19" table:style-name="ce1">
            <text:p>0.79734276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649874428905217" table:formula="msoxl:=(0.5*0.81*1.60217657E-19+0.75*1.3806488E-23*A319*LN((2*0.3*0.052)^(1/3)/0.041))/1.60217657E-19" table:style-name="ce1">
            <text:p>0.44649874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906801726295302" table:formula="msoxl:=(0.5*1.42*1.60217657E-19+0.75*1.3806488E-23*A319*LN((2*0.65*0.12)^(1/3)/0.079))/1.60217657E-19" table:style-name="ce1">
            <text:p>0.74906801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041737538777809" table:formula="msoxl:=(0.5*0.42*1.60217657E-19+0.75*1.3806488E-23*A319*LN((2*0.41*0.025)^(1/3)/0.023))/1.60217657E-19" table:style-name="ce1">
            <text:p>0.26041737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732792113942342" table:formula="msoxl:=(0.5*0.24*1.60217657E-19+0.75*1.3806488E-23*A319*LN((2*0.4*0.016)^(1/3)/0.014))/1.60217657E-19" table:style-name="ce1">
            <text:p>0.17732792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0.79746131230257378" table:formula="msoxl:=(0.5*1.52*1.60217657E-19+0.75*1.3806488E-23*A320*LN((2*0.45*0.082)^(1/3)/0.067))/1.60217657E-19" table:style-name="ce1">
            <text:p>0.79746131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663048633441421" table:formula="msoxl:=(0.5*0.81*1.60217657E-19+0.75*1.3806488E-23*A320*LN((2*0.3*0.052)^(1/3)/0.041))/1.60217657E-19" table:style-name="ce1">
            <text:p>0.44663048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91920427145814" table:formula="msoxl:=(0.5*1.42*1.60217657E-19+0.75*1.3806488E-23*A320*LN((2*0.65*0.12)^(1/3)/0.079))/1.60217657E-19" table:style-name="ce1">
            <text:p>0.74919204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05774305477393" table:formula="msoxl:=(0.5*0.42*1.60217657E-19+0.75*1.3806488E-23*A320*LN((2*0.41*0.025)^(1/3)/0.023))/1.60217657E-19" table:style-name="ce1">
            <text:p>0.26057743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750991453986606" table:formula="msoxl:=(0.5*0.24*1.60217657E-19+0.75*1.3806488E-23*A320*LN((2*0.4*0.016)^(1/3)/0.014))/1.60217657E-19" table:style-name="ce1">
            <text:p>0.17750991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0.79757986075922738" table:formula="msoxl:=(0.5*1.52*1.60217657E-19+0.75*1.3806488E-23*A321*LN((2*0.45*0.082)^(1/3)/0.067))/1.60217657E-19" table:style-name="ce1">
            <text:p>0.79757986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676222837977636" table:formula="msoxl:=(0.5*0.81*1.60217657E-19+0.75*1.3806488E-23*A321*LN((2*0.3*0.052)^(1/3)/0.041))/1.60217657E-19" table:style-name="ce1">
            <text:p>0.44676222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931606816620977" table:formula="msoxl:=(0.5*1.42*1.60217657E-19+0.75*1.3806488E-23*A321*LN((2*0.65*0.12)^(1/3)/0.079))/1.60217657E-19" table:style-name="ce1">
            <text:p>0.74931606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07374857077005" table:formula="msoxl:=(0.5*0.42*1.60217657E-19+0.75*1.3806488E-23*A321*LN((2*0.41*0.025)^(1/3)/0.023))/1.60217657E-19" table:style-name="ce1">
            <text:p>0.26073748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769190794030865" table:formula="msoxl:=(0.5*0.24*1.60217657E-19+0.75*1.3806488E-23*A321*LN((2*0.4*0.016)^(1/3)/0.014))/1.60217657E-19" table:style-name="ce1">
            <text:p>0.17769190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0.79769840921588109" table:formula="msoxl:=(0.5*1.52*1.60217657E-19+0.75*1.3806488E-23*A322*LN((2*0.45*0.082)^(1/3)/0.067))/1.60217657E-19" table:style-name="ce1">
            <text:p>0.79769840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68939704251384" table:formula="msoxl:=(0.5*0.81*1.60217657E-19+0.75*1.3806488E-23*A322*LN((2*0.3*0.052)^(1/3)/0.041))/1.60217657E-19" table:style-name="ce1">
            <text:p>0.4468939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944009361783814" table:formula="msoxl:=(0.5*1.42*1.60217657E-19+0.75*1.3806488E-23*A322*LN((2*0.65*0.12)^(1/3)/0.079))/1.60217657E-19" table:style-name="ce1">
            <text:p>0.74944009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08975408676617" table:formula="msoxl:=(0.5*0.42*1.60217657E-19+0.75*1.3806488E-23*A322*LN((2*0.41*0.025)^(1/3)/0.023))/1.60217657E-19" table:style-name="ce1">
            <text:p>0.26089754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787390134075126" table:formula="msoxl:=(0.5*0.24*1.60217657E-19+0.75*1.3806488E-23*A322*LN((2*0.4*0.016)^(1/3)/0.014))/1.60217657E-19" table:style-name="ce1">
            <text:p>0.17787390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0.79781695767253491" table:formula="msoxl:=(0.5*1.52*1.60217657E-19+0.75*1.3806488E-23*A323*LN((2*0.45*0.082)^(1/3)/0.067))/1.60217657E-19" table:style-name="ce1">
            <text:p>0.79781695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702571247050049" table:formula="msoxl:=(0.5*0.81*1.60217657E-19+0.75*1.3806488E-23*A323*LN((2*0.3*0.052)^(1/3)/0.041))/1.60217657E-19" table:style-name="ce1">
            <text:p>0.44702571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956411906946663" table:formula="msoxl:=(0.5*1.42*1.60217657E-19+0.75*1.3806488E-23*A323*LN((2*0.65*0.12)^(1/3)/0.079))/1.60217657E-19" table:style-name="ce1">
            <text:p>0.74956411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105759602762291" table:formula="msoxl:=(0.5*0.42*1.60217657E-19+0.75*1.3806488E-23*A323*LN((2*0.41*0.025)^(1/3)/0.023))/1.60217657E-19" table:style-name="ce1">
            <text:p>0.26105759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80558947411939" table:formula="msoxl:=(0.5*0.24*1.60217657E-19+0.75*1.3806488E-23*A323*LN((2*0.4*0.016)^(1/3)/0.014))/1.60217657E-19" table:style-name="ce1">
            <text:p>0.17805589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0.79793550612918851" table:formula="msoxl:=(0.5*1.52*1.60217657E-19+0.75*1.3806488E-23*A324*LN((2*0.45*0.082)^(1/3)/0.067))/1.60217657E-19" table:style-name="ce1">
            <text:p>0.79793550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715745451586253" table:formula="msoxl:=(0.5*0.81*1.60217657E-19+0.75*1.3806488E-23*A324*LN((2*0.3*0.052)^(1/3)/0.041))/1.60217657E-19" table:style-name="ce1">
            <text:p>0.44715745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9688144521095" table:formula="msoxl:=(0.5*1.42*1.60217657E-19+0.75*1.3806488E-23*A324*LN((2*0.65*0.12)^(1/3)/0.079))/1.60217657E-19" table:style-name="ce1">
            <text:p>0.74968814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121765118758411" table:formula="msoxl:=(0.5*0.42*1.60217657E-19+0.75*1.3806488E-23*A324*LN((2*0.41*0.025)^(1/3)/0.023))/1.60217657E-19" table:style-name="ce1">
            <text:p>0.26121765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823788814163649" table:formula="msoxl:=(0.5*0.24*1.60217657E-19+0.75*1.3806488E-23*A324*LN((2*0.4*0.016)^(1/3)/0.014))/1.60217657E-19" table:style-name="ce1">
            <text:p>0.17823788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0.79805405458584222" table:formula="msoxl:=(0.5*1.52*1.60217657E-19+0.75*1.3806488E-23*A325*LN((2*0.45*0.082)^(1/3)/0.067))/1.60217657E-19" table:style-name="ce1">
            <text:p>0.79805405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728919656122462" table:formula="msoxl:=(0.5*0.81*1.60217657E-19+0.75*1.3806488E-23*A325*LN((2*0.3*0.052)^(1/3)/0.041))/1.60217657E-19" table:style-name="ce1">
            <text:p>0.44728919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981216997272337" table:formula="msoxl:=(0.5*1.42*1.60217657E-19+0.75*1.3806488E-23*A325*LN((2*0.65*0.12)^(1/3)/0.079))/1.60217657E-19" table:style-name="ce1">
            <text:p>0.7498121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137770634754531" table:formula="msoxl:=(0.5*0.42*1.60217657E-19+0.75*1.3806488E-23*A325*LN((2*0.41*0.025)^(1/3)/0.023))/1.60217657E-19" table:style-name="ce1">
            <text:p>0.26137770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841988154207913" table:formula="msoxl:=(0.5*0.24*1.60217657E-19+0.75*1.3806488E-23*A325*LN((2*0.4*0.016)^(1/3)/0.014))/1.60217657E-19" table:style-name="ce1">
            <text:p>0.17841988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0.79817260304249604" table:formula="msoxl:=(0.5*1.52*1.60217657E-19+0.75*1.3806488E-23*A326*LN((2*0.45*0.082)^(1/3)/0.067))/1.60217657E-19" table:style-name="ce1">
            <text:p>0.79817260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742093860658666" table:formula="msoxl:=(0.5*0.81*1.60217657E-19+0.75*1.3806488E-23*A326*LN((2*0.3*0.052)^(1/3)/0.041))/1.60217657E-19" table:style-name="ce1">
            <text:p>0.44742093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4993619542435197" table:formula="msoxl:=(0.5*1.42*1.60217657E-19+0.75*1.3806488E-23*A326*LN((2*0.65*0.12)^(1/3)/0.079))/1.60217657E-19" table:style-name="ce1">
            <text:p>0.74993619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153776150750646" table:formula="msoxl:=(0.5*0.42*1.60217657E-19+0.75*1.3806488E-23*A326*LN((2*0.41*0.025)^(1/3)/0.023))/1.60217657E-19" table:style-name="ce1">
            <text:p>0.26153776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860187494252172" table:formula="msoxl:=(0.5*0.24*1.60217657E-19+0.75*1.3806488E-23*A326*LN((2*0.4*0.016)^(1/3)/0.014))/1.60217657E-19" table:style-name="ce1">
            <text:p>0.17860187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0.79829115149914964" table:formula="msoxl:=(0.5*1.52*1.60217657E-19+0.75*1.3806488E-23*A327*LN((2*0.45*0.082)^(1/3)/0.067))/1.60217657E-19" table:style-name="ce1">
            <text:p>0.79829115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75526806519487" table:formula="msoxl:=(0.5*0.81*1.60217657E-19+0.75*1.3806488E-23*A327*LN((2*0.3*0.052)^(1/3)/0.041))/1.60217657E-19" table:style-name="ce1">
            <text:p>0.44755268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006022087598034" table:formula="msoxl:=(0.5*1.42*1.60217657E-19+0.75*1.3806488E-23*A327*LN((2*0.65*0.12)^(1/3)/0.079))/1.60217657E-19" table:style-name="ce1">
            <text:p>0.75006022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169781666746772" table:formula="msoxl:=(0.5*0.42*1.60217657E-19+0.75*1.3806488E-23*A327*LN((2*0.41*0.025)^(1/3)/0.023))/1.60217657E-19" table:style-name="ce1">
            <text:p>0.26169781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878386834296434" table:formula="msoxl:=(0.5*0.24*1.60217657E-19+0.75*1.3806488E-23*A327*LN((2*0.4*0.016)^(1/3)/0.014))/1.60217657E-19" table:style-name="ce1">
            <text:p>0.17878386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0.79840969995580335" table:formula="msoxl:=(0.5*1.52*1.60217657E-19+0.75*1.3806488E-23*A328*LN((2*0.45*0.082)^(1/3)/0.067))/1.60217657E-19" table:style-name="ce1">
            <text:p>0.798409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768442269731079" table:formula="msoxl:=(0.5*0.81*1.60217657E-19+0.75*1.3806488E-23*A328*LN((2*0.3*0.052)^(1/3)/0.041))/1.60217657E-19" table:style-name="ce1">
            <text:p>0.44768442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018424632760872" table:formula="msoxl:=(0.5*1.42*1.60217657E-19+0.75*1.3806488E-23*A328*LN((2*0.65*0.12)^(1/3)/0.079))/1.60217657E-19" table:style-name="ce1">
            <text:p>0.75018424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185787182742892" table:formula="msoxl:=(0.5*0.42*1.60217657E-19+0.75*1.3806488E-23*A328*LN((2*0.41*0.025)^(1/3)/0.023))/1.60217657E-19" table:style-name="ce1">
            <text:p>0.26185787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896586174340698" table:formula="msoxl:=(0.5*0.24*1.60217657E-19+0.75*1.3806488E-23*A328*LN((2*0.4*0.016)^(1/3)/0.014))/1.60217657E-19" table:style-name="ce1">
            <text:p>0.17896586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0.79852824841245718" table:formula="msoxl:=(0.5*1.52*1.60217657E-19+0.75*1.3806488E-23*A329*LN((2*0.45*0.082)^(1/3)/0.067))/1.60217657E-19" table:style-name="ce1">
            <text:p>0.79852824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781616474267294" table:formula="msoxl:=(0.5*0.81*1.60217657E-19+0.75*1.3806488E-23*A329*LN((2*0.3*0.052)^(1/3)/0.041))/1.60217657E-19" table:style-name="ce1">
            <text:p>0.44781616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030827177923709" table:formula="msoxl:=(0.5*1.42*1.60217657E-19+0.75*1.3806488E-23*A329*LN((2*0.65*0.12)^(1/3)/0.079))/1.60217657E-19" table:style-name="ce1">
            <text:p>0.75030827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201792698739013" table:formula="msoxl:=(0.5*0.42*1.60217657E-19+0.75*1.3806488E-23*A329*LN((2*0.41*0.025)^(1/3)/0.023))/1.60217657E-19" table:style-name="ce1">
            <text:p>0.26201792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914785514384957" table:formula="msoxl:=(0.5*0.24*1.60217657E-19+0.75*1.3806488E-23*A329*LN((2*0.4*0.016)^(1/3)/0.014))/1.60217657E-19" table:style-name="ce1">
            <text:p>0.17914785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0.79864679686911078" table:formula="msoxl:=(0.5*1.52*1.60217657E-19+0.75*1.3806488E-23*A330*LN((2*0.45*0.082)^(1/3)/0.067))/1.60217657E-19" table:style-name="ce1">
            <text:p>0.79864679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794790678803498" table:formula="msoxl:=(0.5*0.81*1.60217657E-19+0.75*1.3806488E-23*A330*LN((2*0.3*0.052)^(1/3)/0.041))/1.60217657E-19" table:style-name="ce1">
            <text:p>0.44794790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043229723086557" table:formula="msoxl:=(0.5*1.42*1.60217657E-19+0.75*1.3806488E-23*A330*LN((2*0.65*0.12)^(1/3)/0.079))/1.60217657E-19" table:style-name="ce1">
            <text:p>0.75043229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217798214735127" table:formula="msoxl:=(0.5*0.42*1.60217657E-19+0.75*1.3806488E-23*A330*LN((2*0.41*0.025)^(1/3)/0.023))/1.60217657E-19" table:style-name="ce1">
            <text:p>0.26217798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932984854429221" table:formula="msoxl:=(0.5*0.24*1.60217657E-19+0.75*1.3806488E-23*A330*LN((2*0.4*0.016)^(1/3)/0.014))/1.60217657E-19" table:style-name="ce1">
            <text:p>0.17932984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0.79876534532576449" table:formula="msoxl:=(0.5*1.52*1.60217657E-19+0.75*1.3806488E-23*A331*LN((2*0.45*0.082)^(1/3)/0.067))/1.60217657E-19" table:style-name="ce1">
            <text:p>0.79876534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807964883339702" table:formula="msoxl:=(0.5*0.81*1.60217657E-19+0.75*1.3806488E-23*A331*LN((2*0.3*0.052)^(1/3)/0.041))/1.60217657E-19" table:style-name="ce1">
            <text:p>0.44807964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055632268249395" table:formula="msoxl:=(0.5*1.42*1.60217657E-19+0.75*1.3806488E-23*A331*LN((2*0.65*0.12)^(1/3)/0.079))/1.60217657E-19" table:style-name="ce1">
            <text:p>0.75055632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233803730731253" table:formula="msoxl:=(0.5*0.42*1.60217657E-19+0.75*1.3806488E-23*A331*LN((2*0.41*0.025)^(1/3)/0.023))/1.60217657E-19" table:style-name="ce1">
            <text:p>0.26233803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95118419447348" table:formula="msoxl:=(0.5*0.24*1.60217657E-19+0.75*1.3806488E-23*A331*LN((2*0.4*0.016)^(1/3)/0.014))/1.60217657E-19" table:style-name="ce1">
            <text:p>0.17951184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0.79888389378241831" table:formula="msoxl:=(0.5*1.52*1.60217657E-19+0.75*1.3806488E-23*A332*LN((2*0.45*0.082)^(1/3)/0.067))/1.60217657E-19" table:style-name="ce1">
            <text:p>0.79888389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821139087875911" table:formula="msoxl:=(0.5*0.81*1.60217657E-19+0.75*1.3806488E-23*A332*LN((2*0.3*0.052)^(1/3)/0.041))/1.60217657E-19" table:style-name="ce1">
            <text:p>0.44821139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068034813412232" table:formula="msoxl:=(0.5*1.42*1.60217657E-19+0.75*1.3806488E-23*A332*LN((2*0.65*0.12)^(1/3)/0.079))/1.60217657E-19" table:style-name="ce1">
            <text:p>0.75068034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249809246727368" table:formula="msoxl:=(0.5*0.42*1.60217657E-19+0.75*1.3806488E-23*A332*LN((2*0.41*0.025)^(1/3)/0.023))/1.60217657E-19" table:style-name="ce1">
            <text:p>0.26249809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969383534517741" table:formula="msoxl:=(0.5*0.24*1.60217657E-19+0.75*1.3806488E-23*A332*LN((2*0.4*0.016)^(1/3)/0.014))/1.60217657E-19" table:style-name="ce1">
            <text:p>0.17969383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0.79900244223907202" table:formula="msoxl:=(0.5*1.52*1.60217657E-19+0.75*1.3806488E-23*A333*LN((2*0.45*0.082)^(1/3)/0.067))/1.60217657E-19" table:style-name="ce1">
            <text:p>0.79900244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834313292412115" table:formula="msoxl:=(0.5*0.81*1.60217657E-19+0.75*1.3806488E-23*A333*LN((2*0.3*0.052)^(1/3)/0.041))/1.60217657E-19" table:style-name="ce1">
            <text:p>0.44834313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080437358575092" table:formula="msoxl:=(0.5*1.42*1.60217657E-19+0.75*1.3806488E-23*A333*LN((2*0.65*0.12)^(1/3)/0.079))/1.60217657E-19" table:style-name="ce1">
            <text:p>0.75080437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265814762723488" table:formula="msoxl:=(0.5*0.42*1.60217657E-19+0.75*1.3806488E-23*A333*LN((2*0.41*0.025)^(1/3)/0.023))/1.60217657E-19" table:style-name="ce1">
            <text:p>0.26265814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7987582874562003" table:formula="msoxl:=(0.5*0.24*1.60217657E-19+0.75*1.3806488E-23*A333*LN((2*0.4*0.016)^(1/3)/0.014))/1.60217657E-19" table:style-name="ce1">
            <text:p>0.17987582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0.79912099069572573" table:formula="msoxl:=(0.5*1.52*1.60217657E-19+0.75*1.3806488E-23*A334*LN((2*0.45*0.082)^(1/3)/0.067))/1.60217657E-19" table:style-name="ce1">
            <text:p>0.79912099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847487496948324" table:formula="msoxl:=(0.5*0.81*1.60217657E-19+0.75*1.3806488E-23*A334*LN((2*0.3*0.052)^(1/3)/0.041))/1.60217657E-19" table:style-name="ce1">
            <text:p>0.44847487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092839903737929" table:formula="msoxl:=(0.5*1.42*1.60217657E-19+0.75*1.3806488E-23*A334*LN((2*0.65*0.12)^(1/3)/0.079))/1.60217657E-19" table:style-name="ce1">
            <text:p>0.75092839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281820278719609" table:formula="msoxl:=(0.5*0.42*1.60217657E-19+0.75*1.3806488E-23*A334*LN((2*0.41*0.025)^(1/3)/0.023))/1.60217657E-19" table:style-name="ce1">
            <text:p>0.26281820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005782214606264" table:formula="msoxl:=(0.5*0.24*1.60217657E-19+0.75*1.3806488E-23*A334*LN((2*0.4*0.016)^(1/3)/0.014))/1.60217657E-19" table:style-name="ce1">
            <text:p>0.18005782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0.79923953915237944" table:formula="msoxl:=(0.5*1.52*1.60217657E-19+0.75*1.3806488E-23*A335*LN((2*0.45*0.082)^(1/3)/0.067))/1.60217657E-19" table:style-name="ce1">
            <text:p>0.79923953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860661701484528" table:formula="msoxl:=(0.5*0.81*1.60217657E-19+0.75*1.3806488E-23*A335*LN((2*0.3*0.052)^(1/3)/0.041))/1.60217657E-19" table:style-name="ce1">
            <text:p>0.44860661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105242448900766" table:formula="msoxl:=(0.5*1.42*1.60217657E-19+0.75*1.3806488E-23*A335*LN((2*0.65*0.12)^(1/3)/0.079))/1.60217657E-19" table:style-name="ce1">
            <text:p>0.75105242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297825794715729" table:formula="msoxl:=(0.5*0.42*1.60217657E-19+0.75*1.3806488E-23*A335*LN((2*0.41*0.025)^(1/3)/0.023))/1.60217657E-19" table:style-name="ce1">
            <text:p>0.26297825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023981554650523" table:formula="msoxl:=(0.5*0.24*1.60217657E-19+0.75*1.3806488E-23*A335*LN((2*0.4*0.016)^(1/3)/0.014))/1.60217657E-19" table:style-name="ce1">
            <text:p>0.18023981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0.79935808760903315" table:formula="msoxl:=(0.5*1.52*1.60217657E-19+0.75*1.3806488E-23*A336*LN((2*0.45*0.082)^(1/3)/0.067))/1.60217657E-19" table:style-name="ce1">
            <text:p>0.79935808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873835906020743" table:formula="msoxl:=(0.5*0.81*1.60217657E-19+0.75*1.3806488E-23*A336*LN((2*0.3*0.052)^(1/3)/0.041))/1.60217657E-19" table:style-name="ce1">
            <text:p>0.44873835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117644994063615" table:formula="msoxl:=(0.5*1.42*1.60217657E-19+0.75*1.3806488E-23*A336*LN((2*0.65*0.12)^(1/3)/0.079))/1.60217657E-19" table:style-name="ce1">
            <text:p>0.7511764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313831310711849" table:formula="msoxl:=(0.5*0.42*1.60217657E-19+0.75*1.3806488E-23*A336*LN((2*0.41*0.025)^(1/3)/0.023))/1.60217657E-19" table:style-name="ce1">
            <text:p>0.26313831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042180894694787" table:formula="msoxl:=(0.5*0.24*1.60217657E-19+0.75*1.3806488E-23*A336*LN((2*0.4*0.016)^(1/3)/0.014))/1.60217657E-19" table:style-name="ce1">
            <text:p>0.18042180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0.79947663606568697" table:formula="msoxl:=(0.5*1.52*1.60217657E-19+0.75*1.3806488E-23*A337*LN((2*0.45*0.082)^(1/3)/0.067))/1.60217657E-19" table:style-name="ce1">
            <text:p>0.79947663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887010110556946" table:formula="msoxl:=(0.5*0.81*1.60217657E-19+0.75*1.3806488E-23*A337*LN((2*0.3*0.052)^(1/3)/0.041))/1.60217657E-19" table:style-name="ce1">
            <text:p>0.44887010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130047539226452" table:formula="msoxl:=(0.5*1.42*1.60217657E-19+0.75*1.3806488E-23*A337*LN((2*0.65*0.12)^(1/3)/0.079))/1.60217657E-19" table:style-name="ce1">
            <text:p>0.75130047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32983682670797" table:formula="msoxl:=(0.5*0.42*1.60217657E-19+0.75*1.3806488E-23*A337*LN((2*0.41*0.025)^(1/3)/0.023))/1.60217657E-19" table:style-name="ce1">
            <text:p>0.26329836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060380234739049" table:formula="msoxl:=(0.5*0.24*1.60217657E-19+0.75*1.3806488E-23*A337*LN((2*0.4*0.016)^(1/3)/0.014))/1.60217657E-19" table:style-name="ce1">
            <text:p>0.18060380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0.79959518452234057" table:formula="msoxl:=(0.5*1.52*1.60217657E-19+0.75*1.3806488E-23*A338*LN((2*0.45*0.082)^(1/3)/0.067))/1.60217657E-19" table:style-name="ce1">
            <text:p>0.79959518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900184315093156" table:formula="msoxl:=(0.5*0.81*1.60217657E-19+0.75*1.3806488E-23*A338*LN((2*0.3*0.052)^(1/3)/0.041))/1.60217657E-19" table:style-name="ce1">
            <text:p>0.44900184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14245008438929" table:formula="msoxl:=(0.5*1.42*1.60217657E-19+0.75*1.3806488E-23*A338*LN((2*0.65*0.12)^(1/3)/0.079))/1.60217657E-19" table:style-name="ce1">
            <text:p>0.75142450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34584234270409" table:formula="msoxl:=(0.5*0.42*1.60217657E-19+0.75*1.3806488E-23*A338*LN((2*0.41*0.025)^(1/3)/0.023))/1.60217657E-19" table:style-name="ce1">
            <text:p>0.26345842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07857957478331" table:formula="msoxl:=(0.5*0.24*1.60217657E-19+0.75*1.3806488E-23*A338*LN((2*0.4*0.016)^(1/3)/0.014))/1.60217657E-19" table:style-name="ce1">
            <text:p>0.18078579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0.79971373297899429" table:formula="msoxl:=(0.5*1.52*1.60217657E-19+0.75*1.3806488E-23*A339*LN((2*0.45*0.082)^(1/3)/0.067))/1.60217657E-19" table:style-name="ce1">
            <text:p>0.79971373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913358519629359" table:formula="msoxl:=(0.5*0.81*1.60217657E-19+0.75*1.3806488E-23*A339*LN((2*0.3*0.052)^(1/3)/0.041))/1.60217657E-19" table:style-name="ce1">
            <text:p>0.44913358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154852629552127" table:formula="msoxl:=(0.5*1.42*1.60217657E-19+0.75*1.3806488E-23*A339*LN((2*0.65*0.12)^(1/3)/0.079))/1.60217657E-19" table:style-name="ce1">
            <text:p>0.75154852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36184785870021" table:formula="msoxl:=(0.5*0.42*1.60217657E-19+0.75*1.3806488E-23*A339*LN((2*0.41*0.025)^(1/3)/0.023))/1.60217657E-19" table:style-name="ce1">
            <text:p>0.26361847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096778914827572" table:formula="msoxl:=(0.5*0.24*1.60217657E-19+0.75*1.3806488E-23*A339*LN((2*0.4*0.016)^(1/3)/0.014))/1.60217657E-19" table:style-name="ce1">
            <text:p>0.18096778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0.79983228143564811" table:formula="msoxl:=(0.5*1.52*1.60217657E-19+0.75*1.3806488E-23*A340*LN((2*0.45*0.082)^(1/3)/0.067))/1.60217657E-19" table:style-name="ce1">
            <text:p>0.79983228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926532724165569" table:formula="msoxl:=(0.5*0.81*1.60217657E-19+0.75*1.3806488E-23*A340*LN((2*0.3*0.052)^(1/3)/0.041))/1.60217657E-19" table:style-name="ce1">
            <text:p>0.44926532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167255174714986" table:formula="msoxl:=(0.5*1.42*1.60217657E-19+0.75*1.3806488E-23*A340*LN((2*0.65*0.12)^(1/3)/0.079))/1.60217657E-19" table:style-name="ce1">
            <text:p>0.75167255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377853374696331" table:formula="msoxl:=(0.5*0.42*1.60217657E-19+0.75*1.3806488E-23*A340*LN((2*0.41*0.025)^(1/3)/0.023))/1.60217657E-19" table:style-name="ce1">
            <text:p>0.26377853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11497825487183" table:formula="msoxl:=(0.5*0.24*1.60217657E-19+0.75*1.3806488E-23*A340*LN((2*0.4*0.016)^(1/3)/0.014))/1.60217657E-19" table:style-name="ce1">
            <text:p>0.18114978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0.79995082989230171" table:formula="msoxl:=(0.5*1.52*1.60217657E-19+0.75*1.3806488E-23*A341*LN((2*0.45*0.082)^(1/3)/0.067))/1.60217657E-19" table:style-name="ce1">
            <text:p>0.7999508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939706928701773" table:formula="msoxl:=(0.5*0.81*1.60217657E-19+0.75*1.3806488E-23*A341*LN((2*0.3*0.052)^(1/3)/0.041))/1.60217657E-19" table:style-name="ce1">
            <text:p>0.44939706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179657719877824" table:formula="msoxl:=(0.5*1.42*1.60217657E-19+0.75*1.3806488E-23*A341*LN((2*0.65*0.12)^(1/3)/0.079))/1.60217657E-19" table:style-name="ce1">
            <text:p>0.75179657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393858890692451" table:formula="msoxl:=(0.5*0.42*1.60217657E-19+0.75*1.3806488E-23*A341*LN((2*0.41*0.025)^(1/3)/0.023))/1.60217657E-19" table:style-name="ce1">
            <text:p>0.26393858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133177594916094" table:formula="msoxl:=(0.5*0.24*1.60217657E-19+0.75*1.3806488E-23*A341*LN((2*0.4*0.016)^(1/3)/0.014))/1.60217657E-19" table:style-name="ce1">
            <text:p>0.18133177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0.80006937834895542" table:formula="msoxl:=(0.5*1.52*1.60217657E-19+0.75*1.3806488E-23*A342*LN((2*0.45*0.082)^(1/3)/0.067))/1.60217657E-19" table:style-name="ce1">
            <text:p>0.80006937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952881133237976" table:formula="msoxl:=(0.5*0.81*1.60217657E-19+0.75*1.3806488E-23*A342*LN((2*0.3*0.052)^(1/3)/0.041))/1.60217657E-19" table:style-name="ce1">
            <text:p>0.44952881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192060265040661" table:formula="msoxl:=(0.5*1.42*1.60217657E-19+0.75*1.3806488E-23*A342*LN((2*0.65*0.12)^(1/3)/0.079))/1.60217657E-19" table:style-name="ce1">
            <text:p>0.75192060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409864406688571" table:formula="msoxl:=(0.5*0.42*1.60217657E-19+0.75*1.3806488E-23*A342*LN((2*0.41*0.025)^(1/3)/0.023))/1.60217657E-19" table:style-name="ce1">
            <text:p>0.26409864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151376934960356" table:formula="msoxl:=(0.5*0.24*1.60217657E-19+0.75*1.3806488E-23*A342*LN((2*0.4*0.016)^(1/3)/0.014))/1.60217657E-19" table:style-name="ce1">
            <text:p>0.18151376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0.80018792680560924" table:formula="msoxl:=(0.5*1.52*1.60217657E-19+0.75*1.3806488E-23*A343*LN((2*0.45*0.082)^(1/3)/0.067))/1.60217657E-19" table:style-name="ce1">
            <text:p>0.80018792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966055337774191" table:formula="msoxl:=(0.5*0.81*1.60217657E-19+0.75*1.3806488E-23*A343*LN((2*0.3*0.052)^(1/3)/0.041))/1.60217657E-19" table:style-name="ce1">
            <text:p>0.44966055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20446281020351" table:formula="msoxl:=(0.5*1.42*1.60217657E-19+0.75*1.3806488E-23*A343*LN((2*0.65*0.12)^(1/3)/0.079))/1.60217657E-19" table:style-name="ce1">
            <text:p>0.75204462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425869922684692" table:formula="msoxl:=(0.5*0.42*1.60217657E-19+0.75*1.3806488E-23*A343*LN((2*0.41*0.025)^(1/3)/0.023))/1.60217657E-19" table:style-name="ce1">
            <text:p>0.26425869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169576275004617" table:formula="msoxl:=(0.5*0.24*1.60217657E-19+0.75*1.3806488E-23*A343*LN((2*0.4*0.016)^(1/3)/0.014))/1.60217657E-19" table:style-name="ce1">
            <text:p>0.18169576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0.80030647526226284" table:formula="msoxl:=(0.5*1.52*1.60217657E-19+0.75*1.3806488E-23*A344*LN((2*0.45*0.082)^(1/3)/0.067))/1.60217657E-19" table:style-name="ce1">
            <text:p>0.80030647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9792295423104" table:formula="msoxl:=(0.5*0.81*1.60217657E-19+0.75*1.3806488E-23*A344*LN((2*0.3*0.052)^(1/3)/0.041))/1.60217657E-19" table:style-name="ce1">
            <text:p>0.44979229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216865355366347" table:formula="msoxl:=(0.5*1.42*1.60217657E-19+0.75*1.3806488E-23*A344*LN((2*0.65*0.12)^(1/3)/0.079))/1.60217657E-19" table:style-name="ce1">
            <text:p>0.75216865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441875438680806" table:formula="msoxl:=(0.5*0.42*1.60217657E-19+0.75*1.3806488E-23*A344*LN((2*0.41*0.025)^(1/3)/0.023))/1.60217657E-19" table:style-name="ce1">
            <text:p>0.26441875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187775615048879" table:formula="msoxl:=(0.5*0.24*1.60217657E-19+0.75*1.3806488E-23*A344*LN((2*0.4*0.016)^(1/3)/0.014))/1.60217657E-19" table:style-name="ce1">
            <text:p>0.18187775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0.80042502371891655" table:formula="msoxl:=(0.5*1.52*1.60217657E-19+0.75*1.3806488E-23*A345*LN((2*0.45*0.082)^(1/3)/0.067))/1.60217657E-19" table:style-name="ce1">
            <text:p>0.80042502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4992403746846604" table:formula="msoxl:=(0.5*0.81*1.60217657E-19+0.75*1.3806488E-23*A345*LN((2*0.3*0.052)^(1/3)/0.041))/1.60217657E-19" table:style-name="ce1">
            <text:p>0.44992403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229267900529184" table:formula="msoxl:=(0.5*1.42*1.60217657E-19+0.75*1.3806488E-23*A345*LN((2*0.65*0.12)^(1/3)/0.079))/1.60217657E-19" table:style-name="ce1">
            <text:p>0.75229267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457880954676932" table:formula="msoxl:=(0.5*0.42*1.60217657E-19+0.75*1.3806488E-23*A345*LN((2*0.41*0.025)^(1/3)/0.023))/1.60217657E-19" table:style-name="ce1">
            <text:p>0.2645788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205974955093138" table:formula="msoxl:=(0.5*0.24*1.60217657E-19+0.75*1.3806488E-23*A345*LN((2*0.4*0.016)^(1/3)/0.014))/1.60217657E-19" table:style-name="ce1">
            <text:p>0.1820597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0.80054357217557037" table:formula="msoxl:=(0.5*1.52*1.60217657E-19+0.75*1.3806488E-23*A346*LN((2*0.45*0.082)^(1/3)/0.067))/1.60217657E-19" table:style-name="ce1">
            <text:p>0.80054357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005577951382808" table:formula="msoxl:=(0.5*0.81*1.60217657E-19+0.75*1.3806488E-23*A346*LN((2*0.3*0.052)^(1/3)/0.041))/1.60217657E-19" table:style-name="ce1">
            <text:p>0.4500557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241670445692022" table:formula="msoxl:=(0.5*1.42*1.60217657E-19+0.75*1.3806488E-23*A346*LN((2*0.65*0.12)^(1/3)/0.079))/1.60217657E-19" table:style-name="ce1">
            <text:p>0.75241670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473886470673053" table:formula="msoxl:=(0.5*0.42*1.60217657E-19+0.75*1.3806488E-23*A346*LN((2*0.41*0.025)^(1/3)/0.023))/1.60217657E-19" table:style-name="ce1">
            <text:p>0.26473886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224174295137402" table:formula="msoxl:=(0.5*0.24*1.60217657E-19+0.75*1.3806488E-23*A346*LN((2*0.4*0.016)^(1/3)/0.014))/1.60217657E-19" table:style-name="ce1">
            <text:p>0.18224174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0.80066212063222397" table:formula="msoxl:=(0.5*1.52*1.60217657E-19+0.75*1.3806488E-23*A347*LN((2*0.45*0.082)^(1/3)/0.067))/1.60217657E-19" table:style-name="ce1">
            <text:p>0.80066212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018752155919017" table:formula="msoxl:=(0.5*0.81*1.60217657E-19+0.75*1.3806488E-23*A347*LN((2*0.3*0.052)^(1/3)/0.041))/1.60217657E-19" table:style-name="ce1">
            <text:p>0.45018752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254072990854881" table:formula="msoxl:=(0.5*1.42*1.60217657E-19+0.75*1.3806488E-23*A347*LN((2*0.65*0.12)^(1/3)/0.079))/1.60217657E-19" table:style-name="ce1">
            <text:p>0.7525407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489891986669173" table:formula="msoxl:=(0.5*0.42*1.60217657E-19+0.75*1.3806488E-23*A347*LN((2*0.41*0.025)^(1/3)/0.023))/1.60217657E-19" table:style-name="ce1">
            <text:p>0.2648989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242373635181663" table:formula="msoxl:=(0.5*0.24*1.60217657E-19+0.75*1.3806488E-23*A347*LN((2*0.4*0.016)^(1/3)/0.014))/1.60217657E-19" table:style-name="ce1">
            <text:p>0.18242373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0.80078066908887768" table:formula="msoxl:=(0.5*1.52*1.60217657E-19+0.75*1.3806488E-23*A348*LN((2*0.45*0.082)^(1/3)/0.067))/1.60217657E-19" table:style-name="ce1">
            <text:p>0.80078066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031926360455221" table:formula="msoxl:=(0.5*0.81*1.60217657E-19+0.75*1.3806488E-23*A348*LN((2*0.3*0.052)^(1/3)/0.041))/1.60217657E-19" table:style-name="ce1">
            <text:p>0.45031926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266475536017718" table:formula="msoxl:=(0.5*1.42*1.60217657E-19+0.75*1.3806488E-23*A348*LN((2*0.65*0.12)^(1/3)/0.079))/1.60217657E-19" table:style-name="ce1">
            <text:p>0.75266475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505897502665288" table:formula="msoxl:=(0.5*0.42*1.60217657E-19+0.75*1.3806488E-23*A348*LN((2*0.41*0.025)^(1/3)/0.023))/1.60217657E-19" table:style-name="ce1">
            <text:p>0.26505897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260572975225925" table:formula="msoxl:=(0.5*0.24*1.60217657E-19+0.75*1.3806488E-23*A348*LN((2*0.4*0.016)^(1/3)/0.014))/1.60217657E-19" table:style-name="ce1">
            <text:p>0.1826057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0.80089921754553151" table:formula="msoxl:=(0.5*1.52*1.60217657E-19+0.75*1.3806488E-23*A349*LN((2*0.45*0.082)^(1/3)/0.067))/1.60217657E-19" table:style-name="ce1">
            <text:p>0.80089921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04510056499143" table:formula="msoxl:=(0.5*0.81*1.60217657E-19+0.75*1.3806488E-23*A349*LN((2*0.3*0.052)^(1/3)/0.041))/1.60217657E-19" table:style-name="ce1">
            <text:p>0.45045100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278878081180556" table:formula="msoxl:=(0.5*1.42*1.60217657E-19+0.75*1.3806488E-23*A349*LN((2*0.65*0.12)^(1/3)/0.079))/1.60217657E-19" table:style-name="ce1">
            <text:p>0.75278878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521903018661408" table:formula="msoxl:=(0.5*0.42*1.60217657E-19+0.75*1.3806488E-23*A349*LN((2*0.41*0.025)^(1/3)/0.023))/1.60217657E-19" table:style-name="ce1">
            <text:p>0.2652190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278772315270184" table:formula="msoxl:=(0.5*0.24*1.60217657E-19+0.75*1.3806488E-23*A349*LN((2*0.4*0.016)^(1/3)/0.014))/1.60217657E-19" table:style-name="ce1">
            <text:p>0.18278772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0.80101776600218511" table:formula="msoxl:=(0.5*1.52*1.60217657E-19+0.75*1.3806488E-23*A350*LN((2*0.45*0.082)^(1/3)/0.067))/1.60217657E-19" table:style-name="ce1">
            <text:p>0.80101776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058274769527634" table:formula="msoxl:=(0.5*0.81*1.60217657E-19+0.75*1.3806488E-23*A350*LN((2*0.3*0.052)^(1/3)/0.041))/1.60217657E-19" table:style-name="ce1">
            <text:p>0.45058274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291280626343404" table:formula="msoxl:=(0.5*1.42*1.60217657E-19+0.75*1.3806488E-23*A350*LN((2*0.65*0.12)^(1/3)/0.079))/1.60217657E-19" table:style-name="ce1">
            <text:p>0.75291280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537908534657528" table:formula="msoxl:=(0.5*0.42*1.60217657E-19+0.75*1.3806488E-23*A350*LN((2*0.41*0.025)^(1/3)/0.023))/1.60217657E-19" table:style-name="ce1">
            <text:p>0.26537908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296971655314445" table:formula="msoxl:=(0.5*0.24*1.60217657E-19+0.75*1.3806488E-23*A350*LN((2*0.4*0.016)^(1/3)/0.014))/1.60217657E-19" table:style-name="ce1">
            <text:p>0.18296971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0.80113631445883882" table:formula="msoxl:=(0.5*1.52*1.60217657E-19+0.75*1.3806488E-23*A351*LN((2*0.45*0.082)^(1/3)/0.067))/1.60217657E-19" table:style-name="ce1">
            <text:p>0.80113631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071448974063838" table:formula="msoxl:=(0.5*0.81*1.60217657E-19+0.75*1.3806488E-23*A351*LN((2*0.3*0.052)^(1/3)/0.041))/1.60217657E-19" table:style-name="ce1">
            <text:p>0.4507144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303683171506242" table:formula="msoxl:=(0.5*1.42*1.60217657E-19+0.75*1.3806488E-23*A351*LN((2*0.65*0.12)^(1/3)/0.079))/1.60217657E-19" table:style-name="ce1">
            <text:p>0.75303683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553914050653649" table:formula="msoxl:=(0.5*0.42*1.60217657E-19+0.75*1.3806488E-23*A351*LN((2*0.41*0.025)^(1/3)/0.023))/1.60217657E-19" table:style-name="ce1">
            <text:p>0.26553914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315170995358709" table:formula="msoxl:=(0.5*0.24*1.60217657E-19+0.75*1.3806488E-23*A351*LN((2*0.4*0.016)^(1/3)/0.014))/1.60217657E-19" table:style-name="ce1">
            <text:p>0.1831517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0.80125486291549264" table:formula="msoxl:=(0.5*1.52*1.60217657E-19+0.75*1.3806488E-23*A352*LN((2*0.45*0.082)^(1/3)/0.067))/1.60217657E-19" table:style-name="ce1">
            <text:p>0.80125486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084623178600053" table:formula="msoxl:=(0.5*0.81*1.60217657E-19+0.75*1.3806488E-23*A352*LN((2*0.3*0.052)^(1/3)/0.041))/1.60217657E-19" table:style-name="ce1">
            <text:p>0.45084623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316085716669079" table:formula="msoxl:=(0.5*1.42*1.60217657E-19+0.75*1.3806488E-23*A352*LN((2*0.65*0.12)^(1/3)/0.079))/1.60217657E-19" table:style-name="ce1">
            <text:p>0.75316085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569919566649775" table:formula="msoxl:=(0.5*0.42*1.60217657E-19+0.75*1.3806488E-23*A352*LN((2*0.41*0.025)^(1/3)/0.023))/1.60217657E-19" table:style-name="ce1">
            <text:p>0.26569919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333370335402968" table:formula="msoxl:=(0.5*0.24*1.60217657E-19+0.75*1.3806488E-23*A352*LN((2*0.4*0.016)^(1/3)/0.014))/1.60217657E-19" table:style-name="ce1">
            <text:p>0.18333370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0.80137341137214624" table:formula="msoxl:=(0.5*1.52*1.60217657E-19+0.75*1.3806488E-23*A353*LN((2*0.45*0.082)^(1/3)/0.067))/1.60217657E-19" table:style-name="ce1">
            <text:p>0.80137341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097797383136262" table:formula="msoxl:=(0.5*0.81*1.60217657E-19+0.75*1.3806488E-23*A353*LN((2*0.3*0.052)^(1/3)/0.041))/1.60217657E-19" table:style-name="ce1">
            <text:p>0.45097797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328488261831916" table:formula="msoxl:=(0.5*1.42*1.60217657E-19+0.75*1.3806488E-23*A353*LN((2*0.65*0.12)^(1/3)/0.079))/1.60217657E-19" table:style-name="ce1">
            <text:p>0.75328488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585925082645895" table:formula="msoxl:=(0.5*0.42*1.60217657E-19+0.75*1.3806488E-23*A353*LN((2*0.41*0.025)^(1/3)/0.023))/1.60217657E-19" table:style-name="ce1">
            <text:p>0.26585925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351569675447232" table:formula="msoxl:=(0.5*0.24*1.60217657E-19+0.75*1.3806488E-23*A353*LN((2*0.4*0.016)^(1/3)/0.014))/1.60217657E-19" table:style-name="ce1">
            <text:p>0.18351569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0.80149195982879995" table:formula="msoxl:=(0.5*1.52*1.60217657E-19+0.75*1.3806488E-23*A354*LN((2*0.45*0.082)^(1/3)/0.067))/1.60217657E-19" table:style-name="ce1">
            <text:p>0.8014919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110971587672466" table:formula="msoxl:=(0.5*0.81*1.60217657E-19+0.75*1.3806488E-23*A354*LN((2*0.3*0.052)^(1/3)/0.041))/1.60217657E-19" table:style-name="ce1">
            <text:p>0.45110971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340890806994776" table:formula="msoxl:=(0.5*1.42*1.60217657E-19+0.75*1.3806488E-23*A354*LN((2*0.65*0.12)^(1/3)/0.079))/1.60217657E-19" table:style-name="ce1">
            <text:p>0.75340890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60193059864201" table:formula="msoxl:=(0.5*0.42*1.60217657E-19+0.75*1.3806488E-23*A354*LN((2*0.41*0.025)^(1/3)/0.023))/1.60217657E-19" table:style-name="ce1">
            <text:p>0.26601930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369769015491491" table:formula="msoxl:=(0.5*0.24*1.60217657E-19+0.75*1.3806488E-23*A354*LN((2*0.4*0.016)^(1/3)/0.014))/1.60217657E-19" table:style-name="ce1">
            <text:p>0.1836976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0.80161050828545377" table:formula="msoxl:=(0.5*1.52*1.60217657E-19+0.75*1.3806488E-23*A355*LN((2*0.45*0.082)^(1/3)/0.067))/1.60217657E-19" table:style-name="ce1">
            <text:p>0.80161050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12414579220867" table:formula="msoxl:=(0.5*0.81*1.60217657E-19+0.75*1.3806488E-23*A355*LN((2*0.3*0.052)^(1/3)/0.041))/1.60217657E-19" table:style-name="ce1">
            <text:p>0.45124145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353293352157613" table:formula="msoxl:=(0.5*1.42*1.60217657E-19+0.75*1.3806488E-23*A355*LN((2*0.65*0.12)^(1/3)/0.079))/1.60217657E-19" table:style-name="ce1">
            <text:p>0.75353293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61793611463813" table:formula="msoxl:=(0.5*0.42*1.60217657E-19+0.75*1.3806488E-23*A355*LN((2*0.41*0.025)^(1/3)/0.023))/1.60217657E-19" table:style-name="ce1">
            <text:p>0.26617936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387968355535753" table:formula="msoxl:=(0.5*0.24*1.60217657E-19+0.75*1.3806488E-23*A355*LN((2*0.4*0.016)^(1/3)/0.014))/1.60217657E-19" table:style-name="ce1">
            <text:p>0.18387968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0.80172905674210737" table:formula="msoxl:=(0.5*1.52*1.60217657E-19+0.75*1.3806488E-23*A356*LN((2*0.45*0.082)^(1/3)/0.067))/1.60217657E-19" table:style-name="ce1">
            <text:p>0.80172905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137319996744879" table:formula="msoxl:=(0.5*0.81*1.60217657E-19+0.75*1.3806488E-23*A356*LN((2*0.3*0.052)^(1/3)/0.041))/1.60217657E-19" table:style-name="ce1">
            <text:p>0.451373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36569589732045" table:formula="msoxl:=(0.5*1.42*1.60217657E-19+0.75*1.3806488E-23*A356*LN((2*0.65*0.12)^(1/3)/0.079))/1.60217657E-19" table:style-name="ce1">
            <text:p>0.75365695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63394163063425" table:formula="msoxl:=(0.5*0.42*1.60217657E-19+0.75*1.3806488E-23*A356*LN((2*0.41*0.025)^(1/3)/0.023))/1.60217657E-19" table:style-name="ce1">
            <text:p>0.26633941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406167695580017" table:formula="msoxl:=(0.5*0.24*1.60217657E-19+0.75*1.3806488E-23*A356*LN((2*0.4*0.016)^(1/3)/0.014))/1.60217657E-19" table:style-name="ce1">
            <text:p>0.18406167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0.80184760519876108" table:formula="msoxl:=(0.5*1.52*1.60217657E-19+0.75*1.3806488E-23*A357*LN((2*0.45*0.082)^(1/3)/0.067))/1.60217657E-19" table:style-name="ce1">
            <text:p>0.80184760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150494201281083" table:formula="msoxl:=(0.5*0.81*1.60217657E-19+0.75*1.3806488E-23*A357*LN((2*0.3*0.052)^(1/3)/0.041))/1.60217657E-19" table:style-name="ce1">
            <text:p>0.45150494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378098442483299" table:formula="msoxl:=(0.5*1.42*1.60217657E-19+0.75*1.3806488E-23*A357*LN((2*0.65*0.12)^(1/3)/0.079))/1.60217657E-19" table:style-name="ce1">
            <text:p>0.75378098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649947146630371" table:formula="msoxl:=(0.5*0.42*1.60217657E-19+0.75*1.3806488E-23*A357*LN((2*0.41*0.025)^(1/3)/0.023))/1.60217657E-19" table:style-name="ce1">
            <text:p>0.26649947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424367035624276" table:formula="msoxl:=(0.5*0.24*1.60217657E-19+0.75*1.3806488E-23*A357*LN((2*0.4*0.016)^(1/3)/0.014))/1.60217657E-19" table:style-name="ce1">
            <text:p>0.1842436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0.8019661536554149" table:formula="msoxl:=(0.5*1.52*1.60217657E-19+0.75*1.3806488E-23*A358*LN((2*0.45*0.082)^(1/3)/0.067))/1.60217657E-19" table:style-name="ce1">
            <text:p>0.80196615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163668405817292" table:formula="msoxl:=(0.5*0.81*1.60217657E-19+0.75*1.3806488E-23*A358*LN((2*0.3*0.052)^(1/3)/0.041))/1.60217657E-19" table:style-name="ce1">
            <text:p>0.45163668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390500987646136" table:formula="msoxl:=(0.5*1.42*1.60217657E-19+0.75*1.3806488E-23*A358*LN((2*0.65*0.12)^(1/3)/0.079))/1.60217657E-19" table:style-name="ce1">
            <text:p>0.7539050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665952662626491" table:formula="msoxl:=(0.5*0.42*1.60217657E-19+0.75*1.3806488E-23*A358*LN((2*0.41*0.025)^(1/3)/0.023))/1.60217657E-19" table:style-name="ce1">
            <text:p>0.26665952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44256637566854" table:formula="msoxl:=(0.5*0.24*1.60217657E-19+0.75*1.3806488E-23*A358*LN((2*0.4*0.016)^(1/3)/0.014))/1.60217657E-19" table:style-name="ce1">
            <text:p>0.18442566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0.8020847021120685" table:formula="msoxl:=(0.5*1.52*1.60217657E-19+0.75*1.3806488E-23*A359*LN((2*0.45*0.082)^(1/3)/0.067))/1.60217657E-19" table:style-name="ce1">
            <text:p>0.80208470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176842610353501" table:formula="msoxl:=(0.5*0.81*1.60217657E-19+0.75*1.3806488E-23*A359*LN((2*0.3*0.052)^(1/3)/0.041))/1.60217657E-19" table:style-name="ce1">
            <text:p>0.45176842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402903532808974" table:formula="msoxl:=(0.5*1.42*1.60217657E-19+0.75*1.3806488E-23*A359*LN((2*0.65*0.12)^(1/3)/0.079))/1.60217657E-19" table:style-name="ce1">
            <text:p>0.75402903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681958178622611" table:formula="msoxl:=(0.5*0.42*1.60217657E-19+0.75*1.3806488E-23*A359*LN((2*0.41*0.025)^(1/3)/0.023))/1.60217657E-19" table:style-name="ce1">
            <text:p>0.26681958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460765715712799" table:formula="msoxl:=(0.5*0.24*1.60217657E-19+0.75*1.3806488E-23*A359*LN((2*0.4*0.016)^(1/3)/0.014))/1.60217657E-19" table:style-name="ce1">
            <text:p>0.18460765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0.80220325056872221" table:formula="msoxl:=(0.5*1.52*1.60217657E-19+0.75*1.3806488E-23*A360*LN((2*0.45*0.082)^(1/3)/0.067))/1.60217657E-19" table:style-name="ce1">
            <text:p>0.80220325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190016814889711" table:formula="msoxl:=(0.5*0.81*1.60217657E-19+0.75*1.3806488E-23*A360*LN((2*0.3*0.052)^(1/3)/0.041))/1.60217657E-19" table:style-name="ce1">
            <text:p>0.45190016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415306077971822" table:formula="msoxl:=(0.5*1.42*1.60217657E-19+0.75*1.3806488E-23*A360*LN((2*0.65*0.12)^(1/3)/0.079))/1.60217657E-19" table:style-name="ce1">
            <text:p>0.75415306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697963694618732" table:formula="msoxl:=(0.5*0.42*1.60217657E-19+0.75*1.3806488E-23*A360*LN((2*0.41*0.025)^(1/3)/0.023))/1.60217657E-19" table:style-name="ce1">
            <text:p>0.26697963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47896505575706" table:formula="msoxl:=(0.5*0.24*1.60217657E-19+0.75*1.3806488E-23*A360*LN((2*0.4*0.016)^(1/3)/0.014))/1.60217657E-19" table:style-name="ce1">
            <text:p>0.18478965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0.80232179902537604" table:formula="msoxl:=(0.5*1.52*1.60217657E-19+0.75*1.3806488E-23*A361*LN((2*0.45*0.082)^(1/3)/0.067))/1.60217657E-19" table:style-name="ce1">
            <text:p>0.80232179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203191019425915" table:formula="msoxl:=(0.5*0.81*1.60217657E-19+0.75*1.3806488E-23*A361*LN((2*0.3*0.052)^(1/3)/0.041))/1.60217657E-19" table:style-name="ce1">
            <text:p>0.4520319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427708623134671" table:formula="msoxl:=(0.5*1.42*1.60217657E-19+0.75*1.3806488E-23*A361*LN((2*0.65*0.12)^(1/3)/0.079))/1.60217657E-19" table:style-name="ce1">
            <text:p>0.75427708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713969210614852" table:formula="msoxl:=(0.5*0.42*1.60217657E-19+0.75*1.3806488E-23*A361*LN((2*0.41*0.025)^(1/3)/0.023))/1.60217657E-19" table:style-name="ce1">
            <text:p>0.26713969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497164395801324" table:formula="msoxl:=(0.5*0.24*1.60217657E-19+0.75*1.3806488E-23*A361*LN((2*0.4*0.016)^(1/3)/0.014))/1.60217657E-19" table:style-name="ce1">
            <text:p>0.18497164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0.80244034748202975" table:formula="msoxl:=(0.5*1.52*1.60217657E-19+0.75*1.3806488E-23*A362*LN((2*0.45*0.082)^(1/3)/0.067))/1.60217657E-19" table:style-name="ce1">
            <text:p>0.80244034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216365223962124" table:formula="msoxl:=(0.5*0.81*1.60217657E-19+0.75*1.3806488E-23*A362*LN((2*0.3*0.052)^(1/3)/0.041))/1.60217657E-19" table:style-name="ce1">
            <text:p>0.45216365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440111168297508" table:formula="msoxl:=(0.5*1.42*1.60217657E-19+0.75*1.3806488E-23*A362*LN((2*0.65*0.12)^(1/3)/0.079))/1.60217657E-19" table:style-name="ce1">
            <text:p>0.75440111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729974726610972" table:formula="msoxl:=(0.5*0.42*1.60217657E-19+0.75*1.3806488E-23*A362*LN((2*0.41*0.025)^(1/3)/0.023))/1.60217657E-19" table:style-name="ce1">
            <text:p>0.26729974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515363735845583" table:formula="msoxl:=(0.5*0.24*1.60217657E-19+0.75*1.3806488E-23*A362*LN((2*0.4*0.016)^(1/3)/0.014))/1.60217657E-19" table:style-name="ce1">
            <text:p>0.18515363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0.80255889593868335" table:formula="msoxl:=(0.5*1.52*1.60217657E-19+0.75*1.3806488E-23*A363*LN((2*0.45*0.082)^(1/3)/0.067))/1.60217657E-19" table:style-name="ce1">
            <text:p>0.80255889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229539428498328" table:formula="msoxl:=(0.5*0.81*1.60217657E-19+0.75*1.3806488E-23*A363*LN((2*0.3*0.052)^(1/3)/0.041))/1.60217657E-19" table:style-name="ce1">
            <text:p>0.45229539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452513713460345" table:formula="msoxl:=(0.5*1.42*1.60217657E-19+0.75*1.3806488E-23*A363*LN((2*0.65*0.12)^(1/3)/0.079))/1.60217657E-19" table:style-name="ce1">
            <text:p>0.75452513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745980242607093" table:formula="msoxl:=(0.5*0.42*1.60217657E-19+0.75*1.3806488E-23*A363*LN((2*0.41*0.025)^(1/3)/0.023))/1.60217657E-19" table:style-name="ce1">
            <text:p>0.26745980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533563075889847" table:formula="msoxl:=(0.5*0.24*1.60217657E-19+0.75*1.3806488E-23*A363*LN((2*0.4*0.016)^(1/3)/0.014))/1.60217657E-19" table:style-name="ce1">
            <text:p>0.18533563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0.80267744439533717" table:formula="msoxl:=(0.5*1.52*1.60217657E-19+0.75*1.3806488E-23*A364*LN((2*0.45*0.082)^(1/3)/0.067))/1.60217657E-19" table:style-name="ce1">
            <text:p>0.80267744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242713633034537" table:formula="msoxl:=(0.5*0.81*1.60217657E-19+0.75*1.3806488E-23*A364*LN((2*0.3*0.052)^(1/3)/0.041))/1.60217657E-19" table:style-name="ce1">
            <text:p>0.45242713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464916258623194" table:formula="msoxl:=(0.5*1.42*1.60217657E-19+0.75*1.3806488E-23*A364*LN((2*0.65*0.12)^(1/3)/0.079))/1.60217657E-19" table:style-name="ce1">
            <text:p>0.75464916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761985758603213" table:formula="msoxl:=(0.5*0.42*1.60217657E-19+0.75*1.3806488E-23*A364*LN((2*0.41*0.025)^(1/3)/0.023))/1.60217657E-19" table:style-name="ce1">
            <text:p>0.26761985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551762415934106" table:formula="msoxl:=(0.5*0.24*1.60217657E-19+0.75*1.3806488E-23*A364*LN((2*0.4*0.016)^(1/3)/0.014))/1.60217657E-19" table:style-name="ce1">
            <text:p>0.18551762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0.80279599285199088" table:formula="msoxl:=(0.5*1.52*1.60217657E-19+0.75*1.3806488E-23*A365*LN((2*0.45*0.082)^(1/3)/0.067))/1.60217657E-19" table:style-name="ce1">
            <text:p>0.80279599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255887837570741" table:formula="msoxl:=(0.5*0.81*1.60217657E-19+0.75*1.3806488E-23*A365*LN((2*0.3*0.052)^(1/3)/0.041))/1.60217657E-19" table:style-name="ce1">
            <text:p>0.45255887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477318803786031" table:formula="msoxl:=(0.5*1.42*1.60217657E-19+0.75*1.3806488E-23*A365*LN((2*0.65*0.12)^(1/3)/0.079))/1.60217657E-19" table:style-name="ce1">
            <text:p>0.75477318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777991274599328" table:formula="msoxl:=(0.5*0.42*1.60217657E-19+0.75*1.3806488E-23*A365*LN((2*0.41*0.025)^(1/3)/0.023))/1.60217657E-19" table:style-name="ce1">
            <text:p>0.26777991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569961755978368" table:formula="msoxl:=(0.5*0.24*1.60217657E-19+0.75*1.3806488E-23*A365*LN((2*0.4*0.016)^(1/3)/0.014))/1.60217657E-19" table:style-name="ce1">
            <text:p>0.18569961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0.80291454130864448" table:formula="msoxl:=(0.5*1.52*1.60217657E-19+0.75*1.3806488E-23*A366*LN((2*0.45*0.082)^(1/3)/0.067))/1.60217657E-19" table:style-name="ce1">
            <text:p>0.80291454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269062042106956" table:formula="msoxl:=(0.5*0.81*1.60217657E-19+0.75*1.3806488E-23*A366*LN((2*0.3*0.052)^(1/3)/0.041))/1.60217657E-19" table:style-name="ce1">
            <text:p>0.4526906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489721348948868" table:formula="msoxl:=(0.5*1.42*1.60217657E-19+0.75*1.3806488E-23*A366*LN((2*0.65*0.12)^(1/3)/0.079))/1.60217657E-19" table:style-name="ce1">
            <text:p>0.75489721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793996790595453" table:formula="msoxl:=(0.5*0.42*1.60217657E-19+0.75*1.3806488E-23*A366*LN((2*0.41*0.025)^(1/3)/0.023))/1.60217657E-19" table:style-name="ce1">
            <text:p>0.26793996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588161096022632" table:formula="msoxl:=(0.5*0.24*1.60217657E-19+0.75*1.3806488E-23*A366*LN((2*0.4*0.016)^(1/3)/0.014))/1.60217657E-19" table:style-name="ce1">
            <text:p>0.18588161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0.8030330897652983" table:formula="msoxl:=(0.5*1.52*1.60217657E-19+0.75*1.3806488E-23*A367*LN((2*0.45*0.082)^(1/3)/0.067))/1.60217657E-19" table:style-name="ce1">
            <text:p>0.8030330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282236246643159" table:formula="msoxl:=(0.5*0.81*1.60217657E-19+0.75*1.3806488E-23*A367*LN((2*0.3*0.052)^(1/3)/0.041))/1.60217657E-19" table:style-name="ce1">
            <text:p>0.45282236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502123894111717" table:formula="msoxl:=(0.5*1.42*1.60217657E-19+0.75*1.3806488E-23*A367*LN((2*0.65*0.12)^(1/3)/0.079))/1.60217657E-19" table:style-name="ce1">
            <text:p>0.75502123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810002306591574" table:formula="msoxl:=(0.5*0.42*1.60217657E-19+0.75*1.3806488E-23*A367*LN((2*0.41*0.025)^(1/3)/0.023))/1.60217657E-19" table:style-name="ce1">
            <text:p>0.26810002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60636043606689" table:formula="msoxl:=(0.5*0.24*1.60217657E-19+0.75*1.3806488E-23*A367*LN((2*0.4*0.016)^(1/3)/0.014))/1.60217657E-19" table:style-name="ce1">
            <text:p>0.18606360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0.80315163822195201" table:formula="msoxl:=(0.5*1.52*1.60217657E-19+0.75*1.3806488E-23*A368*LN((2*0.45*0.082)^(1/3)/0.067))/1.60217657E-19" table:style-name="ce1">
            <text:p>0.80315163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295410451179369" table:formula="msoxl:=(0.5*0.81*1.60217657E-19+0.75*1.3806488E-23*A368*LN((2*0.3*0.052)^(1/3)/0.041))/1.60217657E-19" table:style-name="ce1">
            <text:p>0.45295410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514526439274565" table:formula="msoxl:=(0.5*1.42*1.60217657E-19+0.75*1.3806488E-23*A368*LN((2*0.65*0.12)^(1/3)/0.079))/1.60217657E-19" table:style-name="ce1">
            <text:p>0.75514526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826007822587689" table:formula="msoxl:=(0.5*0.42*1.60217657E-19+0.75*1.3806488E-23*A368*LN((2*0.41*0.025)^(1/3)/0.023))/1.60217657E-19" table:style-name="ce1">
            <text:p>0.26826007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624559776111149" table:formula="msoxl:=(0.5*0.24*1.60217657E-19+0.75*1.3806488E-23*A368*LN((2*0.4*0.016)^(1/3)/0.014))/1.60217657E-19" table:style-name="ce1">
            <text:p>0.18624559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0.80327018667860561" table:formula="msoxl:=(0.5*1.52*1.60217657E-19+0.75*1.3806488E-23*A369*LN((2*0.45*0.082)^(1/3)/0.067))/1.60217657E-19" table:style-name="ce1">
            <text:p>0.80327018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308584655715572" table:formula="msoxl:=(0.5*0.81*1.60217657E-19+0.75*1.3806488E-23*A369*LN((2*0.3*0.052)^(1/3)/0.041))/1.60217657E-19" table:style-name="ce1">
            <text:p>0.45308584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526928984437403" table:formula="msoxl:=(0.5*1.42*1.60217657E-19+0.75*1.3806488E-23*A369*LN((2*0.65*0.12)^(1/3)/0.079))/1.60217657E-19" table:style-name="ce1">
            <text:p>0.7552692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842013338583809" table:formula="msoxl:=(0.5*0.42*1.60217657E-19+0.75*1.3806488E-23*A369*LN((2*0.41*0.025)^(1/3)/0.023))/1.60217657E-19" table:style-name="ce1">
            <text:p>0.26842013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642759116155413" table:formula="msoxl:=(0.5*0.24*1.60217657E-19+0.75*1.3806488E-23*A369*LN((2*0.4*0.016)^(1/3)/0.014))/1.60217657E-19" table:style-name="ce1">
            <text:p>0.18642759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0.80338873513525944" table:formula="msoxl:=(0.5*1.52*1.60217657E-19+0.75*1.3806488E-23*A370*LN((2*0.45*0.082)^(1/3)/0.067))/1.60217657E-19" table:style-name="ce1">
            <text:p>0.80338873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321758860251776" table:formula="msoxl:=(0.5*0.81*1.60217657E-19+0.75*1.3806488E-23*A370*LN((2*0.3*0.052)^(1/3)/0.041))/1.60217657E-19" table:style-name="ce1">
            <text:p>0.45321758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53933152960024" table:formula="msoxl:=(0.5*1.42*1.60217657E-19+0.75*1.3806488E-23*A370*LN((2*0.65*0.12)^(1/3)/0.079))/1.60217657E-19" table:style-name="ce1">
            <text:p>0.75539331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858018854579935" table:formula="msoxl:=(0.5*0.42*1.60217657E-19+0.75*1.3806488E-23*A370*LN((2*0.41*0.025)^(1/3)/0.023))/1.60217657E-19" table:style-name="ce1">
            <text:p>0.26858018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660958456199675" table:formula="msoxl:=(0.5*0.24*1.60217657E-19+0.75*1.3806488E-23*A370*LN((2*0.4*0.016)^(1/3)/0.014))/1.60217657E-19" table:style-name="ce1">
            <text:p>0.18660958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0.80350728359191315" table:formula="msoxl:=(0.5*1.52*1.60217657E-19+0.75*1.3806488E-23*A371*LN((2*0.45*0.082)^(1/3)/0.067))/1.60217657E-19" table:style-name="ce1">
            <text:p>0.80350728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334933064787986" table:formula="msoxl:=(0.5*0.81*1.60217657E-19+0.75*1.3806488E-23*A371*LN((2*0.3*0.052)^(1/3)/0.041))/1.60217657E-19" table:style-name="ce1">
            <text:p>0.45334933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551734074763088" table:formula="msoxl:=(0.5*1.42*1.60217657E-19+0.75*1.3806488E-23*A371*LN((2*0.65*0.12)^(1/3)/0.079))/1.60217657E-19" table:style-name="ce1">
            <text:p>0.75551734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87402437057605" table:formula="msoxl:=(0.5*0.42*1.60217657E-19+0.75*1.3806488E-23*A371*LN((2*0.41*0.025)^(1/3)/0.023))/1.60217657E-19" table:style-name="ce1">
            <text:p>0.26874024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679157796243936" table:formula="msoxl:=(0.5*0.24*1.60217657E-19+0.75*1.3806488E-23*A371*LN((2*0.4*0.016)^(1/3)/0.014))/1.60217657E-19" table:style-name="ce1">
            <text:p>0.18679157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0.80362583204856697" table:formula="msoxl:=(0.5*1.52*1.60217657E-19+0.75*1.3806488E-23*A372*LN((2*0.45*0.082)^(1/3)/0.067))/1.60217657E-19" table:style-name="ce1">
            <text:p>0.80362583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348107269324189" table:formula="msoxl:=(0.5*0.81*1.60217657E-19+0.75*1.3806488E-23*A372*LN((2*0.3*0.052)^(1/3)/0.041))/1.60217657E-19" table:style-name="ce1">
            <text:p>0.45348107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564136619925926" table:formula="msoxl:=(0.5*1.42*1.60217657E-19+0.75*1.3806488E-23*A372*LN((2*0.65*0.12)^(1/3)/0.079))/1.60217657E-19" table:style-name="ce1">
            <text:p>0.75564136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89002988657217" table:formula="msoxl:=(0.5*0.42*1.60217657E-19+0.75*1.3806488E-23*A372*LN((2*0.41*0.025)^(1/3)/0.023))/1.60217657E-19" table:style-name="ce1">
            <text:p>0.26890029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697357136288198" table:formula="msoxl:=(0.5*0.24*1.60217657E-19+0.75*1.3806488E-23*A372*LN((2*0.4*0.016)^(1/3)/0.014))/1.60217657E-19" table:style-name="ce1">
            <text:p>0.18697357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0.80374438050522057" table:formula="msoxl:=(0.5*1.52*1.60217657E-19+0.75*1.3806488E-23*A373*LN((2*0.45*0.082)^(1/3)/0.067))/1.60217657E-19" table:style-name="ce1">
            <text:p>0.80374438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361281473860399" table:formula="msoxl:=(0.5*0.81*1.60217657E-19+0.75*1.3806488E-23*A373*LN((2*0.3*0.052)^(1/3)/0.041))/1.60217657E-19" table:style-name="ce1">
            <text:p>0.45361281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576539165088774" table:formula="msoxl:=(0.5*1.42*1.60217657E-19+0.75*1.3806488E-23*A373*LN((2*0.65*0.12)^(1/3)/0.079))/1.60217657E-19" table:style-name="ce1">
            <text:p>0.75576539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90603540256829" table:formula="msoxl:=(0.5*0.42*1.60217657E-19+0.75*1.3806488E-23*A373*LN((2*0.41*0.025)^(1/3)/0.023))/1.60217657E-19" table:style-name="ce1">
            <text:p>0.26906035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715556476332457" table:formula="msoxl:=(0.5*0.24*1.60217657E-19+0.75*1.3806488E-23*A373*LN((2*0.4*0.016)^(1/3)/0.014))/1.60217657E-19" table:style-name="ce1">
            <text:p>0.18715556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0.80386292896187428" table:formula="msoxl:=(0.5*1.52*1.60217657E-19+0.75*1.3806488E-23*A374*LN((2*0.45*0.082)^(1/3)/0.067))/1.60217657E-19" table:style-name="ce1">
            <text:p>0.80386292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374455678396608" table:formula="msoxl:=(0.5*0.81*1.60217657E-19+0.75*1.3806488E-23*A374*LN((2*0.3*0.052)^(1/3)/0.041))/1.60217657E-19" table:style-name="ce1">
            <text:p>0.45374455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588941710251623" table:formula="msoxl:=(0.5*1.42*1.60217657E-19+0.75*1.3806488E-23*A374*LN((2*0.65*0.12)^(1/3)/0.079))/1.60217657E-19" table:style-name="ce1">
            <text:p>0.75588941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922040918564411" table:formula="msoxl:=(0.5*0.42*1.60217657E-19+0.75*1.3806488E-23*A374*LN((2*0.41*0.025)^(1/3)/0.023))/1.60217657E-19" table:style-name="ce1">
            <text:p>0.26922040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733755816376721" table:formula="msoxl:=(0.5*0.24*1.60217657E-19+0.75*1.3806488E-23*A374*LN((2*0.4*0.016)^(1/3)/0.014))/1.60217657E-19" table:style-name="ce1">
            <text:p>0.18733755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0.80398147741852788" table:formula="msoxl:=(0.5*1.52*1.60217657E-19+0.75*1.3806488E-23*A375*LN((2*0.45*0.082)^(1/3)/0.067))/1.60217657E-19" table:style-name="ce1">
            <text:p>0.80398147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387629882932817" table:formula="msoxl:=(0.5*0.81*1.60217657E-19+0.75*1.3806488E-23*A375*LN((2*0.3*0.052)^(1/3)/0.041))/1.60217657E-19" table:style-name="ce1">
            <text:p>0.45387629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60134425541446" table:formula="msoxl:=(0.5*1.42*1.60217657E-19+0.75*1.3806488E-23*A375*LN((2*0.65*0.12)^(1/3)/0.079))/1.60217657E-19" table:style-name="ce1">
            <text:p>0.75601344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938046434560531" table:formula="msoxl:=(0.5*0.42*1.60217657E-19+0.75*1.3806488E-23*A375*LN((2*0.41*0.025)^(1/3)/0.023))/1.60217657E-19" table:style-name="ce1">
            <text:p>0.26938046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751955156420982" table:formula="msoxl:=(0.5*0.24*1.60217657E-19+0.75*1.3806488E-23*A375*LN((2*0.4*0.016)^(1/3)/0.014))/1.60217657E-19" table:style-name="ce1">
            <text:p>0.18751955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0.8041000258751817" table:formula="msoxl:=(0.5*1.52*1.60217657E-19+0.75*1.3806488E-23*A376*LN((2*0.45*0.082)^(1/3)/0.067))/1.60217657E-19" table:style-name="ce1">
            <text:p>0.80410002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400804087469021" table:formula="msoxl:=(0.5*0.81*1.60217657E-19+0.75*1.3806488E-23*A376*LN((2*0.3*0.052)^(1/3)/0.041))/1.60217657E-19" table:style-name="ce1">
            <text:p>0.45400804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613746800577297" table:formula="msoxl:=(0.5*1.42*1.60217657E-19+0.75*1.3806488E-23*A376*LN((2*0.65*0.12)^(1/3)/0.079))/1.60217657E-19" table:style-name="ce1">
            <text:p>0.75613746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954051950556651" table:formula="msoxl:=(0.5*0.42*1.60217657E-19+0.75*1.3806488E-23*A376*LN((2*0.41*0.025)^(1/3)/0.023))/1.60217657E-19" table:style-name="ce1">
            <text:p>0.2695405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770154496465244" table:formula="msoxl:=(0.5*0.24*1.60217657E-19+0.75*1.3806488E-23*A376*LN((2*0.4*0.016)^(1/3)/0.014))/1.60217657E-19" table:style-name="ce1">
            <text:p>0.18770154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0.80421857433183541" table:formula="msoxl:=(0.5*1.52*1.60217657E-19+0.75*1.3806488E-23*A377*LN((2*0.45*0.082)^(1/3)/0.067))/1.60217657E-19" table:style-name="ce1">
            <text:p>0.80421857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41397829200523" table:formula="msoxl:=(0.5*0.81*1.60217657E-19+0.75*1.3806488E-23*A377*LN((2*0.3*0.052)^(1/3)/0.041))/1.60217657E-19" table:style-name="ce1">
            <text:p>0.45413978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626149345740135" table:formula="msoxl:=(0.5*1.42*1.60217657E-19+0.75*1.3806488E-23*A377*LN((2*0.65*0.12)^(1/3)/0.079))/1.60217657E-19" table:style-name="ce1">
            <text:p>0.75626149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970057466552771" table:formula="msoxl:=(0.5*0.42*1.60217657E-19+0.75*1.3806488E-23*A377*LN((2*0.41*0.025)^(1/3)/0.023))/1.60217657E-19" table:style-name="ce1">
            <text:p>0.26970057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788353836509505" table:formula="msoxl:=(0.5*0.24*1.60217657E-19+0.75*1.3806488E-23*A377*LN((2*0.4*0.016)^(1/3)/0.014))/1.60217657E-19" table:style-name="ce1">
            <text:p>0.18788353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0.80433712278848923" table:formula="msoxl:=(0.5*1.52*1.60217657E-19+0.75*1.3806488E-23*A378*LN((2*0.45*0.082)^(1/3)/0.067))/1.60217657E-19" table:style-name="ce1">
            <text:p>0.80433712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427152496541434" table:formula="msoxl:=(0.5*0.81*1.60217657E-19+0.75*1.3806488E-23*A378*LN((2*0.3*0.052)^(1/3)/0.041))/1.60217657E-19" table:style-name="ce1">
            <text:p>0.45427152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638551890902983" table:formula="msoxl:=(0.5*1.42*1.60217657E-19+0.75*1.3806488E-23*A378*LN((2*0.65*0.12)^(1/3)/0.079))/1.60217657E-19" table:style-name="ce1">
            <text:p>0.75638551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6986062982548892" table:formula="msoxl:=(0.5*0.42*1.60217657E-19+0.75*1.3806488E-23*A378*LN((2*0.41*0.025)^(1/3)/0.023))/1.60217657E-19" table:style-name="ce1">
            <text:p>0.2698606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806553176553764" table:formula="msoxl:=(0.5*0.24*1.60217657E-19+0.75*1.3806488E-23*A378*LN((2*0.4*0.016)^(1/3)/0.014))/1.60217657E-19" table:style-name="ce1">
            <text:p>0.18806553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0.80445567124514283" table:formula="msoxl:=(0.5*1.52*1.60217657E-19+0.75*1.3806488E-23*A379*LN((2*0.45*0.082)^(1/3)/0.067))/1.60217657E-19" table:style-name="ce1">
            <text:p>0.80445567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440326701077638" table:formula="msoxl:=(0.5*0.81*1.60217657E-19+0.75*1.3806488E-23*A379*LN((2*0.3*0.052)^(1/3)/0.041))/1.60217657E-19" table:style-name="ce1">
            <text:p>0.45440326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650954436065831" table:formula="msoxl:=(0.5*1.42*1.60217657E-19+0.75*1.3806488E-23*A379*LN((2*0.65*0.12)^(1/3)/0.079))/1.60217657E-19" table:style-name="ce1">
            <text:p>0.75650954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002068498545007" table:formula="msoxl:=(0.5*0.42*1.60217657E-19+0.75*1.3806488E-23*A379*LN((2*0.41*0.025)^(1/3)/0.023))/1.60217657E-19" table:style-name="ce1">
            <text:p>0.27002068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824752516598028" table:formula="msoxl:=(0.5*0.24*1.60217657E-19+0.75*1.3806488E-23*A379*LN((2*0.4*0.016)^(1/3)/0.014))/1.60217657E-19" table:style-name="ce1">
            <text:p>0.18824752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0.80457421970179654" table:formula="msoxl:=(0.5*1.52*1.60217657E-19+0.75*1.3806488E-23*A380*LN((2*0.45*0.082)^(1/3)/0.067))/1.60217657E-19" table:style-name="ce1">
            <text:p>0.8045742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453500905613847" table:formula="msoxl:=(0.5*0.81*1.60217657E-19+0.75*1.3806488E-23*A380*LN((2*0.3*0.052)^(1/3)/0.041))/1.60217657E-19" table:style-name="ce1">
            <text:p>0.45453500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663356981228669" table:formula="msoxl:=(0.5*1.42*1.60217657E-19+0.75*1.3806488E-23*A380*LN((2*0.65*0.12)^(1/3)/0.079))/1.60217657E-19" table:style-name="ce1">
            <text:p>0.7566335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018074014541132" table:formula="msoxl:=(0.5*0.42*1.60217657E-19+0.75*1.3806488E-23*A380*LN((2*0.41*0.025)^(1/3)/0.023))/1.60217657E-19" table:style-name="ce1">
            <text:p>0.2701807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84295185664229" table:formula="msoxl:=(0.5*0.24*1.60217657E-19+0.75*1.3806488E-23*A380*LN((2*0.4*0.016)^(1/3)/0.014))/1.60217657E-19" table:style-name="ce1">
            <text:p>0.18842951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0.80469276815845014" table:formula="msoxl:=(0.5*1.52*1.60217657E-19+0.75*1.3806488E-23*A381*LN((2*0.45*0.082)^(1/3)/0.067))/1.60217657E-19" table:style-name="ce1">
            <text:p>0.80469276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466675110150051" table:formula="msoxl:=(0.5*0.81*1.60217657E-19+0.75*1.3806488E-23*A381*LN((2*0.3*0.052)^(1/3)/0.041))/1.60217657E-19" table:style-name="ce1">
            <text:p>0.45466675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675759526391517" table:formula="msoxl:=(0.5*1.42*1.60217657E-19+0.75*1.3806488E-23*A381*LN((2*0.65*0.12)^(1/3)/0.079))/1.60217657E-19" table:style-name="ce1">
            <text:p>0.75675759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034079530537253" table:formula="msoxl:=(0.5*0.42*1.60217657E-19+0.75*1.3806488E-23*A381*LN((2*0.41*0.025)^(1/3)/0.023))/1.60217657E-19" table:style-name="ce1">
            <text:p>0.27034079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861151196686551" table:formula="msoxl:=(0.5*0.24*1.60217657E-19+0.75*1.3806488E-23*A381*LN((2*0.4*0.016)^(1/3)/0.014))/1.60217657E-19" table:style-name="ce1">
            <text:p>0.18861151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0.80481131661510397" table:formula="msoxl:=(0.5*1.52*1.60217657E-19+0.75*1.3806488E-23*A382*LN((2*0.45*0.082)^(1/3)/0.067))/1.60217657E-19" table:style-name="ce1">
            <text:p>0.80481131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479849314686266" table:formula="msoxl:=(0.5*0.81*1.60217657E-19+0.75*1.3806488E-23*A382*LN((2*0.3*0.052)^(1/3)/0.041))/1.60217657E-19" table:style-name="ce1">
            <text:p>0.45479849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688162071554355" table:formula="msoxl:=(0.5*1.42*1.60217657E-19+0.75*1.3806488E-23*A382*LN((2*0.65*0.12)^(1/3)/0.079))/1.60217657E-19" table:style-name="ce1">
            <text:p>0.75688162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050085046533373" table:formula="msoxl:=(0.5*0.42*1.60217657E-19+0.75*1.3806488E-23*A382*LN((2*0.41*0.025)^(1/3)/0.023))/1.60217657E-19" table:style-name="ce1">
            <text:p>0.2705008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879350536730813" table:formula="msoxl:=(0.5*0.24*1.60217657E-19+0.75*1.3806488E-23*A382*LN((2*0.4*0.016)^(1/3)/0.014))/1.60217657E-19" table:style-name="ce1">
            <text:p>0.18879350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0.80492986507175768" table:formula="msoxl:=(0.5*1.52*1.60217657E-19+0.75*1.3806488E-23*A383*LN((2*0.45*0.082)^(1/3)/0.067))/1.60217657E-19" table:style-name="ce1">
            <text:p>0.80492986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49302351922247" table:formula="msoxl:=(0.5*0.81*1.60217657E-19+0.75*1.3806488E-23*A383*LN((2*0.3*0.052)^(1/3)/0.041))/1.60217657E-19" table:style-name="ce1">
            <text:p>0.45493023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700564616717192" table:formula="msoxl:=(0.5*1.42*1.60217657E-19+0.75*1.3806488E-23*A383*LN((2*0.65*0.12)^(1/3)/0.079))/1.60217657E-19" table:style-name="ce1">
            <text:p>0.75700564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066090562529488" table:formula="msoxl:=(0.5*0.42*1.60217657E-19+0.75*1.3806488E-23*A383*LN((2*0.41*0.025)^(1/3)/0.023))/1.60217657E-19" table:style-name="ce1">
            <text:p>0.27066090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897549876775072" table:formula="msoxl:=(0.5*0.24*1.60217657E-19+0.75*1.3806488E-23*A383*LN((2*0.4*0.016)^(1/3)/0.014))/1.60217657E-19" table:style-name="ce1">
            <text:p>0.18897549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0.8050484135284115" table:formula="msoxl:=(0.5*1.52*1.60217657E-19+0.75*1.3806488E-23*A384*LN((2*0.45*0.082)^(1/3)/0.067))/1.60217657E-19" table:style-name="ce1">
            <text:p>0.80504841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506197723758679" table:formula="msoxl:=(0.5*0.81*1.60217657E-19+0.75*1.3806488E-23*A384*LN((2*0.3*0.052)^(1/3)/0.041))/1.60217657E-19" table:style-name="ce1">
            <text:p>0.45506197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712967161880029" table:formula="msoxl:=(0.5*1.42*1.60217657E-19+0.75*1.3806488E-23*A384*LN((2*0.65*0.12)^(1/3)/0.079))/1.60217657E-19" table:style-name="ce1">
            <text:p>0.75712967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082096078525614" table:formula="msoxl:=(0.5*0.42*1.60217657E-19+0.75*1.3806488E-23*A384*LN((2*0.41*0.025)^(1/3)/0.023))/1.60217657E-19" table:style-name="ce1">
            <text:p>0.27082096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915749216819336" table:formula="msoxl:=(0.5*0.24*1.60217657E-19+0.75*1.3806488E-23*A384*LN((2*0.4*0.016)^(1/3)/0.014))/1.60217657E-19" table:style-name="ce1">
            <text:p>0.18915749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0.8051669619850651" table:formula="msoxl:=(0.5*1.52*1.60217657E-19+0.75*1.3806488E-23*A385*LN((2*0.45*0.082)^(1/3)/0.067))/1.60217657E-19" table:style-name="ce1">
            <text:p>0.80516696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519371928294883" table:formula="msoxl:=(0.5*0.81*1.60217657E-19+0.75*1.3806488E-23*A385*LN((2*0.3*0.052)^(1/3)/0.041))/1.60217657E-19" table:style-name="ce1">
            <text:p>0.45519371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725369707042889" table:formula="msoxl:=(0.5*1.42*1.60217657E-19+0.75*1.3806488E-23*A385*LN((2*0.65*0.12)^(1/3)/0.079))/1.60217657E-19" table:style-name="ce1">
            <text:p>0.75725369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098101594521734" table:formula="msoxl:=(0.5*0.42*1.60217657E-19+0.75*1.3806488E-23*A385*LN((2*0.41*0.025)^(1/3)/0.023))/1.60217657E-19" table:style-name="ce1">
            <text:p>0.27098101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933948556863597" table:formula="msoxl:=(0.5*0.24*1.60217657E-19+0.75*1.3806488E-23*A385*LN((2*0.4*0.016)^(1/3)/0.014))/1.60217657E-19" table:style-name="ce1">
            <text:p>0.18933948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0.80528551044171881" table:formula="msoxl:=(0.5*1.52*1.60217657E-19+0.75*1.3806488E-23*A386*LN((2*0.45*0.082)^(1/3)/0.067))/1.60217657E-19" table:style-name="ce1">
            <text:p>0.8052855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532546132831092" table:formula="msoxl:=(0.5*0.81*1.60217657E-19+0.75*1.3806488E-23*A386*LN((2*0.3*0.052)^(1/3)/0.041))/1.60217657E-19" table:style-name="ce1">
            <text:p>0.45532546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737772252205726" table:formula="msoxl:=(0.5*1.42*1.60217657E-19+0.75*1.3806488E-23*A386*LN((2*0.65*0.12)^(1/3)/0.079))/1.60217657E-19" table:style-name="ce1">
            <text:p>0.75737772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114107110517849" table:formula="msoxl:=(0.5*0.42*1.60217657E-19+0.75*1.3806488E-23*A386*LN((2*0.41*0.025)^(1/3)/0.023))/1.60217657E-19" table:style-name="ce1">
            <text:p>0.27114107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952147896907859" table:formula="msoxl:=(0.5*0.24*1.60217657E-19+0.75*1.3806488E-23*A386*LN((2*0.4*0.016)^(1/3)/0.014))/1.60217657E-19" table:style-name="ce1">
            <text:p>0.18952147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0.80540405889837263" table:formula="msoxl:=(0.5*1.52*1.60217657E-19+0.75*1.3806488E-23*A387*LN((2*0.45*0.082)^(1/3)/0.067))/1.60217657E-19" table:style-name="ce1">
            <text:p>0.80540405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545720337367296" table:formula="msoxl:=(0.5*0.81*1.60217657E-19+0.75*1.3806488E-23*A387*LN((2*0.3*0.052)^(1/3)/0.041))/1.60217657E-19" table:style-name="ce1">
            <text:p>0.45545720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750174797368564" table:formula="msoxl:=(0.5*1.42*1.60217657E-19+0.75*1.3806488E-23*A387*LN((2*0.65*0.12)^(1/3)/0.079))/1.60217657E-19" table:style-name="ce1">
            <text:p>0.75750174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130112626513969" table:formula="msoxl:=(0.5*0.42*1.60217657E-19+0.75*1.3806488E-23*A387*LN((2*0.41*0.025)^(1/3)/0.023))/1.60217657E-19" table:style-name="ce1">
            <text:p>0.27130112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970347236952118" table:formula="msoxl:=(0.5*0.24*1.60217657E-19+0.75*1.3806488E-23*A387*LN((2*0.4*0.016)^(1/3)/0.014))/1.60217657E-19" table:style-name="ce1">
            <text:p>0.18970347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0.80552260735502623" table:formula="msoxl:=(0.5*1.52*1.60217657E-19+0.75*1.3806488E-23*A388*LN((2*0.45*0.082)^(1/3)/0.067))/1.60217657E-19" table:style-name="ce1">
            <text:p>0.80552260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5588945419035" table:formula="msoxl:=(0.5*0.81*1.60217657E-19+0.75*1.3806488E-23*A388*LN((2*0.3*0.052)^(1/3)/0.041))/1.60217657E-19" table:style-name="ce1">
            <text:p>0.45558894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762577342531412" table:formula="msoxl:=(0.5*1.42*1.60217657E-19+0.75*1.3806488E-23*A388*LN((2*0.65*0.12)^(1/3)/0.079))/1.60217657E-19" table:style-name="ce1">
            <text:p>0.75762577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146118142510095" table:formula="msoxl:=(0.5*0.42*1.60217657E-19+0.75*1.3806488E-23*A388*LN((2*0.41*0.025)^(1/3)/0.023))/1.60217657E-19" table:style-name="ce1">
            <text:p>0.27146118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8988546576996379" table:formula="msoxl:=(0.5*0.24*1.60217657E-19+0.75*1.3806488E-23*A388*LN((2*0.4*0.016)^(1/3)/0.014))/1.60217657E-19" table:style-name="ce1">
            <text:p>0.18988546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0.80564115581167994" table:formula="msoxl:=(0.5*1.52*1.60217657E-19+0.75*1.3806488E-23*A389*LN((2*0.45*0.082)^(1/3)/0.067))/1.60217657E-19" table:style-name="ce1">
            <text:p>0.80564115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572068746439715" table:formula="msoxl:=(0.5*0.81*1.60217657E-19+0.75*1.3806488E-23*A389*LN((2*0.3*0.052)^(1/3)/0.041))/1.60217657E-19" table:style-name="ce1">
            <text:p>0.45572068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774979887694249" table:formula="msoxl:=(0.5*1.42*1.60217657E-19+0.75*1.3806488E-23*A389*LN((2*0.65*0.12)^(1/3)/0.079))/1.60217657E-19" table:style-name="ce1">
            <text:p>0.75774979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16212365850621" table:formula="msoxl:=(0.5*0.42*1.60217657E-19+0.75*1.3806488E-23*A389*LN((2*0.41*0.025)^(1/3)/0.023))/1.60217657E-19" table:style-name="ce1">
            <text:p>0.27162123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006745917040643" table:formula="msoxl:=(0.5*0.24*1.60217657E-19+0.75*1.3806488E-23*A389*LN((2*0.4*0.016)^(1/3)/0.014))/1.60217657E-19" table:style-name="ce1">
            <text:p>0.19006745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0.80575970426833377" table:formula="msoxl:=(0.5*1.52*1.60217657E-19+0.75*1.3806488E-23*A390*LN((2*0.45*0.082)^(1/3)/0.067))/1.60217657E-19" table:style-name="ce1">
            <text:p>0.80575970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585242950975924" table:formula="msoxl:=(0.5*0.81*1.60217657E-19+0.75*1.3806488E-23*A390*LN((2*0.3*0.052)^(1/3)/0.041))/1.60217657E-19" table:style-name="ce1">
            <text:p>0.4558524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787382432857087" table:formula="msoxl:=(0.5*1.42*1.60217657E-19+0.75*1.3806488E-23*A390*LN((2*0.65*0.12)^(1/3)/0.079))/1.60217657E-19" table:style-name="ce1">
            <text:p>0.75787382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17812917450233" table:formula="msoxl:=(0.5*0.42*1.60217657E-19+0.75*1.3806488E-23*A390*LN((2*0.41*0.025)^(1/3)/0.023))/1.60217657E-19" table:style-name="ce1">
            <text:p>0.27178129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024945257084902" table:formula="msoxl:=(0.5*0.24*1.60217657E-19+0.75*1.3806488E-23*A390*LN((2*0.4*0.016)^(1/3)/0.014))/1.60217657E-19" table:style-name="ce1">
            <text:p>0.19024945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0.80587825272498748" table:formula="msoxl:=(0.5*1.52*1.60217657E-19+0.75*1.3806488E-23*A391*LN((2*0.45*0.082)^(1/3)/0.067))/1.60217657E-19" table:style-name="ce1">
            <text:p>0.80587825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598417155512128" table:formula="msoxl:=(0.5*0.81*1.60217657E-19+0.75*1.3806488E-23*A391*LN((2*0.3*0.052)^(1/3)/0.041))/1.60217657E-19" table:style-name="ce1">
            <text:p>0.45598417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799784978019924" table:formula="msoxl:=(0.5*1.42*1.60217657E-19+0.75*1.3806488E-23*A391*LN((2*0.65*0.12)^(1/3)/0.079))/1.60217657E-19" table:style-name="ce1">
            <text:p>0.7579978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194134690498456" table:formula="msoxl:=(0.5*0.42*1.60217657E-19+0.75*1.3806488E-23*A391*LN((2*0.41*0.025)^(1/3)/0.023))/1.60217657E-19" table:style-name="ce1">
            <text:p>0.27194134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043144597129166" table:formula="msoxl:=(0.5*0.24*1.60217657E-19+0.75*1.3806488E-23*A391*LN((2*0.4*0.016)^(1/3)/0.014))/1.60217657E-19" table:style-name="ce1">
            <text:p>0.19043144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0.80599680118164108" table:formula="msoxl:=(0.5*1.52*1.60217657E-19+0.75*1.3806488E-23*A392*LN((2*0.45*0.082)^(1/3)/0.067))/1.60217657E-19" table:style-name="ce1">
            <text:p>0.80599680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611591360048331" table:formula="msoxl:=(0.5*0.81*1.60217657E-19+0.75*1.3806488E-23*A392*LN((2*0.3*0.052)^(1/3)/0.041))/1.60217657E-19" table:style-name="ce1">
            <text:p>0.45611591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812187523182784" table:formula="msoxl:=(0.5*1.42*1.60217657E-19+0.75*1.3806488E-23*A392*LN((2*0.65*0.12)^(1/3)/0.079))/1.60217657E-19" table:style-name="ce1">
            <text:p>0.75812187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210140206494571" table:formula="msoxl:=(0.5*0.42*1.60217657E-19+0.75*1.3806488E-23*A392*LN((2*0.41*0.025)^(1/3)/0.023))/1.60217657E-19" table:style-name="ce1">
            <text:p>0.27210140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061343937173425" table:formula="msoxl:=(0.5*0.24*1.60217657E-19+0.75*1.3806488E-23*A392*LN((2*0.4*0.016)^(1/3)/0.014))/1.60217657E-19" table:style-name="ce1">
            <text:p>0.19061343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0.8061153496382949" table:formula="msoxl:=(0.5*1.52*1.60217657E-19+0.75*1.3806488E-23*A393*LN((2*0.45*0.082)^(1/3)/0.067))/1.60217657E-19" table:style-name="ce1">
            <text:p>0.8061153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624765564584541" table:formula="msoxl:=(0.5*0.81*1.60217657E-19+0.75*1.3806488E-23*A393*LN((2*0.3*0.052)^(1/3)/0.041))/1.60217657E-19" table:style-name="ce1">
            <text:p>0.45624765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824590068345621" table:formula="msoxl:=(0.5*1.42*1.60217657E-19+0.75*1.3806488E-23*A393*LN((2*0.65*0.12)^(1/3)/0.079))/1.60217657E-19" table:style-name="ce1">
            <text:p>0.75824590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226145722490691" table:formula="msoxl:=(0.5*0.42*1.60217657E-19+0.75*1.3806488E-23*A393*LN((2*0.41*0.025)^(1/3)/0.023))/1.60217657E-19" table:style-name="ce1">
            <text:p>0.27226145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079543277217687" table:formula="msoxl:=(0.5*0.24*1.60217657E-19+0.75*1.3806488E-23*A393*LN((2*0.4*0.016)^(1/3)/0.014))/1.60217657E-19" table:style-name="ce1">
            <text:p>0.19079543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0.80623389809494861" table:formula="msoxl:=(0.5*1.52*1.60217657E-19+0.75*1.3806488E-23*A394*LN((2*0.45*0.082)^(1/3)/0.067))/1.60217657E-19" table:style-name="ce1">
            <text:p>0.80623389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637939769120744" table:formula="msoxl:=(0.5*0.81*1.60217657E-19+0.75*1.3806488E-23*A394*LN((2*0.3*0.052)^(1/3)/0.041))/1.60217657E-19" table:style-name="ce1">
            <text:p>0.45637939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836992613508458" table:formula="msoxl:=(0.5*1.42*1.60217657E-19+0.75*1.3806488E-23*A394*LN((2*0.65*0.12)^(1/3)/0.079))/1.60217657E-19" table:style-name="ce1">
            <text:p>0.75836992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242151238486811" table:formula="msoxl:=(0.5*0.42*1.60217657E-19+0.75*1.3806488E-23*A394*LN((2*0.41*0.025)^(1/3)/0.023))/1.60217657E-19" table:style-name="ce1">
            <text:p>0.27242151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097742617261951" table:formula="msoxl:=(0.5*0.24*1.60217657E-19+0.75*1.3806488E-23*A394*LN((2*0.4*0.016)^(1/3)/0.014))/1.60217657E-19" table:style-name="ce1">
            <text:p>0.19097742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0.80635244655160221" table:formula="msoxl:=(0.5*1.52*1.60217657E-19+0.75*1.3806488E-23*A395*LN((2*0.45*0.082)^(1/3)/0.067))/1.60217657E-19" table:style-name="ce1">
            <text:p>0.80635244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651113973656954" table:formula="msoxl:=(0.5*0.81*1.60217657E-19+0.75*1.3806488E-23*A395*LN((2*0.3*0.052)^(1/3)/0.041))/1.60217657E-19" table:style-name="ce1">
            <text:p>0.4565111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849395158671307" table:formula="msoxl:=(0.5*1.42*1.60217657E-19+0.75*1.3806488E-23*A395*LN((2*0.65*0.12)^(1/3)/0.079))/1.60217657E-19" table:style-name="ce1">
            <text:p>0.75849395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258156754482932" table:formula="msoxl:=(0.5*0.42*1.60217657E-19+0.75*1.3806488E-23*A395*LN((2*0.41*0.025)^(1/3)/0.023))/1.60217657E-19" table:style-name="ce1">
            <text:p>0.27258156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115941957306209" table:formula="msoxl:=(0.5*0.24*1.60217657E-19+0.75*1.3806488E-23*A395*LN((2*0.4*0.016)^(1/3)/0.014))/1.60217657E-19" table:style-name="ce1">
            <text:p>0.1911594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0.80647099500825603" table:formula="msoxl:=(0.5*1.52*1.60217657E-19+0.75*1.3806488E-23*A396*LN((2*0.45*0.082)^(1/3)/0.067))/1.60217657E-19" table:style-name="ce1">
            <text:p>0.80647099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664288178193163" table:formula="msoxl:=(0.5*0.81*1.60217657E-19+0.75*1.3806488E-23*A396*LN((2*0.3*0.052)^(1/3)/0.041))/1.60217657E-19" table:style-name="ce1">
            <text:p>0.45664288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861797703834144" table:formula="msoxl:=(0.5*1.42*1.60217657E-19+0.75*1.3806488E-23*A396*LN((2*0.65*0.12)^(1/3)/0.079))/1.60217657E-19" table:style-name="ce1">
            <text:p>0.75861797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274162270479052" table:formula="msoxl:=(0.5*0.42*1.60217657E-19+0.75*1.3806488E-23*A396*LN((2*0.41*0.025)^(1/3)/0.023))/1.60217657E-19" table:style-name="ce1">
            <text:p>0.27274162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134141297350474" table:formula="msoxl:=(0.5*0.24*1.60217657E-19+0.75*1.3806488E-23*A396*LN((2*0.4*0.016)^(1/3)/0.014))/1.60217657E-19" table:style-name="ce1">
            <text:p>0.19134141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0.80658954346490974" table:formula="msoxl:=(0.5*1.52*1.60217657E-19+0.75*1.3806488E-23*A397*LN((2*0.45*0.082)^(1/3)/0.067))/1.60217657E-19" table:style-name="ce1">
            <text:p>0.80658954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677462382729367" table:formula="msoxl:=(0.5*0.81*1.60217657E-19+0.75*1.3806488E-23*A397*LN((2*0.3*0.052)^(1/3)/0.041))/1.60217657E-19" table:style-name="ce1">
            <text:p>0.45677462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874200248996981" table:formula="msoxl:=(0.5*1.42*1.60217657E-19+0.75*1.3806488E-23*A397*LN((2*0.65*0.12)^(1/3)/0.079))/1.60217657E-19" table:style-name="ce1">
            <text:p>0.75874200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290167786475172" table:formula="msoxl:=(0.5*0.42*1.60217657E-19+0.75*1.3806488E-23*A397*LN((2*0.41*0.025)^(1/3)/0.023))/1.60217657E-19" table:style-name="ce1">
            <text:p>0.27290167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152340637394732" table:formula="msoxl:=(0.5*0.24*1.60217657E-19+0.75*1.3806488E-23*A397*LN((2*0.4*0.016)^(1/3)/0.014))/1.60217657E-19" table:style-name="ce1">
            <text:p>0.19152340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0.80670809192156334" table:formula="msoxl:=(0.5*1.52*1.60217657E-19+0.75*1.3806488E-23*A398*LN((2*0.45*0.082)^(1/3)/0.067))/1.60217657E-19" table:style-name="ce1">
            <text:p>0.80670809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690636587265576" table:formula="msoxl:=(0.5*0.81*1.60217657E-19+0.75*1.3806488E-23*A398*LN((2*0.3*0.052)^(1/3)/0.041))/1.60217657E-19" table:style-name="ce1">
            <text:p>0.45690636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886602794159819" table:formula="msoxl:=(0.5*1.42*1.60217657E-19+0.75*1.3806488E-23*A398*LN((2*0.65*0.12)^(1/3)/0.079))/1.60217657E-19" table:style-name="ce1">
            <text:p>0.75886602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306173302471293" table:formula="msoxl:=(0.5*0.42*1.60217657E-19+0.75*1.3806488E-23*A398*LN((2*0.41*0.025)^(1/3)/0.023))/1.60217657E-19" table:style-name="ce1">
            <text:p>0.27306173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170539977438994" table:formula="msoxl:=(0.5*0.24*1.60217657E-19+0.75*1.3806488E-23*A398*LN((2*0.4*0.016)^(1/3)/0.014))/1.60217657E-19" table:style-name="ce1">
            <text:p>0.191705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0.80682664037821716" table:formula="msoxl:=(0.5*1.52*1.60217657E-19+0.75*1.3806488E-23*A399*LN((2*0.45*0.082)^(1/3)/0.067))/1.60217657E-19" table:style-name="ce1">
            <text:p>0.8068266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703810791801786" table:formula="msoxl:=(0.5*0.81*1.60217657E-19+0.75*1.3806488E-23*A399*LN((2*0.3*0.052)^(1/3)/0.041))/1.60217657E-19" table:style-name="ce1">
            <text:p>0.45703810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899005339322678" table:formula="msoxl:=(0.5*1.42*1.60217657E-19+0.75*1.3806488E-23*A399*LN((2*0.65*0.12)^(1/3)/0.079))/1.60217657E-19" table:style-name="ce1">
            <text:p>0.75899005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322178818467413" table:formula="msoxl:=(0.5*0.42*1.60217657E-19+0.75*1.3806488E-23*A399*LN((2*0.41*0.025)^(1/3)/0.023))/1.60217657E-19" table:style-name="ce1">
            <text:p>0.27322178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188739317483258" table:formula="msoxl:=(0.5*0.24*1.60217657E-19+0.75*1.3806488E-23*A399*LN((2*0.4*0.016)^(1/3)/0.014))/1.60217657E-19" table:style-name="ce1">
            <text:p>0.19188739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0.80694518883487087" table:formula="msoxl:=(0.5*1.52*1.60217657E-19+0.75*1.3806488E-23*A400*LN((2*0.45*0.082)^(1/3)/0.067))/1.60217657E-19" table:style-name="ce1">
            <text:p>0.80694518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716984996337989" table:formula="msoxl:=(0.5*0.81*1.60217657E-19+0.75*1.3806488E-23*A400*LN((2*0.3*0.052)^(1/3)/0.041))/1.60217657E-19" table:style-name="ce1">
            <text:p>0.4571698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911407884485516" table:formula="msoxl:=(0.5*1.42*1.60217657E-19+0.75*1.3806488E-23*A400*LN((2*0.65*0.12)^(1/3)/0.079))/1.60217657E-19" table:style-name="ce1">
            <text:p>0.75911407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338184334463533" table:formula="msoxl:=(0.5*0.42*1.60217657E-19+0.75*1.3806488E-23*A400*LN((2*0.41*0.025)^(1/3)/0.023))/1.60217657E-19" table:style-name="ce1">
            <text:p>0.27338184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206938657527517" table:formula="msoxl:=(0.5*0.24*1.60217657E-19+0.75*1.3806488E-23*A400*LN((2*0.4*0.016)^(1/3)/0.014))/1.60217657E-19" table:style-name="ce1">
            <text:p>0.19206938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0.80706373729152447" table:formula="msoxl:=(0.5*1.52*1.60217657E-19+0.75*1.3806488E-23*A401*LN((2*0.45*0.082)^(1/3)/0.067))/1.60217657E-19" table:style-name="ce1">
            <text:p>0.80706373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730159200874199" table:formula="msoxl:=(0.5*0.81*1.60217657E-19+0.75*1.3806488E-23*A401*LN((2*0.3*0.052)^(1/3)/0.041))/1.60217657E-19" table:style-name="ce1">
            <text:p>0.45730159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923810429648353" table:formula="msoxl:=(0.5*1.42*1.60217657E-19+0.75*1.3806488E-23*A401*LN((2*0.65*0.12)^(1/3)/0.079))/1.60217657E-19" table:style-name="ce1">
            <text:p>0.75923810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354189850459654" table:formula="msoxl:=(0.5*0.42*1.60217657E-19+0.75*1.3806488E-23*A401*LN((2*0.41*0.025)^(1/3)/0.023))/1.60217657E-19" table:style-name="ce1">
            <text:p>0.27354189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225137997571781" table:formula="msoxl:=(0.5*0.24*1.60217657E-19+0.75*1.3806488E-23*A401*LN((2*0.4*0.016)^(1/3)/0.014))/1.60217657E-19" table:style-name="ce1">
            <text:p>0.1922513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0.8071822857481783" table:formula="msoxl:=(0.5*1.52*1.60217657E-19+0.75*1.3806488E-23*A402*LN((2*0.45*0.082)^(1/3)/0.067))/1.60217657E-19" table:style-name="ce1">
            <text:p>0.80718228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743333405410402" table:formula="msoxl:=(0.5*0.81*1.60217657E-19+0.75*1.3806488E-23*A402*LN((2*0.3*0.052)^(1/3)/0.041))/1.60217657E-19" table:style-name="ce1">
            <text:p>0.45743333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936212974811201" table:formula="msoxl:=(0.5*1.42*1.60217657E-19+0.75*1.3806488E-23*A402*LN((2*0.65*0.12)^(1/3)/0.079))/1.60217657E-19" table:style-name="ce1">
            <text:p>0.7593621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370195366455774" table:formula="msoxl:=(0.5*0.42*1.60217657E-19+0.75*1.3806488E-23*A402*LN((2*0.41*0.025)^(1/3)/0.023))/1.60217657E-19" table:style-name="ce1">
            <text:p>0.27370195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24333733761604" table:formula="msoxl:=(0.5*0.24*1.60217657E-19+0.75*1.3806488E-23*A402*LN((2*0.4*0.016)^(1/3)/0.014))/1.60217657E-19" table:style-name="ce1">
            <text:p>0.19243337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0.80730083420483201" table:formula="msoxl:=(0.5*1.52*1.60217657E-19+0.75*1.3806488E-23*A403*LN((2*0.45*0.082)^(1/3)/0.067))/1.60217657E-19" table:style-name="ce1">
            <text:p>0.80730083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756507609946606" table:formula="msoxl:=(0.5*0.81*1.60217657E-19+0.75*1.3806488E-23*A403*LN((2*0.3*0.052)^(1/3)/0.041))/1.60217657E-19" table:style-name="ce1">
            <text:p>0.45756507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948615519974039" table:formula="msoxl:=(0.5*1.42*1.60217657E-19+0.75*1.3806488E-23*A403*LN((2*0.65*0.12)^(1/3)/0.079))/1.60217657E-19" table:style-name="ce1">
            <text:p>0.75948615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386200882451889" table:formula="msoxl:=(0.5*0.42*1.60217657E-19+0.75*1.3806488E-23*A403*LN((2*0.41*0.025)^(1/3)/0.023))/1.60217657E-19" table:style-name="ce1">
            <text:p>0.27386200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261536677660301" table:formula="msoxl:=(0.5*0.24*1.60217657E-19+0.75*1.3806488E-23*A403*LN((2*0.4*0.016)^(1/3)/0.014))/1.60217657E-19" table:style-name="ce1">
            <text:p>0.19261536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0.80741938266148561" table:formula="msoxl:=(0.5*1.52*1.60217657E-19+0.75*1.3806488E-23*A404*LN((2*0.45*0.082)^(1/3)/0.067))/1.60217657E-19" table:style-name="ce1">
            <text:p>0.80741938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769681814482815" table:formula="msoxl:=(0.5*0.81*1.60217657E-19+0.75*1.3806488E-23*A404*LN((2*0.3*0.052)^(1/3)/0.041))/1.60217657E-19" table:style-name="ce1">
            <text:p>0.45769681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961018065136876" table:formula="msoxl:=(0.5*1.42*1.60217657E-19+0.75*1.3806488E-23*A404*LN((2*0.65*0.12)^(1/3)/0.079))/1.60217657E-19" table:style-name="ce1">
            <text:p>0.75961018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402206398448009" table:formula="msoxl:=(0.5*0.42*1.60217657E-19+0.75*1.3806488E-23*A404*LN((2*0.41*0.025)^(1/3)/0.023))/1.60217657E-19" table:style-name="ce1">
            <text:p>0.27402206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279736017704566" table:formula="msoxl:=(0.5*0.24*1.60217657E-19+0.75*1.3806488E-23*A404*LN((2*0.4*0.016)^(1/3)/0.014))/1.60217657E-19" table:style-name="ce1">
            <text:p>0.1927973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0.80753793111813943" table:formula="msoxl:=(0.5*1.52*1.60217657E-19+0.75*1.3806488E-23*A405*LN((2*0.45*0.082)^(1/3)/0.067))/1.60217657E-19" table:style-name="ce1">
            <text:p>0.80753793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78285601901903" table:formula="msoxl:=(0.5*0.81*1.60217657E-19+0.75*1.3806488E-23*A405*LN((2*0.3*0.052)^(1/3)/0.041))/1.60217657E-19" table:style-name="ce1">
            <text:p>0.4578285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973420610299736" table:formula="msoxl:=(0.5*1.42*1.60217657E-19+0.75*1.3806488E-23*A405*LN((2*0.65*0.12)^(1/3)/0.079))/1.60217657E-19" table:style-name="ce1">
            <text:p>0.75973420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418211914444135" table:formula="msoxl:=(0.5*0.42*1.60217657E-19+0.75*1.3806488E-23*A405*LN((2*0.41*0.025)^(1/3)/0.023))/1.60217657E-19" table:style-name="ce1">
            <text:p>0.27418211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297935357748824" table:formula="msoxl:=(0.5*0.24*1.60217657E-19+0.75*1.3806488E-23*A405*LN((2*0.4*0.016)^(1/3)/0.014))/1.60217657E-19" table:style-name="ce1">
            <text:p>0.19297935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0.80765647957479314" table:formula="msoxl:=(0.5*1.52*1.60217657E-19+0.75*1.3806488E-23*A406*LN((2*0.45*0.082)^(1/3)/0.067))/1.60217657E-19" table:style-name="ce1">
            <text:p>0.8076564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796030223555234" table:formula="msoxl:=(0.5*0.81*1.60217657E-19+0.75*1.3806488E-23*A406*LN((2*0.3*0.052)^(1/3)/0.041))/1.60217657E-19" table:style-name="ce1">
            <text:p>0.45796030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985823155462573" table:formula="msoxl:=(0.5*1.42*1.60217657E-19+0.75*1.3806488E-23*A406*LN((2*0.65*0.12)^(1/3)/0.079))/1.60217657E-19" table:style-name="ce1">
            <text:p>0.75985823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434217430440255" table:formula="msoxl:=(0.5*0.42*1.60217657E-19+0.75*1.3806488E-23*A406*LN((2*0.41*0.025)^(1/3)/0.023))/1.60217657E-19" table:style-name="ce1">
            <text:p>0.27434217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316134697793083" table:formula="msoxl:=(0.5*0.24*1.60217657E-19+0.75*1.3806488E-23*A406*LN((2*0.4*0.016)^(1/3)/0.014))/1.60217657E-19" table:style-name="ce1">
            <text:p>0.19316134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0.80777502803144674" table:formula="msoxl:=(0.5*1.52*1.60217657E-19+0.75*1.3806488E-23*A407*LN((2*0.45*0.082)^(1/3)/0.067))/1.60217657E-19" table:style-name="ce1">
            <text:p>0.80777502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809204428091438" table:formula="msoxl:=(0.5*0.81*1.60217657E-19+0.75*1.3806488E-23*A407*LN((2*0.3*0.052)^(1/3)/0.041))/1.60217657E-19" table:style-name="ce1">
            <text:p>0.45809204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599822570062541" table:formula="msoxl:=(0.5*1.42*1.60217657E-19+0.75*1.3806488E-23*A407*LN((2*0.65*0.12)^(1/3)/0.079))/1.60217657E-19" table:style-name="ce1">
            <text:p>0.75998225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450222946436376" table:formula="msoxl:=(0.5*0.42*1.60217657E-19+0.75*1.3806488E-23*A407*LN((2*0.41*0.025)^(1/3)/0.023))/1.60217657E-19" table:style-name="ce1">
            <text:p>0.27450222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334334037837347" table:formula="msoxl:=(0.5*0.24*1.60217657E-19+0.75*1.3806488E-23*A407*LN((2*0.4*0.016)^(1/3)/0.014))/1.60217657E-19" table:style-name="ce1">
            <text:p>0.1933433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0.80789357648810056" table:formula="msoxl:=(0.5*1.52*1.60217657E-19+0.75*1.3806488E-23*A408*LN((2*0.45*0.082)^(1/3)/0.067))/1.60217657E-19" table:style-name="ce1">
            <text:p>0.80789357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822378632627647" table:formula="msoxl:=(0.5*0.81*1.60217657E-19+0.75*1.3806488E-23*A408*LN((2*0.3*0.052)^(1/3)/0.041))/1.60217657E-19" table:style-name="ce1">
            <text:p>0.45822378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010628245788248" table:formula="msoxl:=(0.5*1.42*1.60217657E-19+0.75*1.3806488E-23*A408*LN((2*0.65*0.12)^(1/3)/0.079))/1.60217657E-19" table:style-name="ce1">
            <text:p>0.76010628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46622846243249" table:formula="msoxl:=(0.5*0.42*1.60217657E-19+0.75*1.3806488E-23*A408*LN((2*0.41*0.025)^(1/3)/0.023))/1.60217657E-19" table:style-name="ce1">
            <text:p>0.27466228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352533377881609" table:formula="msoxl:=(0.5*0.24*1.60217657E-19+0.75*1.3806488E-23*A408*LN((2*0.4*0.016)^(1/3)/0.014))/1.60217657E-19" table:style-name="ce1">
            <text:p>0.19352533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0.80801212494475427" table:formula="msoxl:=(0.5*1.52*1.60217657E-19+0.75*1.3806488E-23*A409*LN((2*0.45*0.082)^(1/3)/0.067))/1.60217657E-19" table:style-name="ce1">
            <text:p>0.80801212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835552837163851" table:formula="msoxl:=(0.5*0.81*1.60217657E-19+0.75*1.3806488E-23*A409*LN((2*0.3*0.052)^(1/3)/0.041))/1.60217657E-19" table:style-name="ce1">
            <text:p>0.45835552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023030790951096" table:formula="msoxl:=(0.5*1.42*1.60217657E-19+0.75*1.3806488E-23*A409*LN((2*0.65*0.12)^(1/3)/0.079))/1.60217657E-19" table:style-name="ce1">
            <text:p>0.76023030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482233978428616" table:formula="msoxl:=(0.5*0.42*1.60217657E-19+0.75*1.3806488E-23*A409*LN((2*0.41*0.025)^(1/3)/0.023))/1.60217657E-19" table:style-name="ce1">
            <text:p>0.2748223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370732717925873" table:formula="msoxl:=(0.5*0.24*1.60217657E-19+0.75*1.3806488E-23*A409*LN((2*0.4*0.016)^(1/3)/0.014))/1.60217657E-19" table:style-name="ce1">
            <text:p>0.19370732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0.80813067340140787" table:formula="msoxl:=(0.5*1.52*1.60217657E-19+0.75*1.3806488E-23*A410*LN((2*0.45*0.082)^(1/3)/0.067))/1.60217657E-19" table:style-name="ce1">
            <text:p>0.80813067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84872704170006" table:formula="msoxl:=(0.5*0.81*1.60217657E-19+0.75*1.3806488E-23*A410*LN((2*0.3*0.052)^(1/3)/0.041))/1.60217657E-19" table:style-name="ce1">
            <text:p>0.4584872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035433336113933" table:formula="msoxl:=(0.5*1.42*1.60217657E-19+0.75*1.3806488E-23*A410*LN((2*0.65*0.12)^(1/3)/0.079))/1.60217657E-19" table:style-name="ce1">
            <text:p>0.76035433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498239494424731" table:formula="msoxl:=(0.5*0.42*1.60217657E-19+0.75*1.3806488E-23*A410*LN((2*0.41*0.025)^(1/3)/0.023))/1.60217657E-19" table:style-name="ce1">
            <text:p>0.27498239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388932057970132" table:formula="msoxl:=(0.5*0.24*1.60217657E-19+0.75*1.3806488E-23*A410*LN((2*0.4*0.016)^(1/3)/0.014))/1.60217657E-19" table:style-name="ce1">
            <text:p>0.19388932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0.80824922185806169" table:formula="msoxl:=(0.5*1.52*1.60217657E-19+0.75*1.3806488E-23*A411*LN((2*0.45*0.082)^(1/3)/0.067))/1.60217657E-19" table:style-name="ce1">
            <text:p>0.80824922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861901246236264" table:formula="msoxl:=(0.5*0.81*1.60217657E-19+0.75*1.3806488E-23*A411*LN((2*0.3*0.052)^(1/3)/0.041))/1.60217657E-19" table:style-name="ce1">
            <text:p>0.45861901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047835881276771" table:formula="msoxl:=(0.5*1.42*1.60217657E-19+0.75*1.3806488E-23*A411*LN((2*0.65*0.12)^(1/3)/0.079))/1.60217657E-19" table:style-name="ce1">
            <text:p>0.76047835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514245010420851" table:formula="msoxl:=(0.5*0.42*1.60217657E-19+0.75*1.3806488E-23*A411*LN((2*0.41*0.025)^(1/3)/0.023))/1.60217657E-19" table:style-name="ce1">
            <text:p>0.2751424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407131398014391" table:formula="msoxl:=(0.5*0.24*1.60217657E-19+0.75*1.3806488E-23*A411*LN((2*0.4*0.016)^(1/3)/0.014))/1.60217657E-19" table:style-name="ce1">
            <text:p>0.19407131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0.80836777031471541" table:formula="msoxl:=(0.5*1.52*1.60217657E-19+0.75*1.3806488E-23*A412*LN((2*0.45*0.082)^(1/3)/0.067))/1.60217657E-19" table:style-name="ce1">
            <text:p>0.8083677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875075450772479" table:formula="msoxl:=(0.5*0.81*1.60217657E-19+0.75*1.3806488E-23*A412*LN((2*0.3*0.052)^(1/3)/0.041))/1.60217657E-19" table:style-name="ce1">
            <text:p>0.45875075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06023842643963" table:formula="msoxl:=(0.5*1.42*1.60217657E-19+0.75*1.3806488E-23*A412*LN((2*0.65*0.12)^(1/3)/0.079))/1.60217657E-19" table:style-name="ce1">
            <text:p>0.76060238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530250526416972" table:formula="msoxl:=(0.5*0.42*1.60217657E-19+0.75*1.3806488E-23*A412*LN((2*0.41*0.025)^(1/3)/0.023))/1.60217657E-19" table:style-name="ce1">
            <text:p>0.27530250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425330738058655" table:formula="msoxl:=(0.5*0.24*1.60217657E-19+0.75*1.3806488E-23*A412*LN((2*0.4*0.016)^(1/3)/0.014))/1.60217657E-19" table:style-name="ce1">
            <text:p>0.19425330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0.80848631877136912" table:formula="msoxl:=(0.5*1.52*1.60217657E-19+0.75*1.3806488E-23*A413*LN((2*0.45*0.082)^(1/3)/0.067))/1.60217657E-19" table:style-name="ce1">
            <text:p>0.80848631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888249655308683" table:formula="msoxl:=(0.5*0.81*1.60217657E-19+0.75*1.3806488E-23*A413*LN((2*0.3*0.052)^(1/3)/0.041))/1.60217657E-19" table:style-name="ce1">
            <text:p>0.45888249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072640971602468" table:formula="msoxl:=(0.5*1.42*1.60217657E-19+0.75*1.3806488E-23*A413*LN((2*0.65*0.12)^(1/3)/0.079))/1.60217657E-19" table:style-name="ce1">
            <text:p>0.7607264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546256042413092" table:formula="msoxl:=(0.5*0.42*1.60217657E-19+0.75*1.3806488E-23*A413*LN((2*0.41*0.025)^(1/3)/0.023))/1.60217657E-19" table:style-name="ce1">
            <text:p>0.2754625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443530078102916" table:formula="msoxl:=(0.5*0.24*1.60217657E-19+0.75*1.3806488E-23*A413*LN((2*0.4*0.016)^(1/3)/0.014))/1.60217657E-19" table:style-name="ce1">
            <text:p>0.19443530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0.80860486722802283" table:formula="msoxl:=(0.5*1.52*1.60217657E-19+0.75*1.3806488E-23*A414*LN((2*0.45*0.082)^(1/3)/0.067))/1.60217657E-19" table:style-name="ce1">
            <text:p>0.80860486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901423859844892" table:formula="msoxl:=(0.5*0.81*1.60217657E-19+0.75*1.3806488E-23*A414*LN((2*0.3*0.052)^(1/3)/0.041))/1.60217657E-19" table:style-name="ce1">
            <text:p>0.45901423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085043516765305" table:formula="msoxl:=(0.5*1.42*1.60217657E-19+0.75*1.3806488E-23*A414*LN((2*0.65*0.12)^(1/3)/0.079))/1.60217657E-19" table:style-name="ce1">
            <text:p>0.76085043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562261558409212" table:formula="msoxl:=(0.5*0.42*1.60217657E-19+0.75*1.3806488E-23*A414*LN((2*0.41*0.025)^(1/3)/0.023))/1.60217657E-19" table:style-name="ce1">
            <text:p>0.27562261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461729418147175" table:formula="msoxl:=(0.5*0.24*1.60217657E-19+0.75*1.3806488E-23*A414*LN((2*0.4*0.016)^(1/3)/0.014))/1.60217657E-19" table:style-name="ce1">
            <text:p>0.19461729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0.80872341568467654" table:formula="msoxl:=(0.5*1.52*1.60217657E-19+0.75*1.3806488E-23*A415*LN((2*0.45*0.082)^(1/3)/0.067))/1.60217657E-19" table:style-name="ce1">
            <text:p>0.80872341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914598064381096" table:formula="msoxl:=(0.5*0.81*1.60217657E-19+0.75*1.3806488E-23*A415*LN((2*0.3*0.052)^(1/3)/0.041))/1.60217657E-19" table:style-name="ce1">
            <text:p>0.45914598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097446061928142" table:formula="msoxl:=(0.5*1.42*1.60217657E-19+0.75*1.3806488E-23*A415*LN((2*0.65*0.12)^(1/3)/0.079))/1.60217657E-19" table:style-name="ce1">
            <text:p>0.76097446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578267074405333" table:formula="msoxl:=(0.5*0.42*1.60217657E-19+0.75*1.3806488E-23*A415*LN((2*0.41*0.025)^(1/3)/0.023))/1.60217657E-19" table:style-name="ce1">
            <text:p>0.27578267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479928758191439" table:formula="msoxl:=(0.5*0.24*1.60217657E-19+0.75*1.3806488E-23*A415*LN((2*0.4*0.016)^(1/3)/0.014))/1.60217657E-19" table:style-name="ce1">
            <text:p>0.19479928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0.80884196414133025" table:formula="msoxl:=(0.5*1.52*1.60217657E-19+0.75*1.3806488E-23*A416*LN((2*0.45*0.082)^(1/3)/0.067))/1.60217657E-19" table:style-name="ce1">
            <text:p>0.80884196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9277722689173" table:formula="msoxl:=(0.5*0.81*1.60217657E-19+0.75*1.3806488E-23*A416*LN((2*0.3*0.052)^(1/3)/0.041))/1.60217657E-19" table:style-name="ce1">
            <text:p>0.45927772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109848607090991" table:formula="msoxl:=(0.5*1.42*1.60217657E-19+0.75*1.3806488E-23*A416*LN((2*0.65*0.12)^(1/3)/0.079))/1.60217657E-19" table:style-name="ce1">
            <text:p>0.76109848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594272590401453" table:formula="msoxl:=(0.5*0.42*1.60217657E-19+0.75*1.3806488E-23*A416*LN((2*0.41*0.025)^(1/3)/0.023))/1.60217657E-19" table:style-name="ce1">
            <text:p>0.27594272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498128098235698" table:formula="msoxl:=(0.5*0.24*1.60217657E-19+0.75*1.3806488E-23*A416*LN((2*0.4*0.016)^(1/3)/0.014))/1.60217657E-19" table:style-name="ce1">
            <text:p>0.19498128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0.80896051259798396" table:formula="msoxl:=(0.5*1.52*1.60217657E-19+0.75*1.3806488E-23*A417*LN((2*0.45*0.082)^(1/3)/0.067))/1.60217657E-19" table:style-name="ce1">
            <text:p>0.80896051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940946473453509" table:formula="msoxl:=(0.5*0.81*1.60217657E-19+0.75*1.3806488E-23*A417*LN((2*0.3*0.052)^(1/3)/0.041))/1.60217657E-19" table:style-name="ce1">
            <text:p>0.45940946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122251152253828" table:formula="msoxl:=(0.5*1.42*1.60217657E-19+0.75*1.3806488E-23*A417*LN((2*0.65*0.12)^(1/3)/0.079))/1.60217657E-19" table:style-name="ce1">
            <text:p>0.76122251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610278106397573" table:formula="msoxl:=(0.5*0.42*1.60217657E-19+0.75*1.3806488E-23*A417*LN((2*0.41*0.025)^(1/3)/0.023))/1.60217657E-19" table:style-name="ce1">
            <text:p>0.27610278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516327438279962" table:formula="msoxl:=(0.5*0.24*1.60217657E-19+0.75*1.3806488E-23*A417*LN((2*0.4*0.016)^(1/3)/0.014))/1.60217657E-19" table:style-name="ce1">
            <text:p>0.19516327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0.80907906105463767" table:formula="msoxl:=(0.5*1.52*1.60217657E-19+0.75*1.3806488E-23*A418*LN((2*0.45*0.082)^(1/3)/0.067))/1.60217657E-19" table:style-name="ce1">
            <text:p>0.80907906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954120677989713" table:formula="msoxl:=(0.5*0.81*1.60217657E-19+0.75*1.3806488E-23*A418*LN((2*0.3*0.052)^(1/3)/0.041))/1.60217657E-19" table:style-name="ce1">
            <text:p>0.45954120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134653697416665" table:formula="msoxl:=(0.5*1.42*1.60217657E-19+0.75*1.3806488E-23*A418*LN((2*0.65*0.12)^(1/3)/0.079))/1.60217657E-19" table:style-name="ce1">
            <text:p>0.76134653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626283622393694" table:formula="msoxl:=(0.5*0.42*1.60217657E-19+0.75*1.3806488E-23*A418*LN((2*0.41*0.025)^(1/3)/0.023))/1.60217657E-19" table:style-name="ce1">
            <text:p>0.27626283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534526778324224" table:formula="msoxl:=(0.5*0.24*1.60217657E-19+0.75*1.3806488E-23*A418*LN((2*0.4*0.016)^(1/3)/0.014))/1.60217657E-19" table:style-name="ce1">
            <text:p>0.19534526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0.80919760951129149" table:formula="msoxl:=(0.5*1.52*1.60217657E-19+0.75*1.3806488E-23*A419*LN((2*0.45*0.082)^(1/3)/0.067))/1.60217657E-19" table:style-name="ce1">
            <text:p>0.8091976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967294882525922" table:formula="msoxl:=(0.5*0.81*1.60217657E-19+0.75*1.3806488E-23*A419*LN((2*0.3*0.052)^(1/3)/0.041))/1.60217657E-19" table:style-name="ce1">
            <text:p>0.45967294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147056242579525" table:formula="msoxl:=(0.5*1.42*1.60217657E-19+0.75*1.3806488E-23*A419*LN((2*0.65*0.12)^(1/3)/0.079))/1.60217657E-19" table:style-name="ce1">
            <text:p>0.76147056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642289138389814" table:formula="msoxl:=(0.5*0.42*1.60217657E-19+0.75*1.3806488E-23*A419*LN((2*0.41*0.025)^(1/3)/0.023))/1.60217657E-19" table:style-name="ce1">
            <text:p>0.27642289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552726118368483" table:formula="msoxl:=(0.5*0.24*1.60217657E-19+0.75*1.3806488E-23*A419*LN((2*0.4*0.016)^(1/3)/0.014))/1.60217657E-19" table:style-name="ce1">
            <text:p>0.19552726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0.8093161579679452" table:formula="msoxl:=(0.5*1.52*1.60217657E-19+0.75*1.3806488E-23*A420*LN((2*0.45*0.082)^(1/3)/0.067))/1.60217657E-19" table:style-name="ce1">
            <text:p>0.80931615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980469087062131" table:formula="msoxl:=(0.5*0.81*1.60217657E-19+0.75*1.3806488E-23*A420*LN((2*0.3*0.052)^(1/3)/0.041))/1.60217657E-19" table:style-name="ce1">
            <text:p>0.45980469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159458787742362" table:formula="msoxl:=(0.5*1.42*1.60217657E-19+0.75*1.3806488E-23*A420*LN((2*0.65*0.12)^(1/3)/0.079))/1.60217657E-19" table:style-name="ce1">
            <text:p>0.76159458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658294654385934" table:formula="msoxl:=(0.5*0.42*1.60217657E-19+0.75*1.3806488E-23*A420*LN((2*0.41*0.025)^(1/3)/0.023))/1.60217657E-19" table:style-name="ce1">
            <text:p>0.27658294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570925458412747" table:formula="msoxl:=(0.5*0.24*1.60217657E-19+0.75*1.3806488E-23*A420*LN((2*0.4*0.016)^(1/3)/0.014))/1.60217657E-19" table:style-name="ce1">
            <text:p>0.19570925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0.8094347064245988" table:formula="msoxl:=(0.5*1.52*1.60217657E-19+0.75*1.3806488E-23*A421*LN((2*0.45*0.082)^(1/3)/0.067))/1.60217657E-19" table:style-name="ce1">
            <text:p>0.80943470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5993643291598341" table:formula="msoxl:=(0.5*0.81*1.60217657E-19+0.75*1.3806488E-23*A421*LN((2*0.3*0.052)^(1/3)/0.041))/1.60217657E-19" table:style-name="ce1">
            <text:p>0.45993643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1718613329052" table:formula="msoxl:=(0.5*1.42*1.60217657E-19+0.75*1.3806488E-23*A421*LN((2*0.65*0.12)^(1/3)/0.079))/1.60217657E-19" table:style-name="ce1">
            <text:p>0.76171861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674300170382055" table:formula="msoxl:=(0.5*0.42*1.60217657E-19+0.75*1.3806488E-23*A421*LN((2*0.41*0.025)^(1/3)/0.023))/1.60217657E-19" table:style-name="ce1">
            <text:p>0.27674300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589124798457005" table:formula="msoxl:=(0.5*0.24*1.60217657E-19+0.75*1.3806488E-23*A421*LN((2*0.4*0.016)^(1/3)/0.014))/1.60217657E-19" table:style-name="ce1">
            <text:p>0.19589124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0.80955325488125252" table:formula="msoxl:=(0.5*1.52*1.60217657E-19+0.75*1.3806488E-23*A422*LN((2*0.45*0.082)^(1/3)/0.067))/1.60217657E-19" table:style-name="ce1">
            <text:p>0.80955325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006817496134544" table:formula="msoxl:=(0.5*0.81*1.60217657E-19+0.75*1.3806488E-23*A422*LN((2*0.3*0.052)^(1/3)/0.041))/1.60217657E-19" table:style-name="ce1">
            <text:p>0.46006817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184263878068037" table:formula="msoxl:=(0.5*1.42*1.60217657E-19+0.75*1.3806488E-23*A422*LN((2*0.65*0.12)^(1/3)/0.079))/1.60217657E-19" table:style-name="ce1">
            <text:p>0.76184263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690305686378169" table:formula="msoxl:=(0.5*0.42*1.60217657E-19+0.75*1.3806488E-23*A422*LN((2*0.41*0.025)^(1/3)/0.023))/1.60217657E-19" table:style-name="ce1">
            <text:p>0.27690305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60732413850127" table:formula="msoxl:=(0.5*0.24*1.60217657E-19+0.75*1.3806488E-23*A422*LN((2*0.4*0.016)^(1/3)/0.014))/1.60217657E-19" table:style-name="ce1">
            <text:p>0.19607324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0.80967180333790634" table:formula="msoxl:=(0.5*1.52*1.60217657E-19+0.75*1.3806488E-23*A423*LN((2*0.45*0.082)^(1/3)/0.067))/1.60217657E-19" table:style-name="ce1">
            <text:p>0.80967180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019991700670754" table:formula="msoxl:=(0.5*0.81*1.60217657E-19+0.75*1.3806488E-23*A423*LN((2*0.3*0.052)^(1/3)/0.041))/1.60217657E-19" table:style-name="ce1">
            <text:p>0.46019991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196666423230885" table:formula="msoxl:=(0.5*1.42*1.60217657E-19+0.75*1.3806488E-23*A423*LN((2*0.65*0.12)^(1/3)/0.079))/1.60217657E-19" table:style-name="ce1">
            <text:p>0.76196666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706311202374295" table:formula="msoxl:=(0.5*0.42*1.60217657E-19+0.75*1.3806488E-23*A423*LN((2*0.41*0.025)^(1/3)/0.023))/1.60217657E-19" table:style-name="ce1">
            <text:p>0.27706311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625523478545531" table:formula="msoxl:=(0.5*0.24*1.60217657E-19+0.75*1.3806488E-23*A423*LN((2*0.4*0.016)^(1/3)/0.014))/1.60217657E-19" table:style-name="ce1">
            <text:p>0.19625523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0.80979035179455994" table:formula="msoxl:=(0.5*1.52*1.60217657E-19+0.75*1.3806488E-23*A424*LN((2*0.45*0.082)^(1/3)/0.067))/1.60217657E-19" table:style-name="ce1">
            <text:p>0.80979035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033165905206958" table:formula="msoxl:=(0.5*0.81*1.60217657E-19+0.75*1.3806488E-23*A424*LN((2*0.3*0.052)^(1/3)/0.041))/1.60217657E-19" table:style-name="ce1">
            <text:p>0.46033165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209068968393723" table:formula="msoxl:=(0.5*1.42*1.60217657E-19+0.75*1.3806488E-23*A424*LN((2*0.65*0.12)^(1/3)/0.079))/1.60217657E-19" table:style-name="ce1">
            <text:p>0.7620906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722316718370416" table:formula="msoxl:=(0.5*0.42*1.60217657E-19+0.75*1.3806488E-23*A424*LN((2*0.41*0.025)^(1/3)/0.023))/1.60217657E-19" table:style-name="ce1">
            <text:p>0.27722316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64372281858979" table:formula="msoxl:=(0.5*0.24*1.60217657E-19+0.75*1.3806488E-23*A424*LN((2*0.4*0.016)^(1/3)/0.014))/1.60217657E-19" table:style-name="ce1">
            <text:p>0.19643722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0.80990890025121376" table:formula="msoxl:=(0.5*1.52*1.60217657E-19+0.75*1.3806488E-23*A425*LN((2*0.45*0.082)^(1/3)/0.067))/1.60217657E-19" table:style-name="ce1">
            <text:p>0.809908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046340109743161" table:formula="msoxl:=(0.5*0.81*1.60217657E-19+0.75*1.3806488E-23*A425*LN((2*0.3*0.052)^(1/3)/0.041))/1.60217657E-19" table:style-name="ce1">
            <text:p>0.46046340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22147151355656" table:formula="msoxl:=(0.5*1.42*1.60217657E-19+0.75*1.3806488E-23*A425*LN((2*0.65*0.12)^(1/3)/0.079))/1.60217657E-19" table:style-name="ce1">
            <text:p>0.76221471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73832223436653" table:formula="msoxl:=(0.5*0.42*1.60217657E-19+0.75*1.3806488E-23*A425*LN((2*0.41*0.025)^(1/3)/0.023))/1.60217657E-19" table:style-name="ce1">
            <text:p>0.27738322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661922158634051" table:formula="msoxl:=(0.5*0.24*1.60217657E-19+0.75*1.3806488E-23*A425*LN((2*0.4*0.016)^(1/3)/0.014))/1.60217657E-19" table:style-name="ce1">
            <text:p>0.19661922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0.81002744870786747" table:formula="msoxl:=(0.5*1.52*1.60217657E-19+0.75*1.3806488E-23*A426*LN((2*0.45*0.082)^(1/3)/0.067))/1.60217657E-19" table:style-name="ce1">
            <text:p>0.81002744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059514314279371" table:formula="msoxl:=(0.5*0.81*1.60217657E-19+0.75*1.3806488E-23*A426*LN((2*0.3*0.052)^(1/3)/0.041))/1.60217657E-19" table:style-name="ce1">
            <text:p>0.46059514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23387405871942" table:formula="msoxl:=(0.5*1.42*1.60217657E-19+0.75*1.3806488E-23*A426*LN((2*0.65*0.12)^(1/3)/0.079))/1.60217657E-19" table:style-name="ce1">
            <text:p>0.76233874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754327750362656" table:formula="msoxl:=(0.5*0.42*1.60217657E-19+0.75*1.3806488E-23*A426*LN((2*0.41*0.025)^(1/3)/0.023))/1.60217657E-19" table:style-name="ce1">
            <text:p>0.27754327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680121498678313" table:formula="msoxl:=(0.5*0.24*1.60217657E-19+0.75*1.3806488E-23*A426*LN((2*0.4*0.016)^(1/3)/0.014))/1.60217657E-19" table:style-name="ce1">
            <text:p>0.19680121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0.81014599716452107" table:formula="msoxl:=(0.5*1.52*1.60217657E-19+0.75*1.3806488E-23*A427*LN((2*0.45*0.082)^(1/3)/0.067))/1.60217657E-19" table:style-name="ce1">
            <text:p>0.81014599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072688518815574" table:formula="msoxl:=(0.5*0.81*1.60217657E-19+0.75*1.3806488E-23*A427*LN((2*0.3*0.052)^(1/3)/0.041))/1.60217657E-19" table:style-name="ce1">
            <text:p>0.46072688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246276603882257" table:formula="msoxl:=(0.5*1.42*1.60217657E-19+0.75*1.3806488E-23*A427*LN((2*0.65*0.12)^(1/3)/0.079))/1.60217657E-19" table:style-name="ce1">
            <text:p>0.76246276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770333266358771" table:formula="msoxl:=(0.5*0.42*1.60217657E-19+0.75*1.3806488E-23*A427*LN((2*0.41*0.025)^(1/3)/0.023))/1.60217657E-19" table:style-name="ce1">
            <text:p>0.27770333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698320838722577" table:formula="msoxl:=(0.5*0.24*1.60217657E-19+0.75*1.3806488E-23*A427*LN((2*0.4*0.016)^(1/3)/0.014))/1.60217657E-19" table:style-name="ce1">
            <text:p>0.19698320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0.81026454562117489" table:formula="msoxl:=(0.5*1.52*1.60217657E-19+0.75*1.3806488E-23*A428*LN((2*0.45*0.082)^(1/3)/0.067))/1.60217657E-19" table:style-name="ce1">
            <text:p>0.81026454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085862723351789" table:formula="msoxl:=(0.5*0.81*1.60217657E-19+0.75*1.3806488E-23*A428*LN((2*0.3*0.052)^(1/3)/0.041))/1.60217657E-19" table:style-name="ce1">
            <text:p>0.46085862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258679149045094" table:formula="msoxl:=(0.5*1.42*1.60217657E-19+0.75*1.3806488E-23*A428*LN((2*0.65*0.12)^(1/3)/0.079))/1.60217657E-19" table:style-name="ce1">
            <text:p>0.76258679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786338782354891" table:formula="msoxl:=(0.5*0.42*1.60217657E-19+0.75*1.3806488E-23*A428*LN((2*0.41*0.025)^(1/3)/0.023))/1.60217657E-19" table:style-name="ce1">
            <text:p>0.27786338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716520178766839" table:formula="msoxl:=(0.5*0.24*1.60217657E-19+0.75*1.3806488E-23*A428*LN((2*0.4*0.016)^(1/3)/0.014))/1.60217657E-19" table:style-name="ce1">
            <text:p>0.19716520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0.8103830940778286" table:formula="msoxl:=(0.5*1.52*1.60217657E-19+0.75*1.3806488E-23*A429*LN((2*0.45*0.082)^(1/3)/0.067))/1.60217657E-19" table:style-name="ce1">
            <text:p>0.81038309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099036927887993" table:formula="msoxl:=(0.5*0.81*1.60217657E-19+0.75*1.3806488E-23*A429*LN((2*0.3*0.052)^(1/3)/0.041))/1.60217657E-19" table:style-name="ce1">
            <text:p>0.46099036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271081694207932" table:formula="msoxl:=(0.5*1.42*1.60217657E-19+0.75*1.3806488E-23*A429*LN((2*0.65*0.12)^(1/3)/0.079))/1.60217657E-19" table:style-name="ce1">
            <text:p>0.76271081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802344298351012" table:formula="msoxl:=(0.5*0.42*1.60217657E-19+0.75*1.3806488E-23*A429*LN((2*0.41*0.025)^(1/3)/0.023))/1.60217657E-19" table:style-name="ce1">
            <text:p>0.27802344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734719518811097" table:formula="msoxl:=(0.5*0.24*1.60217657E-19+0.75*1.3806488E-23*A429*LN((2*0.4*0.016)^(1/3)/0.014))/1.60217657E-19" table:style-name="ce1">
            <text:p>0.19734719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0.8105016425344822" table:formula="msoxl:=(0.5*1.52*1.60217657E-19+0.75*1.3806488E-23*A430*LN((2*0.45*0.082)^(1/3)/0.067))/1.60217657E-19" table:style-name="ce1">
            <text:p>0.81050164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112211132424202" table:formula="msoxl:=(0.5*0.81*1.60217657E-19+0.75*1.3806488E-23*A430*LN((2*0.3*0.052)^(1/3)/0.041))/1.60217657E-19" table:style-name="ce1">
            <text:p>0.46112211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28348423937078" table:formula="msoxl:=(0.5*1.42*1.60217657E-19+0.75*1.3806488E-23*A430*LN((2*0.65*0.12)^(1/3)/0.079))/1.60217657E-19" table:style-name="ce1">
            <text:p>0.76283484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818349814347137" table:formula="msoxl:=(0.5*0.42*1.60217657E-19+0.75*1.3806488E-23*A430*LN((2*0.41*0.025)^(1/3)/0.023))/1.60217657E-19" table:style-name="ce1">
            <text:p>0.27818349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752918858855359" table:formula="msoxl:=(0.5*0.24*1.60217657E-19+0.75*1.3806488E-23*A430*LN((2*0.4*0.016)^(1/3)/0.014))/1.60217657E-19" table:style-name="ce1">
            <text:p>0.19752918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0.81062019099113602" table:formula="msoxl:=(0.5*1.52*1.60217657E-19+0.75*1.3806488E-23*A431*LN((2*0.45*0.082)^(1/3)/0.067))/1.60217657E-19" table:style-name="ce1">
            <text:p>0.81062019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125385336960406" table:formula="msoxl:=(0.5*0.81*1.60217657E-19+0.75*1.3806488E-23*A431*LN((2*0.3*0.052)^(1/3)/0.041))/1.60217657E-19" table:style-name="ce1">
            <text:p>0.46125385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295886784533617" table:formula="msoxl:=(0.5*1.42*1.60217657E-19+0.75*1.3806488E-23*A431*LN((2*0.65*0.12)^(1/3)/0.079))/1.60217657E-19" table:style-name="ce1">
            <text:p>0.76295886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834355330343258" table:formula="msoxl:=(0.5*0.42*1.60217657E-19+0.75*1.3806488E-23*A431*LN((2*0.41*0.025)^(1/3)/0.023))/1.60217657E-19" table:style-name="ce1">
            <text:p>0.27834355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77111819889962" table:formula="msoxl:=(0.5*0.24*1.60217657E-19+0.75*1.3806488E-23*A431*LN((2*0.4*0.016)^(1/3)/0.014))/1.60217657E-19" table:style-name="ce1">
            <text:p>0.19771118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0.81073873944778974" table:formula="msoxl:=(0.5*1.52*1.60217657E-19+0.75*1.3806488E-23*A432*LN((2*0.45*0.082)^(1/3)/0.067))/1.60217657E-19" table:style-name="ce1">
            <text:p>0.81073873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138559541496615" table:formula="msoxl:=(0.5*0.81*1.60217657E-19+0.75*1.3806488E-23*A432*LN((2*0.3*0.052)^(1/3)/0.041))/1.60217657E-19" table:style-name="ce1">
            <text:p>0.46138559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308289329696455" table:formula="msoxl:=(0.5*1.42*1.60217657E-19+0.75*1.3806488E-23*A432*LN((2*0.65*0.12)^(1/3)/0.079))/1.60217657E-19" table:style-name="ce1">
            <text:p>0.76308289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850360846339373" table:formula="msoxl:=(0.5*0.42*1.60217657E-19+0.75*1.3806488E-23*A432*LN((2*0.41*0.025)^(1/3)/0.023))/1.60217657E-19" table:style-name="ce1">
            <text:p>0.27850360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789317538943885" table:formula="msoxl:=(0.5*0.24*1.60217657E-19+0.75*1.3806488E-23*A432*LN((2*0.4*0.016)^(1/3)/0.014))/1.60217657E-19" table:style-name="ce1">
            <text:p>0.19789317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0.81085728790444334" table:formula="msoxl:=(0.5*1.52*1.60217657E-19+0.75*1.3806488E-23*A433*LN((2*0.45*0.082)^(1/3)/0.067))/1.60217657E-19" table:style-name="ce1">
            <text:p>0.81085728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151733746032819" table:formula="msoxl:=(0.5*0.81*1.60217657E-19+0.75*1.3806488E-23*A433*LN((2*0.3*0.052)^(1/3)/0.041))/1.60217657E-19" table:style-name="ce1">
            <text:p>0.46151733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320691874859314" table:formula="msoxl:=(0.5*1.42*1.60217657E-19+0.75*1.3806488E-23*A433*LN((2*0.65*0.12)^(1/3)/0.079))/1.60217657E-19" table:style-name="ce1">
            <text:p>0.76320691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866366362335493" table:formula="msoxl:=(0.5*0.42*1.60217657E-19+0.75*1.3806488E-23*A433*LN((2*0.41*0.025)^(1/3)/0.023))/1.60217657E-19" table:style-name="ce1">
            <text:p>0.27866366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807516878988143" table:formula="msoxl:=(0.5*0.24*1.60217657E-19+0.75*1.3806488E-23*A433*LN((2*0.4*0.016)^(1/3)/0.014))/1.60217657E-19" table:style-name="ce1">
            <text:p>0.19807516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0.81097583636109716" table:formula="msoxl:=(0.5*1.52*1.60217657E-19+0.75*1.3806488E-23*A434*LN((2*0.45*0.082)^(1/3)/0.067))/1.60217657E-19" table:style-name="ce1">
            <text:p>0.81097583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164907950569029" table:formula="msoxl:=(0.5*0.81*1.60217657E-19+0.75*1.3806488E-23*A434*LN((2*0.3*0.052)^(1/3)/0.041))/1.60217657E-19" table:style-name="ce1">
            <text:p>0.4616490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333094420022152" table:formula="msoxl:=(0.5*1.42*1.60217657E-19+0.75*1.3806488E-23*A434*LN((2*0.65*0.12)^(1/3)/0.079))/1.60217657E-19" table:style-name="ce1">
            <text:p>0.76333094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882371878331613" table:formula="msoxl:=(0.5*0.42*1.60217657E-19+0.75*1.3806488E-23*A434*LN((2*0.41*0.025)^(1/3)/0.023))/1.60217657E-19" table:style-name="ce1">
            <text:p>0.27882371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825716219032405" table:formula="msoxl:=(0.5*0.24*1.60217657E-19+0.75*1.3806488E-23*A434*LN((2*0.4*0.016)^(1/3)/0.014))/1.60217657E-19" table:style-name="ce1">
            <text:p>0.19825716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0.81109438481775087" table:formula="msoxl:=(0.5*1.52*1.60217657E-19+0.75*1.3806488E-23*A435*LN((2*0.45*0.082)^(1/3)/0.067))/1.60217657E-19" table:style-name="ce1">
            <text:p>0.81109438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178082155105238" table:formula="msoxl:=(0.5*0.81*1.60217657E-19+0.75*1.3806488E-23*A435*LN((2*0.3*0.052)^(1/3)/0.041))/1.60217657E-19" table:style-name="ce1">
            <text:p>0.46178082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345496965184989" table:formula="msoxl:=(0.5*1.42*1.60217657E-19+0.75*1.3806488E-23*A435*LN((2*0.65*0.12)^(1/3)/0.079))/1.60217657E-19" table:style-name="ce1">
            <text:p>0.7634549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898377394327734" table:formula="msoxl:=(0.5*0.42*1.60217657E-19+0.75*1.3806488E-23*A435*LN((2*0.41*0.025)^(1/3)/0.023))/1.60217657E-19" table:style-name="ce1">
            <text:p>0.27898377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843915559076666" table:formula="msoxl:=(0.5*0.24*1.60217657E-19+0.75*1.3806488E-23*A435*LN((2*0.4*0.016)^(1/3)/0.014))/1.60217657E-19" table:style-name="ce1">
            <text:p>0.19843915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0.81121293327440447" table:formula="msoxl:=(0.5*1.52*1.60217657E-19+0.75*1.3806488E-23*A436*LN((2*0.45*0.082)^(1/3)/0.067))/1.60217657E-19" table:style-name="ce1">
            <text:p>0.81121293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191256359641447" table:formula="msoxl:=(0.5*0.81*1.60217657E-19+0.75*1.3806488E-23*A436*LN((2*0.3*0.052)^(1/3)/0.041))/1.60217657E-19" table:style-name="ce1">
            <text:p>0.46191256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357899510347826" table:formula="msoxl:=(0.5*1.42*1.60217657E-19+0.75*1.3806488E-23*A436*LN((2*0.65*0.12)^(1/3)/0.079))/1.60217657E-19" table:style-name="ce1">
            <text:p>0.76357899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914382910323854" table:formula="msoxl:=(0.5*0.42*1.60217657E-19+0.75*1.3806488E-23*A436*LN((2*0.41*0.025)^(1/3)/0.023))/1.60217657E-19" table:style-name="ce1">
            <text:p>0.27914382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862114899120928" table:formula="msoxl:=(0.5*0.24*1.60217657E-19+0.75*1.3806488E-23*A436*LN((2*0.4*0.016)^(1/3)/0.014))/1.60217657E-19" table:style-name="ce1">
            <text:p>0.19862114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0.81133148173105829" table:formula="msoxl:=(0.5*1.52*1.60217657E-19+0.75*1.3806488E-23*A437*LN((2*0.45*0.082)^(1/3)/0.067))/1.60217657E-19" table:style-name="ce1">
            <text:p>0.81133148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204430564177651" table:formula="msoxl:=(0.5*0.81*1.60217657E-19+0.75*1.3806488E-23*A437*LN((2*0.3*0.052)^(1/3)/0.041))/1.60217657E-19" table:style-name="ce1">
            <text:p>0.46204430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370302055510675" table:formula="msoxl:=(0.5*1.42*1.60217657E-19+0.75*1.3806488E-23*A437*LN((2*0.65*0.12)^(1/3)/0.079))/1.60217657E-19" table:style-name="ce1">
            <text:p>0.76370302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930388426319974" table:formula="msoxl:=(0.5*0.42*1.60217657E-19+0.75*1.3806488E-23*A437*LN((2*0.41*0.025)^(1/3)/0.023))/1.60217657E-19" table:style-name="ce1">
            <text:p>0.27930388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880314239165192" table:formula="msoxl:=(0.5*0.24*1.60217657E-19+0.75*1.3806488E-23*A437*LN((2*0.4*0.016)^(1/3)/0.014))/1.60217657E-19" table:style-name="ce1">
            <text:p>0.19880314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0.811450030187712" table:formula="msoxl:=(0.5*1.52*1.60217657E-19+0.75*1.3806488E-23*A438*LN((2*0.45*0.082)^(1/3)/0.067))/1.60217657E-19" table:style-name="ce1">
            <text:p>0.8114500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21760476871386" table:formula="msoxl:=(0.5*0.81*1.60217657E-19+0.75*1.3806488E-23*A438*LN((2*0.3*0.052)^(1/3)/0.041))/1.60217657E-19" table:style-name="ce1">
            <text:p>0.46217604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382704600673512" table:formula="msoxl:=(0.5*1.42*1.60217657E-19+0.75*1.3806488E-23*A438*LN((2*0.65*0.12)^(1/3)/0.079))/1.60217657E-19" table:style-name="ce1">
            <text:p>0.76382704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946393942316095" table:formula="msoxl:=(0.5*0.42*1.60217657E-19+0.75*1.3806488E-23*A438*LN((2*0.41*0.025)^(1/3)/0.023))/1.60217657E-19" table:style-name="ce1">
            <text:p>0.27946393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898513579209451" table:formula="msoxl:=(0.5*0.24*1.60217657E-19+0.75*1.3806488E-23*A438*LN((2*0.4*0.016)^(1/3)/0.014))/1.60217657E-19" table:style-name="ce1">
            <text:p>0.19898513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0.8115685786443656" table:formula="msoxl:=(0.5*1.52*1.60217657E-19+0.75*1.3806488E-23*A439*LN((2*0.45*0.082)^(1/3)/0.067))/1.60217657E-19" table:style-name="ce1">
            <text:p>0.81156857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230778973250064" table:formula="msoxl:=(0.5*0.81*1.60217657E-19+0.75*1.3806488E-23*A439*LN((2*0.3*0.052)^(1/3)/0.041))/1.60217657E-19" table:style-name="ce1">
            <text:p>0.4623077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39510714583635" table:formula="msoxl:=(0.5*1.42*1.60217657E-19+0.75*1.3806488E-23*A439*LN((2*0.65*0.12)^(1/3)/0.079))/1.60217657E-19" table:style-name="ce1">
            <text:p>0.76395107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962399458312215" table:formula="msoxl:=(0.5*0.42*1.60217657E-19+0.75*1.3806488E-23*A439*LN((2*0.41*0.025)^(1/3)/0.023))/1.60217657E-19" table:style-name="ce1">
            <text:p>0.27962399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916712919253712" table:formula="msoxl:=(0.5*0.24*1.60217657E-19+0.75*1.3806488E-23*A439*LN((2*0.4*0.016)^(1/3)/0.014))/1.60217657E-19" table:style-name="ce1">
            <text:p>0.19916712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0.81168712710101942" table:formula="msoxl:=(0.5*1.52*1.60217657E-19+0.75*1.3806488E-23*A440*LN((2*0.45*0.082)^(1/3)/0.067))/1.60217657E-19" table:style-name="ce1">
            <text:p>0.81168712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243953177786268" table:formula="msoxl:=(0.5*0.81*1.60217657E-19+0.75*1.3806488E-23*A440*LN((2*0.3*0.052)^(1/3)/0.041))/1.60217657E-19" table:style-name="ce1">
            <text:p>0.46243953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407509690999209" table:formula="msoxl:=(0.5*1.42*1.60217657E-19+0.75*1.3806488E-23*A440*LN((2*0.65*0.12)^(1/3)/0.079))/1.60217657E-19" table:style-name="ce1">
            <text:p>0.76407509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978404974308335" table:formula="msoxl:=(0.5*0.42*1.60217657E-19+0.75*1.3806488E-23*A440*LN((2*0.41*0.025)^(1/3)/0.023))/1.60217657E-19" table:style-name="ce1">
            <text:p>0.2797840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934912259297974" table:formula="msoxl:=(0.5*0.24*1.60217657E-19+0.75*1.3806488E-23*A440*LN((2*0.4*0.016)^(1/3)/0.014))/1.60217657E-19" table:style-name="ce1">
            <text:p>0.19934912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0.81180567555767313" table:formula="msoxl:=(0.5*1.52*1.60217657E-19+0.75*1.3806488E-23*A441*LN((2*0.45*0.082)^(1/3)/0.067))/1.60217657E-19" table:style-name="ce1">
            <text:p>0.81180567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257127382322477" table:formula="msoxl:=(0.5*0.81*1.60217657E-19+0.75*1.3806488E-23*A441*LN((2*0.3*0.052)^(1/3)/0.041))/1.60217657E-19" table:style-name="ce1">
            <text:p>0.46257127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419912236162046" table:formula="msoxl:=(0.5*1.42*1.60217657E-19+0.75*1.3806488E-23*A441*LN((2*0.65*0.12)^(1/3)/0.079))/1.60217657E-19" table:style-name="ce1">
            <text:p>0.76419912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7994410490304455" table:formula="msoxl:=(0.5*0.42*1.60217657E-19+0.75*1.3806488E-23*A441*LN((2*0.41*0.025)^(1/3)/0.023))/1.60217657E-19" table:style-name="ce1">
            <text:p>0.27994410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953111599342235" table:formula="msoxl:=(0.5*0.24*1.60217657E-19+0.75*1.3806488E-23*A441*LN((2*0.4*0.016)^(1/3)/0.014))/1.60217657E-19" table:style-name="ce1">
            <text:p>0.19953111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0.81192422401432685" table:formula="msoxl:=(0.5*1.52*1.60217657E-19+0.75*1.3806488E-23*A442*LN((2*0.45*0.082)^(1/3)/0.067))/1.60217657E-19" table:style-name="ce1">
            <text:p>0.81192422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270301586858692" table:formula="msoxl:=(0.5*0.81*1.60217657E-19+0.75*1.3806488E-23*A442*LN((2*0.3*0.052)^(1/3)/0.041))/1.60217657E-19" table:style-name="ce1">
            <text:p>0.46270301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432314781324884" table:formula="msoxl:=(0.5*1.42*1.60217657E-19+0.75*1.3806488E-23*A442*LN((2*0.65*0.12)^(1/3)/0.079))/1.60217657E-19" table:style-name="ce1">
            <text:p>0.76432314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010416006300576" table:formula="msoxl:=(0.5*0.42*1.60217657E-19+0.75*1.3806488E-23*A442*LN((2*0.41*0.025)^(1/3)/0.023))/1.60217657E-19" table:style-name="ce1">
            <text:p>0.2801041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9713109393865" table:formula="msoxl:=(0.5*0.24*1.60217657E-19+0.75*1.3806488E-23*A442*LN((2*0.4*0.016)^(1/3)/0.014))/1.60217657E-19" table:style-name="ce1">
            <text:p>0.19971310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0.81204277247098056" table:formula="msoxl:=(0.5*1.52*1.60217657E-19+0.75*1.3806488E-23*A443*LN((2*0.45*0.082)^(1/3)/0.067))/1.60217657E-19" table:style-name="ce1">
            <text:p>0.81204277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283475791394896" table:formula="msoxl:=(0.5*0.81*1.60217657E-19+0.75*1.3806488E-23*A443*LN((2*0.3*0.052)^(1/3)/0.041))/1.60217657E-19" table:style-name="ce1">
            <text:p>0.46283475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444717326487732" table:formula="msoxl:=(0.5*1.42*1.60217657E-19+0.75*1.3806488E-23*A443*LN((2*0.65*0.12)^(1/3)/0.079))/1.60217657E-19" table:style-name="ce1">
            <text:p>0.76444717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026421522296691" table:formula="msoxl:=(0.5*0.42*1.60217657E-19+0.75*1.3806488E-23*A443*LN((2*0.41*0.025)^(1/3)/0.023))/1.60217657E-19" table:style-name="ce1">
            <text:p>0.28026421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19989510279430758" table:formula="msoxl:=(0.5*0.24*1.60217657E-19+0.75*1.3806488E-23*A443*LN((2*0.4*0.016)^(1/3)/0.014))/1.60217657E-19" table:style-name="ce1">
            <text:p>0.19989510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0.81216132092763427" table:formula="msoxl:=(0.5*1.52*1.60217657E-19+0.75*1.3806488E-23*A444*LN((2*0.45*0.082)^(1/3)/0.067))/1.60217657E-19" table:style-name="ce1">
            <text:p>0.81216132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2966499959311" table:formula="msoxl:=(0.5*0.81*1.60217657E-19+0.75*1.3806488E-23*A444*LN((2*0.3*0.052)^(1/3)/0.041))/1.60217657E-19" table:style-name="ce1">
            <text:p>0.462966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45711987165057" table:formula="msoxl:=(0.5*1.42*1.60217657E-19+0.75*1.3806488E-23*A444*LN((2*0.65*0.12)^(1/3)/0.079))/1.60217657E-19" table:style-name="ce1">
            <text:p>0.76457119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042427038292816" table:formula="msoxl:=(0.5*0.42*1.60217657E-19+0.75*1.3806488E-23*A444*LN((2*0.41*0.025)^(1/3)/0.023))/1.60217657E-19" table:style-name="ce1">
            <text:p>0.2804242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007709619475017" table:formula="msoxl:=(0.5*0.24*1.60217657E-19+0.75*1.3806488E-23*A444*LN((2*0.4*0.016)^(1/3)/0.014))/1.60217657E-19" table:style-name="ce1">
            <text:p>0.20007709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0.81227986938428798" table:formula="msoxl:=(0.5*1.52*1.60217657E-19+0.75*1.3806488E-23*A445*LN((2*0.45*0.082)^(1/3)/0.067))/1.60217657E-19" table:style-name="ce1">
            <text:p>0.81227986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309824200467309" table:formula="msoxl:=(0.5*0.81*1.60217657E-19+0.75*1.3806488E-23*A445*LN((2*0.3*0.052)^(1/3)/0.041))/1.60217657E-19" table:style-name="ce1">
            <text:p>0.46309824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469522416813407" table:formula="msoxl:=(0.5*1.42*1.60217657E-19+0.75*1.3806488E-23*A445*LN((2*0.65*0.12)^(1/3)/0.079))/1.60217657E-19" table:style-name="ce1">
            <text:p>0.76469522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058432554288937" table:formula="msoxl:=(0.5*0.42*1.60217657E-19+0.75*1.3806488E-23*A445*LN((2*0.41*0.025)^(1/3)/0.023))/1.60217657E-19" table:style-name="ce1">
            <text:p>0.28058432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025908959519281" table:formula="msoxl:=(0.5*0.24*1.60217657E-19+0.75*1.3806488E-23*A445*LN((2*0.4*0.016)^(1/3)/0.014))/1.60217657E-19" table:style-name="ce1">
            <text:p>0.2002590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0.8123984178409418" table:formula="msoxl:=(0.5*1.52*1.60217657E-19+0.75*1.3806488E-23*A446*LN((2*0.45*0.082)^(1/3)/0.067))/1.60217657E-19" table:style-name="ce1">
            <text:p>0.81239841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322998405003513" table:formula="msoxl:=(0.5*0.81*1.60217657E-19+0.75*1.3806488E-23*A446*LN((2*0.3*0.052)^(1/3)/0.041))/1.60217657E-19" table:style-name="ce1">
            <text:p>0.46322998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481924961976244" table:formula="msoxl:=(0.5*1.42*1.60217657E-19+0.75*1.3806488E-23*A446*LN((2*0.65*0.12)^(1/3)/0.079))/1.60217657E-19" table:style-name="ce1">
            <text:p>0.7648192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074438070285052" table:formula="msoxl:=(0.5*0.42*1.60217657E-19+0.75*1.3806488E-23*A446*LN((2*0.41*0.025)^(1/3)/0.023))/1.60217657E-19" table:style-name="ce1">
            <text:p>0.28074438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044108299563543" table:formula="msoxl:=(0.5*0.24*1.60217657E-19+0.75*1.3806488E-23*A446*LN((2*0.4*0.016)^(1/3)/0.014))/1.60217657E-19" table:style-name="ce1">
            <text:p>0.20044108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0.8125169662975954" table:formula="msoxl:=(0.5*1.52*1.60217657E-19+0.75*1.3806488E-23*A447*LN((2*0.45*0.082)^(1/3)/0.067))/1.60217657E-19" table:style-name="ce1">
            <text:p>0.81251696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336172609539722" table:formula="msoxl:=(0.5*0.81*1.60217657E-19+0.75*1.3806488E-23*A447*LN((2*0.3*0.052)^(1/3)/0.041))/1.60217657E-19" table:style-name="ce1">
            <text:p>0.46336172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494327507139104" table:formula="msoxl:=(0.5*1.42*1.60217657E-19+0.75*1.3806488E-23*A447*LN((2*0.65*0.12)^(1/3)/0.079))/1.60217657E-19" table:style-name="ce1">
            <text:p>0.76494327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090443586281172" table:formula="msoxl:=(0.5*0.42*1.60217657E-19+0.75*1.3806488E-23*A447*LN((2*0.41*0.025)^(1/3)/0.023))/1.60217657E-19" table:style-name="ce1">
            <text:p>0.28090443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062307639607807" table:formula="msoxl:=(0.5*0.24*1.60217657E-19+0.75*1.3806488E-23*A447*LN((2*0.4*0.016)^(1/3)/0.014))/1.60217657E-19" table:style-name="ce1">
            <text:p>0.20062307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0.81263551475424911" table:formula="msoxl:=(0.5*1.52*1.60217657E-19+0.75*1.3806488E-23*A448*LN((2*0.45*0.082)^(1/3)/0.067))/1.60217657E-19" table:style-name="ce1">
            <text:p>0.81263551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349346814075926" table:formula="msoxl:=(0.5*0.81*1.60217657E-19+0.75*1.3806488E-23*A448*LN((2*0.3*0.052)^(1/3)/0.041))/1.60217657E-19" table:style-name="ce1">
            <text:p>0.46349346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506730052301941" table:formula="msoxl:=(0.5*1.42*1.60217657E-19+0.75*1.3806488E-23*A448*LN((2*0.65*0.12)^(1/3)/0.079))/1.60217657E-19" table:style-name="ce1">
            <text:p>0.76506730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106449102277298" table:formula="msoxl:=(0.5*0.42*1.60217657E-19+0.75*1.3806488E-23*A448*LN((2*0.41*0.025)^(1/3)/0.023))/1.60217657E-19" table:style-name="ce1">
            <text:p>0.28106449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080506979652066" table:formula="msoxl:=(0.5*0.24*1.60217657E-19+0.75*1.3806488E-23*A448*LN((2*0.4*0.016)^(1/3)/0.014))/1.60217657E-19" table:style-name="ce1">
            <text:p>0.2008050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0.81275406321090293" table:formula="msoxl:=(0.5*1.52*1.60217657E-19+0.75*1.3806488E-23*A449*LN((2*0.45*0.082)^(1/3)/0.067))/1.60217657E-19" table:style-name="ce1">
            <text:p>0.81275406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362521018612129" table:formula="msoxl:=(0.5*0.81*1.60217657E-19+0.75*1.3806488E-23*A449*LN((2*0.3*0.052)^(1/3)/0.041))/1.60217657E-19" table:style-name="ce1">
            <text:p>0.4636252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519132597464778" table:formula="msoxl:=(0.5*1.42*1.60217657E-19+0.75*1.3806488E-23*A449*LN((2*0.65*0.12)^(1/3)/0.079))/1.60217657E-19" table:style-name="ce1">
            <text:p>0.76519132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122454618273413" table:formula="msoxl:=(0.5*0.42*1.60217657E-19+0.75*1.3806488E-23*A449*LN((2*0.41*0.025)^(1/3)/0.023))/1.60217657E-19" table:style-name="ce1">
            <text:p>0.28122454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098706319696324" table:formula="msoxl:=(0.5*0.24*1.60217657E-19+0.75*1.3806488E-23*A449*LN((2*0.4*0.016)^(1/3)/0.014))/1.60217657E-19" table:style-name="ce1">
            <text:p>0.20098706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0.81287261166755653" table:formula="msoxl:=(0.5*1.52*1.60217657E-19+0.75*1.3806488E-23*A450*LN((2*0.45*0.082)^(1/3)/0.067))/1.60217657E-19" table:style-name="ce1">
            <text:p>0.81287261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375695223148344" table:formula="msoxl:=(0.5*0.81*1.60217657E-19+0.75*1.3806488E-23*A450*LN((2*0.3*0.052)^(1/3)/0.041))/1.60217657E-19" table:style-name="ce1">
            <text:p>0.46375695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531535142627627" table:formula="msoxl:=(0.5*1.42*1.60217657E-19+0.75*1.3806488E-23*A450*LN((2*0.65*0.12)^(1/3)/0.079))/1.60217657E-19" table:style-name="ce1">
            <text:p>0.76531535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138460134269533" table:formula="msoxl:=(0.5*0.42*1.60217657E-19+0.75*1.3806488E-23*A450*LN((2*0.41*0.025)^(1/3)/0.023))/1.60217657E-19" table:style-name="ce1">
            <text:p>0.28138460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116905659740589" table:formula="msoxl:=(0.5*0.24*1.60217657E-19+0.75*1.3806488E-23*A450*LN((2*0.4*0.016)^(1/3)/0.014))/1.60217657E-19" table:style-name="ce1">
            <text:p>0.20116905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0.81299116012421024" table:formula="msoxl:=(0.5*1.52*1.60217657E-19+0.75*1.3806488E-23*A451*LN((2*0.45*0.082)^(1/3)/0.067))/1.60217657E-19" table:style-name="ce1">
            <text:p>0.8129911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388869427684554" table:formula="msoxl:=(0.5*0.81*1.60217657E-19+0.75*1.3806488E-23*A451*LN((2*0.3*0.052)^(1/3)/0.041))/1.60217657E-19" table:style-name="ce1">
            <text:p>0.46388869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543937687790464" table:formula="msoxl:=(0.5*1.42*1.60217657E-19+0.75*1.3806488E-23*A451*LN((2*0.65*0.12)^(1/3)/0.079))/1.60217657E-19" table:style-name="ce1">
            <text:p>0.76543937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154465650265653" table:formula="msoxl:=(0.5*0.42*1.60217657E-19+0.75*1.3806488E-23*A451*LN((2*0.41*0.025)^(1/3)/0.023))/1.60217657E-19" table:style-name="ce1">
            <text:p>0.28154465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13510499978485" table:formula="msoxl:=(0.5*0.24*1.60217657E-19+0.75*1.3806488E-23*A451*LN((2*0.4*0.016)^(1/3)/0.014))/1.60217657E-19" table:style-name="ce1">
            <text:p>0.2013510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0.81310970858086407" table:formula="msoxl:=(0.5*1.52*1.60217657E-19+0.75*1.3806488E-23*A452*LN((2*0.45*0.082)^(1/3)/0.067))/1.60217657E-19" table:style-name="ce1">
            <text:p>0.81310970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402043632220757" table:formula="msoxl:=(0.5*0.81*1.60217657E-19+0.75*1.3806488E-23*A452*LN((2*0.3*0.052)^(1/3)/0.041))/1.60217657E-19" table:style-name="ce1">
            <text:p>0.46402043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556340232953302" table:formula="msoxl:=(0.5*1.42*1.60217657E-19+0.75*1.3806488E-23*A452*LN((2*0.65*0.12)^(1/3)/0.079))/1.60217657E-19" table:style-name="ce1">
            <text:p>0.76556340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170471166261773" table:formula="msoxl:=(0.5*0.42*1.60217657E-19+0.75*1.3806488E-23*A452*LN((2*0.41*0.025)^(1/3)/0.023))/1.60217657E-19" table:style-name="ce1">
            <text:p>0.28170471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153304339829109" table:formula="msoxl:=(0.5*0.24*1.60217657E-19+0.75*1.3806488E-23*A452*LN((2*0.4*0.016)^(1/3)/0.014))/1.60217657E-19" table:style-name="ce1">
            <text:p>0.20153304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0.81322825703751767" table:formula="msoxl:=(0.5*1.52*1.60217657E-19+0.75*1.3806488E-23*A453*LN((2*0.45*0.082)^(1/3)/0.067))/1.60217657E-19" table:style-name="ce1">
            <text:p>0.81322825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415217836756961" table:formula="msoxl:=(0.5*0.81*1.60217657E-19+0.75*1.3806488E-23*A453*LN((2*0.3*0.052)^(1/3)/0.041))/1.60217657E-19" table:style-name="ce1">
            <text:p>0.46415217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568742778116161" table:formula="msoxl:=(0.5*1.42*1.60217657E-19+0.75*1.3806488E-23*A453*LN((2*0.65*0.12)^(1/3)/0.079))/1.60217657E-19" table:style-name="ce1">
            <text:p>0.76568742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186476682257894" table:formula="msoxl:=(0.5*0.42*1.60217657E-19+0.75*1.3806488E-23*A453*LN((2*0.41*0.025)^(1/3)/0.023))/1.60217657E-19" table:style-name="ce1">
            <text:p>0.28186476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171503679873373" table:formula="msoxl:=(0.5*0.24*1.60217657E-19+0.75*1.3806488E-23*A453*LN((2*0.4*0.016)^(1/3)/0.014))/1.60217657E-19" table:style-name="ce1">
            <text:p>0.20171503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0.81334680549417138" table:formula="msoxl:=(0.5*1.52*1.60217657E-19+0.75*1.3806488E-23*A454*LN((2*0.45*0.082)^(1/3)/0.067))/1.60217657E-19" table:style-name="ce1">
            <text:p>0.81334680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428392041293171" table:formula="msoxl:=(0.5*0.81*1.60217657E-19+0.75*1.3806488E-23*A454*LN((2*0.3*0.052)^(1/3)/0.041))/1.60217657E-19" table:style-name="ce1">
            <text:p>0.4642839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581145323278998" table:formula="msoxl:=(0.5*1.42*1.60217657E-19+0.75*1.3806488E-23*A454*LN((2*0.65*0.12)^(1/3)/0.079))/1.60217657E-19" table:style-name="ce1">
            <text:p>0.76581145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202482198254014" table:formula="msoxl:=(0.5*0.42*1.60217657E-19+0.75*1.3806488E-23*A454*LN((2*0.41*0.025)^(1/3)/0.023))/1.60217657E-19" table:style-name="ce1">
            <text:p>0.28202482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189703019917632" table:formula="msoxl:=(0.5*0.24*1.60217657E-19+0.75*1.3806488E-23*A454*LN((2*0.4*0.016)^(1/3)/0.014))/1.60217657E-19" table:style-name="ce1">
            <text:p>0.2018970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0.8134653539508252" table:formula="msoxl:=(0.5*1.52*1.60217657E-19+0.75*1.3806488E-23*A455*LN((2*0.45*0.082)^(1/3)/0.067))/1.60217657E-19" table:style-name="ce1">
            <text:p>0.81346535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441566245829374" table:formula="msoxl:=(0.5*0.81*1.60217657E-19+0.75*1.3806488E-23*A455*LN((2*0.3*0.052)^(1/3)/0.041))/1.60217657E-19" table:style-name="ce1">
            <text:p>0.46441566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593547868441836" table:formula="msoxl:=(0.5*1.42*1.60217657E-19+0.75*1.3806488E-23*A455*LN((2*0.65*0.12)^(1/3)/0.079))/1.60217657E-19" table:style-name="ce1">
            <text:p>0.76593547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218487714250134" table:formula="msoxl:=(0.5*0.42*1.60217657E-19+0.75*1.3806488E-23*A455*LN((2*0.41*0.025)^(1/3)/0.023))/1.60217657E-19" table:style-name="ce1">
            <text:p>0.28218487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207902359961896" table:formula="msoxl:=(0.5*0.24*1.60217657E-19+0.75*1.3806488E-23*A455*LN((2*0.4*0.016)^(1/3)/0.014))/1.60217657E-19" table:style-name="ce1">
            <text:p>0.20207902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0.8135839024074788" table:formula="msoxl:=(0.5*1.52*1.60217657E-19+0.75*1.3806488E-23*A456*LN((2*0.45*0.082)^(1/3)/0.067))/1.60217657E-19" table:style-name="ce1">
            <text:p>0.81358390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454740450365584" table:formula="msoxl:=(0.5*0.81*1.60217657E-19+0.75*1.3806488E-23*A456*LN((2*0.3*0.052)^(1/3)/0.041))/1.60217657E-19" table:style-name="ce1">
            <text:p>0.46454740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605950413604673" table:formula="msoxl:=(0.5*1.42*1.60217657E-19+0.75*1.3806488E-23*A456*LN((2*0.65*0.12)^(1/3)/0.079))/1.60217657E-19" table:style-name="ce1">
            <text:p>0.76605950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234493230246255" table:formula="msoxl:=(0.5*0.42*1.60217657E-19+0.75*1.3806488E-23*A456*LN((2*0.41*0.025)^(1/3)/0.023))/1.60217657E-19" table:style-name="ce1">
            <text:p>0.28234493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226101700006158" table:formula="msoxl:=(0.5*0.24*1.60217657E-19+0.75*1.3806488E-23*A456*LN((2*0.4*0.016)^(1/3)/0.014))/1.60217657E-19" table:style-name="ce1">
            <text:p>0.20226101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0.81370245086413251" table:formula="msoxl:=(0.5*1.52*1.60217657E-19+0.75*1.3806488E-23*A457*LN((2*0.45*0.082)^(1/3)/0.067))/1.60217657E-19" table:style-name="ce1">
            <text:p>0.81370245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467914654901787" table:formula="msoxl:=(0.5*0.81*1.60217657E-19+0.75*1.3806488E-23*A457*LN((2*0.3*0.052)^(1/3)/0.041))/1.60217657E-19" table:style-name="ce1">
            <text:p>0.46467914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618352958767522" table:formula="msoxl:=(0.5*1.42*1.60217657E-19+0.75*1.3806488E-23*A457*LN((2*0.65*0.12)^(1/3)/0.079))/1.60217657E-19" table:style-name="ce1">
            <text:p>0.7661835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25049874624237" table:formula="msoxl:=(0.5*0.42*1.60217657E-19+0.75*1.3806488E-23*A457*LN((2*0.41*0.025)^(1/3)/0.023))/1.60217657E-19" table:style-name="ce1">
            <text:p>0.28250498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244301040050416" table:formula="msoxl:=(0.5*0.24*1.60217657E-19+0.75*1.3806488E-23*A457*LN((2*0.4*0.016)^(1/3)/0.014))/1.60217657E-19" table:style-name="ce1">
            <text:p>0.2024430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0.81382099932078633" table:formula="msoxl:=(0.5*1.52*1.60217657E-19+0.75*1.3806488E-23*A458*LN((2*0.45*0.082)^(1/3)/0.067))/1.60217657E-19" table:style-name="ce1">
            <text:p>0.81382099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481088859438002" table:formula="msoxl:=(0.5*0.81*1.60217657E-19+0.75*1.3806488E-23*A458*LN((2*0.3*0.052)^(1/3)/0.041))/1.60217657E-19" table:style-name="ce1">
            <text:p>0.46481088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630755503930359" table:formula="msoxl:=(0.5*1.42*1.60217657E-19+0.75*1.3806488E-23*A458*LN((2*0.65*0.12)^(1/3)/0.079))/1.60217657E-19" table:style-name="ce1">
            <text:p>0.76630755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266504262238495" table:formula="msoxl:=(0.5*0.42*1.60217657E-19+0.75*1.3806488E-23*A458*LN((2*0.41*0.025)^(1/3)/0.023))/1.60217657E-19" table:style-name="ce1">
            <text:p>0.28266504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262500380094681" table:formula="msoxl:=(0.5*0.24*1.60217657E-19+0.75*1.3806488E-23*A458*LN((2*0.4*0.016)^(1/3)/0.014))/1.60217657E-19" table:style-name="ce1">
            <text:p>0.20262500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0.81393954777743993" table:formula="msoxl:=(0.5*1.52*1.60217657E-19+0.75*1.3806488E-23*A459*LN((2*0.45*0.082)^(1/3)/0.067))/1.60217657E-19" table:style-name="ce1">
            <text:p>0.81393954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494263063974206" table:formula="msoxl:=(0.5*0.81*1.60217657E-19+0.75*1.3806488E-23*A459*LN((2*0.3*0.052)^(1/3)/0.041))/1.60217657E-19" table:style-name="ce1">
            <text:p>0.46494263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643158049093196" table:formula="msoxl:=(0.5*1.42*1.60217657E-19+0.75*1.3806488E-23*A459*LN((2*0.65*0.12)^(1/3)/0.079))/1.60217657E-19" table:style-name="ce1">
            <text:p>0.7664315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282509778234616" table:formula="msoxl:=(0.5*0.42*1.60217657E-19+0.75*1.3806488E-23*A459*LN((2*0.41*0.025)^(1/3)/0.023))/1.60217657E-19" table:style-name="ce1">
            <text:p>0.28282509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280699720138939" table:formula="msoxl:=(0.5*0.24*1.60217657E-19+0.75*1.3806488E-23*A459*LN((2*0.4*0.016)^(1/3)/0.014))/1.60217657E-19" table:style-name="ce1">
            <text:p>0.20280699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0.81405809623409364" table:formula="msoxl:=(0.5*1.52*1.60217657E-19+0.75*1.3806488E-23*A460*LN((2*0.45*0.082)^(1/3)/0.067))/1.60217657E-19" table:style-name="ce1">
            <text:p>0.81405809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507437268510415" table:formula="msoxl:=(0.5*0.81*1.60217657E-19+0.75*1.3806488E-23*A460*LN((2*0.3*0.052)^(1/3)/0.041))/1.60217657E-19" table:style-name="ce1">
            <text:p>0.46507437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655560594256056" table:formula="msoxl:=(0.5*1.42*1.60217657E-19+0.75*1.3806488E-23*A460*LN((2*0.65*0.12)^(1/3)/0.079))/1.60217657E-19" table:style-name="ce1">
            <text:p>0.76655560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298515294230736" table:formula="msoxl:=(0.5*0.42*1.60217657E-19+0.75*1.3806488E-23*A460*LN((2*0.41*0.025)^(1/3)/0.023))/1.60217657E-19" table:style-name="ce1">
            <text:p>0.28298515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298899060183204" table:formula="msoxl:=(0.5*0.24*1.60217657E-19+0.75*1.3806488E-23*A460*LN((2*0.4*0.016)^(1/3)/0.014))/1.60217657E-19" table:style-name="ce1">
            <text:p>0.20298899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0.81417664469074746" table:formula="msoxl:=(0.5*1.52*1.60217657E-19+0.75*1.3806488E-23*A461*LN((2*0.45*0.082)^(1/3)/0.067))/1.60217657E-19" table:style-name="ce1">
            <text:p>0.81417664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520611473046619" table:formula="msoxl:=(0.5*0.81*1.60217657E-19+0.75*1.3806488E-23*A461*LN((2*0.3*0.052)^(1/3)/0.041))/1.60217657E-19" table:style-name="ce1">
            <text:p>0.46520611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667963139418893" table:formula="msoxl:=(0.5*1.42*1.60217657E-19+0.75*1.3806488E-23*A461*LN((2*0.65*0.12)^(1/3)/0.079))/1.60217657E-19" table:style-name="ce1">
            <text:p>0.76667963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314520810226851" table:formula="msoxl:=(0.5*0.42*1.60217657E-19+0.75*1.3806488E-23*A461*LN((2*0.41*0.025)^(1/3)/0.023))/1.60217657E-19" table:style-name="ce1">
            <text:p>0.28314520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317098400227465" table:formula="msoxl:=(0.5*0.24*1.60217657E-19+0.75*1.3806488E-23*A461*LN((2*0.4*0.016)^(1/3)/0.014))/1.60217657E-19" table:style-name="ce1">
            <text:p>0.20317098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0.81429519314740106" table:formula="msoxl:=(0.5*1.52*1.60217657E-19+0.75*1.3806488E-23*A462*LN((2*0.45*0.082)^(1/3)/0.067))/1.60217657E-19" table:style-name="ce1">
            <text:p>0.81429519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533785677582828" table:formula="msoxl:=(0.5*0.81*1.60217657E-19+0.75*1.3806488E-23*A462*LN((2*0.3*0.052)^(1/3)/0.041))/1.60217657E-19" table:style-name="ce1">
            <text:p>0.46533785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680365684581731" table:formula="msoxl:=(0.5*1.42*1.60217657E-19+0.75*1.3806488E-23*A462*LN((2*0.65*0.12)^(1/3)/0.079))/1.60217657E-19" table:style-name="ce1">
            <text:p>0.76680365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330526326222977" table:formula="msoxl:=(0.5*0.42*1.60217657E-19+0.75*1.3806488E-23*A462*LN((2*0.41*0.025)^(1/3)/0.023))/1.60217657E-19" table:style-name="ce1">
            <text:p>0.28330526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335297740271724" table:formula="msoxl:=(0.5*0.24*1.60217657E-19+0.75*1.3806488E-23*A462*LN((2*0.4*0.016)^(1/3)/0.014))/1.60217657E-19" table:style-name="ce1">
            <text:p>0.20335297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0.81441374160405478" table:formula="msoxl:=(0.5*1.52*1.60217657E-19+0.75*1.3806488E-23*A463*LN((2*0.45*0.082)^(1/3)/0.067))/1.60217657E-19" table:style-name="ce1">
            <text:p>0.81441374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546959882119032" table:formula="msoxl:=(0.5*0.81*1.60217657E-19+0.75*1.3806488E-23*A463*LN((2*0.3*0.052)^(1/3)/0.041))/1.60217657E-19" table:style-name="ce1">
            <text:p>0.46546959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692768229744568" table:formula="msoxl:=(0.5*1.42*1.60217657E-19+0.75*1.3806488E-23*A463*LN((2*0.65*0.12)^(1/3)/0.079))/1.60217657E-19" table:style-name="ce1">
            <text:p>0.76692768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346531842219092" table:formula="msoxl:=(0.5*0.42*1.60217657E-19+0.75*1.3806488E-23*A463*LN((2*0.41*0.025)^(1/3)/0.023))/1.60217657E-19" table:style-name="ce1">
            <text:p>0.28346531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353497080315985" table:formula="msoxl:=(0.5*0.24*1.60217657E-19+0.75*1.3806488E-23*A463*LN((2*0.4*0.016)^(1/3)/0.014))/1.60217657E-19" table:style-name="ce1">
            <text:p>0.20353497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0.8145322900607086" table:formula="msoxl:=(0.5*1.52*1.60217657E-19+0.75*1.3806488E-23*A464*LN((2*0.45*0.082)^(1/3)/0.067))/1.60217657E-19" table:style-name="ce1">
            <text:p>0.8145322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560134086655236" table:formula="msoxl:=(0.5*0.81*1.60217657E-19+0.75*1.3806488E-23*A464*LN((2*0.3*0.052)^(1/3)/0.041))/1.60217657E-19" table:style-name="ce1">
            <text:p>0.46560134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705170774907416" table:formula="msoxl:=(0.5*1.42*1.60217657E-19+0.75*1.3806488E-23*A464*LN((2*0.65*0.12)^(1/3)/0.079))/1.60217657E-19" table:style-name="ce1">
            <text:p>0.76705170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362537358215212" table:formula="msoxl:=(0.5*0.42*1.60217657E-19+0.75*1.3806488E-23*A464*LN((2*0.41*0.025)^(1/3)/0.023))/1.60217657E-19" table:style-name="ce1">
            <text:p>0.28362537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371696420360247" table:formula="msoxl:=(0.5*0.24*1.60217657E-19+0.75*1.3806488E-23*A464*LN((2*0.4*0.016)^(1/3)/0.014))/1.60217657E-19" table:style-name="ce1">
            <text:p>0.20371696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0.8146508385173622" table:formula="msoxl:=(0.5*1.52*1.60217657E-19+0.75*1.3806488E-23*A465*LN((2*0.45*0.082)^(1/3)/0.067))/1.60217657E-19" table:style-name="ce1">
            <text:p>0.81465083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573308291191451" table:formula="msoxl:=(0.5*0.81*1.60217657E-19+0.75*1.3806488E-23*A465*LN((2*0.3*0.052)^(1/3)/0.041))/1.60217657E-19" table:style-name="ce1">
            <text:p>0.46573308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717573320070254" table:formula="msoxl:=(0.5*1.42*1.60217657E-19+0.75*1.3806488E-23*A465*LN((2*0.65*0.12)^(1/3)/0.079))/1.60217657E-19" table:style-name="ce1">
            <text:p>0.76717573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378542874211338" table:formula="msoxl:=(0.5*0.42*1.60217657E-19+0.75*1.3806488E-23*A465*LN((2*0.41*0.025)^(1/3)/0.023))/1.60217657E-19" table:style-name="ce1">
            <text:p>0.28378542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389895760404511" table:formula="msoxl:=(0.5*0.24*1.60217657E-19+0.75*1.3806488E-23*A465*LN((2*0.4*0.016)^(1/3)/0.014))/1.60217657E-19" table:style-name="ce1">
            <text:p>0.20389895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0.81476938697401602" table:formula="msoxl:=(0.5*1.52*1.60217657E-19+0.75*1.3806488E-23*A466*LN((2*0.45*0.082)^(1/3)/0.067))/1.60217657E-19" table:style-name="ce1">
            <text:p>0.81476938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58648249572766" table:formula="msoxl:=(0.5*0.81*1.60217657E-19+0.75*1.3806488E-23*A466*LN((2*0.3*0.052)^(1/3)/0.041))/1.60217657E-19" table:style-name="ce1">
            <text:p>0.46586482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729975865233091" table:formula="msoxl:=(0.5*1.42*1.60217657E-19+0.75*1.3806488E-23*A466*LN((2*0.65*0.12)^(1/3)/0.079))/1.60217657E-19" table:style-name="ce1">
            <text:p>0.76729975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394548390207458" table:formula="msoxl:=(0.5*0.42*1.60217657E-19+0.75*1.3806488E-23*A466*LN((2*0.41*0.025)^(1/3)/0.023))/1.60217657E-19" table:style-name="ce1">
            <text:p>0.28394548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408095100448773" table:formula="msoxl:=(0.5*0.24*1.60217657E-19+0.75*1.3806488E-23*A466*LN((2*0.4*0.016)^(1/3)/0.014))/1.60217657E-19" table:style-name="ce1">
            <text:p>0.20408095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0.81488793543066973" table:formula="msoxl:=(0.5*1.52*1.60217657E-19+0.75*1.3806488E-23*A467*LN((2*0.45*0.082)^(1/3)/0.067))/1.60217657E-19" table:style-name="ce1">
            <text:p>0.81488793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599656700263864" table:formula="msoxl:=(0.5*0.81*1.60217657E-19+0.75*1.3806488E-23*A467*LN((2*0.3*0.052)^(1/3)/0.041))/1.60217657E-19" table:style-name="ce1">
            <text:p>0.46599656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742378410395951" table:formula="msoxl:=(0.5*1.42*1.60217657E-19+0.75*1.3806488E-23*A467*LN((2*0.65*0.12)^(1/3)/0.079))/1.60217657E-19" table:style-name="ce1">
            <text:p>0.76742378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410553906203573" table:formula="msoxl:=(0.5*0.42*1.60217657E-19+0.75*1.3806488E-23*A467*LN((2*0.41*0.025)^(1/3)/0.023))/1.60217657E-19" table:style-name="ce1">
            <text:p>0.28410553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426294440493031" table:formula="msoxl:=(0.5*0.24*1.60217657E-19+0.75*1.3806488E-23*A467*LN((2*0.4*0.016)^(1/3)/0.014))/1.60217657E-19" table:style-name="ce1">
            <text:p>0.20426294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0.81500648388732333" table:formula="msoxl:=(0.5*1.52*1.60217657E-19+0.75*1.3806488E-23*A468*LN((2*0.45*0.082)^(1/3)/0.067))/1.60217657E-19" table:style-name="ce1">
            <text:p>0.81500648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612830904800068" table:formula="msoxl:=(0.5*0.81*1.60217657E-19+0.75*1.3806488E-23*A468*LN((2*0.3*0.052)^(1/3)/0.041))/1.60217657E-19" table:style-name="ce1">
            <text:p>0.46612830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754780955558788" table:formula="msoxl:=(0.5*1.42*1.60217657E-19+0.75*1.3806488E-23*A468*LN((2*0.65*0.12)^(1/3)/0.079))/1.60217657E-19" table:style-name="ce1">
            <text:p>0.7675478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426559422199693" table:formula="msoxl:=(0.5*0.42*1.60217657E-19+0.75*1.3806488E-23*A468*LN((2*0.41*0.025)^(1/3)/0.023))/1.60217657E-19" table:style-name="ce1">
            <text:p>0.28426559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444493780537293" table:formula="msoxl:=(0.5*0.24*1.60217657E-19+0.75*1.3806488E-23*A468*LN((2*0.4*0.016)^(1/3)/0.014))/1.60217657E-19" table:style-name="ce1">
            <text:p>0.20444493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0.81512503234397715" table:formula="msoxl:=(0.5*1.52*1.60217657E-19+0.75*1.3806488E-23*A469*LN((2*0.45*0.082)^(1/3)/0.067))/1.60217657E-19" table:style-name="ce1">
            <text:p>0.81512503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626005109336277" table:formula="msoxl:=(0.5*0.81*1.60217657E-19+0.75*1.3806488E-23*A469*LN((2*0.3*0.052)^(1/3)/0.041))/1.60217657E-19" table:style-name="ce1">
            <text:p>0.46626005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767183500721625" table:formula="msoxl:=(0.5*1.42*1.60217657E-19+0.75*1.3806488E-23*A469*LN((2*0.65*0.12)^(1/3)/0.079))/1.60217657E-19" table:style-name="ce1">
            <text:p>0.76767183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442564938195819" table:formula="msoxl:=(0.5*0.42*1.60217657E-19+0.75*1.3806488E-23*A469*LN((2*0.41*0.025)^(1/3)/0.023))/1.60217657E-19" table:style-name="ce1">
            <text:p>0.28442564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462693120581554" table:formula="msoxl:=(0.5*0.24*1.60217657E-19+0.75*1.3806488E-23*A469*LN((2*0.4*0.016)^(1/3)/0.014))/1.60217657E-19" table:style-name="ce1">
            <text:p>0.20462693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0.81524358080063086" table:formula="msoxl:=(0.5*1.52*1.60217657E-19+0.75*1.3806488E-23*A470*LN((2*0.45*0.082)^(1/3)/0.067))/1.60217657E-19" table:style-name="ce1">
            <text:p>0.81524358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639179313872481" table:formula="msoxl:=(0.5*0.81*1.60217657E-19+0.75*1.3806488E-23*A470*LN((2*0.3*0.052)^(1/3)/0.041))/1.60217657E-19" table:style-name="ce1">
            <text:p>0.46639179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779586045884463" table:formula="msoxl:=(0.5*1.42*1.60217657E-19+0.75*1.3806488E-23*A470*LN((2*0.65*0.12)^(1/3)/0.079))/1.60217657E-19" table:style-name="ce1">
            <text:p>0.7677958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458570454191934" table:formula="msoxl:=(0.5*0.42*1.60217657E-19+0.75*1.3806488E-23*A470*LN((2*0.41*0.025)^(1/3)/0.023))/1.60217657E-19" table:style-name="ce1">
            <text:p>0.28458570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480892460625819" table:formula="msoxl:=(0.5*0.24*1.60217657E-19+0.75*1.3806488E-23*A470*LN((2*0.4*0.016)^(1/3)/0.014))/1.60217657E-19" table:style-name="ce1">
            <text:p>0.20480892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0.81536212925728457" table:formula="msoxl:=(0.5*1.52*1.60217657E-19+0.75*1.3806488E-23*A471*LN((2*0.45*0.082)^(1/3)/0.067))/1.60217657E-19" table:style-name="ce1">
            <text:p>0.81536212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65235351840869" table:formula="msoxl:=(0.5*0.81*1.60217657E-19+0.75*1.3806488E-23*A471*LN((2*0.3*0.052)^(1/3)/0.041))/1.60217657E-19" table:style-name="ce1">
            <text:p>0.46652353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791988591047311" table:formula="msoxl:=(0.5*1.42*1.60217657E-19+0.75*1.3806488E-23*A471*LN((2*0.65*0.12)^(1/3)/0.079))/1.60217657E-19" table:style-name="ce1">
            <text:p>0.76791988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474575970188054" table:formula="msoxl:=(0.5*0.42*1.60217657E-19+0.75*1.3806488E-23*A471*LN((2*0.41*0.025)^(1/3)/0.023))/1.60217657E-19" table:style-name="ce1">
            <text:p>0.2847457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499091800670077" table:formula="msoxl:=(0.5*0.24*1.60217657E-19+0.75*1.3806488E-23*A471*LN((2*0.4*0.016)^(1/3)/0.014))/1.60217657E-19" table:style-name="ce1">
            <text:p>0.20499091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0.81548067771393828" table:formula="msoxl:=(0.5*1.52*1.60217657E-19+0.75*1.3806488E-23*A472*LN((2*0.45*0.082)^(1/3)/0.067))/1.60217657E-19" table:style-name="ce1">
            <text:p>0.81548067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665527722944894" table:formula="msoxl:=(0.5*0.81*1.60217657E-19+0.75*1.3806488E-23*A472*LN((2*0.3*0.052)^(1/3)/0.041))/1.60217657E-19" table:style-name="ce1">
            <text:p>0.46665527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804391136210148" table:formula="msoxl:=(0.5*1.42*1.60217657E-19+0.75*1.3806488E-23*A472*LN((2*0.65*0.12)^(1/3)/0.079))/1.60217657E-19" table:style-name="ce1">
            <text:p>0.76804391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490581486184174" table:formula="msoxl:=(0.5*0.42*1.60217657E-19+0.75*1.3806488E-23*A472*LN((2*0.41*0.025)^(1/3)/0.023))/1.60217657E-19" table:style-name="ce1">
            <text:p>0.28490581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517291140714339" table:formula="msoxl:=(0.5*0.24*1.60217657E-19+0.75*1.3806488E-23*A472*LN((2*0.4*0.016)^(1/3)/0.014))/1.60217657E-19" table:style-name="ce1">
            <text:p>0.20517291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0.815599226170592" table:formula="msoxl:=(0.5*1.52*1.60217657E-19+0.75*1.3806488E-23*A473*LN((2*0.45*0.082)^(1/3)/0.067))/1.60217657E-19" table:style-name="ce1">
            <text:p>0.81559922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678701927481098" table:formula="msoxl:=(0.5*0.81*1.60217657E-19+0.75*1.3806488E-23*A473*LN((2*0.3*0.052)^(1/3)/0.041))/1.60217657E-19" table:style-name="ce1">
            <text:p>0.46678701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816793681372986" table:formula="msoxl:=(0.5*1.42*1.60217657E-19+0.75*1.3806488E-23*A473*LN((2*0.65*0.12)^(1/3)/0.079))/1.60217657E-19" table:style-name="ce1">
            <text:p>0.76816793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506587002180295" table:formula="msoxl:=(0.5*0.42*1.60217657E-19+0.75*1.3806488E-23*A473*LN((2*0.41*0.025)^(1/3)/0.023))/1.60217657E-19" table:style-name="ce1">
            <text:p>0.2850658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5354904807586" table:formula="msoxl:=(0.5*0.24*1.60217657E-19+0.75*1.3806488E-23*A473*LN((2*0.4*0.016)^(1/3)/0.014))/1.60217657E-19" table:style-name="ce1">
            <text:p>0.20535490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0.81571777462724571" table:formula="msoxl:=(0.5*1.52*1.60217657E-19+0.75*1.3806488E-23*A474*LN((2*0.45*0.082)^(1/3)/0.067))/1.60217657E-19" table:style-name="ce1">
            <text:p>0.81571777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691876132017313" table:formula="msoxl:=(0.5*0.81*1.60217657E-19+0.75*1.3806488E-23*A474*LN((2*0.3*0.052)^(1/3)/0.041))/1.60217657E-19" table:style-name="ce1">
            <text:p>0.46691876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829196226535845" table:formula="msoxl:=(0.5*1.42*1.60217657E-19+0.75*1.3806488E-23*A474*LN((2*0.65*0.12)^(1/3)/0.079))/1.60217657E-19" table:style-name="ce1">
            <text:p>0.76829196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522592518176415" table:formula="msoxl:=(0.5*0.42*1.60217657E-19+0.75*1.3806488E-23*A474*LN((2*0.41*0.025)^(1/3)/0.023))/1.60217657E-19" table:style-name="ce1">
            <text:p>0.28522592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553689820802862" table:formula="msoxl:=(0.5*0.24*1.60217657E-19+0.75*1.3806488E-23*A474*LN((2*0.4*0.016)^(1/3)/0.014))/1.60217657E-19" table:style-name="ce1">
            <text:p>0.20553689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0.81583632308389953" table:formula="msoxl:=(0.5*1.52*1.60217657E-19+0.75*1.3806488E-23*A475*LN((2*0.45*0.082)^(1/3)/0.067))/1.60217657E-19" table:style-name="ce1">
            <text:p>0.81583632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705050336553522" table:formula="msoxl:=(0.5*0.81*1.60217657E-19+0.75*1.3806488E-23*A475*LN((2*0.3*0.052)^(1/3)/0.041))/1.60217657E-19" table:style-name="ce1">
            <text:p>0.46705050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841598771698683" table:formula="msoxl:=(0.5*1.42*1.60217657E-19+0.75*1.3806488E-23*A475*LN((2*0.65*0.12)^(1/3)/0.079))/1.60217657E-19" table:style-name="ce1">
            <text:p>0.76841598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538598034172535" table:formula="msoxl:=(0.5*0.42*1.60217657E-19+0.75*1.3806488E-23*A475*LN((2*0.41*0.025)^(1/3)/0.023))/1.60217657E-19" table:style-name="ce1">
            <text:p>0.2853859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571889160847126" table:formula="msoxl:=(0.5*0.24*1.60217657E-19+0.75*1.3806488E-23*A475*LN((2*0.4*0.016)^(1/3)/0.014))/1.60217657E-19" table:style-name="ce1">
            <text:p>0.20571889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0.81595487154055313" table:formula="msoxl:=(0.5*1.52*1.60217657E-19+0.75*1.3806488E-23*A476*LN((2*0.45*0.082)^(1/3)/0.067))/1.60217657E-19" table:style-name="ce1">
            <text:p>0.81595487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718224541089726" table:formula="msoxl:=(0.5*0.81*1.60217657E-19+0.75*1.3806488E-23*A476*LN((2*0.3*0.052)^(1/3)/0.041))/1.60217657E-19" table:style-name="ce1">
            <text:p>0.46718224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85400131686152" table:formula="msoxl:=(0.5*1.42*1.60217657E-19+0.75*1.3806488E-23*A476*LN((2*0.65*0.12)^(1/3)/0.079))/1.60217657E-19" table:style-name="ce1">
            <text:p>0.76854001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554603550168656" table:formula="msoxl:=(0.5*0.42*1.60217657E-19+0.75*1.3806488E-23*A476*LN((2*0.41*0.025)^(1/3)/0.023))/1.60217657E-19" table:style-name="ce1">
            <text:p>0.28554603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590088500891385" table:formula="msoxl:=(0.5*0.24*1.60217657E-19+0.75*1.3806488E-23*A476*LN((2*0.4*0.016)^(1/3)/0.014))/1.60217657E-19" table:style-name="ce1">
            <text:p>0.20590088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0.81607341999720684" table:formula="msoxl:=(0.5*1.52*1.60217657E-19+0.75*1.3806488E-23*A477*LN((2*0.45*0.082)^(1/3)/0.067))/1.60217657E-19" table:style-name="ce1">
            <text:p>0.8160734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731398745625929" table:formula="msoxl:=(0.5*0.81*1.60217657E-19+0.75*1.3806488E-23*A477*LN((2*0.3*0.052)^(1/3)/0.041))/1.60217657E-19" table:style-name="ce1">
            <text:p>0.46731398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866403862024357" table:formula="msoxl:=(0.5*1.42*1.60217657E-19+0.75*1.3806488E-23*A477*LN((2*0.65*0.12)^(1/3)/0.079))/1.60217657E-19" table:style-name="ce1">
            <text:p>0.76866403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570609066164776" table:formula="msoxl:=(0.5*0.42*1.60217657E-19+0.75*1.3806488E-23*A477*LN((2*0.41*0.025)^(1/3)/0.023))/1.60217657E-19" table:style-name="ce1">
            <text:p>0.28570609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608287840935646" table:formula="msoxl:=(0.5*0.24*1.60217657E-19+0.75*1.3806488E-23*A477*LN((2*0.4*0.016)^(1/3)/0.014))/1.60217657E-19" table:style-name="ce1">
            <text:p>0.20608287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0.81619196845386066" table:formula="msoxl:=(0.5*1.52*1.60217657E-19+0.75*1.3806488E-23*A478*LN((2*0.45*0.082)^(1/3)/0.067))/1.60217657E-19" table:style-name="ce1">
            <text:p>0.81619196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744572950162139" table:formula="msoxl:=(0.5*0.81*1.60217657E-19+0.75*1.3806488E-23*A478*LN((2*0.3*0.052)^(1/3)/0.041))/1.60217657E-19" table:style-name="ce1">
            <text:p>0.4674457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878806407187206" table:formula="msoxl:=(0.5*1.42*1.60217657E-19+0.75*1.3806488E-23*A478*LN((2*0.65*0.12)^(1/3)/0.079))/1.60217657E-19" table:style-name="ce1">
            <text:p>0.76878806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586614582160896" table:formula="msoxl:=(0.5*0.42*1.60217657E-19+0.75*1.3806488E-23*A478*LN((2*0.41*0.025)^(1/3)/0.023))/1.60217657E-19" table:style-name="ce1">
            <text:p>0.28586614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626487180979908" table:formula="msoxl:=(0.5*0.24*1.60217657E-19+0.75*1.3806488E-23*A478*LN((2*0.4*0.016)^(1/3)/0.014))/1.60217657E-19" table:style-name="ce1">
            <text:p>0.20626487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0.81631051691051426" table:formula="msoxl:=(0.5*1.52*1.60217657E-19+0.75*1.3806488E-23*A479*LN((2*0.45*0.082)^(1/3)/0.067))/1.60217657E-19" table:style-name="ce1">
            <text:p>0.81631051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757747154698343" table:formula="msoxl:=(0.5*0.81*1.60217657E-19+0.75*1.3806488E-23*A479*LN((2*0.3*0.052)^(1/3)/0.041))/1.60217657E-19" table:style-name="ce1">
            <text:p>0.46757747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891208952350043" table:formula="msoxl:=(0.5*1.42*1.60217657E-19+0.75*1.3806488E-23*A479*LN((2*0.65*0.12)^(1/3)/0.079))/1.60217657E-19" table:style-name="ce1">
            <text:p>0.7689120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602620098157017" table:formula="msoxl:=(0.5*0.42*1.60217657E-19+0.75*1.3806488E-23*A479*LN((2*0.41*0.025)^(1/3)/0.023))/1.60217657E-19" table:style-name="ce1">
            <text:p>0.28602620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644686521024169" table:formula="msoxl:=(0.5*0.24*1.60217657E-19+0.75*1.3806488E-23*A479*LN((2*0.4*0.016)^(1/3)/0.014))/1.60217657E-19" table:style-name="ce1">
            <text:p>0.20644686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0.81642906536716797" table:formula="msoxl:=(0.5*1.52*1.60217657E-19+0.75*1.3806488E-23*A480*LN((2*0.45*0.082)^(1/3)/0.067))/1.60217657E-19" table:style-name="ce1">
            <text:p>0.81642906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770921359234552" table:formula="msoxl:=(0.5*0.81*1.60217657E-19+0.75*1.3806488E-23*A480*LN((2*0.3*0.052)^(1/3)/0.041))/1.60217657E-19" table:style-name="ce1">
            <text:p>0.46770921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90361149751288" table:formula="msoxl:=(0.5*1.42*1.60217657E-19+0.75*1.3806488E-23*A480*LN((2*0.65*0.12)^(1/3)/0.079))/1.60217657E-19" table:style-name="ce1">
            <text:p>0.76903611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618625614153137" table:formula="msoxl:=(0.5*0.42*1.60217657E-19+0.75*1.3806488E-23*A480*LN((2*0.41*0.025)^(1/3)/0.023))/1.60217657E-19" table:style-name="ce1">
            <text:p>0.28618625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662885861068434" table:formula="msoxl:=(0.5*0.24*1.60217657E-19+0.75*1.3806488E-23*A480*LN((2*0.4*0.016)^(1/3)/0.014))/1.60217657E-19" table:style-name="ce1">
            <text:p>0.20662885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0.81654761382382179" table:formula="msoxl:=(0.5*1.52*1.60217657E-19+0.75*1.3806488E-23*A481*LN((2*0.45*0.082)^(1/3)/0.067))/1.60217657E-19" table:style-name="ce1">
            <text:p>0.81654761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784095563770761" table:formula="msoxl:=(0.5*0.81*1.60217657E-19+0.75*1.3806488E-23*A481*LN((2*0.3*0.052)^(1/3)/0.041))/1.60217657E-19" table:style-name="ce1">
            <text:p>0.46784095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91601404267574" table:formula="msoxl:=(0.5*1.42*1.60217657E-19+0.75*1.3806488E-23*A481*LN((2*0.65*0.12)^(1/3)/0.079))/1.60217657E-19" table:style-name="ce1">
            <text:p>0.7691601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634631130149252" table:formula="msoxl:=(0.5*0.42*1.60217657E-19+0.75*1.3806488E-23*A481*LN((2*0.41*0.025)^(1/3)/0.023))/1.60217657E-19" table:style-name="ce1">
            <text:p>0.28634631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681085201112692" table:formula="msoxl:=(0.5*0.24*1.60217657E-19+0.75*1.3806488E-23*A481*LN((2*0.4*0.016)^(1/3)/0.014))/1.60217657E-19" table:style-name="ce1">
            <text:p>0.20681085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0.81666616228047539" table:formula="msoxl:=(0.5*1.52*1.60217657E-19+0.75*1.3806488E-23*A482*LN((2*0.45*0.082)^(1/3)/0.067))/1.60217657E-19" table:style-name="ce1">
            <text:p>0.81666616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79726976830697" table:formula="msoxl:=(0.5*0.81*1.60217657E-19+0.75*1.3806488E-23*A482*LN((2*0.3*0.052)^(1/3)/0.041))/1.60217657E-19" table:style-name="ce1">
            <text:p>0.46797269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928416587838577" table:formula="msoxl:=(0.5*1.42*1.60217657E-19+0.75*1.3806488E-23*A482*LN((2*0.65*0.12)^(1/3)/0.079))/1.60217657E-19" table:style-name="ce1">
            <text:p>0.76928416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650636646145372" table:formula="msoxl:=(0.5*0.42*1.60217657E-19+0.75*1.3806488E-23*A482*LN((2*0.41*0.025)^(1/3)/0.023))/1.60217657E-19" table:style-name="ce1">
            <text:p>0.28650636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699284541156951" table:formula="msoxl:=(0.5*0.24*1.60217657E-19+0.75*1.3806488E-23*A482*LN((2*0.4*0.016)^(1/3)/0.014))/1.60217657E-19" table:style-name="ce1">
            <text:p>0.20699284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0.8167847107371291" table:formula="msoxl:=(0.5*1.52*1.60217657E-19+0.75*1.3806488E-23*A483*LN((2*0.45*0.082)^(1/3)/0.067))/1.60217657E-19" table:style-name="ce1">
            <text:p>0.81678471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810443972843174" table:formula="msoxl:=(0.5*0.81*1.60217657E-19+0.75*1.3806488E-23*A483*LN((2*0.3*0.052)^(1/3)/0.041))/1.60217657E-19" table:style-name="ce1">
            <text:p>0.4681044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940819133001415" table:formula="msoxl:=(0.5*1.42*1.60217657E-19+0.75*1.3806488E-23*A483*LN((2*0.65*0.12)^(1/3)/0.079))/1.60217657E-19" table:style-name="ce1">
            <text:p>0.76940819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666642162141498" table:formula="msoxl:=(0.5*0.42*1.60217657E-19+0.75*1.3806488E-23*A483*LN((2*0.41*0.025)^(1/3)/0.023))/1.60217657E-19" table:style-name="ce1">
            <text:p>0.28666642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717483881201215" table:formula="msoxl:=(0.5*0.24*1.60217657E-19+0.75*1.3806488E-23*A483*LN((2*0.4*0.016)^(1/3)/0.014))/1.60217657E-19" table:style-name="ce1">
            <text:p>0.20717483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0.81690325919378293" table:formula="msoxl:=(0.5*1.52*1.60217657E-19+0.75*1.3806488E-23*A484*LN((2*0.45*0.082)^(1/3)/0.067))/1.60217657E-19" table:style-name="ce1">
            <text:p>0.81690325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823618177379384" table:formula="msoxl:=(0.5*0.81*1.60217657E-19+0.75*1.3806488E-23*A484*LN((2*0.3*0.052)^(1/3)/0.041))/1.60217657E-19" table:style-name="ce1">
            <text:p>0.46823618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953221678164252" table:formula="msoxl:=(0.5*1.42*1.60217657E-19+0.75*1.3806488E-23*A484*LN((2*0.65*0.12)^(1/3)/0.079))/1.60217657E-19" table:style-name="ce1">
            <text:p>0.76953221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682647678137618" table:formula="msoxl:=(0.5*0.42*1.60217657E-19+0.75*1.3806488E-23*A484*LN((2*0.41*0.025)^(1/3)/0.023))/1.60217657E-19" table:style-name="ce1">
            <text:p>0.28682647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735683221245477" table:formula="msoxl:=(0.5*0.24*1.60217657E-19+0.75*1.3806488E-23*A484*LN((2*0.4*0.016)^(1/3)/0.014))/1.60217657E-19" table:style-name="ce1">
            <text:p>0.20735683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0.81702180765043653" table:formula="msoxl:=(0.5*1.52*1.60217657E-19+0.75*1.3806488E-23*A485*LN((2*0.45*0.082)^(1/3)/0.067))/1.60217657E-19" table:style-name="ce1">
            <text:p>0.81702180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836792381915587" table:formula="msoxl:=(0.5*0.81*1.60217657E-19+0.75*1.3806488E-23*A485*LN((2*0.3*0.052)^(1/3)/0.041))/1.60217657E-19" table:style-name="ce1">
            <text:p>0.46836792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9656242233271" table:formula="msoxl:=(0.5*1.42*1.60217657E-19+0.75*1.3806488E-23*A485*LN((2*0.65*0.12)^(1/3)/0.079))/1.60217657E-19" table:style-name="ce1">
            <text:p>0.76965624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698653194133739" table:formula="msoxl:=(0.5*0.42*1.60217657E-19+0.75*1.3806488E-23*A485*LN((2*0.41*0.025)^(1/3)/0.023))/1.60217657E-19" table:style-name="ce1">
            <text:p>0.28698653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753882561289741" table:formula="msoxl:=(0.5*0.24*1.60217657E-19+0.75*1.3806488E-23*A485*LN((2*0.4*0.016)^(1/3)/0.014))/1.60217657E-19" table:style-name="ce1">
            <text:p>0.20753882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0.81714035610709024" table:formula="msoxl:=(0.5*1.52*1.60217657E-19+0.75*1.3806488E-23*A486*LN((2*0.45*0.082)^(1/3)/0.067))/1.60217657E-19" table:style-name="ce1">
            <text:p>0.81714035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849966586451791" table:formula="msoxl:=(0.5*0.81*1.60217657E-19+0.75*1.3806488E-23*A486*LN((2*0.3*0.052)^(1/3)/0.041))/1.60217657E-19" table:style-name="ce1">
            <text:p>0.46849966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978026768489938" table:formula="msoxl:=(0.5*1.42*1.60217657E-19+0.75*1.3806488E-23*A486*LN((2*0.65*0.12)^(1/3)/0.079))/1.60217657E-19" table:style-name="ce1">
            <text:p>0.76978026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714658710129853" table:formula="msoxl:=(0.5*0.42*1.60217657E-19+0.75*1.3806488E-23*A486*LN((2*0.41*0.025)^(1/3)/0.023))/1.60217657E-19" table:style-name="ce1">
            <text:p>0.28714658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772081901334" table:formula="msoxl:=(0.5*0.24*1.60217657E-19+0.75*1.3806488E-23*A486*LN((2*0.4*0.016)^(1/3)/0.014))/1.60217657E-19" table:style-name="ce1">
            <text:p>0.20772081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0.81725890456374406" table:formula="msoxl:=(0.5*1.52*1.60217657E-19+0.75*1.3806488E-23*A487*LN((2*0.45*0.082)^(1/3)/0.067))/1.60217657E-19" table:style-name="ce1">
            <text:p>0.81725890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863140790988" table:formula="msoxl:=(0.5*0.81*1.60217657E-19+0.75*1.3806488E-23*A487*LN((2*0.3*0.052)^(1/3)/0.041))/1.60217657E-19" table:style-name="ce1">
            <text:p>0.46863140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6990429313652786" table:formula="msoxl:=(0.5*1.42*1.60217657E-19+0.75*1.3806488E-23*A487*LN((2*0.65*0.12)^(1/3)/0.079))/1.60217657E-19" table:style-name="ce1">
            <text:p>0.76990429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730664226125974" table:formula="msoxl:=(0.5*0.42*1.60217657E-19+0.75*1.3806488E-23*A487*LN((2*0.41*0.025)^(1/3)/0.023))/1.60217657E-19" table:style-name="ce1">
            <text:p>0.28730664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790281241378258" table:formula="msoxl:=(0.5*0.24*1.60217657E-19+0.75*1.3806488E-23*A487*LN((2*0.4*0.016)^(1/3)/0.014))/1.60217657E-19" table:style-name="ce1">
            <text:p>0.20790281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0.81737745302039766" table:formula="msoxl:=(0.5*1.52*1.60217657E-19+0.75*1.3806488E-23*A488*LN((2*0.45*0.082)^(1/3)/0.067))/1.60217657E-19" table:style-name="ce1">
            <text:p>0.81737745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876314995524215" table:formula="msoxl:=(0.5*0.81*1.60217657E-19+0.75*1.3806488E-23*A488*LN((2*0.3*0.052)^(1/3)/0.041))/1.60217657E-19" table:style-name="ce1">
            <text:p>0.4687631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002831858815635" table:formula="msoxl:=(0.5*1.42*1.60217657E-19+0.75*1.3806488E-23*A488*LN((2*0.65*0.12)^(1/3)/0.079))/1.60217657E-19" table:style-name="ce1">
            <text:p>0.77002831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746669742122094" table:formula="msoxl:=(0.5*0.42*1.60217657E-19+0.75*1.3806488E-23*A488*LN((2*0.41*0.025)^(1/3)/0.023))/1.60217657E-19" table:style-name="ce1">
            <text:p>0.28746669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808480581422523" table:formula="msoxl:=(0.5*0.24*1.60217657E-19+0.75*1.3806488E-23*A488*LN((2*0.4*0.016)^(1/3)/0.014))/1.60217657E-19" table:style-name="ce1">
            <text:p>0.20808480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0.81749600147705137" table:formula="msoxl:=(0.5*1.52*1.60217657E-19+0.75*1.3806488E-23*A489*LN((2*0.45*0.082)^(1/3)/0.067))/1.60217657E-19" table:style-name="ce1">
            <text:p>0.81749600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889489200060419" table:formula="msoxl:=(0.5*0.81*1.60217657E-19+0.75*1.3806488E-23*A489*LN((2*0.3*0.052)^(1/3)/0.041))/1.60217657E-19" table:style-name="ce1">
            <text:p>0.46889489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015234403978472" table:formula="msoxl:=(0.5*1.42*1.60217657E-19+0.75*1.3806488E-23*A489*LN((2*0.65*0.12)^(1/3)/0.079))/1.60217657E-19" table:style-name="ce1">
            <text:p>0.77015234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762675258118214" table:formula="msoxl:=(0.5*0.42*1.60217657E-19+0.75*1.3806488E-23*A489*LN((2*0.41*0.025)^(1/3)/0.023))/1.60217657E-19" table:style-name="ce1">
            <text:p>0.28762675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826679921466784" table:formula="msoxl:=(0.5*0.24*1.60217657E-19+0.75*1.3806488E-23*A489*LN((2*0.4*0.016)^(1/3)/0.014))/1.60217657E-19" table:style-name="ce1">
            <text:p>0.20826679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0.81761454993370519" table:formula="msoxl:=(0.5*1.52*1.60217657E-19+0.75*1.3806488E-23*A490*LN((2*0.45*0.082)^(1/3)/0.067))/1.60217657E-19" table:style-name="ce1">
            <text:p>0.8176145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902663404596623" table:formula="msoxl:=(0.5*0.81*1.60217657E-19+0.75*1.3806488E-23*A490*LN((2*0.3*0.052)^(1/3)/0.041))/1.60217657E-19" table:style-name="ce1">
            <text:p>0.46902663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027636949141309" table:formula="msoxl:=(0.5*1.42*1.60217657E-19+0.75*1.3806488E-23*A490*LN((2*0.65*0.12)^(1/3)/0.079))/1.60217657E-19" table:style-name="ce1">
            <text:p>0.77027636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778680774114335" table:formula="msoxl:=(0.5*0.42*1.60217657E-19+0.75*1.3806488E-23*A490*LN((2*0.41*0.025)^(1/3)/0.023))/1.60217657E-19" table:style-name="ce1">
            <text:p>0.28778680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844879261511043" table:formula="msoxl:=(0.5*0.24*1.60217657E-19+0.75*1.3806488E-23*A490*LN((2*0.4*0.016)^(1/3)/0.014))/1.60217657E-19" table:style-name="ce1">
            <text:p>0.20844879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0.81773309839035879" table:formula="msoxl:=(0.5*1.52*1.60217657E-19+0.75*1.3806488E-23*A491*LN((2*0.45*0.082)^(1/3)/0.067))/1.60217657E-19" table:style-name="ce1">
            <text:p>0.81773309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915837609132832" table:formula="msoxl:=(0.5*0.81*1.60217657E-19+0.75*1.3806488E-23*A491*LN((2*0.3*0.052)^(1/3)/0.041))/1.60217657E-19" table:style-name="ce1">
            <text:p>0.46915837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040039494304147" table:formula="msoxl:=(0.5*1.42*1.60217657E-19+0.75*1.3806488E-23*A491*LN((2*0.65*0.12)^(1/3)/0.079))/1.60217657E-19" table:style-name="ce1">
            <text:p>0.77040039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794686290110455" table:formula="msoxl:=(0.5*0.42*1.60217657E-19+0.75*1.3806488E-23*A491*LN((2*0.41*0.025)^(1/3)/0.023))/1.60217657E-19" table:style-name="ce1">
            <text:p>0.28794686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863078601555307" table:formula="msoxl:=(0.5*0.24*1.60217657E-19+0.75*1.3806488E-23*A491*LN((2*0.4*0.016)^(1/3)/0.014))/1.60217657E-19" table:style-name="ce1">
            <text:p>0.20863078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0.8178516468470125" table:formula="msoxl:=(0.5*1.52*1.60217657E-19+0.75*1.3806488E-23*A492*LN((2*0.45*0.082)^(1/3)/0.067))/1.60217657E-19" table:style-name="ce1">
            <text:p>0.81785164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929011813669036" table:formula="msoxl:=(0.5*0.81*1.60217657E-19+0.75*1.3806488E-23*A492*LN((2*0.3*0.052)^(1/3)/0.041))/1.60217657E-19" table:style-name="ce1">
            <text:p>0.46929011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052442039466995" table:formula="msoxl:=(0.5*1.42*1.60217657E-19+0.75*1.3806488E-23*A492*LN((2*0.65*0.12)^(1/3)/0.079))/1.60217657E-19" table:style-name="ce1">
            <text:p>0.7705244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810691806106575" table:formula="msoxl:=(0.5*0.42*1.60217657E-19+0.75*1.3806488E-23*A492*LN((2*0.41*0.025)^(1/3)/0.023))/1.60217657E-19" table:style-name="ce1">
            <text:p>0.28810691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881277941599566" table:formula="msoxl:=(0.5*0.24*1.60217657E-19+0.75*1.3806488E-23*A492*LN((2*0.4*0.016)^(1/3)/0.014))/1.60217657E-19" table:style-name="ce1">
            <text:p>0.20881277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0.81797019530366633" table:formula="msoxl:=(0.5*1.52*1.60217657E-19+0.75*1.3806488E-23*A493*LN((2*0.45*0.082)^(1/3)/0.067))/1.60217657E-19" table:style-name="ce1">
            <text:p>0.81797019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942186018205245" table:formula="msoxl:=(0.5*0.81*1.60217657E-19+0.75*1.3806488E-23*A493*LN((2*0.3*0.052)^(1/3)/0.041))/1.60217657E-19" table:style-name="ce1">
            <text:p>0.4694218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064844584629844" table:formula="msoxl:=(0.5*1.42*1.60217657E-19+0.75*1.3806488E-23*A493*LN((2*0.65*0.12)^(1/3)/0.079))/1.60217657E-19" table:style-name="ce1">
            <text:p>0.77064844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826697322102696" table:formula="msoxl:=(0.5*0.42*1.60217657E-19+0.75*1.3806488E-23*A493*LN((2*0.41*0.025)^(1/3)/0.023))/1.60217657E-19" table:style-name="ce1">
            <text:p>0.28826697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89947728164383" table:formula="msoxl:=(0.5*0.24*1.60217657E-19+0.75*1.3806488E-23*A493*LN((2*0.4*0.016)^(1/3)/0.014))/1.60217657E-19" table:style-name="ce1">
            <text:p>0.20899477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0.81808874376031993" table:formula="msoxl:=(0.5*1.52*1.60217657E-19+0.75*1.3806488E-23*A494*LN((2*0.45*0.082)^(1/3)/0.067))/1.60217657E-19" table:style-name="ce1">
            <text:p>0.81808874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955360222741449" table:formula="msoxl:=(0.5*0.81*1.60217657E-19+0.75*1.3806488E-23*A494*LN((2*0.3*0.052)^(1/3)/0.041))/1.60217657E-19" table:style-name="ce1">
            <text:p>0.46955360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077247129792681" table:formula="msoxl:=(0.5*1.42*1.60217657E-19+0.75*1.3806488E-23*A494*LN((2*0.65*0.12)^(1/3)/0.079))/1.60217657E-19" table:style-name="ce1">
            <text:p>0.77077247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842702838098816" table:formula="msoxl:=(0.5*0.42*1.60217657E-19+0.75*1.3806488E-23*A494*LN((2*0.41*0.025)^(1/3)/0.023))/1.60217657E-19" table:style-name="ce1">
            <text:p>0.28842702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917676621688092" table:formula="msoxl:=(0.5*0.24*1.60217657E-19+0.75*1.3806488E-23*A494*LN((2*0.4*0.016)^(1/3)/0.014))/1.60217657E-19" table:style-name="ce1">
            <text:p>0.20917676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0.81820729221697364" table:formula="msoxl:=(0.5*1.52*1.60217657E-19+0.75*1.3806488E-23*A495*LN((2*0.45*0.082)^(1/3)/0.067))/1.60217657E-19" table:style-name="ce1">
            <text:p>0.81820729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968534427277658" table:formula="msoxl:=(0.5*0.81*1.60217657E-19+0.75*1.3806488E-23*A495*LN((2*0.3*0.052)^(1/3)/0.041))/1.60217657E-19" table:style-name="ce1">
            <text:p>0.46968534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089649674955529" table:formula="msoxl:=(0.5*1.42*1.60217657E-19+0.75*1.3806488E-23*A495*LN((2*0.65*0.12)^(1/3)/0.079))/1.60217657E-19" table:style-name="ce1">
            <text:p>0.77089649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858708354094936" table:formula="msoxl:=(0.5*0.42*1.60217657E-19+0.75*1.3806488E-23*A495*LN((2*0.41*0.025)^(1/3)/0.023))/1.60217657E-19" table:style-name="ce1">
            <text:p>0.28858708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93587596173235" table:formula="msoxl:=(0.5*0.24*1.60217657E-19+0.75*1.3806488E-23*A495*LN((2*0.4*0.016)^(1/3)/0.014))/1.60217657E-19" table:style-name="ce1">
            <text:p>0.2093587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0.81832584067362746" table:formula="msoxl:=(0.5*1.52*1.60217657E-19+0.75*1.3806488E-23*A496*LN((2*0.45*0.082)^(1/3)/0.067))/1.60217657E-19" table:style-name="ce1">
            <text:p>0.81832584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981708631813868" table:formula="msoxl:=(0.5*0.81*1.60217657E-19+0.75*1.3806488E-23*A496*LN((2*0.3*0.052)^(1/3)/0.041))/1.60217657E-19" table:style-name="ce1">
            <text:p>0.46981708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102052220118367" table:formula="msoxl:=(0.5*1.42*1.60217657E-19+0.75*1.3806488E-23*A496*LN((2*0.65*0.12)^(1/3)/0.079))/1.60217657E-19" table:style-name="ce1">
            <text:p>0.77102052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874713870091057" table:formula="msoxl:=(0.5*0.42*1.60217657E-19+0.75*1.3806488E-23*A496*LN((2*0.41*0.025)^(1/3)/0.023))/1.60217657E-19" table:style-name="ce1">
            <text:p>0.28874713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954075301776612" table:formula="msoxl:=(0.5*0.24*1.60217657E-19+0.75*1.3806488E-23*A496*LN((2*0.4*0.016)^(1/3)/0.014))/1.60217657E-19" table:style-name="ce1">
            <text:p>0.20954075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0.81844438913028106" table:formula="msoxl:=(0.5*1.52*1.60217657E-19+0.75*1.3806488E-23*A497*LN((2*0.45*0.082)^(1/3)/0.067))/1.60217657E-19" table:style-name="ce1">
            <text:p>0.81844438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6994882836350077" table:formula="msoxl:=(0.5*0.81*1.60217657E-19+0.75*1.3806488E-23*A497*LN((2*0.3*0.052)^(1/3)/0.041))/1.60217657E-19" table:style-name="ce1">
            <text:p>0.46994882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114454765281204" table:formula="msoxl:=(0.5*1.42*1.60217657E-19+0.75*1.3806488E-23*A497*LN((2*0.65*0.12)^(1/3)/0.079))/1.60217657E-19" table:style-name="ce1">
            <text:p>0.77114454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890719386087177" table:formula="msoxl:=(0.5*0.42*1.60217657E-19+0.75*1.3806488E-23*A497*LN((2*0.41*0.025)^(1/3)/0.023))/1.60217657E-19" table:style-name="ce1">
            <text:p>0.28890719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972274641820873" table:formula="msoxl:=(0.5*0.24*1.60217657E-19+0.75*1.3806488E-23*A497*LN((2*0.4*0.016)^(1/3)/0.014))/1.60217657E-19" table:style-name="ce1">
            <text:p>0.20972274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0.81856293758693477" table:formula="msoxl:=(0.5*1.52*1.60217657E-19+0.75*1.3806488E-23*A498*LN((2*0.45*0.082)^(1/3)/0.067))/1.60217657E-19" table:style-name="ce1">
            <text:p>0.81856293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008057040886281" table:formula="msoxl:=(0.5*0.81*1.60217657E-19+0.75*1.3806488E-23*A498*LN((2*0.3*0.052)^(1/3)/0.041))/1.60217657E-19" table:style-name="ce1">
            <text:p>0.4700805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126857310444041" table:formula="msoxl:=(0.5*1.42*1.60217657E-19+0.75*1.3806488E-23*A498*LN((2*0.65*0.12)^(1/3)/0.079))/1.60217657E-19" table:style-name="ce1">
            <text:p>0.77126857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906724902083297" table:formula="msoxl:=(0.5*0.42*1.60217657E-19+0.75*1.3806488E-23*A498*LN((2*0.41*0.025)^(1/3)/0.023))/1.60217657E-19" table:style-name="ce1">
            <text:p>0.28906724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0990473981865138" table:formula="msoxl:=(0.5*0.24*1.60217657E-19+0.75*1.3806488E-23*A498*LN((2*0.4*0.016)^(1/3)/0.014))/1.60217657E-19" table:style-name="ce1">
            <text:p>0.2099047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0.81868148604358859" table:formula="msoxl:=(0.5*1.52*1.60217657E-19+0.75*1.3806488E-23*A499*LN((2*0.45*0.082)^(1/3)/0.067))/1.60217657E-19" table:style-name="ce1">
            <text:p>0.81868148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02123124542249" table:formula="msoxl:=(0.5*0.81*1.60217657E-19+0.75*1.3806488E-23*A499*LN((2*0.3*0.052)^(1/3)/0.041))/1.60217657E-19" table:style-name="ce1">
            <text:p>0.47021231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139259855606901" table:formula="msoxl:=(0.5*1.42*1.60217657E-19+0.75*1.3806488E-23*A499*LN((2*0.65*0.12)^(1/3)/0.079))/1.60217657E-19" table:style-name="ce1">
            <text:p>0.77139259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922730418079418" table:formula="msoxl:=(0.5*0.42*1.60217657E-19+0.75*1.3806488E-23*A499*LN((2*0.41*0.025)^(1/3)/0.023))/1.60217657E-19" table:style-name="ce1">
            <text:p>0.28922730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008673321909399" table:formula="msoxl:=(0.5*0.24*1.60217657E-19+0.75*1.3806488E-23*A499*LN((2*0.4*0.016)^(1/3)/0.014))/1.60217657E-19" table:style-name="ce1">
            <text:p>0.21008673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0.8188000345002423" table:formula="msoxl:=(0.5*1.52*1.60217657E-19+0.75*1.3806488E-23*A500*LN((2*0.45*0.082)^(1/3)/0.067))/1.60217657E-19" table:style-name="ce1">
            <text:p>0.81880003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034405449958694" table:formula="msoxl:=(0.5*0.81*1.60217657E-19+0.75*1.3806488E-23*A500*LN((2*0.3*0.052)^(1/3)/0.041))/1.60217657E-19" table:style-name="ce1">
            <text:p>0.47034405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151662400769738" table:formula="msoxl:=(0.5*1.42*1.60217657E-19+0.75*1.3806488E-23*A500*LN((2*0.65*0.12)^(1/3)/0.079))/1.60217657E-19" table:style-name="ce1">
            <text:p>0.77151662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938735934075538" table:formula="msoxl:=(0.5*0.42*1.60217657E-19+0.75*1.3806488E-23*A500*LN((2*0.41*0.025)^(1/3)/0.023))/1.60217657E-19" table:style-name="ce1">
            <text:p>0.28938735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026872661953658" table:formula="msoxl:=(0.5*0.24*1.60217657E-19+0.75*1.3806488E-23*A500*LN((2*0.4*0.016)^(1/3)/0.014))/1.60217657E-19" table:style-name="ce1">
            <text:p>0.21026872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0.8189185829568959" table:formula="msoxl:=(0.5*1.52*1.60217657E-19+0.75*1.3806488E-23*A501*LN((2*0.45*0.082)^(1/3)/0.067))/1.60217657E-19" table:style-name="ce1">
            <text:p>0.81891858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047579654494898" table:formula="msoxl:=(0.5*0.81*1.60217657E-19+0.75*1.3806488E-23*A501*LN((2*0.3*0.052)^(1/3)/0.041))/1.60217657E-19" table:style-name="ce1">
            <text:p>0.47047579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164064945932576" table:formula="msoxl:=(0.5*1.42*1.60217657E-19+0.75*1.3806488E-23*A501*LN((2*0.65*0.12)^(1/3)/0.079))/1.60217657E-19" table:style-name="ce1">
            <text:p>0.77164064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954741450071658" table:formula="msoxl:=(0.5*0.42*1.60217657E-19+0.75*1.3806488E-23*A501*LN((2*0.41*0.025)^(1/3)/0.023))/1.60217657E-19" table:style-name="ce1">
            <text:p>0.28954741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045072001997919" table:formula="msoxl:=(0.5*0.24*1.60217657E-19+0.75*1.3806488E-23*A501*LN((2*0.4*0.016)^(1/3)/0.014))/1.60217657E-19" table:style-name="ce1">
            <text:p>0.2104507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0.81903713141354972" table:formula="msoxl:=(0.5*1.52*1.60217657E-19+0.75*1.3806488E-23*A502*LN((2*0.45*0.082)^(1/3)/0.067))/1.60217657E-19" table:style-name="ce1">
            <text:p>0.81903713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060753859031107" table:formula="msoxl:=(0.5*0.81*1.60217657E-19+0.75*1.3806488E-23*A502*LN((2*0.3*0.052)^(1/3)/0.041))/1.60217657E-19" table:style-name="ce1">
            <text:p>0.47060753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176467491095424" table:formula="msoxl:=(0.5*1.42*1.60217657E-19+0.75*1.3806488E-23*A502*LN((2*0.65*0.12)^(1/3)/0.079))/1.60217657E-19" table:style-name="ce1">
            <text:p>0.77176467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970746966067779" table:formula="msoxl:=(0.5*0.42*1.60217657E-19+0.75*1.3806488E-23*A502*LN((2*0.41*0.025)^(1/3)/0.023))/1.60217657E-19" table:style-name="ce1">
            <text:p>0.2897074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063271342042181" table:formula="msoxl:=(0.5*0.24*1.60217657E-19+0.75*1.3806488E-23*A502*LN((2*0.4*0.016)^(1/3)/0.014))/1.60217657E-19" table:style-name="ce1">
            <text:p>0.21063271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0.81915567987020343" table:formula="msoxl:=(0.5*1.52*1.60217657E-19+0.75*1.3806488E-23*A503*LN((2*0.45*0.082)^(1/3)/0.067))/1.60217657E-19" table:style-name="ce1">
            <text:p>0.8191556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073928063567311" table:formula="msoxl:=(0.5*0.81*1.60217657E-19+0.75*1.3806488E-23*A503*LN((2*0.3*0.052)^(1/3)/0.041))/1.60217657E-19" table:style-name="ce1">
            <text:p>0.47073928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188870036258261" table:formula="msoxl:=(0.5*1.42*1.60217657E-19+0.75*1.3806488E-23*A503*LN((2*0.65*0.12)^(1/3)/0.079))/1.60217657E-19" table:style-name="ce1">
            <text:p>0.771888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8986752482063893" table:formula="msoxl:=(0.5*0.42*1.60217657E-19+0.75*1.3806488E-23*A503*LN((2*0.41*0.025)^(1/3)/0.023))/1.60217657E-19" table:style-name="ce1">
            <text:p>0.28986752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081470682086445" table:formula="msoxl:=(0.5*0.24*1.60217657E-19+0.75*1.3806488E-23*A503*LN((2*0.4*0.016)^(1/3)/0.014))/1.60217657E-19" table:style-name="ce1">
            <text:p>0.21081470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0.81927422832685703" table:formula="msoxl:=(0.5*1.52*1.60217657E-19+0.75*1.3806488E-23*A504*LN((2*0.45*0.082)^(1/3)/0.067))/1.60217657E-19" table:style-name="ce1">
            <text:p>0.81927422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087102268103526" table:formula="msoxl:=(0.5*0.81*1.60217657E-19+0.75*1.3806488E-23*A504*LN((2*0.3*0.052)^(1/3)/0.041))/1.60217657E-19" table:style-name="ce1">
            <text:p>0.47087102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201272581421099" table:formula="msoxl:=(0.5*1.42*1.60217657E-19+0.75*1.3806488E-23*A504*LN((2*0.65*0.12)^(1/3)/0.079))/1.60217657E-19" table:style-name="ce1">
            <text:p>0.77201272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002757998060019" table:formula="msoxl:=(0.5*0.42*1.60217657E-19+0.75*1.3806488E-23*A504*LN((2*0.41*0.025)^(1/3)/0.023))/1.60217657E-19" table:style-name="ce1">
            <text:p>0.2900275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099670022130707" table:formula="msoxl:=(0.5*0.24*1.60217657E-19+0.75*1.3806488E-23*A504*LN((2*0.4*0.016)^(1/3)/0.014))/1.60217657E-19" table:style-name="ce1">
            <text:p>0.210996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0.81939277678351086" table:formula="msoxl:=(0.5*1.52*1.60217657E-19+0.75*1.3806488E-23*A505*LN((2*0.45*0.082)^(1/3)/0.067))/1.60217657E-19" table:style-name="ce1">
            <text:p>0.81939277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100276472639729" table:formula="msoxl:=(0.5*0.81*1.60217657E-19+0.75*1.3806488E-23*A505*LN((2*0.3*0.052)^(1/3)/0.041))/1.60217657E-19" table:style-name="ce1">
            <text:p>0.47100276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213675126583947" table:formula="msoxl:=(0.5*1.42*1.60217657E-19+0.75*1.3806488E-23*A505*LN((2*0.65*0.12)^(1/3)/0.079))/1.60217657E-19" table:style-name="ce1">
            <text:p>0.77213675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018763514056134" table:formula="msoxl:=(0.5*0.42*1.60217657E-19+0.75*1.3806488E-23*A505*LN((2*0.41*0.025)^(1/3)/0.023))/1.60217657E-19" table:style-name="ce1">
            <text:p>0.29018763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117869362174965" table:formula="msoxl:=(0.5*0.24*1.60217657E-19+0.75*1.3806488E-23*A505*LN((2*0.4*0.016)^(1/3)/0.014))/1.60217657E-19" table:style-name="ce1">
            <text:p>0.21117869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0.81951132524016457" table:formula="msoxl:=(0.5*1.52*1.60217657E-19+0.75*1.3806488E-23*A506*LN((2*0.45*0.082)^(1/3)/0.067))/1.60217657E-19" table:style-name="ce1">
            <text:p>0.81951132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113450677175939" table:formula="msoxl:=(0.5*0.81*1.60217657E-19+0.75*1.3806488E-23*A506*LN((2*0.3*0.052)^(1/3)/0.041))/1.60217657E-19" table:style-name="ce1">
            <text:p>0.47113450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226077671746796" table:formula="msoxl:=(0.5*1.42*1.60217657E-19+0.75*1.3806488E-23*A506*LN((2*0.65*0.12)^(1/3)/0.079))/1.60217657E-19" table:style-name="ce1">
            <text:p>0.77226077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034769030052254" table:formula="msoxl:=(0.5*0.42*1.60217657E-19+0.75*1.3806488E-23*A506*LN((2*0.41*0.025)^(1/3)/0.023))/1.60217657E-19" table:style-name="ce1">
            <text:p>0.2903476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136068702219227" table:formula="msoxl:=(0.5*0.24*1.60217657E-19+0.75*1.3806488E-23*A506*LN((2*0.4*0.016)^(1/3)/0.014))/1.60217657E-19" table:style-name="ce1">
            <text:p>0.21136068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0.81962987369681839" table:formula="msoxl:=(0.5*1.52*1.60217657E-19+0.75*1.3806488E-23*A507*LN((2*0.45*0.082)^(1/3)/0.067))/1.60217657E-19" table:style-name="ce1">
            <text:p>0.81962987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126624881712142" table:formula="msoxl:=(0.5*0.81*1.60217657E-19+0.75*1.3806488E-23*A507*LN((2*0.3*0.052)^(1/3)/0.041))/1.60217657E-19" table:style-name="ce1">
            <text:p>0.47126624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238480216909633" table:formula="msoxl:=(0.5*1.42*1.60217657E-19+0.75*1.3806488E-23*A507*LN((2*0.65*0.12)^(1/3)/0.079))/1.60217657E-19" table:style-name="ce1">
            <text:p>0.77238480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050774546048375" table:formula="msoxl:=(0.5*0.42*1.60217657E-19+0.75*1.3806488E-23*A507*LN((2*0.41*0.025)^(1/3)/0.023))/1.60217657E-19" table:style-name="ce1">
            <text:p>0.29050774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154268042263488" table:formula="msoxl:=(0.5*0.24*1.60217657E-19+0.75*1.3806488E-23*A507*LN((2*0.4*0.016)^(1/3)/0.014))/1.60217657E-19" table:style-name="ce1">
            <text:p>0.2115426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0.81974842215347199" table:formula="msoxl:=(0.5*1.52*1.60217657E-19+0.75*1.3806488E-23*A508*LN((2*0.45*0.082)^(1/3)/0.067))/1.60217657E-19" table:style-name="ce1">
            <text:p>0.81974842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139799086248352" table:formula="msoxl:=(0.5*0.81*1.60217657E-19+0.75*1.3806488E-23*A508*LN((2*0.3*0.052)^(1/3)/0.041))/1.60217657E-19" table:style-name="ce1">
            <text:p>0.47139799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25088276207247" table:formula="msoxl:=(0.5*1.42*1.60217657E-19+0.75*1.3806488E-23*A508*LN((2*0.65*0.12)^(1/3)/0.079))/1.60217657E-19" table:style-name="ce1">
            <text:p>0.77250882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0667800620445" table:formula="msoxl:=(0.5*0.42*1.60217657E-19+0.75*1.3806488E-23*A508*LN((2*0.41*0.025)^(1/3)/0.023))/1.60217657E-19" table:style-name="ce1">
            <text:p>0.29066780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172467382307752" table:formula="msoxl:=(0.5*0.24*1.60217657E-19+0.75*1.3806488E-23*A508*LN((2*0.4*0.016)^(1/3)/0.014))/1.60217657E-19" table:style-name="ce1">
            <text:p>0.21172467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0.8198669706101257" table:formula="msoxl:=(0.5*1.52*1.60217657E-19+0.75*1.3806488E-23*A509*LN((2*0.45*0.082)^(1/3)/0.067))/1.60217657E-19" table:style-name="ce1">
            <text:p>0.81986697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152973290784556" table:formula="msoxl:=(0.5*0.81*1.60217657E-19+0.75*1.3806488E-23*A509*LN((2*0.3*0.052)^(1/3)/0.041))/1.60217657E-19" table:style-name="ce1">
            <text:p>0.47152973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263285307235319" table:formula="msoxl:=(0.5*1.42*1.60217657E-19+0.75*1.3806488E-23*A509*LN((2*0.65*0.12)^(1/3)/0.079))/1.60217657E-19" table:style-name="ce1">
            <text:p>0.77263285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082785578040615" table:formula="msoxl:=(0.5*0.42*1.60217657E-19+0.75*1.3806488E-23*A509*LN((2*0.41*0.025)^(1/3)/0.023))/1.60217657E-19" table:style-name="ce1">
            <text:p>0.29082785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190666722352011" table:formula="msoxl:=(0.5*0.24*1.60217657E-19+0.75*1.3806488E-23*A509*LN((2*0.4*0.016)^(1/3)/0.014))/1.60217657E-19" table:style-name="ce1">
            <text:p>0.21190666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0.81998551906677952" table:formula="msoxl:=(0.5*1.52*1.60217657E-19+0.75*1.3806488E-23*A510*LN((2*0.45*0.082)^(1/3)/0.067))/1.60217657E-19" table:style-name="ce1">
            <text:p>0.81998551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166147495320759" table:formula="msoxl:=(0.5*0.81*1.60217657E-19+0.75*1.3806488E-23*A510*LN((2*0.3*0.052)^(1/3)/0.041))/1.60217657E-19" table:style-name="ce1">
            <text:p>0.47166147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275687852398156" table:formula="msoxl:=(0.5*1.42*1.60217657E-19+0.75*1.3806488E-23*A510*LN((2*0.65*0.12)^(1/3)/0.079))/1.60217657E-19" table:style-name="ce1">
            <text:p>0.77275687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098791094036736" table:formula="msoxl:=(0.5*0.42*1.60217657E-19+0.75*1.3806488E-23*A510*LN((2*0.41*0.025)^(1/3)/0.023))/1.60217657E-19" table:style-name="ce1">
            <text:p>0.29098791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208866062396273" table:formula="msoxl:=(0.5*0.24*1.60217657E-19+0.75*1.3806488E-23*A510*LN((2*0.4*0.016)^(1/3)/0.014))/1.60217657E-19" table:style-name="ce1">
            <text:p>0.21208866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0.82010406752343312" table:formula="msoxl:=(0.5*1.52*1.60217657E-19+0.75*1.3806488E-23*A511*LN((2*0.45*0.082)^(1/3)/0.067))/1.60217657E-19" table:style-name="ce1">
            <text:p>0.82010406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179321699856974" table:formula="msoxl:=(0.5*0.81*1.60217657E-19+0.75*1.3806488E-23*A511*LN((2*0.3*0.052)^(1/3)/0.041))/1.60217657E-19" table:style-name="ce1">
            <text:p>0.47179321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288090397560993" table:formula="msoxl:=(0.5*1.42*1.60217657E-19+0.75*1.3806488E-23*A511*LN((2*0.65*0.12)^(1/3)/0.079))/1.60217657E-19" table:style-name="ce1">
            <text:p>0.77288090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114796610032856" table:formula="msoxl:=(0.5*0.42*1.60217657E-19+0.75*1.3806488E-23*A511*LN((2*0.41*0.025)^(1/3)/0.023))/1.60217657E-19" table:style-name="ce1">
            <text:p>0.29114796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227065402440534" table:formula="msoxl:=(0.5*0.24*1.60217657E-19+0.75*1.3806488E-23*A511*LN((2*0.4*0.016)^(1/3)/0.014))/1.60217657E-19" table:style-name="ce1">
            <text:p>0.21227065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0.82022261598008683" table:formula="msoxl:=(0.5*1.52*1.60217657E-19+0.75*1.3806488E-23*A512*LN((2*0.45*0.082)^(1/3)/0.067))/1.60217657E-19" table:style-name="ce1">
            <text:p>0.82022261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192495904393184" table:formula="msoxl:=(0.5*0.81*1.60217657E-19+0.75*1.3806488E-23*A512*LN((2*0.3*0.052)^(1/3)/0.041))/1.60217657E-19" table:style-name="ce1">
            <text:p>0.47192495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300492942723853" table:formula="msoxl:=(0.5*1.42*1.60217657E-19+0.75*1.3806488E-23*A512*LN((2*0.65*0.12)^(1/3)/0.079))/1.60217657E-19" table:style-name="ce1">
            <text:p>0.77300492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130802126028976" table:formula="msoxl:=(0.5*0.42*1.60217657E-19+0.75*1.3806488E-23*A512*LN((2*0.41*0.025)^(1/3)/0.023))/1.60217657E-19" table:style-name="ce1">
            <text:p>0.29130802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245264742484796" table:formula="msoxl:=(0.5*0.24*1.60217657E-19+0.75*1.3806488E-23*A512*LN((2*0.4*0.016)^(1/3)/0.014))/1.60217657E-19" table:style-name="ce1">
            <text:p>0.21245264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0.82034116443674066" table:formula="msoxl:=(0.5*1.52*1.60217657E-19+0.75*1.3806488E-23*A513*LN((2*0.45*0.082)^(1/3)/0.067))/1.60217657E-19" table:style-name="ce1">
            <text:p>0.82034116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205670108929387" table:formula="msoxl:=(0.5*0.81*1.60217657E-19+0.75*1.3806488E-23*A513*LN((2*0.3*0.052)^(1/3)/0.041))/1.60217657E-19" table:style-name="ce1">
            <text:p>0.47205670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31289548788669" table:formula="msoxl:=(0.5*1.42*1.60217657E-19+0.75*1.3806488E-23*A513*LN((2*0.65*0.12)^(1/3)/0.079))/1.60217657E-19" table:style-name="ce1">
            <text:p>0.77312895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146807642025097" table:formula="msoxl:=(0.5*0.42*1.60217657E-19+0.75*1.3806488E-23*A513*LN((2*0.41*0.025)^(1/3)/0.023))/1.60217657E-19" table:style-name="ce1">
            <text:p>0.29146807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26346408252906" table:formula="msoxl:=(0.5*0.24*1.60217657E-19+0.75*1.3806488E-23*A513*LN((2*0.4*0.016)^(1/3)/0.014))/1.60217657E-19" table:style-name="ce1">
            <text:p>0.21263464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0.82045971289339426" table:formula="msoxl:=(0.5*1.52*1.60217657E-19+0.75*1.3806488E-23*A514*LN((2*0.45*0.082)^(1/3)/0.067))/1.60217657E-19" table:style-name="ce1">
            <text:p>0.82045971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218844313465591" table:formula="msoxl:=(0.5*0.81*1.60217657E-19+0.75*1.3806488E-23*A514*LN((2*0.3*0.052)^(1/3)/0.041))/1.60217657E-19" table:style-name="ce1">
            <text:p>0.47218844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325298033049528" table:formula="msoxl:=(0.5*1.42*1.60217657E-19+0.75*1.3806488E-23*A514*LN((2*0.65*0.12)^(1/3)/0.079))/1.60217657E-19" table:style-name="ce1">
            <text:p>0.7732529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162813158021217" table:formula="msoxl:=(0.5*0.42*1.60217657E-19+0.75*1.3806488E-23*A514*LN((2*0.41*0.025)^(1/3)/0.023))/1.60217657E-19" table:style-name="ce1">
            <text:p>0.29162813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281663422573319" table:formula="msoxl:=(0.5*0.24*1.60217657E-19+0.75*1.3806488E-23*A514*LN((2*0.4*0.016)^(1/3)/0.014))/1.60217657E-19" table:style-name="ce1">
            <text:p>0.21281663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0.82057826135004797" table:formula="msoxl:=(0.5*1.52*1.60217657E-19+0.75*1.3806488E-23*A515*LN((2*0.45*0.082)^(1/3)/0.067))/1.60217657E-19" table:style-name="ce1">
            <text:p>0.82057826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2320185180018" table:formula="msoxl:=(0.5*0.81*1.60217657E-19+0.75*1.3806488E-23*A515*LN((2*0.3*0.052)^(1/3)/0.041))/1.60217657E-19" table:style-name="ce1">
            <text:p>0.47232018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337700578212376" table:formula="msoxl:=(0.5*1.42*1.60217657E-19+0.75*1.3806488E-23*A515*LN((2*0.65*0.12)^(1/3)/0.079))/1.60217657E-19" table:style-name="ce1">
            <text:p>0.77337700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178818674017337" table:formula="msoxl:=(0.5*0.42*1.60217657E-19+0.75*1.3806488E-23*A515*LN((2*0.41*0.025)^(1/3)/0.023))/1.60217657E-19" table:style-name="ce1">
            <text:p>0.29178818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299862762617577" table:formula="msoxl:=(0.5*0.24*1.60217657E-19+0.75*1.3806488E-23*A515*LN((2*0.4*0.016)^(1/3)/0.014))/1.60217657E-19" table:style-name="ce1">
            <text:p>0.21299862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0.82069680980670179" table:formula="msoxl:=(0.5*1.52*1.60217657E-19+0.75*1.3806488E-23*A516*LN((2*0.45*0.082)^(1/3)/0.067))/1.60217657E-19" table:style-name="ce1">
            <text:p>0.8206968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245192722538004" table:formula="msoxl:=(0.5*0.81*1.60217657E-19+0.75*1.3806488E-23*A516*LN((2*0.3*0.052)^(1/3)/0.041))/1.60217657E-19" table:style-name="ce1">
            <text:p>0.47245192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350103123375213" table:formula="msoxl:=(0.5*1.42*1.60217657E-19+0.75*1.3806488E-23*A516*LN((2*0.65*0.12)^(1/3)/0.079))/1.60217657E-19" table:style-name="ce1">
            <text:p>0.77350103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194824190013458" table:formula="msoxl:=(0.5*0.42*1.60217657E-19+0.75*1.3806488E-23*A516*LN((2*0.41*0.025)^(1/3)/0.023))/1.60217657E-19" table:style-name="ce1">
            <text:p>0.29194824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318062102661842" table:formula="msoxl:=(0.5*0.24*1.60217657E-19+0.75*1.3806488E-23*A516*LN((2*0.4*0.016)^(1/3)/0.014))/1.60217657E-19" table:style-name="ce1">
            <text:p>0.21318062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0.82081535826335539" table:formula="msoxl:=(0.5*1.52*1.60217657E-19+0.75*1.3806488E-23*A517*LN((2*0.45*0.082)^(1/3)/0.067))/1.60217657E-19" table:style-name="ce1">
            <text:p>0.82081535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258366927074213" table:formula="msoxl:=(0.5*0.81*1.60217657E-19+0.75*1.3806488E-23*A517*LN((2*0.3*0.052)^(1/3)/0.041))/1.60217657E-19" table:style-name="ce1">
            <text:p>0.47258366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362505668538051" table:formula="msoxl:=(0.5*1.42*1.60217657E-19+0.75*1.3806488E-23*A517*LN((2*0.65*0.12)^(1/3)/0.079))/1.60217657E-19" table:style-name="ce1">
            <text:p>0.77362505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210829706009572" table:formula="msoxl:=(0.5*0.42*1.60217657E-19+0.75*1.3806488E-23*A517*LN((2*0.41*0.025)^(1/3)/0.023))/1.60217657E-19" table:style-name="ce1">
            <text:p>0.29210829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336261442706103" table:formula="msoxl:=(0.5*0.24*1.60217657E-19+0.75*1.3806488E-23*A517*LN((2*0.4*0.016)^(1/3)/0.014))/1.60217657E-19" table:style-name="ce1">
            <text:p>0.21336261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0.8209339067200091" table:formula="msoxl:=(0.5*1.52*1.60217657E-19+0.75*1.3806488E-23*A518*LN((2*0.45*0.082)^(1/3)/0.067))/1.60217657E-19" table:style-name="ce1">
            <text:p>0.82093390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271541131610423" table:formula="msoxl:=(0.5*0.81*1.60217657E-19+0.75*1.3806488E-23*A518*LN((2*0.3*0.052)^(1/3)/0.041))/1.60217657E-19" table:style-name="ce1">
            <text:p>0.47271541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374908213700888" table:formula="msoxl:=(0.5*1.42*1.60217657E-19+0.75*1.3806488E-23*A518*LN((2*0.65*0.12)^(1/3)/0.079))/1.60217657E-19" table:style-name="ce1">
            <text:p>0.77374908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226835222005698" table:formula="msoxl:=(0.5*0.42*1.60217657E-19+0.75*1.3806488E-23*A518*LN((2*0.41*0.025)^(1/3)/0.023))/1.60217657E-19" table:style-name="ce1">
            <text:p>0.29226835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354460782750367" table:formula="msoxl:=(0.5*0.24*1.60217657E-19+0.75*1.3806488E-23*A518*LN((2*0.4*0.016)^(1/3)/0.014))/1.60217657E-19" table:style-name="ce1">
            <text:p>0.21354460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0.82105245517666292" table:formula="msoxl:=(0.5*1.52*1.60217657E-19+0.75*1.3806488E-23*A519*LN((2*0.45*0.082)^(1/3)/0.067))/1.60217657E-19" table:style-name="ce1">
            <text:p>0.82105245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284715336146621" table:formula="msoxl:=(0.5*0.81*1.60217657E-19+0.75*1.3806488E-23*A519*LN((2*0.3*0.052)^(1/3)/0.041))/1.60217657E-19" table:style-name="ce1">
            <text:p>0.47284715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387310758863748" table:formula="msoxl:=(0.5*1.42*1.60217657E-19+0.75*1.3806488E-23*A519*LN((2*0.65*0.12)^(1/3)/0.079))/1.60217657E-19" table:style-name="ce1">
            <text:p>0.77387310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242840738001818" table:formula="msoxl:=(0.5*0.42*1.60217657E-19+0.75*1.3806488E-23*A519*LN((2*0.41*0.025)^(1/3)/0.023))/1.60217657E-19" table:style-name="ce1">
            <text:p>0.29242840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372660122794626" table:formula="msoxl:=(0.5*0.24*1.60217657E-19+0.75*1.3806488E-23*A519*LN((2*0.4*0.016)^(1/3)/0.014))/1.60217657E-19" table:style-name="ce1">
            <text:p>0.21372660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0.82117100363331652" table:formula="msoxl:=(0.5*1.52*1.60217657E-19+0.75*1.3806488E-23*A520*LN((2*0.45*0.082)^(1/3)/0.067))/1.60217657E-19" table:style-name="ce1">
            <text:p>0.82117100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297889540682836" table:formula="msoxl:=(0.5*0.81*1.60217657E-19+0.75*1.3806488E-23*A520*LN((2*0.3*0.052)^(1/3)/0.041))/1.60217657E-19" table:style-name="ce1">
            <text:p>0.47297889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399713304026585" table:formula="msoxl:=(0.5*1.42*1.60217657E-19+0.75*1.3806488E-23*A520*LN((2*0.65*0.12)^(1/3)/0.079))/1.60217657E-19" table:style-name="ce1">
            <text:p>0.77399713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258846253997939" table:formula="msoxl:=(0.5*0.42*1.60217657E-19+0.75*1.3806488E-23*A520*LN((2*0.41*0.025)^(1/3)/0.023))/1.60217657E-19" table:style-name="ce1">
            <text:p>0.29258846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390859462838885" table:formula="msoxl:=(0.5*0.24*1.60217657E-19+0.75*1.3806488E-23*A520*LN((2*0.4*0.016)^(1/3)/0.014))/1.60217657E-19" table:style-name="ce1">
            <text:p>0.21390859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0.82128955208997023" table:formula="msoxl:=(0.5*1.52*1.60217657E-19+0.75*1.3806488E-23*A521*LN((2*0.45*0.082)^(1/3)/0.067))/1.60217657E-19" table:style-name="ce1">
            <text:p>0.82128955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311063745219045" table:formula="msoxl:=(0.5*0.81*1.60217657E-19+0.75*1.3806488E-23*A521*LN((2*0.3*0.052)^(1/3)/0.041))/1.60217657E-19" table:style-name="ce1">
            <text:p>0.47311063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412115849189422" table:formula="msoxl:=(0.5*1.42*1.60217657E-19+0.75*1.3806488E-23*A521*LN((2*0.65*0.12)^(1/3)/0.079))/1.60217657E-19" table:style-name="ce1">
            <text:p>0.77412115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274851769994054" table:formula="msoxl:=(0.5*0.42*1.60217657E-19+0.75*1.3806488E-23*A521*LN((2*0.41*0.025)^(1/3)/0.023))/1.60217657E-19" table:style-name="ce1">
            <text:p>0.29274851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409058802883149" table:formula="msoxl:=(0.5*0.24*1.60217657E-19+0.75*1.3806488E-23*A521*LN((2*0.4*0.016)^(1/3)/0.014))/1.60217657E-19" table:style-name="ce1">
            <text:p>0.21409058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0.82140810054662405" table:formula="msoxl:=(0.5*1.52*1.60217657E-19+0.75*1.3806488E-23*A522*LN((2*0.45*0.082)^(1/3)/0.067))/1.60217657E-19" table:style-name="ce1">
            <text:p>0.82140810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324237949755249" table:formula="msoxl:=(0.5*0.81*1.60217657E-19+0.75*1.3806488E-23*A522*LN((2*0.3*0.052)^(1/3)/0.041))/1.60217657E-19" table:style-name="ce1">
            <text:p>0.47324237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424518394352271" table:formula="msoxl:=(0.5*1.42*1.60217657E-19+0.75*1.3806488E-23*A522*LN((2*0.65*0.12)^(1/3)/0.079))/1.60217657E-19" table:style-name="ce1">
            <text:p>0.77424518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290857285990179" table:formula="msoxl:=(0.5*0.42*1.60217657E-19+0.75*1.3806488E-23*A522*LN((2*0.41*0.025)^(1/3)/0.023))/1.60217657E-19" table:style-name="ce1">
            <text:p>0.29290857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427258142927411" table:formula="msoxl:=(0.5*0.24*1.60217657E-19+0.75*1.3806488E-23*A522*LN((2*0.4*0.016)^(1/3)/0.014))/1.60217657E-19" table:style-name="ce1">
            <text:p>0.21427258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0.82152664900327765" table:formula="msoxl:=(0.5*1.52*1.60217657E-19+0.75*1.3806488E-23*A523*LN((2*0.45*0.082)^(1/3)/0.067))/1.60217657E-19" table:style-name="ce1">
            <text:p>0.82152664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337412154291453" table:formula="msoxl:=(0.5*0.81*1.60217657E-19+0.75*1.3806488E-23*A523*LN((2*0.3*0.052)^(1/3)/0.041))/1.60217657E-19" table:style-name="ce1">
            <text:p>0.47337412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436920939515108" table:formula="msoxl:=(0.5*1.42*1.60217657E-19+0.75*1.3806488E-23*A523*LN((2*0.65*0.12)^(1/3)/0.079))/1.60217657E-19" table:style-name="ce1">
            <text:p>0.77436920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3068628019863" table:formula="msoxl:=(0.5*0.42*1.60217657E-19+0.75*1.3806488E-23*A523*LN((2*0.41*0.025)^(1/3)/0.023))/1.60217657E-19" table:style-name="ce1">
            <text:p>0.29306862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445457482971675" table:formula="msoxl:=(0.5*0.24*1.60217657E-19+0.75*1.3806488E-23*A523*LN((2*0.4*0.016)^(1/3)/0.014))/1.60217657E-19" table:style-name="ce1">
            <text:p>0.21445457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0.82164519745993136" table:formula="msoxl:=(0.5*1.52*1.60217657E-19+0.75*1.3806488E-23*A524*LN((2*0.45*0.082)^(1/3)/0.067))/1.60217657E-19" table:style-name="ce1">
            <text:p>0.82164519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350586358827662" table:formula="msoxl:=(0.5*0.81*1.60217657E-19+0.75*1.3806488E-23*A524*LN((2*0.3*0.052)^(1/3)/0.041))/1.60217657E-19" table:style-name="ce1">
            <text:p>0.47350586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449323484677945" table:formula="msoxl:=(0.5*1.42*1.60217657E-19+0.75*1.3806488E-23*A524*LN((2*0.65*0.12)^(1/3)/0.079))/1.60217657E-19" table:style-name="ce1">
            <text:p>0.77449323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322868317982415" table:formula="msoxl:=(0.5*0.42*1.60217657E-19+0.75*1.3806488E-23*A524*LN((2*0.41*0.025)^(1/3)/0.023))/1.60217657E-19" table:style-name="ce1">
            <text:p>0.29322868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463656823015934" table:formula="msoxl:=(0.5*0.24*1.60217657E-19+0.75*1.3806488E-23*A524*LN((2*0.4*0.016)^(1/3)/0.014))/1.60217657E-19" table:style-name="ce1">
            <text:p>0.21463656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0.82176374591658519" table:formula="msoxl:=(0.5*1.52*1.60217657E-19+0.75*1.3806488E-23*A525*LN((2*0.45*0.082)^(1/3)/0.067))/1.60217657E-19" table:style-name="ce1">
            <text:p>0.82176374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363760563363866" table:formula="msoxl:=(0.5*0.81*1.60217657E-19+0.75*1.3806488E-23*A525*LN((2*0.3*0.052)^(1/3)/0.041))/1.60217657E-19" table:style-name="ce1">
            <text:p>0.47363760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461726029840783" table:formula="msoxl:=(0.5*1.42*1.60217657E-19+0.75*1.3806488E-23*A525*LN((2*0.65*0.12)^(1/3)/0.079))/1.60217657E-19" table:style-name="ce1">
            <text:p>0.7746172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338873833978535" table:formula="msoxl:=(0.5*0.42*1.60217657E-19+0.75*1.3806488E-23*A525*LN((2*0.41*0.025)^(1/3)/0.023))/1.60217657E-19" table:style-name="ce1">
            <text:p>0.29338873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481856163060192" table:formula="msoxl:=(0.5*0.24*1.60217657E-19+0.75*1.3806488E-23*A525*LN((2*0.4*0.016)^(1/3)/0.014))/1.60217657E-19" table:style-name="ce1">
            <text:p>0.21481856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0.82188229437323879" table:formula="msoxl:=(0.5*1.52*1.60217657E-19+0.75*1.3806488E-23*A526*LN((2*0.45*0.082)^(1/3)/0.067))/1.60217657E-19" table:style-name="ce1">
            <text:p>0.82188229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376934767900075" table:formula="msoxl:=(0.5*0.81*1.60217657E-19+0.75*1.3806488E-23*A526*LN((2*0.3*0.052)^(1/3)/0.041))/1.60217657E-19" table:style-name="ce1">
            <text:p>0.47376934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474128575003642" table:formula="msoxl:=(0.5*1.42*1.60217657E-19+0.75*1.3806488E-23*A526*LN((2*0.65*0.12)^(1/3)/0.079))/1.60217657E-19" table:style-name="ce1">
            <text:p>0.77474128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354879349974661" table:formula="msoxl:=(0.5*0.42*1.60217657E-19+0.75*1.3806488E-23*A526*LN((2*0.41*0.025)^(1/3)/0.023))/1.60217657E-19" table:style-name="ce1">
            <text:p>0.29354879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500055503104454" table:formula="msoxl:=(0.5*0.24*1.60217657E-19+0.75*1.3806488E-23*A526*LN((2*0.4*0.016)^(1/3)/0.014))/1.60217657E-19" table:style-name="ce1">
            <text:p>0.21500055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0.8220008428298925" table:formula="msoxl:=(0.5*1.52*1.60217657E-19+0.75*1.3806488E-23*A527*LN((2*0.45*0.082)^(1/3)/0.067))/1.60217657E-19" table:style-name="ce1">
            <text:p>0.82200084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390108972436285" table:formula="msoxl:=(0.5*0.81*1.60217657E-19+0.75*1.3806488E-23*A527*LN((2*0.3*0.052)^(1/3)/0.041))/1.60217657E-19" table:style-name="ce1">
            <text:p>0.4739010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48653112016648" table:formula="msoxl:=(0.5*1.42*1.60217657E-19+0.75*1.3806488E-23*A527*LN((2*0.65*0.12)^(1/3)/0.079))/1.60217657E-19" table:style-name="ce1">
            <text:p>0.77486531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370884865970776" table:formula="msoxl:=(0.5*0.42*1.60217657E-19+0.75*1.3806488E-23*A527*LN((2*0.41*0.025)^(1/3)/0.023))/1.60217657E-19" table:style-name="ce1">
            <text:p>0.29370884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518254843148718" table:formula="msoxl:=(0.5*0.24*1.60217657E-19+0.75*1.3806488E-23*A527*LN((2*0.4*0.016)^(1/3)/0.014))/1.60217657E-19" table:style-name="ce1">
            <text:p>0.21518254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0.82211939128654632" table:formula="msoxl:=(0.5*1.52*1.60217657E-19+0.75*1.3806488E-23*A528*LN((2*0.45*0.082)^(1/3)/0.067))/1.60217657E-19" table:style-name="ce1">
            <text:p>0.82211939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403283176972494" table:formula="msoxl:=(0.5*0.81*1.60217657E-19+0.75*1.3806488E-23*A528*LN((2*0.3*0.052)^(1/3)/0.041))/1.60217657E-19" table:style-name="ce1">
            <text:p>0.47403283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498933665329317" table:formula="msoxl:=(0.5*1.42*1.60217657E-19+0.75*1.3806488E-23*A528*LN((2*0.65*0.12)^(1/3)/0.079))/1.60217657E-19" table:style-name="ce1">
            <text:p>0.77498933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386890381966896" table:formula="msoxl:=(0.5*0.42*1.60217657E-19+0.75*1.3806488E-23*A528*LN((2*0.41*0.025)^(1/3)/0.023))/1.60217657E-19" table:style-name="ce1">
            <text:p>0.29386890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536454183192977" table:formula="msoxl:=(0.5*0.24*1.60217657E-19+0.75*1.3806488E-23*A528*LN((2*0.4*0.016)^(1/3)/0.014))/1.60217657E-19" table:style-name="ce1">
            <text:p>0.21536454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0.82223793974320003" table:formula="msoxl:=(0.5*1.52*1.60217657E-19+0.75*1.3806488E-23*A529*LN((2*0.45*0.082)^(1/3)/0.067))/1.60217657E-19" table:style-name="ce1">
            <text:p>0.8222379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416457381508698" table:formula="msoxl:=(0.5*0.81*1.60217657E-19+0.75*1.3806488E-23*A529*LN((2*0.3*0.052)^(1/3)/0.041))/1.60217657E-19" table:style-name="ce1">
            <text:p>0.47416457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511336210492165" table:formula="msoxl:=(0.5*1.42*1.60217657E-19+0.75*1.3806488E-23*A529*LN((2*0.65*0.12)^(1/3)/0.079))/1.60217657E-19" table:style-name="ce1">
            <text:p>0.77511336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402895897963016" table:formula="msoxl:=(0.5*0.42*1.60217657E-19+0.75*1.3806488E-23*A529*LN((2*0.41*0.025)^(1/3)/0.023))/1.60217657E-19" table:style-name="ce1">
            <text:p>0.29402895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554653523237241" table:formula="msoxl:=(0.5*0.24*1.60217657E-19+0.75*1.3806488E-23*A529*LN((2*0.4*0.016)^(1/3)/0.014))/1.60217657E-19" table:style-name="ce1">
            <text:p>0.21554653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0.82235648819985363" table:formula="msoxl:=(0.5*1.52*1.60217657E-19+0.75*1.3806488E-23*A530*LN((2*0.45*0.082)^(1/3)/0.067))/1.60217657E-19" table:style-name="ce1">
            <text:p>0.82235648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429631586044907" table:formula="msoxl:=(0.5*0.81*1.60217657E-19+0.75*1.3806488E-23*A530*LN((2*0.3*0.052)^(1/3)/0.041))/1.60217657E-19" table:style-name="ce1">
            <text:p>0.47429631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523738755655003" table:formula="msoxl:=(0.5*1.42*1.60217657E-19+0.75*1.3806488E-23*A530*LN((2*0.65*0.12)^(1/3)/0.079))/1.60217657E-19" table:style-name="ce1">
            <text:p>0.77523738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418901413959136" table:formula="msoxl:=(0.5*0.42*1.60217657E-19+0.75*1.3806488E-23*A530*LN((2*0.41*0.025)^(1/3)/0.023))/1.60217657E-19" table:style-name="ce1">
            <text:p>0.29418901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5728528632815" table:formula="msoxl:=(0.5*0.24*1.60217657E-19+0.75*1.3806488E-23*A530*LN((2*0.4*0.016)^(1/3)/0.014))/1.60217657E-19" table:style-name="ce1">
            <text:p>0.21572852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0.82247503665650745" table:formula="msoxl:=(0.5*1.52*1.60217657E-19+0.75*1.3806488E-23*A531*LN((2*0.45*0.082)^(1/3)/0.067))/1.60217657E-19" table:style-name="ce1">
            <text:p>0.82247503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442805790581111" table:formula="msoxl:=(0.5*0.81*1.60217657E-19+0.75*1.3806488E-23*A531*LN((2*0.3*0.052)^(1/3)/0.041))/1.60217657E-19" table:style-name="ce1">
            <text:p>0.47442805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53614130081784" table:formula="msoxl:=(0.5*1.42*1.60217657E-19+0.75*1.3806488E-23*A531*LN((2*0.65*0.12)^(1/3)/0.079))/1.60217657E-19" table:style-name="ce1">
            <text:p>0.77536141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434906929955257" table:formula="msoxl:=(0.5*0.42*1.60217657E-19+0.75*1.3806488E-23*A531*LN((2*0.41*0.025)^(1/3)/0.023))/1.60217657E-19" table:style-name="ce1">
            <text:p>0.29434906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591052203325761" table:formula="msoxl:=(0.5*0.24*1.60217657E-19+0.75*1.3806488E-23*A531*LN((2*0.4*0.016)^(1/3)/0.014))/1.60217657E-19" table:style-name="ce1">
            <text:p>0.21591052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0.82259358511316116" table:formula="msoxl:=(0.5*1.52*1.60217657E-19+0.75*1.3806488E-23*A532*LN((2*0.45*0.082)^(1/3)/0.067))/1.60217657E-19" table:style-name="ce1">
            <text:p>0.82259358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45597999511732" table:formula="msoxl:=(0.5*0.81*1.60217657E-19+0.75*1.3806488E-23*A532*LN((2*0.3*0.052)^(1/3)/0.041))/1.60217657E-19" table:style-name="ce1">
            <text:p>0.474559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548543845980678" table:formula="msoxl:=(0.5*1.42*1.60217657E-19+0.75*1.3806488E-23*A532*LN((2*0.65*0.12)^(1/3)/0.079))/1.60217657E-19" table:style-name="ce1">
            <text:p>0.77548543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450912445951377" table:formula="msoxl:=(0.5*0.42*1.60217657E-19+0.75*1.3806488E-23*A532*LN((2*0.41*0.025)^(1/3)/0.023))/1.60217657E-19" table:style-name="ce1">
            <text:p>0.29450912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609251543370026" table:formula="msoxl:=(0.5*0.24*1.60217657E-19+0.75*1.3806488E-23*A532*LN((2*0.4*0.016)^(1/3)/0.014))/1.60217657E-19" table:style-name="ce1">
            <text:p>0.21609251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0.82271213356981476" table:formula="msoxl:=(0.5*1.52*1.60217657E-19+0.75*1.3806488E-23*A533*LN((2*0.45*0.082)^(1/3)/0.067))/1.60217657E-19" table:style-name="ce1">
            <text:p>0.82271213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469154199653524" table:formula="msoxl:=(0.5*0.81*1.60217657E-19+0.75*1.3806488E-23*A533*LN((2*0.3*0.052)^(1/3)/0.041))/1.60217657E-19" table:style-name="ce1">
            <text:p>0.47469154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560946391143537" table:formula="msoxl:=(0.5*1.42*1.60217657E-19+0.75*1.3806488E-23*A533*LN((2*0.65*0.12)^(1/3)/0.079))/1.60217657E-19" table:style-name="ce1">
            <text:p>0.77560946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466917961947497" table:formula="msoxl:=(0.5*0.42*1.60217657E-19+0.75*1.3806488E-23*A533*LN((2*0.41*0.025)^(1/3)/0.023))/1.60217657E-19" table:style-name="ce1">
            <text:p>0.2946691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627450883414284" table:formula="msoxl:=(0.5*0.24*1.60217657E-19+0.75*1.3806488E-23*A533*LN((2*0.4*0.016)^(1/3)/0.014))/1.60217657E-19" table:style-name="ce1">
            <text:p>0.21627450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0.82283068202646859" table:formula="msoxl:=(0.5*1.52*1.60217657E-19+0.75*1.3806488E-23*A534*LN((2*0.45*0.082)^(1/3)/0.067))/1.60217657E-19" table:style-name="ce1">
            <text:p>0.82283068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482328404189739" table:formula="msoxl:=(0.5*0.81*1.60217657E-19+0.75*1.3806488E-23*A534*LN((2*0.3*0.052)^(1/3)/0.041))/1.60217657E-19" table:style-name="ce1">
            <text:p>0.47482328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573348936306374" table:formula="msoxl:=(0.5*1.42*1.60217657E-19+0.75*1.3806488E-23*A534*LN((2*0.65*0.12)^(1/3)/0.079))/1.60217657E-19" table:style-name="ce1">
            <text:p>0.77573348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482923477943618" table:formula="msoxl:=(0.5*0.42*1.60217657E-19+0.75*1.3806488E-23*A534*LN((2*0.41*0.025)^(1/3)/0.023))/1.60217657E-19" table:style-name="ce1">
            <text:p>0.29482923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645650223458543" table:formula="msoxl:=(0.5*0.24*1.60217657E-19+0.75*1.3806488E-23*A534*LN((2*0.4*0.016)^(1/3)/0.014))/1.60217657E-19" table:style-name="ce1">
            <text:p>0.21645650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0.8229492304831223" table:formula="msoxl:=(0.5*1.52*1.60217657E-19+0.75*1.3806488E-23*A535*LN((2*0.45*0.082)^(1/3)/0.067))/1.60217657E-19" table:style-name="ce1">
            <text:p>0.8229492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495502608725942" table:formula="msoxl:=(0.5*0.81*1.60217657E-19+0.75*1.3806488E-23*A535*LN((2*0.3*0.052)^(1/3)/0.041))/1.60217657E-19" table:style-name="ce1">
            <text:p>0.47495502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585751481469212" table:formula="msoxl:=(0.5*1.42*1.60217657E-19+0.75*1.3806488E-23*A535*LN((2*0.65*0.12)^(1/3)/0.079))/1.60217657E-19" table:style-name="ce1">
            <text:p>0.77585751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498928993939733" table:formula="msoxl:=(0.5*0.42*1.60217657E-19+0.75*1.3806488E-23*A535*LN((2*0.41*0.025)^(1/3)/0.023))/1.60217657E-19" table:style-name="ce1">
            <text:p>0.2949892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663849563502807" table:formula="msoxl:=(0.5*0.24*1.60217657E-19+0.75*1.3806488E-23*A535*LN((2*0.4*0.016)^(1/3)/0.014))/1.60217657E-19" table:style-name="ce1">
            <text:p>0.21663849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0.8230677789397759" table:formula="msoxl:=(0.5*1.52*1.60217657E-19+0.75*1.3806488E-23*A536*LN((2*0.45*0.082)^(1/3)/0.067))/1.60217657E-19" table:style-name="ce1">
            <text:p>0.82306777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508676813262152" table:formula="msoxl:=(0.5*0.81*1.60217657E-19+0.75*1.3806488E-23*A536*LN((2*0.3*0.052)^(1/3)/0.041))/1.60217657E-19" table:style-name="ce1">
            <text:p>0.47508676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59815402663206" table:formula="msoxl:=(0.5*1.42*1.60217657E-19+0.75*1.3806488E-23*A536*LN((2*0.65*0.12)^(1/3)/0.079))/1.60217657E-19" table:style-name="ce1">
            <text:p>0.7759815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514934509935858" table:formula="msoxl:=(0.5*0.42*1.60217657E-19+0.75*1.3806488E-23*A536*LN((2*0.41*0.025)^(1/3)/0.023))/1.60217657E-19" table:style-name="ce1">
            <text:p>0.29514934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682048903547069" table:formula="msoxl:=(0.5*0.24*1.60217657E-19+0.75*1.3806488E-23*A536*LN((2*0.4*0.016)^(1/3)/0.014))/1.60217657E-19" table:style-name="ce1">
            <text:p>0.21682048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0.82318632739642972" table:formula="msoxl:=(0.5*1.52*1.60217657E-19+0.75*1.3806488E-23*A537*LN((2*0.45*0.082)^(1/3)/0.067))/1.60217657E-19" table:style-name="ce1">
            <text:p>0.82318632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521851017798356" table:formula="msoxl:=(0.5*0.81*1.60217657E-19+0.75*1.3806488E-23*A537*LN((2*0.3*0.052)^(1/3)/0.041))/1.60217657E-19" table:style-name="ce1">
            <text:p>0.4752185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610556571794898" table:formula="msoxl:=(0.5*1.42*1.60217657E-19+0.75*1.3806488E-23*A537*LN((2*0.65*0.12)^(1/3)/0.079))/1.60217657E-19" table:style-name="ce1">
            <text:p>0.77610556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530940025931979" table:formula="msoxl:=(0.5*0.42*1.60217657E-19+0.75*1.3806488E-23*A537*LN((2*0.41*0.025)^(1/3)/0.023))/1.60217657E-19" table:style-name="ce1">
            <text:p>0.295309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700248243591333" table:formula="msoxl:=(0.5*0.24*1.60217657E-19+0.75*1.3806488E-23*A537*LN((2*0.4*0.016)^(1/3)/0.014))/1.60217657E-19" table:style-name="ce1">
            <text:p>0.21700248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0.82330487585308343" table:formula="msoxl:=(0.5*1.52*1.60217657E-19+0.75*1.3806488E-23*A538*LN((2*0.45*0.082)^(1/3)/0.067))/1.60217657E-19" table:style-name="ce1">
            <text:p>0.82330487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535025222334559" table:formula="msoxl:=(0.5*0.81*1.60217657E-19+0.75*1.3806488E-23*A538*LN((2*0.3*0.052)^(1/3)/0.041))/1.60217657E-19" table:style-name="ce1">
            <text:p>0.47535025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622959116957735" table:formula="msoxl:=(0.5*1.42*1.60217657E-19+0.75*1.3806488E-23*A538*LN((2*0.65*0.12)^(1/3)/0.079))/1.60217657E-19" table:style-name="ce1">
            <text:p>0.77622959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546945541928099" table:formula="msoxl:=(0.5*0.42*1.60217657E-19+0.75*1.3806488E-23*A538*LN((2*0.41*0.025)^(1/3)/0.023))/1.60217657E-19" table:style-name="ce1">
            <text:p>0.29546945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718447583635592" table:formula="msoxl:=(0.5*0.24*1.60217657E-19+0.75*1.3806488E-23*A538*LN((2*0.4*0.016)^(1/3)/0.014))/1.60217657E-19" table:style-name="ce1">
            <text:p>0.21718447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0.82342342430973703" table:formula="msoxl:=(0.5*1.52*1.60217657E-19+0.75*1.3806488E-23*A539*LN((2*0.45*0.082)^(1/3)/0.067))/1.60217657E-19" table:style-name="ce1">
            <text:p>0.82342342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548199426870769" table:formula="msoxl:=(0.5*0.81*1.60217657E-19+0.75*1.3806488E-23*A539*LN((2*0.3*0.052)^(1/3)/0.041))/1.60217657E-19" table:style-name="ce1">
            <text:p>0.47548199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635361662120572" table:formula="msoxl:=(0.5*1.42*1.60217657E-19+0.75*1.3806488E-23*A539*LN((2*0.65*0.12)^(1/3)/0.079))/1.60217657E-19" table:style-name="ce1">
            <text:p>0.77635361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562951057924219" table:formula="msoxl:=(0.5*0.42*1.60217657E-19+0.75*1.3806488E-23*A539*LN((2*0.41*0.025)^(1/3)/0.023))/1.60217657E-19" table:style-name="ce1">
            <text:p>0.29562951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73664692367985" table:formula="msoxl:=(0.5*0.24*1.60217657E-19+0.75*1.3806488E-23*A539*LN((2*0.4*0.016)^(1/3)/0.014))/1.60217657E-19" table:style-name="ce1">
            <text:p>0.21736646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0.82354197276639085" table:formula="msoxl:=(0.5*1.52*1.60217657E-19+0.75*1.3806488E-23*A540*LN((2*0.45*0.082)^(1/3)/0.067))/1.60217657E-19" table:style-name="ce1">
            <text:p>0.82354197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561373631406972" table:formula="msoxl:=(0.5*0.81*1.60217657E-19+0.75*1.3806488E-23*A540*LN((2*0.3*0.052)^(1/3)/0.041))/1.60217657E-19" table:style-name="ce1">
            <text:p>0.47561373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647764207283432" table:formula="msoxl:=(0.5*1.42*1.60217657E-19+0.75*1.3806488E-23*A540*LN((2*0.65*0.12)^(1/3)/0.079))/1.60217657E-19" table:style-name="ce1">
            <text:p>0.77647764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57895657392034" table:formula="msoxl:=(0.5*0.42*1.60217657E-19+0.75*1.3806488E-23*A540*LN((2*0.41*0.025)^(1/3)/0.023))/1.60217657E-19" table:style-name="ce1">
            <text:p>0.29578956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754846263724115" table:formula="msoxl:=(0.5*0.24*1.60217657E-19+0.75*1.3806488E-23*A540*LN((2*0.4*0.016)^(1/3)/0.014))/1.60217657E-19" table:style-name="ce1">
            <text:p>0.21754846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float" office:value="0.82366052122304456" table:formula="msoxl:=(0.5*1.52*1.60217657E-19+0.75*1.3806488E-23*A541*LN((2*0.45*0.082)^(1/3)/0.067))/1.60217657E-19" table:style-name="ce1">
            <text:p>0.82366052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574547835943182" table:formula="msoxl:=(0.5*0.81*1.60217657E-19+0.75*1.3806488E-23*A541*LN((2*0.3*0.052)^(1/3)/0.041))/1.60217657E-19" table:style-name="ce1">
            <text:p>0.47574547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660166752446269" table:formula="msoxl:=(0.5*1.42*1.60217657E-19+0.75*1.3806488E-23*A541*LN((2*0.65*0.12)^(1/3)/0.079))/1.60217657E-19" table:style-name="ce1">
            <text:p>0.77660166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594962089916454" table:formula="msoxl:=(0.5*0.42*1.60217657E-19+0.75*1.3806488E-23*A541*LN((2*0.41*0.025)^(1/3)/0.023))/1.60217657E-19" table:style-name="ce1">
            <text:p>0.29594962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773045603768376" table:formula="msoxl:=(0.5*0.24*1.60217657E-19+0.75*1.3806488E-23*A541*LN((2*0.4*0.016)^(1/3)/0.014))/1.60217657E-19" table:style-name="ce1">
            <text:p>0.21773045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0.82377906967969816" table:formula="msoxl:=(0.5*1.52*1.60217657E-19+0.75*1.3806488E-23*A542*LN((2*0.45*0.082)^(1/3)/0.067))/1.60217657E-19" table:style-name="ce1">
            <text:p>0.8237790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587722040479391" table:formula="msoxl:=(0.5*0.81*1.60217657E-19+0.75*1.3806488E-23*A542*LN((2*0.3*0.052)^(1/3)/0.041))/1.60217657E-19" table:style-name="ce1">
            <text:p>0.4758772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672569297609106" table:formula="msoxl:=(0.5*1.42*1.60217657E-19+0.75*1.3806488E-23*A542*LN((2*0.65*0.12)^(1/3)/0.079))/1.60217657E-19" table:style-name="ce1">
            <text:p>0.77672569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610967605912575" table:formula="msoxl:=(0.5*0.42*1.60217657E-19+0.75*1.3806488E-23*A542*LN((2*0.41*0.025)^(1/3)/0.023))/1.60217657E-19" table:style-name="ce1">
            <text:p>0.29610967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79124494381264" table:formula="msoxl:=(0.5*0.24*1.60217657E-19+0.75*1.3806488E-23*A542*LN((2*0.4*0.016)^(1/3)/0.014))/1.60217657E-19" table:style-name="ce1">
            <text:p>0.21791244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0.82389761813635198" table:formula="msoxl:=(0.5*1.52*1.60217657E-19+0.75*1.3806488E-23*A543*LN((2*0.45*0.082)^(1/3)/0.067))/1.60217657E-19" table:style-name="ce1">
            <text:p>0.82389761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6008962450156" table:formula="msoxl:=(0.5*0.81*1.60217657E-19+0.75*1.3806488E-23*A543*LN((2*0.3*0.052)^(1/3)/0.041))/1.60217657E-19" table:style-name="ce1">
            <text:p>0.47600896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684971842771955" table:formula="msoxl:=(0.5*1.42*1.60217657E-19+0.75*1.3806488E-23*A543*LN((2*0.65*0.12)^(1/3)/0.079))/1.60217657E-19" table:style-name="ce1">
            <text:p>0.77684971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626973121908701" table:formula="msoxl:=(0.5*0.42*1.60217657E-19+0.75*1.3806488E-23*A543*LN((2*0.41*0.025)^(1/3)/0.023))/1.60217657E-19" table:style-name="ce1">
            <text:p>0.29626973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809444283856899" table:formula="msoxl:=(0.5*0.24*1.60217657E-19+0.75*1.3806488E-23*A543*LN((2*0.4*0.016)^(1/3)/0.014))/1.60217657E-19" table:style-name="ce1">
            <text:p>0.21809444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0.82401616659300569" table:formula="msoxl:=(0.5*1.52*1.60217657E-19+0.75*1.3806488E-23*A544*LN((2*0.45*0.082)^(1/3)/0.067))/1.60217657E-19" table:style-name="ce1">
            <text:p>0.82401616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614070449551804" table:formula="msoxl:=(0.5*0.81*1.60217657E-19+0.75*1.3806488E-23*A544*LN((2*0.3*0.052)^(1/3)/0.041))/1.60217657E-19" table:style-name="ce1">
            <text:p>0.47614070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697374387934792" table:formula="msoxl:=(0.5*1.42*1.60217657E-19+0.75*1.3806488E-23*A544*LN((2*0.65*0.12)^(1/3)/0.079))/1.60217657E-19" table:style-name="ce1">
            <text:p>0.77697374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642978637904821" table:formula="msoxl:=(0.5*0.42*1.60217657E-19+0.75*1.3806488E-23*A544*LN((2*0.41*0.025)^(1/3)/0.023))/1.60217657E-19" table:style-name="ce1">
            <text:p>0.29642978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827643623901158" table:formula="msoxl:=(0.5*0.24*1.60217657E-19+0.75*1.3806488E-23*A544*LN((2*0.4*0.016)^(1/3)/0.014))/1.60217657E-19" table:style-name="ce1">
            <text:p>0.21827643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0.82413471504965929" table:formula="msoxl:=(0.5*1.52*1.60217657E-19+0.75*1.3806488E-23*A545*LN((2*0.45*0.082)^(1/3)/0.067))/1.60217657E-19" table:style-name="ce1">
            <text:p>0.82413471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627244654088013" table:formula="msoxl:=(0.5*0.81*1.60217657E-19+0.75*1.3806488E-23*A545*LN((2*0.3*0.052)^(1/3)/0.041))/1.60217657E-19" table:style-name="ce1">
            <text:p>0.47627244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70977693309763" table:formula="msoxl:=(0.5*1.42*1.60217657E-19+0.75*1.3806488E-23*A545*LN((2*0.65*0.12)^(1/3)/0.079))/1.60217657E-19" table:style-name="ce1">
            <text:p>0.77709776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658984153900941" table:formula="msoxl:=(0.5*0.42*1.60217657E-19+0.75*1.3806488E-23*A545*LN((2*0.41*0.025)^(1/3)/0.023))/1.60217657E-19" table:style-name="ce1">
            <text:p>0.29658984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845842963945422" table:formula="msoxl:=(0.5*0.24*1.60217657E-19+0.75*1.3806488E-23*A545*LN((2*0.4*0.016)^(1/3)/0.014))/1.60217657E-19" table:style-name="ce1">
            <text:p>0.2184584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0.82425326350631312" table:formula="msoxl:=(0.5*1.52*1.60217657E-19+0.75*1.3806488E-23*A546*LN((2*0.45*0.082)^(1/3)/0.067))/1.60217657E-19" table:style-name="ce1">
            <text:p>0.82425326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640418858624217" table:formula="msoxl:=(0.5*0.81*1.60217657E-19+0.75*1.3806488E-23*A546*LN((2*0.3*0.052)^(1/3)/0.041))/1.60217657E-19" table:style-name="ce1">
            <text:p>0.47640418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722179478260467" table:formula="msoxl:=(0.5*1.42*1.60217657E-19+0.75*1.3806488E-23*A546*LN((2*0.65*0.12)^(1/3)/0.079))/1.60217657E-19" table:style-name="ce1">
            <text:p>0.77722179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674989669897056" table:formula="msoxl:=(0.5*0.42*1.60217657E-19+0.75*1.3806488E-23*A546*LN((2*0.41*0.025)^(1/3)/0.023))/1.60217657E-19" table:style-name="ce1">
            <text:p>0.29674989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864042303989684" table:formula="msoxl:=(0.5*0.24*1.60217657E-19+0.75*1.3806488E-23*A546*LN((2*0.4*0.016)^(1/3)/0.014))/1.60217657E-19" table:style-name="ce1">
            <text:p>0.21864042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0.82437181196296683" table:formula="msoxl:=(0.5*1.52*1.60217657E-19+0.75*1.3806488E-23*A547*LN((2*0.45*0.082)^(1/3)/0.067))/1.60217657E-19" table:style-name="ce1">
            <text:p>0.82437181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653593063160421" table:formula="msoxl:=(0.5*0.81*1.60217657E-19+0.75*1.3806488E-23*A547*LN((2*0.3*0.052)^(1/3)/0.041))/1.60217657E-19" table:style-name="ce1">
            <text:p>0.47653593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734582023423326" table:formula="msoxl:=(0.5*1.42*1.60217657E-19+0.75*1.3806488E-23*A547*LN((2*0.65*0.12)^(1/3)/0.079))/1.60217657E-19" table:style-name="ce1">
            <text:p>0.7773458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690995185893176" table:formula="msoxl:=(0.5*0.42*1.60217657E-19+0.75*1.3806488E-23*A547*LN((2*0.41*0.025)^(1/3)/0.023))/1.60217657E-19" table:style-name="ce1">
            <text:p>0.29690995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882241644033945" table:formula="msoxl:=(0.5*0.24*1.60217657E-19+0.75*1.3806488E-23*A547*LN((2*0.4*0.016)^(1/3)/0.014))/1.60217657E-19" table:style-name="ce1">
            <text:p>0.21882241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0.82449036041962065" table:formula="msoxl:=(0.5*1.52*1.60217657E-19+0.75*1.3806488E-23*A548*LN((2*0.45*0.082)^(1/3)/0.067))/1.60217657E-19" table:style-name="ce1">
            <text:p>0.8244903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66676726769663" table:formula="msoxl:=(0.5*0.81*1.60217657E-19+0.75*1.3806488E-23*A548*LN((2*0.3*0.052)^(1/3)/0.041))/1.60217657E-19" table:style-name="ce1">
            <text:p>0.47666767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746984568586164" table:formula="msoxl:=(0.5*1.42*1.60217657E-19+0.75*1.3806488E-23*A548*LN((2*0.65*0.12)^(1/3)/0.079))/1.60217657E-19" table:style-name="ce1">
            <text:p>0.77746984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707000701889297" table:formula="msoxl:=(0.5*0.42*1.60217657E-19+0.75*1.3806488E-23*A548*LN((2*0.41*0.025)^(1/3)/0.023))/1.60217657E-19" table:style-name="ce1">
            <text:p>0.29707000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900440984078204" table:formula="msoxl:=(0.5*0.24*1.60217657E-19+0.75*1.3806488E-23*A548*LN((2*0.4*0.016)^(1/3)/0.014))/1.60217657E-19" table:style-name="ce1">
            <text:p>0.2190044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0.82460890887627425" table:formula="msoxl:=(0.5*1.52*1.60217657E-19+0.75*1.3806488E-23*A549*LN((2*0.45*0.082)^(1/3)/0.067))/1.60217657E-19" table:style-name="ce1">
            <text:p>0.82460890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679941472232834" table:formula="msoxl:=(0.5*0.81*1.60217657E-19+0.75*1.3806488E-23*A549*LN((2*0.3*0.052)^(1/3)/0.041))/1.60217657E-19" table:style-name="ce1">
            <text:p>0.47679941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759387113749001" table:formula="msoxl:=(0.5*1.42*1.60217657E-19+0.75*1.3806488E-23*A549*LN((2*0.65*0.12)^(1/3)/0.079))/1.60217657E-19" table:style-name="ce1">
            <text:p>0.77759387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723006217885417" table:formula="msoxl:=(0.5*0.42*1.60217657E-19+0.75*1.3806488E-23*A549*LN((2*0.41*0.025)^(1/3)/0.023))/1.60217657E-19" table:style-name="ce1">
            <text:p>0.29723006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918640324122465" table:formula="msoxl:=(0.5*0.24*1.60217657E-19+0.75*1.3806488E-23*A549*LN((2*0.4*0.016)^(1/3)/0.014))/1.60217657E-19" table:style-name="ce1">
            <text:p>0.21918640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0.82472745733292796" table:formula="msoxl:=(0.5*1.52*1.60217657E-19+0.75*1.3806488E-23*A550*LN((2*0.45*0.082)^(1/3)/0.067))/1.60217657E-19" table:style-name="ce1">
            <text:p>0.82472745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693115676769049" table:formula="msoxl:=(0.5*0.81*1.60217657E-19+0.75*1.3806488E-23*A550*LN((2*0.3*0.052)^(1/3)/0.041))/1.60217657E-19" table:style-name="ce1">
            <text:p>0.47693115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77178965891185" table:formula="msoxl:=(0.5*1.42*1.60217657E-19+0.75*1.3806488E-23*A550*LN((2*0.65*0.12)^(1/3)/0.079))/1.60217657E-19" table:style-name="ce1">
            <text:p>0.77771789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739011733881537" table:formula="msoxl:=(0.5*0.42*1.60217657E-19+0.75*1.3806488E-23*A550*LN((2*0.41*0.025)^(1/3)/0.023))/1.60217657E-19" table:style-name="ce1">
            <text:p>0.29739011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93683966416673" table:formula="msoxl:=(0.5*0.24*1.60217657E-19+0.75*1.3806488E-23*A550*LN((2*0.4*0.016)^(1/3)/0.014))/1.60217657E-19" table:style-name="ce1">
            <text:p>0.21936839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0.82484600578958156" table:formula="msoxl:=(0.5*1.52*1.60217657E-19+0.75*1.3806488E-23*A551*LN((2*0.45*0.082)^(1/3)/0.067))/1.60217657E-19" table:style-name="ce1">
            <text:p>0.82484600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706289881305253" table:formula="msoxl:=(0.5*0.81*1.60217657E-19+0.75*1.3806488E-23*A551*LN((2*0.3*0.052)^(1/3)/0.041))/1.60217657E-19" table:style-name="ce1">
            <text:p>0.47706289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784192204074687" table:formula="msoxl:=(0.5*1.42*1.60217657E-19+0.75*1.3806488E-23*A551*LN((2*0.65*0.12)^(1/3)/0.079))/1.60217657E-19" table:style-name="ce1">
            <text:p>0.77784192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755017249877658" table:formula="msoxl:=(0.5*0.42*1.60217657E-19+0.75*1.3806488E-23*A551*LN((2*0.41*0.025)^(1/3)/0.023))/1.60217657E-19" table:style-name="ce1">
            <text:p>0.29755017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955039004210991" table:formula="msoxl:=(0.5*0.24*1.60217657E-19+0.75*1.3806488E-23*A551*LN((2*0.4*0.016)^(1/3)/0.014))/1.60217657E-19" table:style-name="ce1">
            <text:p>0.2195503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0.82496455424623538" table:formula="msoxl:=(0.5*1.52*1.60217657E-19+0.75*1.3806488E-23*A552*LN((2*0.45*0.082)^(1/3)/0.067))/1.60217657E-19" table:style-name="ce1">
            <text:p>0.82496455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719464085841462" table:formula="msoxl:=(0.5*0.81*1.60217657E-19+0.75*1.3806488E-23*A552*LN((2*0.3*0.052)^(1/3)/0.041))/1.60217657E-19" table:style-name="ce1">
            <text:p>0.47719464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796594749237524" table:formula="msoxl:=(0.5*1.42*1.60217657E-19+0.75*1.3806488E-23*A552*LN((2*0.65*0.12)^(1/3)/0.079))/1.60217657E-19" table:style-name="ce1">
            <text:p>0.77796594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771022765873778" table:formula="msoxl:=(0.5*0.42*1.60217657E-19+0.75*1.3806488E-23*A552*LN((2*0.41*0.025)^(1/3)/0.023))/1.60217657E-19" table:style-name="ce1">
            <text:p>0.29771022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973238344255253" table:formula="msoxl:=(0.5*0.24*1.60217657E-19+0.75*1.3806488E-23*A552*LN((2*0.4*0.016)^(1/3)/0.014))/1.60217657E-19" table:style-name="ce1">
            <text:p>0.21973238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0.82508310270288909" table:formula="msoxl:=(0.5*1.52*1.60217657E-19+0.75*1.3806488E-23*A553*LN((2*0.45*0.082)^(1/3)/0.067))/1.60217657E-19" table:style-name="ce1">
            <text:p>0.82508310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732638290377666" table:formula="msoxl:=(0.5*0.81*1.60217657E-19+0.75*1.3806488E-23*A553*LN((2*0.3*0.052)^(1/3)/0.041))/1.60217657E-19" table:style-name="ce1">
            <text:p>0.47732638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808997294400384" table:formula="msoxl:=(0.5*1.42*1.60217657E-19+0.75*1.3806488E-23*A553*LN((2*0.65*0.12)^(1/3)/0.079))/1.60217657E-19" table:style-name="ce1">
            <text:p>0.77808997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787028281869898" table:formula="msoxl:=(0.5*0.42*1.60217657E-19+0.75*1.3806488E-23*A553*LN((2*0.41*0.025)^(1/3)/0.023))/1.60217657E-19" table:style-name="ce1">
            <text:p>0.29787028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1991437684299511" table:formula="msoxl:=(0.5*0.24*1.60217657E-19+0.75*1.3806488E-23*A553*LN((2*0.4*0.016)^(1/3)/0.014))/1.60217657E-19" table:style-name="ce1">
            <text:p>0.21991437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0.82520165115954291" table:formula="msoxl:=(0.5*1.52*1.60217657E-19+0.75*1.3806488E-23*A554*LN((2*0.45*0.082)^(1/3)/0.067))/1.60217657E-19" table:style-name="ce1">
            <text:p>0.82520165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745812494913875" table:formula="msoxl:=(0.5*0.81*1.60217657E-19+0.75*1.3806488E-23*A554*LN((2*0.3*0.052)^(1/3)/0.041))/1.60217657E-19" table:style-name="ce1">
            <text:p>0.47745812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821399839563221" table:formula="msoxl:=(0.5*1.42*1.60217657E-19+0.75*1.3806488E-23*A554*LN((2*0.65*0.12)^(1/3)/0.079))/1.60217657E-19" table:style-name="ce1">
            <text:p>0.77821399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803033797866019" table:formula="msoxl:=(0.5*0.42*1.60217657E-19+0.75*1.3806488E-23*A554*LN((2*0.41*0.025)^(1/3)/0.023))/1.60217657E-19" table:style-name="ce1">
            <text:p>0.29803033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009637024343773" table:formula="msoxl:=(0.5*0.24*1.60217657E-19+0.75*1.3806488E-23*A554*LN((2*0.4*0.016)^(1/3)/0.014))/1.60217657E-19" table:style-name="ce1">
            <text:p>0.2200963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0.82532019961619651" table:formula="msoxl:=(0.5*1.52*1.60217657E-19+0.75*1.3806488E-23*A555*LN((2*0.45*0.082)^(1/3)/0.067))/1.60217657E-19" table:style-name="ce1">
            <text:p>0.825320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758986699450079" table:formula="msoxl:=(0.5*0.81*1.60217657E-19+0.75*1.3806488E-23*A555*LN((2*0.3*0.052)^(1/3)/0.041))/1.60217657E-19" table:style-name="ce1">
            <text:p>0.47758986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833802384726058" table:formula="msoxl:=(0.5*1.42*1.60217657E-19+0.75*1.3806488E-23*A555*LN((2*0.65*0.12)^(1/3)/0.079))/1.60217657E-19" table:style-name="ce1">
            <text:p>0.77833802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819039313862139" table:formula="msoxl:=(0.5*0.42*1.60217657E-19+0.75*1.3806488E-23*A555*LN((2*0.41*0.025)^(1/3)/0.023))/1.60217657E-19" table:style-name="ce1">
            <text:p>0.29819039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027836364388037" table:formula="msoxl:=(0.5*0.24*1.60217657E-19+0.75*1.3806488E-23*A555*LN((2*0.4*0.016)^(1/3)/0.014))/1.60217657E-19" table:style-name="ce1">
            <text:p>0.22027836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0.82543874807285023" table:formula="msoxl:=(0.5*1.52*1.60217657E-19+0.75*1.3806488E-23*A556*LN((2*0.45*0.082)^(1/3)/0.067))/1.60217657E-19" table:style-name="ce1">
            <text:p>0.82543874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772160903986288" table:formula="msoxl:=(0.5*0.81*1.60217657E-19+0.75*1.3806488E-23*A556*LN((2*0.3*0.052)^(1/3)/0.041))/1.60217657E-19" table:style-name="ce1">
            <text:p>0.47772160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846204929888896" table:formula="msoxl:=(0.5*1.42*1.60217657E-19+0.75*1.3806488E-23*A556*LN((2*0.65*0.12)^(1/3)/0.079))/1.60217657E-19" table:style-name="ce1">
            <text:p>0.77846204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835044829858259" table:formula="msoxl:=(0.5*0.42*1.60217657E-19+0.75*1.3806488E-23*A556*LN((2*0.41*0.025)^(1/3)/0.023))/1.60217657E-19" table:style-name="ce1">
            <text:p>0.29835044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046035704432299" table:formula="msoxl:=(0.5*0.24*1.60217657E-19+0.75*1.3806488E-23*A556*LN((2*0.4*0.016)^(1/3)/0.014))/1.60217657E-19" table:style-name="ce1">
            <text:p>0.22046035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0.82555729652950405" table:formula="msoxl:=(0.5*1.52*1.60217657E-19+0.75*1.3806488E-23*A557*LN((2*0.45*0.082)^(1/3)/0.067))/1.60217657E-19" table:style-name="ce1">
            <text:p>0.82555729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785335108522498" table:formula="msoxl:=(0.5*0.81*1.60217657E-19+0.75*1.3806488E-23*A557*LN((2*0.3*0.052)^(1/3)/0.041))/1.60217657E-19" table:style-name="ce1">
            <text:p>0.47785335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858607475051744" table:formula="msoxl:=(0.5*1.42*1.60217657E-19+0.75*1.3806488E-23*A557*LN((2*0.65*0.12)^(1/3)/0.079))/1.60217657E-19" table:style-name="ce1">
            <text:p>0.77858607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85105034585438" table:formula="msoxl:=(0.5*0.42*1.60217657E-19+0.75*1.3806488E-23*A557*LN((2*0.41*0.025)^(1/3)/0.023))/1.60217657E-19" table:style-name="ce1">
            <text:p>0.29851050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06423504447656" table:formula="msoxl:=(0.5*0.24*1.60217657E-19+0.75*1.3806488E-23*A557*LN((2*0.4*0.016)^(1/3)/0.014))/1.60217657E-19" table:style-name="ce1">
            <text:p>0.2206423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0.82567584498615776" table:formula="msoxl:=(0.5*1.52*1.60217657E-19+0.75*1.3806488E-23*A558*LN((2*0.45*0.082)^(1/3)/0.067))/1.60217657E-19" table:style-name="ce1">
            <text:p>0.82567584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798509313058707" table:formula="msoxl:=(0.5*0.81*1.60217657E-19+0.75*1.3806488E-23*A558*LN((2*0.3*0.052)^(1/3)/0.041))/1.60217657E-19" table:style-name="ce1">
            <text:p>0.47798509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871010020214582" table:formula="msoxl:=(0.5*1.42*1.60217657E-19+0.75*1.3806488E-23*A558*LN((2*0.65*0.12)^(1/3)/0.079))/1.60217657E-19" table:style-name="ce1">
            <text:p>0.778710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8670558618505" table:formula="msoxl:=(0.5*0.42*1.60217657E-19+0.75*1.3806488E-23*A558*LN((2*0.41*0.025)^(1/3)/0.023))/1.60217657E-19" table:style-name="ce1">
            <text:p>0.29867055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082434384520819" table:formula="msoxl:=(0.5*0.24*1.60217657E-19+0.75*1.3806488E-23*A558*LN((2*0.4*0.016)^(1/3)/0.014))/1.60217657E-19" table:style-name="ce1">
            <text:p>0.22082434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0.82579439344281136" table:formula="msoxl:=(0.5*1.52*1.60217657E-19+0.75*1.3806488E-23*A559*LN((2*0.45*0.082)^(1/3)/0.067))/1.60217657E-19" table:style-name="ce1">
            <text:p>0.82579439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811683517594911" table:formula="msoxl:=(0.5*0.81*1.60217657E-19+0.75*1.3806488E-23*A559*LN((2*0.3*0.052)^(1/3)/0.041))/1.60217657E-19" table:style-name="ce1">
            <text:p>0.47811683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883412565377419" table:formula="msoxl:=(0.5*1.42*1.60217657E-19+0.75*1.3806488E-23*A559*LN((2*0.65*0.12)^(1/3)/0.079))/1.60217657E-19" table:style-name="ce1">
            <text:p>0.77883412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883061377846615" table:formula="msoxl:=(0.5*0.42*1.60217657E-19+0.75*1.3806488E-23*A559*LN((2*0.41*0.025)^(1/3)/0.023))/1.60217657E-19" table:style-name="ce1">
            <text:p>0.29883061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10063372456508" table:formula="msoxl:=(0.5*0.24*1.60217657E-19+0.75*1.3806488E-23*A559*LN((2*0.4*0.016)^(1/3)/0.014))/1.60217657E-19" table:style-name="ce1">
            <text:p>0.22100633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0.82591294189946518" table:formula="msoxl:=(0.5*1.52*1.60217657E-19+0.75*1.3806488E-23*A560*LN((2*0.45*0.082)^(1/3)/0.067))/1.60217657E-19" table:style-name="ce1">
            <text:p>0.82591294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82485772213112" table:formula="msoxl:=(0.5*0.81*1.60217657E-19+0.75*1.3806488E-23*A560*LN((2*0.3*0.052)^(1/3)/0.041))/1.60217657E-19" table:style-name="ce1">
            <text:p>0.47824857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895815110540279" table:formula="msoxl:=(0.5*1.42*1.60217657E-19+0.75*1.3806488E-23*A560*LN((2*0.65*0.12)^(1/3)/0.079))/1.60217657E-19" table:style-name="ce1">
            <text:p>0.77895815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899066893842735" table:formula="msoxl:=(0.5*0.42*1.60217657E-19+0.75*1.3806488E-23*A560*LN((2*0.41*0.025)^(1/3)/0.023))/1.60217657E-19" table:style-name="ce1">
            <text:p>0.29899066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118833064609345" table:formula="msoxl:=(0.5*0.24*1.60217657E-19+0.75*1.3806488E-23*A560*LN((2*0.4*0.016)^(1/3)/0.014))/1.60217657E-19" table:style-name="ce1">
            <text:p>0.22118833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0.82603149035611889" table:formula="msoxl:=(0.5*1.52*1.60217657E-19+0.75*1.3806488E-23*A561*LN((2*0.45*0.082)^(1/3)/0.067))/1.60217657E-19" table:style-name="ce1">
            <text:p>0.8260314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838031926667324" table:formula="msoxl:=(0.5*0.81*1.60217657E-19+0.75*1.3806488E-23*A561*LN((2*0.3*0.052)^(1/3)/0.041))/1.60217657E-19" table:style-name="ce1">
            <text:p>0.47838031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908217655703116" table:formula="msoxl:=(0.5*1.42*1.60217657E-19+0.75*1.3806488E-23*A561*LN((2*0.65*0.12)^(1/3)/0.079))/1.60217657E-19" table:style-name="ce1">
            <text:p>0.77908217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915072409838861" table:formula="msoxl:=(0.5*0.42*1.60217657E-19+0.75*1.3806488E-23*A561*LN((2*0.41*0.025)^(1/3)/0.023))/1.60217657E-19" table:style-name="ce1">
            <text:p>0.29915072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137032404653606" table:formula="msoxl:=(0.5*0.24*1.60217657E-19+0.75*1.3806488E-23*A561*LN((2*0.4*0.016)^(1/3)/0.014))/1.60217657E-19" table:style-name="ce1">
            <text:p>0.22137032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0.82615003881277249" table:formula="msoxl:=(0.5*1.52*1.60217657E-19+0.75*1.3806488E-23*A562*LN((2*0.45*0.082)^(1/3)/0.067))/1.60217657E-19" table:style-name="ce1">
            <text:p>0.82615003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851206131203528" table:formula="msoxl:=(0.5*0.81*1.60217657E-19+0.75*1.3806488E-23*A562*LN((2*0.3*0.052)^(1/3)/0.041))/1.60217657E-19" table:style-name="ce1">
            <text:p>0.47851206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920620200865953" table:formula="msoxl:=(0.5*1.42*1.60217657E-19+0.75*1.3806488E-23*A562*LN((2*0.65*0.12)^(1/3)/0.079))/1.60217657E-19" table:style-name="ce1">
            <text:p>0.77920620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931077925834981" table:formula="msoxl:=(0.5*0.42*1.60217657E-19+0.75*1.3806488E-23*A562*LN((2*0.41*0.025)^(1/3)/0.023))/1.60217657E-19" table:style-name="ce1">
            <text:p>0.29931077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155231744697867" table:formula="msoxl:=(0.5*0.24*1.60217657E-19+0.75*1.3806488E-23*A562*LN((2*0.4*0.016)^(1/3)/0.014))/1.60217657E-19" table:style-name="ce1">
            <text:p>0.22155231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0.82626858726942631" table:formula="msoxl:=(0.5*1.52*1.60217657E-19+0.75*1.3806488E-23*A563*LN((2*0.45*0.082)^(1/3)/0.067))/1.60217657E-19" table:style-name="ce1">
            <text:p>0.82626858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864380335739737" table:formula="msoxl:=(0.5*0.81*1.60217657E-19+0.75*1.3806488E-23*A563*LN((2*0.3*0.052)^(1/3)/0.041))/1.60217657E-19" table:style-name="ce1">
            <text:p>0.47864380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933022746028791" table:formula="msoxl:=(0.5*1.42*1.60217657E-19+0.75*1.3806488E-23*A563*LN((2*0.65*0.12)^(1/3)/0.079))/1.60217657E-19" table:style-name="ce1">
            <text:p>0.77933022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947083441831096" table:formula="msoxl:=(0.5*0.42*1.60217657E-19+0.75*1.3806488E-23*A563*LN((2*0.41*0.025)^(1/3)/0.023))/1.60217657E-19" table:style-name="ce1">
            <text:p>0.29947083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173431084742126" table:formula="msoxl:=(0.5*0.24*1.60217657E-19+0.75*1.3806488E-23*A563*LN((2*0.4*0.016)^(1/3)/0.014))/1.60217657E-19" table:style-name="ce1">
            <text:p>0.22173431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0.82638713572608002" table:formula="msoxl:=(0.5*1.52*1.60217657E-19+0.75*1.3806488E-23*A564*LN((2*0.45*0.082)^(1/3)/0.067))/1.60217657E-19" table:style-name="ce1">
            <text:p>0.82638713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877554540275952" table:formula="msoxl:=(0.5*0.81*1.60217657E-19+0.75*1.3806488E-23*A564*LN((2*0.3*0.052)^(1/3)/0.041))/1.60217657E-19" table:style-name="ce1">
            <text:p>0.47877554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945425291191639" table:formula="msoxl:=(0.5*1.42*1.60217657E-19+0.75*1.3806488E-23*A564*LN((2*0.65*0.12)^(1/3)/0.079))/1.60217657E-19" table:style-name="ce1">
            <text:p>0.77945425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963088957827216" table:formula="msoxl:=(0.5*0.42*1.60217657E-19+0.75*1.3806488E-23*A564*LN((2*0.41*0.025)^(1/3)/0.023))/1.60217657E-19" table:style-name="ce1">
            <text:p>0.2996308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191630424786388" table:formula="msoxl:=(0.5*0.24*1.60217657E-19+0.75*1.3806488E-23*A564*LN((2*0.4*0.016)^(1/3)/0.014))/1.60217657E-19" table:style-name="ce1">
            <text:p>0.22191630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0.82650568418273362" table:formula="msoxl:=(0.5*1.52*1.60217657E-19+0.75*1.3806488E-23*A565*LN((2*0.45*0.082)^(1/3)/0.067))/1.60217657E-19" table:style-name="ce1">
            <text:p>0.82650568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890728744812155" table:formula="msoxl:=(0.5*0.81*1.60217657E-19+0.75*1.3806488E-23*A565*LN((2*0.3*0.052)^(1/3)/0.041))/1.60217657E-19" table:style-name="ce1">
            <text:p>0.47890728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957827836354476" table:formula="msoxl:=(0.5*1.42*1.60217657E-19+0.75*1.3806488E-23*A565*LN((2*0.65*0.12)^(1/3)/0.079))/1.60217657E-19" table:style-name="ce1">
            <text:p>0.77957827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979094473823337" table:formula="msoxl:=(0.5*0.42*1.60217657E-19+0.75*1.3806488E-23*A565*LN((2*0.41*0.025)^(1/3)/0.023))/1.60217657E-19" table:style-name="ce1">
            <text:p>0.29979094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209829764830652" table:formula="msoxl:=(0.5*0.24*1.60217657E-19+0.75*1.3806488E-23*A565*LN((2*0.4*0.016)^(1/3)/0.014))/1.60217657E-19" table:style-name="ce1">
            <text:p>0.22209829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0.82662423263938745" table:formula="msoxl:=(0.5*1.52*1.60217657E-19+0.75*1.3806488E-23*A566*LN((2*0.45*0.082)^(1/3)/0.067))/1.60217657E-19" table:style-name="ce1">
            <text:p>0.82662423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903902949348359" table:formula="msoxl:=(0.5*0.81*1.60217657E-19+0.75*1.3806488E-23*A566*LN((2*0.3*0.052)^(1/3)/0.041))/1.60217657E-19" table:style-name="ce1">
            <text:p>0.47903902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970230381517314" table:formula="msoxl:=(0.5*1.42*1.60217657E-19+0.75*1.3806488E-23*A566*LN((2*0.65*0.12)^(1/3)/0.079))/1.60217657E-19" table:style-name="ce1">
            <text:p>0.77970230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29995099989819457" table:formula="msoxl:=(0.5*0.42*1.60217657E-19+0.75*1.3806488E-23*A566*LN((2*0.41*0.025)^(1/3)/0.023))/1.60217657E-19" table:style-name="ce1">
            <text:p>0.29995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228029104874911" table:formula="msoxl:=(0.5*0.24*1.60217657E-19+0.75*1.3806488E-23*A566*LN((2*0.4*0.016)^(1/3)/0.014))/1.60217657E-19" table:style-name="ce1">
            <text:p>0.22228029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0.82674278109604116" table:formula="msoxl:=(0.5*1.52*1.60217657E-19+0.75*1.3806488E-23*A567*LN((2*0.45*0.082)^(1/3)/0.067))/1.60217657E-19" table:style-name="ce1">
            <text:p>0.82674278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917077153884569" table:formula="msoxl:=(0.5*0.81*1.60217657E-19+0.75*1.3806488E-23*A567*LN((2*0.3*0.052)^(1/3)/0.041))/1.60217657E-19" table:style-name="ce1">
            <text:p>0.47917077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982632926680173" table:formula="msoxl:=(0.5*1.42*1.60217657E-19+0.75*1.3806488E-23*A567*LN((2*0.65*0.12)^(1/3)/0.079))/1.60217657E-19" table:style-name="ce1">
            <text:p>0.77982632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011105505815577" table:formula="msoxl:=(0.5*0.42*1.60217657E-19+0.75*1.3806488E-23*A567*LN((2*0.41*0.025)^(1/3)/0.023))/1.60217657E-19" table:style-name="ce1">
            <text:p>0.30011105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246228444919169" table:formula="msoxl:=(0.5*0.24*1.60217657E-19+0.75*1.3806488E-23*A567*LN((2*0.4*0.016)^(1/3)/0.014))/1.60217657E-19" table:style-name="ce1">
            <text:p>0.22246228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0.82686132955269476" table:formula="msoxl:=(0.5*1.52*1.60217657E-19+0.75*1.3806488E-23*A568*LN((2*0.45*0.082)^(1/3)/0.067))/1.60217657E-19" table:style-name="ce1">
            <text:p>0.8268613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930251358420772" table:formula="msoxl:=(0.5*0.81*1.60217657E-19+0.75*1.3806488E-23*A568*LN((2*0.3*0.052)^(1/3)/0.041))/1.60217657E-19" table:style-name="ce1">
            <text:p>0.47930251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7995035471843011" table:formula="msoxl:=(0.5*1.42*1.60217657E-19+0.75*1.3806488E-23*A568*LN((2*0.65*0.12)^(1/3)/0.079))/1.60217657E-19" table:style-name="ce1">
            <text:p>0.77995035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027111021811698" table:formula="msoxl:=(0.5*0.42*1.60217657E-19+0.75*1.3806488E-23*A568*LN((2*0.41*0.025)^(1/3)/0.023))/1.60217657E-19" table:style-name="ce1">
            <text:p>0.3002711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264427784963434" table:formula="msoxl:=(0.5*0.24*1.60217657E-19+0.75*1.3806488E-23*A568*LN((2*0.4*0.016)^(1/3)/0.014))/1.60217657E-19" table:style-name="ce1">
            <text:p>0.22264427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0.82697987800934858" table:formula="msoxl:=(0.5*1.52*1.60217657E-19+0.75*1.3806488E-23*A569*LN((2*0.45*0.082)^(1/3)/0.067))/1.60217657E-19" table:style-name="ce1">
            <text:p>0.82697987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943425562956982" table:formula="msoxl:=(0.5*0.81*1.60217657E-19+0.75*1.3806488E-23*A569*LN((2*0.3*0.052)^(1/3)/0.041))/1.60217657E-19" table:style-name="ce1">
            <text:p>0.47943425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007438017005848" table:formula="msoxl:=(0.5*1.42*1.60217657E-19+0.75*1.3806488E-23*A569*LN((2*0.65*0.12)^(1/3)/0.079))/1.60217657E-19" table:style-name="ce1">
            <text:p>0.7800743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043116537807824" table:formula="msoxl:=(0.5*0.42*1.60217657E-19+0.75*1.3806488E-23*A569*LN((2*0.41*0.025)^(1/3)/0.023))/1.60217657E-19" table:style-name="ce1">
            <text:p>0.30043116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282627125007695" table:formula="msoxl:=(0.5*0.24*1.60217657E-19+0.75*1.3806488E-23*A569*LN((2*0.4*0.016)^(1/3)/0.014))/1.60217657E-19" table:style-name="ce1">
            <text:p>0.22282627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0.82709842646600229" table:formula="msoxl:=(0.5*1.52*1.60217657E-19+0.75*1.3806488E-23*A570*LN((2*0.45*0.082)^(1/3)/0.067))/1.60217657E-19" table:style-name="ce1">
            <text:p>0.82709842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956599767493185" table:formula="msoxl:=(0.5*0.81*1.60217657E-19+0.75*1.3806488E-23*A570*LN((2*0.3*0.052)^(1/3)/0.041))/1.60217657E-19" table:style-name="ce1">
            <text:p>0.47956599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019840562168696" table:formula="msoxl:=(0.5*1.42*1.60217657E-19+0.75*1.3806488E-23*A570*LN((2*0.65*0.12)^(1/3)/0.079))/1.60217657E-19" table:style-name="ce1">
            <text:p>0.78019840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059122053803938" table:formula="msoxl:=(0.5*0.42*1.60217657E-19+0.75*1.3806488E-23*A570*LN((2*0.41*0.025)^(1/3)/0.023))/1.60217657E-19" table:style-name="ce1">
            <text:p>0.30059122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300826465051959" table:formula="msoxl:=(0.5*0.24*1.60217657E-19+0.75*1.3806488E-23*A570*LN((2*0.4*0.016)^(1/3)/0.014))/1.60217657E-19" table:style-name="ce1">
            <text:p>0.22300826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0.82721697492265589" table:formula="msoxl:=(0.5*1.52*1.60217657E-19+0.75*1.3806488E-23*A571*LN((2*0.45*0.082)^(1/3)/0.067))/1.60217657E-19" table:style-name="ce1">
            <text:p>0.82721697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969773972029389" table:formula="msoxl:=(0.5*0.81*1.60217657E-19+0.75*1.3806488E-23*A571*LN((2*0.3*0.052)^(1/3)/0.041))/1.60217657E-19" table:style-name="ce1">
            <text:p>0.4796977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032243107331534" table:formula="msoxl:=(0.5*1.42*1.60217657E-19+0.75*1.3806488E-23*A571*LN((2*0.65*0.12)^(1/3)/0.079))/1.60217657E-19" table:style-name="ce1">
            <text:p>0.78032243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075127569800059" table:formula="msoxl:=(0.5*0.42*1.60217657E-19+0.75*1.3806488E-23*A571*LN((2*0.41*0.025)^(1/3)/0.023))/1.60217657E-19" table:style-name="ce1">
            <text:p>0.30075127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319025805096218" table:formula="msoxl:=(0.5*0.24*1.60217657E-19+0.75*1.3806488E-23*A571*LN((2*0.4*0.016)^(1/3)/0.014))/1.60217657E-19" table:style-name="ce1">
            <text:p>0.22319025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0.82733552337930971" table:formula="msoxl:=(0.5*1.52*1.60217657E-19+0.75*1.3806488E-23*A572*LN((2*0.45*0.082)^(1/3)/0.067))/1.60217657E-19" table:style-name="ce1">
            <text:p>0.82733552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982948176565604" table:formula="msoxl:=(0.5*0.81*1.60217657E-19+0.75*1.3806488E-23*A572*LN((2*0.3*0.052)^(1/3)/0.041))/1.60217657E-19" table:style-name="ce1">
            <text:p>0.47982948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044645652494371" table:formula="msoxl:=(0.5*1.42*1.60217657E-19+0.75*1.3806488E-23*A572*LN((2*0.65*0.12)^(1/3)/0.079))/1.60217657E-19" table:style-name="ce1">
            <text:p>0.78044645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091133085796179" table:formula="msoxl:=(0.5*0.42*1.60217657E-19+0.75*1.3806488E-23*A572*LN((2*0.41*0.025)^(1/3)/0.023))/1.60217657E-19" table:style-name="ce1">
            <text:p>0.30091133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337225145140477" table:formula="msoxl:=(0.5*0.24*1.60217657E-19+0.75*1.3806488E-23*A572*LN((2*0.4*0.016)^(1/3)/0.014))/1.60217657E-19" table:style-name="ce1">
            <text:p>0.22337225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0.82745407183596342" table:formula="msoxl:=(0.5*1.52*1.60217657E-19+0.75*1.3806488E-23*A573*LN((2*0.45*0.082)^(1/3)/0.067))/1.60217657E-19" table:style-name="ce1">
            <text:p>0.82745407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7996122381101813" table:formula="msoxl:=(0.5*0.81*1.60217657E-19+0.75*1.3806488E-23*A573*LN((2*0.3*0.052)^(1/3)/0.041))/1.60217657E-19" table:style-name="ce1">
            <text:p>0.47996122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057048197657208" table:formula="msoxl:=(0.5*1.42*1.60217657E-19+0.75*1.3806488E-23*A573*LN((2*0.65*0.12)^(1/3)/0.079))/1.60217657E-19" table:style-name="ce1">
            <text:p>0.78057048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107138601792299" table:formula="msoxl:=(0.5*0.42*1.60217657E-19+0.75*1.3806488E-23*A573*LN((2*0.41*0.025)^(1/3)/0.023))/1.60217657E-19" table:style-name="ce1">
            <text:p>0.30107138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355424485184741" table:formula="msoxl:=(0.5*0.24*1.60217657E-19+0.75*1.3806488E-23*A573*LN((2*0.4*0.016)^(1/3)/0.014))/1.60217657E-19" table:style-name="ce1">
            <text:p>0.22355424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0.82757262029261702" table:formula="msoxl:=(0.5*1.52*1.60217657E-19+0.75*1.3806488E-23*A574*LN((2*0.45*0.082)^(1/3)/0.067))/1.60217657E-19" table:style-name="ce1">
            <text:p>0.8275726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009296585638017" table:formula="msoxl:=(0.5*0.81*1.60217657E-19+0.75*1.3806488E-23*A574*LN((2*0.3*0.052)^(1/3)/0.041))/1.60217657E-19" table:style-name="ce1">
            <text:p>0.48009296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069450742820068" table:formula="msoxl:=(0.5*1.42*1.60217657E-19+0.75*1.3806488E-23*A574*LN((2*0.65*0.12)^(1/3)/0.079))/1.60217657E-19" table:style-name="ce1">
            <text:p>0.78069450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12314411778842" table:formula="msoxl:=(0.5*0.42*1.60217657E-19+0.75*1.3806488E-23*A574*LN((2*0.41*0.025)^(1/3)/0.023))/1.60217657E-19" table:style-name="ce1">
            <text:p>0.30123144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373623825229003" table:formula="msoxl:=(0.5*0.24*1.60217657E-19+0.75*1.3806488E-23*A574*LN((2*0.4*0.016)^(1/3)/0.014))/1.60217657E-19" table:style-name="ce1">
            <text:p>0.22373623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0.82769116874927084" table:formula="msoxl:=(0.5*1.52*1.60217657E-19+0.75*1.3806488E-23*A575*LN((2*0.45*0.082)^(1/3)/0.067))/1.60217657E-19" table:style-name="ce1">
            <text:p>0.82769116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022470790174221" table:formula="msoxl:=(0.5*0.81*1.60217657E-19+0.75*1.3806488E-23*A575*LN((2*0.3*0.052)^(1/3)/0.041))/1.60217657E-19" table:style-name="ce1">
            <text:p>0.48022470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081853287982905" table:formula="msoxl:=(0.5*1.42*1.60217657E-19+0.75*1.3806488E-23*A575*LN((2*0.65*0.12)^(1/3)/0.079))/1.60217657E-19" table:style-name="ce1">
            <text:p>0.78081853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13914963378454" table:formula="msoxl:=(0.5*0.42*1.60217657E-19+0.75*1.3806488E-23*A575*LN((2*0.41*0.025)^(1/3)/0.023))/1.60217657E-19" table:style-name="ce1">
            <text:p>0.30139149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391823165273267" table:formula="msoxl:=(0.5*0.24*1.60217657E-19+0.75*1.3806488E-23*A575*LN((2*0.4*0.016)^(1/3)/0.014))/1.60217657E-19" table:style-name="ce1">
            <text:p>0.22391823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0.82780971720592456" table:formula="msoxl:=(0.5*1.52*1.60217657E-19+0.75*1.3806488E-23*A576*LN((2*0.45*0.082)^(1/3)/0.067))/1.60217657E-19" table:style-name="ce1">
            <text:p>0.82780971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03564499471043" table:formula="msoxl:=(0.5*0.81*1.60217657E-19+0.75*1.3806488E-23*A576*LN((2*0.3*0.052)^(1/3)/0.041))/1.60217657E-19" table:style-name="ce1">
            <text:p>0.4803564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094255833145743" table:formula="msoxl:=(0.5*1.42*1.60217657E-19+0.75*1.3806488E-23*A576*LN((2*0.65*0.12)^(1/3)/0.079))/1.60217657E-19" table:style-name="ce1">
            <text:p>0.78094255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15515514978066" table:formula="msoxl:=(0.5*0.42*1.60217657E-19+0.75*1.3806488E-23*A576*LN((2*0.41*0.025)^(1/3)/0.023))/1.60217657E-19" table:style-name="ce1">
            <text:p>0.30155155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410022505317526" table:formula="msoxl:=(0.5*0.24*1.60217657E-19+0.75*1.3806488E-23*A576*LN((2*0.4*0.016)^(1/3)/0.014))/1.60217657E-19" table:style-name="ce1">
            <text:p>0.22410022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0.82792826566257816" table:formula="msoxl:=(0.5*1.52*1.60217657E-19+0.75*1.3806488E-23*A577*LN((2*0.45*0.082)^(1/3)/0.067))/1.60217657E-19" table:style-name="ce1">
            <text:p>0.82792826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048819199246634" table:formula="msoxl:=(0.5*0.81*1.60217657E-19+0.75*1.3806488E-23*A577*LN((2*0.3*0.052)^(1/3)/0.041))/1.60217657E-19" table:style-name="ce1">
            <text:p>0.48048819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106658378308591" table:formula="msoxl:=(0.5*1.42*1.60217657E-19+0.75*1.3806488E-23*A577*LN((2*0.65*0.12)^(1/3)/0.079))/1.60217657E-19" table:style-name="ce1">
            <text:p>0.78106658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171160665776775" table:formula="msoxl:=(0.5*0.42*1.60217657E-19+0.75*1.3806488E-23*A577*LN((2*0.41*0.025)^(1/3)/0.023))/1.60217657E-19" table:style-name="ce1">
            <text:p>0.30171160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428221845361784" table:formula="msoxl:=(0.5*0.24*1.60217657E-19+0.75*1.3806488E-23*A577*LN((2*0.4*0.016)^(1/3)/0.014))/1.60217657E-19" table:style-name="ce1">
            <text:p>0.22428221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0.82804681411923198" table:formula="msoxl:=(0.5*1.52*1.60217657E-19+0.75*1.3806488E-23*A578*LN((2*0.45*0.082)^(1/3)/0.067))/1.60217657E-19" table:style-name="ce1">
            <text:p>0.82804681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061993403782843" table:formula="msoxl:=(0.5*0.81*1.60217657E-19+0.75*1.3806488E-23*A578*LN((2*0.3*0.052)^(1/3)/0.041))/1.60217657E-19" table:style-name="ce1">
            <text:p>0.48061993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119060923471428" table:formula="msoxl:=(0.5*1.42*1.60217657E-19+0.75*1.3806488E-23*A578*LN((2*0.65*0.12)^(1/3)/0.079))/1.60217657E-19" table:style-name="ce1">
            <text:p>0.78119060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187166181772901" table:formula="msoxl:=(0.5*0.42*1.60217657E-19+0.75*1.3806488E-23*A578*LN((2*0.41*0.025)^(1/3)/0.023))/1.60217657E-19" table:style-name="ce1">
            <text:p>0.30187166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446421185406049" table:formula="msoxl:=(0.5*0.24*1.60217657E-19+0.75*1.3806488E-23*A578*LN((2*0.4*0.016)^(1/3)/0.014))/1.60217657E-19" table:style-name="ce1">
            <text:p>0.22446421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0.82816536257588569" table:formula="msoxl:=(0.5*1.52*1.60217657E-19+0.75*1.3806488E-23*A579*LN((2*0.45*0.082)^(1/3)/0.067))/1.60217657E-19" table:style-name="ce1">
            <text:p>0.82816536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075167608319047" table:formula="msoxl:=(0.5*0.81*1.60217657E-19+0.75*1.3806488E-23*A579*LN((2*0.3*0.052)^(1/3)/0.041))/1.60217657E-19" table:style-name="ce1">
            <text:p>0.48075167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131463468634266" table:formula="msoxl:=(0.5*1.42*1.60217657E-19+0.75*1.3806488E-23*A579*LN((2*0.65*0.12)^(1/3)/0.079))/1.60217657E-19" table:style-name="ce1">
            <text:p>0.78131463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203171697769021" table:formula="msoxl:=(0.5*0.42*1.60217657E-19+0.75*1.3806488E-23*A579*LN((2*0.41*0.025)^(1/3)/0.023))/1.60217657E-19" table:style-name="ce1">
            <text:p>0.30203171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46462052545031" table:formula="msoxl:=(0.5*0.24*1.60217657E-19+0.75*1.3806488E-23*A579*LN((2*0.4*0.016)^(1/3)/0.014))/1.60217657E-19" table:style-name="ce1">
            <text:p>0.22464620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0.8282839110325394" table:formula="msoxl:=(0.5*1.52*1.60217657E-19+0.75*1.3806488E-23*A580*LN((2*0.45*0.082)^(1/3)/0.067))/1.60217657E-19" table:style-name="ce1">
            <text:p>0.82828391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088341812855262" table:formula="msoxl:=(0.5*0.81*1.60217657E-19+0.75*1.3806488E-23*A580*LN((2*0.3*0.052)^(1/3)/0.041))/1.60217657E-19" table:style-name="ce1">
            <text:p>0.48088341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143866013797103" table:formula="msoxl:=(0.5*1.42*1.60217657E-19+0.75*1.3806488E-23*A580*LN((2*0.65*0.12)^(1/3)/0.079))/1.60217657E-19" table:style-name="ce1">
            <text:p>0.7814386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219177213765142" table:formula="msoxl:=(0.5*0.42*1.60217657E-19+0.75*1.3806488E-23*A580*LN((2*0.41*0.025)^(1/3)/0.023))/1.60217657E-19" table:style-name="ce1">
            <text:p>0.30219177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482819865494574" table:formula="msoxl:=(0.5*0.24*1.60217657E-19+0.75*1.3806488E-23*A580*LN((2*0.4*0.016)^(1/3)/0.014))/1.60217657E-19" table:style-name="ce1">
            <text:p>0.22482819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0.82840245948919311" table:formula="msoxl:=(0.5*1.52*1.60217657E-19+0.75*1.3806488E-23*A581*LN((2*0.45*0.082)^(1/3)/0.067))/1.60217657E-19" table:style-name="ce1">
            <text:p>0.82840245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101516017391466" table:formula="msoxl:=(0.5*0.81*1.60217657E-19+0.75*1.3806488E-23*A581*LN((2*0.3*0.052)^(1/3)/0.041))/1.60217657E-19" table:style-name="ce1">
            <text:p>0.4810151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156268558959963" table:formula="msoxl:=(0.5*1.42*1.60217657E-19+0.75*1.3806488E-23*A581*LN((2*0.65*0.12)^(1/3)/0.079))/1.60217657E-19" table:style-name="ce1">
            <text:p>0.78156268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235182729761256" table:formula="msoxl:=(0.5*0.42*1.60217657E-19+0.75*1.3806488E-23*A581*LN((2*0.41*0.025)^(1/3)/0.023))/1.60217657E-19" table:style-name="ce1">
            <text:p>0.30235182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501019205538833" table:formula="msoxl:=(0.5*0.24*1.60217657E-19+0.75*1.3806488E-23*A581*LN((2*0.4*0.016)^(1/3)/0.014))/1.60217657E-19" table:style-name="ce1">
            <text:p>0.22501019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0.82852100794584682" table:formula="msoxl:=(0.5*1.52*1.60217657E-19+0.75*1.3806488E-23*A582*LN((2*0.45*0.082)^(1/3)/0.067))/1.60217657E-19" table:style-name="ce1">
            <text:p>0.82852100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114690221927675" table:formula="msoxl:=(0.5*0.81*1.60217657E-19+0.75*1.3806488E-23*A582*LN((2*0.3*0.052)^(1/3)/0.041))/1.60217657E-19" table:style-name="ce1">
            <text:p>0.48114690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1686711041228" table:formula="msoxl:=(0.5*1.42*1.60217657E-19+0.75*1.3806488E-23*A582*LN((2*0.65*0.12)^(1/3)/0.079))/1.60217657E-19" table:style-name="ce1">
            <text:p>0.78168671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251188245757377" table:formula="msoxl:=(0.5*0.42*1.60217657E-19+0.75*1.3806488E-23*A582*LN((2*0.41*0.025)^(1/3)/0.023))/1.60217657E-19" table:style-name="ce1">
            <text:p>0.30251188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519218545583092" table:formula="msoxl:=(0.5*0.24*1.60217657E-19+0.75*1.3806488E-23*A582*LN((2*0.4*0.016)^(1/3)/0.014))/1.60217657E-19" table:style-name="ce1">
            <text:p>0.22519218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0.82863955640250053" table:formula="msoxl:=(0.5*1.52*1.60217657E-19+0.75*1.3806488E-23*A583*LN((2*0.45*0.082)^(1/3)/0.067))/1.60217657E-19" table:style-name="ce1">
            <text:p>0.82863955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127864426463879" table:formula="msoxl:=(0.5*0.81*1.60217657E-19+0.75*1.3806488E-23*A583*LN((2*0.3*0.052)^(1/3)/0.041))/1.60217657E-19" table:style-name="ce1">
            <text:p>0.48127864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181073649285637" table:formula="msoxl:=(0.5*1.42*1.60217657E-19+0.75*1.3806488E-23*A583*LN((2*0.65*0.12)^(1/3)/0.079))/1.60217657E-19" table:style-name="ce1">
            <text:p>0.78181073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267193761753497" table:formula="msoxl:=(0.5*0.42*1.60217657E-19+0.75*1.3806488E-23*A583*LN((2*0.41*0.025)^(1/3)/0.023))/1.60217657E-19" table:style-name="ce1">
            <text:p>0.30267193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537417885627356" table:formula="msoxl:=(0.5*0.24*1.60217657E-19+0.75*1.3806488E-23*A583*LN((2*0.4*0.016)^(1/3)/0.014))/1.60217657E-19" table:style-name="ce1">
            <text:p>0.22537417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0.82875810485915424" table:formula="msoxl:=(0.5*1.52*1.60217657E-19+0.75*1.3806488E-23*A584*LN((2*0.45*0.082)^(1/3)/0.067))/1.60217657E-19" table:style-name="ce1">
            <text:p>0.82875810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141038631000083" table:formula="msoxl:=(0.5*0.81*1.60217657E-19+0.75*1.3806488E-23*A584*LN((2*0.3*0.052)^(1/3)/0.041))/1.60217657E-19" table:style-name="ce1">
            <text:p>0.48141038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193476194448486" table:formula="msoxl:=(0.5*1.42*1.60217657E-19+0.75*1.3806488E-23*A584*LN((2*0.65*0.12)^(1/3)/0.079))/1.60217657E-19" table:style-name="ce1">
            <text:p>0.78193476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283199277749617" table:formula="msoxl:=(0.5*0.42*1.60217657E-19+0.75*1.3806488E-23*A584*LN((2*0.41*0.025)^(1/3)/0.023))/1.60217657E-19" table:style-name="ce1">
            <text:p>0.30283199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555617225671618" table:formula="msoxl:=(0.5*0.24*1.60217657E-19+0.75*1.3806488E-23*A584*LN((2*0.4*0.016)^(1/3)/0.014))/1.60217657E-19" table:style-name="ce1">
            <text:p>0.22555617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float" office:value="0.82887665331580795" table:formula="msoxl:=(0.5*1.52*1.60217657E-19+0.75*1.3806488E-23*A585*LN((2*0.45*0.082)^(1/3)/0.067))/1.60217657E-19" table:style-name="ce1">
            <text:p>0.82887665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154212835536292" table:formula="msoxl:=(0.5*0.81*1.60217657E-19+0.75*1.3806488E-23*A585*LN((2*0.3*0.052)^(1/3)/0.041))/1.60217657E-19" table:style-name="ce1">
            <text:p>0.48154212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205878739611323" table:formula="msoxl:=(0.5*1.42*1.60217657E-19+0.75*1.3806488E-23*A585*LN((2*0.65*0.12)^(1/3)/0.079))/1.60217657E-19" table:style-name="ce1">
            <text:p>0.78205878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299204793745738" table:formula="msoxl:=(0.5*0.42*1.60217657E-19+0.75*1.3806488E-23*A585*LN((2*0.41*0.025)^(1/3)/0.023))/1.60217657E-19" table:style-name="ce1">
            <text:p>0.30299204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573816565715879" table:formula="msoxl:=(0.5*0.24*1.60217657E-19+0.75*1.3806488E-23*A585*LN((2*0.4*0.016)^(1/3)/0.014))/1.60217657E-19" table:style-name="ce1">
            <text:p>0.22573816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0.82899520177246167" table:formula="msoxl:=(0.5*1.52*1.60217657E-19+0.75*1.3806488E-23*A586*LN((2*0.45*0.082)^(1/3)/0.067))/1.60217657E-19" table:style-name="ce1">
            <text:p>0.82899520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167387040072496" table:formula="msoxl:=(0.5*0.81*1.60217657E-19+0.75*1.3806488E-23*A586*LN((2*0.3*0.052)^(1/3)/0.041))/1.60217657E-19" table:style-name="ce1">
            <text:p>0.4816738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21828128477416" table:formula="msoxl:=(0.5*1.42*1.60217657E-19+0.75*1.3806488E-23*A586*LN((2*0.65*0.12)^(1/3)/0.079))/1.60217657E-19" table:style-name="ce1">
            <text:p>0.78218281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315210309741863" table:formula="msoxl:=(0.5*0.42*1.60217657E-19+0.75*1.3806488E-23*A586*LN((2*0.41*0.025)^(1/3)/0.023))/1.60217657E-19" table:style-name="ce1">
            <text:p>0.30315210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592015905760138" table:formula="msoxl:=(0.5*0.24*1.60217657E-19+0.75*1.3806488E-23*A586*LN((2*0.4*0.016)^(1/3)/0.014))/1.60217657E-19" table:style-name="ce1">
            <text:p>0.22592015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0.82911375022911549" table:formula="msoxl:=(0.5*1.52*1.60217657E-19+0.75*1.3806488E-23*A587*LN((2*0.45*0.082)^(1/3)/0.067))/1.60217657E-19" table:style-name="ce1">
            <text:p>0.8291137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180561244608711" table:formula="msoxl:=(0.5*0.81*1.60217657E-19+0.75*1.3806488E-23*A587*LN((2*0.3*0.052)^(1/3)/0.041))/1.60217657E-19" table:style-name="ce1">
            <text:p>0.48180561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230683829936998" table:formula="msoxl:=(0.5*1.42*1.60217657E-19+0.75*1.3806488E-23*A587*LN((2*0.65*0.12)^(1/3)/0.079))/1.60217657E-19" table:style-name="ce1">
            <text:p>0.78230683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331215825737978" table:formula="msoxl:=(0.5*0.42*1.60217657E-19+0.75*1.3806488E-23*A587*LN((2*0.41*0.025)^(1/3)/0.023))/1.60217657E-19" table:style-name="ce1">
            <text:p>0.30331215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610215245804399" table:formula="msoxl:=(0.5*0.24*1.60217657E-19+0.75*1.3806488E-23*A587*LN((2*0.4*0.016)^(1/3)/0.014))/1.60217657E-19" table:style-name="ce1">
            <text:p>0.22610215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0.82923229868576909" table:formula="msoxl:=(0.5*1.52*1.60217657E-19+0.75*1.3806488E-23*A588*LN((2*0.45*0.082)^(1/3)/0.067))/1.60217657E-19" table:style-name="ce1">
            <text:p>0.82923229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193735449144914" table:formula="msoxl:=(0.5*0.81*1.60217657E-19+0.75*1.3806488E-23*A588*LN((2*0.3*0.052)^(1/3)/0.041))/1.60217657E-19" table:style-name="ce1">
            <text:p>0.48193735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243086375099857" table:formula="msoxl:=(0.5*1.42*1.60217657E-19+0.75*1.3806488E-23*A588*LN((2*0.65*0.12)^(1/3)/0.079))/1.60217657E-19" table:style-name="ce1">
            <text:p>0.78243086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347221341734099" table:formula="msoxl:=(0.5*0.42*1.60217657E-19+0.75*1.3806488E-23*A588*LN((2*0.41*0.025)^(1/3)/0.023))/1.60217657E-19" table:style-name="ce1">
            <text:p>0.30347221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628414585848663" table:formula="msoxl:=(0.5*0.24*1.60217657E-19+0.75*1.3806488E-23*A588*LN((2*0.4*0.016)^(1/3)/0.014))/1.60217657E-19" table:style-name="ce1">
            <text:p>0.22628414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float" office:value="0.8293508471424228" table:formula="msoxl:=(0.5*1.52*1.60217657E-19+0.75*1.3806488E-23*A589*LN((2*0.45*0.082)^(1/3)/0.067))/1.60217657E-19" table:style-name="ce1">
            <text:p>0.82935084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206909653681124" table:formula="msoxl:=(0.5*0.81*1.60217657E-19+0.75*1.3806488E-23*A589*LN((2*0.3*0.052)^(1/3)/0.041))/1.60217657E-19" table:style-name="ce1">
            <text:p>0.48206909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255488920262695" table:formula="msoxl:=(0.5*1.42*1.60217657E-19+0.75*1.3806488E-23*A589*LN((2*0.65*0.12)^(1/3)/0.079))/1.60217657E-19" table:style-name="ce1">
            <text:p>0.78255488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363226857730219" table:formula="msoxl:=(0.5*0.42*1.60217657E-19+0.75*1.3806488E-23*A589*LN((2*0.41*0.025)^(1/3)/0.023))/1.60217657E-19" table:style-name="ce1">
            <text:p>0.30363226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646613925892925" table:formula="msoxl:=(0.5*0.24*1.60217657E-19+0.75*1.3806488E-23*A589*LN((2*0.4*0.016)^(1/3)/0.014))/1.60217657E-19" table:style-name="ce1">
            <text:p>0.22646613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0.82946939559907662" table:formula="msoxl:=(0.5*1.52*1.60217657E-19+0.75*1.3806488E-23*A590*LN((2*0.45*0.082)^(1/3)/0.067))/1.60217657E-19" table:style-name="ce1">
            <text:p>0.82946939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220083858217327" table:formula="msoxl:=(0.5*0.81*1.60217657E-19+0.75*1.3806488E-23*A590*LN((2*0.3*0.052)^(1/3)/0.041))/1.60217657E-19" table:style-name="ce1">
            <text:p>0.48220083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267891465425532" table:formula="msoxl:=(0.5*1.42*1.60217657E-19+0.75*1.3806488E-23*A590*LN((2*0.65*0.12)^(1/3)/0.079))/1.60217657E-19" table:style-name="ce1">
            <text:p>0.78267891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379232373726339" table:formula="msoxl:=(0.5*0.42*1.60217657E-19+0.75*1.3806488E-23*A590*LN((2*0.41*0.025)^(1/3)/0.023))/1.60217657E-19" table:style-name="ce1">
            <text:p>0.30379232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664813265937186" table:formula="msoxl:=(0.5*0.24*1.60217657E-19+0.75*1.3806488E-23*A590*LN((2*0.4*0.016)^(1/3)/0.014))/1.60217657E-19" table:style-name="ce1">
            <text:p>0.22664813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float" office:value="0.82958794405573022" table:formula="msoxl:=(0.5*1.52*1.60217657E-19+0.75*1.3806488E-23*A591*LN((2*0.45*0.082)^(1/3)/0.067))/1.60217657E-19" table:style-name="ce1">
            <text:p>0.82958794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233258062753537" table:formula="msoxl:=(0.5*0.81*1.60217657E-19+0.75*1.3806488E-23*A591*LN((2*0.3*0.052)^(1/3)/0.041))/1.60217657E-19" table:style-name="ce1">
            <text:p>0.48233258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28029401058838" table:formula="msoxl:=(0.5*1.42*1.60217657E-19+0.75*1.3806488E-23*A591*LN((2*0.65*0.12)^(1/3)/0.079))/1.60217657E-19" table:style-name="ce1">
            <text:p>0.7828029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39523788972246" table:formula="msoxl:=(0.5*0.42*1.60217657E-19+0.75*1.3806488E-23*A591*LN((2*0.41*0.025)^(1/3)/0.023))/1.60217657E-19" table:style-name="ce1">
            <text:p>0.30395237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683012605981445" table:formula="msoxl:=(0.5*0.24*1.60217657E-19+0.75*1.3806488E-23*A591*LN((2*0.4*0.016)^(1/3)/0.014))/1.60217657E-19" table:style-name="ce1">
            <text:p>0.22683012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0.82970649251238393" table:formula="msoxl:=(0.5*1.52*1.60217657E-19+0.75*1.3806488E-23*A592*LN((2*0.45*0.082)^(1/3)/0.067))/1.60217657E-19" table:style-name="ce1">
            <text:p>0.82970649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246432267289741" table:formula="msoxl:=(0.5*0.81*1.60217657E-19+0.75*1.3806488E-23*A592*LN((2*0.3*0.052)^(1/3)/0.041))/1.60217657E-19" table:style-name="ce1">
            <text:p>0.48246432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292696555751218" table:formula="msoxl:=(0.5*1.42*1.60217657E-19+0.75*1.3806488E-23*A592*LN((2*0.65*0.12)^(1/3)/0.079))/1.60217657E-19" table:style-name="ce1">
            <text:p>0.78292696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41124340571858" table:formula="msoxl:=(0.5*0.42*1.60217657E-19+0.75*1.3806488E-23*A592*LN((2*0.41*0.025)^(1/3)/0.023))/1.60217657E-19" table:style-name="ce1">
            <text:p>0.30411243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701211946025707" table:formula="msoxl:=(0.5*0.24*1.60217657E-19+0.75*1.3806488E-23*A592*LN((2*0.4*0.016)^(1/3)/0.014))/1.60217657E-19" table:style-name="ce1">
            <text:p>0.22701211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0.82982504096903775" table:formula="msoxl:=(0.5*1.52*1.60217657E-19+0.75*1.3806488E-23*A593*LN((2*0.45*0.082)^(1/3)/0.067))/1.60217657E-19" table:style-name="ce1">
            <text:p>0.82982504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25960647182595" table:formula="msoxl:=(0.5*0.81*1.60217657E-19+0.75*1.3806488E-23*A593*LN((2*0.3*0.052)^(1/3)/0.041))/1.60217657E-19" table:style-name="ce1">
            <text:p>0.48259606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305099100914055" table:formula="msoxl:=(0.5*1.42*1.60217657E-19+0.75*1.3806488E-23*A593*LN((2*0.65*0.12)^(1/3)/0.079))/1.60217657E-19" table:style-name="ce1">
            <text:p>0.78305099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4272489217147" table:formula="msoxl:=(0.5*0.42*1.60217657E-19+0.75*1.3806488E-23*A593*LN((2*0.41*0.025)^(1/3)/0.023))/1.60217657E-19" table:style-name="ce1">
            <text:p>0.30427248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719411286069971" table:formula="msoxl:=(0.5*0.24*1.60217657E-19+0.75*1.3806488E-23*A593*LN((2*0.4*0.016)^(1/3)/0.014))/1.60217657E-19" table:style-name="ce1">
            <text:p>0.22719411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0.82994358942569135" table:formula="msoxl:=(0.5*1.52*1.60217657E-19+0.75*1.3806488E-23*A594*LN((2*0.45*0.082)^(1/3)/0.067))/1.60217657E-19" table:style-name="ce1">
            <text:p>0.82994358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272780676362154" table:formula="msoxl:=(0.5*0.81*1.60217657E-19+0.75*1.3806488E-23*A594*LN((2*0.3*0.052)^(1/3)/0.041))/1.60217657E-19" table:style-name="ce1">
            <text:p>0.48272780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317501646076892" table:formula="msoxl:=(0.5*1.42*1.60217657E-19+0.75*1.3806488E-23*A594*LN((2*0.65*0.12)^(1/3)/0.079))/1.60217657E-19" table:style-name="ce1">
            <text:p>0.78317501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443254437710821" table:formula="msoxl:=(0.5*0.42*1.60217657E-19+0.75*1.3806488E-23*A594*LN((2*0.41*0.025)^(1/3)/0.023))/1.60217657E-19" table:style-name="ce1">
            <text:p>0.30443254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737610626114232" table:formula="msoxl:=(0.5*0.24*1.60217657E-19+0.75*1.3806488E-23*A594*LN((2*0.4*0.016)^(1/3)/0.014))/1.60217657E-19" table:style-name="ce1">
            <text:p>0.22737610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float" office:value="0.83006213788234517" table:formula="msoxl:=(0.5*1.52*1.60217657E-19+0.75*1.3806488E-23*A595*LN((2*0.45*0.082)^(1/3)/0.067))/1.60217657E-19" table:style-name="ce1">
            <text:p>0.83006213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285954880898357" table:formula="msoxl:=(0.5*0.81*1.60217657E-19+0.75*1.3806488E-23*A595*LN((2*0.3*0.052)^(1/3)/0.041))/1.60217657E-19" table:style-name="ce1">
            <text:p>0.48285954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329904191239752" table:formula="msoxl:=(0.5*1.42*1.60217657E-19+0.75*1.3806488E-23*A595*LN((2*0.65*0.12)^(1/3)/0.079))/1.60217657E-19" table:style-name="ce1">
            <text:p>0.78329904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459259953706935" table:formula="msoxl:=(0.5*0.42*1.60217657E-19+0.75*1.3806488E-23*A595*LN((2*0.41*0.025)^(1/3)/0.023))/1.60217657E-19" table:style-name="ce1">
            <text:p>0.304592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755809966158494" table:formula="msoxl:=(0.5*0.24*1.60217657E-19+0.75*1.3806488E-23*A595*LN((2*0.4*0.016)^(1/3)/0.014))/1.60217657E-19" table:style-name="ce1">
            <text:p>0.227558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0.83018068633899889" table:formula="msoxl:=(0.5*1.52*1.60217657E-19+0.75*1.3806488E-23*A596*LN((2*0.45*0.082)^(1/3)/0.067))/1.60217657E-19" table:style-name="ce1">
            <text:p>0.83018068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299129085434572" table:formula="msoxl:=(0.5*0.81*1.60217657E-19+0.75*1.3806488E-23*A596*LN((2*0.3*0.052)^(1/3)/0.041))/1.60217657E-19" table:style-name="ce1">
            <text:p>0.48299129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342306736402589" table:formula="msoxl:=(0.5*1.42*1.60217657E-19+0.75*1.3806488E-23*A596*LN((2*0.65*0.12)^(1/3)/0.079))/1.60217657E-19" table:style-name="ce1">
            <text:p>0.78342306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475265469703061" table:formula="msoxl:=(0.5*0.42*1.60217657E-19+0.75*1.3806488E-23*A596*LN((2*0.41*0.025)^(1/3)/0.023))/1.60217657E-19" table:style-name="ce1">
            <text:p>0.30475265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774009306202753" table:formula="msoxl:=(0.5*0.24*1.60217657E-19+0.75*1.3806488E-23*A596*LN((2*0.4*0.016)^(1/3)/0.014))/1.60217657E-19" table:style-name="ce1">
            <text:p>0.22774009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float" office:value="0.83029923479565249" table:formula="msoxl:=(0.5*1.52*1.60217657E-19+0.75*1.3806488E-23*A597*LN((2*0.45*0.082)^(1/3)/0.067))/1.60217657E-19" table:style-name="ce1">
            <text:p>0.83029923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312303289970782" table:formula="msoxl:=(0.5*0.81*1.60217657E-19+0.75*1.3806488E-23*A597*LN((2*0.3*0.052)^(1/3)/0.041))/1.60217657E-19" table:style-name="ce1">
            <text:p>0.48312303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354709281565427" table:formula="msoxl:=(0.5*1.42*1.60217657E-19+0.75*1.3806488E-23*A597*LN((2*0.65*0.12)^(1/3)/0.079))/1.60217657E-19" table:style-name="ce1">
            <text:p>0.78354709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491270985699181" table:formula="msoxl:=(0.5*0.42*1.60217657E-19+0.75*1.3806488E-23*A597*LN((2*0.41*0.025)^(1/3)/0.023))/1.60217657E-19" table:style-name="ce1">
            <text:p>0.3049127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792208646247014" table:formula="msoxl:=(0.5*0.24*1.60217657E-19+0.75*1.3806488E-23*A597*LN((2*0.4*0.016)^(1/3)/0.014))/1.60217657E-19" table:style-name="ce1">
            <text:p>0.22792208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0.8304177832523062" table:formula="msoxl:=(0.5*1.52*1.60217657E-19+0.75*1.3806488E-23*A598*LN((2*0.45*0.082)^(1/3)/0.067))/1.60217657E-19" table:style-name="ce1">
            <text:p>0.83041778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325477494506985" table:formula="msoxl:=(0.5*0.81*1.60217657E-19+0.75*1.3806488E-23*A598*LN((2*0.3*0.052)^(1/3)/0.041))/1.60217657E-19" table:style-name="ce1">
            <text:p>0.48325477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367111826728275" table:formula="msoxl:=(0.5*1.42*1.60217657E-19+0.75*1.3806488E-23*A598*LN((2*0.65*0.12)^(1/3)/0.079))/1.60217657E-19" table:style-name="ce1">
            <text:p>0.78367111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507276501695302" table:formula="msoxl:=(0.5*0.42*1.60217657E-19+0.75*1.3806488E-23*A598*LN((2*0.41*0.025)^(1/3)/0.023))/1.60217657E-19" table:style-name="ce1">
            <text:p>0.30507276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810407986291278" table:formula="msoxl:=(0.5*0.24*1.60217657E-19+0.75*1.3806488E-23*A598*LN((2*0.4*0.016)^(1/3)/0.014))/1.60217657E-19" table:style-name="ce1">
            <text:p>0.2281040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0.83053633170896002" table:formula="msoxl:=(0.5*1.52*1.60217657E-19+0.75*1.3806488E-23*A599*LN((2*0.45*0.082)^(1/3)/0.067))/1.60217657E-19" table:style-name="ce1">
            <text:p>0.83053633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338651699043189" table:formula="msoxl:=(0.5*0.81*1.60217657E-19+0.75*1.3806488E-23*A599*LN((2*0.3*0.052)^(1/3)/0.041))/1.60217657E-19" table:style-name="ce1">
            <text:p>0.48338651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379514371891112" table:formula="msoxl:=(0.5*1.42*1.60217657E-19+0.75*1.3806488E-23*A599*LN((2*0.65*0.12)^(1/3)/0.079))/1.60217657E-19" table:style-name="ce1">
            <text:p>0.78379514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523282017691422" table:formula="msoxl:=(0.5*0.42*1.60217657E-19+0.75*1.3806488E-23*A599*LN((2*0.41*0.025)^(1/3)/0.023))/1.60217657E-19" table:style-name="ce1">
            <text:p>0.3052328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82860732633554" table:formula="msoxl:=(0.5*0.24*1.60217657E-19+0.75*1.3806488E-23*A599*LN((2*0.4*0.016)^(1/3)/0.014))/1.60217657E-19" table:style-name="ce1">
            <text:p>0.22828607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0.83065488016561362" table:formula="msoxl:=(0.5*1.52*1.60217657E-19+0.75*1.3806488E-23*A600*LN((2*0.45*0.082)^(1/3)/0.067))/1.60217657E-19" table:style-name="ce1">
            <text:p>0.8306548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351825903579398" table:formula="msoxl:=(0.5*0.81*1.60217657E-19+0.75*1.3806488E-23*A600*LN((2*0.3*0.052)^(1/3)/0.041))/1.60217657E-19" table:style-name="ce1">
            <text:p>0.48351825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39191691705395" table:formula="msoxl:=(0.5*1.42*1.60217657E-19+0.75*1.3806488E-23*A600*LN((2*0.65*0.12)^(1/3)/0.079))/1.60217657E-19" table:style-name="ce1">
            <text:p>0.78391916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539287533687542" table:formula="msoxl:=(0.5*0.42*1.60217657E-19+0.75*1.3806488E-23*A600*LN((2*0.41*0.025)^(1/3)/0.023))/1.60217657E-19" table:style-name="ce1">
            <text:p>0.30539287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846806666379801" table:formula="msoxl:=(0.5*0.24*1.60217657E-19+0.75*1.3806488E-23*A600*LN((2*0.4*0.016)^(1/3)/0.014))/1.60217657E-19" table:style-name="ce1">
            <text:p>0.22846806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float" office:value="0.83077342862226744" table:formula="msoxl:=(0.5*1.52*1.60217657E-19+0.75*1.3806488E-23*A601*LN((2*0.45*0.082)^(1/3)/0.067))/1.60217657E-19" table:style-name="ce1">
            <text:p>0.83077342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365000108115602" table:formula="msoxl:=(0.5*0.81*1.60217657E-19+0.75*1.3806488E-23*A601*LN((2*0.3*0.052)^(1/3)/0.041))/1.60217657E-19" table:style-name="ce1">
            <text:p>0.48365000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404319462216798" table:formula="msoxl:=(0.5*1.42*1.60217657E-19+0.75*1.3806488E-23*A601*LN((2*0.65*0.12)^(1/3)/0.079))/1.60217657E-19" table:style-name="ce1">
            <text:p>0.78404319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555293049683657" table:formula="msoxl:=(0.5*0.42*1.60217657E-19+0.75*1.3806488E-23*A601*LN((2*0.41*0.025)^(1/3)/0.023))/1.60217657E-19" table:style-name="ce1">
            <text:p>0.3055529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86500600642406" table:formula="msoxl:=(0.5*0.24*1.60217657E-19+0.75*1.3806488E-23*A601*LN((2*0.4*0.016)^(1/3)/0.014))/1.60217657E-19" table:style-name="ce1">
            <text:p>0.2286500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0.83089197707892115" table:formula="msoxl:=(0.5*1.52*1.60217657E-19+0.75*1.3806488E-23*A602*LN((2*0.45*0.082)^(1/3)/0.067))/1.60217657E-19" table:style-name="ce1">
            <text:p>0.83089197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378174312651812" table:formula="msoxl:=(0.5*0.81*1.60217657E-19+0.75*1.3806488E-23*A602*LN((2*0.3*0.052)^(1/3)/0.041))/1.60217657E-19" table:style-name="ce1">
            <text:p>0.48378174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416722007379647" table:formula="msoxl:=(0.5*1.42*1.60217657E-19+0.75*1.3806488E-23*A602*LN((2*0.65*0.12)^(1/3)/0.079))/1.60217657E-19" table:style-name="ce1">
            <text:p>0.7841672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571298565679778" table:formula="msoxl:=(0.5*0.42*1.60217657E-19+0.75*1.3806488E-23*A602*LN((2*0.41*0.025)^(1/3)/0.023))/1.60217657E-19" table:style-name="ce1">
            <text:p>0.30571298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883205346468322" table:formula="msoxl:=(0.5*0.24*1.60217657E-19+0.75*1.3806488E-23*A602*LN((2*0.4*0.016)^(1/3)/0.014))/1.60217657E-19" table:style-name="ce1">
            <text:p>0.22883205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float" office:value="0.83101052553557475" table:formula="msoxl:=(0.5*1.52*1.60217657E-19+0.75*1.3806488E-23*A603*LN((2*0.45*0.082)^(1/3)/0.067))/1.60217657E-19" table:style-name="ce1">
            <text:p>0.83101052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391348517188021" table:formula="msoxl:=(0.5*0.81*1.60217657E-19+0.75*1.3806488E-23*A603*LN((2*0.3*0.052)^(1/3)/0.041))/1.60217657E-19" table:style-name="ce1">
            <text:p>0.48391348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429124552542484" table:formula="msoxl:=(0.5*1.42*1.60217657E-19+0.75*1.3806488E-23*A603*LN((2*0.65*0.12)^(1/3)/0.079))/1.60217657E-19" table:style-name="ce1">
            <text:p>0.78429124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587304081675898" table:formula="msoxl:=(0.5*0.42*1.60217657E-19+0.75*1.3806488E-23*A603*LN((2*0.41*0.025)^(1/3)/0.023))/1.60217657E-19" table:style-name="ce1">
            <text:p>0.30587304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901404686512586" table:formula="msoxl:=(0.5*0.24*1.60217657E-19+0.75*1.3806488E-23*A603*LN((2*0.4*0.016)^(1/3)/0.014))/1.60217657E-19" table:style-name="ce1">
            <text:p>0.22901404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0.83112907399222857" table:formula="msoxl:=(0.5*1.52*1.60217657E-19+0.75*1.3806488E-23*A604*LN((2*0.45*0.082)^(1/3)/0.067))/1.60217657E-19" table:style-name="ce1">
            <text:p>0.83112907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40452272172423" table:formula="msoxl:=(0.5*0.81*1.60217657E-19+0.75*1.3806488E-23*A604*LN((2*0.3*0.052)^(1/3)/0.041))/1.60217657E-19" table:style-name="ce1">
            <text:p>0.48404522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441527097705321" table:formula="msoxl:=(0.5*1.42*1.60217657E-19+0.75*1.3806488E-23*A604*LN((2*0.65*0.12)^(1/3)/0.079))/1.60217657E-19" table:style-name="ce1">
            <text:p>0.78441527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603309597672024" table:formula="msoxl:=(0.5*0.42*1.60217657E-19+0.75*1.3806488E-23*A604*LN((2*0.41*0.025)^(1/3)/0.023))/1.60217657E-19" table:style-name="ce1">
            <text:p>0.30603309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919604026556845" table:formula="msoxl:=(0.5*0.24*1.60217657E-19+0.75*1.3806488E-23*A604*LN((2*0.4*0.016)^(1/3)/0.014))/1.60217657E-19" table:style-name="ce1">
            <text:p>0.2291960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0.83124762244888228" table:formula="msoxl:=(0.5*1.52*1.60217657E-19+0.75*1.3806488E-23*A605*LN((2*0.45*0.082)^(1/3)/0.067))/1.60217657E-19" table:style-name="ce1">
            <text:p>0.83124762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417696926260434" table:formula="msoxl:=(0.5*0.81*1.60217657E-19+0.75*1.3806488E-23*A605*LN((2*0.3*0.052)^(1/3)/0.041))/1.60217657E-19" table:style-name="ce1">
            <text:p>0.48417696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45392964286817" table:formula="msoxl:=(0.5*1.42*1.60217657E-19+0.75*1.3806488E-23*A605*LN((2*0.65*0.12)^(1/3)/0.079))/1.60217657E-19" table:style-name="ce1">
            <text:p>0.78453929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619315113668139" table:formula="msoxl:=(0.5*0.42*1.60217657E-19+0.75*1.3806488E-23*A605*LN((2*0.41*0.025)^(1/3)/0.023))/1.60217657E-19" table:style-name="ce1">
            <text:p>0.30619315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937803366601103" table:formula="msoxl:=(0.5*0.24*1.60217657E-19+0.75*1.3806488E-23*A605*LN((2*0.4*0.016)^(1/3)/0.014))/1.60217657E-19" table:style-name="ce1">
            <text:p>0.22937803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0.83136617090553588" table:formula="msoxl:=(0.5*1.52*1.60217657E-19+0.75*1.3806488E-23*A606*LN((2*0.45*0.082)^(1/3)/0.067))/1.60217657E-19" table:style-name="ce1">
            <text:p>0.83136617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430871130796643" table:formula="msoxl:=(0.5*0.81*1.60217657E-19+0.75*1.3806488E-23*A606*LN((2*0.3*0.052)^(1/3)/0.041))/1.60217657E-19" table:style-name="ce1">
            <text:p>0.48430871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466332188031007" table:formula="msoxl:=(0.5*1.42*1.60217657E-19+0.75*1.3806488E-23*A606*LN((2*0.65*0.12)^(1/3)/0.079))/1.60217657E-19" table:style-name="ce1">
            <text:p>0.78466332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635320629664259" table:formula="msoxl:=(0.5*0.42*1.60217657E-19+0.75*1.3806488E-23*A606*LN((2*0.41*0.025)^(1/3)/0.023))/1.60217657E-19" table:style-name="ce1">
            <text:p>0.30635320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956002706645368" table:formula="msoxl:=(0.5*0.24*1.60217657E-19+0.75*1.3806488E-23*A606*LN((2*0.4*0.016)^(1/3)/0.014))/1.60217657E-19" table:style-name="ce1">
            <text:p>0.22956002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0.83148471936218971" table:formula="msoxl:=(0.5*1.52*1.60217657E-19+0.75*1.3806488E-23*A607*LN((2*0.45*0.082)^(1/3)/0.067))/1.60217657E-19" table:style-name="ce1">
            <text:p>0.83148471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444045335332847" table:formula="msoxl:=(0.5*0.81*1.60217657E-19+0.75*1.3806488E-23*A607*LN((2*0.3*0.052)^(1/3)/0.041))/1.60217657E-19" table:style-name="ce1">
            <text:p>0.48444045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478734733193856" table:formula="msoxl:=(0.5*1.42*1.60217657E-19+0.75*1.3806488E-23*A607*LN((2*0.65*0.12)^(1/3)/0.079))/1.60217657E-19" table:style-name="ce1">
            <text:p>0.78478734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651326145660379" table:formula="msoxl:=(0.5*0.42*1.60217657E-19+0.75*1.3806488E-23*A607*LN((2*0.41*0.025)^(1/3)/0.023))/1.60217657E-19" table:style-name="ce1">
            <text:p>0.30651326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974202046689629" table:formula="msoxl:=(0.5*0.24*1.60217657E-19+0.75*1.3806488E-23*A607*LN((2*0.4*0.016)^(1/3)/0.014))/1.60217657E-19" table:style-name="ce1">
            <text:p>0.2297420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0.83160326781884342" table:formula="msoxl:=(0.5*1.52*1.60217657E-19+0.75*1.3806488E-23*A608*LN((2*0.45*0.082)^(1/3)/0.067))/1.60217657E-19" table:style-name="ce1">
            <text:p>0.83160326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457219539869051" table:formula="msoxl:=(0.5*0.81*1.60217657E-19+0.75*1.3806488E-23*A608*LN((2*0.3*0.052)^(1/3)/0.041))/1.60217657E-19" table:style-name="ce1">
            <text:p>0.48457219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491137278356693" table:formula="msoxl:=(0.5*1.42*1.60217657E-19+0.75*1.3806488E-23*A608*LN((2*0.65*0.12)^(1/3)/0.079))/1.60217657E-19" table:style-name="ce1">
            <text:p>0.78491137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667331661656499" table:formula="msoxl:=(0.5*0.42*1.60217657E-19+0.75*1.3806488E-23*A608*LN((2*0.41*0.025)^(1/3)/0.023))/1.60217657E-19" table:style-name="ce1">
            <text:p>0.30667331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2992401386733893" table:formula="msoxl:=(0.5*0.24*1.60217657E-19+0.75*1.3806488E-23*A608*LN((2*0.4*0.016)^(1/3)/0.014))/1.60217657E-19" table:style-name="ce1">
            <text:p>0.22992401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float" office:value="0.83172181627549713" table:formula="msoxl:=(0.5*1.52*1.60217657E-19+0.75*1.3806488E-23*A609*LN((2*0.45*0.082)^(1/3)/0.067))/1.60217657E-19" table:style-name="ce1">
            <text:p>0.83172181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47039374440526" table:formula="msoxl:=(0.5*0.81*1.60217657E-19+0.75*1.3806488E-23*A609*LN((2*0.3*0.052)^(1/3)/0.041))/1.60217657E-19" table:style-name="ce1">
            <text:p>0.48470393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503539823519541" table:formula="msoxl:=(0.5*1.42*1.60217657E-19+0.75*1.3806488E-23*A609*LN((2*0.65*0.12)^(1/3)/0.079))/1.60217657E-19" table:style-name="ce1">
            <text:p>0.78503539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68333717765262" table:formula="msoxl:=(0.5*0.42*1.60217657E-19+0.75*1.3806488E-23*A609*LN((2*0.41*0.025)^(1/3)/0.023))/1.60217657E-19" table:style-name="ce1">
            <text:p>0.30683337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010600726778152" table:formula="msoxl:=(0.5*0.24*1.60217657E-19+0.75*1.3806488E-23*A609*LN((2*0.4*0.016)^(1/3)/0.014))/1.60217657E-19" table:style-name="ce1">
            <text:p>0.23010600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0.83184036473215084" table:formula="msoxl:=(0.5*1.52*1.60217657E-19+0.75*1.3806488E-23*A610*LN((2*0.45*0.082)^(1/3)/0.067))/1.60217657E-19" table:style-name="ce1">
            <text:p>0.83184036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483567948941475" table:formula="msoxl:=(0.5*0.81*1.60217657E-19+0.75*1.3806488E-23*A610*LN((2*0.3*0.052)^(1/3)/0.041))/1.60217657E-19" table:style-name="ce1">
            <text:p>0.48483567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515942368682379" table:formula="msoxl:=(0.5*1.42*1.60217657E-19+0.75*1.3806488E-23*A610*LN((2*0.65*0.12)^(1/3)/0.079))/1.60217657E-19" table:style-name="ce1">
            <text:p>0.78515942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69934269364874" table:formula="msoxl:=(0.5*0.42*1.60217657E-19+0.75*1.3806488E-23*A610*LN((2*0.41*0.025)^(1/3)/0.023))/1.60217657E-19" table:style-name="ce1">
            <text:p>0.30699342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028800066822411" table:formula="msoxl:=(0.5*0.24*1.60217657E-19+0.75*1.3806488E-23*A610*LN((2*0.4*0.016)^(1/3)/0.014))/1.60217657E-19" table:style-name="ce1">
            <text:p>0.23028800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0.83195891318880455" table:formula="msoxl:=(0.5*1.52*1.60217657E-19+0.75*1.3806488E-23*A611*LN((2*0.45*0.082)^(1/3)/0.067))/1.60217657E-19" table:style-name="ce1">
            <text:p>0.83195891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496742153477679" table:formula="msoxl:=(0.5*0.81*1.60217657E-19+0.75*1.3806488E-23*A611*LN((2*0.3*0.052)^(1/3)/0.041))/1.60217657E-19" table:style-name="ce1">
            <text:p>0.48496742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528344913845216" table:formula="msoxl:=(0.5*1.42*1.60217657E-19+0.75*1.3806488E-23*A611*LN((2*0.65*0.12)^(1/3)/0.079))/1.60217657E-19" table:style-name="ce1">
            <text:p>0.78528344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71534820964486" table:formula="msoxl:=(0.5*0.42*1.60217657E-19+0.75*1.3806488E-23*A611*LN((2*0.41*0.025)^(1/3)/0.023))/1.60217657E-19" table:style-name="ce1">
            <text:p>0.30715348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046999406866675" table:formula="msoxl:=(0.5*0.24*1.60217657E-19+0.75*1.3806488E-23*A611*LN((2*0.4*0.016)^(1/3)/0.014))/1.60217657E-19" table:style-name="ce1">
            <text:p>0.23046999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0.83207746164545826" table:formula="msoxl:=(0.5*1.52*1.60217657E-19+0.75*1.3806488E-23*A612*LN((2*0.45*0.082)^(1/3)/0.067))/1.60217657E-19" table:style-name="ce1">
            <text:p>0.83207746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509916358013883" table:formula="msoxl:=(0.5*0.81*1.60217657E-19+0.75*1.3806488E-23*A612*LN((2*0.3*0.052)^(1/3)/0.041))/1.60217657E-19" table:style-name="ce1">
            <text:p>0.48509916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540747459008065" table:formula="msoxl:=(0.5*1.42*1.60217657E-19+0.75*1.3806488E-23*A612*LN((2*0.65*0.12)^(1/3)/0.079))/1.60217657E-19" table:style-name="ce1">
            <text:p>0.78540747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731353725640975" table:formula="msoxl:=(0.5*0.42*1.60217657E-19+0.75*1.3806488E-23*A612*LN((2*0.41*0.025)^(1/3)/0.023))/1.60217657E-19" table:style-name="ce1">
            <text:p>0.30731353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065198746910937" table:formula="msoxl:=(0.5*0.24*1.60217657E-19+0.75*1.3806488E-23*A612*LN((2*0.4*0.016)^(1/3)/0.014))/1.60217657E-19" table:style-name="ce1">
            <text:p>0.23065198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float" office:value="0.83219601010211197" table:formula="msoxl:=(0.5*1.52*1.60217657E-19+0.75*1.3806488E-23*A613*LN((2*0.45*0.082)^(1/3)/0.067))/1.60217657E-19" table:style-name="ce1">
            <text:p>0.8321960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523090562550092" table:formula="msoxl:=(0.5*0.81*1.60217657E-19+0.75*1.3806488E-23*A613*LN((2*0.3*0.052)^(1/3)/0.041))/1.60217657E-19" table:style-name="ce1">
            <text:p>0.48523090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553150004170913" table:formula="msoxl:=(0.5*1.42*1.60217657E-19+0.75*1.3806488E-23*A613*LN((2*0.65*0.12)^(1/3)/0.079))/1.60217657E-19" table:style-name="ce1">
            <text:p>0.785531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747359241637101" table:formula="msoxl:=(0.5*0.42*1.60217657E-19+0.75*1.3806488E-23*A613*LN((2*0.41*0.025)^(1/3)/0.023))/1.60217657E-19" table:style-name="ce1">
            <text:p>0.30747359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083398086955201" table:formula="msoxl:=(0.5*0.24*1.60217657E-19+0.75*1.3806488E-23*A613*LN((2*0.4*0.016)^(1/3)/0.014))/1.60217657E-19" table:style-name="ce1">
            <text:p>0.23083398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0.83231455855876568" table:formula="msoxl:=(0.5*1.52*1.60217657E-19+0.75*1.3806488E-23*A614*LN((2*0.45*0.082)^(1/3)/0.067))/1.60217657E-19" table:style-name="ce1">
            <text:p>0.83231455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536264767086296" table:formula="msoxl:=(0.5*0.81*1.60217657E-19+0.75*1.3806488E-23*A614*LN((2*0.3*0.052)^(1/3)/0.041))/1.60217657E-19" table:style-name="ce1">
            <text:p>0.48536264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56555254933375" table:formula="msoxl:=(0.5*1.42*1.60217657E-19+0.75*1.3806488E-23*A614*LN((2*0.65*0.12)^(1/3)/0.079))/1.60217657E-19" table:style-name="ce1">
            <text:p>0.78565552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763364757633221" table:formula="msoxl:=(0.5*0.42*1.60217657E-19+0.75*1.3806488E-23*A614*LN((2*0.41*0.025)^(1/3)/0.023))/1.60217657E-19" table:style-name="ce1">
            <text:p>0.30763364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10159742699946" table:formula="msoxl:=(0.5*0.24*1.60217657E-19+0.75*1.3806488E-23*A614*LN((2*0.4*0.016)^(1/3)/0.014))/1.60217657E-19" table:style-name="ce1">
            <text:p>0.23101597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float" office:value="0.83243310701541939" table:formula="msoxl:=(0.5*1.52*1.60217657E-19+0.75*1.3806488E-23*A615*LN((2*0.45*0.082)^(1/3)/0.067))/1.60217657E-19" table:style-name="ce1">
            <text:p>0.83243310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549438971622505" table:formula="msoxl:=(0.5*0.81*1.60217657E-19+0.75*1.3806488E-23*A615*LN((2*0.3*0.052)^(1/3)/0.041))/1.60217657E-19" table:style-name="ce1">
            <text:p>0.4854943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577955094496599" table:formula="msoxl:=(0.5*1.42*1.60217657E-19+0.75*1.3806488E-23*A615*LN((2*0.65*0.12)^(1/3)/0.079))/1.60217657E-19" table:style-name="ce1">
            <text:p>0.78577955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779370273629342" table:formula="msoxl:=(0.5*0.42*1.60217657E-19+0.75*1.3806488E-23*A615*LN((2*0.41*0.025)^(1/3)/0.023))/1.60217657E-19" table:style-name="ce1">
            <text:p>0.30779370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119796767043718" table:formula="msoxl:=(0.5*0.24*1.60217657E-19+0.75*1.3806488E-23*A615*LN((2*0.4*0.016)^(1/3)/0.014))/1.60217657E-19" table:style-name="ce1">
            <text:p>0.23119796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0.83255165547207322" table:formula="msoxl:=(0.5*1.52*1.60217657E-19+0.75*1.3806488E-23*A616*LN((2*0.45*0.082)^(1/3)/0.067))/1.60217657E-19" table:style-name="ce1">
            <text:p>0.83255165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562613176158709" table:formula="msoxl:=(0.5*0.81*1.60217657E-19+0.75*1.3806488E-23*A616*LN((2*0.3*0.052)^(1/3)/0.041))/1.60217657E-19" table:style-name="ce1">
            <text:p>0.48562613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590357639659436" table:formula="msoxl:=(0.5*1.42*1.60217657E-19+0.75*1.3806488E-23*A616*LN((2*0.65*0.12)^(1/3)/0.079))/1.60217657E-19" table:style-name="ce1">
            <text:p>0.78590357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795375789625462" table:formula="msoxl:=(0.5*0.42*1.60217657E-19+0.75*1.3806488E-23*A616*LN((2*0.41*0.025)^(1/3)/0.023))/1.60217657E-19" table:style-name="ce1">
            <text:p>0.30795375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137996107087982" table:formula="msoxl:=(0.5*0.24*1.60217657E-19+0.75*1.3806488E-23*A616*LN((2*0.4*0.016)^(1/3)/0.014))/1.60217657E-19" table:style-name="ce1">
            <text:p>0.23137996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0.83267020392872682" table:formula="msoxl:=(0.5*1.52*1.60217657E-19+0.75*1.3806488E-23*A617*LN((2*0.45*0.082)^(1/3)/0.067))/1.60217657E-19" table:style-name="ce1">
            <text:p>0.83267020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575787380694913" table:formula="msoxl:=(0.5*0.81*1.60217657E-19+0.75*1.3806488E-23*A617*LN((2*0.3*0.052)^(1/3)/0.041))/1.60217657E-19" table:style-name="ce1">
            <text:p>0.48575787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602760184822273" table:formula="msoxl:=(0.5*1.42*1.60217657E-19+0.75*1.3806488E-23*A617*LN((2*0.65*0.12)^(1/3)/0.079))/1.60217657E-19" table:style-name="ce1">
            <text:p>0.78602760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811381305621582" table:formula="msoxl:=(0.5*0.42*1.60217657E-19+0.75*1.3806488E-23*A617*LN((2*0.41*0.025)^(1/3)/0.023))/1.60217657E-19" table:style-name="ce1">
            <text:p>0.30811381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156195447132244" table:formula="msoxl:=(0.5*0.24*1.60217657E-19+0.75*1.3806488E-23*A617*LN((2*0.4*0.016)^(1/3)/0.014))/1.60217657E-19" table:style-name="ce1">
            <text:p>0.23156195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0.83278875238538053" table:formula="msoxl:=(0.5*1.52*1.60217657E-19+0.75*1.3806488E-23*A618*LN((2*0.45*0.082)^(1/3)/0.067))/1.60217657E-19" table:style-name="ce1">
            <text:p>0.83278875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588961585231127" table:formula="msoxl:=(0.5*0.81*1.60217657E-19+0.75*1.3806488E-23*A618*LN((2*0.3*0.052)^(1/3)/0.041))/1.60217657E-19" table:style-name="ce1">
            <text:p>0.48588961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615162729985111" table:formula="msoxl:=(0.5*1.42*1.60217657E-19+0.75*1.3806488E-23*A618*LN((2*0.65*0.12)^(1/3)/0.079))/1.60217657E-19" table:style-name="ce1">
            <text:p>0.78615162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827386821617703" table:formula="msoxl:=(0.5*0.42*1.60217657E-19+0.75*1.3806488E-23*A618*LN((2*0.41*0.025)^(1/3)/0.023))/1.60217657E-19" table:style-name="ce1">
            <text:p>0.30827386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174394787176508" table:formula="msoxl:=(0.5*0.24*1.60217657E-19+0.75*1.3806488E-23*A618*LN((2*0.4*0.016)^(1/3)/0.014))/1.60217657E-19" table:style-name="ce1">
            <text:p>0.23174394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float" office:value="0.83290730084203435" table:formula="msoxl:=(0.5*1.52*1.60217657E-19+0.75*1.3806488E-23*A619*LN((2*0.45*0.082)^(1/3)/0.067))/1.60217657E-19" table:style-name="ce1">
            <text:p>0.83290730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602135789767337" table:formula="msoxl:=(0.5*0.81*1.60217657E-19+0.75*1.3806488E-23*A619*LN((2*0.3*0.052)^(1/3)/0.041))/1.60217657E-19" table:style-name="ce1">
            <text:p>0.48602135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627565275147959" table:formula="msoxl:=(0.5*1.42*1.60217657E-19+0.75*1.3806488E-23*A619*LN((2*0.65*0.12)^(1/3)/0.079))/1.60217657E-19" table:style-name="ce1">
            <text:p>0.78627565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843392337613817" table:formula="msoxl:=(0.5*0.42*1.60217657E-19+0.75*1.3806488E-23*A619*LN((2*0.41*0.025)^(1/3)/0.023))/1.60217657E-19" table:style-name="ce1">
            <text:p>0.30843392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192594127220764" table:formula="msoxl:=(0.5*0.24*1.60217657E-19+0.75*1.3806488E-23*A619*LN((2*0.4*0.016)^(1/3)/0.014))/1.60217657E-19" table:style-name="ce1">
            <text:p>0.23192594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0.83302584929868795" table:formula="msoxl:=(0.5*1.52*1.60217657E-19+0.75*1.3806488E-23*A620*LN((2*0.45*0.082)^(1/3)/0.067))/1.60217657E-19" table:style-name="ce1">
            <text:p>0.83302584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61530999430354" table:formula="msoxl:=(0.5*0.81*1.60217657E-19+0.75*1.3806488E-23*A620*LN((2*0.3*0.052)^(1/3)/0.041))/1.60217657E-19" table:style-name="ce1">
            <text:p>0.486153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639967820310808" table:formula="msoxl:=(0.5*1.42*1.60217657E-19+0.75*1.3806488E-23*A620*LN((2*0.65*0.12)^(1/3)/0.079))/1.60217657E-19" table:style-name="ce1">
            <text:p>0.78639967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859397853609938" table:formula="msoxl:=(0.5*0.42*1.60217657E-19+0.75*1.3806488E-23*A620*LN((2*0.41*0.025)^(1/3)/0.023))/1.60217657E-19" table:style-name="ce1">
            <text:p>0.30859397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210793467265026" table:formula="msoxl:=(0.5*0.24*1.60217657E-19+0.75*1.3806488E-23*A620*LN((2*0.4*0.016)^(1/3)/0.014))/1.60217657E-19" table:style-name="ce1">
            <text:p>0.23210793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float" office:value="0.83314439775534166" table:formula="msoxl:=(0.5*1.52*1.60217657E-19+0.75*1.3806488E-23*A621*LN((2*0.45*0.082)^(1/3)/0.067))/1.60217657E-19" table:style-name="ce1">
            <text:p>0.83314439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628484198839744" table:formula="msoxl:=(0.5*0.81*1.60217657E-19+0.75*1.3806488E-23*A621*LN((2*0.3*0.052)^(1/3)/0.041))/1.60217657E-19" table:style-name="ce1">
            <text:p>0.48628484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652370365473645" table:formula="msoxl:=(0.5*1.42*1.60217657E-19+0.75*1.3806488E-23*A621*LN((2*0.65*0.12)^(1/3)/0.079))/1.60217657E-19" table:style-name="ce1">
            <text:p>0.78652370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875403369606064" table:formula="msoxl:=(0.5*0.42*1.60217657E-19+0.75*1.3806488E-23*A621*LN((2*0.41*0.025)^(1/3)/0.023))/1.60217657E-19" table:style-name="ce1">
            <text:p>0.30875403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22899280730929" table:formula="msoxl:=(0.5*0.24*1.60217657E-19+0.75*1.3806488E-23*A621*LN((2*0.4*0.016)^(1/3)/0.014))/1.60217657E-19" table:style-name="ce1">
            <text:p>0.23228992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0.83326294621199548" table:formula="msoxl:=(0.5*1.52*1.60217657E-19+0.75*1.3806488E-23*A622*LN((2*0.45*0.082)^(1/3)/0.067))/1.60217657E-19" table:style-name="ce1">
            <text:p>0.83326294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641658403375954" table:formula="msoxl:=(0.5*0.81*1.60217657E-19+0.75*1.3806488E-23*A622*LN((2*0.3*0.052)^(1/3)/0.041))/1.60217657E-19" table:style-name="ce1">
            <text:p>0.48641658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664772910636493" table:formula="msoxl:=(0.5*1.42*1.60217657E-19+0.75*1.3806488E-23*A622*LN((2*0.65*0.12)^(1/3)/0.079))/1.60217657E-19" table:style-name="ce1">
            <text:p>0.78664772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891408885602184" table:formula="msoxl:=(0.5*0.42*1.60217657E-19+0.75*1.3806488E-23*A622*LN((2*0.41*0.025)^(1/3)/0.023))/1.60217657E-19" table:style-name="ce1">
            <text:p>0.30891408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247192147353551" table:formula="msoxl:=(0.5*0.24*1.60217657E-19+0.75*1.3806488E-23*A622*LN((2*0.4*0.016)^(1/3)/0.014))/1.60217657E-19" table:style-name="ce1">
            <text:p>0.23247192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0.83338149466864908" table:formula="msoxl:=(0.5*1.52*1.60217657E-19+0.75*1.3806488E-23*A623*LN((2*0.45*0.082)^(1/3)/0.067))/1.60217657E-19" table:style-name="ce1">
            <text:p>0.83338149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654832607912157" table:formula="msoxl:=(0.5*0.81*1.60217657E-19+0.75*1.3806488E-23*A623*LN((2*0.3*0.052)^(1/3)/0.041))/1.60217657E-19" table:style-name="ce1">
            <text:p>0.48654832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677175455799331" table:formula="msoxl:=(0.5*1.42*1.60217657E-19+0.75*1.3806488E-23*A623*LN((2*0.65*0.12)^(1/3)/0.079))/1.60217657E-19" table:style-name="ce1">
            <text:p>0.78677175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907414401598299" table:formula="msoxl:=(0.5*0.42*1.60217657E-19+0.75*1.3806488E-23*A623*LN((2*0.41*0.025)^(1/3)/0.023))/1.60217657E-19" table:style-name="ce1">
            <text:p>0.30907414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265391487397813" table:formula="msoxl:=(0.5*0.24*1.60217657E-19+0.75*1.3806488E-23*A623*LN((2*0.4*0.016)^(1/3)/0.014))/1.60217657E-19" table:style-name="ce1">
            <text:p>0.23265391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0.83350004312530279" table:formula="msoxl:=(0.5*1.52*1.60217657E-19+0.75*1.3806488E-23*A624*LN((2*0.45*0.082)^(1/3)/0.067))/1.60217657E-19" table:style-name="ce1">
            <text:p>0.83350004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668006812448367" table:formula="msoxl:=(0.5*0.81*1.60217657E-19+0.75*1.3806488E-23*A624*LN((2*0.3*0.052)^(1/3)/0.041))/1.60217657E-19" table:style-name="ce1">
            <text:p>0.48668006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689578000962168" table:formula="msoxl:=(0.5*1.42*1.60217657E-19+0.75*1.3806488E-23*A624*LN((2*0.65*0.12)^(1/3)/0.079))/1.60217657E-19" table:style-name="ce1">
            <text:p>0.7868957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923419917594419" table:formula="msoxl:=(0.5*0.42*1.60217657E-19+0.75*1.3806488E-23*A624*LN((2*0.41*0.025)^(1/3)/0.023))/1.60217657E-19" table:style-name="ce1">
            <text:p>0.30923419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283590827442072" table:formula="msoxl:=(0.5*0.24*1.60217657E-19+0.75*1.3806488E-23*A624*LN((2*0.4*0.016)^(1/3)/0.014))/1.60217657E-19" table:style-name="ce1">
            <text:p>0.23283590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0.83361859158195661" table:formula="msoxl:=(0.5*1.52*1.60217657E-19+0.75*1.3806488E-23*A625*LN((2*0.45*0.082)^(1/3)/0.067))/1.60217657E-19" table:style-name="ce1">
            <text:p>0.83361859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68118101698457" table:formula="msoxl:=(0.5*0.81*1.60217657E-19+0.75*1.3806488E-23*A625*LN((2*0.3*0.052)^(1/3)/0.041))/1.60217657E-19" table:style-name="ce1">
            <text:p>0.4868118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701980546125005" table:formula="msoxl:=(0.5*1.42*1.60217657E-19+0.75*1.3806488E-23*A625*LN((2*0.65*0.12)^(1/3)/0.079))/1.60217657E-19" table:style-name="ce1">
            <text:p>0.78701980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939425433590539" table:formula="msoxl:=(0.5*0.42*1.60217657E-19+0.75*1.3806488E-23*A625*LN((2*0.41*0.025)^(1/3)/0.023))/1.60217657E-19" table:style-name="ce1">
            <text:p>0.30939425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301790167486333" table:formula="msoxl:=(0.5*0.24*1.60217657E-19+0.75*1.3806488E-23*A625*LN((2*0.4*0.016)^(1/3)/0.014))/1.60217657E-19" table:style-name="ce1">
            <text:p>0.23301790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0.83373714003861021" table:formula="msoxl:=(0.5*1.52*1.60217657E-19+0.75*1.3806488E-23*A626*LN((2*0.45*0.082)^(1/3)/0.067))/1.60217657E-19" table:style-name="ce1">
            <text:p>0.8337371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694355221520785" table:formula="msoxl:=(0.5*0.81*1.60217657E-19+0.75*1.3806488E-23*A626*LN((2*0.3*0.052)^(1/3)/0.041))/1.60217657E-19" table:style-name="ce1">
            <text:p>0.48694355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714383091287865" table:formula="msoxl:=(0.5*1.42*1.60217657E-19+0.75*1.3806488E-23*A626*LN((2*0.65*0.12)^(1/3)/0.079))/1.60217657E-19" table:style-name="ce1">
            <text:p>0.78714383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95543094958666" table:formula="msoxl:=(0.5*0.42*1.60217657E-19+0.75*1.3806488E-23*A626*LN((2*0.41*0.025)^(1/3)/0.023))/1.60217657E-19" table:style-name="ce1">
            <text:p>0.30955430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319989507530597" table:formula="msoxl:=(0.5*0.24*1.60217657E-19+0.75*1.3806488E-23*A626*LN((2*0.4*0.016)^(1/3)/0.014))/1.60217657E-19" table:style-name="ce1">
            <text:p>0.23319989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float" office:value="0.83385568849526392" table:formula="msoxl:=(0.5*1.52*1.60217657E-19+0.75*1.3806488E-23*A627*LN((2*0.45*0.082)^(1/3)/0.067))/1.60217657E-19" table:style-name="ce1">
            <text:p>0.83385568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707529426056989" table:formula="msoxl:=(0.5*0.81*1.60217657E-19+0.75*1.3806488E-23*A627*LN((2*0.3*0.052)^(1/3)/0.041))/1.60217657E-19" table:style-name="ce1">
            <text:p>0.48707529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726785636450702" table:formula="msoxl:=(0.5*1.42*1.60217657E-19+0.75*1.3806488E-23*A627*LN((2*0.65*0.12)^(1/3)/0.079))/1.60217657E-19" table:style-name="ce1">
            <text:p>0.78726785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97143646558278" table:formula="msoxl:=(0.5*0.42*1.60217657E-19+0.75*1.3806488E-23*A627*LN((2*0.41*0.025)^(1/3)/0.023))/1.60217657E-19" table:style-name="ce1">
            <text:p>0.30971436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338188847574859" table:formula="msoxl:=(0.5*0.24*1.60217657E-19+0.75*1.3806488E-23*A627*LN((2*0.4*0.016)^(1/3)/0.014))/1.60217657E-19" table:style-name="ce1">
            <text:p>0.23338188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0.83397423695191775" table:formula="msoxl:=(0.5*1.52*1.60217657E-19+0.75*1.3806488E-23*A628*LN((2*0.45*0.082)^(1/3)/0.067))/1.60217657E-19" table:style-name="ce1">
            <text:p>0.83397423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720703630593198" table:formula="msoxl:=(0.5*0.81*1.60217657E-19+0.75*1.3806488E-23*A628*LN((2*0.3*0.052)^(1/3)/0.041))/1.60217657E-19" table:style-name="ce1">
            <text:p>0.48720703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73918818161354" table:formula="msoxl:=(0.5*1.42*1.60217657E-19+0.75*1.3806488E-23*A628*LN((2*0.65*0.12)^(1/3)/0.079))/1.60217657E-19" table:style-name="ce1">
            <text:p>0.78739188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09874419815789" table:formula="msoxl:=(0.5*0.42*1.60217657E-19+0.75*1.3806488E-23*A628*LN((2*0.41*0.025)^(1/3)/0.023))/1.60217657E-19" table:style-name="ce1">
            <text:p>0.3098744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35638818761912" table:formula="msoxl:=(0.5*0.24*1.60217657E-19+0.75*1.3806488E-23*A628*LN((2*0.4*0.016)^(1/3)/0.014))/1.60217657E-19" table:style-name="ce1">
            <text:p>0.23356388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0.83409278540857135" table:formula="msoxl:=(0.5*1.52*1.60217657E-19+0.75*1.3806488E-23*A629*LN((2*0.45*0.082)^(1/3)/0.067))/1.60217657E-19" table:style-name="ce1">
            <text:p>0.83409278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733877835129402" table:formula="msoxl:=(0.5*0.81*1.60217657E-19+0.75*1.3806488E-23*A629*LN((2*0.3*0.052)^(1/3)/0.041))/1.60217657E-19" table:style-name="ce1">
            <text:p>0.48733877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751590726776388" table:formula="msoxl:=(0.5*1.42*1.60217657E-19+0.75*1.3806488E-23*A629*LN((2*0.65*0.12)^(1/3)/0.079))/1.60217657E-19" table:style-name="ce1">
            <text:p>0.78751590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003447497575021" table:formula="msoxl:=(0.5*0.42*1.60217657E-19+0.75*1.3806488E-23*A629*LN((2*0.41*0.025)^(1/3)/0.023))/1.60217657E-19" table:style-name="ce1">
            <text:p>0.31003447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374587527663379" table:formula="msoxl:=(0.5*0.24*1.60217657E-19+0.75*1.3806488E-23*A629*LN((2*0.4*0.016)^(1/3)/0.014))/1.60217657E-19" table:style-name="ce1">
            <text:p>0.23374587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0.83421133386522506" table:formula="msoxl:=(0.5*1.52*1.60217657E-19+0.75*1.3806488E-23*A630*LN((2*0.45*0.082)^(1/3)/0.067))/1.60217657E-19" table:style-name="ce1">
            <text:p>0.83421133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747052039665612" table:formula="msoxl:=(0.5*0.81*1.60217657E-19+0.75*1.3806488E-23*A630*LN((2*0.3*0.052)^(1/3)/0.041))/1.60217657E-19" table:style-name="ce1">
            <text:p>0.4874705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763993271939226" table:formula="msoxl:=(0.5*1.42*1.60217657E-19+0.75*1.3806488E-23*A630*LN((2*0.65*0.12)^(1/3)/0.079))/1.60217657E-19" table:style-name="ce1">
            <text:p>0.78763993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019453013571141" table:formula="msoxl:=(0.5*0.42*1.60217657E-19+0.75*1.3806488E-23*A630*LN((2*0.41*0.025)^(1/3)/0.023))/1.60217657E-19" table:style-name="ce1">
            <text:p>0.3101945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392786867707641" table:formula="msoxl:=(0.5*0.24*1.60217657E-19+0.75*1.3806488E-23*A630*LN((2*0.4*0.016)^(1/3)/0.014))/1.60217657E-19" table:style-name="ce1">
            <text:p>0.23392786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0.83432988232187888" table:formula="msoxl:=(0.5*1.52*1.60217657E-19+0.75*1.3806488E-23*A631*LN((2*0.45*0.082)^(1/3)/0.067))/1.60217657E-19" table:style-name="ce1">
            <text:p>0.83432988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760226244201815" table:formula="msoxl:=(0.5*0.81*1.60217657E-19+0.75*1.3806488E-23*A631*LN((2*0.3*0.052)^(1/3)/0.041))/1.60217657E-19" table:style-name="ce1">
            <text:p>0.48760226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776395817102063" table:formula="msoxl:=(0.5*1.42*1.60217657E-19+0.75*1.3806488E-23*A631*LN((2*0.65*0.12)^(1/3)/0.079))/1.60217657E-19" table:style-name="ce1">
            <text:p>0.78776395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035458529567261" table:formula="msoxl:=(0.5*0.42*1.60217657E-19+0.75*1.3806488E-23*A631*LN((2*0.41*0.025)^(1/3)/0.023))/1.60217657E-19" table:style-name="ce1">
            <text:p>0.31035458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410986207751905" table:formula="msoxl:=(0.5*0.24*1.60217657E-19+0.75*1.3806488E-23*A631*LN((2*0.4*0.016)^(1/3)/0.014))/1.60217657E-19" table:style-name="ce1">
            <text:p>0.23410986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0.83444843077853248" table:formula="msoxl:=(0.5*1.52*1.60217657E-19+0.75*1.3806488E-23*A632*LN((2*0.45*0.082)^(1/3)/0.067))/1.60217657E-19" table:style-name="ce1">
            <text:p>0.83444843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773400448738019" table:formula="msoxl:=(0.5*0.81*1.60217657E-19+0.75*1.3806488E-23*A632*LN((2*0.3*0.052)^(1/3)/0.041))/1.60217657E-19" table:style-name="ce1">
            <text:p>0.48773400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788798362264922" table:formula="msoxl:=(0.5*1.42*1.60217657E-19+0.75*1.3806488E-23*A632*LN((2*0.65*0.12)^(1/3)/0.079))/1.60217657E-19" table:style-name="ce1">
            <text:p>0.78788798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051464045563382" table:formula="msoxl:=(0.5*0.42*1.60217657E-19+0.75*1.3806488E-23*A632*LN((2*0.41*0.025)^(1/3)/0.023))/1.60217657E-19" table:style-name="ce1">
            <text:p>0.3105146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429185547796166" table:formula="msoxl:=(0.5*0.24*1.60217657E-19+0.75*1.3806488E-23*A632*LN((2*0.4*0.016)^(1/3)/0.014))/1.60217657E-19" table:style-name="ce1">
            <text:p>0.23429185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0.83456697923518619" table:formula="msoxl:=(0.5*1.52*1.60217657E-19+0.75*1.3806488E-23*A633*LN((2*0.45*0.082)^(1/3)/0.067))/1.60217657E-19" table:style-name="ce1">
            <text:p>0.83456697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786574653274234" table:formula="msoxl:=(0.5*0.81*1.60217657E-19+0.75*1.3806488E-23*A633*LN((2*0.3*0.052)^(1/3)/0.041))/1.60217657E-19" table:style-name="ce1">
            <text:p>0.48786574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80120090742776" table:formula="msoxl:=(0.5*1.42*1.60217657E-19+0.75*1.3806488E-23*A633*LN((2*0.65*0.12)^(1/3)/0.079))/1.60217657E-19" table:style-name="ce1">
            <text:p>0.78801200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067469561559502" table:formula="msoxl:=(0.5*0.42*1.60217657E-19+0.75*1.3806488E-23*A633*LN((2*0.41*0.025)^(1/3)/0.023))/1.60217657E-19" table:style-name="ce1">
            <text:p>0.31067469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447384887840428" table:formula="msoxl:=(0.5*0.24*1.60217657E-19+0.75*1.3806488E-23*A633*LN((2*0.4*0.016)^(1/3)/0.014))/1.60217657E-19" table:style-name="ce1">
            <text:p>0.23447384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0.83468552769184001" table:formula="msoxl:=(0.5*1.52*1.60217657E-19+0.75*1.3806488E-23*A634*LN((2*0.45*0.082)^(1/3)/0.067))/1.60217657E-19" table:style-name="ce1">
            <text:p>0.83468552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799748857810443" table:formula="msoxl:=(0.5*0.81*1.60217657E-19+0.75*1.3806488E-23*A634*LN((2*0.3*0.052)^(1/3)/0.041))/1.60217657E-19" table:style-name="ce1">
            <text:p>0.48799748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813603452590597" table:formula="msoxl:=(0.5*1.42*1.60217657E-19+0.75*1.3806488E-23*A634*LN((2*0.65*0.12)^(1/3)/0.079))/1.60217657E-19" table:style-name="ce1">
            <text:p>0.78813603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083475077555622" table:formula="msoxl:=(0.5*0.42*1.60217657E-19+0.75*1.3806488E-23*A634*LN((2*0.41*0.025)^(1/3)/0.023))/1.60217657E-19" table:style-name="ce1">
            <text:p>0.31083475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465584227884687" table:formula="msoxl:=(0.5*0.24*1.60217657E-19+0.75*1.3806488E-23*A634*LN((2*0.4*0.016)^(1/3)/0.014))/1.60217657E-19" table:style-name="ce1">
            <text:p>0.23465584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0.83480407614849361" table:formula="msoxl:=(0.5*1.52*1.60217657E-19+0.75*1.3806488E-23*A635*LN((2*0.45*0.082)^(1/3)/0.067))/1.60217657E-19" table:style-name="ce1">
            <text:p>0.83480407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812923062346647" table:formula="msoxl:=(0.5*0.81*1.60217657E-19+0.75*1.3806488E-23*A635*LN((2*0.3*0.052)^(1/3)/0.041))/1.60217657E-19" table:style-name="ce1">
            <text:p>0.48812923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826005997753434" table:formula="msoxl:=(0.5*1.42*1.60217657E-19+0.75*1.3806488E-23*A635*LN((2*0.65*0.12)^(1/3)/0.079))/1.60217657E-19" table:style-name="ce1">
            <text:p>0.7882600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099480593551743" table:formula="msoxl:=(0.5*0.42*1.60217657E-19+0.75*1.3806488E-23*A635*LN((2*0.41*0.025)^(1/3)/0.023))/1.60217657E-19" table:style-name="ce1">
            <text:p>0.31099480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483783567928948" table:formula="msoxl:=(0.5*0.24*1.60217657E-19+0.75*1.3806488E-23*A635*LN((2*0.4*0.016)^(1/3)/0.014))/1.60217657E-19" table:style-name="ce1">
            <text:p>0.23483783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0.83492262460514732" table:formula="msoxl:=(0.5*1.52*1.60217657E-19+0.75*1.3806488E-23*A636*LN((2*0.45*0.082)^(1/3)/0.067))/1.60217657E-19" table:style-name="ce1">
            <text:p>0.83492262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826097266882851" table:formula="msoxl:=(0.5*0.81*1.60217657E-19+0.75*1.3806488E-23*A636*LN((2*0.3*0.052)^(1/3)/0.041))/1.60217657E-19" table:style-name="ce1">
            <text:p>0.48826097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838408542916283" table:formula="msoxl:=(0.5*1.42*1.60217657E-19+0.75*1.3806488E-23*A636*LN((2*0.65*0.12)^(1/3)/0.079))/1.60217657E-19" table:style-name="ce1">
            <text:p>0.78838408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115486109547857" table:formula="msoxl:=(0.5*0.42*1.60217657E-19+0.75*1.3806488E-23*A636*LN((2*0.41*0.025)^(1/3)/0.023))/1.60217657E-19" table:style-name="ce1">
            <text:p>0.31115486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501982907973212" table:formula="msoxl:=(0.5*0.24*1.60217657E-19+0.75*1.3806488E-23*A636*LN((2*0.4*0.016)^(1/3)/0.014))/1.60217657E-19" table:style-name="ce1">
            <text:p>0.23501982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float" office:value="0.83504117306180115" table:formula="msoxl:=(0.5*1.52*1.60217657E-19+0.75*1.3806488E-23*A637*LN((2*0.45*0.082)^(1/3)/0.067))/1.60217657E-19" table:style-name="ce1">
            <text:p>0.83504117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83927147141906" table:formula="msoxl:=(0.5*0.81*1.60217657E-19+0.75*1.3806488E-23*A637*LN((2*0.3*0.052)^(1/3)/0.041))/1.60217657E-19" table:style-name="ce1">
            <text:p>0.48839271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85081108807912" table:formula="msoxl:=(0.5*1.42*1.60217657E-19+0.75*1.3806488E-23*A637*LN((2*0.65*0.12)^(1/3)/0.079))/1.60217657E-19" table:style-name="ce1">
            <text:p>0.78850811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131491625543978" table:formula="msoxl:=(0.5*0.42*1.60217657E-19+0.75*1.3806488E-23*A637*LN((2*0.41*0.025)^(1/3)/0.023))/1.60217657E-19" table:style-name="ce1">
            <text:p>0.31131491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520182248017474" table:formula="msoxl:=(0.5*0.24*1.60217657E-19+0.75*1.3806488E-23*A637*LN((2*0.4*0.016)^(1/3)/0.014))/1.60217657E-19" table:style-name="ce1">
            <text:p>0.23520182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0.83515972151845486" table:formula="msoxl:=(0.5*1.52*1.60217657E-19+0.75*1.3806488E-23*A638*LN((2*0.45*0.082)^(1/3)/0.067))/1.60217657E-19" table:style-name="ce1">
            <text:p>0.83515972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852445675955264" table:formula="msoxl:=(0.5*0.81*1.60217657E-19+0.75*1.3806488E-23*A638*LN((2*0.3*0.052)^(1/3)/0.041))/1.60217657E-19" table:style-name="ce1">
            <text:p>0.48852445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863213633241958" table:formula="msoxl:=(0.5*1.42*1.60217657E-19+0.75*1.3806488E-23*A638*LN((2*0.65*0.12)^(1/3)/0.079))/1.60217657E-19" table:style-name="ce1">
            <text:p>0.78863213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147497141540098" table:formula="msoxl:=(0.5*0.42*1.60217657E-19+0.75*1.3806488E-23*A638*LN((2*0.41*0.025)^(1/3)/0.023))/1.60217657E-19" table:style-name="ce1">
            <text:p>0.31147497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53838158806173" table:formula="msoxl:=(0.5*0.24*1.60217657E-19+0.75*1.3806488E-23*A638*LN((2*0.4*0.016)^(1/3)/0.014))/1.60217657E-19" table:style-name="ce1">
            <text:p>0.23538381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0.83527826997510846" table:formula="msoxl:=(0.5*1.52*1.60217657E-19+0.75*1.3806488E-23*A639*LN((2*0.45*0.082)^(1/3)/0.067))/1.60217657E-19" table:style-name="ce1">
            <text:p>0.8352782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865619880491473" table:formula="msoxl:=(0.5*0.81*1.60217657E-19+0.75*1.3806488E-23*A639*LN((2*0.3*0.052)^(1/3)/0.041))/1.60217657E-19" table:style-name="ce1">
            <text:p>0.48865619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875616178404817" table:formula="msoxl:=(0.5*1.42*1.60217657E-19+0.75*1.3806488E-23*A639*LN((2*0.65*0.12)^(1/3)/0.079))/1.60217657E-19" table:style-name="ce1">
            <text:p>0.78875616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163502657536224" table:formula="msoxl:=(0.5*0.42*1.60217657E-19+0.75*1.3806488E-23*A639*LN((2*0.41*0.025)^(1/3)/0.023))/1.60217657E-19" table:style-name="ce1">
            <text:p>0.31163502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556580928105994" table:formula="msoxl:=(0.5*0.24*1.60217657E-19+0.75*1.3806488E-23*A639*LN((2*0.4*0.016)^(1/3)/0.014))/1.60217657E-19" table:style-name="ce1">
            <text:p>0.23556580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0.83539681843176228" table:formula="msoxl:=(0.5*1.52*1.60217657E-19+0.75*1.3806488E-23*A640*LN((2*0.45*0.082)^(1/3)/0.067))/1.60217657E-19" table:style-name="ce1">
            <text:p>0.83539681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878794085027683" table:formula="msoxl:=(0.5*0.81*1.60217657E-19+0.75*1.3806488E-23*A640*LN((2*0.3*0.052)^(1/3)/0.041))/1.60217657E-19" table:style-name="ce1">
            <text:p>0.48878794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888018723567654" table:formula="msoxl:=(0.5*1.42*1.60217657E-19+0.75*1.3806488E-23*A640*LN((2*0.65*0.12)^(1/3)/0.079))/1.60217657E-19" table:style-name="ce1">
            <text:p>0.78888018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179508173532344" table:formula="msoxl:=(0.5*0.42*1.60217657E-19+0.75*1.3806488E-23*A640*LN((2*0.41*0.025)^(1/3)/0.023))/1.60217657E-19" table:style-name="ce1">
            <text:p>0.31179508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574780268150256" table:formula="msoxl:=(0.5*0.24*1.60217657E-19+0.75*1.3806488E-23*A640*LN((2*0.4*0.016)^(1/3)/0.014))/1.60217657E-19" table:style-name="ce1">
            <text:p>0.23574780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0.83551536688841599" table:formula="msoxl:=(0.5*1.52*1.60217657E-19+0.75*1.3806488E-23*A641*LN((2*0.45*0.082)^(1/3)/0.067))/1.60217657E-19" table:style-name="ce1">
            <text:p>0.83551536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891968289563881" table:formula="msoxl:=(0.5*0.81*1.60217657E-19+0.75*1.3806488E-23*A641*LN((2*0.3*0.052)^(1/3)/0.041))/1.60217657E-19" table:style-name="ce1">
            <text:p>0.48891968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900421268730492" table:formula="msoxl:=(0.5*1.42*1.60217657E-19+0.75*1.3806488E-23*A641*LN((2*0.65*0.12)^(1/3)/0.079))/1.60217657E-19" table:style-name="ce1">
            <text:p>0.78900421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195513689528459" table:formula="msoxl:=(0.5*0.42*1.60217657E-19+0.75*1.3806488E-23*A641*LN((2*0.41*0.025)^(1/3)/0.023))/1.60217657E-19" table:style-name="ce1">
            <text:p>0.31195513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59297960819452" table:formula="msoxl:=(0.5*0.24*1.60217657E-19+0.75*1.3806488E-23*A641*LN((2*0.4*0.016)^(1/3)/0.014))/1.60217657E-19" table:style-name="ce1">
            <text:p>0.23592979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0.8356339153450697" table:formula="msoxl:=(0.5*1.52*1.60217657E-19+0.75*1.3806488E-23*A642*LN((2*0.45*0.082)^(1/3)/0.067))/1.60217657E-19" table:style-name="ce1">
            <text:p>0.83563391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905142494100096" table:formula="msoxl:=(0.5*0.81*1.60217657E-19+0.75*1.3806488E-23*A642*LN((2*0.3*0.052)^(1/3)/0.041))/1.60217657E-19" table:style-name="ce1">
            <text:p>0.48905142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912823813893329" table:formula="msoxl:=(0.5*1.42*1.60217657E-19+0.75*1.3806488E-23*A642*LN((2*0.65*0.12)^(1/3)/0.079))/1.60217657E-19" table:style-name="ce1">
            <text:p>0.78912823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211519205524579" table:formula="msoxl:=(0.5*0.42*1.60217657E-19+0.75*1.3806488E-23*A642*LN((2*0.41*0.025)^(1/3)/0.023))/1.60217657E-19" table:style-name="ce1">
            <text:p>0.31211519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611178948238778" table:formula="msoxl:=(0.5*0.24*1.60217657E-19+0.75*1.3806488E-23*A642*LN((2*0.4*0.016)^(1/3)/0.014))/1.60217657E-19" table:style-name="ce1">
            <text:p>0.23611178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0.83575246380172341" table:formula="msoxl:=(0.5*1.52*1.60217657E-19+0.75*1.3806488E-23*A643*LN((2*0.45*0.082)^(1/3)/0.067))/1.60217657E-19" table:style-name="ce1">
            <text:p>0.83575246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918316698636305" table:formula="msoxl:=(0.5*0.81*1.60217657E-19+0.75*1.3806488E-23*A643*LN((2*0.3*0.052)^(1/3)/0.041))/1.60217657E-19" table:style-name="ce1">
            <text:p>0.48918316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925226359056178" table:formula="msoxl:=(0.5*1.42*1.60217657E-19+0.75*1.3806488E-23*A643*LN((2*0.65*0.12)^(1/3)/0.079))/1.60217657E-19" table:style-name="ce1">
            <text:p>0.78925226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2275247215207" table:formula="msoxl:=(0.5*0.42*1.60217657E-19+0.75*1.3806488E-23*A643*LN((2*0.41*0.025)^(1/3)/0.023))/1.60217657E-19" table:style-name="ce1">
            <text:p>0.31227524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629378288283037" table:formula="msoxl:=(0.5*0.24*1.60217657E-19+0.75*1.3806488E-23*A643*LN((2*0.4*0.016)^(1/3)/0.014))/1.60217657E-19" table:style-name="ce1">
            <text:p>0.23629378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0.83587101225837712" table:formula="msoxl:=(0.5*1.52*1.60217657E-19+0.75*1.3806488E-23*A644*LN((2*0.45*0.082)^(1/3)/0.067))/1.60217657E-19" table:style-name="ce1">
            <text:p>0.83587101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931490903172509" table:formula="msoxl:=(0.5*0.81*1.60217657E-19+0.75*1.3806488E-23*A644*LN((2*0.3*0.052)^(1/3)/0.041))/1.60217657E-19" table:style-name="ce1">
            <text:p>0.48931490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937628904219015" table:formula="msoxl:=(0.5*1.42*1.60217657E-19+0.75*1.3806488E-23*A644*LN((2*0.65*0.12)^(1/3)/0.079))/1.60217657E-19" table:style-name="ce1">
            <text:p>0.78937628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24353023751682" table:formula="msoxl:=(0.5*0.42*1.60217657E-19+0.75*1.3806488E-23*A644*LN((2*0.41*0.025)^(1/3)/0.023))/1.60217657E-19" table:style-name="ce1">
            <text:p>0.31243530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647577628327301" table:formula="msoxl:=(0.5*0.24*1.60217657E-19+0.75*1.3806488E-23*A644*LN((2*0.4*0.016)^(1/3)/0.014))/1.60217657E-19" table:style-name="ce1">
            <text:p>0.23647577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float" office:value="0.83598956071503094" table:formula="msoxl:=(0.5*1.52*1.60217657E-19+0.75*1.3806488E-23*A645*LN((2*0.45*0.082)^(1/3)/0.067))/1.60217657E-19" table:style-name="ce1">
            <text:p>0.83598956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944665107708712" table:formula="msoxl:=(0.5*0.81*1.60217657E-19+0.75*1.3806488E-23*A645*LN((2*0.3*0.052)^(1/3)/0.041))/1.60217657E-19" table:style-name="ce1">
            <text:p>0.48944665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950031449381852" table:formula="msoxl:=(0.5*1.42*1.60217657E-19+0.75*1.3806488E-23*A645*LN((2*0.65*0.12)^(1/3)/0.079))/1.60217657E-19" table:style-name="ce1">
            <text:p>0.78950031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25953575351294" table:formula="msoxl:=(0.5*0.42*1.60217657E-19+0.75*1.3806488E-23*A645*LN((2*0.41*0.025)^(1/3)/0.023))/1.60217657E-19" table:style-name="ce1">
            <text:p>0.31259535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665776968371563" table:formula="msoxl:=(0.5*0.24*1.60217657E-19+0.75*1.3806488E-23*A645*LN((2*0.4*0.016)^(1/3)/0.014))/1.60217657E-19" table:style-name="ce1">
            <text:p>0.2366577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0.83610810917168454" table:formula="msoxl:=(0.5*1.52*1.60217657E-19+0.75*1.3806488E-23*A646*LN((2*0.45*0.082)^(1/3)/0.067))/1.60217657E-19" table:style-name="ce1">
            <text:p>0.83610810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957839312244922" table:formula="msoxl:=(0.5*0.81*1.60217657E-19+0.75*1.3806488E-23*A646*LN((2*0.3*0.052)^(1/3)/0.041))/1.60217657E-19" table:style-name="ce1">
            <text:p>0.48957839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962433994544712" table:formula="msoxl:=(0.5*1.42*1.60217657E-19+0.75*1.3806488E-23*A646*LN((2*0.65*0.12)^(1/3)/0.079))/1.60217657E-19" table:style-name="ce1">
            <text:p>0.7896243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275541269509066" table:formula="msoxl:=(0.5*0.42*1.60217657E-19+0.75*1.3806488E-23*A646*LN((2*0.41*0.025)^(1/3)/0.023))/1.60217657E-19" table:style-name="ce1">
            <text:p>0.31275541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683976308415827" table:formula="msoxl:=(0.5*0.24*1.60217657E-19+0.75*1.3806488E-23*A646*LN((2*0.4*0.016)^(1/3)/0.014))/1.60217657E-19" table:style-name="ce1">
            <text:p>0.23683976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0.83622665762833825" table:formula="msoxl:=(0.5*1.52*1.60217657E-19+0.75*1.3806488E-23*A647*LN((2*0.45*0.082)^(1/3)/0.067))/1.60217657E-19" table:style-name="ce1">
            <text:p>0.83622665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971013516781126" table:formula="msoxl:=(0.5*0.81*1.60217657E-19+0.75*1.3806488E-23*A647*LN((2*0.3*0.052)^(1/3)/0.041))/1.60217657E-19" table:style-name="ce1">
            <text:p>0.48971013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974836539707549" table:formula="msoxl:=(0.5*1.42*1.60217657E-19+0.75*1.3806488E-23*A647*LN((2*0.65*0.12)^(1/3)/0.079))/1.60217657E-19" table:style-name="ce1">
            <text:p>0.78974836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291546785505181" table:formula="msoxl:=(0.5*0.42*1.60217657E-19+0.75*1.3806488E-23*A647*LN((2*0.41*0.025)^(1/3)/0.023))/1.60217657E-19" table:style-name="ce1">
            <text:p>0.31291546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702175648460086" table:formula="msoxl:=(0.5*0.24*1.60217657E-19+0.75*1.3806488E-23*A647*LN((2*0.4*0.016)^(1/3)/0.014))/1.60217657E-19" table:style-name="ce1">
            <text:p>0.23702175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0.83634520608499208" table:formula="msoxl:=(0.5*1.52*1.60217657E-19+0.75*1.3806488E-23*A648*LN((2*0.45*0.082)^(1/3)/0.067))/1.60217657E-19" table:style-name="ce1">
            <text:p>0.83634520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984187721317335" table:formula="msoxl:=(0.5*0.81*1.60217657E-19+0.75*1.3806488E-23*A648*LN((2*0.3*0.052)^(1/3)/0.041))/1.60217657E-19" table:style-name="ce1">
            <text:p>0.48984187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987239084870386" table:formula="msoxl:=(0.5*1.42*1.60217657E-19+0.75*1.3806488E-23*A648*LN((2*0.65*0.12)^(1/3)/0.079))/1.60217657E-19" table:style-name="ce1">
            <text:p>0.78987239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307552301501301" table:formula="msoxl:=(0.5*0.42*1.60217657E-19+0.75*1.3806488E-23*A648*LN((2*0.41*0.025)^(1/3)/0.023))/1.60217657E-19" table:style-name="ce1">
            <text:p>0.31307552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720374988504345" table:formula="msoxl:=(0.5*0.24*1.60217657E-19+0.75*1.3806488E-23*A648*LN((2*0.4*0.016)^(1/3)/0.014))/1.60217657E-19" table:style-name="ce1">
            <text:p>0.2372037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0.83646375454164568" table:formula="msoxl:=(0.5*1.52*1.60217657E-19+0.75*1.3806488E-23*A649*LN((2*0.45*0.082)^(1/3)/0.067))/1.60217657E-19" table:style-name="ce1">
            <text:p>0.83646375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8997361925853544" table:formula="msoxl:=(0.5*0.81*1.60217657E-19+0.75*1.3806488E-23*A649*LN((2*0.3*0.052)^(1/3)/0.041))/1.60217657E-19" table:style-name="ce1">
            <text:p>0.48997361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8999641630033224" table:formula="msoxl:=(0.5*1.42*1.60217657E-19+0.75*1.3806488E-23*A649*LN((2*0.65*0.12)^(1/3)/0.079))/1.60217657E-19" table:style-name="ce1">
            <text:p>0.78999641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323557817497422" table:formula="msoxl:=(0.5*0.42*1.60217657E-19+0.75*1.3806488E-23*A649*LN((2*0.41*0.025)^(1/3)/0.023))/1.60217657E-19" table:style-name="ce1">
            <text:p>0.31323557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738574328548609" table:formula="msoxl:=(0.5*0.24*1.60217657E-19+0.75*1.3806488E-23*A649*LN((2*0.4*0.016)^(1/3)/0.014))/1.60217657E-19" table:style-name="ce1">
            <text:p>0.23738574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0.83658230299829939" table:formula="msoxl:=(0.5*1.52*1.60217657E-19+0.75*1.3806488E-23*A650*LN((2*0.45*0.082)^(1/3)/0.067))/1.60217657E-19" table:style-name="ce1">
            <text:p>0.83658230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010536130389754" table:formula="msoxl:=(0.5*0.81*1.60217657E-19+0.75*1.3806488E-23*A650*LN((2*0.3*0.052)^(1/3)/0.041))/1.60217657E-19" table:style-name="ce1">
            <text:p>0.49010536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012044175196072" table:formula="msoxl:=(0.5*1.42*1.60217657E-19+0.75*1.3806488E-23*A650*LN((2*0.65*0.12)^(1/3)/0.079))/1.60217657E-19" table:style-name="ce1">
            <text:p>0.79012044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339563333493542" table:formula="msoxl:=(0.5*0.42*1.60217657E-19+0.75*1.3806488E-23*A650*LN((2*0.41*0.025)^(1/3)/0.023))/1.60217657E-19" table:style-name="ce1">
            <text:p>0.31339563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75677366859287" table:formula="msoxl:=(0.5*0.24*1.60217657E-19+0.75*1.3806488E-23*A650*LN((2*0.4*0.016)^(1/3)/0.014))/1.60217657E-19" table:style-name="ce1">
            <text:p>0.23756773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0.83670085145495321" table:formula="msoxl:=(0.5*1.52*1.60217657E-19+0.75*1.3806488E-23*A651*LN((2*0.45*0.082)^(1/3)/0.067))/1.60217657E-19" table:style-name="ce1">
            <text:p>0.83670085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023710334925957" table:formula="msoxl:=(0.5*0.81*1.60217657E-19+0.75*1.3806488E-23*A651*LN((2*0.3*0.052)^(1/3)/0.041))/1.60217657E-19" table:style-name="ce1">
            <text:p>0.49023710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02444672035891" table:formula="msoxl:=(0.5*1.42*1.60217657E-19+0.75*1.3806488E-23*A651*LN((2*0.65*0.12)^(1/3)/0.079))/1.60217657E-19" table:style-name="ce1">
            <text:p>0.79024446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355568849489662" table:formula="msoxl:=(0.5*0.42*1.60217657E-19+0.75*1.3806488E-23*A651*LN((2*0.41*0.025)^(1/3)/0.023))/1.60217657E-19" table:style-name="ce1">
            <text:p>0.31355568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774973008637135" table:formula="msoxl:=(0.5*0.24*1.60217657E-19+0.75*1.3806488E-23*A651*LN((2*0.4*0.016)^(1/3)/0.014))/1.60217657E-19" table:style-name="ce1">
            <text:p>0.2377497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0.83681939991160681" table:formula="msoxl:=(0.5*1.52*1.60217657E-19+0.75*1.3806488E-23*A652*LN((2*0.45*0.082)^(1/3)/0.067))/1.60217657E-19" table:style-name="ce1">
            <text:p>0.836819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036884539462167" table:formula="msoxl:=(0.5*0.81*1.60217657E-19+0.75*1.3806488E-23*A652*LN((2*0.3*0.052)^(1/3)/0.041))/1.60217657E-19" table:style-name="ce1">
            <text:p>0.49036884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036849265521747" table:formula="msoxl:=(0.5*1.42*1.60217657E-19+0.75*1.3806488E-23*A652*LN((2*0.65*0.12)^(1/3)/0.079))/1.60217657E-19" table:style-name="ce1">
            <text:p>0.79036849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371574365485783" table:formula="msoxl:=(0.5*0.42*1.60217657E-19+0.75*1.3806488E-23*A652*LN((2*0.41*0.025)^(1/3)/0.023))/1.60217657E-19" table:style-name="ce1">
            <text:p>0.31371574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793172348681393" table:formula="msoxl:=(0.5*0.24*1.60217657E-19+0.75*1.3806488E-23*A652*LN((2*0.4*0.016)^(1/3)/0.014))/1.60217657E-19" table:style-name="ce1">
            <text:p>0.23793172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0.83693794836826052" table:formula="msoxl:=(0.5*1.52*1.60217657E-19+0.75*1.3806488E-23*A653*LN((2*0.45*0.082)^(1/3)/0.067))/1.60217657E-19" table:style-name="ce1">
            <text:p>0.83693794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05005874399837" table:formula="msoxl:=(0.5*0.81*1.60217657E-19+0.75*1.3806488E-23*A653*LN((2*0.3*0.052)^(1/3)/0.041))/1.60217657E-19" table:style-name="ce1">
            <text:p>0.49050058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049251810684606" table:formula="msoxl:=(0.5*1.42*1.60217657E-19+0.75*1.3806488E-23*A653*LN((2*0.65*0.12)^(1/3)/0.079))/1.60217657E-19" table:style-name="ce1">
            <text:p>0.79049251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387579881481903" table:formula="msoxl:=(0.5*0.42*1.60217657E-19+0.75*1.3806488E-23*A653*LN((2*0.41*0.025)^(1/3)/0.023))/1.60217657E-19" table:style-name="ce1">
            <text:p>0.31387579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811371688725652" table:formula="msoxl:=(0.5*0.24*1.60217657E-19+0.75*1.3806488E-23*A653*LN((2*0.4*0.016)^(1/3)/0.014))/1.60217657E-19" table:style-name="ce1">
            <text:p>0.23811371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0.83705649682491434" table:formula="msoxl:=(0.5*1.52*1.60217657E-19+0.75*1.3806488E-23*A654*LN((2*0.45*0.082)^(1/3)/0.067))/1.60217657E-19" table:style-name="ce1">
            <text:p>0.83705649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06323294853458" table:formula="msoxl:=(0.5*0.81*1.60217657E-19+0.75*1.3806488E-23*A654*LN((2*0.3*0.052)^(1/3)/0.041))/1.60217657E-19" table:style-name="ce1">
            <text:p>0.49063232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061654355847444" table:formula="msoxl:=(0.5*1.42*1.60217657E-19+0.75*1.3806488E-23*A654*LN((2*0.65*0.12)^(1/3)/0.079))/1.60217657E-19" table:style-name="ce1">
            <text:p>0.79061654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403585397478023" table:formula="msoxl:=(0.5*0.42*1.60217657E-19+0.75*1.3806488E-23*A654*LN((2*0.41*0.025)^(1/3)/0.023))/1.60217657E-19" table:style-name="ce1">
            <text:p>0.31403585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829571028769916" table:formula="msoxl:=(0.5*0.24*1.60217657E-19+0.75*1.3806488E-23*A654*LN((2*0.4*0.016)^(1/3)/0.014))/1.60217657E-19" table:style-name="ce1">
            <text:p>0.2382957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float" office:value="0.83717504528156794" table:formula="msoxl:=(0.5*1.52*1.60217657E-19+0.75*1.3806488E-23*A655*LN((2*0.45*0.082)^(1/3)/0.067))/1.60217657E-19" table:style-name="ce1">
            <text:p>0.83717504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076407153070783" table:formula="msoxl:=(0.5*0.81*1.60217657E-19+0.75*1.3806488E-23*A655*LN((2*0.3*0.052)^(1/3)/0.041))/1.60217657E-19" table:style-name="ce1">
            <text:p>0.49076407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074056901010281" table:formula="msoxl:=(0.5*1.42*1.60217657E-19+0.75*1.3806488E-23*A655*LN((2*0.65*0.12)^(1/3)/0.079))/1.60217657E-19" table:style-name="ce1">
            <text:p>0.79074056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419590913474138" table:formula="msoxl:=(0.5*0.42*1.60217657E-19+0.75*1.3806488E-23*A655*LN((2*0.41*0.025)^(1/3)/0.023))/1.60217657E-19" table:style-name="ce1">
            <text:p>0.31419590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847770368814178" table:formula="msoxl:=(0.5*0.24*1.60217657E-19+0.75*1.3806488E-23*A655*LN((2*0.4*0.016)^(1/3)/0.014))/1.60217657E-19" table:style-name="ce1">
            <text:p>0.23847770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0.83729359373822165" table:formula="msoxl:=(0.5*1.52*1.60217657E-19+0.75*1.3806488E-23*A656*LN((2*0.45*0.082)^(1/3)/0.067))/1.60217657E-19" table:style-name="ce1">
            <text:p>0.83729359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089581357606998" table:formula="msoxl:=(0.5*0.81*1.60217657E-19+0.75*1.3806488E-23*A656*LN((2*0.3*0.052)^(1/3)/0.041))/1.60217657E-19" table:style-name="ce1">
            <text:p>0.49089581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086459446173119" table:formula="msoxl:=(0.5*1.42*1.60217657E-19+0.75*1.3806488E-23*A656*LN((2*0.65*0.12)^(1/3)/0.079))/1.60217657E-19" table:style-name="ce1">
            <text:p>0.79086459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435596429470264" table:formula="msoxl:=(0.5*0.42*1.60217657E-19+0.75*1.3806488E-23*A656*LN((2*0.41*0.025)^(1/3)/0.023))/1.60217657E-19" table:style-name="ce1">
            <text:p>0.31435596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865969708858442" table:formula="msoxl:=(0.5*0.24*1.60217657E-19+0.75*1.3806488E-23*A656*LN((2*0.4*0.016)^(1/3)/0.014))/1.60217657E-19" table:style-name="ce1">
            <text:p>0.23865969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0.83741214219487548" table:formula="msoxl:=(0.5*1.52*1.60217657E-19+0.75*1.3806488E-23*A657*LN((2*0.45*0.082)^(1/3)/0.067))/1.60217657E-19" table:style-name="ce1">
            <text:p>0.83741214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102755562143202" table:formula="msoxl:=(0.5*0.81*1.60217657E-19+0.75*1.3806488E-23*A657*LN((2*0.3*0.052)^(1/3)/0.041))/1.60217657E-19" table:style-name="ce1">
            <text:p>0.49102755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098861991335967" table:formula="msoxl:=(0.5*1.42*1.60217657E-19+0.75*1.3806488E-23*A657*LN((2*0.65*0.12)^(1/3)/0.079))/1.60217657E-19" table:style-name="ce1">
            <text:p>0.7909886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451601945466384" table:formula="msoxl:=(0.5*0.42*1.60217657E-19+0.75*1.3806488E-23*A657*LN((2*0.41*0.025)^(1/3)/0.023))/1.60217657E-19" table:style-name="ce1">
            <text:p>0.31451601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884169048902698" table:formula="msoxl:=(0.5*0.24*1.60217657E-19+0.75*1.3806488E-23*A657*LN((2*0.4*0.016)^(1/3)/0.014))/1.60217657E-19" table:style-name="ce1">
            <text:p>0.2388416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0.83753069065152908" table:formula="msoxl:=(0.5*1.52*1.60217657E-19+0.75*1.3806488E-23*A658*LN((2*0.45*0.082)^(1/3)/0.067))/1.60217657E-19" table:style-name="ce1">
            <text:p>0.83753069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115929766679411" table:formula="msoxl:=(0.5*0.81*1.60217657E-19+0.75*1.3806488E-23*A658*LN((2*0.3*0.052)^(1/3)/0.041))/1.60217657E-19" table:style-name="ce1">
            <text:p>0.49115929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111264536498804" table:formula="msoxl:=(0.5*1.42*1.60217657E-19+0.75*1.3806488E-23*A658*LN((2*0.65*0.12)^(1/3)/0.079))/1.60217657E-19" table:style-name="ce1">
            <text:p>0.79111264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467607461462505" table:formula="msoxl:=(0.5*0.42*1.60217657E-19+0.75*1.3806488E-23*A658*LN((2*0.41*0.025)^(1/3)/0.023))/1.60217657E-19" table:style-name="ce1">
            <text:p>0.31467607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90236838894696" table:formula="msoxl:=(0.5*0.24*1.60217657E-19+0.75*1.3806488E-23*A658*LN((2*0.4*0.016)^(1/3)/0.014))/1.60217657E-19" table:style-name="ce1">
            <text:p>0.23902368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0.83764923910818279" table:formula="msoxl:=(0.5*1.52*1.60217657E-19+0.75*1.3806488E-23*A659*LN((2*0.45*0.082)^(1/3)/0.067))/1.60217657E-19" table:style-name="ce1">
            <text:p>0.83764923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129103971215615" table:formula="msoxl:=(0.5*0.81*1.60217657E-19+0.75*1.3806488E-23*A659*LN((2*0.3*0.052)^(1/3)/0.041))/1.60217657E-19" table:style-name="ce1">
            <text:p>0.4912910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123667081661642" table:formula="msoxl:=(0.5*1.42*1.60217657E-19+0.75*1.3806488E-23*A659*LN((2*0.65*0.12)^(1/3)/0.079))/1.60217657E-19" table:style-name="ce1">
            <text:p>0.79123667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483612977458619" table:formula="msoxl:=(0.5*0.42*1.60217657E-19+0.75*1.3806488E-23*A659*LN((2*0.41*0.025)^(1/3)/0.023))/1.60217657E-19" table:style-name="ce1">
            <text:p>0.3148361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920567728991224" table:formula="msoxl:=(0.5*0.24*1.60217657E-19+0.75*1.3806488E-23*A659*LN((2*0.4*0.016)^(1/3)/0.014))/1.60217657E-19" table:style-name="ce1">
            <text:p>0.23920567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0.83776778756483661" table:formula="msoxl:=(0.5*1.52*1.60217657E-19+0.75*1.3806488E-23*A660*LN((2*0.45*0.082)^(1/3)/0.067))/1.60217657E-19" table:style-name="ce1">
            <text:p>0.83776778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142278175751819" table:formula="msoxl:=(0.5*0.81*1.60217657E-19+0.75*1.3806488E-23*A660*LN((2*0.3*0.052)^(1/3)/0.041))/1.60217657E-19" table:style-name="ce1">
            <text:p>0.49142278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136069626824501" table:formula="msoxl:=(0.5*1.42*1.60217657E-19+0.75*1.3806488E-23*A660*LN((2*0.65*0.12)^(1/3)/0.079))/1.60217657E-19" table:style-name="ce1">
            <text:p>0.79136069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49961849345474" table:formula="msoxl:=(0.5*0.42*1.60217657E-19+0.75*1.3806488E-23*A660*LN((2*0.41*0.025)^(1/3)/0.023))/1.60217657E-19" table:style-name="ce1">
            <text:p>0.31499618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938767069035485" table:formula="msoxl:=(0.5*0.24*1.60217657E-19+0.75*1.3806488E-23*A660*LN((2*0.4*0.016)^(1/3)/0.014))/1.60217657E-19" table:style-name="ce1">
            <text:p>0.23938767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float" office:value="0.83788633602149021" table:formula="msoxl:=(0.5*1.52*1.60217657E-19+0.75*1.3806488E-23*A661*LN((2*0.45*0.082)^(1/3)/0.067))/1.60217657E-19" table:style-name="ce1">
            <text:p>0.83788633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155452380288028" table:formula="msoxl:=(0.5*0.81*1.60217657E-19+0.75*1.3806488E-23*A661*LN((2*0.3*0.052)^(1/3)/0.041))/1.60217657E-19" table:style-name="ce1">
            <text:p>0.49155452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148472171987339" table:formula="msoxl:=(0.5*1.42*1.60217657E-19+0.75*1.3806488E-23*A661*LN((2*0.65*0.12)^(1/3)/0.079))/1.60217657E-19" table:style-name="ce1">
            <text:p>0.79148472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51562400945086" table:formula="msoxl:=(0.5*0.42*1.60217657E-19+0.75*1.3806488E-23*A661*LN((2*0.41*0.025)^(1/3)/0.023))/1.60217657E-19" table:style-name="ce1">
            <text:p>0.3151562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956966409079744" table:formula="msoxl:=(0.5*0.24*1.60217657E-19+0.75*1.3806488E-23*A661*LN((2*0.4*0.016)^(1/3)/0.014))/1.60217657E-19" table:style-name="ce1">
            <text:p>0.23956966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0.83800488447814392" table:formula="msoxl:=(0.5*1.52*1.60217657E-19+0.75*1.3806488E-23*A662*LN((2*0.45*0.082)^(1/3)/0.067))/1.60217657E-19" table:style-name="ce1">
            <text:p>0.83800488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168626584824232" table:formula="msoxl:=(0.5*0.81*1.60217657E-19+0.75*1.3806488E-23*A662*LN((2*0.3*0.052)^(1/3)/0.041))/1.60217657E-19" table:style-name="ce1">
            <text:p>0.49168626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160874717150176" table:formula="msoxl:=(0.5*1.42*1.60217657E-19+0.75*1.3806488E-23*A662*LN((2*0.65*0.12)^(1/3)/0.079))/1.60217657E-19" table:style-name="ce1">
            <text:p>0.79160874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53162952544698" table:formula="msoxl:=(0.5*0.42*1.60217657E-19+0.75*1.3806488E-23*A662*LN((2*0.41*0.025)^(1/3)/0.023))/1.60217657E-19" table:style-name="ce1">
            <text:p>0.31531629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975165749124006" table:formula="msoxl:=(0.5*0.24*1.60217657E-19+0.75*1.3806488E-23*A662*LN((2*0.4*0.016)^(1/3)/0.014))/1.60217657E-19" table:style-name="ce1">
            <text:p>0.23975165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float" office:value="0.83812343293479774" table:formula="msoxl:=(0.5*1.52*1.60217657E-19+0.75*1.3806488E-23*A663*LN((2*0.45*0.082)^(1/3)/0.067))/1.60217657E-19" table:style-name="ce1">
            <text:p>0.83812343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181800789360447" table:formula="msoxl:=(0.5*0.81*1.60217657E-19+0.75*1.3806488E-23*A663*LN((2*0.3*0.052)^(1/3)/0.041))/1.60217657E-19" table:style-name="ce1">
            <text:p>0.49181800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173277262313013" table:formula="msoxl:=(0.5*1.42*1.60217657E-19+0.75*1.3806488E-23*A663*LN((2*0.65*0.12)^(1/3)/0.079))/1.60217657E-19" table:style-name="ce1">
            <text:p>0.79173277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547635041443101" table:formula="msoxl:=(0.5*0.42*1.60217657E-19+0.75*1.3806488E-23*A663*LN((2*0.41*0.025)^(1/3)/0.023))/1.60217657E-19" table:style-name="ce1">
            <text:p>0.3154763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3993365089168267" table:formula="msoxl:=(0.5*0.24*1.60217657E-19+0.75*1.3806488E-23*A663*LN((2*0.4*0.016)^(1/3)/0.014))/1.60217657E-19" table:style-name="ce1">
            <text:p>0.23993365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0.83824198139145134" table:formula="msoxl:=(0.5*1.52*1.60217657E-19+0.75*1.3806488E-23*A664*LN((2*0.45*0.082)^(1/3)/0.067))/1.60217657E-19" table:style-name="ce1">
            <text:p>0.83824198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194974993896651" table:formula="msoxl:=(0.5*0.81*1.60217657E-19+0.75*1.3806488E-23*A664*LN((2*0.3*0.052)^(1/3)/0.041))/1.60217657E-19" table:style-name="ce1">
            <text:p>0.4919497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185679807475862" table:formula="msoxl:=(0.5*1.42*1.60217657E-19+0.75*1.3806488E-23*A664*LN((2*0.65*0.12)^(1/3)/0.079))/1.60217657E-19" table:style-name="ce1">
            <text:p>0.79185679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563640557439226" table:formula="msoxl:=(0.5*0.42*1.60217657E-19+0.75*1.3806488E-23*A664*LN((2*0.41*0.025)^(1/3)/0.023))/1.60217657E-19" table:style-name="ce1">
            <text:p>0.31563640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011564429212531" table:formula="msoxl:=(0.5*0.24*1.60217657E-19+0.75*1.3806488E-23*A664*LN((2*0.4*0.016)^(1/3)/0.014))/1.60217657E-19" table:style-name="ce1">
            <text:p>0.24011564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0.83836052984810505" table:formula="msoxl:=(0.5*1.52*1.60217657E-19+0.75*1.3806488E-23*A665*LN((2*0.45*0.082)^(1/3)/0.067))/1.60217657E-19" table:style-name="ce1">
            <text:p>0.8383605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20814919843286" table:formula="msoxl:=(0.5*0.81*1.60217657E-19+0.75*1.3806488E-23*A665*LN((2*0.3*0.052)^(1/3)/0.041))/1.60217657E-19" table:style-name="ce1">
            <text:p>0.49208149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198082352638699" table:formula="msoxl:=(0.5*1.42*1.60217657E-19+0.75*1.3806488E-23*A665*LN((2*0.65*0.12)^(1/3)/0.079))/1.60217657E-19" table:style-name="ce1">
            <text:p>0.79198082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579646073435347" table:formula="msoxl:=(0.5*0.42*1.60217657E-19+0.75*1.3806488E-23*A665*LN((2*0.41*0.025)^(1/3)/0.023))/1.60217657E-19" table:style-name="ce1">
            <text:p>0.31579646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029763769256793" table:formula="msoxl:=(0.5*0.24*1.60217657E-19+0.75*1.3806488E-23*A665*LN((2*0.4*0.016)^(1/3)/0.014))/1.60217657E-19" table:style-name="ce1">
            <text:p>0.24029763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0.83847907830475887" table:formula="msoxl:=(0.5*1.52*1.60217657E-19+0.75*1.3806488E-23*A666*LN((2*0.45*0.082)^(1/3)/0.067))/1.60217657E-19" table:style-name="ce1">
            <text:p>0.83847907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221323402969064" table:formula="msoxl:=(0.5*0.81*1.60217657E-19+0.75*1.3806488E-23*A666*LN((2*0.3*0.052)^(1/3)/0.041))/1.60217657E-19" table:style-name="ce1">
            <text:p>0.49221323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210484897801536" table:formula="msoxl:=(0.5*1.42*1.60217657E-19+0.75*1.3806488E-23*A666*LN((2*0.65*0.12)^(1/3)/0.079))/1.60217657E-19" table:style-name="ce1">
            <text:p>0.79210484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595651589431462" table:formula="msoxl:=(0.5*0.42*1.60217657E-19+0.75*1.3806488E-23*A666*LN((2*0.41*0.025)^(1/3)/0.023))/1.60217657E-19" table:style-name="ce1">
            <text:p>0.31595651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047963109301052" table:formula="msoxl:=(0.5*0.24*1.60217657E-19+0.75*1.3806488E-23*A666*LN((2*0.4*0.016)^(1/3)/0.014))/1.60217657E-19" table:style-name="ce1">
            <text:p>0.24047963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float" office:value="0.83859762676141258" table:formula="msoxl:=(0.5*1.52*1.60217657E-19+0.75*1.3806488E-23*A667*LN((2*0.45*0.082)^(1/3)/0.067))/1.60217657E-19" table:style-name="ce1">
            <text:p>0.83859762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234497607505273" table:formula="msoxl:=(0.5*0.81*1.60217657E-19+0.75*1.3806488E-23*A667*LN((2*0.3*0.052)^(1/3)/0.041))/1.60217657E-19" table:style-name="ce1">
            <text:p>0.49234497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222887442964396" table:formula="msoxl:=(0.5*1.42*1.60217657E-19+0.75*1.3806488E-23*A667*LN((2*0.65*0.12)^(1/3)/0.079))/1.60217657E-19" table:style-name="ce1">
            <text:p>0.79222887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611657105427582" table:formula="msoxl:=(0.5*0.42*1.60217657E-19+0.75*1.3806488E-23*A667*LN((2*0.41*0.025)^(1/3)/0.023))/1.60217657E-19" table:style-name="ce1">
            <text:p>0.31611657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066162449345313" table:formula="msoxl:=(0.5*0.24*1.60217657E-19+0.75*1.3806488E-23*A667*LN((2*0.4*0.016)^(1/3)/0.014))/1.60217657E-19" table:style-name="ce1">
            <text:p>0.24066162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0.83871617521806618" table:formula="msoxl:=(0.5*1.52*1.60217657E-19+0.75*1.3806488E-23*A668*LN((2*0.45*0.082)^(1/3)/0.067))/1.60217657E-19" table:style-name="ce1">
            <text:p>0.83871617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247671812041477" table:formula="msoxl:=(0.5*0.81*1.60217657E-19+0.75*1.3806488E-23*A668*LN((2*0.3*0.052)^(1/3)/0.041))/1.60217657E-19" table:style-name="ce1">
            <text:p>0.49247671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235289988127233" table:formula="msoxl:=(0.5*1.42*1.60217657E-19+0.75*1.3806488E-23*A668*LN((2*0.65*0.12)^(1/3)/0.079))/1.60217657E-19" table:style-name="ce1">
            <text:p>0.792352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627662621423702" table:formula="msoxl:=(0.5*0.42*1.60217657E-19+0.75*1.3806488E-23*A668*LN((2*0.41*0.025)^(1/3)/0.023))/1.60217657E-19" table:style-name="ce1">
            <text:p>0.31627662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084361789389575" table:formula="msoxl:=(0.5*0.24*1.60217657E-19+0.75*1.3806488E-23*A668*LN((2*0.4*0.016)^(1/3)/0.014))/1.60217657E-19" table:style-name="ce1">
            <text:p>0.24084361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float" office:value="0.83883472367472001" table:formula="msoxl:=(0.5*1.52*1.60217657E-19+0.75*1.3806488E-23*A669*LN((2*0.45*0.082)^(1/3)/0.067))/1.60217657E-19" table:style-name="ce1">
            <text:p>0.83883472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260846016577681" table:formula="msoxl:=(0.5*0.81*1.60217657E-19+0.75*1.3806488E-23*A669*LN((2*0.3*0.052)^(1/3)/0.041))/1.60217657E-19" table:style-name="ce1">
            <text:p>0.4926084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247692533290071" table:formula="msoxl:=(0.5*1.42*1.60217657E-19+0.75*1.3806488E-23*A669*LN((2*0.65*0.12)^(1/3)/0.079))/1.60217657E-19" table:style-name="ce1">
            <text:p>0.79247692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643668137419823" table:formula="msoxl:=(0.5*0.42*1.60217657E-19+0.75*1.3806488E-23*A669*LN((2*0.41*0.025)^(1/3)/0.023))/1.60217657E-19" table:style-name="ce1">
            <text:p>0.31643668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102561129433839" table:formula="msoxl:=(0.5*0.24*1.60217657E-19+0.75*1.3806488E-23*A669*LN((2*0.4*0.016)^(1/3)/0.014))/1.60217657E-19" table:style-name="ce1">
            <text:p>0.24102561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0.83895327213137372" table:formula="msoxl:=(0.5*1.52*1.60217657E-19+0.75*1.3806488E-23*A670*LN((2*0.45*0.082)^(1/3)/0.067))/1.60217657E-19" table:style-name="ce1">
            <text:p>0.83895327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274020221113896" table:formula="msoxl:=(0.5*0.81*1.60217657E-19+0.75*1.3806488E-23*A670*LN((2*0.3*0.052)^(1/3)/0.041))/1.60217657E-19" table:style-name="ce1">
            <text:p>0.49274020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260095078452919" table:formula="msoxl:=(0.5*1.42*1.60217657E-19+0.75*1.3806488E-23*A670*LN((2*0.65*0.12)^(1/3)/0.079))/1.60217657E-19" table:style-name="ce1">
            <text:p>0.79260095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659673653415943" table:formula="msoxl:=(0.5*0.42*1.60217657E-19+0.75*1.3806488E-23*A670*LN((2*0.41*0.025)^(1/3)/0.023))/1.60217657E-19" table:style-name="ce1">
            <text:p>0.31659673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1207604694781" table:formula="msoxl:=(0.5*0.24*1.60217657E-19+0.75*1.3806488E-23*A670*LN((2*0.4*0.016)^(1/3)/0.014))/1.60217657E-19" table:style-name="ce1">
            <text:p>0.24120760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0.83907182058802732" table:formula="msoxl:=(0.5*1.52*1.60217657E-19+0.75*1.3806488E-23*A671*LN((2*0.45*0.082)^(1/3)/0.067))/1.60217657E-19" table:style-name="ce1">
            <text:p>0.83907182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287194425650094" table:formula="msoxl:=(0.5*0.81*1.60217657E-19+0.75*1.3806488E-23*A671*LN((2*0.3*0.052)^(1/3)/0.041))/1.60217657E-19" table:style-name="ce1">
            <text:p>0.49287194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272497623615756" table:formula="msoxl:=(0.5*1.42*1.60217657E-19+0.75*1.3806488E-23*A671*LN((2*0.65*0.12)^(1/3)/0.079))/1.60217657E-19" table:style-name="ce1">
            <text:p>0.79272497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675679169412063" table:formula="msoxl:=(0.5*0.42*1.60217657E-19+0.75*1.3806488E-23*A671*LN((2*0.41*0.025)^(1/3)/0.023))/1.60217657E-19" table:style-name="ce1">
            <text:p>0.31675679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138959809522359" table:formula="msoxl:=(0.5*0.24*1.60217657E-19+0.75*1.3806488E-23*A671*LN((2*0.4*0.016)^(1/3)/0.014))/1.60217657E-19" table:style-name="ce1">
            <text:p>0.24138959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0.83919036904468114" table:formula="msoxl:=(0.5*1.52*1.60217657E-19+0.75*1.3806488E-23*A672*LN((2*0.45*0.082)^(1/3)/0.067))/1.60217657E-19" table:style-name="ce1">
            <text:p>0.83919036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300368630186309" table:formula="msoxl:=(0.5*0.81*1.60217657E-19+0.75*1.3806488E-23*A672*LN((2*0.3*0.052)^(1/3)/0.041))/1.60217657E-19" table:style-name="ce1">
            <text:p>0.49300368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284900168778594" table:formula="msoxl:=(0.5*1.42*1.60217657E-19+0.75*1.3806488E-23*A672*LN((2*0.65*0.12)^(1/3)/0.079))/1.60217657E-19" table:style-name="ce1">
            <text:p>0.79284900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691684685408178" table:formula="msoxl:=(0.5*0.42*1.60217657E-19+0.75*1.3806488E-23*A672*LN((2*0.41*0.025)^(1/3)/0.023))/1.60217657E-19" table:style-name="ce1">
            <text:p>0.31691684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15715914956662" table:formula="msoxl:=(0.5*0.24*1.60217657E-19+0.75*1.3806488E-23*A672*LN((2*0.4*0.016)^(1/3)/0.014))/1.60217657E-19" table:style-name="ce1">
            <text:p>0.241571591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float" office:value="0.83930891750133485" table:formula="msoxl:=(0.5*1.52*1.60217657E-19+0.75*1.3806488E-23*A673*LN((2*0.45*0.082)^(1/3)/0.067))/1.60217657E-19" table:style-name="ce1">
            <text:p>0.83930891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313542834722512" table:formula="msoxl:=(0.5*0.81*1.60217657E-19+0.75*1.3806488E-23*A673*LN((2*0.3*0.052)^(1/3)/0.041))/1.60217657E-19" table:style-name="ce1">
            <text:p>0.49313542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297302713941431" table:formula="msoxl:=(0.5*1.42*1.60217657E-19+0.75*1.3806488E-23*A673*LN((2*0.65*0.12)^(1/3)/0.079))/1.60217657E-19" table:style-name="ce1">
            <text:p>0.79297302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707690201404298" table:formula="msoxl:=(0.5*0.42*1.60217657E-19+0.75*1.3806488E-23*A673*LN((2*0.41*0.025)^(1/3)/0.023))/1.60217657E-19" table:style-name="ce1">
            <text:p>0.31707690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175358489610882" table:formula="msoxl:=(0.5*0.24*1.60217657E-19+0.75*1.3806488E-23*A673*LN((2*0.4*0.016)^(1/3)/0.014))/1.60217657E-19" table:style-name="ce1">
            <text:p>0.24175358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0.83942746595798845" table:formula="msoxl:=(0.5*1.52*1.60217657E-19+0.75*1.3806488E-23*A674*LN((2*0.45*0.082)^(1/3)/0.067))/1.60217657E-19" table:style-name="ce1">
            <text:p>0.83942746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326717039258722" table:formula="msoxl:=(0.5*0.81*1.60217657E-19+0.75*1.3806488E-23*A674*LN((2*0.3*0.052)^(1/3)/0.041))/1.60217657E-19" table:style-name="ce1">
            <text:p>0.4932671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309705259104291" table:formula="msoxl:=(0.5*1.42*1.60217657E-19+0.75*1.3806488E-23*A674*LN((2*0.65*0.12)^(1/3)/0.079))/1.60217657E-19" table:style-name="ce1">
            <text:p>0.79309705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723695717400424" table:formula="msoxl:=(0.5*0.42*1.60217657E-19+0.75*1.3806488E-23*A674*LN((2*0.41*0.025)^(1/3)/0.023))/1.60217657E-19" table:style-name="ce1">
            <text:p>0.31723695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193557829655146" table:formula="msoxl:=(0.5*0.24*1.60217657E-19+0.75*1.3806488E-23*A674*LN((2*0.4*0.016)^(1/3)/0.014))/1.60217657E-19" table:style-name="ce1">
            <text:p>0.24193557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float" office:value="0.83954601441464227" table:formula="msoxl:=(0.5*1.52*1.60217657E-19+0.75*1.3806488E-23*A675*LN((2*0.45*0.082)^(1/3)/0.067))/1.60217657E-19" table:style-name="ce1">
            <text:p>0.83954601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339891243794926" table:formula="msoxl:=(0.5*0.81*1.60217657E-19+0.75*1.3806488E-23*A675*LN((2*0.3*0.052)^(1/3)/0.041))/1.60217657E-19" table:style-name="ce1">
            <text:p>0.49339891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322107804267128" table:formula="msoxl:=(0.5*1.42*1.60217657E-19+0.75*1.3806488E-23*A675*LN((2*0.65*0.12)^(1/3)/0.079))/1.60217657E-19" table:style-name="ce1">
            <text:p>0.79322107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739701233396544" table:formula="msoxl:=(0.5*0.42*1.60217657E-19+0.75*1.3806488E-23*A675*LN((2*0.41*0.025)^(1/3)/0.023))/1.60217657E-19" table:style-name="ce1">
            <text:p>0.31739701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211757169699405" table:formula="msoxl:=(0.5*0.24*1.60217657E-19+0.75*1.3806488E-23*A675*LN((2*0.4*0.016)^(1/3)/0.014))/1.60217657E-19" table:style-name="ce1">
            <text:p>0.24211757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0.83966456287129598" table:formula="msoxl:=(0.5*1.52*1.60217657E-19+0.75*1.3806488E-23*A676*LN((2*0.45*0.082)^(1/3)/0.067))/1.60217657E-19" table:style-name="ce1">
            <text:p>0.83966456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353065448331135" table:formula="msoxl:=(0.5*0.81*1.60217657E-19+0.75*1.3806488E-23*A676*LN((2*0.3*0.052)^(1/3)/0.041))/1.60217657E-19" table:style-name="ce1">
            <text:p>0.49353065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334510349429965" table:formula="msoxl:=(0.5*1.42*1.60217657E-19+0.75*1.3806488E-23*A676*LN((2*0.65*0.12)^(1/3)/0.079))/1.60217657E-19" table:style-name="ce1">
            <text:p>0.79334510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755706749392665" table:formula="msoxl:=(0.5*0.42*1.60217657E-19+0.75*1.3806488E-23*A676*LN((2*0.41*0.025)^(1/3)/0.023))/1.60217657E-19" table:style-name="ce1">
            <text:p>0.31755706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229956509743664" table:formula="msoxl:=(0.5*0.24*1.60217657E-19+0.75*1.3806488E-23*A676*LN((2*0.4*0.016)^(1/3)/0.014))/1.60217657E-19" table:style-name="ce1">
            <text:p>0.24229956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0.8397831113279498" table:formula="msoxl:=(0.5*1.52*1.60217657E-19+0.75*1.3806488E-23*A677*LN((2*0.45*0.082)^(1/3)/0.067))/1.60217657E-19" table:style-name="ce1">
            <text:p>0.83978311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366239652867339" table:formula="msoxl:=(0.5*0.81*1.60217657E-19+0.75*1.3806488E-23*A677*LN((2*0.3*0.052)^(1/3)/0.041))/1.60217657E-19" table:style-name="ce1">
            <text:p>0.49366239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346912894592814" table:formula="msoxl:=(0.5*1.42*1.60217657E-19+0.75*1.3806488E-23*A677*LN((2*0.65*0.12)^(1/3)/0.079))/1.60217657E-19" table:style-name="ce1">
            <text:p>0.79346912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771712265388785" table:formula="msoxl:=(0.5*0.42*1.60217657E-19+0.75*1.3806488E-23*A677*LN((2*0.41*0.025)^(1/3)/0.023))/1.60217657E-19" table:style-name="ce1">
            <text:p>0.31771712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248155849787928" table:formula="msoxl:=(0.5*0.24*1.60217657E-19+0.75*1.3806488E-23*A677*LN((2*0.4*0.016)^(1/3)/0.014))/1.60217657E-19" table:style-name="ce1">
            <text:p>0.24248155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0.8399016597846034" table:formula="msoxl:=(0.5*1.52*1.60217657E-19+0.75*1.3806488E-23*A678*LN((2*0.45*0.082)^(1/3)/0.067))/1.60217657E-19" table:style-name="ce1">
            <text:p>0.8399016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379413857403542" table:formula="msoxl:=(0.5*0.81*1.60217657E-19+0.75*1.3806488E-23*A678*LN((2*0.3*0.052)^(1/3)/0.041))/1.60217657E-19" table:style-name="ce1">
            <text:p>0.49379413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359315439755651" table:formula="msoxl:=(0.5*1.42*1.60217657E-19+0.75*1.3806488E-23*A678*LN((2*0.65*0.12)^(1/3)/0.079))/1.60217657E-19" table:style-name="ce1">
            <text:p>0.79359315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7877177813849" table:formula="msoxl:=(0.5*0.42*1.60217657E-19+0.75*1.3806488E-23*A678*LN((2*0.41*0.025)^(1/3)/0.023))/1.60217657E-19" table:style-name="ce1">
            <text:p>0.31787717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266355189832189" table:formula="msoxl:=(0.5*0.24*1.60217657E-19+0.75*1.3806488E-23*A678*LN((2*0.4*0.016)^(1/3)/0.014))/1.60217657E-19" table:style-name="ce1">
            <text:p>0.24266355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float" office:value="0.84002020824125712" table:formula="msoxl:=(0.5*1.52*1.60217657E-19+0.75*1.3806488E-23*A679*LN((2*0.45*0.082)^(1/3)/0.067))/1.60217657E-19" table:style-name="ce1">
            <text:p>0.84002020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392588061939757" table:formula="msoxl:=(0.5*0.81*1.60217657E-19+0.75*1.3806488E-23*A679*LN((2*0.3*0.052)^(1/3)/0.041))/1.60217657E-19" table:style-name="ce1">
            <text:p>0.49392588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371717984918488" table:formula="msoxl:=(0.5*1.42*1.60217657E-19+0.75*1.3806488E-23*A679*LN((2*0.65*0.12)^(1/3)/0.079))/1.60217657E-19" table:style-name="ce1">
            <text:p>0.7937171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80372329738102" table:formula="msoxl:=(0.5*0.42*1.60217657E-19+0.75*1.3806488E-23*A679*LN((2*0.41*0.025)^(1/3)/0.023))/1.60217657E-19" table:style-name="ce1">
            <text:p>0.31803723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284554529876454" table:formula="msoxl:=(0.5*0.24*1.60217657E-19+0.75*1.3806488E-23*A679*LN((2*0.4*0.016)^(1/3)/0.014))/1.60217657E-19" table:style-name="ce1">
            <text:p>0.242845545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0.84013875669791072" table:formula="msoxl:=(0.5*1.52*1.60217657E-19+0.75*1.3806488E-23*A680*LN((2*0.45*0.082)^(1/3)/0.067))/1.60217657E-19" table:style-name="ce1">
            <text:p>0.84013875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405762266475967" table:formula="msoxl:=(0.5*0.81*1.60217657E-19+0.75*1.3806488E-23*A680*LN((2*0.3*0.052)^(1/3)/0.041))/1.60217657E-19" table:style-name="ce1">
            <text:p>0.49405762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384120530081326" table:formula="msoxl:=(0.5*1.42*1.60217657E-19+0.75*1.3806488E-23*A680*LN((2*0.65*0.12)^(1/3)/0.079))/1.60217657E-19" table:style-name="ce1">
            <text:p>0.79384120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819728813377141" table:formula="msoxl:=(0.5*0.42*1.60217657E-19+0.75*1.3806488E-23*A680*LN((2*0.41*0.025)^(1/3)/0.023))/1.60217657E-19" table:style-name="ce1">
            <text:p>0.31819728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302753869920712" table:formula="msoxl:=(0.5*0.24*1.60217657E-19+0.75*1.3806488E-23*A680*LN((2*0.4*0.016)^(1/3)/0.014))/1.60217657E-19" table:style-name="ce1">
            <text:p>0.24302753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float" office:value="0.84025730515456454" table:formula="msoxl:=(0.5*1.52*1.60217657E-19+0.75*1.3806488E-23*A681*LN((2*0.45*0.082)^(1/3)/0.067))/1.60217657E-19" table:style-name="ce1">
            <text:p>0.84025730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41893647101217" table:formula="msoxl:=(0.5*0.81*1.60217657E-19+0.75*1.3806488E-23*A681*LN((2*0.3*0.052)^(1/3)/0.041))/1.60217657E-19" table:style-name="ce1">
            <text:p>0.49418936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396523075244185" table:formula="msoxl:=(0.5*1.42*1.60217657E-19+0.75*1.3806488E-23*A681*LN((2*0.65*0.12)^(1/3)/0.079))/1.60217657E-19" table:style-name="ce1">
            <text:p>0.79396523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835734329373266" table:formula="msoxl:=(0.5*0.42*1.60217657E-19+0.75*1.3806488E-23*A681*LN((2*0.41*0.025)^(1/3)/0.023))/1.60217657E-19" table:style-name="ce1">
            <text:p>0.318357343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320953209964971" table:formula="msoxl:=(0.5*0.24*1.60217657E-19+0.75*1.3806488E-23*A681*LN((2*0.4*0.016)^(1/3)/0.014))/1.60217657E-19" table:style-name="ce1">
            <text:p>0.24320953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0.84037585361121825" table:formula="msoxl:=(0.5*1.52*1.60217657E-19+0.75*1.3806488E-23*A682*LN((2*0.45*0.082)^(1/3)/0.067))/1.60217657E-19" table:style-name="ce1">
            <text:p>0.84037585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432110675548374" table:formula="msoxl:=(0.5*0.81*1.60217657E-19+0.75*1.3806488E-23*A682*LN((2*0.3*0.052)^(1/3)/0.041))/1.60217657E-19" table:style-name="ce1">
            <text:p>0.49432110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408925620407023" table:formula="msoxl:=(0.5*1.42*1.60217657E-19+0.75*1.3806488E-23*A682*LN((2*0.65*0.12)^(1/3)/0.079))/1.60217657E-19" table:style-name="ce1">
            <text:p>0.79408925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851739845369387" table:formula="msoxl:=(0.5*0.42*1.60217657E-19+0.75*1.3806488E-23*A682*LN((2*0.41*0.025)^(1/3)/0.023))/1.60217657E-19" table:style-name="ce1">
            <text:p>0.318517398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339152550009235" table:formula="msoxl:=(0.5*0.24*1.60217657E-19+0.75*1.3806488E-23*A682*LN((2*0.4*0.016)^(1/3)/0.014))/1.60217657E-19" table:style-name="ce1">
            <text:p>0.24339152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0.84049440206787207" table:formula="msoxl:=(0.5*1.52*1.60217657E-19+0.75*1.3806488E-23*A683*LN((2*0.45*0.082)^(1/3)/0.067))/1.60217657E-19" table:style-name="ce1">
            <text:p>0.84049440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445284880084583" table:formula="msoxl:=(0.5*0.81*1.60217657E-19+0.75*1.3806488E-23*A683*LN((2*0.3*0.052)^(1/3)/0.041))/1.60217657E-19" table:style-name="ce1">
            <text:p>0.49445284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42132816556986" table:formula="msoxl:=(0.5*1.42*1.60217657E-19+0.75*1.3806488E-23*A683*LN((2*0.65*0.12)^(1/3)/0.079))/1.60217657E-19" table:style-name="ce1">
            <text:p>0.79421328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867745361365502" table:formula="msoxl:=(0.5*0.42*1.60217657E-19+0.75*1.3806488E-23*A683*LN((2*0.41*0.025)^(1/3)/0.023))/1.60217657E-19" table:style-name="ce1">
            <text:p>0.31867745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357351890053497" table:formula="msoxl:=(0.5*0.24*1.60217657E-19+0.75*1.3806488E-23*A683*LN((2*0.4*0.016)^(1/3)/0.014))/1.60217657E-19" table:style-name="ce1">
            <text:p>0.24357351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0.84061295052452567" table:formula="msoxl:=(0.5*1.52*1.60217657E-19+0.75*1.3806488E-23*A684*LN((2*0.45*0.082)^(1/3)/0.067))/1.60217657E-19" table:style-name="ce1">
            <text:p>0.84061295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458459084620787" table:formula="msoxl:=(0.5*0.81*1.60217657E-19+0.75*1.3806488E-23*A684*LN((2*0.3*0.052)^(1/3)/0.041))/1.60217657E-19" table:style-name="ce1">
            <text:p>0.49458459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433730710732708" table:formula="msoxl:=(0.5*1.42*1.60217657E-19+0.75*1.3806488E-23*A684*LN((2*0.65*0.12)^(1/3)/0.079))/1.60217657E-19" table:style-name="ce1">
            <text:p>0.79433730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883750877361622" table:formula="msoxl:=(0.5*0.42*1.60217657E-19+0.75*1.3806488E-23*A684*LN((2*0.41*0.025)^(1/3)/0.023))/1.60217657E-19" table:style-name="ce1">
            <text:p>0.31883750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375551230097761" table:formula="msoxl:=(0.5*0.24*1.60217657E-19+0.75*1.3806488E-23*A684*LN((2*0.4*0.016)^(1/3)/0.014))/1.60217657E-19" table:style-name="ce1">
            <text:p>0.24375551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float" office:value="0.84073149898117938" table:formula="msoxl:=(0.5*1.52*1.60217657E-19+0.75*1.3806488E-23*A685*LN((2*0.45*0.082)^(1/3)/0.067))/1.60217657E-19" table:style-name="ce1">
            <text:p>0.84073149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471633289156997" table:formula="msoxl:=(0.5*0.81*1.60217657E-19+0.75*1.3806488E-23*A685*LN((2*0.3*0.052)^(1/3)/0.041))/1.60217657E-19" table:style-name="ce1">
            <text:p>0.49471633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446133255895546" table:formula="msoxl:=(0.5*1.42*1.60217657E-19+0.75*1.3806488E-23*A685*LN((2*0.65*0.12)^(1/3)/0.079))/1.60217657E-19" table:style-name="ce1">
            <text:p>0.79446133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899756393357742" table:formula="msoxl:=(0.5*0.42*1.60217657E-19+0.75*1.3806488E-23*A685*LN((2*0.41*0.025)^(1/3)/0.023))/1.60217657E-19" table:style-name="ce1">
            <text:p>0.31899756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39375057014202" table:formula="msoxl:=(0.5*0.24*1.60217657E-19+0.75*1.3806488E-23*A685*LN((2*0.4*0.016)^(1/3)/0.014))/1.60217657E-19" table:style-name="ce1">
            <text:p>0.24393750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0.8408500474378332" table:formula="msoxl:=(0.5*1.52*1.60217657E-19+0.75*1.3806488E-23*A686*LN((2*0.45*0.082)^(1/3)/0.067))/1.60217657E-19" table:style-name="ce1">
            <text:p>0.84085004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484807493693206" table:formula="msoxl:=(0.5*0.81*1.60217657E-19+0.75*1.3806488E-23*A686*LN((2*0.3*0.052)^(1/3)/0.041))/1.60217657E-19" table:style-name="ce1">
            <text:p>0.49484807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458535801058383" table:formula="msoxl:=(0.5*1.42*1.60217657E-19+0.75*1.3806488E-23*A686*LN((2*0.65*0.12)^(1/3)/0.079))/1.60217657E-19" table:style-name="ce1">
            <text:p>0.79458535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915761909353862" table:formula="msoxl:=(0.5*0.42*1.60217657E-19+0.75*1.3806488E-23*A686*LN((2*0.41*0.025)^(1/3)/0.023))/1.60217657E-19" table:style-name="ce1">
            <text:p>0.31915761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411949910186279" table:formula="msoxl:=(0.5*0.24*1.60217657E-19+0.75*1.3806488E-23*A686*LN((2*0.4*0.016)^(1/3)/0.014))/1.60217657E-19" table:style-name="ce1">
            <text:p>0.24411949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float" office:value="0.8409685958944868" table:formula="msoxl:=(0.5*1.52*1.60217657E-19+0.75*1.3806488E-23*A687*LN((2*0.45*0.082)^(1/3)/0.067))/1.60217657E-19" table:style-name="ce1">
            <text:p>0.84096859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497981698229415" table:formula="msoxl:=(0.5*0.81*1.60217657E-19+0.75*1.3806488E-23*A687*LN((2*0.3*0.052)^(1/3)/0.041))/1.60217657E-19" table:style-name="ce1">
            <text:p>0.49497981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470938346221243" table:formula="msoxl:=(0.5*1.42*1.60217657E-19+0.75*1.3806488E-23*A687*LN((2*0.65*0.12)^(1/3)/0.079))/1.60217657E-19" table:style-name="ce1">
            <text:p>0.79470938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931767425349983" table:formula="msoxl:=(0.5*0.42*1.60217657E-19+0.75*1.3806488E-23*A687*LN((2*0.41*0.025)^(1/3)/0.023))/1.60217657E-19" table:style-name="ce1">
            <text:p>0.31931767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430149250230543" table:formula="msoxl:=(0.5*0.24*1.60217657E-19+0.75*1.3806488E-23*A687*LN((2*0.4*0.016)^(1/3)/0.014))/1.60217657E-19" table:style-name="ce1">
            <text:p>0.24430149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0.84108714435114051" table:formula="msoxl:=(0.5*1.52*1.60217657E-19+0.75*1.3806488E-23*A688*LN((2*0.45*0.082)^(1/3)/0.067))/1.60217657E-19" table:style-name="ce1">
            <text:p>0.84108714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511155902765619" table:formula="msoxl:=(0.5*0.81*1.60217657E-19+0.75*1.3806488E-23*A688*LN((2*0.3*0.052)^(1/3)/0.041))/1.60217657E-19" table:style-name="ce1">
            <text:p>0.49511155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48334089138408" table:formula="msoxl:=(0.5*1.42*1.60217657E-19+0.75*1.3806488E-23*A688*LN((2*0.65*0.12)^(1/3)/0.079))/1.60217657E-19" table:style-name="ce1">
            <text:p>0.79483340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947772941346103" table:formula="msoxl:=(0.5*0.42*1.60217657E-19+0.75*1.3806488E-23*A688*LN((2*0.41*0.025)^(1/3)/0.023))/1.60217657E-19" table:style-name="ce1">
            <text:p>0.319477729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448348590274804" table:formula="msoxl:=(0.5*0.24*1.60217657E-19+0.75*1.3806488E-23*A688*LN((2*0.4*0.016)^(1/3)/0.014))/1.60217657E-19" table:style-name="ce1">
            <text:p>0.24448348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0.84120569280779434" table:formula="msoxl:=(0.5*1.52*1.60217657E-19+0.75*1.3806488E-23*A689*LN((2*0.45*0.082)^(1/3)/0.067))/1.60217657E-19" table:style-name="ce1">
            <text:p>0.84120569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524330107301828" table:formula="msoxl:=(0.5*0.81*1.60217657E-19+0.75*1.3806488E-23*A689*LN((2*0.3*0.052)^(1/3)/0.041))/1.60217657E-19" table:style-name="ce1">
            <text:p>0.49524330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495743436546917" table:formula="msoxl:=(0.5*1.42*1.60217657E-19+0.75*1.3806488E-23*A689*LN((2*0.65*0.12)^(1/3)/0.079))/1.60217657E-19" table:style-name="ce1">
            <text:p>0.79495743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963778457342223" table:formula="msoxl:=(0.5*0.42*1.60217657E-19+0.75*1.3806488E-23*A689*LN((2*0.41*0.025)^(1/3)/0.023))/1.60217657E-19" table:style-name="ce1">
            <text:p>0.31963778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466547930319069" table:formula="msoxl:=(0.5*0.24*1.60217657E-19+0.75*1.3806488E-23*A689*LN((2*0.4*0.016)^(1/3)/0.014))/1.60217657E-19" table:style-name="ce1">
            <text:p>0.244665479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0.84132424126444794" table:formula="msoxl:=(0.5*1.52*1.60217657E-19+0.75*1.3806488E-23*A690*LN((2*0.45*0.082)^(1/3)/0.067))/1.60217657E-19" table:style-name="ce1">
            <text:p>0.84132424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537504311838032" table:formula="msoxl:=(0.5*0.81*1.60217657E-19+0.75*1.3806488E-23*A690*LN((2*0.3*0.052)^(1/3)/0.041))/1.60217657E-19" table:style-name="ce1">
            <text:p>0.49537504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508145981709755" table:formula="msoxl:=(0.5*1.42*1.60217657E-19+0.75*1.3806488E-23*A690*LN((2*0.65*0.12)^(1/3)/0.079))/1.60217657E-19" table:style-name="ce1">
            <text:p>0.7950814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979783973338344" table:formula="msoxl:=(0.5*0.42*1.60217657E-19+0.75*1.3806488E-23*A690*LN((2*0.41*0.025)^(1/3)/0.023))/1.60217657E-19" table:style-name="ce1">
            <text:p>0.31979784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484747270363327" table:formula="msoxl:=(0.5*0.24*1.60217657E-19+0.75*1.3806488E-23*A690*LN((2*0.4*0.016)^(1/3)/0.014))/1.60217657E-19" table:style-name="ce1">
            <text:p>0.24484747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float" office:value="0.84144278972110165" table:formula="msoxl:=(0.5*1.52*1.60217657E-19+0.75*1.3806488E-23*A691*LN((2*0.45*0.082)^(1/3)/0.067))/1.60217657E-19" table:style-name="ce1">
            <text:p>0.8414427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550678516374241" table:formula="msoxl:=(0.5*0.81*1.60217657E-19+0.75*1.3806488E-23*A691*LN((2*0.3*0.052)^(1/3)/0.041))/1.60217657E-19" table:style-name="ce1">
            <text:p>0.49550678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520548526872603" table:formula="msoxl:=(0.5*1.42*1.60217657E-19+0.75*1.3806488E-23*A691*LN((2*0.65*0.12)^(1/3)/0.079))/1.60217657E-19" table:style-name="ce1">
            <text:p>0.79520548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1995789489334464" table:formula="msoxl:=(0.5*0.42*1.60217657E-19+0.75*1.3806488E-23*A691*LN((2*0.41*0.025)^(1/3)/0.023))/1.60217657E-19" table:style-name="ce1">
            <text:p>0.31995789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502946610407586" table:formula="msoxl:=(0.5*0.24*1.60217657E-19+0.75*1.3806488E-23*A691*LN((2*0.4*0.016)^(1/3)/0.014))/1.60217657E-19" table:style-name="ce1">
            <text:p>0.24502946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0.84156133817775547" table:formula="msoxl:=(0.5*1.52*1.60217657E-19+0.75*1.3806488E-23*A692*LN((2*0.45*0.082)^(1/3)/0.067))/1.60217657E-19" table:style-name="ce1">
            <text:p>0.84156133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563852720910445" table:formula="msoxl:=(0.5*0.81*1.60217657E-19+0.75*1.3806488E-23*A692*LN((2*0.3*0.052)^(1/3)/0.041))/1.60217657E-19" table:style-name="ce1">
            <text:p>0.49563852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53295107203544" table:formula="msoxl:=(0.5*1.42*1.60217657E-19+0.75*1.3806488E-23*A692*LN((2*0.65*0.12)^(1/3)/0.079))/1.60217657E-19" table:style-name="ce1">
            <text:p>0.79532951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2011795005330584" table:formula="msoxl:=(0.5*0.42*1.60217657E-19+0.75*1.3806488E-23*A692*LN((2*0.41*0.025)^(1/3)/0.023))/1.60217657E-19" table:style-name="ce1">
            <text:p>0.3201179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52114595045185" table:formula="msoxl:=(0.5*0.24*1.60217657E-19+0.75*1.3806488E-23*A692*LN((2*0.4*0.016)^(1/3)/0.014))/1.60217657E-19" table:style-name="ce1">
            <text:p>0.2452114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float" office:value="0.84167988663440907" table:formula="msoxl:=(0.5*1.52*1.60217657E-19+0.75*1.3806488E-23*A693*LN((2*0.45*0.082)^(1/3)/0.067))/1.60217657E-19" table:style-name="ce1">
            <text:p>0.84167988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57702692544666" table:formula="msoxl:=(0.5*0.81*1.60217657E-19+0.75*1.3806488E-23*A693*LN((2*0.3*0.052)^(1/3)/0.041))/1.60217657E-19" table:style-name="ce1">
            <text:p>0.49577026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545353617198278" table:formula="msoxl:=(0.5*1.42*1.60217657E-19+0.75*1.3806488E-23*A693*LN((2*0.65*0.12)^(1/3)/0.079))/1.60217657E-19" table:style-name="ce1">
            <text:p>0.79545353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2027800521326705" table:formula="msoxl:=(0.5*0.42*1.60217657E-19+0.75*1.3806488E-23*A693*LN((2*0.41*0.025)^(1/3)/0.023))/1.60217657E-19" table:style-name="ce1">
            <text:p>0.320278005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539345290496112" table:formula="msoxl:=(0.5*0.24*1.60217657E-19+0.75*1.3806488E-23*A693*LN((2*0.4*0.016)^(1/3)/0.014))/1.60217657E-19" table:style-name="ce1">
            <text:p>0.24539345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0.84179843509106278" table:formula="msoxl:=(0.5*1.52*1.60217657E-19+0.75*1.3806488E-23*A694*LN((2*0.45*0.082)^(1/3)/0.067))/1.60217657E-19" table:style-name="ce1">
            <text:p>0.841798435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590201129982858" table:formula="msoxl:=(0.5*0.81*1.60217657E-19+0.75*1.3806488E-23*A694*LN((2*0.3*0.052)^(1/3)/0.041))/1.60217657E-19" table:style-name="ce1">
            <text:p>0.495902011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557756162361137" table:formula="msoxl:=(0.5*1.42*1.60217657E-19+0.75*1.3806488E-23*A694*LN((2*0.65*0.12)^(1/3)/0.079))/1.60217657E-19" table:style-name="ce1">
            <text:p>0.795577562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204380603732282" table:formula="msoxl:=(0.5*0.42*1.60217657E-19+0.75*1.3806488E-23*A694*LN((2*0.41*0.025)^(1/3)/0.023))/1.60217657E-19" table:style-name="ce1">
            <text:p>0.3204380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557544630540371" table:formula="msoxl:=(0.5*0.24*1.60217657E-19+0.75*1.3806488E-23*A694*LN((2*0.4*0.016)^(1/3)/0.014))/1.60217657E-19" table:style-name="ce1">
            <text:p>0.245575446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0.8419169835477166" table:formula="msoxl:=(0.5*1.52*1.60217657E-19+0.75*1.3806488E-23*A695*LN((2*0.45*0.082)^(1/3)/0.067))/1.60217657E-19" table:style-name="ce1">
            <text:p>0.84191698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603375334519073" table:formula="msoxl:=(0.5*0.81*1.60217657E-19+0.75*1.3806488E-23*A695*LN((2*0.3*0.052)^(1/3)/0.041))/1.60217657E-19" table:style-name="ce1">
            <text:p>0.496033753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570158707523975" table:formula="msoxl:=(0.5*1.42*1.60217657E-19+0.75*1.3806488E-23*A695*LN((2*0.65*0.12)^(1/3)/0.079))/1.60217657E-19" table:style-name="ce1">
            <text:p>0.795701587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2059811553318945" table:formula="msoxl:=(0.5*0.42*1.60217657E-19+0.75*1.3806488E-23*A695*LN((2*0.41*0.025)^(1/3)/0.023))/1.60217657E-19" table:style-name="ce1">
            <text:p>0.32059811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575743970584632" table:formula="msoxl:=(0.5*0.24*1.60217657E-19+0.75*1.3806488E-23*A695*LN((2*0.4*0.016)^(1/3)/0.014))/1.60217657E-19" table:style-name="ce1">
            <text:p>0.2457574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0.84203553200437031" table:formula="msoxl:=(0.5*1.52*1.60217657E-19+0.75*1.3806488E-23*A696*LN((2*0.45*0.082)^(1/3)/0.067))/1.60217657E-19" table:style-name="ce1">
            <text:p>0.84203553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616549539055277" table:formula="msoxl:=(0.5*0.81*1.60217657E-19+0.75*1.3806488E-23*A696*LN((2*0.3*0.052)^(1/3)/0.041))/1.60217657E-19" table:style-name="ce1">
            <text:p>0.496165495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582561252686812" table:formula="msoxl:=(0.5*1.42*1.60217657E-19+0.75*1.3806488E-23*A696*LN((2*0.65*0.12)^(1/3)/0.079))/1.60217657E-19" table:style-name="ce1">
            <text:p>0.79582561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2075817069315066" table:formula="msoxl:=(0.5*0.42*1.60217657E-19+0.75*1.3806488E-23*A696*LN((2*0.41*0.025)^(1/3)/0.023))/1.60217657E-19" table:style-name="ce1">
            <text:p>0.32075817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593943310628893" table:formula="msoxl:=(0.5*0.24*1.60217657E-19+0.75*1.3806488E-23*A696*LN((2*0.4*0.016)^(1/3)/0.014))/1.60217657E-19" table:style-name="ce1">
            <text:p>0.24593943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float" office:value="0.84215408046102391" table:formula="msoxl:=(0.5*1.52*1.60217657E-19+0.75*1.3806488E-23*A697*LN((2*0.45*0.082)^(1/3)/0.067))/1.60217657E-19" table:style-name="ce1">
            <text:p>0.84215408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629723743591481" table:formula="msoxl:=(0.5*0.81*1.60217657E-19+0.75*1.3806488E-23*A697*LN((2*0.3*0.052)^(1/3)/0.041))/1.60217657E-19" table:style-name="ce1">
            <text:p>0.496297237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594963797849649" table:formula="msoxl:=(0.5*1.42*1.60217657E-19+0.75*1.3806488E-23*A697*LN((2*0.65*0.12)^(1/3)/0.079))/1.60217657E-19" table:style-name="ce1">
            <text:p>0.795949638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209182258531118" table:formula="msoxl:=(0.5*0.42*1.60217657E-19+0.75*1.3806488E-23*A697*LN((2*0.41*0.025)^(1/3)/0.023))/1.60217657E-19" table:style-name="ce1">
            <text:p>0.32091822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612142650673158" table:formula="msoxl:=(0.5*0.24*1.60217657E-19+0.75*1.3806488E-23*A697*LN((2*0.4*0.016)^(1/3)/0.014))/1.60217657E-19" table:style-name="ce1">
            <text:p>0.24612142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0.84227262891767773" table:formula="msoxl:=(0.5*1.52*1.60217657E-19+0.75*1.3806488E-23*A698*LN((2*0.45*0.082)^(1/3)/0.067))/1.60217657E-19" table:style-name="ce1">
            <text:p>0.842272629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64289794812769" table:formula="msoxl:=(0.5*0.81*1.60217657E-19+0.75*1.3806488E-23*A698*LN((2*0.3*0.052)^(1/3)/0.041))/1.60217657E-19" table:style-name="ce1">
            <text:p>0.49642897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607366343012498" table:formula="msoxl:=(0.5*1.42*1.60217657E-19+0.75*1.3806488E-23*A698*LN((2*0.65*0.12)^(1/3)/0.079))/1.60217657E-19" table:style-name="ce1">
            <text:p>0.796073663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2107828101307301" table:formula="msoxl:=(0.5*0.42*1.60217657E-19+0.75*1.3806488E-23*A698*LN((2*0.41*0.025)^(1/3)/0.023))/1.60217657E-19" table:style-name="ce1">
            <text:p>0.32107828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630341990717419" table:formula="msoxl:=(0.5*0.24*1.60217657E-19+0.75*1.3806488E-23*A698*LN((2*0.4*0.016)^(1/3)/0.014))/1.60217657E-19" table:style-name="ce1">
            <text:p>0.24630342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float" office:value="0.84239117737433145" table:formula="msoxl:=(0.5*1.52*1.60217657E-19+0.75*1.3806488E-23*A699*LN((2*0.45*0.082)^(1/3)/0.067))/1.60217657E-19" table:style-name="ce1">
            <text:p>0.842391177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656072152663894" table:formula="msoxl:=(0.5*0.81*1.60217657E-19+0.75*1.3806488E-23*A699*LN((2*0.3*0.052)^(1/3)/0.041))/1.60217657E-19" table:style-name="ce1">
            <text:p>0.49656072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619768888175335" table:formula="msoxl:=(0.5*1.42*1.60217657E-19+0.75*1.3806488E-23*A699*LN((2*0.65*0.12)^(1/3)/0.079))/1.60217657E-19" table:style-name="ce1">
            <text:p>0.796197689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2123833617303427" table:formula="msoxl:=(0.5*0.42*1.60217657E-19+0.75*1.3806488E-23*A699*LN((2*0.41*0.025)^(1/3)/0.023))/1.60217657E-19" table:style-name="ce1">
            <text:p>0.32123833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648541330761678" table:formula="msoxl:=(0.5*0.24*1.60217657E-19+0.75*1.3806488E-23*A699*LN((2*0.4*0.016)^(1/3)/0.014))/1.60217657E-19" table:style-name="ce1">
            <text:p>0.246485413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0.84250972583098505" table:formula="msoxl:=(0.5*1.52*1.60217657E-19+0.75*1.3806488E-23*A700*LN((2*0.45*0.082)^(1/3)/0.067))/1.60217657E-19" table:style-name="ce1">
            <text:p>0.842509726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669246357200103" table:formula="msoxl:=(0.5*0.81*1.60217657E-19+0.75*1.3806488E-23*A700*LN((2*0.3*0.052)^(1/3)/0.041))/1.60217657E-19" table:style-name="ce1">
            <text:p>0.496692464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632171433338172" table:formula="msoxl:=(0.5*1.42*1.60217657E-19+0.75*1.3806488E-23*A700*LN((2*0.65*0.12)^(1/3)/0.079))/1.60217657E-19" table:style-name="ce1">
            <text:p>0.79632171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2139839133299541" table:formula="msoxl:=(0.5*0.42*1.60217657E-19+0.75*1.3806488E-23*A700*LN((2*0.41*0.025)^(1/3)/0.023))/1.60217657E-19" table:style-name="ce1">
            <text:p>0.321398391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666740670805939" table:formula="msoxl:=(0.5*0.24*1.60217657E-19+0.75*1.3806488E-23*A700*LN((2*0.4*0.016)^(1/3)/0.014))/1.60217657E-19" table:style-name="ce1">
            <text:p>0.24666740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0.84262827428763887" table:formula="msoxl:=(0.5*1.52*1.60217657E-19+0.75*1.3806488E-23*A701*LN((2*0.45*0.082)^(1/3)/0.067))/1.60217657E-19" table:style-name="ce1">
            <text:p>0.842628274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682420561736307" table:formula="msoxl:=(0.5*0.81*1.60217657E-19+0.75*1.3806488E-23*A701*LN((2*0.3*0.052)^(1/3)/0.041))/1.60217657E-19" table:style-name="ce1">
            <text:p>0.496824206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644573978501032" table:formula="msoxl:=(0.5*1.42*1.60217657E-19+0.75*1.3806488E-23*A701*LN((2*0.65*0.12)^(1/3)/0.079))/1.60217657E-19" table:style-name="ce1">
            <text:p>0.79644574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2155844649295662" table:formula="msoxl:=(0.5*0.42*1.60217657E-19+0.75*1.3806488E-23*A701*LN((2*0.41*0.025)^(1/3)/0.023))/1.60217657E-19" table:style-name="ce1">
            <text:p>0.321558446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684940010850201" table:formula="msoxl:=(0.5*0.24*1.60217657E-19+0.75*1.3806488E-23*A701*LN((2*0.4*0.016)^(1/3)/0.014))/1.60217657E-19" table:style-name="ce1">
            <text:p>0.246849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0.84274682274429258" table:formula="msoxl:=(0.5*1.52*1.60217657E-19+0.75*1.3806488E-23*A702*LN((2*0.45*0.082)^(1/3)/0.067))/1.60217657E-19" table:style-name="ce1">
            <text:p>0.842746823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695594766272522" table:formula="msoxl:=(0.5*0.81*1.60217657E-19+0.75*1.3806488E-23*A702*LN((2*0.3*0.052)^(1/3)/0.041))/1.60217657E-19" table:style-name="ce1">
            <text:p>0.496955948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656976523663869" table:formula="msoxl:=(0.5*1.42*1.60217657E-19+0.75*1.3806488E-23*A702*LN((2*0.65*0.12)^(1/3)/0.079))/1.60217657E-19" table:style-name="ce1">
            <text:p>0.796569765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2171850165291782" table:formula="msoxl:=(0.5*0.42*1.60217657E-19+0.75*1.3806488E-23*A702*LN((2*0.41*0.025)^(1/3)/0.023))/1.60217657E-19" table:style-name="ce1">
            <text:p>0.32171850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703139350894465" table:formula="msoxl:=(0.5*0.24*1.60217657E-19+0.75*1.3806488E-23*A702*LN((2*0.4*0.016)^(1/3)/0.014))/1.60217657E-19" table:style-name="ce1">
            <text:p>0.247031394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0.84286537120094618" table:formula="msoxl:=(0.5*1.52*1.60217657E-19+0.75*1.3806488E-23*A703*LN((2*0.45*0.082)^(1/3)/0.067))/1.60217657E-19" table:style-name="ce1">
            <text:p>0.842865371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708768970808725" table:formula="msoxl:=(0.5*0.81*1.60217657E-19+0.75*1.3806488E-23*A703*LN((2*0.3*0.052)^(1/3)/0.041))/1.60217657E-19" table:style-name="ce1">
            <text:p>0.49708769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669379068826707" table:formula="msoxl:=(0.5*1.42*1.60217657E-19+0.75*1.3806488E-23*A703*LN((2*0.65*0.12)^(1/3)/0.079))/1.60217657E-19" table:style-name="ce1">
            <text:p>0.796693791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2187855681287902" table:formula="msoxl:=(0.5*0.42*1.60217657E-19+0.75*1.3806488E-23*A703*LN((2*0.41*0.025)^(1/3)/0.023))/1.60217657E-19" table:style-name="ce1">
            <text:p>0.321878557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721338690938727" table:formula="msoxl:=(0.5*0.24*1.60217657E-19+0.75*1.3806488E-23*A703*LN((2*0.4*0.016)^(1/3)/0.014))/1.60217657E-19" table:style-name="ce1">
            <text:p>0.247213387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0.8429839196576" table:formula="msoxl:=(0.5*1.52*1.60217657E-19+0.75*1.3806488E-23*A704*LN((2*0.45*0.082)^(1/3)/0.067))/1.60217657E-19" table:style-name="ce1">
            <text:p>0.84298392</text:p>
          </table:table-cell>
          <table:table-cell office:value-type="float" office:value="0.76" table:formula="msoxl:=0.5*1.52" table:style-name="ce1">
            <text:p>0.76</text:p>
          </table:table-cell>
          <table:table-cell office:value-type="float" office:value="0.49721943175344935" table:formula="msoxl:=(0.5*0.81*1.60217657E-19+0.75*1.3806488E-23*A704*LN((2*0.3*0.052)^(1/3)/0.041))/1.60217657E-19" table:style-name="ce1">
            <text:p>0.497219432</text:p>
          </table:table-cell>
          <table:table-cell office:value-type="float" office:value="0.40500000000000003" table:formula="msoxl:=0.5*0.81" table:style-name="ce1">
            <text:p>0.405</text:p>
          </table:table-cell>
          <table:table-cell office:value-type="float" office:value="0.79681781613989544" table:formula="msoxl:=(0.5*1.42*1.60217657E-19+0.75*1.3806488E-23*A704*LN((2*0.65*0.12)^(1/3)/0.079))/1.60217657E-19" table:style-name="ce1">
            <text:p>0.796817816</text:p>
          </table:table-cell>
          <table:table-cell office:value-type="float" office:value="0.71" table:formula="msoxl:=0.5*1.42" table:style-name="ce1">
            <text:p>0.71</text:p>
          </table:table-cell>
          <table:table-cell office:value-type="float" office:value="0.32203861197284023" table:formula="msoxl:=(0.5*0.42*1.60217657E-19+0.75*1.3806488E-23*A704*LN((2*0.41*0.025)^(1/3)/0.023))/1.60217657E-19" table:style-name="ce1">
            <text:p>0.322038612</text:p>
          </table:table-cell>
          <table:table-cell office:value-type="float" office:value="0.21" table:formula="msoxl:=0.5*0.42" table:style-name="ce1">
            <text:p>0.21</text:p>
          </table:table-cell>
          <table:table-cell office:value-type="float" office:value="0.24739538030982985" table:formula="msoxl:=(0.5*0.24*1.60217657E-19+0.75*1.3806488E-23*A704*LN((2*0.4*0.016)^(1/3)/0.014))/1.60217657E-19" table:style-name="ce1">
            <text:p>0.24739538</text:p>
          </table:table-cell>
          <table:table-cell office:value-type="float" office:value="0.12" table:formula="msoxl:=0.5*0.24" table:style-name="ce1">
            <text:p>0.12</text:p>
          </table:table-cell>
          <table:table-cell table:number-columns-repeated="16373"/>
        </table:table-row>
        <table:table-row table:number-rows-repeated="1047872" table:style-name="ro1">
          <table:table-cell table:number-columns-repeated="16384"/>
        </table:table-row>
      </table:table>
      <table:table table:name="plot">
        <table:shapes>
          <draw:frame draw:z-index="1" draw:id="id0" draw:style-name="a0" draw:name="Chart 1" svg:x="0in" svg:y="0in" svg:width="10.17562in" svg:height="6.6460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plot-no-legend">
        <table:shapes>
          <draw:frame draw:z-index="1" draw:id="id1" draw:style-name="a1" draw:name="Chart 1" svg:x="0in" svg:y="0in" svg:width="11.17788in" svg:height="7.76242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Vincent, Callum</meta:initial-creator>
    <dc:creator>Vincent, Callum</dc:creator>
    <meta:creation-date>2013-11-18T11:04:42Z</meta:creation-date>
    <dc:date>2014-01-28T13:15:05Z</dc:date>
    <meta:print-date>2013-11-18T12:49:33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389in" svg:stroke-color="#000000" svg:stroke-opacity="100%" draw:stroke-linejoin="round"/>
    </style:style>
    <style:style style:family="chart" style:name="Axs0" style:data-style-name="N0">
      <style:chart-properties chart:link-data-style-to-source="true" chart:visible="true" chart:logarithmic="false" chart:maximum="700" chart:tick-marks-major-inner="true" chart:tick-marks-major-outer="false" chart:tick-marks-minor-inner="false" chart:tick-marks-minor-outer="false" chart:display-label="true"/>
      <style:graphic-properties draw:fill="none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0.85" chart:minimum="0.1" chart:tick-marks-major-inner="true" chart:tick-marks-major-outer="false" chart:tick-marks-minor-inner="false" chart:tick-marks-minor-outer="false" chart:display-label="true"/>
      <style:graphic-properties draw:fill="none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79646" svg:stroke-opacity="100%" draw:stroke-linejoin="round"/>
    </style:style>
    <style:style style:family="chart" style:name="G0S1">
      <style:chart-properties chart:symbol-type="none" chart:connect-bars="false" chart:solid-type="cuboid"/>
      <style:graphic-properties draw:fill="none" draw:stroke="dash" draw:stroke-dash="a0" svg:stroke-width="0.01389in" svg:stroke-color="#f79646" svg:stroke-opacity="100%" draw:stroke-linejoin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9bbb59" svg:stroke-opacity="100%" draw:stroke-linejoin="round"/>
    </style:style>
    <style:style style:family="chart" style:name="G0S3">
      <style:chart-properties chart:symbol-type="none" chart:connect-bars="false" chart:solid-type="cuboid"/>
      <style:graphic-properties draw:fill="none" draw:stroke="dash" draw:stroke-dash="a1" svg:stroke-width="0.01389in" svg:stroke-color="#9bbb59" svg:stroke-opacity="100%" draw:stroke-linejoin="round"/>
    </style:style>
    <style:style style:family="chart" style:name="G0S4">
      <style:chart-properties chart:symbol-type="none" chart:connect-bars="false" chart:interpolation="cubic-spline" chart:solid-type="cuboid"/>
      <style:graphic-properties draw:fill="none" draw:stroke="solid" svg:stroke-width="0.02083in" svg:stroke-color="#1f497d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connect-bars="false" chart:solid-type="cuboid"/>
      <style:graphic-properties draw:fill="none" draw:stroke="dash" draw:stroke-dash="a2" svg:stroke-width="0.01389in" svg:stroke-color="#1f497d" svg:stroke-opacity="100%" draw:stroke-linejoin="round"/>
    </style:style>
    <style:style style:family="chart" style:name="G0S6">
      <style:chart-properties chart:symbol-type="none" chart:connect-bars="false" chart:interpolation="cubic-spline" chart:solid-type="cuboid"/>
      <style:graphic-properties draw:fill="none" draw:stroke="solid" svg:stroke-width="0.02083in" svg:stroke-color="#8064a2" svg:stroke-opacity="100%" draw:stroke-linejoin="round"/>
    </style:style>
    <style:style style:family="chart" style:name="G0S7">
      <style:chart-properties chart:symbol-type="none" chart:connect-bars="false" chart:solid-type="cuboid"/>
      <style:graphic-properties draw:fill="none" draw:stroke="dash" draw:stroke-dash="a3" svg:stroke-width="0.01389in" svg:stroke-color="#8064a2" svg:stroke-opacity="100%" draw:stroke-linejoin="round"/>
    </style:style>
    <style:style style:family="chart" style:name="G0S8">
      <style:chart-properties chart:symbol-type="none" chart:connect-bars="false" chart:interpolation="cubic-spline" chart:solid-type="cuboid"/>
      <style:graphic-properties draw:fill="none" draw:stroke="solid" svg:stroke-width="0.02083in" svg:stroke-color="#c0504d" svg:stroke-opacity="100%" draw:stroke-linejoin="round"/>
    </style:style>
    <style:style style:family="chart" style:name="G0S9">
      <style:chart-properties chart:symbol-type="none" chart:connect-bars="false" chart:solid-type="cuboid"/>
      <style:graphic-properties draw:fill="none" draw:stroke="dash" draw:stroke-dash="a4" svg:stroke-width="0.01389in" svg:stroke-color="#c0504d" svg:stroke-opacity="100%" draw:stroke-linejoin="round"/>
    </style:style>
    <style:style style:family="chart" style:name="Plt0">
      <style:chart-properties chart:three-dimensional="false" chart:deep="false" chart:interpolation="cubic-spline"/>
      <style:graphic-properties draw:fill="none" draw:stroke="solid" svg:stroke-width="0.01389in" svg:stroke-color="#000000" svg:stroke-opacity="100%" draw:stroke-linejoin="round"/>
    </style:style>
  </office:automatic-styles>
  <office:body>
    <office:chart>
      <chart:chart chart:class="chart:scatter" svg:height="478.5123622047244pt" svg:width="732.6446456692913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/>
          <chart:series chart:label-cell-address="data.$B$3" chart:values-cell-range-address="data.$B$4:.$B$704" chart:class="chart:scatter" chart:attached-axis="primary-y" chart:style-name="G0S0">
            <chart:domain table:cell-range-address="data.$A$4:.$A$704"/>
            <chart:data-point chart:repeated="701"/>
          </chart:series>
          <chart:series chart:label-cell-address="data.$C$3" chart:values-cell-range-address="data.$C$4:.$C$704" chart:class="chart:scatter" chart:attached-axis="primary-y" chart:style-name="G0S1">
            <chart:domain table:cell-range-address="data.$A$4:.$A$704"/>
            <chart:data-point chart:repeated="701"/>
          </chart:series>
          <chart:series chart:label-cell-address="data.$D$3" chart:values-cell-range-address="data.$D$4:.$D$704" chart:class="chart:scatter" chart:attached-axis="primary-y" chart:style-name="G0S2">
            <chart:domain table:cell-range-address="data.$A$4:.$A$704"/>
            <chart:data-point chart:repeated="701"/>
          </chart:series>
          <chart:series chart:label-cell-address="data.$E$3" chart:values-cell-range-address="data.$E$4:.$E$704" chart:class="chart:scatter" chart:attached-axis="primary-y" chart:style-name="G0S3">
            <chart:domain table:cell-range-address="data.$A$4:.$A$704"/>
            <chart:data-point chart:repeated="701"/>
          </chart:series>
          <chart:series chart:label-cell-address="data.$F$3" chart:values-cell-range-address="data.$F$4:.$F$704" chart:class="chart:scatter" chart:attached-axis="primary-y" chart:style-name="G0S4">
            <chart:domain table:cell-range-address="data.$A$4:.$A$704"/>
            <chart:data-point chart:repeated="701"/>
          </chart:series>
          <chart:series chart:label-cell-address="data.$G$3" chart:values-cell-range-address="data.$G$4:.$G$704" chart:class="chart:scatter" chart:attached-axis="primary-y" chart:style-name="G0S5">
            <chart:domain table:cell-range-address="data.$A$4:.$A$704"/>
            <chart:data-point chart:repeated="701"/>
          </chart:series>
          <chart:series chart:label-cell-address="data.$H$3" chart:values-cell-range-address="data.$H$4:.$H$704" chart:class="chart:scatter" chart:attached-axis="primary-y" chart:style-name="G0S6">
            <chart:domain table:cell-range-address="data.$A$4:.$A$704"/>
            <chart:data-point chart:repeated="701"/>
          </chart:series>
          <chart:series chart:label-cell-address="data.$I$3" chart:values-cell-range-address="data.$I$4:.$I$704" chart:class="chart:scatter" chart:attached-axis="primary-y" chart:style-name="G0S7">
            <chart:domain table:cell-range-address="data.$A$4:.$A$704"/>
            <chart:data-point chart:repeated="701"/>
          </chart:series>
          <chart:series chart:label-cell-address="data.$J$3" chart:values-cell-range-address="data.$J$4:.$J$704" chart:class="chart:scatter" chart:attached-axis="primary-y" chart:style-name="G0S8">
            <chart:domain table:cell-range-address="data.$A$4:.$A$704"/>
            <chart:data-point chart:repeated="701"/>
          </chart:series>
          <chart:series chart:label-cell-address="data.$K$3" chart:values-cell-range-address="data.$K$4:.$K$704" chart:class="chart:scatter" chart:attached-axis="primary-y" chart:style-name="G0S9">
            <chart:domain table:cell-range-address="data.$A$4:.$A$704"/>
            <chart:data-point chart:repeated="70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0" draw:display-name="Dash" draw:style="rect" draw:dots1="1" draw:dots1-length="0.04167in" draw:dots2="0" draw:dots2-length="0in" draw:distance="0.04167in"/>
    <draw:stroke-dash draw:name="a1" draw:display-name="Dash" draw:style="rect" draw:dots1="1" draw:dots1-length="0.04167in" draw:dots2="0" draw:dots2-length="0in" draw:distance="0.04167in"/>
    <draw:stroke-dash draw:name="a2" draw:display-name="Dash" draw:style="rect" draw:dots1="1" draw:dots1-length="0.04167in" draw:dots2="0" draw:dots2-length="0in" draw:distance="0.04167in"/>
    <draw:stroke-dash draw:name="a3" draw:display-name="Dash" draw:style="rect" draw:dots1="1" draw:dots1-length="0.04167in" draw:dots2="0" draw:dots2-length="0in" draw:distance="0.04167in"/>
    <draw:stroke-dash draw:name="a4" draw:display-name="Dash" draw:style="rect" draw:dots1="1" draw:dots1-length="0.04167in" draw:dots2="0" draw:dots2-length="0in" draw:distance="0.04167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000000" svg:stroke-opacity="100%" draw:stroke-linejoin="round"/>
    </style:style>
    <style:style style:family="chart" style:name="Axs0" style:data-style-name="N0">
      <style:chart-properties chart:link-data-style-to-source="true" chart:visible="true" chart:logarithmic="false" chart:maximum="700" chart:tick-marks-major-inner="true" chart:tick-marks-major-outer="false" chart:tick-marks-minor-inner="false" chart:tick-marks-minor-outer="false" chart:display-label="true"/>
      <style:graphic-properties draw:fill="none" draw:stroke="solid" svg:stroke-width="0.01042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0.85" chart:minimum="0.1" chart:tick-marks-major-inner="true" chart:tick-marks-major-outer="false" chart:tick-marks-minor-inner="false" chart:tick-marks-minor-outer="false" chart:display-label="true"/>
      <style:graphic-properties draw:fill="none" draw:stroke="solid" svg:stroke-width="0.01042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79646" svg:stroke-opacity="100%" draw:stroke-linejoin="round"/>
    </style:style>
    <style:style style:family="chart" style:name="G0S1">
      <style:chart-properties chart:symbol-type="none" chart:connect-bars="false" chart:solid-type="cuboid"/>
      <style:graphic-properties draw:fill="none" draw:stroke="dash" draw:stroke-dash="a0" svg:stroke-width="0.01389in" svg:stroke-color="#f79646" svg:stroke-opacity="100%" draw:stroke-linejoin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9bbb59" svg:stroke-opacity="100%" draw:stroke-linejoin="round"/>
    </style:style>
    <style:style style:family="chart" style:name="G0S3">
      <style:chart-properties chart:symbol-type="none" chart:connect-bars="false" chart:solid-type="cuboid"/>
      <style:graphic-properties draw:fill="none" draw:stroke="dash" draw:stroke-dash="a1" svg:stroke-width="0.01389in" svg:stroke-color="#9bbb59" svg:stroke-opacity="100%" draw:stroke-linejoin="round"/>
    </style:style>
    <style:style style:family="chart" style:name="G0S4">
      <style:chart-properties chart:symbol-type="none" chart:connect-bars="false" chart:interpolation="cubic-spline" chart:solid-type="cuboid"/>
      <style:graphic-properties draw:fill="none" draw:stroke="solid" svg:stroke-width="0.02083in" svg:stroke-color="#1f497d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connect-bars="false" chart:solid-type="cuboid"/>
      <style:graphic-properties draw:fill="none" draw:stroke="dash" draw:stroke-dash="a2" svg:stroke-width="0.01389in" svg:stroke-color="#1f497d" svg:stroke-opacity="100%" draw:stroke-linejoin="round"/>
    </style:style>
    <style:style style:family="chart" style:name="G0S6">
      <style:chart-properties chart:symbol-type="none" chart:connect-bars="false" chart:interpolation="cubic-spline" chart:solid-type="cuboid"/>
      <style:graphic-properties draw:fill="none" draw:stroke="solid" svg:stroke-width="0.02083in" svg:stroke-color="#8064a2" svg:stroke-opacity="100%" draw:stroke-linejoin="round"/>
    </style:style>
    <style:style style:family="chart" style:name="G0S7">
      <style:chart-properties chart:symbol-type="none" chart:connect-bars="false" chart:solid-type="cuboid"/>
      <style:graphic-properties draw:fill="none" draw:stroke="dash" draw:stroke-dash="a3" svg:stroke-width="0.01389in" svg:stroke-color="#8064a2" svg:stroke-opacity="100%" draw:stroke-linejoin="round"/>
    </style:style>
    <style:style style:family="chart" style:name="G0S8">
      <style:chart-properties chart:symbol-type="none" chart:connect-bars="false" chart:interpolation="cubic-spline" chart:solid-type="cuboid"/>
      <style:graphic-properties draw:fill="none" draw:stroke="solid" svg:stroke-width="0.02083in" svg:stroke-color="#c0504d" svg:stroke-opacity="100%" draw:stroke-linejoin="round"/>
    </style:style>
    <style:style style:family="chart" style:name="G0S9">
      <style:chart-properties chart:symbol-type="none" chart:connect-bars="false" chart:solid-type="cuboid"/>
      <style:graphic-properties draw:fill="none" draw:stroke="dash" draw:stroke-dash="a4" svg:stroke-width="0.01389in" svg:stroke-color="#c0504d" svg:stroke-opacity="100%" draw:stroke-linejoin="round"/>
    </style:style>
    <style:style style:family="chart" style:name="Plt0">
      <style:chart-properties chart:three-dimensional="false" chart:deep="false" chart:interpolation="cubic-spline"/>
      <style:graphic-properties draw:fill="none" draw:stroke="solid" svg:stroke-width="0.01042in" svg:stroke-color="#000000" svg:stroke-opacity="100%" draw:stroke-linejoin="round"/>
    </style:style>
  </office:automatic-styles>
  <office:body>
    <office:chart>
      <chart:chart chart:class="chart:scatter" svg:height="558.8942519685039pt" svg:width="804.8077165354331pt" chart:style-name="Crt0">
        <chart:plot-area chart:style-name="Plt0">
          <chart:axis chart:dimension="x" chart:name="primary-x" chart:style-name="Axs0"/>
          <chart:axis chart:dimension="y" chart:name="primary-y" chart:style-name="Axs1"/>
          <chart:series chart:label-cell-address="data.$B$3" chart:values-cell-range-address="data.$B$4:.$B$704" chart:class="chart:scatter" chart:attached-axis="primary-y" chart:style-name="G0S0">
            <chart:domain table:cell-range-address="data.$A$4:.$A$704"/>
            <chart:data-point chart:repeated="701"/>
          </chart:series>
          <chart:series chart:label-cell-address="data.$C$3" chart:values-cell-range-address="data.$C$4:.$C$704" chart:class="chart:scatter" chart:attached-axis="primary-y" chart:style-name="G0S1">
            <chart:domain table:cell-range-address="data.$A$4:.$A$704"/>
            <chart:data-point chart:repeated="701"/>
          </chart:series>
          <chart:series chart:label-cell-address="data.$D$3" chart:values-cell-range-address="data.$D$4:.$D$704" chart:class="chart:scatter" chart:attached-axis="primary-y" chart:style-name="G0S2">
            <chart:domain table:cell-range-address="data.$A$4:.$A$704"/>
            <chart:data-point chart:repeated="701"/>
          </chart:series>
          <chart:series chart:label-cell-address="data.$E$3" chart:values-cell-range-address="data.$E$4:.$E$704" chart:class="chart:scatter" chart:attached-axis="primary-y" chart:style-name="G0S3">
            <chart:domain table:cell-range-address="data.$A$4:.$A$704"/>
            <chart:data-point chart:repeated="701"/>
          </chart:series>
          <chart:series chart:label-cell-address="data.$F$3" chart:values-cell-range-address="data.$F$4:.$F$704" chart:class="chart:scatter" chart:attached-axis="primary-y" chart:style-name="G0S4">
            <chart:domain table:cell-range-address="data.$A$4:.$A$704"/>
            <chart:data-point chart:repeated="701"/>
          </chart:series>
          <chart:series chart:label-cell-address="data.$G$3" chart:values-cell-range-address="data.$G$4:.$G$704" chart:class="chart:scatter" chart:attached-axis="primary-y" chart:style-name="G0S5">
            <chart:domain table:cell-range-address="data.$A$4:.$A$704"/>
            <chart:data-point chart:repeated="701"/>
          </chart:series>
          <chart:series chart:label-cell-address="data.$H$3" chart:values-cell-range-address="data.$H$4:.$H$704" chart:class="chart:scatter" chart:attached-axis="primary-y" chart:style-name="G0S6">
            <chart:domain table:cell-range-address="data.$A$4:.$A$704"/>
            <chart:data-point chart:repeated="701"/>
          </chart:series>
          <chart:series chart:label-cell-address="data.$I$3" chart:values-cell-range-address="data.$I$4:.$I$704" chart:class="chart:scatter" chart:attached-axis="primary-y" chart:style-name="G0S7">
            <chart:domain table:cell-range-address="data.$A$4:.$A$704"/>
            <chart:data-point chart:repeated="701"/>
          </chart:series>
          <chart:series chart:label-cell-address="data.$J$3" chart:values-cell-range-address="data.$J$4:.$J$704" chart:class="chart:scatter" chart:attached-axis="primary-y" chart:style-name="G0S8">
            <chart:domain table:cell-range-address="data.$A$4:.$A$704"/>
            <chart:data-point chart:repeated="701"/>
          </chart:series>
          <chart:series chart:label-cell-address="data.$K$3" chart:values-cell-range-address="data.$K$4:.$K$704" chart:class="chart:scatter" chart:attached-axis="primary-y" chart:style-name="G0S9">
            <chart:domain table:cell-range-address="data.$A$4:.$A$704"/>
            <chart:data-point chart:repeated="70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0" draw:display-name="Dash" draw:style="rect" draw:dots1="1" draw:dots1-length="0.04167in" draw:dots2="0" draw:dots2-length="0in" draw:distance="0.04167in"/>
    <draw:stroke-dash draw:name="a1" draw:display-name="Dash" draw:style="rect" draw:dots1="1" draw:dots1-length="0.04167in" draw:dots2="0" draw:dots2-length="0in" draw:distance="0.04167in"/>
    <draw:stroke-dash draw:name="a2" draw:display-name="Dash" draw:style="rect" draw:dots1="1" draw:dots1-length="0.04167in" draw:dots2="0" draw:dots2-length="0in" draw:distance="0.04167in"/>
    <draw:stroke-dash draw:name="a3" draw:display-name="Dash" draw:style="rect" draw:dots1="1" draw:dots1-length="0.04167in" draw:dots2="0" draw:dots2-length="0in" draw:distance="0.04167in"/>
    <draw:stroke-dash draw:name="a4" draw:display-name="Dash" draw:style="rect" draw:dots1="1" draw:dots1-length="0.04167in" draw:dots2="0" draw:dots2-length="0in" draw:distance="0.04167in"/>
  </office:styles>
</office:document-styles>
</file>